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8.241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5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2cm solid #000000" fo:background-color="#83caff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002cm solid #000000" fo:background-color="#83caff" fo:border-left="none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/>
      <style:text-properties fo:color="#000000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0.002cm solid #000000" fo:background-color="#83caff" fo:border-left="none" fo:border-right="0.002cm solid #000000" fo:border-top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02cm solid #000000" fo:background-color="#99ccff" fo:border-left="0.002cm solid #000000" fo:border-right="none" fo:border-top="0.002cm solid #000000"/>
      <style:text-properties fo:font-weight="bold"/>
    </style:style>
    <style:style style:name="ce8" style:family="table-cell" style:parent-style-name="Default" style:data-style-name="N100">
      <style:table-cell-properties fo:border-bottom="0.002cm solid #000000" fo:background-color="#99ccff" fo:border-left="none" fo:border-right="none" fo:border-top="0.002cm solid #000000"/>
      <style:text-properties fo:font-weight="bold"/>
    </style:style>
    <style:style style:name="ce9" style:family="table-cell" style:parent-style-name="Default" style:data-style-name="N100">
      <style:table-cell-properties fo:border-bottom="0.002cm solid #000000" fo:background-color="#99ccff" fo:border-left="none" fo:border-right="0.002cm solid #000000" fo:border-top="0.002cm solid #000000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Enhancements Inde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1020" table:default-cell-style-name="Default"/>
        <table:table-row table:style-name="ro1">
          <table:table-cell table:number-columns-repeated="2"/>
          <table:table-cell office:value-type="string">
            <text:p>Purchased Enhancements</text:p>
          </table:table-cell>
          <table:table-cell table:style-name="Default"/>
          <table:table-cell table:style-name="ce4" office:value-type="string">
            <text:p>Total</text:p>
          </table:table-cell>
          <table:table-cell table:style-name="ce5" table:formula="of:=SUM([.D3:.D1000])" office:value-type="currency" office:currency="USD" office:value="865.55">
            <text:p>865.55 USD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<text:a xlink:href="#061010">061010</text:a></text:p>
          </table:table-cell>
          <table:table-cell table:style-name="ce2" office:value-type="string">
            <text:p><text:a xlink:href="#061110">061110</text:a></text:p>
          </table:table-cell>
          <table:table-cell table:style-name="ce2" office:value-type="string">
            <text:p><text:a xlink:href="#061210">061210</text:a></text:p>
          </table:table-cell>
          <table:table-cell table:style-name="ce2" office:value-type="string">
            <text:p><text:a xlink:href="#061310">061310</text:a></text:p>
          </table:table-cell>
          <table:table-cell table:style-name="ce2" office:value-type="string">
            <text:p>061410</text:p>
          </table:table-cell>
          <table:table-cell table:style-name="ce2" office:value-type="string">
            <text:p>061510</text:p>
          </table:table-cell>
          <table:table-cell table:style-name="ce2" office:value-type="string">
            <text:p>061610</text:p>
          </table:table-cell>
          <table:table-cell table:style-name="ce2" office:value-type="string">
            <text:p>061710</text:p>
          </table:table-cell>
          <table:table-cell table:style-name="ce2" office:value-type="string">
            <text:p>061810</text:p>
          </table:table-cell>
          <table:table-cell table:style-name="ce2" office:value-type="string">
            <text:p>061910</text:p>
          </table:table-cell>
          <table:table-cell table:style-name="ce2" office:value-type="string">
            <text:p>062010</text:p>
          </table:table-cell>
          <table:table-cell table:style-name="ce2" office:value-type="string">
            <text:p>062110</text:p>
          </table:table-cell>
          <table:table-cell table:style-name="ce2" office:value-type="string">
            <text:p>062210</text:p>
          </table:table-cell>
          <table:table-cell table:style-name="ce2" office:value-type="string">
            <text:p>062310</text:p>
          </table:table-cell>
          <table:table-cell table:style-name="ce2" office:value-type="string">
            <text:p>062410</text:p>
          </table:table-cell>
          <table:table-cell table:style-name="ce2" office:value-type="string">
            <text:p>062510</text:p>
          </table:table-cell>
          <table:table-cell table:style-name="ce2" office:value-type="string">
            <text:p>062610</text:p>
          </table:table-cell>
          <table:table-cell table:style-name="ce2" office:value-type="string">
            <text:p>062710</text:p>
          </table:table-cell>
          <table:table-cell table:style-name="ce2" table:number-columns-repeated="1001"/>
          <table:table-cell table:style-name="ce6"/>
        </table:table-row>
        <table:table-row table:style-name="ro2">
          <table:table-cell office:value-type="string">
            <text:p>AdvancedArmor</text:p>
          </table:table-cell>
          <table:table-cell office:value-type="float" office:value="800">
            <text:p>800</text:p>
          </table:table-cell>
          <table:table-cell table:formula="of:=SUMIF([.E3:.DZ3];&quot;&gt;0&quot;)" office:value-type="float" office:value="210">
            <text:p>210</text:p>
          </table:table-cell>
          <table:table-cell table:formula="of:=SUM([.B3]*[.C3]/1000)" office:value-type="currency" office:currency="USD" office:value="168">
            <text:p>168.00 USD</text:p>
          </table:table-cell>
          <table:table-cell table:formula="of:=COUNTIF(INDIRECT([.E$2]&amp;&quot;.F3&quot;):INDIRECT([.E$2]&amp;&quot;.F1000&quot;);[.$A3])" office:value-type="float" office:value="30">
            <text:p>30</text:p>
          </table:table-cell>
          <table:table-cell table:formula="of:=COUNTIF(INDIRECT([.F$2]&amp;&quot;.F3&quot;):INDIRECT([.F$2]&amp;&quot;.F1000&quot;);[.$A3])" office:value-type="float" office:value="12">
            <text:p>12</text:p>
          </table:table-cell>
          <table:table-cell table:formula="of:=COUNTIF(INDIRECT([.G$2]&amp;&quot;.F3&quot;):INDIRECT([.G$2]&amp;&quot;.F1000&quot;);[.$A3])" office:value-type="float" office:value="20">
            <text:p>20</text:p>
          </table:table-cell>
          <table:table-cell table:formula="of:=COUNTIF(INDIRECT([.H$2]&amp;&quot;.F3&quot;):INDIRECT([.H$2]&amp;&quot;.F1000&quot;);[.$A3])" office:value-type="float" office:value="15">
            <text:p>15</text:p>
          </table:table-cell>
          <table:table-cell table:formula="of:=COUNTIF(INDIRECT([.I$2]&amp;&quot;.F3&quot;):INDIRECT([.I$2]&amp;&quot;.F1000&quot;);[.$A3])" office:value-type="float" office:value="18">
            <text:p>18</text:p>
          </table:table-cell>
          <table:table-cell table:formula="of:=COUNTIF(INDIRECT([.J$2]&amp;&quot;.F3&quot;):INDIRECT([.J$2]&amp;&quot;.F1000&quot;);[.$A3])" office:value-type="float" office:value="32">
            <text:p>32</text:p>
          </table:table-cell>
          <table:table-cell table:formula="of:=COUNTIF(INDIRECT([.K$2]&amp;&quot;.F3&quot;):INDIRECT([.K$2]&amp;&quot;.F1000&quot;);[.$A3])" office:value-type="float" office:value="18">
            <text:p>18</text:p>
          </table:table-cell>
          <table:table-cell table:formula="of:=COUNTIF(INDIRECT([.L$2]&amp;&quot;.F3&quot;):INDIRECT([.L$2]&amp;&quot;.F1000&quot;);[.$A3])" office:value-type="float" office:value="25">
            <text:p>25</text:p>
          </table:table-cell>
          <table:table-cell table:formula="of:=COUNTIF(INDIRECT([.M$2]&amp;&quot;.F3&quot;):INDIRECT([.M$2]&amp;&quot;.F1000&quot;);[.$A3])" office:value-type="float" office:value="12">
            <text:p>12</text:p>
          </table:table-cell>
          <table:table-cell table:formula="of:=COUNTIF(INDIRECT([.N$2]&amp;&quot;.F3&quot;):INDIRECT([.N$2]&amp;&quot;.F1000&quot;);[.$A3])" office:value-type="float" office:value="9">
            <text:p>9</text:p>
          </table:table-cell>
          <table:table-cell table:formula="of:=COUNTIF(INDIRECT([.O$2]&amp;&quot;.F3&quot;):INDIRECT([.O$2]&amp;&quot;.F1000&quot;);[.$A3])" office:value-type="float" office:value="19">
            <text:p>19</text:p>
          </table:table-cell>
          <table:table-cell table:formula="of:=COUNTIF(INDIRECT([.P$2]&amp;&quot;.F3&quot;):INDIRECT([.P$2]&amp;&quot;.F1000&quot;);[.$A3])" office:value-type="float" office:value="0">
            <text:p>Err:502</text:p>
          </table:table-cell>
          <table:table-cell table:formula="of:=COUNTIF(INDIRECT([.Q$2]&amp;&quot;.F3&quot;):INDIRECT([.Q$2]&amp;&quot;.F1000&quot;);[.$A3])" office:value-type="float" office:value="0">
            <text:p>Err:502</text:p>
          </table:table-cell>
          <table:table-cell table:formula="of:=COUNTIF(INDIRECT([.R$2]&amp;&quot;.F3&quot;):INDIRECT([.R$2]&amp;&quot;.F1000&quot;);[.$A3])" office:value-type="float" office:value="0">
            <text:p>Err:502</text:p>
          </table:table-cell>
          <table:table-cell table:formula="of:=COUNTIF(INDIRECT([.S$2]&amp;&quot;.F3&quot;):INDIRECT([.S$2]&amp;&quot;.F1000&quot;);[.$A3])" office:value-type="float" office:value="0">
            <text:p>Err:502</text:p>
          </table:table-cell>
          <table:table-cell table:formula="of:=COUNTIF(INDIRECT([.T$2]&amp;&quot;.F3&quot;):INDIRECT([.T$2]&amp;&quot;.F1000&quot;);[.$A3])" office:value-type="float" office:value="0">
            <text:p>Err:502</text:p>
          </table:table-cell>
          <table:table-cell table:formula="of:=COUNTIF(INDIRECT([.U$2]&amp;&quot;.F3&quot;):INDIRECT([.U$2]&amp;&quot;.F1000&quot;);[.$A3])" office:value-type="float" office:value="0">
            <text:p>Err:502</text:p>
          </table:table-cell>
          <table:table-cell table:formula="of:=COUNTIF(INDIRECT([.V$2]&amp;&quot;.F3&quot;):INDIRECT([.V$2]&amp;&quot;.F1000&quot;);[.$A3])" office:value-type="float" office:value="0">
            <text:p>Err:502</text:p>
          </table:table-cell>
          <table:table-cell table:formula="of:=COUNTIF(INDIRECT([.W$2]&amp;&quot;.F3&quot;):INDIRECT([.W$2]&amp;&quot;.F1000&quot;);[.$A3])" office:value-type="float" office:value="0">
            <text:p>Err:502</text:p>
          </table:table-cell>
          <table:table-cell table:formula="of:=COUNTIF(INDIRECT([.X$2]&amp;&quot;.F3&quot;):INDIRECT([.X$2]&amp;&quot;.F1000&quot;);[.$A3])" office:value-type="float" office:value="0">
            <text:p>Err:502</text:p>
          </table:table-cell>
          <table:table-cell table:formula="of:=COUNTIF(INDIRECT([.Y$2]&amp;&quot;.F3&quot;):INDIRECT([.Y$2]&amp;&quot;.F1000&quot;);[.$A3])" office:value-type="float" office:value="0">
            <text:p>Err:502</text:p>
          </table:table-cell>
          <table:table-cell table:formula="of:=COUNTIF(INDIRECT([.Z$2]&amp;&quot;.F3&quot;):INDIRECT([.Z$2]&amp;&quot;.F1000&quot;);[.$A3])" office:value-type="float" office:value="0">
            <text:p>Err:502</text:p>
          </table:table-cell>
          <table:table-cell table:formula="of:=COUNTIF(INDIRECT([.AA$2]&amp;&quot;.F3&quot;):INDIRECT([.AA$2]&amp;&quot;.F1000&quot;);[.$A3])" office:value-type="float" office:value="0">
            <text:p>Err:502</text:p>
          </table:table-cell>
          <table:table-cell table:formula="of:=COUNTIF(INDIRECT([.AB$2]&amp;&quot;.F3&quot;):INDIRECT([.AB$2]&amp;&quot;.F1000&quot;);[.$A3])" office:value-type="float" office:value="0">
            <text:p>Err:502</text:p>
          </table:table-cell>
          <table:table-cell table:formula="of:=COUNTIF(INDIRECT([.AC$2]&amp;&quot;.F3&quot;):INDIRECT([.AC$2]&amp;&quot;.F1000&quot;);[.$A3])" office:value-type="float" office:value="0">
            <text:p>Err:502</text:p>
          </table:table-cell>
          <table:table-cell table:formula="of:=COUNTIF(INDIRECT([.AD$2]&amp;&quot;.F3&quot;):INDIRECT([.AD$2]&amp;&quot;.F1000&quot;);[.$A3])" office:value-type="float" office:value="0">
            <text:p>Err:502</text:p>
          </table:table-cell>
          <table:table-cell table:formula="of:=COUNTIF(INDIRECT([.AE$2]&amp;&quot;.F3&quot;):INDIRECT([.AE$2]&amp;&quot;.F1000&quot;);[.$A3])" office:value-type="float" office:value="0">
            <text:p>Err:502</text:p>
          </table:table-cell>
          <table:table-cell table:formula="of:=COUNTIF(INDIRECT([.AF$2]&amp;&quot;.F3&quot;):INDIRECT([.AF$2]&amp;&quot;.F1000&quot;);[.$A3])" office:value-type="float" office:value="0">
            <text:p>Err:502</text:p>
          </table:table-cell>
          <table:table-cell table:formula="of:=COUNTIF(INDIRECT([.AG$2]&amp;&quot;.F3&quot;):INDIRECT([.AG$2]&amp;&quot;.F1000&quot;);[.$A3])" office:value-type="float" office:value="0">
            <text:p>Err:502</text:p>
          </table:table-cell>
          <table:table-cell table:formula="of:=COUNTIF(INDIRECT([.AH$2]&amp;&quot;.F3&quot;):INDIRECT([.AH$2]&amp;&quot;.F1000&quot;);[.$A3])" office:value-type="float" office:value="0">
            <text:p>Err:502</text:p>
          </table:table-cell>
          <table:table-cell table:formula="of:=COUNTIF(INDIRECT([.AI$2]&amp;&quot;.F3&quot;):INDIRECT([.AI$2]&amp;&quot;.F1000&quot;);[.$A3])" office:value-type="float" office:value="0">
            <text:p>Err:502</text:p>
          </table:table-cell>
          <table:table-cell table:formula="of:=COUNTIF(INDIRECT([.AJ$2]&amp;&quot;.F3&quot;):INDIRECT([.AJ$2]&amp;&quot;.F1000&quot;);[.$A3])" office:value-type="float" office:value="0">
            <text:p>Err:502</text:p>
          </table:table-cell>
          <table:table-cell table:formula="of:=COUNTIF(INDIRECT([.AK$2]&amp;&quot;.F3&quot;):INDIRECT([.AK$2]&amp;&quot;.F1000&quot;);[.$A3])" office:value-type="float" office:value="0">
            <text:p>Err:502</text:p>
          </table:table-cell>
          <table:table-cell table:formula="of:=COUNTIF(INDIRECT([.AL$2]&amp;&quot;.F3&quot;):INDIRECT([.AL$2]&amp;&quot;.F1000&quot;);[.$A3])" office:value-type="float" office:value="0">
            <text:p>Err:502</text:p>
          </table:table-cell>
          <table:table-cell table:formula="of:=COUNTIF(INDIRECT([.AM$2]&amp;&quot;.F3&quot;):INDIRECT([.AM$2]&amp;&quot;.F1000&quot;);[.$A3])" office:value-type="float" office:value="0">
            <text:p>Err:502</text:p>
          </table:table-cell>
          <table:table-cell table:formula="of:=COUNTIF(INDIRECT([.AN$2]&amp;&quot;.F3&quot;):INDIRECT([.AN$2]&amp;&quot;.F1000&quot;);[.$A3])" office:value-type="float" office:value="0">
            <text:p>Err:502</text:p>
          </table:table-cell>
          <table:table-cell table:formula="of:=COUNTIF(INDIRECT([.AO$2]&amp;&quot;.F3&quot;):INDIRECT([.AO$2]&amp;&quot;.F1000&quot;);[.$A3])" office:value-type="float" office:value="0">
            <text:p>Err:502</text:p>
          </table:table-cell>
          <table:table-cell table:formula="of:=COUNTIF(INDIRECT([.AP$2]&amp;&quot;.F3&quot;):INDIRECT([.AP$2]&amp;&quot;.F1000&quot;);[.$A3])" office:value-type="float" office:value="0">
            <text:p>Err:502</text:p>
          </table:table-cell>
          <table:table-cell table:formula="of:=COUNTIF(INDIRECT([.AQ$2]&amp;&quot;.F3&quot;):INDIRECT([.AQ$2]&amp;&quot;.F1000&quot;);[.$A3])" office:value-type="float" office:value="0">
            <text:p>Err:502</text:p>
          </table:table-cell>
          <table:table-cell table:formula="of:=COUNTIF(INDIRECT([.AR$2]&amp;&quot;.F3&quot;):INDIRECT([.AR$2]&amp;&quot;.F1000&quot;);[.$A3])" office:value-type="float" office:value="0">
            <text:p>Err:502</text:p>
          </table:table-cell>
          <table:table-cell table:formula="of:=COUNTIF(INDIRECT([.AS$2]&amp;&quot;.F3&quot;):INDIRECT([.AS$2]&amp;&quot;.F1000&quot;);[.$A3])" office:value-type="float" office:value="0">
            <text:p>Err:502</text:p>
          </table:table-cell>
          <table:table-cell table:formula="of:=COUNTIF(INDIRECT([.AT$2]&amp;&quot;.F3&quot;):INDIRECT([.AT$2]&amp;&quot;.F1000&quot;);[.$A3])" office:value-type="float" office:value="0">
            <text:p>Err:502</text:p>
          </table:table-cell>
          <table:table-cell table:formula="of:=COUNTIF(INDIRECT([.AU$2]&amp;&quot;.F3&quot;):INDIRECT([.AU$2]&amp;&quot;.F1000&quot;);[.$A3])" office:value-type="float" office:value="0">
            <text:p>Err:502</text:p>
          </table:table-cell>
          <table:table-cell table:formula="of:=COUNTIF(INDIRECT([.AV$2]&amp;&quot;.F3&quot;):INDIRECT([.AV$2]&amp;&quot;.F1000&quot;);[.$A3])" office:value-type="float" office:value="0">
            <text:p>Err:502</text:p>
          </table:table-cell>
          <table:table-cell table:formula="of:=COUNTIF(INDIRECT([.AW$2]&amp;&quot;.F3&quot;):INDIRECT([.AW$2]&amp;&quot;.F1000&quot;);[.$A3])" office:value-type="float" office:value="0">
            <text:p>Err:502</text:p>
          </table:table-cell>
          <table:table-cell table:formula="of:=COUNTIF(INDIRECT([.AX$2]&amp;&quot;.F3&quot;):INDIRECT([.AX$2]&amp;&quot;.F1000&quot;);[.$A3])" office:value-type="float" office:value="0">
            <text:p>Err:502</text:p>
          </table:table-cell>
          <table:table-cell table:formula="of:=COUNTIF(INDIRECT([.AY$2]&amp;&quot;.F3&quot;):INDIRECT([.AY$2]&amp;&quot;.F1000&quot;);[.$A3])" office:value-type="float" office:value="0">
            <text:p>Err:502</text:p>
          </table:table-cell>
          <table:table-cell table:formula="of:=COUNTIF(INDIRECT([.AZ$2]&amp;&quot;.F3&quot;):INDIRECT([.AZ$2]&amp;&quot;.F1000&quot;);[.$A3])" office:value-type="float" office:value="0">
            <text:p>Err:502</text:p>
          </table:table-cell>
          <table:table-cell table:formula="of:=COUNTIF(INDIRECT([.BA$2]&amp;&quot;.F3&quot;):INDIRECT([.BA$2]&amp;&quot;.F1000&quot;);[.$A3])" office:value-type="float" office:value="0">
            <text:p>Err:502</text:p>
          </table:table-cell>
          <table:table-cell table:formula="of:=COUNTIF(INDIRECT([.BB$2]&amp;&quot;.F3&quot;):INDIRECT([.BB$2]&amp;&quot;.F1000&quot;);[.$A3])" office:value-type="float" office:value="0">
            <text:p>Err:502</text:p>
          </table:table-cell>
          <table:table-cell table:formula="of:=COUNTIF(INDIRECT([.BC$2]&amp;&quot;.F3&quot;):INDIRECT([.BC$2]&amp;&quot;.F1000&quot;);[.$A3])" office:value-type="float" office:value="0">
            <text:p>Err:502</text:p>
          </table:table-cell>
          <table:table-cell table:formula="of:=COUNTIF(INDIRECT([.BD$2]&amp;&quot;.F3&quot;):INDIRECT([.BD$2]&amp;&quot;.F1000&quot;);[.$A3])" office:value-type="float" office:value="0">
            <text:p>Err:502</text:p>
          </table:table-cell>
          <table:table-cell table:formula="of:=COUNTIF(INDIRECT([.BE$2]&amp;&quot;.F3&quot;):INDIRECT([.BE$2]&amp;&quot;.F1000&quot;);[.$A3])" office:value-type="float" office:value="0">
            <text:p>Err:502</text:p>
          </table:table-cell>
          <table:table-cell table:formula="of:=COUNTIF(INDIRECT([.BF$2]&amp;&quot;.F3&quot;):INDIRECT([.BF$2]&amp;&quot;.F1000&quot;);[.$A3])" office:value-type="float" office:value="0">
            <text:p>Err:502</text:p>
          </table:table-cell>
          <table:table-cell table:formula="of:=COUNTIF(INDIRECT([.BG$2]&amp;&quot;.F3&quot;):INDIRECT([.BG$2]&amp;&quot;.F1000&quot;);[.$A3])" office:value-type="float" office:value="0">
            <text:p>Err:502</text:p>
          </table:table-cell>
          <table:table-cell table:formula="of:=COUNTIF(INDIRECT([.BH$2]&amp;&quot;.F3&quot;):INDIRECT([.BH$2]&amp;&quot;.F1000&quot;);[.$A3])" office:value-type="float" office:value="0">
            <text:p>Err:502</text:p>
          </table:table-cell>
          <table:table-cell table:formula="of:=COUNTIF(INDIRECT([.BI$2]&amp;&quot;.F3&quot;):INDIRECT([.BI$2]&amp;&quot;.F1000&quot;);[.$A3])" office:value-type="float" office:value="0">
            <text:p>Err:502</text:p>
          </table:table-cell>
          <table:table-cell table:formula="of:=COUNTIF(INDIRECT([.BJ$2]&amp;&quot;.F3&quot;):INDIRECT([.BJ$2]&amp;&quot;.F1000&quot;);[.$A3])" office:value-type="float" office:value="0">
            <text:p>Err:502</text:p>
          </table:table-cell>
          <table:table-cell table:formula="of:=COUNTIF(INDIRECT([.BK$2]&amp;&quot;.F3&quot;):INDIRECT([.BK$2]&amp;&quot;.F1000&quot;);[.$A3])" office:value-type="float" office:value="0">
            <text:p>Err:502</text:p>
          </table:table-cell>
          <table:table-cell table:formula="of:=COUNTIF(INDIRECT([.BL$2]&amp;&quot;.F3&quot;):INDIRECT([.BL$2]&amp;&quot;.F1000&quot;);[.$A3])" office:value-type="float" office:value="0">
            <text:p>Err:502</text:p>
          </table:table-cell>
          <table:table-cell table:formula="of:=COUNTIF(INDIRECT([.BM$2]&amp;&quot;.F3&quot;):INDIRECT([.BM$2]&amp;&quot;.F1000&quot;);[.$A3])" office:value-type="float" office:value="0">
            <text:p>Err:502</text:p>
          </table:table-cell>
          <table:table-cell table:formula="of:=COUNTIF(INDIRECT([.BN$2]&amp;&quot;.F3&quot;):INDIRECT([.BN$2]&amp;&quot;.F1000&quot;);[.$A3])" office:value-type="float" office:value="0">
            <text:p>Err:502</text:p>
          </table:table-cell>
          <table:table-cell table:formula="of:=COUNTIF(INDIRECT([.BO$2]&amp;&quot;.F3&quot;):INDIRECT([.BO$2]&amp;&quot;.F1000&quot;);[.$A3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ealthModule</text:p>
          </table:table-cell>
          <table:table-cell office:value-type="float" office:value="2500">
            <text:p>2500</text:p>
          </table:table-cell>
          <table:table-cell table:formula="of:=SUMIF([.E4:.DZ4];&quot;&gt;0&quot;)" office:value-type="float" office:value="43">
            <text:p>43</text:p>
          </table:table-cell>
          <table:table-cell table:formula="of:=SUM([.B4]*[.C4]/1000)" office:value-type="currency" office:currency="USD" office:value="107.5">
            <text:p>107.50 USD</text:p>
          </table:table-cell>
          <table:table-cell table:formula="of:=COUNTIF(INDIRECT([.E$2]&amp;&quot;.F3&quot;):INDIRECT([.E$2]&amp;&quot;.F1000&quot;);[.$A4])" office:value-type="float" office:value="0">
            <text:p>0</text:p>
          </table:table-cell>
          <table:table-cell table:formula="of:=COUNTIF(INDIRECT([.F$2]&amp;&quot;.F3&quot;):INDIRECT([.F$2]&amp;&quot;.F1000&quot;);[.$A4])" office:value-type="float" office:value="0">
            <text:p>0</text:p>
          </table:table-cell>
          <table:table-cell table:formula="of:=COUNTIF(INDIRECT([.G$2]&amp;&quot;.F3&quot;):INDIRECT([.G$2]&amp;&quot;.F1000&quot;);[.$A4])" office:value-type="float" office:value="0">
            <text:p>0</text:p>
          </table:table-cell>
          <table:table-cell table:formula="of:=COUNTIF(INDIRECT([.H$2]&amp;&quot;.F3&quot;):INDIRECT([.H$2]&amp;&quot;.F1000&quot;);[.$A4])" office:value-type="float" office:value="0">
            <text:p>0</text:p>
          </table:table-cell>
          <table:table-cell table:formula="of:=COUNTIF(INDIRECT([.I$2]&amp;&quot;.F3&quot;):INDIRECT([.I$2]&amp;&quot;.F1000&quot;);[.$A4])" office:value-type="float" office:value="4">
            <text:p>4</text:p>
          </table:table-cell>
          <table:table-cell table:formula="of:=COUNTIF(INDIRECT([.J$2]&amp;&quot;.F3&quot;):INDIRECT([.J$2]&amp;&quot;.F1000&quot;);[.$A4])" office:value-type="float" office:value="6">
            <text:p>6</text:p>
          </table:table-cell>
          <table:table-cell table:formula="of:=COUNTIF(INDIRECT([.K$2]&amp;&quot;.F3&quot;):INDIRECT([.K$2]&amp;&quot;.F1000&quot;);[.$A4])" office:value-type="float" office:value="1">
            <text:p>1</text:p>
          </table:table-cell>
          <table:table-cell table:formula="of:=COUNTIF(INDIRECT([.L$2]&amp;&quot;.F3&quot;):INDIRECT([.L$2]&amp;&quot;.F1000&quot;);[.$A4])" office:value-type="float" office:value="11">
            <text:p>11</text:p>
          </table:table-cell>
          <table:table-cell table:formula="of:=COUNTIF(INDIRECT([.M$2]&amp;&quot;.F3&quot;):INDIRECT([.M$2]&amp;&quot;.F1000&quot;);[.$A4])" office:value-type="float" office:value="5">
            <text:p>5</text:p>
          </table:table-cell>
          <table:table-cell table:formula="of:=COUNTIF(INDIRECT([.N$2]&amp;&quot;.F3&quot;):INDIRECT([.N$2]&amp;&quot;.F1000&quot;);[.$A4])" office:value-type="float" office:value="6">
            <text:p>6</text:p>
          </table:table-cell>
          <table:table-cell table:formula="of:=COUNTIF(INDIRECT([.O$2]&amp;&quot;.F3&quot;):INDIRECT([.O$2]&amp;&quot;.F1000&quot;);[.$A4])" office:value-type="float" office:value="10">
            <text:p>10</text:p>
          </table:table-cell>
          <table:table-cell table:formula="of:=COUNTIF(INDIRECT([.P$2]&amp;&quot;.F3&quot;):INDIRECT([.P$2]&amp;&quot;.F1000&quot;);[.$A4])" office:value-type="float" office:value="0">
            <text:p>Err:502</text:p>
          </table:table-cell>
          <table:table-cell table:formula="of:=COUNTIF(INDIRECT([.Q$2]&amp;&quot;.F3&quot;):INDIRECT([.Q$2]&amp;&quot;.F1000&quot;);[.$A4])" office:value-type="float" office:value="0">
            <text:p>Err:502</text:p>
          </table:table-cell>
          <table:table-cell table:formula="of:=COUNTIF(INDIRECT([.R$2]&amp;&quot;.F3&quot;):INDIRECT([.R$2]&amp;&quot;.F1000&quot;);[.$A4])" office:value-type="float" office:value="0">
            <text:p>Err:502</text:p>
          </table:table-cell>
          <table:table-cell table:formula="of:=COUNTIF(INDIRECT([.S$2]&amp;&quot;.F3&quot;):INDIRECT([.S$2]&amp;&quot;.F1000&quot;);[.$A4])" office:value-type="float" office:value="0">
            <text:p>Err:502</text:p>
          </table:table-cell>
          <table:table-cell table:formula="of:=COUNTIF(INDIRECT([.T$2]&amp;&quot;.F3&quot;):INDIRECT([.T$2]&amp;&quot;.F1000&quot;);[.$A4])" office:value-type="float" office:value="0">
            <text:p>Err:502</text:p>
          </table:table-cell>
          <table:table-cell table:formula="of:=COUNTIF(INDIRECT([.U$2]&amp;&quot;.F3&quot;):INDIRECT([.U$2]&amp;&quot;.F1000&quot;);[.$A4])" office:value-type="float" office:value="0">
            <text:p>Err:502</text:p>
          </table:table-cell>
          <table:table-cell table:formula="of:=COUNTIF(INDIRECT([.V$2]&amp;&quot;.F3&quot;):INDIRECT([.V$2]&amp;&quot;.F1000&quot;);[.$A4])" office:value-type="float" office:value="0">
            <text:p>Err:502</text:p>
          </table:table-cell>
          <table:table-cell table:formula="of:=COUNTIF(INDIRECT([.W$2]&amp;&quot;.F3&quot;):INDIRECT([.W$2]&amp;&quot;.F1000&quot;);[.$A4])" office:value-type="float" office:value="0">
            <text:p>Err:502</text:p>
          </table:table-cell>
          <table:table-cell table:formula="of:=COUNTIF(INDIRECT([.X$2]&amp;&quot;.F3&quot;):INDIRECT([.X$2]&amp;&quot;.F1000&quot;);[.$A4])" office:value-type="float" office:value="0">
            <text:p>Err:502</text:p>
          </table:table-cell>
          <table:table-cell table:formula="of:=COUNTIF(INDIRECT([.Y$2]&amp;&quot;.F3&quot;):INDIRECT([.Y$2]&amp;&quot;.F1000&quot;);[.$A4])" office:value-type="float" office:value="0">
            <text:p>Err:502</text:p>
          </table:table-cell>
          <table:table-cell table:formula="of:=COUNTIF(INDIRECT([.Z$2]&amp;&quot;.F3&quot;):INDIRECT([.Z$2]&amp;&quot;.F1000&quot;);[.$A4])" office:value-type="float" office:value="0">
            <text:p>Err:502</text:p>
          </table:table-cell>
          <table:table-cell table:formula="of:=COUNTIF(INDIRECT([.AA$2]&amp;&quot;.F3&quot;):INDIRECT([.AA$2]&amp;&quot;.F1000&quot;);[.$A4])" office:value-type="float" office:value="0">
            <text:p>Err:502</text:p>
          </table:table-cell>
          <table:table-cell table:formula="of:=COUNTIF(INDIRECT([.AB$2]&amp;&quot;.F3&quot;):INDIRECT([.AB$2]&amp;&quot;.F1000&quot;);[.$A4])" office:value-type="float" office:value="0">
            <text:p>Err:502</text:p>
          </table:table-cell>
          <table:table-cell table:formula="of:=COUNTIF(INDIRECT([.AC$2]&amp;&quot;.F3&quot;):INDIRECT([.AC$2]&amp;&quot;.F1000&quot;);[.$A4])" office:value-type="float" office:value="0">
            <text:p>Err:502</text:p>
          </table:table-cell>
          <table:table-cell table:formula="of:=COUNTIF(INDIRECT([.AD$2]&amp;&quot;.F3&quot;):INDIRECT([.AD$2]&amp;&quot;.F1000&quot;);[.$A4])" office:value-type="float" office:value="0">
            <text:p>Err:502</text:p>
          </table:table-cell>
          <table:table-cell table:formula="of:=COUNTIF(INDIRECT([.AE$2]&amp;&quot;.F3&quot;):INDIRECT([.AE$2]&amp;&quot;.F1000&quot;);[.$A4])" office:value-type="float" office:value="0">
            <text:p>Err:502</text:p>
          </table:table-cell>
          <table:table-cell table:formula="of:=COUNTIF(INDIRECT([.AF$2]&amp;&quot;.F3&quot;):INDIRECT([.AF$2]&amp;&quot;.F1000&quot;);[.$A4])" office:value-type="float" office:value="0">
            <text:p>Err:502</text:p>
          </table:table-cell>
          <table:table-cell table:formula="of:=COUNTIF(INDIRECT([.AG$2]&amp;&quot;.F3&quot;):INDIRECT([.AG$2]&amp;&quot;.F1000&quot;);[.$A4])" office:value-type="float" office:value="0">
            <text:p>Err:502</text:p>
          </table:table-cell>
          <table:table-cell table:formula="of:=COUNTIF(INDIRECT([.AH$2]&amp;&quot;.F3&quot;):INDIRECT([.AH$2]&amp;&quot;.F1000&quot;);[.$A4])" office:value-type="float" office:value="0">
            <text:p>Err:502</text:p>
          </table:table-cell>
          <table:table-cell table:formula="of:=COUNTIF(INDIRECT([.AI$2]&amp;&quot;.F3&quot;):INDIRECT([.AI$2]&amp;&quot;.F1000&quot;);[.$A4])" office:value-type="float" office:value="0">
            <text:p>Err:502</text:p>
          </table:table-cell>
          <table:table-cell table:formula="of:=COUNTIF(INDIRECT([.AJ$2]&amp;&quot;.F3&quot;):INDIRECT([.AJ$2]&amp;&quot;.F1000&quot;);[.$A4])" office:value-type="float" office:value="0">
            <text:p>Err:502</text:p>
          </table:table-cell>
          <table:table-cell table:formula="of:=COUNTIF(INDIRECT([.AK$2]&amp;&quot;.F3&quot;):INDIRECT([.AK$2]&amp;&quot;.F1000&quot;);[.$A4])" office:value-type="float" office:value="0">
            <text:p>Err:502</text:p>
          </table:table-cell>
          <table:table-cell table:formula="of:=COUNTIF(INDIRECT([.AL$2]&amp;&quot;.F3&quot;):INDIRECT([.AL$2]&amp;&quot;.F1000&quot;);[.$A4])" office:value-type="float" office:value="0">
            <text:p>Err:502</text:p>
          </table:table-cell>
          <table:table-cell table:formula="of:=COUNTIF(INDIRECT([.AM$2]&amp;&quot;.F3&quot;):INDIRECT([.AM$2]&amp;&quot;.F1000&quot;);[.$A4])" office:value-type="float" office:value="0">
            <text:p>Err:502</text:p>
          </table:table-cell>
          <table:table-cell table:formula="of:=COUNTIF(INDIRECT([.AN$2]&amp;&quot;.F3&quot;):INDIRECT([.AN$2]&amp;&quot;.F1000&quot;);[.$A4])" office:value-type="float" office:value="0">
            <text:p>Err:502</text:p>
          </table:table-cell>
          <table:table-cell table:formula="of:=COUNTIF(INDIRECT([.AO$2]&amp;&quot;.F3&quot;):INDIRECT([.AO$2]&amp;&quot;.F1000&quot;);[.$A4])" office:value-type="float" office:value="0">
            <text:p>Err:502</text:p>
          </table:table-cell>
          <table:table-cell table:formula="of:=COUNTIF(INDIRECT([.AP$2]&amp;&quot;.F3&quot;):INDIRECT([.AP$2]&amp;&quot;.F1000&quot;);[.$A4])" office:value-type="float" office:value="0">
            <text:p>Err:502</text:p>
          </table:table-cell>
          <table:table-cell table:formula="of:=COUNTIF(INDIRECT([.AQ$2]&amp;&quot;.F3&quot;):INDIRECT([.AQ$2]&amp;&quot;.F1000&quot;);[.$A4])" office:value-type="float" office:value="0">
            <text:p>Err:502</text:p>
          </table:table-cell>
          <table:table-cell table:formula="of:=COUNTIF(INDIRECT([.AR$2]&amp;&quot;.F3&quot;):INDIRECT([.AR$2]&amp;&quot;.F1000&quot;);[.$A4])" office:value-type="float" office:value="0">
            <text:p>Err:502</text:p>
          </table:table-cell>
          <table:table-cell table:formula="of:=COUNTIF(INDIRECT([.AS$2]&amp;&quot;.F3&quot;):INDIRECT([.AS$2]&amp;&quot;.F1000&quot;);[.$A4])" office:value-type="float" office:value="0">
            <text:p>Err:502</text:p>
          </table:table-cell>
          <table:table-cell table:formula="of:=COUNTIF(INDIRECT([.AT$2]&amp;&quot;.F3&quot;):INDIRECT([.AT$2]&amp;&quot;.F1000&quot;);[.$A4])" office:value-type="float" office:value="0">
            <text:p>Err:502</text:p>
          </table:table-cell>
          <table:table-cell table:formula="of:=COUNTIF(INDIRECT([.AU$2]&amp;&quot;.F3&quot;):INDIRECT([.AU$2]&amp;&quot;.F1000&quot;);[.$A4])" office:value-type="float" office:value="0">
            <text:p>Err:502</text:p>
          </table:table-cell>
          <table:table-cell table:formula="of:=COUNTIF(INDIRECT([.AV$2]&amp;&quot;.F3&quot;):INDIRECT([.AV$2]&amp;&quot;.F1000&quot;);[.$A4])" office:value-type="float" office:value="0">
            <text:p>Err:502</text:p>
          </table:table-cell>
          <table:table-cell table:formula="of:=COUNTIF(INDIRECT([.AW$2]&amp;&quot;.F3&quot;):INDIRECT([.AW$2]&amp;&quot;.F1000&quot;);[.$A4])" office:value-type="float" office:value="0">
            <text:p>Err:502</text:p>
          </table:table-cell>
          <table:table-cell table:formula="of:=COUNTIF(INDIRECT([.AX$2]&amp;&quot;.F3&quot;):INDIRECT([.AX$2]&amp;&quot;.F1000&quot;);[.$A4])" office:value-type="float" office:value="0">
            <text:p>Err:502</text:p>
          </table:table-cell>
          <table:table-cell table:formula="of:=COUNTIF(INDIRECT([.AY$2]&amp;&quot;.F3&quot;):INDIRECT([.AY$2]&amp;&quot;.F1000&quot;);[.$A4])" office:value-type="float" office:value="0">
            <text:p>Err:502</text:p>
          </table:table-cell>
          <table:table-cell table:formula="of:=COUNTIF(INDIRECT([.AZ$2]&amp;&quot;.F3&quot;):INDIRECT([.AZ$2]&amp;&quot;.F1000&quot;);[.$A4])" office:value-type="float" office:value="0">
            <text:p>Err:502</text:p>
          </table:table-cell>
          <table:table-cell table:formula="of:=COUNTIF(INDIRECT([.BA$2]&amp;&quot;.F3&quot;):INDIRECT([.BA$2]&amp;&quot;.F1000&quot;);[.$A4])" office:value-type="float" office:value="0">
            <text:p>Err:502</text:p>
          </table:table-cell>
          <table:table-cell table:formula="of:=COUNTIF(INDIRECT([.BB$2]&amp;&quot;.F3&quot;):INDIRECT([.BB$2]&amp;&quot;.F1000&quot;);[.$A4])" office:value-type="float" office:value="0">
            <text:p>Err:502</text:p>
          </table:table-cell>
          <table:table-cell table:formula="of:=COUNTIF(INDIRECT([.BC$2]&amp;&quot;.F3&quot;):INDIRECT([.BC$2]&amp;&quot;.F1000&quot;);[.$A4])" office:value-type="float" office:value="0">
            <text:p>Err:502</text:p>
          </table:table-cell>
          <table:table-cell table:formula="of:=COUNTIF(INDIRECT([.BD$2]&amp;&quot;.F3&quot;):INDIRECT([.BD$2]&amp;&quot;.F1000&quot;);[.$A4])" office:value-type="float" office:value="0">
            <text:p>Err:502</text:p>
          </table:table-cell>
          <table:table-cell table:formula="of:=COUNTIF(INDIRECT([.BE$2]&amp;&quot;.F3&quot;):INDIRECT([.BE$2]&amp;&quot;.F1000&quot;);[.$A4])" office:value-type="float" office:value="0">
            <text:p>Err:502</text:p>
          </table:table-cell>
          <table:table-cell table:formula="of:=COUNTIF(INDIRECT([.BF$2]&amp;&quot;.F3&quot;):INDIRECT([.BF$2]&amp;&quot;.F1000&quot;);[.$A4])" office:value-type="float" office:value="0">
            <text:p>Err:502</text:p>
          </table:table-cell>
          <table:table-cell table:formula="of:=COUNTIF(INDIRECT([.BG$2]&amp;&quot;.F3&quot;):INDIRECT([.BG$2]&amp;&quot;.F1000&quot;);[.$A4])" office:value-type="float" office:value="0">
            <text:p>Err:502</text:p>
          </table:table-cell>
          <table:table-cell table:formula="of:=COUNTIF(INDIRECT([.BH$2]&amp;&quot;.F3&quot;):INDIRECT([.BH$2]&amp;&quot;.F1000&quot;);[.$A4])" office:value-type="float" office:value="0">
            <text:p>Err:502</text:p>
          </table:table-cell>
          <table:table-cell table:formula="of:=COUNTIF(INDIRECT([.BI$2]&amp;&quot;.F3&quot;):INDIRECT([.BI$2]&amp;&quot;.F1000&quot;);[.$A4])" office:value-type="float" office:value="0">
            <text:p>Err:502</text:p>
          </table:table-cell>
          <table:table-cell table:formula="of:=COUNTIF(INDIRECT([.BJ$2]&amp;&quot;.F3&quot;):INDIRECT([.BJ$2]&amp;&quot;.F1000&quot;);[.$A4])" office:value-type="float" office:value="0">
            <text:p>Err:502</text:p>
          </table:table-cell>
          <table:table-cell table:formula="of:=COUNTIF(INDIRECT([.BK$2]&amp;&quot;.F3&quot;):INDIRECT([.BK$2]&amp;&quot;.F1000&quot;);[.$A4])" office:value-type="float" office:value="0">
            <text:p>Err:502</text:p>
          </table:table-cell>
          <table:table-cell table:formula="of:=COUNTIF(INDIRECT([.BL$2]&amp;&quot;.F3&quot;):INDIRECT([.BL$2]&amp;&quot;.F1000&quot;);[.$A4])" office:value-type="float" office:value="0">
            <text:p>Err:502</text:p>
          </table:table-cell>
          <table:table-cell table:formula="of:=COUNTIF(INDIRECT([.BM$2]&amp;&quot;.F3&quot;):INDIRECT([.BM$2]&amp;&quot;.F1000&quot;);[.$A4])" office:value-type="float" office:value="0">
            <text:p>Err:502</text:p>
          </table:table-cell>
          <table:table-cell table:formula="of:=COUNTIF(INDIRECT([.BN$2]&amp;&quot;.F3&quot;):INDIRECT([.BN$2]&amp;&quot;.F1000&quot;);[.$A4])" office:value-type="float" office:value="0">
            <text:p>Err:502</text:p>
          </table:table-cell>
          <table:table-cell table:formula="of:=COUNTIF(INDIRECT([.BO$2]&amp;&quot;.F3&quot;):INDIRECT([.BO$2]&amp;&quot;.F1000&quot;);[.$A4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Shield</text:p>
          </table:table-cell>
          <table:table-cell office:value-type="float" office:value="800">
            <text:p>800</text:p>
          </table:table-cell>
          <table:table-cell table:formula="of:=SUMIF([.E5:.DZ5];&quot;&gt;0&quot;)" office:value-type="float" office:value="99">
            <text:p>99</text:p>
          </table:table-cell>
          <table:table-cell table:formula="of:=SUM([.B5]*[.C5]/1000)" office:value-type="currency" office:currency="USD" office:value="79.2">
            <text:p>79.20 USD</text:p>
          </table:table-cell>
          <table:table-cell table:formula="of:=COUNTIF(INDIRECT([.E$2]&amp;&quot;.F3&quot;):INDIRECT([.E$2]&amp;&quot;.F1000&quot;);[.$A5])" office:value-type="float" office:value="8">
            <text:p>8</text:p>
          </table:table-cell>
          <table:table-cell table:formula="of:=COUNTIF(INDIRECT([.F$2]&amp;&quot;.F3&quot;):INDIRECT([.F$2]&amp;&quot;.F1000&quot;);[.$A5])" office:value-type="float" office:value="5">
            <text:p>5</text:p>
          </table:table-cell>
          <table:table-cell table:formula="of:=COUNTIF(INDIRECT([.G$2]&amp;&quot;.F3&quot;):INDIRECT([.G$2]&amp;&quot;.F1000&quot;);[.$A5])" office:value-type="float" office:value="10">
            <text:p>10</text:p>
          </table:table-cell>
          <table:table-cell table:formula="of:=COUNTIF(INDIRECT([.H$2]&amp;&quot;.F3&quot;):INDIRECT([.H$2]&amp;&quot;.F1000&quot;);[.$A5])" office:value-type="float" office:value="11">
            <text:p>11</text:p>
          </table:table-cell>
          <table:table-cell table:formula="of:=COUNTIF(INDIRECT([.I$2]&amp;&quot;.F3&quot;):INDIRECT([.I$2]&amp;&quot;.F1000&quot;);[.$A5])" office:value-type="float" office:value="13">
            <text:p>13</text:p>
          </table:table-cell>
          <table:table-cell table:formula="of:=COUNTIF(INDIRECT([.J$2]&amp;&quot;.F3&quot;):INDIRECT([.J$2]&amp;&quot;.F1000&quot;);[.$A5])" office:value-type="float" office:value="9">
            <text:p>9</text:p>
          </table:table-cell>
          <table:table-cell table:formula="of:=COUNTIF(INDIRECT([.K$2]&amp;&quot;.F3&quot;):INDIRECT([.K$2]&amp;&quot;.F1000&quot;);[.$A5])" office:value-type="float" office:value="3">
            <text:p>3</text:p>
          </table:table-cell>
          <table:table-cell table:formula="of:=COUNTIF(INDIRECT([.L$2]&amp;&quot;.F3&quot;):INDIRECT([.L$2]&amp;&quot;.F1000&quot;);[.$A5])" office:value-type="float" office:value="6">
            <text:p>6</text:p>
          </table:table-cell>
          <table:table-cell table:formula="of:=COUNTIF(INDIRECT([.M$2]&amp;&quot;.F3&quot;):INDIRECT([.M$2]&amp;&quot;.F1000&quot;);[.$A5])" office:value-type="float" office:value="20">
            <text:p>20</text:p>
          </table:table-cell>
          <table:table-cell table:formula="of:=COUNTIF(INDIRECT([.N$2]&amp;&quot;.F3&quot;):INDIRECT([.N$2]&amp;&quot;.F1000&quot;);[.$A5])" office:value-type="float" office:value="1">
            <text:p>1</text:p>
          </table:table-cell>
          <table:table-cell table:formula="of:=COUNTIF(INDIRECT([.O$2]&amp;&quot;.F3&quot;):INDIRECT([.O$2]&amp;&quot;.F1000&quot;);[.$A5])" office:value-type="float" office:value="13">
            <text:p>13</text:p>
          </table:table-cell>
          <table:table-cell table:formula="of:=COUNTIF(INDIRECT([.P$2]&amp;&quot;.F3&quot;):INDIRECT([.P$2]&amp;&quot;.F1000&quot;);[.$A5])" office:value-type="float" office:value="0">
            <text:p>Err:502</text:p>
          </table:table-cell>
          <table:table-cell table:formula="of:=COUNTIF(INDIRECT([.Q$2]&amp;&quot;.F3&quot;):INDIRECT([.Q$2]&amp;&quot;.F1000&quot;);[.$A5])" office:value-type="float" office:value="0">
            <text:p>Err:502</text:p>
          </table:table-cell>
          <table:table-cell table:formula="of:=COUNTIF(INDIRECT([.R$2]&amp;&quot;.F3&quot;):INDIRECT([.R$2]&amp;&quot;.F1000&quot;);[.$A5])" office:value-type="float" office:value="0">
            <text:p>Err:502</text:p>
          </table:table-cell>
          <table:table-cell table:formula="of:=COUNTIF(INDIRECT([.S$2]&amp;&quot;.F3&quot;):INDIRECT([.S$2]&amp;&quot;.F1000&quot;);[.$A5])" office:value-type="float" office:value="0">
            <text:p>Err:502</text:p>
          </table:table-cell>
          <table:table-cell table:formula="of:=COUNTIF(INDIRECT([.T$2]&amp;&quot;.F3&quot;):INDIRECT([.T$2]&amp;&quot;.F1000&quot;);[.$A5])" office:value-type="float" office:value="0">
            <text:p>Err:502</text:p>
          </table:table-cell>
          <table:table-cell table:formula="of:=COUNTIF(INDIRECT([.U$2]&amp;&quot;.F3&quot;):INDIRECT([.U$2]&amp;&quot;.F1000&quot;);[.$A5])" office:value-type="float" office:value="0">
            <text:p>Err:502</text:p>
          </table:table-cell>
          <table:table-cell table:formula="of:=COUNTIF(INDIRECT([.V$2]&amp;&quot;.F3&quot;):INDIRECT([.V$2]&amp;&quot;.F1000&quot;);[.$A5])" office:value-type="float" office:value="0">
            <text:p>Err:502</text:p>
          </table:table-cell>
          <table:table-cell table:formula="of:=COUNTIF(INDIRECT([.W$2]&amp;&quot;.F3&quot;):INDIRECT([.W$2]&amp;&quot;.F1000&quot;);[.$A5])" office:value-type="float" office:value="0">
            <text:p>Err:502</text:p>
          </table:table-cell>
          <table:table-cell table:formula="of:=COUNTIF(INDIRECT([.X$2]&amp;&quot;.F3&quot;):INDIRECT([.X$2]&amp;&quot;.F1000&quot;);[.$A5])" office:value-type="float" office:value="0">
            <text:p>Err:502</text:p>
          </table:table-cell>
          <table:table-cell table:formula="of:=COUNTIF(INDIRECT([.Y$2]&amp;&quot;.F3&quot;):INDIRECT([.Y$2]&amp;&quot;.F1000&quot;);[.$A5])" office:value-type="float" office:value="0">
            <text:p>Err:502</text:p>
          </table:table-cell>
          <table:table-cell table:formula="of:=COUNTIF(INDIRECT([.Z$2]&amp;&quot;.F3&quot;):INDIRECT([.Z$2]&amp;&quot;.F1000&quot;);[.$A5])" office:value-type="float" office:value="0">
            <text:p>Err:502</text:p>
          </table:table-cell>
          <table:table-cell table:formula="of:=COUNTIF(INDIRECT([.AA$2]&amp;&quot;.F3&quot;):INDIRECT([.AA$2]&amp;&quot;.F1000&quot;);[.$A5])" office:value-type="float" office:value="0">
            <text:p>Err:502</text:p>
          </table:table-cell>
          <table:table-cell table:formula="of:=COUNTIF(INDIRECT([.AB$2]&amp;&quot;.F3&quot;):INDIRECT([.AB$2]&amp;&quot;.F1000&quot;);[.$A5])" office:value-type="float" office:value="0">
            <text:p>Err:502</text:p>
          </table:table-cell>
          <table:table-cell table:formula="of:=COUNTIF(INDIRECT([.AC$2]&amp;&quot;.F3&quot;):INDIRECT([.AC$2]&amp;&quot;.F1000&quot;);[.$A5])" office:value-type="float" office:value="0">
            <text:p>Err:502</text:p>
          </table:table-cell>
          <table:table-cell table:formula="of:=COUNTIF(INDIRECT([.AD$2]&amp;&quot;.F3&quot;):INDIRECT([.AD$2]&amp;&quot;.F1000&quot;);[.$A5])" office:value-type="float" office:value="0">
            <text:p>Err:502</text:p>
          </table:table-cell>
          <table:table-cell table:formula="of:=COUNTIF(INDIRECT([.AE$2]&amp;&quot;.F3&quot;):INDIRECT([.AE$2]&amp;&quot;.F1000&quot;);[.$A5])" office:value-type="float" office:value="0">
            <text:p>Err:502</text:p>
          </table:table-cell>
          <table:table-cell table:formula="of:=COUNTIF(INDIRECT([.AF$2]&amp;&quot;.F3&quot;):INDIRECT([.AF$2]&amp;&quot;.F1000&quot;);[.$A5])" office:value-type="float" office:value="0">
            <text:p>Err:502</text:p>
          </table:table-cell>
          <table:table-cell table:formula="of:=COUNTIF(INDIRECT([.AG$2]&amp;&quot;.F3&quot;):INDIRECT([.AG$2]&amp;&quot;.F1000&quot;);[.$A5])" office:value-type="float" office:value="0">
            <text:p>Err:502</text:p>
          </table:table-cell>
          <table:table-cell table:formula="of:=COUNTIF(INDIRECT([.AH$2]&amp;&quot;.F3&quot;):INDIRECT([.AH$2]&amp;&quot;.F1000&quot;);[.$A5])" office:value-type="float" office:value="0">
            <text:p>Err:502</text:p>
          </table:table-cell>
          <table:table-cell table:formula="of:=COUNTIF(INDIRECT([.AI$2]&amp;&quot;.F3&quot;):INDIRECT([.AI$2]&amp;&quot;.F1000&quot;);[.$A5])" office:value-type="float" office:value="0">
            <text:p>Err:502</text:p>
          </table:table-cell>
          <table:table-cell table:formula="of:=COUNTIF(INDIRECT([.AJ$2]&amp;&quot;.F3&quot;):INDIRECT([.AJ$2]&amp;&quot;.F1000&quot;);[.$A5])" office:value-type="float" office:value="0">
            <text:p>Err:502</text:p>
          </table:table-cell>
          <table:table-cell table:formula="of:=COUNTIF(INDIRECT([.AK$2]&amp;&quot;.F3&quot;):INDIRECT([.AK$2]&amp;&quot;.F1000&quot;);[.$A5])" office:value-type="float" office:value="0">
            <text:p>Err:502</text:p>
          </table:table-cell>
          <table:table-cell table:formula="of:=COUNTIF(INDIRECT([.AL$2]&amp;&quot;.F3&quot;):INDIRECT([.AL$2]&amp;&quot;.F1000&quot;);[.$A5])" office:value-type="float" office:value="0">
            <text:p>Err:502</text:p>
          </table:table-cell>
          <table:table-cell table:formula="of:=COUNTIF(INDIRECT([.AM$2]&amp;&quot;.F3&quot;):INDIRECT([.AM$2]&amp;&quot;.F1000&quot;);[.$A5])" office:value-type="float" office:value="0">
            <text:p>Err:502</text:p>
          </table:table-cell>
          <table:table-cell table:formula="of:=COUNTIF(INDIRECT([.AN$2]&amp;&quot;.F3&quot;):INDIRECT([.AN$2]&amp;&quot;.F1000&quot;);[.$A5])" office:value-type="float" office:value="0">
            <text:p>Err:502</text:p>
          </table:table-cell>
          <table:table-cell table:formula="of:=COUNTIF(INDIRECT([.AO$2]&amp;&quot;.F3&quot;):INDIRECT([.AO$2]&amp;&quot;.F1000&quot;);[.$A5])" office:value-type="float" office:value="0">
            <text:p>Err:502</text:p>
          </table:table-cell>
          <table:table-cell table:formula="of:=COUNTIF(INDIRECT([.AP$2]&amp;&quot;.F3&quot;):INDIRECT([.AP$2]&amp;&quot;.F1000&quot;);[.$A5])" office:value-type="float" office:value="0">
            <text:p>Err:502</text:p>
          </table:table-cell>
          <table:table-cell table:formula="of:=COUNTIF(INDIRECT([.AQ$2]&amp;&quot;.F3&quot;):INDIRECT([.AQ$2]&amp;&quot;.F1000&quot;);[.$A5])" office:value-type="float" office:value="0">
            <text:p>Err:502</text:p>
          </table:table-cell>
          <table:table-cell table:formula="of:=COUNTIF(INDIRECT([.AR$2]&amp;&quot;.F3&quot;):INDIRECT([.AR$2]&amp;&quot;.F1000&quot;);[.$A5])" office:value-type="float" office:value="0">
            <text:p>Err:502</text:p>
          </table:table-cell>
          <table:table-cell table:formula="of:=COUNTIF(INDIRECT([.AS$2]&amp;&quot;.F3&quot;):INDIRECT([.AS$2]&amp;&quot;.F1000&quot;);[.$A5])" office:value-type="float" office:value="0">
            <text:p>Err:502</text:p>
          </table:table-cell>
          <table:table-cell table:formula="of:=COUNTIF(INDIRECT([.AT$2]&amp;&quot;.F3&quot;):INDIRECT([.AT$2]&amp;&quot;.F1000&quot;);[.$A5])" office:value-type="float" office:value="0">
            <text:p>Err:502</text:p>
          </table:table-cell>
          <table:table-cell table:formula="of:=COUNTIF(INDIRECT([.AU$2]&amp;&quot;.F3&quot;):INDIRECT([.AU$2]&amp;&quot;.F1000&quot;);[.$A5])" office:value-type="float" office:value="0">
            <text:p>Err:502</text:p>
          </table:table-cell>
          <table:table-cell table:formula="of:=COUNTIF(INDIRECT([.AV$2]&amp;&quot;.F3&quot;):INDIRECT([.AV$2]&amp;&quot;.F1000&quot;);[.$A5])" office:value-type="float" office:value="0">
            <text:p>Err:502</text:p>
          </table:table-cell>
          <table:table-cell table:formula="of:=COUNTIF(INDIRECT([.AW$2]&amp;&quot;.F3&quot;):INDIRECT([.AW$2]&amp;&quot;.F1000&quot;);[.$A5])" office:value-type="float" office:value="0">
            <text:p>Err:502</text:p>
          </table:table-cell>
          <table:table-cell table:formula="of:=COUNTIF(INDIRECT([.AX$2]&amp;&quot;.F3&quot;):INDIRECT([.AX$2]&amp;&quot;.F1000&quot;);[.$A5])" office:value-type="float" office:value="0">
            <text:p>Err:502</text:p>
          </table:table-cell>
          <table:table-cell table:formula="of:=COUNTIF(INDIRECT([.AY$2]&amp;&quot;.F3&quot;):INDIRECT([.AY$2]&amp;&quot;.F1000&quot;);[.$A5])" office:value-type="float" office:value="0">
            <text:p>Err:502</text:p>
          </table:table-cell>
          <table:table-cell table:formula="of:=COUNTIF(INDIRECT([.AZ$2]&amp;&quot;.F3&quot;):INDIRECT([.AZ$2]&amp;&quot;.F1000&quot;);[.$A5])" office:value-type="float" office:value="0">
            <text:p>Err:502</text:p>
          </table:table-cell>
          <table:table-cell table:formula="of:=COUNTIF(INDIRECT([.BA$2]&amp;&quot;.F3&quot;):INDIRECT([.BA$2]&amp;&quot;.F1000&quot;);[.$A5])" office:value-type="float" office:value="0">
            <text:p>Err:502</text:p>
          </table:table-cell>
          <table:table-cell table:formula="of:=COUNTIF(INDIRECT([.BB$2]&amp;&quot;.F3&quot;):INDIRECT([.BB$2]&amp;&quot;.F1000&quot;);[.$A5])" office:value-type="float" office:value="0">
            <text:p>Err:502</text:p>
          </table:table-cell>
          <table:table-cell table:formula="of:=COUNTIF(INDIRECT([.BC$2]&amp;&quot;.F3&quot;):INDIRECT([.BC$2]&amp;&quot;.F1000&quot;);[.$A5])" office:value-type="float" office:value="0">
            <text:p>Err:502</text:p>
          </table:table-cell>
          <table:table-cell table:formula="of:=COUNTIF(INDIRECT([.BD$2]&amp;&quot;.F3&quot;):INDIRECT([.BD$2]&amp;&quot;.F1000&quot;);[.$A5])" office:value-type="float" office:value="0">
            <text:p>Err:502</text:p>
          </table:table-cell>
          <table:table-cell table:formula="of:=COUNTIF(INDIRECT([.BE$2]&amp;&quot;.F3&quot;):INDIRECT([.BE$2]&amp;&quot;.F1000&quot;);[.$A5])" office:value-type="float" office:value="0">
            <text:p>Err:502</text:p>
          </table:table-cell>
          <table:table-cell table:formula="of:=COUNTIF(INDIRECT([.BF$2]&amp;&quot;.F3&quot;):INDIRECT([.BF$2]&amp;&quot;.F1000&quot;);[.$A5])" office:value-type="float" office:value="0">
            <text:p>Err:502</text:p>
          </table:table-cell>
          <table:table-cell table:formula="of:=COUNTIF(INDIRECT([.BG$2]&amp;&quot;.F3&quot;):INDIRECT([.BG$2]&amp;&quot;.F1000&quot;);[.$A5])" office:value-type="float" office:value="0">
            <text:p>Err:502</text:p>
          </table:table-cell>
          <table:table-cell table:formula="of:=COUNTIF(INDIRECT([.BH$2]&amp;&quot;.F3&quot;):INDIRECT([.BH$2]&amp;&quot;.F1000&quot;);[.$A5])" office:value-type="float" office:value="0">
            <text:p>Err:502</text:p>
          </table:table-cell>
          <table:table-cell table:formula="of:=COUNTIF(INDIRECT([.BI$2]&amp;&quot;.F3&quot;):INDIRECT([.BI$2]&amp;&quot;.F1000&quot;);[.$A5])" office:value-type="float" office:value="0">
            <text:p>Err:502</text:p>
          </table:table-cell>
          <table:table-cell table:formula="of:=COUNTIF(INDIRECT([.BJ$2]&amp;&quot;.F3&quot;):INDIRECT([.BJ$2]&amp;&quot;.F1000&quot;);[.$A5])" office:value-type="float" office:value="0">
            <text:p>Err:502</text:p>
          </table:table-cell>
          <table:table-cell table:formula="of:=COUNTIF(INDIRECT([.BK$2]&amp;&quot;.F3&quot;):INDIRECT([.BK$2]&amp;&quot;.F1000&quot;);[.$A5])" office:value-type="float" office:value="0">
            <text:p>Err:502</text:p>
          </table:table-cell>
          <table:table-cell table:formula="of:=COUNTIF(INDIRECT([.BL$2]&amp;&quot;.F3&quot;):INDIRECT([.BL$2]&amp;&quot;.F1000&quot;);[.$A5])" office:value-type="float" office:value="0">
            <text:p>Err:502</text:p>
          </table:table-cell>
          <table:table-cell table:formula="of:=COUNTIF(INDIRECT([.BM$2]&amp;&quot;.F3&quot;):INDIRECT([.BM$2]&amp;&quot;.F1000&quot;);[.$A5])" office:value-type="float" office:value="0">
            <text:p>Err:502</text:p>
          </table:table-cell>
          <table:table-cell table:formula="of:=COUNTIF(INDIRECT([.BN$2]&amp;&quot;.F3&quot;):INDIRECT([.BN$2]&amp;&quot;.F1000&quot;);[.$A5])" office:value-type="float" office:value="0">
            <text:p>Err:502</text:p>
          </table:table-cell>
          <table:table-cell table:formula="of:=COUNTIF(INDIRECT([.BO$2]&amp;&quot;.F3&quot;):INDIRECT([.BO$2]&amp;&quot;.F1000&quot;);[.$A5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BeamMultiplexer</text:p>
          </table:table-cell>
          <table:table-cell office:value-type="float" office:value="800">
            <text:p>800</text:p>
          </table:table-cell>
          <table:table-cell table:formula="of:=SUMIF([.E6:.DZ6];&quot;&gt;0&quot;)" office:value-type="float" office:value="76">
            <text:p>76</text:p>
          </table:table-cell>
          <table:table-cell table:formula="of:=SUM([.B6]*[.C6]/1000)" office:value-type="currency" office:currency="USD" office:value="60.8">
            <text:p>60.80 USD</text:p>
          </table:table-cell>
          <table:table-cell table:formula="of:=COUNTIF(INDIRECT([.E$2]&amp;&quot;.F3&quot;):INDIRECT([.E$2]&amp;&quot;.F1000&quot;);[.$A6])" office:value-type="float" office:value="10">
            <text:p>10</text:p>
          </table:table-cell>
          <table:table-cell table:formula="of:=COUNTIF(INDIRECT([.F$2]&amp;&quot;.F3&quot;):INDIRECT([.F$2]&amp;&quot;.F1000&quot;);[.$A6])" office:value-type="float" office:value="2">
            <text:p>2</text:p>
          </table:table-cell>
          <table:table-cell table:formula="of:=COUNTIF(INDIRECT([.G$2]&amp;&quot;.F3&quot;):INDIRECT([.G$2]&amp;&quot;.F1000&quot;);[.$A6])" office:value-type="float" office:value="8">
            <text:p>8</text:p>
          </table:table-cell>
          <table:table-cell table:formula="of:=COUNTIF(INDIRECT([.H$2]&amp;&quot;.F3&quot;):INDIRECT([.H$2]&amp;&quot;.F1000&quot;);[.$A6])" office:value-type="float" office:value="4">
            <text:p>4</text:p>
          </table:table-cell>
          <table:table-cell table:formula="of:=COUNTIF(INDIRECT([.I$2]&amp;&quot;.F3&quot;):INDIRECT([.I$2]&amp;&quot;.F1000&quot;);[.$A6])" office:value-type="float" office:value="9">
            <text:p>9</text:p>
          </table:table-cell>
          <table:table-cell table:formula="of:=COUNTIF(INDIRECT([.J$2]&amp;&quot;.F3&quot;):INDIRECT([.J$2]&amp;&quot;.F1000&quot;);[.$A6])" office:value-type="float" office:value="16">
            <text:p>16</text:p>
          </table:table-cell>
          <table:table-cell table:formula="of:=COUNTIF(INDIRECT([.K$2]&amp;&quot;.F3&quot;):INDIRECT([.K$2]&amp;&quot;.F1000&quot;);[.$A6])" office:value-type="float" office:value="13">
            <text:p>13</text:p>
          </table:table-cell>
          <table:table-cell table:formula="of:=COUNTIF(INDIRECT([.L$2]&amp;&quot;.F3&quot;):INDIRECT([.L$2]&amp;&quot;.F1000&quot;);[.$A6])" office:value-type="float" office:value="4">
            <text:p>4</text:p>
          </table:table-cell>
          <table:table-cell table:formula="of:=COUNTIF(INDIRECT([.M$2]&amp;&quot;.F3&quot;):INDIRECT([.M$2]&amp;&quot;.F1000&quot;);[.$A6])" office:value-type="float" office:value="2">
            <text:p>2</text:p>
          </table:table-cell>
          <table:table-cell table:formula="of:=COUNTIF(INDIRECT([.N$2]&amp;&quot;.F3&quot;):INDIRECT([.N$2]&amp;&quot;.F1000&quot;);[.$A6])" office:value-type="float" office:value="4">
            <text:p>4</text:p>
          </table:table-cell>
          <table:table-cell table:formula="of:=COUNTIF(INDIRECT([.O$2]&amp;&quot;.F3&quot;):INDIRECT([.O$2]&amp;&quot;.F1000&quot;);[.$A6])" office:value-type="float" office:value="4">
            <text:p>4</text:p>
          </table:table-cell>
          <table:table-cell table:formula="of:=COUNTIF(INDIRECT([.P$2]&amp;&quot;.F3&quot;):INDIRECT([.P$2]&amp;&quot;.F1000&quot;);[.$A6])" office:value-type="float" office:value="0">
            <text:p>Err:502</text:p>
          </table:table-cell>
          <table:table-cell table:formula="of:=COUNTIF(INDIRECT([.Q$2]&amp;&quot;.F3&quot;):INDIRECT([.Q$2]&amp;&quot;.F1000&quot;);[.$A6])" office:value-type="float" office:value="0">
            <text:p>Err:502</text:p>
          </table:table-cell>
          <table:table-cell table:formula="of:=COUNTIF(INDIRECT([.R$2]&amp;&quot;.F3&quot;):INDIRECT([.R$2]&amp;&quot;.F1000&quot;);[.$A6])" office:value-type="float" office:value="0">
            <text:p>Err:502</text:p>
          </table:table-cell>
          <table:table-cell table:formula="of:=COUNTIF(INDIRECT([.S$2]&amp;&quot;.F3&quot;):INDIRECT([.S$2]&amp;&quot;.F1000&quot;);[.$A6])" office:value-type="float" office:value="0">
            <text:p>Err:502</text:p>
          </table:table-cell>
          <table:table-cell table:formula="of:=COUNTIF(INDIRECT([.T$2]&amp;&quot;.F3&quot;):INDIRECT([.T$2]&amp;&quot;.F1000&quot;);[.$A6])" office:value-type="float" office:value="0">
            <text:p>Err:502</text:p>
          </table:table-cell>
          <table:table-cell table:formula="of:=COUNTIF(INDIRECT([.U$2]&amp;&quot;.F3&quot;):INDIRECT([.U$2]&amp;&quot;.F1000&quot;);[.$A6])" office:value-type="float" office:value="0">
            <text:p>Err:502</text:p>
          </table:table-cell>
          <table:table-cell table:formula="of:=COUNTIF(INDIRECT([.V$2]&amp;&quot;.F3&quot;):INDIRECT([.V$2]&amp;&quot;.F1000&quot;);[.$A6])" office:value-type="float" office:value="0">
            <text:p>Err:502</text:p>
          </table:table-cell>
          <table:table-cell table:formula="of:=COUNTIF(INDIRECT([.W$2]&amp;&quot;.F3&quot;):INDIRECT([.W$2]&amp;&quot;.F1000&quot;);[.$A6])" office:value-type="float" office:value="0">
            <text:p>Err:502</text:p>
          </table:table-cell>
          <table:table-cell table:formula="of:=COUNTIF(INDIRECT([.X$2]&amp;&quot;.F3&quot;):INDIRECT([.X$2]&amp;&quot;.F1000&quot;);[.$A6])" office:value-type="float" office:value="0">
            <text:p>Err:502</text:p>
          </table:table-cell>
          <table:table-cell table:formula="of:=COUNTIF(INDIRECT([.Y$2]&amp;&quot;.F3&quot;):INDIRECT([.Y$2]&amp;&quot;.F1000&quot;);[.$A6])" office:value-type="float" office:value="0">
            <text:p>Err:502</text:p>
          </table:table-cell>
          <table:table-cell table:formula="of:=COUNTIF(INDIRECT([.Z$2]&amp;&quot;.F3&quot;):INDIRECT([.Z$2]&amp;&quot;.F1000&quot;);[.$A6])" office:value-type="float" office:value="0">
            <text:p>Err:502</text:p>
          </table:table-cell>
          <table:table-cell table:formula="of:=COUNTIF(INDIRECT([.AA$2]&amp;&quot;.F3&quot;):INDIRECT([.AA$2]&amp;&quot;.F1000&quot;);[.$A6])" office:value-type="float" office:value="0">
            <text:p>Err:502</text:p>
          </table:table-cell>
          <table:table-cell table:formula="of:=COUNTIF(INDIRECT([.AB$2]&amp;&quot;.F3&quot;):INDIRECT([.AB$2]&amp;&quot;.F1000&quot;);[.$A6])" office:value-type="float" office:value="0">
            <text:p>Err:502</text:p>
          </table:table-cell>
          <table:table-cell table:formula="of:=COUNTIF(INDIRECT([.AC$2]&amp;&quot;.F3&quot;):INDIRECT([.AC$2]&amp;&quot;.F1000&quot;);[.$A6])" office:value-type="float" office:value="0">
            <text:p>Err:502</text:p>
          </table:table-cell>
          <table:table-cell table:formula="of:=COUNTIF(INDIRECT([.AD$2]&amp;&quot;.F3&quot;):INDIRECT([.AD$2]&amp;&quot;.F1000&quot;);[.$A6])" office:value-type="float" office:value="0">
            <text:p>Err:502</text:p>
          </table:table-cell>
          <table:table-cell table:formula="of:=COUNTIF(INDIRECT([.AE$2]&amp;&quot;.F3&quot;):INDIRECT([.AE$2]&amp;&quot;.F1000&quot;);[.$A6])" office:value-type="float" office:value="0">
            <text:p>Err:502</text:p>
          </table:table-cell>
          <table:table-cell table:formula="of:=COUNTIF(INDIRECT([.AF$2]&amp;&quot;.F3&quot;):INDIRECT([.AF$2]&amp;&quot;.F1000&quot;);[.$A6])" office:value-type="float" office:value="0">
            <text:p>Err:502</text:p>
          </table:table-cell>
          <table:table-cell table:formula="of:=COUNTIF(INDIRECT([.AG$2]&amp;&quot;.F3&quot;):INDIRECT([.AG$2]&amp;&quot;.F1000&quot;);[.$A6])" office:value-type="float" office:value="0">
            <text:p>Err:502</text:p>
          </table:table-cell>
          <table:table-cell table:formula="of:=COUNTIF(INDIRECT([.AH$2]&amp;&quot;.F3&quot;):INDIRECT([.AH$2]&amp;&quot;.F1000&quot;);[.$A6])" office:value-type="float" office:value="0">
            <text:p>Err:502</text:p>
          </table:table-cell>
          <table:table-cell table:formula="of:=COUNTIF(INDIRECT([.AI$2]&amp;&quot;.F3&quot;):INDIRECT([.AI$2]&amp;&quot;.F1000&quot;);[.$A6])" office:value-type="float" office:value="0">
            <text:p>Err:502</text:p>
          </table:table-cell>
          <table:table-cell table:formula="of:=COUNTIF(INDIRECT([.AJ$2]&amp;&quot;.F3&quot;):INDIRECT([.AJ$2]&amp;&quot;.F1000&quot;);[.$A6])" office:value-type="float" office:value="0">
            <text:p>Err:502</text:p>
          </table:table-cell>
          <table:table-cell table:formula="of:=COUNTIF(INDIRECT([.AK$2]&amp;&quot;.F3&quot;):INDIRECT([.AK$2]&amp;&quot;.F1000&quot;);[.$A6])" office:value-type="float" office:value="0">
            <text:p>Err:502</text:p>
          </table:table-cell>
          <table:table-cell table:formula="of:=COUNTIF(INDIRECT([.AL$2]&amp;&quot;.F3&quot;):INDIRECT([.AL$2]&amp;&quot;.F1000&quot;);[.$A6])" office:value-type="float" office:value="0">
            <text:p>Err:502</text:p>
          </table:table-cell>
          <table:table-cell table:formula="of:=COUNTIF(INDIRECT([.AM$2]&amp;&quot;.F3&quot;):INDIRECT([.AM$2]&amp;&quot;.F1000&quot;);[.$A6])" office:value-type="float" office:value="0">
            <text:p>Err:502</text:p>
          </table:table-cell>
          <table:table-cell table:formula="of:=COUNTIF(INDIRECT([.AN$2]&amp;&quot;.F3&quot;):INDIRECT([.AN$2]&amp;&quot;.F1000&quot;);[.$A6])" office:value-type="float" office:value="0">
            <text:p>Err:502</text:p>
          </table:table-cell>
          <table:table-cell table:formula="of:=COUNTIF(INDIRECT([.AO$2]&amp;&quot;.F3&quot;):INDIRECT([.AO$2]&amp;&quot;.F1000&quot;);[.$A6])" office:value-type="float" office:value="0">
            <text:p>Err:502</text:p>
          </table:table-cell>
          <table:table-cell table:formula="of:=COUNTIF(INDIRECT([.AP$2]&amp;&quot;.F3&quot;):INDIRECT([.AP$2]&amp;&quot;.F1000&quot;);[.$A6])" office:value-type="float" office:value="0">
            <text:p>Err:502</text:p>
          </table:table-cell>
          <table:table-cell table:formula="of:=COUNTIF(INDIRECT([.AQ$2]&amp;&quot;.F3&quot;):INDIRECT([.AQ$2]&amp;&quot;.F1000&quot;);[.$A6])" office:value-type="float" office:value="0">
            <text:p>Err:502</text:p>
          </table:table-cell>
          <table:table-cell table:formula="of:=COUNTIF(INDIRECT([.AR$2]&amp;&quot;.F3&quot;):INDIRECT([.AR$2]&amp;&quot;.F1000&quot;);[.$A6])" office:value-type="float" office:value="0">
            <text:p>Err:502</text:p>
          </table:table-cell>
          <table:table-cell table:formula="of:=COUNTIF(INDIRECT([.AS$2]&amp;&quot;.F3&quot;):INDIRECT([.AS$2]&amp;&quot;.F1000&quot;);[.$A6])" office:value-type="float" office:value="0">
            <text:p>Err:502</text:p>
          </table:table-cell>
          <table:table-cell table:formula="of:=COUNTIF(INDIRECT([.AT$2]&amp;&quot;.F3&quot;):INDIRECT([.AT$2]&amp;&quot;.F1000&quot;);[.$A6])" office:value-type="float" office:value="0">
            <text:p>Err:502</text:p>
          </table:table-cell>
          <table:table-cell table:formula="of:=COUNTIF(INDIRECT([.AU$2]&amp;&quot;.F3&quot;):INDIRECT([.AU$2]&amp;&quot;.F1000&quot;);[.$A6])" office:value-type="float" office:value="0">
            <text:p>Err:502</text:p>
          </table:table-cell>
          <table:table-cell table:formula="of:=COUNTIF(INDIRECT([.AV$2]&amp;&quot;.F3&quot;):INDIRECT([.AV$2]&amp;&quot;.F1000&quot;);[.$A6])" office:value-type="float" office:value="0">
            <text:p>Err:502</text:p>
          </table:table-cell>
          <table:table-cell table:formula="of:=COUNTIF(INDIRECT([.AW$2]&amp;&quot;.F3&quot;):INDIRECT([.AW$2]&amp;&quot;.F1000&quot;);[.$A6])" office:value-type="float" office:value="0">
            <text:p>Err:502</text:p>
          </table:table-cell>
          <table:table-cell table:formula="of:=COUNTIF(INDIRECT([.AX$2]&amp;&quot;.F3&quot;):INDIRECT([.AX$2]&amp;&quot;.F1000&quot;);[.$A6])" office:value-type="float" office:value="0">
            <text:p>Err:502</text:p>
          </table:table-cell>
          <table:table-cell table:formula="of:=COUNTIF(INDIRECT([.AY$2]&amp;&quot;.F3&quot;):INDIRECT([.AY$2]&amp;&quot;.F1000&quot;);[.$A6])" office:value-type="float" office:value="0">
            <text:p>Err:502</text:p>
          </table:table-cell>
          <table:table-cell table:formula="of:=COUNTIF(INDIRECT([.AZ$2]&amp;&quot;.F3&quot;):INDIRECT([.AZ$2]&amp;&quot;.F1000&quot;);[.$A6])" office:value-type="float" office:value="0">
            <text:p>Err:502</text:p>
          </table:table-cell>
          <table:table-cell table:formula="of:=COUNTIF(INDIRECT([.BA$2]&amp;&quot;.F3&quot;):INDIRECT([.BA$2]&amp;&quot;.F1000&quot;);[.$A6])" office:value-type="float" office:value="0">
            <text:p>Err:502</text:p>
          </table:table-cell>
          <table:table-cell table:formula="of:=COUNTIF(INDIRECT([.BB$2]&amp;&quot;.F3&quot;):INDIRECT([.BB$2]&amp;&quot;.F1000&quot;);[.$A6])" office:value-type="float" office:value="0">
            <text:p>Err:502</text:p>
          </table:table-cell>
          <table:table-cell table:formula="of:=COUNTIF(INDIRECT([.BC$2]&amp;&quot;.F3&quot;):INDIRECT([.BC$2]&amp;&quot;.F1000&quot;);[.$A6])" office:value-type="float" office:value="0">
            <text:p>Err:502</text:p>
          </table:table-cell>
          <table:table-cell table:formula="of:=COUNTIF(INDIRECT([.BD$2]&amp;&quot;.F3&quot;):INDIRECT([.BD$2]&amp;&quot;.F1000&quot;);[.$A6])" office:value-type="float" office:value="0">
            <text:p>Err:502</text:p>
          </table:table-cell>
          <table:table-cell table:formula="of:=COUNTIF(INDIRECT([.BE$2]&amp;&quot;.F3&quot;):INDIRECT([.BE$2]&amp;&quot;.F1000&quot;);[.$A6])" office:value-type="float" office:value="0">
            <text:p>Err:502</text:p>
          </table:table-cell>
          <table:table-cell table:formula="of:=COUNTIF(INDIRECT([.BF$2]&amp;&quot;.F3&quot;):INDIRECT([.BF$2]&amp;&quot;.F1000&quot;);[.$A6])" office:value-type="float" office:value="0">
            <text:p>Err:502</text:p>
          </table:table-cell>
          <table:table-cell table:formula="of:=COUNTIF(INDIRECT([.BG$2]&amp;&quot;.F3&quot;):INDIRECT([.BG$2]&amp;&quot;.F1000&quot;);[.$A6])" office:value-type="float" office:value="0">
            <text:p>Err:502</text:p>
          </table:table-cell>
          <table:table-cell table:formula="of:=COUNTIF(INDIRECT([.BH$2]&amp;&quot;.F3&quot;):INDIRECT([.BH$2]&amp;&quot;.F1000&quot;);[.$A6])" office:value-type="float" office:value="0">
            <text:p>Err:502</text:p>
          </table:table-cell>
          <table:table-cell table:formula="of:=COUNTIF(INDIRECT([.BI$2]&amp;&quot;.F3&quot;):INDIRECT([.BI$2]&amp;&quot;.F1000&quot;);[.$A6])" office:value-type="float" office:value="0">
            <text:p>Err:502</text:p>
          </table:table-cell>
          <table:table-cell table:formula="of:=COUNTIF(INDIRECT([.BJ$2]&amp;&quot;.F3&quot;):INDIRECT([.BJ$2]&amp;&quot;.F1000&quot;);[.$A6])" office:value-type="float" office:value="0">
            <text:p>Err:502</text:p>
          </table:table-cell>
          <table:table-cell table:formula="of:=COUNTIF(INDIRECT([.BK$2]&amp;&quot;.F3&quot;):INDIRECT([.BK$2]&amp;&quot;.F1000&quot;);[.$A6])" office:value-type="float" office:value="0">
            <text:p>Err:502</text:p>
          </table:table-cell>
          <table:table-cell table:formula="of:=COUNTIF(INDIRECT([.BL$2]&amp;&quot;.F3&quot;):INDIRECT([.BL$2]&amp;&quot;.F1000&quot;);[.$A6])" office:value-type="float" office:value="0">
            <text:p>Err:502</text:p>
          </table:table-cell>
          <table:table-cell table:formula="of:=COUNTIF(INDIRECT([.BM$2]&amp;&quot;.F3&quot;):INDIRECT([.BM$2]&amp;&quot;.F1000&quot;);[.$A6])" office:value-type="float" office:value="0">
            <text:p>Err:502</text:p>
          </table:table-cell>
          <table:table-cell table:formula="of:=COUNTIF(INDIRECT([.BN$2]&amp;&quot;.F3&quot;):INDIRECT([.BN$2]&amp;&quot;.F1000&quot;);[.$A6])" office:value-type="float" office:value="0">
            <text:p>Err:502</text:p>
          </table:table-cell>
          <table:table-cell table:formula="of:=COUNTIF(INDIRECT([.BO$2]&amp;&quot;.F3&quot;):INDIRECT([.BO$2]&amp;&quot;.F1000&quot;);[.$A6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UpgradedBuildDrones</text:p>
          </table:table-cell>
          <table:table-cell office:value-type="float" office:value="1500">
            <text:p>1500</text:p>
          </table:table-cell>
          <table:table-cell table:formula="of:=SUMIF([.E7:.DZ7];&quot;&gt;0&quot;)" office:value-type="float" office:value="34">
            <text:p>34</text:p>
          </table:table-cell>
          <table:table-cell table:formula="of:=SUM([.B7]*[.C7]/1000)" office:value-type="currency" office:currency="USD" office:value="51">
            <text:p>51.00 USD</text:p>
          </table:table-cell>
          <table:table-cell table:formula="of:=COUNTIF(INDIRECT([.E$2]&amp;&quot;.F3&quot;):INDIRECT([.E$2]&amp;&quot;.F1000&quot;);[.$A7])" office:value-type="float" office:value="0">
            <text:p>0</text:p>
          </table:table-cell>
          <table:table-cell table:formula="of:=COUNTIF(INDIRECT([.F$2]&amp;&quot;.F3&quot;):INDIRECT([.F$2]&amp;&quot;.F1000&quot;);[.$A7])" office:value-type="float" office:value="0">
            <text:p>0</text:p>
          </table:table-cell>
          <table:table-cell table:formula="of:=COUNTIF(INDIRECT([.G$2]&amp;&quot;.F3&quot;):INDIRECT([.G$2]&amp;&quot;.F1000&quot;);[.$A7])" office:value-type="float" office:value="0">
            <text:p>0</text:p>
          </table:table-cell>
          <table:table-cell table:formula="of:=COUNTIF(INDIRECT([.H$2]&amp;&quot;.F3&quot;):INDIRECT([.H$2]&amp;&quot;.F1000&quot;);[.$A7])" office:value-type="float" office:value="0">
            <text:p>0</text:p>
          </table:table-cell>
          <table:table-cell table:formula="of:=COUNTIF(INDIRECT([.I$2]&amp;&quot;.F3&quot;):INDIRECT([.I$2]&amp;&quot;.F1000&quot;);[.$A7])" office:value-type="float" office:value="14">
            <text:p>14</text:p>
          </table:table-cell>
          <table:table-cell table:formula="of:=COUNTIF(INDIRECT([.J$2]&amp;&quot;.F3&quot;):INDIRECT([.J$2]&amp;&quot;.F1000&quot;);[.$A7])" office:value-type="float" office:value="11">
            <text:p>11</text:p>
          </table:table-cell>
          <table:table-cell table:formula="of:=COUNTIF(INDIRECT([.K$2]&amp;&quot;.F3&quot;):INDIRECT([.K$2]&amp;&quot;.F1000&quot;);[.$A7])" office:value-type="float" office:value="0">
            <text:p>0</text:p>
          </table:table-cell>
          <table:table-cell table:formula="of:=COUNTIF(INDIRECT([.L$2]&amp;&quot;.F3&quot;):INDIRECT([.L$2]&amp;&quot;.F1000&quot;);[.$A7])" office:value-type="float" office:value="8">
            <text:p>8</text:p>
          </table:table-cell>
          <table:table-cell table:formula="of:=COUNTIF(INDIRECT([.M$2]&amp;&quot;.F3&quot;):INDIRECT([.M$2]&amp;&quot;.F1000&quot;);[.$A7])" office:value-type="float" office:value="1">
            <text:p>1</text:p>
          </table:table-cell>
          <table:table-cell table:formula="of:=COUNTIF(INDIRECT([.N$2]&amp;&quot;.F3&quot;):INDIRECT([.N$2]&amp;&quot;.F1000&quot;);[.$A7])" office:value-type="float" office:value="0">
            <text:p>0</text:p>
          </table:table-cell>
          <table:table-cell table:formula="of:=COUNTIF(INDIRECT([.O$2]&amp;&quot;.F3&quot;):INDIRECT([.O$2]&amp;&quot;.F1000&quot;);[.$A7])" office:value-type="float" office:value="0">
            <text:p>0</text:p>
          </table:table-cell>
          <table:table-cell table:formula="of:=COUNTIF(INDIRECT([.P$2]&amp;&quot;.F3&quot;):INDIRECT([.P$2]&amp;&quot;.F1000&quot;);[.$A7])" office:value-type="float" office:value="0">
            <text:p>Err:502</text:p>
          </table:table-cell>
          <table:table-cell table:formula="of:=COUNTIF(INDIRECT([.Q$2]&amp;&quot;.F3&quot;):INDIRECT([.Q$2]&amp;&quot;.F1000&quot;);[.$A7])" office:value-type="float" office:value="0">
            <text:p>Err:502</text:p>
          </table:table-cell>
          <table:table-cell table:formula="of:=COUNTIF(INDIRECT([.R$2]&amp;&quot;.F3&quot;):INDIRECT([.R$2]&amp;&quot;.F1000&quot;);[.$A7])" office:value-type="float" office:value="0">
            <text:p>Err:502</text:p>
          </table:table-cell>
          <table:table-cell table:formula="of:=COUNTIF(INDIRECT([.S$2]&amp;&quot;.F3&quot;):INDIRECT([.S$2]&amp;&quot;.F1000&quot;);[.$A7])" office:value-type="float" office:value="0">
            <text:p>Err:502</text:p>
          </table:table-cell>
          <table:table-cell table:formula="of:=COUNTIF(INDIRECT([.T$2]&amp;&quot;.F3&quot;):INDIRECT([.T$2]&amp;&quot;.F1000&quot;);[.$A7])" office:value-type="float" office:value="0">
            <text:p>Err:502</text:p>
          </table:table-cell>
          <table:table-cell table:formula="of:=COUNTIF(INDIRECT([.U$2]&amp;&quot;.F3&quot;):INDIRECT([.U$2]&amp;&quot;.F1000&quot;);[.$A7])" office:value-type="float" office:value="0">
            <text:p>Err:502</text:p>
          </table:table-cell>
          <table:table-cell table:formula="of:=COUNTIF(INDIRECT([.V$2]&amp;&quot;.F3&quot;):INDIRECT([.V$2]&amp;&quot;.F1000&quot;);[.$A7])" office:value-type="float" office:value="0">
            <text:p>Err:502</text:p>
          </table:table-cell>
          <table:table-cell table:formula="of:=COUNTIF(INDIRECT([.W$2]&amp;&quot;.F3&quot;):INDIRECT([.W$2]&amp;&quot;.F1000&quot;);[.$A7])" office:value-type="float" office:value="0">
            <text:p>Err:502</text:p>
          </table:table-cell>
          <table:table-cell table:formula="of:=COUNTIF(INDIRECT([.X$2]&amp;&quot;.F3&quot;):INDIRECT([.X$2]&amp;&quot;.F1000&quot;);[.$A7])" office:value-type="float" office:value="0">
            <text:p>Err:502</text:p>
          </table:table-cell>
          <table:table-cell table:formula="of:=COUNTIF(INDIRECT([.Y$2]&amp;&quot;.F3&quot;):INDIRECT([.Y$2]&amp;&quot;.F1000&quot;);[.$A7])" office:value-type="float" office:value="0">
            <text:p>Err:502</text:p>
          </table:table-cell>
          <table:table-cell table:formula="of:=COUNTIF(INDIRECT([.Z$2]&amp;&quot;.F3&quot;):INDIRECT([.Z$2]&amp;&quot;.F1000&quot;);[.$A7])" office:value-type="float" office:value="0">
            <text:p>Err:502</text:p>
          </table:table-cell>
          <table:table-cell table:formula="of:=COUNTIF(INDIRECT([.AA$2]&amp;&quot;.F3&quot;):INDIRECT([.AA$2]&amp;&quot;.F1000&quot;);[.$A7])" office:value-type="float" office:value="0">
            <text:p>Err:502</text:p>
          </table:table-cell>
          <table:table-cell table:formula="of:=COUNTIF(INDIRECT([.AB$2]&amp;&quot;.F3&quot;):INDIRECT([.AB$2]&amp;&quot;.F1000&quot;);[.$A7])" office:value-type="float" office:value="0">
            <text:p>Err:502</text:p>
          </table:table-cell>
          <table:table-cell table:formula="of:=COUNTIF(INDIRECT([.AC$2]&amp;&quot;.F3&quot;):INDIRECT([.AC$2]&amp;&quot;.F1000&quot;);[.$A7])" office:value-type="float" office:value="0">
            <text:p>Err:502</text:p>
          </table:table-cell>
          <table:table-cell table:formula="of:=COUNTIF(INDIRECT([.AD$2]&amp;&quot;.F3&quot;):INDIRECT([.AD$2]&amp;&quot;.F1000&quot;);[.$A7])" office:value-type="float" office:value="0">
            <text:p>Err:502</text:p>
          </table:table-cell>
          <table:table-cell table:formula="of:=COUNTIF(INDIRECT([.AE$2]&amp;&quot;.F3&quot;):INDIRECT([.AE$2]&amp;&quot;.F1000&quot;);[.$A7])" office:value-type="float" office:value="0">
            <text:p>Err:502</text:p>
          </table:table-cell>
          <table:table-cell table:formula="of:=COUNTIF(INDIRECT([.AF$2]&amp;&quot;.F3&quot;):INDIRECT([.AF$2]&amp;&quot;.F1000&quot;);[.$A7])" office:value-type="float" office:value="0">
            <text:p>Err:502</text:p>
          </table:table-cell>
          <table:table-cell table:formula="of:=COUNTIF(INDIRECT([.AG$2]&amp;&quot;.F3&quot;):INDIRECT([.AG$2]&amp;&quot;.F1000&quot;);[.$A7])" office:value-type="float" office:value="0">
            <text:p>Err:502</text:p>
          </table:table-cell>
          <table:table-cell table:formula="of:=COUNTIF(INDIRECT([.AH$2]&amp;&quot;.F3&quot;):INDIRECT([.AH$2]&amp;&quot;.F1000&quot;);[.$A7])" office:value-type="float" office:value="0">
            <text:p>Err:502</text:p>
          </table:table-cell>
          <table:table-cell table:formula="of:=COUNTIF(INDIRECT([.AI$2]&amp;&quot;.F3&quot;):INDIRECT([.AI$2]&amp;&quot;.F1000&quot;);[.$A7])" office:value-type="float" office:value="0">
            <text:p>Err:502</text:p>
          </table:table-cell>
          <table:table-cell table:formula="of:=COUNTIF(INDIRECT([.AJ$2]&amp;&quot;.F3&quot;):INDIRECT([.AJ$2]&amp;&quot;.F1000&quot;);[.$A7])" office:value-type="float" office:value="0">
            <text:p>Err:502</text:p>
          </table:table-cell>
          <table:table-cell table:formula="of:=COUNTIF(INDIRECT([.AK$2]&amp;&quot;.F3&quot;):INDIRECT([.AK$2]&amp;&quot;.F1000&quot;);[.$A7])" office:value-type="float" office:value="0">
            <text:p>Err:502</text:p>
          </table:table-cell>
          <table:table-cell table:formula="of:=COUNTIF(INDIRECT([.AL$2]&amp;&quot;.F3&quot;):INDIRECT([.AL$2]&amp;&quot;.F1000&quot;);[.$A7])" office:value-type="float" office:value="0">
            <text:p>Err:502</text:p>
          </table:table-cell>
          <table:table-cell table:formula="of:=COUNTIF(INDIRECT([.AM$2]&amp;&quot;.F3&quot;):INDIRECT([.AM$2]&amp;&quot;.F1000&quot;);[.$A7])" office:value-type="float" office:value="0">
            <text:p>Err:502</text:p>
          </table:table-cell>
          <table:table-cell table:formula="of:=COUNTIF(INDIRECT([.AN$2]&amp;&quot;.F3&quot;):INDIRECT([.AN$2]&amp;&quot;.F1000&quot;);[.$A7])" office:value-type="float" office:value="0">
            <text:p>Err:502</text:p>
          </table:table-cell>
          <table:table-cell table:formula="of:=COUNTIF(INDIRECT([.AO$2]&amp;&quot;.F3&quot;):INDIRECT([.AO$2]&amp;&quot;.F1000&quot;);[.$A7])" office:value-type="float" office:value="0">
            <text:p>Err:502</text:p>
          </table:table-cell>
          <table:table-cell table:formula="of:=COUNTIF(INDIRECT([.AP$2]&amp;&quot;.F3&quot;):INDIRECT([.AP$2]&amp;&quot;.F1000&quot;);[.$A7])" office:value-type="float" office:value="0">
            <text:p>Err:502</text:p>
          </table:table-cell>
          <table:table-cell table:formula="of:=COUNTIF(INDIRECT([.AQ$2]&amp;&quot;.F3&quot;):INDIRECT([.AQ$2]&amp;&quot;.F1000&quot;);[.$A7])" office:value-type="float" office:value="0">
            <text:p>Err:502</text:p>
          </table:table-cell>
          <table:table-cell table:formula="of:=COUNTIF(INDIRECT([.AR$2]&amp;&quot;.F3&quot;):INDIRECT([.AR$2]&amp;&quot;.F1000&quot;);[.$A7])" office:value-type="float" office:value="0">
            <text:p>Err:502</text:p>
          </table:table-cell>
          <table:table-cell table:formula="of:=COUNTIF(INDIRECT([.AS$2]&amp;&quot;.F3&quot;):INDIRECT([.AS$2]&amp;&quot;.F1000&quot;);[.$A7])" office:value-type="float" office:value="0">
            <text:p>Err:502</text:p>
          </table:table-cell>
          <table:table-cell table:formula="of:=COUNTIF(INDIRECT([.AT$2]&amp;&quot;.F3&quot;):INDIRECT([.AT$2]&amp;&quot;.F1000&quot;);[.$A7])" office:value-type="float" office:value="0">
            <text:p>Err:502</text:p>
          </table:table-cell>
          <table:table-cell table:formula="of:=COUNTIF(INDIRECT([.AU$2]&amp;&quot;.F3&quot;):INDIRECT([.AU$2]&amp;&quot;.F1000&quot;);[.$A7])" office:value-type="float" office:value="0">
            <text:p>Err:502</text:p>
          </table:table-cell>
          <table:table-cell table:formula="of:=COUNTIF(INDIRECT([.AV$2]&amp;&quot;.F3&quot;):INDIRECT([.AV$2]&amp;&quot;.F1000&quot;);[.$A7])" office:value-type="float" office:value="0">
            <text:p>Err:502</text:p>
          </table:table-cell>
          <table:table-cell table:formula="of:=COUNTIF(INDIRECT([.AW$2]&amp;&quot;.F3&quot;):INDIRECT([.AW$2]&amp;&quot;.F1000&quot;);[.$A7])" office:value-type="float" office:value="0">
            <text:p>Err:502</text:p>
          </table:table-cell>
          <table:table-cell table:formula="of:=COUNTIF(INDIRECT([.AX$2]&amp;&quot;.F3&quot;):INDIRECT([.AX$2]&amp;&quot;.F1000&quot;);[.$A7])" office:value-type="float" office:value="0">
            <text:p>Err:502</text:p>
          </table:table-cell>
          <table:table-cell table:formula="of:=COUNTIF(INDIRECT([.AY$2]&amp;&quot;.F3&quot;):INDIRECT([.AY$2]&amp;&quot;.F1000&quot;);[.$A7])" office:value-type="float" office:value="0">
            <text:p>Err:502</text:p>
          </table:table-cell>
          <table:table-cell table:formula="of:=COUNTIF(INDIRECT([.AZ$2]&amp;&quot;.F3&quot;):INDIRECT([.AZ$2]&amp;&quot;.F1000&quot;);[.$A7])" office:value-type="float" office:value="0">
            <text:p>Err:502</text:p>
          </table:table-cell>
          <table:table-cell table:formula="of:=COUNTIF(INDIRECT([.BA$2]&amp;&quot;.F3&quot;):INDIRECT([.BA$2]&amp;&quot;.F1000&quot;);[.$A7])" office:value-type="float" office:value="0">
            <text:p>Err:502</text:p>
          </table:table-cell>
          <table:table-cell table:formula="of:=COUNTIF(INDIRECT([.BB$2]&amp;&quot;.F3&quot;):INDIRECT([.BB$2]&amp;&quot;.F1000&quot;);[.$A7])" office:value-type="float" office:value="0">
            <text:p>Err:502</text:p>
          </table:table-cell>
          <table:table-cell table:formula="of:=COUNTIF(INDIRECT([.BC$2]&amp;&quot;.F3&quot;):INDIRECT([.BC$2]&amp;&quot;.F1000&quot;);[.$A7])" office:value-type="float" office:value="0">
            <text:p>Err:502</text:p>
          </table:table-cell>
          <table:table-cell table:formula="of:=COUNTIF(INDIRECT([.BD$2]&amp;&quot;.F3&quot;):INDIRECT([.BD$2]&amp;&quot;.F1000&quot;);[.$A7])" office:value-type="float" office:value="0">
            <text:p>Err:502</text:p>
          </table:table-cell>
          <table:table-cell table:formula="of:=COUNTIF(INDIRECT([.BE$2]&amp;&quot;.F3&quot;):INDIRECT([.BE$2]&amp;&quot;.F1000&quot;);[.$A7])" office:value-type="float" office:value="0">
            <text:p>Err:502</text:p>
          </table:table-cell>
          <table:table-cell table:formula="of:=COUNTIF(INDIRECT([.BF$2]&amp;&quot;.F3&quot;):INDIRECT([.BF$2]&amp;&quot;.F1000&quot;);[.$A7])" office:value-type="float" office:value="0">
            <text:p>Err:502</text:p>
          </table:table-cell>
          <table:table-cell table:formula="of:=COUNTIF(INDIRECT([.BG$2]&amp;&quot;.F3&quot;):INDIRECT([.BG$2]&amp;&quot;.F1000&quot;);[.$A7])" office:value-type="float" office:value="0">
            <text:p>Err:502</text:p>
          </table:table-cell>
          <table:table-cell table:formula="of:=COUNTIF(INDIRECT([.BH$2]&amp;&quot;.F3&quot;):INDIRECT([.BH$2]&amp;&quot;.F1000&quot;);[.$A7])" office:value-type="float" office:value="0">
            <text:p>Err:502</text:p>
          </table:table-cell>
          <table:table-cell table:formula="of:=COUNTIF(INDIRECT([.BI$2]&amp;&quot;.F3&quot;):INDIRECT([.BI$2]&amp;&quot;.F1000&quot;);[.$A7])" office:value-type="float" office:value="0">
            <text:p>Err:502</text:p>
          </table:table-cell>
          <table:table-cell table:formula="of:=COUNTIF(INDIRECT([.BJ$2]&amp;&quot;.F3&quot;):INDIRECT([.BJ$2]&amp;&quot;.F1000&quot;);[.$A7])" office:value-type="float" office:value="0">
            <text:p>Err:502</text:p>
          </table:table-cell>
          <table:table-cell table:formula="of:=COUNTIF(INDIRECT([.BK$2]&amp;&quot;.F3&quot;):INDIRECT([.BK$2]&amp;&quot;.F1000&quot;);[.$A7])" office:value-type="float" office:value="0">
            <text:p>Err:502</text:p>
          </table:table-cell>
          <table:table-cell table:formula="of:=COUNTIF(INDIRECT([.BL$2]&amp;&quot;.F3&quot;):INDIRECT([.BL$2]&amp;&quot;.F1000&quot;);[.$A7])" office:value-type="float" office:value="0">
            <text:p>Err:502</text:p>
          </table:table-cell>
          <table:table-cell table:formula="of:=COUNTIF(INDIRECT([.BM$2]&amp;&quot;.F3&quot;):INDIRECT([.BM$2]&amp;&quot;.F1000&quot;);[.$A7])" office:value-type="float" office:value="0">
            <text:p>Err:502</text:p>
          </table:table-cell>
          <table:table-cell table:formula="of:=COUNTIF(INDIRECT([.BN$2]&amp;&quot;.F3&quot;):INDIRECT([.BN$2]&amp;&quot;.F1000&quot;);[.$A7])" office:value-type="float" office:value="0">
            <text:p>Err:502</text:p>
          </table:table-cell>
          <table:table-cell table:formula="of:=COUNTIF(INDIRECT([.BO$2]&amp;&quot;.F3&quot;):INDIRECT([.BO$2]&amp;&quot;.F1000&quot;);[.$A7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DeepPurpleExhaust</text:p>
          </table:table-cell>
          <table:table-cell office:value-type="float" office:value="2500">
            <text:p>2500</text:p>
          </table:table-cell>
          <table:table-cell table:formula="of:=SUMIF([.E8:.DZ8];&quot;&gt;0&quot;)" office:value-type="float" office:value="19">
            <text:p>19</text:p>
          </table:table-cell>
          <table:table-cell table:formula="of:=SUM([.B8]*[.C8]/1000)" office:value-type="currency" office:currency="USD" office:value="47.5">
            <text:p>47.50 USD</text:p>
          </table:table-cell>
          <table:table-cell table:formula="of:=COUNTIF(INDIRECT([.E$2]&amp;&quot;.F3&quot;):INDIRECT([.E$2]&amp;&quot;.F1000&quot;);[.$A8])" office:value-type="float" office:value="0">
            <text:p>0</text:p>
          </table:table-cell>
          <table:table-cell table:formula="of:=COUNTIF(INDIRECT([.F$2]&amp;&quot;.F3&quot;):INDIRECT([.F$2]&amp;&quot;.F1000&quot;);[.$A8])" office:value-type="float" office:value="0">
            <text:p>0</text:p>
          </table:table-cell>
          <table:table-cell table:formula="of:=COUNTIF(INDIRECT([.G$2]&amp;&quot;.F3&quot;):INDIRECT([.G$2]&amp;&quot;.F1000&quot;);[.$A8])" office:value-type="float" office:value="0">
            <text:p>0</text:p>
          </table:table-cell>
          <table:table-cell table:formula="of:=COUNTIF(INDIRECT([.H$2]&amp;&quot;.F3&quot;):INDIRECT([.H$2]&amp;&quot;.F1000&quot;);[.$A8])" office:value-type="float" office:value="0">
            <text:p>0</text:p>
          </table:table-cell>
          <table:table-cell table:formula="of:=COUNTIF(INDIRECT([.I$2]&amp;&quot;.F3&quot;):INDIRECT([.I$2]&amp;&quot;.F1000&quot;);[.$A8])" office:value-type="float" office:value="2">
            <text:p>2</text:p>
          </table:table-cell>
          <table:table-cell table:formula="of:=COUNTIF(INDIRECT([.J$2]&amp;&quot;.F3&quot;):INDIRECT([.J$2]&amp;&quot;.F1000&quot;);[.$A8])" office:value-type="float" office:value="5">
            <text:p>5</text:p>
          </table:table-cell>
          <table:table-cell table:formula="of:=COUNTIF(INDIRECT([.K$2]&amp;&quot;.F3&quot;):INDIRECT([.K$2]&amp;&quot;.F1000&quot;);[.$A8])" office:value-type="float" office:value="4">
            <text:p>4</text:p>
          </table:table-cell>
          <table:table-cell table:formula="of:=COUNTIF(INDIRECT([.L$2]&amp;&quot;.F3&quot;):INDIRECT([.L$2]&amp;&quot;.F1000&quot;);[.$A8])" office:value-type="float" office:value="3">
            <text:p>3</text:p>
          </table:table-cell>
          <table:table-cell table:formula="of:=COUNTIF(INDIRECT([.M$2]&amp;&quot;.F3&quot;):INDIRECT([.M$2]&amp;&quot;.F1000&quot;);[.$A8])" office:value-type="float" office:value="2">
            <text:p>2</text:p>
          </table:table-cell>
          <table:table-cell table:formula="of:=COUNTIF(INDIRECT([.N$2]&amp;&quot;.F3&quot;):INDIRECT([.N$2]&amp;&quot;.F1000&quot;);[.$A8])" office:value-type="float" office:value="2">
            <text:p>2</text:p>
          </table:table-cell>
          <table:table-cell table:formula="of:=COUNTIF(INDIRECT([.O$2]&amp;&quot;.F3&quot;):INDIRECT([.O$2]&amp;&quot;.F1000&quot;);[.$A8])" office:value-type="float" office:value="1">
            <text:p>1</text:p>
          </table:table-cell>
          <table:table-cell table:formula="of:=COUNTIF(INDIRECT([.P$2]&amp;&quot;.F3&quot;):INDIRECT([.P$2]&amp;&quot;.F1000&quot;);[.$A8])" office:value-type="float" office:value="0">
            <text:p>Err:502</text:p>
          </table:table-cell>
          <table:table-cell table:formula="of:=COUNTIF(INDIRECT([.Q$2]&amp;&quot;.F3&quot;):INDIRECT([.Q$2]&amp;&quot;.F1000&quot;);[.$A8])" office:value-type="float" office:value="0">
            <text:p>Err:502</text:p>
          </table:table-cell>
          <table:table-cell table:formula="of:=COUNTIF(INDIRECT([.R$2]&amp;&quot;.F3&quot;):INDIRECT([.R$2]&amp;&quot;.F1000&quot;);[.$A8])" office:value-type="float" office:value="0">
            <text:p>Err:502</text:p>
          </table:table-cell>
          <table:table-cell table:formula="of:=COUNTIF(INDIRECT([.S$2]&amp;&quot;.F3&quot;):INDIRECT([.S$2]&amp;&quot;.F1000&quot;);[.$A8])" office:value-type="float" office:value="0">
            <text:p>Err:502</text:p>
          </table:table-cell>
          <table:table-cell table:formula="of:=COUNTIF(INDIRECT([.T$2]&amp;&quot;.F3&quot;):INDIRECT([.T$2]&amp;&quot;.F1000&quot;);[.$A8])" office:value-type="float" office:value="0">
            <text:p>Err:502</text:p>
          </table:table-cell>
          <table:table-cell table:formula="of:=COUNTIF(INDIRECT([.U$2]&amp;&quot;.F3&quot;):INDIRECT([.U$2]&amp;&quot;.F1000&quot;);[.$A8])" office:value-type="float" office:value="0">
            <text:p>Err:502</text:p>
          </table:table-cell>
          <table:table-cell table:formula="of:=COUNTIF(INDIRECT([.V$2]&amp;&quot;.F3&quot;):INDIRECT([.V$2]&amp;&quot;.F1000&quot;);[.$A8])" office:value-type="float" office:value="0">
            <text:p>Err:502</text:p>
          </table:table-cell>
          <table:table-cell table:formula="of:=COUNTIF(INDIRECT([.W$2]&amp;&quot;.F3&quot;):INDIRECT([.W$2]&amp;&quot;.F1000&quot;);[.$A8])" office:value-type="float" office:value="0">
            <text:p>Err:502</text:p>
          </table:table-cell>
          <table:table-cell table:formula="of:=COUNTIF(INDIRECT([.X$2]&amp;&quot;.F3&quot;):INDIRECT([.X$2]&amp;&quot;.F1000&quot;);[.$A8])" office:value-type="float" office:value="0">
            <text:p>Err:502</text:p>
          </table:table-cell>
          <table:table-cell table:formula="of:=COUNTIF(INDIRECT([.Y$2]&amp;&quot;.F3&quot;):INDIRECT([.Y$2]&amp;&quot;.F1000&quot;);[.$A8])" office:value-type="float" office:value="0">
            <text:p>Err:502</text:p>
          </table:table-cell>
          <table:table-cell table:formula="of:=COUNTIF(INDIRECT([.Z$2]&amp;&quot;.F3&quot;):INDIRECT([.Z$2]&amp;&quot;.F1000&quot;);[.$A8])" office:value-type="float" office:value="0">
            <text:p>Err:502</text:p>
          </table:table-cell>
          <table:table-cell table:formula="of:=COUNTIF(INDIRECT([.AA$2]&amp;&quot;.F3&quot;):INDIRECT([.AA$2]&amp;&quot;.F1000&quot;);[.$A8])" office:value-type="float" office:value="0">
            <text:p>Err:502</text:p>
          </table:table-cell>
          <table:table-cell table:formula="of:=COUNTIF(INDIRECT([.AB$2]&amp;&quot;.F3&quot;):INDIRECT([.AB$2]&amp;&quot;.F1000&quot;);[.$A8])" office:value-type="float" office:value="0">
            <text:p>Err:502</text:p>
          </table:table-cell>
          <table:table-cell table:formula="of:=COUNTIF(INDIRECT([.AC$2]&amp;&quot;.F3&quot;):INDIRECT([.AC$2]&amp;&quot;.F1000&quot;);[.$A8])" office:value-type="float" office:value="0">
            <text:p>Err:502</text:p>
          </table:table-cell>
          <table:table-cell table:formula="of:=COUNTIF(INDIRECT([.AD$2]&amp;&quot;.F3&quot;):INDIRECT([.AD$2]&amp;&quot;.F1000&quot;);[.$A8])" office:value-type="float" office:value="0">
            <text:p>Err:502</text:p>
          </table:table-cell>
          <table:table-cell table:formula="of:=COUNTIF(INDIRECT([.AE$2]&amp;&quot;.F3&quot;):INDIRECT([.AE$2]&amp;&quot;.F1000&quot;);[.$A8])" office:value-type="float" office:value="0">
            <text:p>Err:502</text:p>
          </table:table-cell>
          <table:table-cell table:formula="of:=COUNTIF(INDIRECT([.AF$2]&amp;&quot;.F3&quot;):INDIRECT([.AF$2]&amp;&quot;.F1000&quot;);[.$A8])" office:value-type="float" office:value="0">
            <text:p>Err:502</text:p>
          </table:table-cell>
          <table:table-cell table:formula="of:=COUNTIF(INDIRECT([.AG$2]&amp;&quot;.F3&quot;):INDIRECT([.AG$2]&amp;&quot;.F1000&quot;);[.$A8])" office:value-type="float" office:value="0">
            <text:p>Err:502</text:p>
          </table:table-cell>
          <table:table-cell table:formula="of:=COUNTIF(INDIRECT([.AH$2]&amp;&quot;.F3&quot;):INDIRECT([.AH$2]&amp;&quot;.F1000&quot;);[.$A8])" office:value-type="float" office:value="0">
            <text:p>Err:502</text:p>
          </table:table-cell>
          <table:table-cell table:formula="of:=COUNTIF(INDIRECT([.AI$2]&amp;&quot;.F3&quot;):INDIRECT([.AI$2]&amp;&quot;.F1000&quot;);[.$A8])" office:value-type="float" office:value="0">
            <text:p>Err:502</text:p>
          </table:table-cell>
          <table:table-cell table:formula="of:=COUNTIF(INDIRECT([.AJ$2]&amp;&quot;.F3&quot;):INDIRECT([.AJ$2]&amp;&quot;.F1000&quot;);[.$A8])" office:value-type="float" office:value="0">
            <text:p>Err:502</text:p>
          </table:table-cell>
          <table:table-cell table:formula="of:=COUNTIF(INDIRECT([.AK$2]&amp;&quot;.F3&quot;):INDIRECT([.AK$2]&amp;&quot;.F1000&quot;);[.$A8])" office:value-type="float" office:value="0">
            <text:p>Err:502</text:p>
          </table:table-cell>
          <table:table-cell table:formula="of:=COUNTIF(INDIRECT([.AL$2]&amp;&quot;.F3&quot;):INDIRECT([.AL$2]&amp;&quot;.F1000&quot;);[.$A8])" office:value-type="float" office:value="0">
            <text:p>Err:502</text:p>
          </table:table-cell>
          <table:table-cell table:formula="of:=COUNTIF(INDIRECT([.AM$2]&amp;&quot;.F3&quot;):INDIRECT([.AM$2]&amp;&quot;.F1000&quot;);[.$A8])" office:value-type="float" office:value="0">
            <text:p>Err:502</text:p>
          </table:table-cell>
          <table:table-cell table:formula="of:=COUNTIF(INDIRECT([.AN$2]&amp;&quot;.F3&quot;):INDIRECT([.AN$2]&amp;&quot;.F1000&quot;);[.$A8])" office:value-type="float" office:value="0">
            <text:p>Err:502</text:p>
          </table:table-cell>
          <table:table-cell table:formula="of:=COUNTIF(INDIRECT([.AO$2]&amp;&quot;.F3&quot;):INDIRECT([.AO$2]&amp;&quot;.F1000&quot;);[.$A8])" office:value-type="float" office:value="0">
            <text:p>Err:502</text:p>
          </table:table-cell>
          <table:table-cell table:formula="of:=COUNTIF(INDIRECT([.AP$2]&amp;&quot;.F3&quot;):INDIRECT([.AP$2]&amp;&quot;.F1000&quot;);[.$A8])" office:value-type="float" office:value="0">
            <text:p>Err:502</text:p>
          </table:table-cell>
          <table:table-cell table:formula="of:=COUNTIF(INDIRECT([.AQ$2]&amp;&quot;.F3&quot;):INDIRECT([.AQ$2]&amp;&quot;.F1000&quot;);[.$A8])" office:value-type="float" office:value="0">
            <text:p>Err:502</text:p>
          </table:table-cell>
          <table:table-cell table:formula="of:=COUNTIF(INDIRECT([.AR$2]&amp;&quot;.F3&quot;):INDIRECT([.AR$2]&amp;&quot;.F1000&quot;);[.$A8])" office:value-type="float" office:value="0">
            <text:p>Err:502</text:p>
          </table:table-cell>
          <table:table-cell table:formula="of:=COUNTIF(INDIRECT([.AS$2]&amp;&quot;.F3&quot;):INDIRECT([.AS$2]&amp;&quot;.F1000&quot;);[.$A8])" office:value-type="float" office:value="0">
            <text:p>Err:502</text:p>
          </table:table-cell>
          <table:table-cell table:formula="of:=COUNTIF(INDIRECT([.AT$2]&amp;&quot;.F3&quot;):INDIRECT([.AT$2]&amp;&quot;.F1000&quot;);[.$A8])" office:value-type="float" office:value="0">
            <text:p>Err:502</text:p>
          </table:table-cell>
          <table:table-cell table:formula="of:=COUNTIF(INDIRECT([.AU$2]&amp;&quot;.F3&quot;):INDIRECT([.AU$2]&amp;&quot;.F1000&quot;);[.$A8])" office:value-type="float" office:value="0">
            <text:p>Err:502</text:p>
          </table:table-cell>
          <table:table-cell table:formula="of:=COUNTIF(INDIRECT([.AV$2]&amp;&quot;.F3&quot;):INDIRECT([.AV$2]&amp;&quot;.F1000&quot;);[.$A8])" office:value-type="float" office:value="0">
            <text:p>Err:502</text:p>
          </table:table-cell>
          <table:table-cell table:formula="of:=COUNTIF(INDIRECT([.AW$2]&amp;&quot;.F3&quot;):INDIRECT([.AW$2]&amp;&quot;.F1000&quot;);[.$A8])" office:value-type="float" office:value="0">
            <text:p>Err:502</text:p>
          </table:table-cell>
          <table:table-cell table:formula="of:=COUNTIF(INDIRECT([.AX$2]&amp;&quot;.F3&quot;):INDIRECT([.AX$2]&amp;&quot;.F1000&quot;);[.$A8])" office:value-type="float" office:value="0">
            <text:p>Err:502</text:p>
          </table:table-cell>
          <table:table-cell table:formula="of:=COUNTIF(INDIRECT([.AY$2]&amp;&quot;.F3&quot;):INDIRECT([.AY$2]&amp;&quot;.F1000&quot;);[.$A8])" office:value-type="float" office:value="0">
            <text:p>Err:502</text:p>
          </table:table-cell>
          <table:table-cell table:formula="of:=COUNTIF(INDIRECT([.AZ$2]&amp;&quot;.F3&quot;):INDIRECT([.AZ$2]&amp;&quot;.F1000&quot;);[.$A8])" office:value-type="float" office:value="0">
            <text:p>Err:502</text:p>
          </table:table-cell>
          <table:table-cell table:formula="of:=COUNTIF(INDIRECT([.BA$2]&amp;&quot;.F3&quot;):INDIRECT([.BA$2]&amp;&quot;.F1000&quot;);[.$A8])" office:value-type="float" office:value="0">
            <text:p>Err:502</text:p>
          </table:table-cell>
          <table:table-cell table:formula="of:=COUNTIF(INDIRECT([.BB$2]&amp;&quot;.F3&quot;):INDIRECT([.BB$2]&amp;&quot;.F1000&quot;);[.$A8])" office:value-type="float" office:value="0">
            <text:p>Err:502</text:p>
          </table:table-cell>
          <table:table-cell table:formula="of:=COUNTIF(INDIRECT([.BC$2]&amp;&quot;.F3&quot;):INDIRECT([.BC$2]&amp;&quot;.F1000&quot;);[.$A8])" office:value-type="float" office:value="0">
            <text:p>Err:502</text:p>
          </table:table-cell>
          <table:table-cell table:formula="of:=COUNTIF(INDIRECT([.BD$2]&amp;&quot;.F3&quot;):INDIRECT([.BD$2]&amp;&quot;.F1000&quot;);[.$A8])" office:value-type="float" office:value="0">
            <text:p>Err:502</text:p>
          </table:table-cell>
          <table:table-cell table:formula="of:=COUNTIF(INDIRECT([.BE$2]&amp;&quot;.F3&quot;):INDIRECT([.BE$2]&amp;&quot;.F1000&quot;);[.$A8])" office:value-type="float" office:value="0">
            <text:p>Err:502</text:p>
          </table:table-cell>
          <table:table-cell table:formula="of:=COUNTIF(INDIRECT([.BF$2]&amp;&quot;.F3&quot;):INDIRECT([.BF$2]&amp;&quot;.F1000&quot;);[.$A8])" office:value-type="float" office:value="0">
            <text:p>Err:502</text:p>
          </table:table-cell>
          <table:table-cell table:formula="of:=COUNTIF(INDIRECT([.BG$2]&amp;&quot;.F3&quot;):INDIRECT([.BG$2]&amp;&quot;.F1000&quot;);[.$A8])" office:value-type="float" office:value="0">
            <text:p>Err:502</text:p>
          </table:table-cell>
          <table:table-cell table:formula="of:=COUNTIF(INDIRECT([.BH$2]&amp;&quot;.F3&quot;):INDIRECT([.BH$2]&amp;&quot;.F1000&quot;);[.$A8])" office:value-type="float" office:value="0">
            <text:p>Err:502</text:p>
          </table:table-cell>
          <table:table-cell table:formula="of:=COUNTIF(INDIRECT([.BI$2]&amp;&quot;.F3&quot;):INDIRECT([.BI$2]&amp;&quot;.F1000&quot;);[.$A8])" office:value-type="float" office:value="0">
            <text:p>Err:502</text:p>
          </table:table-cell>
          <table:table-cell table:formula="of:=COUNTIF(INDIRECT([.BJ$2]&amp;&quot;.F3&quot;):INDIRECT([.BJ$2]&amp;&quot;.F1000&quot;);[.$A8])" office:value-type="float" office:value="0">
            <text:p>Err:502</text:p>
          </table:table-cell>
          <table:table-cell table:formula="of:=COUNTIF(INDIRECT([.BK$2]&amp;&quot;.F3&quot;):INDIRECT([.BK$2]&amp;&quot;.F1000&quot;);[.$A8])" office:value-type="float" office:value="0">
            <text:p>Err:502</text:p>
          </table:table-cell>
          <table:table-cell table:formula="of:=COUNTIF(INDIRECT([.BL$2]&amp;&quot;.F3&quot;):INDIRECT([.BL$2]&amp;&quot;.F1000&quot;);[.$A8])" office:value-type="float" office:value="0">
            <text:p>Err:502</text:p>
          </table:table-cell>
          <table:table-cell table:formula="of:=COUNTIF(INDIRECT([.BM$2]&amp;&quot;.F3&quot;):INDIRECT([.BM$2]&amp;&quot;.F1000&quot;);[.$A8])" office:value-type="float" office:value="0">
            <text:p>Err:502</text:p>
          </table:table-cell>
          <table:table-cell table:formula="of:=COUNTIF(INDIRECT([.BN$2]&amp;&quot;.F3&quot;):INDIRECT([.BN$2]&amp;&quot;.F1000&quot;);[.$A8])" office:value-type="float" office:value="0">
            <text:p>Err:502</text:p>
          </table:table-cell>
          <table:table-cell table:formula="of:=COUNTIF(INDIRECT([.BO$2]&amp;&quot;.F3&quot;):INDIRECT([.BO$2]&amp;&quot;.F1000&quot;);[.$A8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Velocity</text:p>
          </table:table-cell>
          <table:table-cell office:value-type="float" office:value="800">
            <text:p>800</text:p>
          </table:table-cell>
          <table:table-cell table:formula="of:=SUMIF([.E9:.DZ9];&quot;&gt;0&quot;)" office:value-type="float" office:value="49">
            <text:p>49</text:p>
          </table:table-cell>
          <table:table-cell table:formula="of:=SUM([.B9]*[.C9]/1000)" office:value-type="currency" office:currency="USD" office:value="39.2">
            <text:p>39.20 USD</text:p>
          </table:table-cell>
          <table:table-cell table:formula="of:=COUNTIF(INDIRECT([.E$2]&amp;&quot;.F3&quot;):INDIRECT([.E$2]&amp;&quot;.F1000&quot;);[.$A9])" office:value-type="float" office:value="11">
            <text:p>11</text:p>
          </table:table-cell>
          <table:table-cell table:formula="of:=COUNTIF(INDIRECT([.F$2]&amp;&quot;.F3&quot;):INDIRECT([.F$2]&amp;&quot;.F1000&quot;);[.$A9])" office:value-type="float" office:value="4">
            <text:p>4</text:p>
          </table:table-cell>
          <table:table-cell table:formula="of:=COUNTIF(INDIRECT([.G$2]&amp;&quot;.F3&quot;):INDIRECT([.G$2]&amp;&quot;.F1000&quot;);[.$A9])" office:value-type="float" office:value="2">
            <text:p>2</text:p>
          </table:table-cell>
          <table:table-cell table:formula="of:=COUNTIF(INDIRECT([.H$2]&amp;&quot;.F3&quot;):INDIRECT([.H$2]&amp;&quot;.F1000&quot;);[.$A9])" office:value-type="float" office:value="6">
            <text:p>6</text:p>
          </table:table-cell>
          <table:table-cell table:formula="of:=COUNTIF(INDIRECT([.I$2]&amp;&quot;.F3&quot;):INDIRECT([.I$2]&amp;&quot;.F1000&quot;);[.$A9])" office:value-type="float" office:value="8">
            <text:p>8</text:p>
          </table:table-cell>
          <table:table-cell table:formula="of:=COUNTIF(INDIRECT([.J$2]&amp;&quot;.F3&quot;):INDIRECT([.J$2]&amp;&quot;.F1000&quot;);[.$A9])" office:value-type="float" office:value="3">
            <text:p>3</text:p>
          </table:table-cell>
          <table:table-cell table:formula="of:=COUNTIF(INDIRECT([.K$2]&amp;&quot;.F3&quot;):INDIRECT([.K$2]&amp;&quot;.F1000&quot;);[.$A9])" office:value-type="float" office:value="8">
            <text:p>8</text:p>
          </table:table-cell>
          <table:table-cell table:formula="of:=COUNTIF(INDIRECT([.L$2]&amp;&quot;.F3&quot;):INDIRECT([.L$2]&amp;&quot;.F1000&quot;);[.$A9])" office:value-type="float" office:value="0">
            <text:p>0</text:p>
          </table:table-cell>
          <table:table-cell table:formula="of:=COUNTIF(INDIRECT([.M$2]&amp;&quot;.F3&quot;):INDIRECT([.M$2]&amp;&quot;.F1000&quot;);[.$A9])" office:value-type="float" office:value="2">
            <text:p>2</text:p>
          </table:table-cell>
          <table:table-cell table:formula="of:=COUNTIF(INDIRECT([.N$2]&amp;&quot;.F3&quot;):INDIRECT([.N$2]&amp;&quot;.F1000&quot;);[.$A9])" office:value-type="float" office:value="3">
            <text:p>3</text:p>
          </table:table-cell>
          <table:table-cell table:formula="of:=COUNTIF(INDIRECT([.O$2]&amp;&quot;.F3&quot;):INDIRECT([.O$2]&amp;&quot;.F1000&quot;);[.$A9])" office:value-type="float" office:value="2">
            <text:p>2</text:p>
          </table:table-cell>
          <table:table-cell table:formula="of:=COUNTIF(INDIRECT([.P$2]&amp;&quot;.F3&quot;):INDIRECT([.P$2]&amp;&quot;.F1000&quot;);[.$A9])" office:value-type="float" office:value="0">
            <text:p>Err:502</text:p>
          </table:table-cell>
          <table:table-cell table:formula="of:=COUNTIF(INDIRECT([.Q$2]&amp;&quot;.F3&quot;):INDIRECT([.Q$2]&amp;&quot;.F1000&quot;);[.$A9])" office:value-type="float" office:value="0">
            <text:p>Err:502</text:p>
          </table:table-cell>
          <table:table-cell table:formula="of:=COUNTIF(INDIRECT([.R$2]&amp;&quot;.F3&quot;):INDIRECT([.R$2]&amp;&quot;.F1000&quot;);[.$A9])" office:value-type="float" office:value="0">
            <text:p>Err:502</text:p>
          </table:table-cell>
          <table:table-cell table:formula="of:=COUNTIF(INDIRECT([.S$2]&amp;&quot;.F3&quot;):INDIRECT([.S$2]&amp;&quot;.F1000&quot;);[.$A9])" office:value-type="float" office:value="0">
            <text:p>Err:502</text:p>
          </table:table-cell>
          <table:table-cell table:formula="of:=COUNTIF(INDIRECT([.T$2]&amp;&quot;.F3&quot;):INDIRECT([.T$2]&amp;&quot;.F1000&quot;);[.$A9])" office:value-type="float" office:value="0">
            <text:p>Err:502</text:p>
          </table:table-cell>
          <table:table-cell table:formula="of:=COUNTIF(INDIRECT([.U$2]&amp;&quot;.F3&quot;):INDIRECT([.U$2]&amp;&quot;.F1000&quot;);[.$A9])" office:value-type="float" office:value="0">
            <text:p>Err:502</text:p>
          </table:table-cell>
          <table:table-cell table:formula="of:=COUNTIF(INDIRECT([.V$2]&amp;&quot;.F3&quot;):INDIRECT([.V$2]&amp;&quot;.F1000&quot;);[.$A9])" office:value-type="float" office:value="0">
            <text:p>Err:502</text:p>
          </table:table-cell>
          <table:table-cell table:formula="of:=COUNTIF(INDIRECT([.W$2]&amp;&quot;.F3&quot;):INDIRECT([.W$2]&amp;&quot;.F1000&quot;);[.$A9])" office:value-type="float" office:value="0">
            <text:p>Err:502</text:p>
          </table:table-cell>
          <table:table-cell table:formula="of:=COUNTIF(INDIRECT([.X$2]&amp;&quot;.F3&quot;):INDIRECT([.X$2]&amp;&quot;.F1000&quot;);[.$A9])" office:value-type="float" office:value="0">
            <text:p>Err:502</text:p>
          </table:table-cell>
          <table:table-cell table:formula="of:=COUNTIF(INDIRECT([.Y$2]&amp;&quot;.F3&quot;):INDIRECT([.Y$2]&amp;&quot;.F1000&quot;);[.$A9])" office:value-type="float" office:value="0">
            <text:p>Err:502</text:p>
          </table:table-cell>
          <table:table-cell table:formula="of:=COUNTIF(INDIRECT([.Z$2]&amp;&quot;.F3&quot;):INDIRECT([.Z$2]&amp;&quot;.F1000&quot;);[.$A9])" office:value-type="float" office:value="0">
            <text:p>Err:502</text:p>
          </table:table-cell>
          <table:table-cell table:formula="of:=COUNTIF(INDIRECT([.AA$2]&amp;&quot;.F3&quot;):INDIRECT([.AA$2]&amp;&quot;.F1000&quot;);[.$A9])" office:value-type="float" office:value="0">
            <text:p>Err:502</text:p>
          </table:table-cell>
          <table:table-cell table:formula="of:=COUNTIF(INDIRECT([.AB$2]&amp;&quot;.F3&quot;):INDIRECT([.AB$2]&amp;&quot;.F1000&quot;);[.$A9])" office:value-type="float" office:value="0">
            <text:p>Err:502</text:p>
          </table:table-cell>
          <table:table-cell table:formula="of:=COUNTIF(INDIRECT([.AC$2]&amp;&quot;.F3&quot;):INDIRECT([.AC$2]&amp;&quot;.F1000&quot;);[.$A9])" office:value-type="float" office:value="0">
            <text:p>Err:502</text:p>
          </table:table-cell>
          <table:table-cell table:formula="of:=COUNTIF(INDIRECT([.AD$2]&amp;&quot;.F3&quot;):INDIRECT([.AD$2]&amp;&quot;.F1000&quot;);[.$A9])" office:value-type="float" office:value="0">
            <text:p>Err:502</text:p>
          </table:table-cell>
          <table:table-cell table:formula="of:=COUNTIF(INDIRECT([.AE$2]&amp;&quot;.F3&quot;):INDIRECT([.AE$2]&amp;&quot;.F1000&quot;);[.$A9])" office:value-type="float" office:value="0">
            <text:p>Err:502</text:p>
          </table:table-cell>
          <table:table-cell table:formula="of:=COUNTIF(INDIRECT([.AF$2]&amp;&quot;.F3&quot;):INDIRECT([.AF$2]&amp;&quot;.F1000&quot;);[.$A9])" office:value-type="float" office:value="0">
            <text:p>Err:502</text:p>
          </table:table-cell>
          <table:table-cell table:formula="of:=COUNTIF(INDIRECT([.AG$2]&amp;&quot;.F3&quot;):INDIRECT([.AG$2]&amp;&quot;.F1000&quot;);[.$A9])" office:value-type="float" office:value="0">
            <text:p>Err:502</text:p>
          </table:table-cell>
          <table:table-cell table:formula="of:=COUNTIF(INDIRECT([.AH$2]&amp;&quot;.F3&quot;):INDIRECT([.AH$2]&amp;&quot;.F1000&quot;);[.$A9])" office:value-type="float" office:value="0">
            <text:p>Err:502</text:p>
          </table:table-cell>
          <table:table-cell table:formula="of:=COUNTIF(INDIRECT([.AI$2]&amp;&quot;.F3&quot;):INDIRECT([.AI$2]&amp;&quot;.F1000&quot;);[.$A9])" office:value-type="float" office:value="0">
            <text:p>Err:502</text:p>
          </table:table-cell>
          <table:table-cell table:formula="of:=COUNTIF(INDIRECT([.AJ$2]&amp;&quot;.F3&quot;):INDIRECT([.AJ$2]&amp;&quot;.F1000&quot;);[.$A9])" office:value-type="float" office:value="0">
            <text:p>Err:502</text:p>
          </table:table-cell>
          <table:table-cell table:formula="of:=COUNTIF(INDIRECT([.AK$2]&amp;&quot;.F3&quot;):INDIRECT([.AK$2]&amp;&quot;.F1000&quot;);[.$A9])" office:value-type="float" office:value="0">
            <text:p>Err:502</text:p>
          </table:table-cell>
          <table:table-cell table:formula="of:=COUNTIF(INDIRECT([.AL$2]&amp;&quot;.F3&quot;):INDIRECT([.AL$2]&amp;&quot;.F1000&quot;);[.$A9])" office:value-type="float" office:value="0">
            <text:p>Err:502</text:p>
          </table:table-cell>
          <table:table-cell table:formula="of:=COUNTIF(INDIRECT([.AM$2]&amp;&quot;.F3&quot;):INDIRECT([.AM$2]&amp;&quot;.F1000&quot;);[.$A9])" office:value-type="float" office:value="0">
            <text:p>Err:502</text:p>
          </table:table-cell>
          <table:table-cell table:formula="of:=COUNTIF(INDIRECT([.AN$2]&amp;&quot;.F3&quot;):INDIRECT([.AN$2]&amp;&quot;.F1000&quot;);[.$A9])" office:value-type="float" office:value="0">
            <text:p>Err:502</text:p>
          </table:table-cell>
          <table:table-cell table:formula="of:=COUNTIF(INDIRECT([.AO$2]&amp;&quot;.F3&quot;):INDIRECT([.AO$2]&amp;&quot;.F1000&quot;);[.$A9])" office:value-type="float" office:value="0">
            <text:p>Err:502</text:p>
          </table:table-cell>
          <table:table-cell table:formula="of:=COUNTIF(INDIRECT([.AP$2]&amp;&quot;.F3&quot;):INDIRECT([.AP$2]&amp;&quot;.F1000&quot;);[.$A9])" office:value-type="float" office:value="0">
            <text:p>Err:502</text:p>
          </table:table-cell>
          <table:table-cell table:formula="of:=COUNTIF(INDIRECT([.AQ$2]&amp;&quot;.F3&quot;):INDIRECT([.AQ$2]&amp;&quot;.F1000&quot;);[.$A9])" office:value-type="float" office:value="0">
            <text:p>Err:502</text:p>
          </table:table-cell>
          <table:table-cell table:formula="of:=COUNTIF(INDIRECT([.AR$2]&amp;&quot;.F3&quot;):INDIRECT([.AR$2]&amp;&quot;.F1000&quot;);[.$A9])" office:value-type="float" office:value="0">
            <text:p>Err:502</text:p>
          </table:table-cell>
          <table:table-cell table:formula="of:=COUNTIF(INDIRECT([.AS$2]&amp;&quot;.F3&quot;):INDIRECT([.AS$2]&amp;&quot;.F1000&quot;);[.$A9])" office:value-type="float" office:value="0">
            <text:p>Err:502</text:p>
          </table:table-cell>
          <table:table-cell table:formula="of:=COUNTIF(INDIRECT([.AT$2]&amp;&quot;.F3&quot;):INDIRECT([.AT$2]&amp;&quot;.F1000&quot;);[.$A9])" office:value-type="float" office:value="0">
            <text:p>Err:502</text:p>
          </table:table-cell>
          <table:table-cell table:formula="of:=COUNTIF(INDIRECT([.AU$2]&amp;&quot;.F3&quot;):INDIRECT([.AU$2]&amp;&quot;.F1000&quot;);[.$A9])" office:value-type="float" office:value="0">
            <text:p>Err:502</text:p>
          </table:table-cell>
          <table:table-cell table:formula="of:=COUNTIF(INDIRECT([.AV$2]&amp;&quot;.F3&quot;):INDIRECT([.AV$2]&amp;&quot;.F1000&quot;);[.$A9])" office:value-type="float" office:value="0">
            <text:p>Err:502</text:p>
          </table:table-cell>
          <table:table-cell table:formula="of:=COUNTIF(INDIRECT([.AW$2]&amp;&quot;.F3&quot;):INDIRECT([.AW$2]&amp;&quot;.F1000&quot;);[.$A9])" office:value-type="float" office:value="0">
            <text:p>Err:502</text:p>
          </table:table-cell>
          <table:table-cell table:formula="of:=COUNTIF(INDIRECT([.AX$2]&amp;&quot;.F3&quot;):INDIRECT([.AX$2]&amp;&quot;.F1000&quot;);[.$A9])" office:value-type="float" office:value="0">
            <text:p>Err:502</text:p>
          </table:table-cell>
          <table:table-cell table:formula="of:=COUNTIF(INDIRECT([.AY$2]&amp;&quot;.F3&quot;):INDIRECT([.AY$2]&amp;&quot;.F1000&quot;);[.$A9])" office:value-type="float" office:value="0">
            <text:p>Err:502</text:p>
          </table:table-cell>
          <table:table-cell table:formula="of:=COUNTIF(INDIRECT([.AZ$2]&amp;&quot;.F3&quot;):INDIRECT([.AZ$2]&amp;&quot;.F1000&quot;);[.$A9])" office:value-type="float" office:value="0">
            <text:p>Err:502</text:p>
          </table:table-cell>
          <table:table-cell table:formula="of:=COUNTIF(INDIRECT([.BA$2]&amp;&quot;.F3&quot;):INDIRECT([.BA$2]&amp;&quot;.F1000&quot;);[.$A9])" office:value-type="float" office:value="0">
            <text:p>Err:502</text:p>
          </table:table-cell>
          <table:table-cell table:formula="of:=COUNTIF(INDIRECT([.BB$2]&amp;&quot;.F3&quot;):INDIRECT([.BB$2]&amp;&quot;.F1000&quot;);[.$A9])" office:value-type="float" office:value="0">
            <text:p>Err:502</text:p>
          </table:table-cell>
          <table:table-cell table:formula="of:=COUNTIF(INDIRECT([.BC$2]&amp;&quot;.F3&quot;):INDIRECT([.BC$2]&amp;&quot;.F1000&quot;);[.$A9])" office:value-type="float" office:value="0">
            <text:p>Err:502</text:p>
          </table:table-cell>
          <table:table-cell table:formula="of:=COUNTIF(INDIRECT([.BD$2]&amp;&quot;.F3&quot;):INDIRECT([.BD$2]&amp;&quot;.F1000&quot;);[.$A9])" office:value-type="float" office:value="0">
            <text:p>Err:502</text:p>
          </table:table-cell>
          <table:table-cell table:formula="of:=COUNTIF(INDIRECT([.BE$2]&amp;&quot;.F3&quot;):INDIRECT([.BE$2]&amp;&quot;.F1000&quot;);[.$A9])" office:value-type="float" office:value="0">
            <text:p>Err:502</text:p>
          </table:table-cell>
          <table:table-cell table:formula="of:=COUNTIF(INDIRECT([.BF$2]&amp;&quot;.F3&quot;):INDIRECT([.BF$2]&amp;&quot;.F1000&quot;);[.$A9])" office:value-type="float" office:value="0">
            <text:p>Err:502</text:p>
          </table:table-cell>
          <table:table-cell table:formula="of:=COUNTIF(INDIRECT([.BG$2]&amp;&quot;.F3&quot;):INDIRECT([.BG$2]&amp;&quot;.F1000&quot;);[.$A9])" office:value-type="float" office:value="0">
            <text:p>Err:502</text:p>
          </table:table-cell>
          <table:table-cell table:formula="of:=COUNTIF(INDIRECT([.BH$2]&amp;&quot;.F3&quot;):INDIRECT([.BH$2]&amp;&quot;.F1000&quot;);[.$A9])" office:value-type="float" office:value="0">
            <text:p>Err:502</text:p>
          </table:table-cell>
          <table:table-cell table:formula="of:=COUNTIF(INDIRECT([.BI$2]&amp;&quot;.F3&quot;):INDIRECT([.BI$2]&amp;&quot;.F1000&quot;);[.$A9])" office:value-type="float" office:value="0">
            <text:p>Err:502</text:p>
          </table:table-cell>
          <table:table-cell table:formula="of:=COUNTIF(INDIRECT([.BJ$2]&amp;&quot;.F3&quot;):INDIRECT([.BJ$2]&amp;&quot;.F1000&quot;);[.$A9])" office:value-type="float" office:value="0">
            <text:p>Err:502</text:p>
          </table:table-cell>
          <table:table-cell table:formula="of:=COUNTIF(INDIRECT([.BK$2]&amp;&quot;.F3&quot;):INDIRECT([.BK$2]&amp;&quot;.F1000&quot;);[.$A9])" office:value-type="float" office:value="0">
            <text:p>Err:502</text:p>
          </table:table-cell>
          <table:table-cell table:formula="of:=COUNTIF(INDIRECT([.BL$2]&amp;&quot;.F3&quot;):INDIRECT([.BL$2]&amp;&quot;.F1000&quot;);[.$A9])" office:value-type="float" office:value="0">
            <text:p>Err:502</text:p>
          </table:table-cell>
          <table:table-cell table:formula="of:=COUNTIF(INDIRECT([.BM$2]&amp;&quot;.F3&quot;):INDIRECT([.BM$2]&amp;&quot;.F1000&quot;);[.$A9])" office:value-type="float" office:value="0">
            <text:p>Err:502</text:p>
          </table:table-cell>
          <table:table-cell table:formula="of:=COUNTIF(INDIRECT([.BN$2]&amp;&quot;.F3&quot;):INDIRECT([.BN$2]&amp;&quot;.F1000&quot;);[.$A9])" office:value-type="float" office:value="0">
            <text:p>Err:502</text:p>
          </table:table-cell>
          <table:table-cell table:formula="of:=COUNTIF(INDIRECT([.BO$2]&amp;&quot;.F3&quot;):INDIRECT([.BO$2]&amp;&quot;.F1000&quot;);[.$A9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ergyRefill</text:p>
          </table:table-cell>
          <table:table-cell office:value-type="float" office:value="250">
            <text:p>250</text:p>
          </table:table-cell>
          <table:table-cell table:formula="of:=SUMIF([.E10:.DZ10];&quot;&gt;0&quot;)" office:value-type="float" office:value="145">
            <text:p>145</text:p>
          </table:table-cell>
          <table:table-cell table:formula="of:=SUM([.B10]*[.C10]/1000)" office:value-type="currency" office:currency="USD" office:value="36.25">
            <text:p>36.25 USD</text:p>
          </table:table-cell>
          <table:table-cell table:formula="of:=COUNTIF(INDIRECT([.E$2]&amp;&quot;.F3&quot;):INDIRECT([.E$2]&amp;&quot;.F1000&quot;);[.$A10])" office:value-type="float" office:value="0">
            <text:p>0</text:p>
          </table:table-cell>
          <table:table-cell table:formula="of:=COUNTIF(INDIRECT([.F$2]&amp;&quot;.F3&quot;):INDIRECT([.F$2]&amp;&quot;.F1000&quot;);[.$A10])" office:value-type="float" office:value="0">
            <text:p>0</text:p>
          </table:table-cell>
          <table:table-cell table:formula="of:=COUNTIF(INDIRECT([.G$2]&amp;&quot;.F3&quot;):INDIRECT([.G$2]&amp;&quot;.F1000&quot;);[.$A10])" office:value-type="float" office:value="0">
            <text:p>0</text:p>
          </table:table-cell>
          <table:table-cell table:formula="of:=COUNTIF(INDIRECT([.H$2]&amp;&quot;.F3&quot;):INDIRECT([.H$2]&amp;&quot;.F1000&quot;);[.$A10])" office:value-type="float" office:value="0">
            <text:p>0</text:p>
          </table:table-cell>
          <table:table-cell table:formula="of:=COUNTIF(INDIRECT([.I$2]&amp;&quot;.F3&quot;):INDIRECT([.I$2]&amp;&quot;.F1000&quot;);[.$A10])" office:value-type="float" office:value="18">
            <text:p>18</text:p>
          </table:table-cell>
          <table:table-cell table:formula="of:=COUNTIF(INDIRECT([.J$2]&amp;&quot;.F3&quot;):INDIRECT([.J$2]&amp;&quot;.F1000&quot;);[.$A10])" office:value-type="float" office:value="26">
            <text:p>26</text:p>
          </table:table-cell>
          <table:table-cell table:formula="of:=COUNTIF(INDIRECT([.K$2]&amp;&quot;.F3&quot;):INDIRECT([.K$2]&amp;&quot;.F1000&quot;);[.$A10])" office:value-type="float" office:value="35">
            <text:p>35</text:p>
          </table:table-cell>
          <table:table-cell table:formula="of:=COUNTIF(INDIRECT([.L$2]&amp;&quot;.F3&quot;):INDIRECT([.L$2]&amp;&quot;.F1000&quot;);[.$A10])" office:value-type="float" office:value="17">
            <text:p>17</text:p>
          </table:table-cell>
          <table:table-cell table:formula="of:=COUNTIF(INDIRECT([.M$2]&amp;&quot;.F3&quot;):INDIRECT([.M$2]&amp;&quot;.F1000&quot;);[.$A10])" office:value-type="float" office:value="18">
            <text:p>18</text:p>
          </table:table-cell>
          <table:table-cell table:formula="of:=COUNTIF(INDIRECT([.N$2]&amp;&quot;.F3&quot;):INDIRECT([.N$2]&amp;&quot;.F1000&quot;);[.$A10])" office:value-type="float" office:value="19">
            <text:p>19</text:p>
          </table:table-cell>
          <table:table-cell table:formula="of:=COUNTIF(INDIRECT([.O$2]&amp;&quot;.F3&quot;):INDIRECT([.O$2]&amp;&quot;.F1000&quot;);[.$A10])" office:value-type="float" office:value="12">
            <text:p>12</text:p>
          </table:table-cell>
          <table:table-cell table:formula="of:=COUNTIF(INDIRECT([.P$2]&amp;&quot;.F3&quot;):INDIRECT([.P$2]&amp;&quot;.F1000&quot;);[.$A10])" office:value-type="float" office:value="0">
            <text:p>Err:502</text:p>
          </table:table-cell>
          <table:table-cell table:formula="of:=COUNTIF(INDIRECT([.Q$2]&amp;&quot;.F3&quot;):INDIRECT([.Q$2]&amp;&quot;.F1000&quot;);[.$A10])" office:value-type="float" office:value="0">
            <text:p>Err:502</text:p>
          </table:table-cell>
          <table:table-cell table:formula="of:=COUNTIF(INDIRECT([.R$2]&amp;&quot;.F3&quot;):INDIRECT([.R$2]&amp;&quot;.F1000&quot;);[.$A10])" office:value-type="float" office:value="0">
            <text:p>Err:502</text:p>
          </table:table-cell>
          <table:table-cell table:formula="of:=COUNTIF(INDIRECT([.S$2]&amp;&quot;.F3&quot;):INDIRECT([.S$2]&amp;&quot;.F1000&quot;);[.$A10])" office:value-type="float" office:value="0">
            <text:p>Err:502</text:p>
          </table:table-cell>
          <table:table-cell table:formula="of:=COUNTIF(INDIRECT([.T$2]&amp;&quot;.F3&quot;):INDIRECT([.T$2]&amp;&quot;.F1000&quot;);[.$A10])" office:value-type="float" office:value="0">
            <text:p>Err:502</text:p>
          </table:table-cell>
          <table:table-cell table:formula="of:=COUNTIF(INDIRECT([.U$2]&amp;&quot;.F3&quot;):INDIRECT([.U$2]&amp;&quot;.F1000&quot;);[.$A10])" office:value-type="float" office:value="0">
            <text:p>Err:502</text:p>
          </table:table-cell>
          <table:table-cell table:formula="of:=COUNTIF(INDIRECT([.V$2]&amp;&quot;.F3&quot;):INDIRECT([.V$2]&amp;&quot;.F1000&quot;);[.$A10])" office:value-type="float" office:value="0">
            <text:p>Err:502</text:p>
          </table:table-cell>
          <table:table-cell table:formula="of:=COUNTIF(INDIRECT([.W$2]&amp;&quot;.F3&quot;):INDIRECT([.W$2]&amp;&quot;.F1000&quot;);[.$A10])" office:value-type="float" office:value="0">
            <text:p>Err:502</text:p>
          </table:table-cell>
          <table:table-cell table:formula="of:=COUNTIF(INDIRECT([.X$2]&amp;&quot;.F3&quot;):INDIRECT([.X$2]&amp;&quot;.F1000&quot;);[.$A10])" office:value-type="float" office:value="0">
            <text:p>Err:502</text:p>
          </table:table-cell>
          <table:table-cell table:formula="of:=COUNTIF(INDIRECT([.Y$2]&amp;&quot;.F3&quot;):INDIRECT([.Y$2]&amp;&quot;.F1000&quot;);[.$A10])" office:value-type="float" office:value="0">
            <text:p>Err:502</text:p>
          </table:table-cell>
          <table:table-cell table:formula="of:=COUNTIF(INDIRECT([.Z$2]&amp;&quot;.F3&quot;):INDIRECT([.Z$2]&amp;&quot;.F1000&quot;);[.$A10])" office:value-type="float" office:value="0">
            <text:p>Err:502</text:p>
          </table:table-cell>
          <table:table-cell table:formula="of:=COUNTIF(INDIRECT([.AA$2]&amp;&quot;.F3&quot;):INDIRECT([.AA$2]&amp;&quot;.F1000&quot;);[.$A10])" office:value-type="float" office:value="0">
            <text:p>Err:502</text:p>
          </table:table-cell>
          <table:table-cell table:formula="of:=COUNTIF(INDIRECT([.AB$2]&amp;&quot;.F3&quot;):INDIRECT([.AB$2]&amp;&quot;.F1000&quot;);[.$A10])" office:value-type="float" office:value="0">
            <text:p>Err:502</text:p>
          </table:table-cell>
          <table:table-cell table:formula="of:=COUNTIF(INDIRECT([.AC$2]&amp;&quot;.F3&quot;):INDIRECT([.AC$2]&amp;&quot;.F1000&quot;);[.$A10])" office:value-type="float" office:value="0">
            <text:p>Err:502</text:p>
          </table:table-cell>
          <table:table-cell table:formula="of:=COUNTIF(INDIRECT([.AD$2]&amp;&quot;.F3&quot;):INDIRECT([.AD$2]&amp;&quot;.F1000&quot;);[.$A10])" office:value-type="float" office:value="0">
            <text:p>Err:502</text:p>
          </table:table-cell>
          <table:table-cell table:formula="of:=COUNTIF(INDIRECT([.AE$2]&amp;&quot;.F3&quot;):INDIRECT([.AE$2]&amp;&quot;.F1000&quot;);[.$A10])" office:value-type="float" office:value="0">
            <text:p>Err:502</text:p>
          </table:table-cell>
          <table:table-cell table:formula="of:=COUNTIF(INDIRECT([.AF$2]&amp;&quot;.F3&quot;):INDIRECT([.AF$2]&amp;&quot;.F1000&quot;);[.$A10])" office:value-type="float" office:value="0">
            <text:p>Err:502</text:p>
          </table:table-cell>
          <table:table-cell table:formula="of:=COUNTIF(INDIRECT([.AG$2]&amp;&quot;.F3&quot;):INDIRECT([.AG$2]&amp;&quot;.F1000&quot;);[.$A10])" office:value-type="float" office:value="0">
            <text:p>Err:502</text:p>
          </table:table-cell>
          <table:table-cell table:formula="of:=COUNTIF(INDIRECT([.AH$2]&amp;&quot;.F3&quot;):INDIRECT([.AH$2]&amp;&quot;.F1000&quot;);[.$A10])" office:value-type="float" office:value="0">
            <text:p>Err:502</text:p>
          </table:table-cell>
          <table:table-cell table:formula="of:=COUNTIF(INDIRECT([.AI$2]&amp;&quot;.F3&quot;):INDIRECT([.AI$2]&amp;&quot;.F1000&quot;);[.$A10])" office:value-type="float" office:value="0">
            <text:p>Err:502</text:p>
          </table:table-cell>
          <table:table-cell table:formula="of:=COUNTIF(INDIRECT([.AJ$2]&amp;&quot;.F3&quot;):INDIRECT([.AJ$2]&amp;&quot;.F1000&quot;);[.$A10])" office:value-type="float" office:value="0">
            <text:p>Err:502</text:p>
          </table:table-cell>
          <table:table-cell table:formula="of:=COUNTIF(INDIRECT([.AK$2]&amp;&quot;.F3&quot;):INDIRECT([.AK$2]&amp;&quot;.F1000&quot;);[.$A10])" office:value-type="float" office:value="0">
            <text:p>Err:502</text:p>
          </table:table-cell>
          <table:table-cell table:formula="of:=COUNTIF(INDIRECT([.AL$2]&amp;&quot;.F3&quot;):INDIRECT([.AL$2]&amp;&quot;.F1000&quot;);[.$A10])" office:value-type="float" office:value="0">
            <text:p>Err:502</text:p>
          </table:table-cell>
          <table:table-cell table:formula="of:=COUNTIF(INDIRECT([.AM$2]&amp;&quot;.F3&quot;):INDIRECT([.AM$2]&amp;&quot;.F1000&quot;);[.$A10])" office:value-type="float" office:value="0">
            <text:p>Err:502</text:p>
          </table:table-cell>
          <table:table-cell table:formula="of:=COUNTIF(INDIRECT([.AN$2]&amp;&quot;.F3&quot;):INDIRECT([.AN$2]&amp;&quot;.F1000&quot;);[.$A10])" office:value-type="float" office:value="0">
            <text:p>Err:502</text:p>
          </table:table-cell>
          <table:table-cell table:formula="of:=COUNTIF(INDIRECT([.AO$2]&amp;&quot;.F3&quot;):INDIRECT([.AO$2]&amp;&quot;.F1000&quot;);[.$A10])" office:value-type="float" office:value="0">
            <text:p>Err:502</text:p>
          </table:table-cell>
          <table:table-cell table:formula="of:=COUNTIF(INDIRECT([.AP$2]&amp;&quot;.F3&quot;):INDIRECT([.AP$2]&amp;&quot;.F1000&quot;);[.$A10])" office:value-type="float" office:value="0">
            <text:p>Err:502</text:p>
          </table:table-cell>
          <table:table-cell table:formula="of:=COUNTIF(INDIRECT([.AQ$2]&amp;&quot;.F3&quot;):INDIRECT([.AQ$2]&amp;&quot;.F1000&quot;);[.$A10])" office:value-type="float" office:value="0">
            <text:p>Err:502</text:p>
          </table:table-cell>
          <table:table-cell table:formula="of:=COUNTIF(INDIRECT([.AR$2]&amp;&quot;.F3&quot;):INDIRECT([.AR$2]&amp;&quot;.F1000&quot;);[.$A10])" office:value-type="float" office:value="0">
            <text:p>Err:502</text:p>
          </table:table-cell>
          <table:table-cell table:formula="of:=COUNTIF(INDIRECT([.AS$2]&amp;&quot;.F3&quot;):INDIRECT([.AS$2]&amp;&quot;.F1000&quot;);[.$A10])" office:value-type="float" office:value="0">
            <text:p>Err:502</text:p>
          </table:table-cell>
          <table:table-cell table:formula="of:=COUNTIF(INDIRECT([.AT$2]&amp;&quot;.F3&quot;):INDIRECT([.AT$2]&amp;&quot;.F1000&quot;);[.$A10])" office:value-type="float" office:value="0">
            <text:p>Err:502</text:p>
          </table:table-cell>
          <table:table-cell table:formula="of:=COUNTIF(INDIRECT([.AU$2]&amp;&quot;.F3&quot;):INDIRECT([.AU$2]&amp;&quot;.F1000&quot;);[.$A10])" office:value-type="float" office:value="0">
            <text:p>Err:502</text:p>
          </table:table-cell>
          <table:table-cell table:formula="of:=COUNTIF(INDIRECT([.AV$2]&amp;&quot;.F3&quot;):INDIRECT([.AV$2]&amp;&quot;.F1000&quot;);[.$A10])" office:value-type="float" office:value="0">
            <text:p>Err:502</text:p>
          </table:table-cell>
          <table:table-cell table:formula="of:=COUNTIF(INDIRECT([.AW$2]&amp;&quot;.F3&quot;):INDIRECT([.AW$2]&amp;&quot;.F1000&quot;);[.$A10])" office:value-type="float" office:value="0">
            <text:p>Err:502</text:p>
          </table:table-cell>
          <table:table-cell table:formula="of:=COUNTIF(INDIRECT([.AX$2]&amp;&quot;.F3&quot;):INDIRECT([.AX$2]&amp;&quot;.F1000&quot;);[.$A10])" office:value-type="float" office:value="0">
            <text:p>Err:502</text:p>
          </table:table-cell>
          <table:table-cell table:formula="of:=COUNTIF(INDIRECT([.AY$2]&amp;&quot;.F3&quot;):INDIRECT([.AY$2]&amp;&quot;.F1000&quot;);[.$A10])" office:value-type="float" office:value="0">
            <text:p>Err:502</text:p>
          </table:table-cell>
          <table:table-cell table:formula="of:=COUNTIF(INDIRECT([.AZ$2]&amp;&quot;.F3&quot;):INDIRECT([.AZ$2]&amp;&quot;.F1000&quot;);[.$A10])" office:value-type="float" office:value="0">
            <text:p>Err:502</text:p>
          </table:table-cell>
          <table:table-cell table:formula="of:=COUNTIF(INDIRECT([.BA$2]&amp;&quot;.F3&quot;):INDIRECT([.BA$2]&amp;&quot;.F1000&quot;);[.$A10])" office:value-type="float" office:value="0">
            <text:p>Err:502</text:p>
          </table:table-cell>
          <table:table-cell table:formula="of:=COUNTIF(INDIRECT([.BB$2]&amp;&quot;.F3&quot;):INDIRECT([.BB$2]&amp;&quot;.F1000&quot;);[.$A10])" office:value-type="float" office:value="0">
            <text:p>Err:502</text:p>
          </table:table-cell>
          <table:table-cell table:formula="of:=COUNTIF(INDIRECT([.BC$2]&amp;&quot;.F3&quot;):INDIRECT([.BC$2]&amp;&quot;.F1000&quot;);[.$A10])" office:value-type="float" office:value="0">
            <text:p>Err:502</text:p>
          </table:table-cell>
          <table:table-cell table:formula="of:=COUNTIF(INDIRECT([.BD$2]&amp;&quot;.F3&quot;):INDIRECT([.BD$2]&amp;&quot;.F1000&quot;);[.$A10])" office:value-type="float" office:value="0">
            <text:p>Err:502</text:p>
          </table:table-cell>
          <table:table-cell table:formula="of:=COUNTIF(INDIRECT([.BE$2]&amp;&quot;.F3&quot;):INDIRECT([.BE$2]&amp;&quot;.F1000&quot;);[.$A10])" office:value-type="float" office:value="0">
            <text:p>Err:502</text:p>
          </table:table-cell>
          <table:table-cell table:formula="of:=COUNTIF(INDIRECT([.BF$2]&amp;&quot;.F3&quot;):INDIRECT([.BF$2]&amp;&quot;.F1000&quot;);[.$A10])" office:value-type="float" office:value="0">
            <text:p>Err:502</text:p>
          </table:table-cell>
          <table:table-cell table:formula="of:=COUNTIF(INDIRECT([.BG$2]&amp;&quot;.F3&quot;):INDIRECT([.BG$2]&amp;&quot;.F1000&quot;);[.$A10])" office:value-type="float" office:value="0">
            <text:p>Err:502</text:p>
          </table:table-cell>
          <table:table-cell table:formula="of:=COUNTIF(INDIRECT([.BH$2]&amp;&quot;.F3&quot;):INDIRECT([.BH$2]&amp;&quot;.F1000&quot;);[.$A10])" office:value-type="float" office:value="0">
            <text:p>Err:502</text:p>
          </table:table-cell>
          <table:table-cell table:formula="of:=COUNTIF(INDIRECT([.BI$2]&amp;&quot;.F3&quot;):INDIRECT([.BI$2]&amp;&quot;.F1000&quot;);[.$A10])" office:value-type="float" office:value="0">
            <text:p>Err:502</text:p>
          </table:table-cell>
          <table:table-cell table:formula="of:=COUNTIF(INDIRECT([.BJ$2]&amp;&quot;.F3&quot;):INDIRECT([.BJ$2]&amp;&quot;.F1000&quot;);[.$A10])" office:value-type="float" office:value="0">
            <text:p>Err:502</text:p>
          </table:table-cell>
          <table:table-cell table:formula="of:=COUNTIF(INDIRECT([.BK$2]&amp;&quot;.F3&quot;):INDIRECT([.BK$2]&amp;&quot;.F1000&quot;);[.$A10])" office:value-type="float" office:value="0">
            <text:p>Err:502</text:p>
          </table:table-cell>
          <table:table-cell table:formula="of:=COUNTIF(INDIRECT([.BL$2]&amp;&quot;.F3&quot;):INDIRECT([.BL$2]&amp;&quot;.F1000&quot;);[.$A10])" office:value-type="float" office:value="0">
            <text:p>Err:502</text:p>
          </table:table-cell>
          <table:table-cell table:formula="of:=COUNTIF(INDIRECT([.BM$2]&amp;&quot;.F3&quot;):INDIRECT([.BM$2]&amp;&quot;.F1000&quot;);[.$A10])" office:value-type="float" office:value="0">
            <text:p>Err:502</text:p>
          </table:table-cell>
          <table:table-cell table:formula="of:=COUNTIF(INDIRECT([.BN$2]&amp;&quot;.F3&quot;):INDIRECT([.BN$2]&amp;&quot;.F1000&quot;);[.$A10])" office:value-type="float" office:value="0">
            <text:p>Err:502</text:p>
          </table:table-cell>
          <table:table-cell table:formula="of:=COUNTIF(INDIRECT([.BO$2]&amp;&quot;.F3&quot;):INDIRECT([.BO$2]&amp;&quot;.F1000&quot;);[.$A10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DarkBlueExhaust</text:p>
          </table:table-cell>
          <table:table-cell office:value-type="float" office:value="2500">
            <text:p>2500</text:p>
          </table:table-cell>
          <table:table-cell table:formula="of:=SUMIF([.E11:.DZ11];&quot;&gt;0&quot;)" office:value-type="float" office:value="11">
            <text:p>11</text:p>
          </table:table-cell>
          <table:table-cell table:formula="of:=SUM([.B11]*[.C11]/1000)" office:value-type="currency" office:currency="USD" office:value="27.5">
            <text:p>27.50 USD</text:p>
          </table:table-cell>
          <table:table-cell table:formula="of:=COUNTIF(INDIRECT([.E$2]&amp;&quot;.F3&quot;):INDIRECT([.E$2]&amp;&quot;.F1000&quot;);[.$A11])" office:value-type="float" office:value="0">
            <text:p>0</text:p>
          </table:table-cell>
          <table:table-cell table:formula="of:=COUNTIF(INDIRECT([.F$2]&amp;&quot;.F3&quot;):INDIRECT([.F$2]&amp;&quot;.F1000&quot;);[.$A11])" office:value-type="float" office:value="0">
            <text:p>0</text:p>
          </table:table-cell>
          <table:table-cell table:formula="of:=COUNTIF(INDIRECT([.G$2]&amp;&quot;.F3&quot;):INDIRECT([.G$2]&amp;&quot;.F1000&quot;);[.$A11])" office:value-type="float" office:value="0">
            <text:p>0</text:p>
          </table:table-cell>
          <table:table-cell table:formula="of:=COUNTIF(INDIRECT([.H$2]&amp;&quot;.F3&quot;):INDIRECT([.H$2]&amp;&quot;.F1000&quot;);[.$A11])" office:value-type="float" office:value="0">
            <text:p>0</text:p>
          </table:table-cell>
          <table:table-cell table:formula="of:=COUNTIF(INDIRECT([.I$2]&amp;&quot;.F3&quot;):INDIRECT([.I$2]&amp;&quot;.F1000&quot;);[.$A11])" office:value-type="float" office:value="0">
            <text:p>0</text:p>
          </table:table-cell>
          <table:table-cell table:formula="of:=COUNTIF(INDIRECT([.J$2]&amp;&quot;.F3&quot;):INDIRECT([.J$2]&amp;&quot;.F1000&quot;);[.$A11])" office:value-type="float" office:value="2">
            <text:p>2</text:p>
          </table:table-cell>
          <table:table-cell table:formula="of:=COUNTIF(INDIRECT([.K$2]&amp;&quot;.F3&quot;):INDIRECT([.K$2]&amp;&quot;.F1000&quot;);[.$A11])" office:value-type="float" office:value="4">
            <text:p>4</text:p>
          </table:table-cell>
          <table:table-cell table:formula="of:=COUNTIF(INDIRECT([.L$2]&amp;&quot;.F3&quot;):INDIRECT([.L$2]&amp;&quot;.F1000&quot;);[.$A11])" office:value-type="float" office:value="0">
            <text:p>0</text:p>
          </table:table-cell>
          <table:table-cell table:formula="of:=COUNTIF(INDIRECT([.M$2]&amp;&quot;.F3&quot;):INDIRECT([.M$2]&amp;&quot;.F1000&quot;);[.$A11])" office:value-type="float" office:value="2">
            <text:p>2</text:p>
          </table:table-cell>
          <table:table-cell table:formula="of:=COUNTIF(INDIRECT([.N$2]&amp;&quot;.F3&quot;):INDIRECT([.N$2]&amp;&quot;.F1000&quot;);[.$A11])" office:value-type="float" office:value="1">
            <text:p>1</text:p>
          </table:table-cell>
          <table:table-cell table:formula="of:=COUNTIF(INDIRECT([.O$2]&amp;&quot;.F3&quot;):INDIRECT([.O$2]&amp;&quot;.F1000&quot;);[.$A11])" office:value-type="float" office:value="2">
            <text:p>2</text:p>
          </table:table-cell>
          <table:table-cell table:formula="of:=COUNTIF(INDIRECT([.P$2]&amp;&quot;.F3&quot;):INDIRECT([.P$2]&amp;&quot;.F1000&quot;);[.$A11])" office:value-type="float" office:value="0">
            <text:p>Err:502</text:p>
          </table:table-cell>
          <table:table-cell table:formula="of:=COUNTIF(INDIRECT([.Q$2]&amp;&quot;.F3&quot;):INDIRECT([.Q$2]&amp;&quot;.F1000&quot;);[.$A11])" office:value-type="float" office:value="0">
            <text:p>Err:502</text:p>
          </table:table-cell>
          <table:table-cell table:formula="of:=COUNTIF(INDIRECT([.R$2]&amp;&quot;.F3&quot;):INDIRECT([.R$2]&amp;&quot;.F1000&quot;);[.$A11])" office:value-type="float" office:value="0">
            <text:p>Err:502</text:p>
          </table:table-cell>
          <table:table-cell table:formula="of:=COUNTIF(INDIRECT([.S$2]&amp;&quot;.F3&quot;):INDIRECT([.S$2]&amp;&quot;.F1000&quot;);[.$A11])" office:value-type="float" office:value="0">
            <text:p>Err:502</text:p>
          </table:table-cell>
          <table:table-cell table:formula="of:=COUNTIF(INDIRECT([.T$2]&amp;&quot;.F3&quot;):INDIRECT([.T$2]&amp;&quot;.F1000&quot;);[.$A11])" office:value-type="float" office:value="0">
            <text:p>Err:502</text:p>
          </table:table-cell>
          <table:table-cell table:formula="of:=COUNTIF(INDIRECT([.U$2]&amp;&quot;.F3&quot;):INDIRECT([.U$2]&amp;&quot;.F1000&quot;);[.$A11])" office:value-type="float" office:value="0">
            <text:p>Err:502</text:p>
          </table:table-cell>
          <table:table-cell table:formula="of:=COUNTIF(INDIRECT([.V$2]&amp;&quot;.F3&quot;):INDIRECT([.V$2]&amp;&quot;.F1000&quot;);[.$A11])" office:value-type="float" office:value="0">
            <text:p>Err:502</text:p>
          </table:table-cell>
          <table:table-cell table:formula="of:=COUNTIF(INDIRECT([.W$2]&amp;&quot;.F3&quot;):INDIRECT([.W$2]&amp;&quot;.F1000&quot;);[.$A11])" office:value-type="float" office:value="0">
            <text:p>Err:502</text:p>
          </table:table-cell>
          <table:table-cell table:formula="of:=COUNTIF(INDIRECT([.X$2]&amp;&quot;.F3&quot;):INDIRECT([.X$2]&amp;&quot;.F1000&quot;);[.$A11])" office:value-type="float" office:value="0">
            <text:p>Err:502</text:p>
          </table:table-cell>
          <table:table-cell table:formula="of:=COUNTIF(INDIRECT([.Y$2]&amp;&quot;.F3&quot;):INDIRECT([.Y$2]&amp;&quot;.F1000&quot;);[.$A11])" office:value-type="float" office:value="0">
            <text:p>Err:502</text:p>
          </table:table-cell>
          <table:table-cell table:formula="of:=COUNTIF(INDIRECT([.Z$2]&amp;&quot;.F3&quot;):INDIRECT([.Z$2]&amp;&quot;.F1000&quot;);[.$A11])" office:value-type="float" office:value="0">
            <text:p>Err:502</text:p>
          </table:table-cell>
          <table:table-cell table:formula="of:=COUNTIF(INDIRECT([.AA$2]&amp;&quot;.F3&quot;):INDIRECT([.AA$2]&amp;&quot;.F1000&quot;);[.$A11])" office:value-type="float" office:value="0">
            <text:p>Err:502</text:p>
          </table:table-cell>
          <table:table-cell table:formula="of:=COUNTIF(INDIRECT([.AB$2]&amp;&quot;.F3&quot;):INDIRECT([.AB$2]&amp;&quot;.F1000&quot;);[.$A11])" office:value-type="float" office:value="0">
            <text:p>Err:502</text:p>
          </table:table-cell>
          <table:table-cell table:formula="of:=COUNTIF(INDIRECT([.AC$2]&amp;&quot;.F3&quot;):INDIRECT([.AC$2]&amp;&quot;.F1000&quot;);[.$A11])" office:value-type="float" office:value="0">
            <text:p>Err:502</text:p>
          </table:table-cell>
          <table:table-cell table:formula="of:=COUNTIF(INDIRECT([.AD$2]&amp;&quot;.F3&quot;):INDIRECT([.AD$2]&amp;&quot;.F1000&quot;);[.$A11])" office:value-type="float" office:value="0">
            <text:p>Err:502</text:p>
          </table:table-cell>
          <table:table-cell table:formula="of:=COUNTIF(INDIRECT([.AE$2]&amp;&quot;.F3&quot;):INDIRECT([.AE$2]&amp;&quot;.F1000&quot;);[.$A11])" office:value-type="float" office:value="0">
            <text:p>Err:502</text:p>
          </table:table-cell>
          <table:table-cell table:formula="of:=COUNTIF(INDIRECT([.AF$2]&amp;&quot;.F3&quot;):INDIRECT([.AF$2]&amp;&quot;.F1000&quot;);[.$A11])" office:value-type="float" office:value="0">
            <text:p>Err:502</text:p>
          </table:table-cell>
          <table:table-cell table:formula="of:=COUNTIF(INDIRECT([.AG$2]&amp;&quot;.F3&quot;):INDIRECT([.AG$2]&amp;&quot;.F1000&quot;);[.$A11])" office:value-type="float" office:value="0">
            <text:p>Err:502</text:p>
          </table:table-cell>
          <table:table-cell table:formula="of:=COUNTIF(INDIRECT([.AH$2]&amp;&quot;.F3&quot;):INDIRECT([.AH$2]&amp;&quot;.F1000&quot;);[.$A11])" office:value-type="float" office:value="0">
            <text:p>Err:502</text:p>
          </table:table-cell>
          <table:table-cell table:formula="of:=COUNTIF(INDIRECT([.AI$2]&amp;&quot;.F3&quot;):INDIRECT([.AI$2]&amp;&quot;.F1000&quot;);[.$A11])" office:value-type="float" office:value="0">
            <text:p>Err:502</text:p>
          </table:table-cell>
          <table:table-cell table:formula="of:=COUNTIF(INDIRECT([.AJ$2]&amp;&quot;.F3&quot;):INDIRECT([.AJ$2]&amp;&quot;.F1000&quot;);[.$A11])" office:value-type="float" office:value="0">
            <text:p>Err:502</text:p>
          </table:table-cell>
          <table:table-cell table:formula="of:=COUNTIF(INDIRECT([.AK$2]&amp;&quot;.F3&quot;):INDIRECT([.AK$2]&amp;&quot;.F1000&quot;);[.$A11])" office:value-type="float" office:value="0">
            <text:p>Err:502</text:p>
          </table:table-cell>
          <table:table-cell table:formula="of:=COUNTIF(INDIRECT([.AL$2]&amp;&quot;.F3&quot;):INDIRECT([.AL$2]&amp;&quot;.F1000&quot;);[.$A11])" office:value-type="float" office:value="0">
            <text:p>Err:502</text:p>
          </table:table-cell>
          <table:table-cell table:formula="of:=COUNTIF(INDIRECT([.AM$2]&amp;&quot;.F3&quot;):INDIRECT([.AM$2]&amp;&quot;.F1000&quot;);[.$A11])" office:value-type="float" office:value="0">
            <text:p>Err:502</text:p>
          </table:table-cell>
          <table:table-cell table:formula="of:=COUNTIF(INDIRECT([.AN$2]&amp;&quot;.F3&quot;):INDIRECT([.AN$2]&amp;&quot;.F1000&quot;);[.$A11])" office:value-type="float" office:value="0">
            <text:p>Err:502</text:p>
          </table:table-cell>
          <table:table-cell table:formula="of:=COUNTIF(INDIRECT([.AO$2]&amp;&quot;.F3&quot;):INDIRECT([.AO$2]&amp;&quot;.F1000&quot;);[.$A11])" office:value-type="float" office:value="0">
            <text:p>Err:502</text:p>
          </table:table-cell>
          <table:table-cell table:formula="of:=COUNTIF(INDIRECT([.AP$2]&amp;&quot;.F3&quot;):INDIRECT([.AP$2]&amp;&quot;.F1000&quot;);[.$A11])" office:value-type="float" office:value="0">
            <text:p>Err:502</text:p>
          </table:table-cell>
          <table:table-cell table:formula="of:=COUNTIF(INDIRECT([.AQ$2]&amp;&quot;.F3&quot;):INDIRECT([.AQ$2]&amp;&quot;.F1000&quot;);[.$A11])" office:value-type="float" office:value="0">
            <text:p>Err:502</text:p>
          </table:table-cell>
          <table:table-cell table:formula="of:=COUNTIF(INDIRECT([.AR$2]&amp;&quot;.F3&quot;):INDIRECT([.AR$2]&amp;&quot;.F1000&quot;);[.$A11])" office:value-type="float" office:value="0">
            <text:p>Err:502</text:p>
          </table:table-cell>
          <table:table-cell table:formula="of:=COUNTIF(INDIRECT([.AS$2]&amp;&quot;.F3&quot;):INDIRECT([.AS$2]&amp;&quot;.F1000&quot;);[.$A11])" office:value-type="float" office:value="0">
            <text:p>Err:502</text:p>
          </table:table-cell>
          <table:table-cell table:formula="of:=COUNTIF(INDIRECT([.AT$2]&amp;&quot;.F3&quot;):INDIRECT([.AT$2]&amp;&quot;.F1000&quot;);[.$A11])" office:value-type="float" office:value="0">
            <text:p>Err:502</text:p>
          </table:table-cell>
          <table:table-cell table:formula="of:=COUNTIF(INDIRECT([.AU$2]&amp;&quot;.F3&quot;):INDIRECT([.AU$2]&amp;&quot;.F1000&quot;);[.$A11])" office:value-type="float" office:value="0">
            <text:p>Err:502</text:p>
          </table:table-cell>
          <table:table-cell table:formula="of:=COUNTIF(INDIRECT([.AV$2]&amp;&quot;.F3&quot;):INDIRECT([.AV$2]&amp;&quot;.F1000&quot;);[.$A11])" office:value-type="float" office:value="0">
            <text:p>Err:502</text:p>
          </table:table-cell>
          <table:table-cell table:formula="of:=COUNTIF(INDIRECT([.AW$2]&amp;&quot;.F3&quot;):INDIRECT([.AW$2]&amp;&quot;.F1000&quot;);[.$A11])" office:value-type="float" office:value="0">
            <text:p>Err:502</text:p>
          </table:table-cell>
          <table:table-cell table:formula="of:=COUNTIF(INDIRECT([.AX$2]&amp;&quot;.F3&quot;):INDIRECT([.AX$2]&amp;&quot;.F1000&quot;);[.$A11])" office:value-type="float" office:value="0">
            <text:p>Err:502</text:p>
          </table:table-cell>
          <table:table-cell table:formula="of:=COUNTIF(INDIRECT([.AY$2]&amp;&quot;.F3&quot;):INDIRECT([.AY$2]&amp;&quot;.F1000&quot;);[.$A11])" office:value-type="float" office:value="0">
            <text:p>Err:502</text:p>
          </table:table-cell>
          <table:table-cell table:formula="of:=COUNTIF(INDIRECT([.AZ$2]&amp;&quot;.F3&quot;):INDIRECT([.AZ$2]&amp;&quot;.F1000&quot;);[.$A11])" office:value-type="float" office:value="0">
            <text:p>Err:502</text:p>
          </table:table-cell>
          <table:table-cell table:formula="of:=COUNTIF(INDIRECT([.BA$2]&amp;&quot;.F3&quot;):INDIRECT([.BA$2]&amp;&quot;.F1000&quot;);[.$A11])" office:value-type="float" office:value="0">
            <text:p>Err:502</text:p>
          </table:table-cell>
          <table:table-cell table:formula="of:=COUNTIF(INDIRECT([.BB$2]&amp;&quot;.F3&quot;):INDIRECT([.BB$2]&amp;&quot;.F1000&quot;);[.$A11])" office:value-type="float" office:value="0">
            <text:p>Err:502</text:p>
          </table:table-cell>
          <table:table-cell table:formula="of:=COUNTIF(INDIRECT([.BC$2]&amp;&quot;.F3&quot;):INDIRECT([.BC$2]&amp;&quot;.F1000&quot;);[.$A11])" office:value-type="float" office:value="0">
            <text:p>Err:502</text:p>
          </table:table-cell>
          <table:table-cell table:formula="of:=COUNTIF(INDIRECT([.BD$2]&amp;&quot;.F3&quot;):INDIRECT([.BD$2]&amp;&quot;.F1000&quot;);[.$A11])" office:value-type="float" office:value="0">
            <text:p>Err:502</text:p>
          </table:table-cell>
          <table:table-cell table:formula="of:=COUNTIF(INDIRECT([.BE$2]&amp;&quot;.F3&quot;):INDIRECT([.BE$2]&amp;&quot;.F1000&quot;);[.$A11])" office:value-type="float" office:value="0">
            <text:p>Err:502</text:p>
          </table:table-cell>
          <table:table-cell table:formula="of:=COUNTIF(INDIRECT([.BF$2]&amp;&quot;.F3&quot;):INDIRECT([.BF$2]&amp;&quot;.F1000&quot;);[.$A11])" office:value-type="float" office:value="0">
            <text:p>Err:502</text:p>
          </table:table-cell>
          <table:table-cell table:formula="of:=COUNTIF(INDIRECT([.BG$2]&amp;&quot;.F3&quot;):INDIRECT([.BG$2]&amp;&quot;.F1000&quot;);[.$A11])" office:value-type="float" office:value="0">
            <text:p>Err:502</text:p>
          </table:table-cell>
          <table:table-cell table:formula="of:=COUNTIF(INDIRECT([.BH$2]&amp;&quot;.F3&quot;):INDIRECT([.BH$2]&amp;&quot;.F1000&quot;);[.$A11])" office:value-type="float" office:value="0">
            <text:p>Err:502</text:p>
          </table:table-cell>
          <table:table-cell table:formula="of:=COUNTIF(INDIRECT([.BI$2]&amp;&quot;.F3&quot;):INDIRECT([.BI$2]&amp;&quot;.F1000&quot;);[.$A11])" office:value-type="float" office:value="0">
            <text:p>Err:502</text:p>
          </table:table-cell>
          <table:table-cell table:formula="of:=COUNTIF(INDIRECT([.BJ$2]&amp;&quot;.F3&quot;):INDIRECT([.BJ$2]&amp;&quot;.F1000&quot;);[.$A11])" office:value-type="float" office:value="0">
            <text:p>Err:502</text:p>
          </table:table-cell>
          <table:table-cell table:formula="of:=COUNTIF(INDIRECT([.BK$2]&amp;&quot;.F3&quot;):INDIRECT([.BK$2]&amp;&quot;.F1000&quot;);[.$A11])" office:value-type="float" office:value="0">
            <text:p>Err:502</text:p>
          </table:table-cell>
          <table:table-cell table:formula="of:=COUNTIF(INDIRECT([.BL$2]&amp;&quot;.F3&quot;):INDIRECT([.BL$2]&amp;&quot;.F1000&quot;);[.$A11])" office:value-type="float" office:value="0">
            <text:p>Err:502</text:p>
          </table:table-cell>
          <table:table-cell table:formula="of:=COUNTIF(INDIRECT([.BM$2]&amp;&quot;.F3&quot;):INDIRECT([.BM$2]&amp;&quot;.F1000&quot;);[.$A11])" office:value-type="float" office:value="0">
            <text:p>Err:502</text:p>
          </table:table-cell>
          <table:table-cell table:formula="of:=COUNTIF(INDIRECT([.BN$2]&amp;&quot;.F3&quot;):INDIRECT([.BN$2]&amp;&quot;.F1000&quot;);[.$A11])" office:value-type="float" office:value="0">
            <text:p>Err:502</text:p>
          </table:table-cell>
          <table:table-cell table:formula="of:=COUNTIF(INDIRECT([.BO$2]&amp;&quot;.F3&quot;):INDIRECT([.BO$2]&amp;&quot;.F1000&quot;);[.$A11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BeamCondenser</text:p>
          </table:table-cell>
          <table:table-cell office:value-type="float" office:value="800">
            <text:p>800</text:p>
          </table:table-cell>
          <table:table-cell table:formula="of:=SUMIF([.E12:.DZ12];&quot;&gt;0&quot;)" office:value-type="float" office:value="32">
            <text:p>32</text:p>
          </table:table-cell>
          <table:table-cell table:formula="of:=SUM([.B12]*[.C12]/1000)" office:value-type="currency" office:currency="USD" office:value="25.6">
            <text:p>25.60 USD</text:p>
          </table:table-cell>
          <table:table-cell table:formula="of:=COUNTIF(INDIRECT([.E$2]&amp;&quot;.F3&quot;):INDIRECT([.E$2]&amp;&quot;.F1000&quot;);[.$A12])" office:value-type="float" office:value="0">
            <text:p>0</text:p>
          </table:table-cell>
          <table:table-cell table:formula="of:=COUNTIF(INDIRECT([.F$2]&amp;&quot;.F3&quot;):INDIRECT([.F$2]&amp;&quot;.F1000&quot;);[.$A12])" office:value-type="float" office:value="0">
            <text:p>0</text:p>
          </table:table-cell>
          <table:table-cell table:formula="of:=COUNTIF(INDIRECT([.G$2]&amp;&quot;.F3&quot;):INDIRECT([.G$2]&amp;&quot;.F1000&quot;);[.$A12])" office:value-type="float" office:value="0">
            <text:p>0</text:p>
          </table:table-cell>
          <table:table-cell table:formula="of:=COUNTIF(INDIRECT([.H$2]&amp;&quot;.F3&quot;):INDIRECT([.H$2]&amp;&quot;.F1000&quot;);[.$A12])" office:value-type="float" office:value="0">
            <text:p>0</text:p>
          </table:table-cell>
          <table:table-cell table:formula="of:=COUNTIF(INDIRECT([.I$2]&amp;&quot;.F3&quot;):INDIRECT([.I$2]&amp;&quot;.F1000&quot;);[.$A12])" office:value-type="float" office:value="0">
            <text:p>0</text:p>
          </table:table-cell>
          <table:table-cell table:formula="of:=COUNTIF(INDIRECT([.J$2]&amp;&quot;.F3&quot;):INDIRECT([.J$2]&amp;&quot;.F1000&quot;);[.$A12])" office:value-type="float" office:value="11">
            <text:p>11</text:p>
          </table:table-cell>
          <table:table-cell table:formula="of:=COUNTIF(INDIRECT([.K$2]&amp;&quot;.F3&quot;):INDIRECT([.K$2]&amp;&quot;.F1000&quot;);[.$A12])" office:value-type="float" office:value="8">
            <text:p>8</text:p>
          </table:table-cell>
          <table:table-cell table:formula="of:=COUNTIF(INDIRECT([.L$2]&amp;&quot;.F3&quot;):INDIRECT([.L$2]&amp;&quot;.F1000&quot;);[.$A12])" office:value-type="float" office:value="0">
            <text:p>0</text:p>
          </table:table-cell>
          <table:table-cell table:formula="of:=COUNTIF(INDIRECT([.M$2]&amp;&quot;.F3&quot;):INDIRECT([.M$2]&amp;&quot;.F1000&quot;);[.$A12])" office:value-type="float" office:value="0">
            <text:p>0</text:p>
          </table:table-cell>
          <table:table-cell table:formula="of:=COUNTIF(INDIRECT([.N$2]&amp;&quot;.F3&quot;):INDIRECT([.N$2]&amp;&quot;.F1000&quot;);[.$A12])" office:value-type="float" office:value="12">
            <text:p>12</text:p>
          </table:table-cell>
          <table:table-cell table:formula="of:=COUNTIF(INDIRECT([.O$2]&amp;&quot;.F3&quot;):INDIRECT([.O$2]&amp;&quot;.F1000&quot;);[.$A12])" office:value-type="float" office:value="1">
            <text:p>1</text:p>
          </table:table-cell>
          <table:table-cell table:formula="of:=COUNTIF(INDIRECT([.P$2]&amp;&quot;.F3&quot;):INDIRECT([.P$2]&amp;&quot;.F1000&quot;);[.$A12])" office:value-type="float" office:value="0">
            <text:p>Err:502</text:p>
          </table:table-cell>
          <table:table-cell table:formula="of:=COUNTIF(INDIRECT([.Q$2]&amp;&quot;.F3&quot;):INDIRECT([.Q$2]&amp;&quot;.F1000&quot;);[.$A12])" office:value-type="float" office:value="0">
            <text:p>Err:502</text:p>
          </table:table-cell>
          <table:table-cell table:formula="of:=COUNTIF(INDIRECT([.R$2]&amp;&quot;.F3&quot;):INDIRECT([.R$2]&amp;&quot;.F1000&quot;);[.$A12])" office:value-type="float" office:value="0">
            <text:p>Err:502</text:p>
          </table:table-cell>
          <table:table-cell table:formula="of:=COUNTIF(INDIRECT([.S$2]&amp;&quot;.F3&quot;):INDIRECT([.S$2]&amp;&quot;.F1000&quot;);[.$A12])" office:value-type="float" office:value="0">
            <text:p>Err:502</text:p>
          </table:table-cell>
          <table:table-cell table:formula="of:=COUNTIF(INDIRECT([.T$2]&amp;&quot;.F3&quot;):INDIRECT([.T$2]&amp;&quot;.F1000&quot;);[.$A12])" office:value-type="float" office:value="0">
            <text:p>Err:502</text:p>
          </table:table-cell>
          <table:table-cell table:formula="of:=COUNTIF(INDIRECT([.U$2]&amp;&quot;.F3&quot;):INDIRECT([.U$2]&amp;&quot;.F1000&quot;);[.$A12])" office:value-type="float" office:value="0">
            <text:p>Err:502</text:p>
          </table:table-cell>
          <table:table-cell table:formula="of:=COUNTIF(INDIRECT([.V$2]&amp;&quot;.F3&quot;):INDIRECT([.V$2]&amp;&quot;.F1000&quot;);[.$A12])" office:value-type="float" office:value="0">
            <text:p>Err:502</text:p>
          </table:table-cell>
          <table:table-cell table:formula="of:=COUNTIF(INDIRECT([.W$2]&amp;&quot;.F3&quot;):INDIRECT([.W$2]&amp;&quot;.F1000&quot;);[.$A12])" office:value-type="float" office:value="0">
            <text:p>Err:502</text:p>
          </table:table-cell>
          <table:table-cell table:formula="of:=COUNTIF(INDIRECT([.X$2]&amp;&quot;.F3&quot;):INDIRECT([.X$2]&amp;&quot;.F1000&quot;);[.$A12])" office:value-type="float" office:value="0">
            <text:p>Err:502</text:p>
          </table:table-cell>
          <table:table-cell table:formula="of:=COUNTIF(INDIRECT([.Y$2]&amp;&quot;.F3&quot;):INDIRECT([.Y$2]&amp;&quot;.F1000&quot;);[.$A12])" office:value-type="float" office:value="0">
            <text:p>Err:502</text:p>
          </table:table-cell>
          <table:table-cell table:formula="of:=COUNTIF(INDIRECT([.Z$2]&amp;&quot;.F3&quot;):INDIRECT([.Z$2]&amp;&quot;.F1000&quot;);[.$A12])" office:value-type="float" office:value="0">
            <text:p>Err:502</text:p>
          </table:table-cell>
          <table:table-cell table:formula="of:=COUNTIF(INDIRECT([.AA$2]&amp;&quot;.F3&quot;):INDIRECT([.AA$2]&amp;&quot;.F1000&quot;);[.$A12])" office:value-type="float" office:value="0">
            <text:p>Err:502</text:p>
          </table:table-cell>
          <table:table-cell table:formula="of:=COUNTIF(INDIRECT([.AB$2]&amp;&quot;.F3&quot;):INDIRECT([.AB$2]&amp;&quot;.F1000&quot;);[.$A12])" office:value-type="float" office:value="0">
            <text:p>Err:502</text:p>
          </table:table-cell>
          <table:table-cell table:formula="of:=COUNTIF(INDIRECT([.AC$2]&amp;&quot;.F3&quot;):INDIRECT([.AC$2]&amp;&quot;.F1000&quot;);[.$A12])" office:value-type="float" office:value="0">
            <text:p>Err:502</text:p>
          </table:table-cell>
          <table:table-cell table:formula="of:=COUNTIF(INDIRECT([.AD$2]&amp;&quot;.F3&quot;):INDIRECT([.AD$2]&amp;&quot;.F1000&quot;);[.$A12])" office:value-type="float" office:value="0">
            <text:p>Err:502</text:p>
          </table:table-cell>
          <table:table-cell table:formula="of:=COUNTIF(INDIRECT([.AE$2]&amp;&quot;.F3&quot;):INDIRECT([.AE$2]&amp;&quot;.F1000&quot;);[.$A12])" office:value-type="float" office:value="0">
            <text:p>Err:502</text:p>
          </table:table-cell>
          <table:table-cell table:formula="of:=COUNTIF(INDIRECT([.AF$2]&amp;&quot;.F3&quot;):INDIRECT([.AF$2]&amp;&quot;.F1000&quot;);[.$A12])" office:value-type="float" office:value="0">
            <text:p>Err:502</text:p>
          </table:table-cell>
          <table:table-cell table:formula="of:=COUNTIF(INDIRECT([.AG$2]&amp;&quot;.F3&quot;):INDIRECT([.AG$2]&amp;&quot;.F1000&quot;);[.$A12])" office:value-type="float" office:value="0">
            <text:p>Err:502</text:p>
          </table:table-cell>
          <table:table-cell table:formula="of:=COUNTIF(INDIRECT([.AH$2]&amp;&quot;.F3&quot;):INDIRECT([.AH$2]&amp;&quot;.F1000&quot;);[.$A12])" office:value-type="float" office:value="0">
            <text:p>Err:502</text:p>
          </table:table-cell>
          <table:table-cell table:formula="of:=COUNTIF(INDIRECT([.AI$2]&amp;&quot;.F3&quot;):INDIRECT([.AI$2]&amp;&quot;.F1000&quot;);[.$A12])" office:value-type="float" office:value="0">
            <text:p>Err:502</text:p>
          </table:table-cell>
          <table:table-cell table:formula="of:=COUNTIF(INDIRECT([.AJ$2]&amp;&quot;.F3&quot;):INDIRECT([.AJ$2]&amp;&quot;.F1000&quot;);[.$A12])" office:value-type="float" office:value="0">
            <text:p>Err:502</text:p>
          </table:table-cell>
          <table:table-cell table:formula="of:=COUNTIF(INDIRECT([.AK$2]&amp;&quot;.F3&quot;):INDIRECT([.AK$2]&amp;&quot;.F1000&quot;);[.$A12])" office:value-type="float" office:value="0">
            <text:p>Err:502</text:p>
          </table:table-cell>
          <table:table-cell table:formula="of:=COUNTIF(INDIRECT([.AL$2]&amp;&quot;.F3&quot;):INDIRECT([.AL$2]&amp;&quot;.F1000&quot;);[.$A12])" office:value-type="float" office:value="0">
            <text:p>Err:502</text:p>
          </table:table-cell>
          <table:table-cell table:formula="of:=COUNTIF(INDIRECT([.AM$2]&amp;&quot;.F3&quot;):INDIRECT([.AM$2]&amp;&quot;.F1000&quot;);[.$A12])" office:value-type="float" office:value="0">
            <text:p>Err:502</text:p>
          </table:table-cell>
          <table:table-cell table:formula="of:=COUNTIF(INDIRECT([.AN$2]&amp;&quot;.F3&quot;):INDIRECT([.AN$2]&amp;&quot;.F1000&quot;);[.$A12])" office:value-type="float" office:value="0">
            <text:p>Err:502</text:p>
          </table:table-cell>
          <table:table-cell table:formula="of:=COUNTIF(INDIRECT([.AO$2]&amp;&quot;.F3&quot;):INDIRECT([.AO$2]&amp;&quot;.F1000&quot;);[.$A12])" office:value-type="float" office:value="0">
            <text:p>Err:502</text:p>
          </table:table-cell>
          <table:table-cell table:formula="of:=COUNTIF(INDIRECT([.AP$2]&amp;&quot;.F3&quot;):INDIRECT([.AP$2]&amp;&quot;.F1000&quot;);[.$A12])" office:value-type="float" office:value="0">
            <text:p>Err:502</text:p>
          </table:table-cell>
          <table:table-cell table:formula="of:=COUNTIF(INDIRECT([.AQ$2]&amp;&quot;.F3&quot;):INDIRECT([.AQ$2]&amp;&quot;.F1000&quot;);[.$A12])" office:value-type="float" office:value="0">
            <text:p>Err:502</text:p>
          </table:table-cell>
          <table:table-cell table:formula="of:=COUNTIF(INDIRECT([.AR$2]&amp;&quot;.F3&quot;):INDIRECT([.AR$2]&amp;&quot;.F1000&quot;);[.$A12])" office:value-type="float" office:value="0">
            <text:p>Err:502</text:p>
          </table:table-cell>
          <table:table-cell table:formula="of:=COUNTIF(INDIRECT([.AS$2]&amp;&quot;.F3&quot;):INDIRECT([.AS$2]&amp;&quot;.F1000&quot;);[.$A12])" office:value-type="float" office:value="0">
            <text:p>Err:502</text:p>
          </table:table-cell>
          <table:table-cell table:formula="of:=COUNTIF(INDIRECT([.AT$2]&amp;&quot;.F3&quot;):INDIRECT([.AT$2]&amp;&quot;.F1000&quot;);[.$A12])" office:value-type="float" office:value="0">
            <text:p>Err:502</text:p>
          </table:table-cell>
          <table:table-cell table:formula="of:=COUNTIF(INDIRECT([.AU$2]&amp;&quot;.F3&quot;):INDIRECT([.AU$2]&amp;&quot;.F1000&quot;);[.$A12])" office:value-type="float" office:value="0">
            <text:p>Err:502</text:p>
          </table:table-cell>
          <table:table-cell table:formula="of:=COUNTIF(INDIRECT([.AV$2]&amp;&quot;.F3&quot;):INDIRECT([.AV$2]&amp;&quot;.F1000&quot;);[.$A12])" office:value-type="float" office:value="0">
            <text:p>Err:502</text:p>
          </table:table-cell>
          <table:table-cell table:formula="of:=COUNTIF(INDIRECT([.AW$2]&amp;&quot;.F3&quot;):INDIRECT([.AW$2]&amp;&quot;.F1000&quot;);[.$A12])" office:value-type="float" office:value="0">
            <text:p>Err:502</text:p>
          </table:table-cell>
          <table:table-cell table:formula="of:=COUNTIF(INDIRECT([.AX$2]&amp;&quot;.F3&quot;):INDIRECT([.AX$2]&amp;&quot;.F1000&quot;);[.$A12])" office:value-type="float" office:value="0">
            <text:p>Err:502</text:p>
          </table:table-cell>
          <table:table-cell table:formula="of:=COUNTIF(INDIRECT([.AY$2]&amp;&quot;.F3&quot;):INDIRECT([.AY$2]&amp;&quot;.F1000&quot;);[.$A12])" office:value-type="float" office:value="0">
            <text:p>Err:502</text:p>
          </table:table-cell>
          <table:table-cell table:formula="of:=COUNTIF(INDIRECT([.AZ$2]&amp;&quot;.F3&quot;):INDIRECT([.AZ$2]&amp;&quot;.F1000&quot;);[.$A12])" office:value-type="float" office:value="0">
            <text:p>Err:502</text:p>
          </table:table-cell>
          <table:table-cell table:formula="of:=COUNTIF(INDIRECT([.BA$2]&amp;&quot;.F3&quot;):INDIRECT([.BA$2]&amp;&quot;.F1000&quot;);[.$A12])" office:value-type="float" office:value="0">
            <text:p>Err:502</text:p>
          </table:table-cell>
          <table:table-cell table:formula="of:=COUNTIF(INDIRECT([.BB$2]&amp;&quot;.F3&quot;):INDIRECT([.BB$2]&amp;&quot;.F1000&quot;);[.$A12])" office:value-type="float" office:value="0">
            <text:p>Err:502</text:p>
          </table:table-cell>
          <table:table-cell table:formula="of:=COUNTIF(INDIRECT([.BC$2]&amp;&quot;.F3&quot;):INDIRECT([.BC$2]&amp;&quot;.F1000&quot;);[.$A12])" office:value-type="float" office:value="0">
            <text:p>Err:502</text:p>
          </table:table-cell>
          <table:table-cell table:formula="of:=COUNTIF(INDIRECT([.BD$2]&amp;&quot;.F3&quot;):INDIRECT([.BD$2]&amp;&quot;.F1000&quot;);[.$A12])" office:value-type="float" office:value="0">
            <text:p>Err:502</text:p>
          </table:table-cell>
          <table:table-cell table:formula="of:=COUNTIF(INDIRECT([.BE$2]&amp;&quot;.F3&quot;):INDIRECT([.BE$2]&amp;&quot;.F1000&quot;);[.$A12])" office:value-type="float" office:value="0">
            <text:p>Err:502</text:p>
          </table:table-cell>
          <table:table-cell table:formula="of:=COUNTIF(INDIRECT([.BF$2]&amp;&quot;.F3&quot;):INDIRECT([.BF$2]&amp;&quot;.F1000&quot;);[.$A12])" office:value-type="float" office:value="0">
            <text:p>Err:502</text:p>
          </table:table-cell>
          <table:table-cell table:formula="of:=COUNTIF(INDIRECT([.BG$2]&amp;&quot;.F3&quot;):INDIRECT([.BG$2]&amp;&quot;.F1000&quot;);[.$A12])" office:value-type="float" office:value="0">
            <text:p>Err:502</text:p>
          </table:table-cell>
          <table:table-cell table:formula="of:=COUNTIF(INDIRECT([.BH$2]&amp;&quot;.F3&quot;):INDIRECT([.BH$2]&amp;&quot;.F1000&quot;);[.$A12])" office:value-type="float" office:value="0">
            <text:p>Err:502</text:p>
          </table:table-cell>
          <table:table-cell table:formula="of:=COUNTIF(INDIRECT([.BI$2]&amp;&quot;.F3&quot;):INDIRECT([.BI$2]&amp;&quot;.F1000&quot;);[.$A12])" office:value-type="float" office:value="0">
            <text:p>Err:502</text:p>
          </table:table-cell>
          <table:table-cell table:formula="of:=COUNTIF(INDIRECT([.BJ$2]&amp;&quot;.F3&quot;):INDIRECT([.BJ$2]&amp;&quot;.F1000&quot;);[.$A12])" office:value-type="float" office:value="0">
            <text:p>Err:502</text:p>
          </table:table-cell>
          <table:table-cell table:formula="of:=COUNTIF(INDIRECT([.BK$2]&amp;&quot;.F3&quot;):INDIRECT([.BK$2]&amp;&quot;.F1000&quot;);[.$A12])" office:value-type="float" office:value="0">
            <text:p>Err:502</text:p>
          </table:table-cell>
          <table:table-cell table:formula="of:=COUNTIF(INDIRECT([.BL$2]&amp;&quot;.F3&quot;):INDIRECT([.BL$2]&amp;&quot;.F1000&quot;);[.$A12])" office:value-type="float" office:value="0">
            <text:p>Err:502</text:p>
          </table:table-cell>
          <table:table-cell table:formula="of:=COUNTIF(INDIRECT([.BM$2]&amp;&quot;.F3&quot;):INDIRECT([.BM$2]&amp;&quot;.F1000&quot;);[.$A12])" office:value-type="float" office:value="0">
            <text:p>Err:502</text:p>
          </table:table-cell>
          <table:table-cell table:formula="of:=COUNTIF(INDIRECT([.BN$2]&amp;&quot;.F3&quot;):INDIRECT([.BN$2]&amp;&quot;.F1000&quot;);[.$A12])" office:value-type="float" office:value="0">
            <text:p>Err:502</text:p>
          </table:table-cell>
          <table:table-cell table:formula="of:=COUNTIF(INDIRECT([.BO$2]&amp;&quot;.F3&quot;):INDIRECT([.BO$2]&amp;&quot;.F1000&quot;);[.$A12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Thrust</text:p>
          </table:table-cell>
          <table:table-cell office:value-type="float" office:value="800">
            <text:p>800</text:p>
          </table:table-cell>
          <table:table-cell table:formula="of:=SUMIF([.E13:.DZ13];&quot;&gt;0&quot;)" office:value-type="float" office:value="31">
            <text:p>31</text:p>
          </table:table-cell>
          <table:table-cell table:formula="of:=SUM([.B13]*[.C13]/1000)" office:value-type="currency" office:currency="USD" office:value="24.8">
            <text:p>24.80 USD</text:p>
          </table:table-cell>
          <table:table-cell table:formula="of:=COUNTIF(INDIRECT([.E$2]&amp;&quot;.F3&quot;):INDIRECT([.E$2]&amp;&quot;.F1000&quot;);[.$A13])" office:value-type="float" office:value="1">
            <text:p>1</text:p>
          </table:table-cell>
          <table:table-cell table:formula="of:=COUNTIF(INDIRECT([.F$2]&amp;&quot;.F3&quot;):INDIRECT([.F$2]&amp;&quot;.F1000&quot;);[.$A13])" office:value-type="float" office:value="3">
            <text:p>3</text:p>
          </table:table-cell>
          <table:table-cell table:formula="of:=COUNTIF(INDIRECT([.G$2]&amp;&quot;.F3&quot;):INDIRECT([.G$2]&amp;&quot;.F1000&quot;);[.$A13])" office:value-type="float" office:value="1">
            <text:p>1</text:p>
          </table:table-cell>
          <table:table-cell table:formula="of:=COUNTIF(INDIRECT([.H$2]&amp;&quot;.F3&quot;):INDIRECT([.H$2]&amp;&quot;.F1000&quot;);[.$A13])" office:value-type="float" office:value="1">
            <text:p>1</text:p>
          </table:table-cell>
          <table:table-cell table:formula="of:=COUNTIF(INDIRECT([.I$2]&amp;&quot;.F3&quot;):INDIRECT([.I$2]&amp;&quot;.F1000&quot;);[.$A13])" office:value-type="float" office:value="4">
            <text:p>4</text:p>
          </table:table-cell>
          <table:table-cell table:formula="of:=COUNTIF(INDIRECT([.J$2]&amp;&quot;.F3&quot;):INDIRECT([.J$2]&amp;&quot;.F1000&quot;);[.$A13])" office:value-type="float" office:value="5">
            <text:p>5</text:p>
          </table:table-cell>
          <table:table-cell table:formula="of:=COUNTIF(INDIRECT([.K$2]&amp;&quot;.F3&quot;):INDIRECT([.K$2]&amp;&quot;.F1000&quot;);[.$A13])" office:value-type="float" office:value="3">
            <text:p>3</text:p>
          </table:table-cell>
          <table:table-cell table:formula="of:=COUNTIF(INDIRECT([.L$2]&amp;&quot;.F3&quot;):INDIRECT([.L$2]&amp;&quot;.F1000&quot;);[.$A13])" office:value-type="float" office:value="0">
            <text:p>0</text:p>
          </table:table-cell>
          <table:table-cell table:formula="of:=COUNTIF(INDIRECT([.M$2]&amp;&quot;.F3&quot;):INDIRECT([.M$2]&amp;&quot;.F1000&quot;);[.$A13])" office:value-type="float" office:value="7">
            <text:p>7</text:p>
          </table:table-cell>
          <table:table-cell table:formula="of:=COUNTIF(INDIRECT([.N$2]&amp;&quot;.F3&quot;):INDIRECT([.N$2]&amp;&quot;.F1000&quot;);[.$A13])" office:value-type="float" office:value="5">
            <text:p>5</text:p>
          </table:table-cell>
          <table:table-cell table:formula="of:=COUNTIF(INDIRECT([.O$2]&amp;&quot;.F3&quot;):INDIRECT([.O$2]&amp;&quot;.F1000&quot;);[.$A13])" office:value-type="float" office:value="1">
            <text:p>1</text:p>
          </table:table-cell>
          <table:table-cell table:formula="of:=COUNTIF(INDIRECT([.P$2]&amp;&quot;.F3&quot;):INDIRECT([.P$2]&amp;&quot;.F1000&quot;);[.$A13])" office:value-type="float" office:value="0">
            <text:p>Err:502</text:p>
          </table:table-cell>
          <table:table-cell table:formula="of:=COUNTIF(INDIRECT([.Q$2]&amp;&quot;.F3&quot;):INDIRECT([.Q$2]&amp;&quot;.F1000&quot;);[.$A13])" office:value-type="float" office:value="0">
            <text:p>Err:502</text:p>
          </table:table-cell>
          <table:table-cell table:formula="of:=COUNTIF(INDIRECT([.R$2]&amp;&quot;.F3&quot;):INDIRECT([.R$2]&amp;&quot;.F1000&quot;);[.$A13])" office:value-type="float" office:value="0">
            <text:p>Err:502</text:p>
          </table:table-cell>
          <table:table-cell table:formula="of:=COUNTIF(INDIRECT([.S$2]&amp;&quot;.F3&quot;):INDIRECT([.S$2]&amp;&quot;.F1000&quot;);[.$A13])" office:value-type="float" office:value="0">
            <text:p>Err:502</text:p>
          </table:table-cell>
          <table:table-cell table:formula="of:=COUNTIF(INDIRECT([.T$2]&amp;&quot;.F3&quot;):INDIRECT([.T$2]&amp;&quot;.F1000&quot;);[.$A13])" office:value-type="float" office:value="0">
            <text:p>Err:502</text:p>
          </table:table-cell>
          <table:table-cell table:formula="of:=COUNTIF(INDIRECT([.U$2]&amp;&quot;.F3&quot;):INDIRECT([.U$2]&amp;&quot;.F1000&quot;);[.$A13])" office:value-type="float" office:value="0">
            <text:p>Err:502</text:p>
          </table:table-cell>
          <table:table-cell table:formula="of:=COUNTIF(INDIRECT([.V$2]&amp;&quot;.F3&quot;):INDIRECT([.V$2]&amp;&quot;.F1000&quot;);[.$A13])" office:value-type="float" office:value="0">
            <text:p>Err:502</text:p>
          </table:table-cell>
          <table:table-cell table:formula="of:=COUNTIF(INDIRECT([.W$2]&amp;&quot;.F3&quot;):INDIRECT([.W$2]&amp;&quot;.F1000&quot;);[.$A13])" office:value-type="float" office:value="0">
            <text:p>Err:502</text:p>
          </table:table-cell>
          <table:table-cell table:formula="of:=COUNTIF(INDIRECT([.X$2]&amp;&quot;.F3&quot;):INDIRECT([.X$2]&amp;&quot;.F1000&quot;);[.$A13])" office:value-type="float" office:value="0">
            <text:p>Err:502</text:p>
          </table:table-cell>
          <table:table-cell table:formula="of:=COUNTIF(INDIRECT([.Y$2]&amp;&quot;.F3&quot;):INDIRECT([.Y$2]&amp;&quot;.F1000&quot;);[.$A13])" office:value-type="float" office:value="0">
            <text:p>Err:502</text:p>
          </table:table-cell>
          <table:table-cell table:formula="of:=COUNTIF(INDIRECT([.Z$2]&amp;&quot;.F3&quot;):INDIRECT([.Z$2]&amp;&quot;.F1000&quot;);[.$A13])" office:value-type="float" office:value="0">
            <text:p>Err:502</text:p>
          </table:table-cell>
          <table:table-cell table:formula="of:=COUNTIF(INDIRECT([.AA$2]&amp;&quot;.F3&quot;):INDIRECT([.AA$2]&amp;&quot;.F1000&quot;);[.$A13])" office:value-type="float" office:value="0">
            <text:p>Err:502</text:p>
          </table:table-cell>
          <table:table-cell table:formula="of:=COUNTIF(INDIRECT([.AB$2]&amp;&quot;.F3&quot;):INDIRECT([.AB$2]&amp;&quot;.F1000&quot;);[.$A13])" office:value-type="float" office:value="0">
            <text:p>Err:502</text:p>
          </table:table-cell>
          <table:table-cell table:formula="of:=COUNTIF(INDIRECT([.AC$2]&amp;&quot;.F3&quot;):INDIRECT([.AC$2]&amp;&quot;.F1000&quot;);[.$A13])" office:value-type="float" office:value="0">
            <text:p>Err:502</text:p>
          </table:table-cell>
          <table:table-cell table:formula="of:=COUNTIF(INDIRECT([.AD$2]&amp;&quot;.F3&quot;):INDIRECT([.AD$2]&amp;&quot;.F1000&quot;);[.$A13])" office:value-type="float" office:value="0">
            <text:p>Err:502</text:p>
          </table:table-cell>
          <table:table-cell table:formula="of:=COUNTIF(INDIRECT([.AE$2]&amp;&quot;.F3&quot;):INDIRECT([.AE$2]&amp;&quot;.F1000&quot;);[.$A13])" office:value-type="float" office:value="0">
            <text:p>Err:502</text:p>
          </table:table-cell>
          <table:table-cell table:formula="of:=COUNTIF(INDIRECT([.AF$2]&amp;&quot;.F3&quot;):INDIRECT([.AF$2]&amp;&quot;.F1000&quot;);[.$A13])" office:value-type="float" office:value="0">
            <text:p>Err:502</text:p>
          </table:table-cell>
          <table:table-cell table:formula="of:=COUNTIF(INDIRECT([.AG$2]&amp;&quot;.F3&quot;):INDIRECT([.AG$2]&amp;&quot;.F1000&quot;);[.$A13])" office:value-type="float" office:value="0">
            <text:p>Err:502</text:p>
          </table:table-cell>
          <table:table-cell table:formula="of:=COUNTIF(INDIRECT([.AH$2]&amp;&quot;.F3&quot;):INDIRECT([.AH$2]&amp;&quot;.F1000&quot;);[.$A13])" office:value-type="float" office:value="0">
            <text:p>Err:502</text:p>
          </table:table-cell>
          <table:table-cell table:formula="of:=COUNTIF(INDIRECT([.AI$2]&amp;&quot;.F3&quot;):INDIRECT([.AI$2]&amp;&quot;.F1000&quot;);[.$A13])" office:value-type="float" office:value="0">
            <text:p>Err:502</text:p>
          </table:table-cell>
          <table:table-cell table:formula="of:=COUNTIF(INDIRECT([.AJ$2]&amp;&quot;.F3&quot;):INDIRECT([.AJ$2]&amp;&quot;.F1000&quot;);[.$A13])" office:value-type="float" office:value="0">
            <text:p>Err:502</text:p>
          </table:table-cell>
          <table:table-cell table:formula="of:=COUNTIF(INDIRECT([.AK$2]&amp;&quot;.F3&quot;):INDIRECT([.AK$2]&amp;&quot;.F1000&quot;);[.$A13])" office:value-type="float" office:value="0">
            <text:p>Err:502</text:p>
          </table:table-cell>
          <table:table-cell table:formula="of:=COUNTIF(INDIRECT([.AL$2]&amp;&quot;.F3&quot;):INDIRECT([.AL$2]&amp;&quot;.F1000&quot;);[.$A13])" office:value-type="float" office:value="0">
            <text:p>Err:502</text:p>
          </table:table-cell>
          <table:table-cell table:formula="of:=COUNTIF(INDIRECT([.AM$2]&amp;&quot;.F3&quot;):INDIRECT([.AM$2]&amp;&quot;.F1000&quot;);[.$A13])" office:value-type="float" office:value="0">
            <text:p>Err:502</text:p>
          </table:table-cell>
          <table:table-cell table:formula="of:=COUNTIF(INDIRECT([.AN$2]&amp;&quot;.F3&quot;):INDIRECT([.AN$2]&amp;&quot;.F1000&quot;);[.$A13])" office:value-type="float" office:value="0">
            <text:p>Err:502</text:p>
          </table:table-cell>
          <table:table-cell table:formula="of:=COUNTIF(INDIRECT([.AO$2]&amp;&quot;.F3&quot;):INDIRECT([.AO$2]&amp;&quot;.F1000&quot;);[.$A13])" office:value-type="float" office:value="0">
            <text:p>Err:502</text:p>
          </table:table-cell>
          <table:table-cell table:formula="of:=COUNTIF(INDIRECT([.AP$2]&amp;&quot;.F3&quot;):INDIRECT([.AP$2]&amp;&quot;.F1000&quot;);[.$A13])" office:value-type="float" office:value="0">
            <text:p>Err:502</text:p>
          </table:table-cell>
          <table:table-cell table:formula="of:=COUNTIF(INDIRECT([.AQ$2]&amp;&quot;.F3&quot;):INDIRECT([.AQ$2]&amp;&quot;.F1000&quot;);[.$A13])" office:value-type="float" office:value="0">
            <text:p>Err:502</text:p>
          </table:table-cell>
          <table:table-cell table:formula="of:=COUNTIF(INDIRECT([.AR$2]&amp;&quot;.F3&quot;):INDIRECT([.AR$2]&amp;&quot;.F1000&quot;);[.$A13])" office:value-type="float" office:value="0">
            <text:p>Err:502</text:p>
          </table:table-cell>
          <table:table-cell table:formula="of:=COUNTIF(INDIRECT([.AS$2]&amp;&quot;.F3&quot;):INDIRECT([.AS$2]&amp;&quot;.F1000&quot;);[.$A13])" office:value-type="float" office:value="0">
            <text:p>Err:502</text:p>
          </table:table-cell>
          <table:table-cell table:formula="of:=COUNTIF(INDIRECT([.AT$2]&amp;&quot;.F3&quot;):INDIRECT([.AT$2]&amp;&quot;.F1000&quot;);[.$A13])" office:value-type="float" office:value="0">
            <text:p>Err:502</text:p>
          </table:table-cell>
          <table:table-cell table:formula="of:=COUNTIF(INDIRECT([.AU$2]&amp;&quot;.F3&quot;):INDIRECT([.AU$2]&amp;&quot;.F1000&quot;);[.$A13])" office:value-type="float" office:value="0">
            <text:p>Err:502</text:p>
          </table:table-cell>
          <table:table-cell table:formula="of:=COUNTIF(INDIRECT([.AV$2]&amp;&quot;.F3&quot;):INDIRECT([.AV$2]&amp;&quot;.F1000&quot;);[.$A13])" office:value-type="float" office:value="0">
            <text:p>Err:502</text:p>
          </table:table-cell>
          <table:table-cell table:formula="of:=COUNTIF(INDIRECT([.AW$2]&amp;&quot;.F3&quot;):INDIRECT([.AW$2]&amp;&quot;.F1000&quot;);[.$A13])" office:value-type="float" office:value="0">
            <text:p>Err:502</text:p>
          </table:table-cell>
          <table:table-cell table:formula="of:=COUNTIF(INDIRECT([.AX$2]&amp;&quot;.F3&quot;):INDIRECT([.AX$2]&amp;&quot;.F1000&quot;);[.$A13])" office:value-type="float" office:value="0">
            <text:p>Err:502</text:p>
          </table:table-cell>
          <table:table-cell table:formula="of:=COUNTIF(INDIRECT([.AY$2]&amp;&quot;.F3&quot;):INDIRECT([.AY$2]&amp;&quot;.F1000&quot;);[.$A13])" office:value-type="float" office:value="0">
            <text:p>Err:502</text:p>
          </table:table-cell>
          <table:table-cell table:formula="of:=COUNTIF(INDIRECT([.AZ$2]&amp;&quot;.F3&quot;):INDIRECT([.AZ$2]&amp;&quot;.F1000&quot;);[.$A13])" office:value-type="float" office:value="0">
            <text:p>Err:502</text:p>
          </table:table-cell>
          <table:table-cell table:formula="of:=COUNTIF(INDIRECT([.BA$2]&amp;&quot;.F3&quot;):INDIRECT([.BA$2]&amp;&quot;.F1000&quot;);[.$A13])" office:value-type="float" office:value="0">
            <text:p>Err:502</text:p>
          </table:table-cell>
          <table:table-cell table:formula="of:=COUNTIF(INDIRECT([.BB$2]&amp;&quot;.F3&quot;):INDIRECT([.BB$2]&amp;&quot;.F1000&quot;);[.$A13])" office:value-type="float" office:value="0">
            <text:p>Err:502</text:p>
          </table:table-cell>
          <table:table-cell table:formula="of:=COUNTIF(INDIRECT([.BC$2]&amp;&quot;.F3&quot;):INDIRECT([.BC$2]&amp;&quot;.F1000&quot;);[.$A13])" office:value-type="float" office:value="0">
            <text:p>Err:502</text:p>
          </table:table-cell>
          <table:table-cell table:formula="of:=COUNTIF(INDIRECT([.BD$2]&amp;&quot;.F3&quot;):INDIRECT([.BD$2]&amp;&quot;.F1000&quot;);[.$A13])" office:value-type="float" office:value="0">
            <text:p>Err:502</text:p>
          </table:table-cell>
          <table:table-cell table:formula="of:=COUNTIF(INDIRECT([.BE$2]&amp;&quot;.F3&quot;):INDIRECT([.BE$2]&amp;&quot;.F1000&quot;);[.$A13])" office:value-type="float" office:value="0">
            <text:p>Err:502</text:p>
          </table:table-cell>
          <table:table-cell table:formula="of:=COUNTIF(INDIRECT([.BF$2]&amp;&quot;.F3&quot;):INDIRECT([.BF$2]&amp;&quot;.F1000&quot;);[.$A13])" office:value-type="float" office:value="0">
            <text:p>Err:502</text:p>
          </table:table-cell>
          <table:table-cell table:formula="of:=COUNTIF(INDIRECT([.BG$2]&amp;&quot;.F3&quot;):INDIRECT([.BG$2]&amp;&quot;.F1000&quot;);[.$A13])" office:value-type="float" office:value="0">
            <text:p>Err:502</text:p>
          </table:table-cell>
          <table:table-cell table:formula="of:=COUNTIF(INDIRECT([.BH$2]&amp;&quot;.F3&quot;):INDIRECT([.BH$2]&amp;&quot;.F1000&quot;);[.$A13])" office:value-type="float" office:value="0">
            <text:p>Err:502</text:p>
          </table:table-cell>
          <table:table-cell table:formula="of:=COUNTIF(INDIRECT([.BI$2]&amp;&quot;.F3&quot;):INDIRECT([.BI$2]&amp;&quot;.F1000&quot;);[.$A13])" office:value-type="float" office:value="0">
            <text:p>Err:502</text:p>
          </table:table-cell>
          <table:table-cell table:formula="of:=COUNTIF(INDIRECT([.BJ$2]&amp;&quot;.F3&quot;):INDIRECT([.BJ$2]&amp;&quot;.F1000&quot;);[.$A13])" office:value-type="float" office:value="0">
            <text:p>Err:502</text:p>
          </table:table-cell>
          <table:table-cell table:formula="of:=COUNTIF(INDIRECT([.BK$2]&amp;&quot;.F3&quot;):INDIRECT([.BK$2]&amp;&quot;.F1000&quot;);[.$A13])" office:value-type="float" office:value="0">
            <text:p>Err:502</text:p>
          </table:table-cell>
          <table:table-cell table:formula="of:=COUNTIF(INDIRECT([.BL$2]&amp;&quot;.F3&quot;):INDIRECT([.BL$2]&amp;&quot;.F1000&quot;);[.$A13])" office:value-type="float" office:value="0">
            <text:p>Err:502</text:p>
          </table:table-cell>
          <table:table-cell table:formula="of:=COUNTIF(INDIRECT([.BM$2]&amp;&quot;.F3&quot;):INDIRECT([.BM$2]&amp;&quot;.F1000&quot;);[.$A13])" office:value-type="float" office:value="0">
            <text:p>Err:502</text:p>
          </table:table-cell>
          <table:table-cell table:formula="of:=COUNTIF(INDIRECT([.BN$2]&amp;&quot;.F3&quot;):INDIRECT([.BN$2]&amp;&quot;.F1000&quot;);[.$A13])" office:value-type="float" office:value="0">
            <text:p>Err:502</text:p>
          </table:table-cell>
          <table:table-cell table:formula="of:=COUNTIF(INDIRECT([.BO$2]&amp;&quot;.F3&quot;):INDIRECT([.BO$2]&amp;&quot;.F1000&quot;);[.$A13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Turn</text:p>
          </table:table-cell>
          <table:table-cell office:value-type="float" office:value="800">
            <text:p>800</text:p>
          </table:table-cell>
          <table:table-cell table:formula="of:=SUMIF([.E14:.DZ14];&quot;&gt;0&quot;)" office:value-type="float" office:value="30">
            <text:p>30</text:p>
          </table:table-cell>
          <table:table-cell table:formula="of:=SUM([.B14]*[.C14]/1000)" office:value-type="currency" office:currency="USD" office:value="24">
            <text:p>24.00 USD</text:p>
          </table:table-cell>
          <table:table-cell table:formula="of:=COUNTIF(INDIRECT([.E$2]&amp;&quot;.F3&quot;):INDIRECT([.E$2]&amp;&quot;.F1000&quot;);[.$A14])" office:value-type="float" office:value="4">
            <text:p>4</text:p>
          </table:table-cell>
          <table:table-cell table:formula="of:=COUNTIF(INDIRECT([.F$2]&amp;&quot;.F3&quot;):INDIRECT([.F$2]&amp;&quot;.F1000&quot;);[.$A14])" office:value-type="float" office:value="0">
            <text:p>0</text:p>
          </table:table-cell>
          <table:table-cell table:formula="of:=COUNTIF(INDIRECT([.G$2]&amp;&quot;.F3&quot;):INDIRECT([.G$2]&amp;&quot;.F1000&quot;);[.$A14])" office:value-type="float" office:value="0">
            <text:p>0</text:p>
          </table:table-cell>
          <table:table-cell table:formula="of:=COUNTIF(INDIRECT([.H$2]&amp;&quot;.F3&quot;):INDIRECT([.H$2]&amp;&quot;.F1000&quot;);[.$A14])" office:value-type="float" office:value="3">
            <text:p>3</text:p>
          </table:table-cell>
          <table:table-cell table:formula="of:=COUNTIF(INDIRECT([.I$2]&amp;&quot;.F3&quot;):INDIRECT([.I$2]&amp;&quot;.F1000&quot;);[.$A14])" office:value-type="float" office:value="4">
            <text:p>4</text:p>
          </table:table-cell>
          <table:table-cell table:formula="of:=COUNTIF(INDIRECT([.J$2]&amp;&quot;.F3&quot;):INDIRECT([.J$2]&amp;&quot;.F1000&quot;);[.$A14])" office:value-type="float" office:value="7">
            <text:p>7</text:p>
          </table:table-cell>
          <table:table-cell table:formula="of:=COUNTIF(INDIRECT([.K$2]&amp;&quot;.F3&quot;):INDIRECT([.K$2]&amp;&quot;.F1000&quot;);[.$A14])" office:value-type="float" office:value="4">
            <text:p>4</text:p>
          </table:table-cell>
          <table:table-cell table:formula="of:=COUNTIF(INDIRECT([.L$2]&amp;&quot;.F3&quot;):INDIRECT([.L$2]&amp;&quot;.F1000&quot;);[.$A14])" office:value-type="float" office:value="0">
            <text:p>0</text:p>
          </table:table-cell>
          <table:table-cell table:formula="of:=COUNTIF(INDIRECT([.M$2]&amp;&quot;.F3&quot;):INDIRECT([.M$2]&amp;&quot;.F1000&quot;);[.$A14])" office:value-type="float" office:value="6">
            <text:p>6</text:p>
          </table:table-cell>
          <table:table-cell table:formula="of:=COUNTIF(INDIRECT([.N$2]&amp;&quot;.F3&quot;):INDIRECT([.N$2]&amp;&quot;.F1000&quot;);[.$A14])" office:value-type="float" office:value="1">
            <text:p>1</text:p>
          </table:table-cell>
          <table:table-cell table:formula="of:=COUNTIF(INDIRECT([.O$2]&amp;&quot;.F3&quot;):INDIRECT([.O$2]&amp;&quot;.F1000&quot;);[.$A14])" office:value-type="float" office:value="1">
            <text:p>1</text:p>
          </table:table-cell>
          <table:table-cell table:formula="of:=COUNTIF(INDIRECT([.P$2]&amp;&quot;.F3&quot;):INDIRECT([.P$2]&amp;&quot;.F1000&quot;);[.$A14])" office:value-type="float" office:value="0">
            <text:p>Err:502</text:p>
          </table:table-cell>
          <table:table-cell table:formula="of:=COUNTIF(INDIRECT([.Q$2]&amp;&quot;.F3&quot;):INDIRECT([.Q$2]&amp;&quot;.F1000&quot;);[.$A14])" office:value-type="float" office:value="0">
            <text:p>Err:502</text:p>
          </table:table-cell>
          <table:table-cell table:formula="of:=COUNTIF(INDIRECT([.R$2]&amp;&quot;.F3&quot;):INDIRECT([.R$2]&amp;&quot;.F1000&quot;);[.$A14])" office:value-type="float" office:value="0">
            <text:p>Err:502</text:p>
          </table:table-cell>
          <table:table-cell table:formula="of:=COUNTIF(INDIRECT([.S$2]&amp;&quot;.F3&quot;):INDIRECT([.S$2]&amp;&quot;.F1000&quot;);[.$A14])" office:value-type="float" office:value="0">
            <text:p>Err:502</text:p>
          </table:table-cell>
          <table:table-cell table:formula="of:=COUNTIF(INDIRECT([.T$2]&amp;&quot;.F3&quot;):INDIRECT([.T$2]&amp;&quot;.F1000&quot;);[.$A14])" office:value-type="float" office:value="0">
            <text:p>Err:502</text:p>
          </table:table-cell>
          <table:table-cell table:formula="of:=COUNTIF(INDIRECT([.U$2]&amp;&quot;.F3&quot;):INDIRECT([.U$2]&amp;&quot;.F1000&quot;);[.$A14])" office:value-type="float" office:value="0">
            <text:p>Err:502</text:p>
          </table:table-cell>
          <table:table-cell table:formula="of:=COUNTIF(INDIRECT([.V$2]&amp;&quot;.F3&quot;):INDIRECT([.V$2]&amp;&quot;.F1000&quot;);[.$A14])" office:value-type="float" office:value="0">
            <text:p>Err:502</text:p>
          </table:table-cell>
          <table:table-cell table:formula="of:=COUNTIF(INDIRECT([.W$2]&amp;&quot;.F3&quot;):INDIRECT([.W$2]&amp;&quot;.F1000&quot;);[.$A14])" office:value-type="float" office:value="0">
            <text:p>Err:502</text:p>
          </table:table-cell>
          <table:table-cell table:formula="of:=COUNTIF(INDIRECT([.X$2]&amp;&quot;.F3&quot;):INDIRECT([.X$2]&amp;&quot;.F1000&quot;);[.$A14])" office:value-type="float" office:value="0">
            <text:p>Err:502</text:p>
          </table:table-cell>
          <table:table-cell table:formula="of:=COUNTIF(INDIRECT([.Y$2]&amp;&quot;.F3&quot;):INDIRECT([.Y$2]&amp;&quot;.F1000&quot;);[.$A14])" office:value-type="float" office:value="0">
            <text:p>Err:502</text:p>
          </table:table-cell>
          <table:table-cell table:formula="of:=COUNTIF(INDIRECT([.Z$2]&amp;&quot;.F3&quot;):INDIRECT([.Z$2]&amp;&quot;.F1000&quot;);[.$A14])" office:value-type="float" office:value="0">
            <text:p>Err:502</text:p>
          </table:table-cell>
          <table:table-cell table:formula="of:=COUNTIF(INDIRECT([.AA$2]&amp;&quot;.F3&quot;):INDIRECT([.AA$2]&amp;&quot;.F1000&quot;);[.$A14])" office:value-type="float" office:value="0">
            <text:p>Err:502</text:p>
          </table:table-cell>
          <table:table-cell table:formula="of:=COUNTIF(INDIRECT([.AB$2]&amp;&quot;.F3&quot;):INDIRECT([.AB$2]&amp;&quot;.F1000&quot;);[.$A14])" office:value-type="float" office:value="0">
            <text:p>Err:502</text:p>
          </table:table-cell>
          <table:table-cell table:formula="of:=COUNTIF(INDIRECT([.AC$2]&amp;&quot;.F3&quot;):INDIRECT([.AC$2]&amp;&quot;.F1000&quot;);[.$A14])" office:value-type="float" office:value="0">
            <text:p>Err:502</text:p>
          </table:table-cell>
          <table:table-cell table:formula="of:=COUNTIF(INDIRECT([.AD$2]&amp;&quot;.F3&quot;):INDIRECT([.AD$2]&amp;&quot;.F1000&quot;);[.$A14])" office:value-type="float" office:value="0">
            <text:p>Err:502</text:p>
          </table:table-cell>
          <table:table-cell table:formula="of:=COUNTIF(INDIRECT([.AE$2]&amp;&quot;.F3&quot;):INDIRECT([.AE$2]&amp;&quot;.F1000&quot;);[.$A14])" office:value-type="float" office:value="0">
            <text:p>Err:502</text:p>
          </table:table-cell>
          <table:table-cell table:formula="of:=COUNTIF(INDIRECT([.AF$2]&amp;&quot;.F3&quot;):INDIRECT([.AF$2]&amp;&quot;.F1000&quot;);[.$A14])" office:value-type="float" office:value="0">
            <text:p>Err:502</text:p>
          </table:table-cell>
          <table:table-cell table:formula="of:=COUNTIF(INDIRECT([.AG$2]&amp;&quot;.F3&quot;):INDIRECT([.AG$2]&amp;&quot;.F1000&quot;);[.$A14])" office:value-type="float" office:value="0">
            <text:p>Err:502</text:p>
          </table:table-cell>
          <table:table-cell table:formula="of:=COUNTIF(INDIRECT([.AH$2]&amp;&quot;.F3&quot;):INDIRECT([.AH$2]&amp;&quot;.F1000&quot;);[.$A14])" office:value-type="float" office:value="0">
            <text:p>Err:502</text:p>
          </table:table-cell>
          <table:table-cell table:formula="of:=COUNTIF(INDIRECT([.AI$2]&amp;&quot;.F3&quot;):INDIRECT([.AI$2]&amp;&quot;.F1000&quot;);[.$A14])" office:value-type="float" office:value="0">
            <text:p>Err:502</text:p>
          </table:table-cell>
          <table:table-cell table:formula="of:=COUNTIF(INDIRECT([.AJ$2]&amp;&quot;.F3&quot;):INDIRECT([.AJ$2]&amp;&quot;.F1000&quot;);[.$A14])" office:value-type="float" office:value="0">
            <text:p>Err:502</text:p>
          </table:table-cell>
          <table:table-cell table:formula="of:=COUNTIF(INDIRECT([.AK$2]&amp;&quot;.F3&quot;):INDIRECT([.AK$2]&amp;&quot;.F1000&quot;);[.$A14])" office:value-type="float" office:value="0">
            <text:p>Err:502</text:p>
          </table:table-cell>
          <table:table-cell table:formula="of:=COUNTIF(INDIRECT([.AL$2]&amp;&quot;.F3&quot;):INDIRECT([.AL$2]&amp;&quot;.F1000&quot;);[.$A14])" office:value-type="float" office:value="0">
            <text:p>Err:502</text:p>
          </table:table-cell>
          <table:table-cell table:formula="of:=COUNTIF(INDIRECT([.AM$2]&amp;&quot;.F3&quot;):INDIRECT([.AM$2]&amp;&quot;.F1000&quot;);[.$A14])" office:value-type="float" office:value="0">
            <text:p>Err:502</text:p>
          </table:table-cell>
          <table:table-cell table:formula="of:=COUNTIF(INDIRECT([.AN$2]&amp;&quot;.F3&quot;):INDIRECT([.AN$2]&amp;&quot;.F1000&quot;);[.$A14])" office:value-type="float" office:value="0">
            <text:p>Err:502</text:p>
          </table:table-cell>
          <table:table-cell table:formula="of:=COUNTIF(INDIRECT([.AO$2]&amp;&quot;.F3&quot;):INDIRECT([.AO$2]&amp;&quot;.F1000&quot;);[.$A14])" office:value-type="float" office:value="0">
            <text:p>Err:502</text:p>
          </table:table-cell>
          <table:table-cell table:formula="of:=COUNTIF(INDIRECT([.AP$2]&amp;&quot;.F3&quot;):INDIRECT([.AP$2]&amp;&quot;.F1000&quot;);[.$A14])" office:value-type="float" office:value="0">
            <text:p>Err:502</text:p>
          </table:table-cell>
          <table:table-cell table:formula="of:=COUNTIF(INDIRECT([.AQ$2]&amp;&quot;.F3&quot;):INDIRECT([.AQ$2]&amp;&quot;.F1000&quot;);[.$A14])" office:value-type="float" office:value="0">
            <text:p>Err:502</text:p>
          </table:table-cell>
          <table:table-cell table:formula="of:=COUNTIF(INDIRECT([.AR$2]&amp;&quot;.F3&quot;):INDIRECT([.AR$2]&amp;&quot;.F1000&quot;);[.$A14])" office:value-type="float" office:value="0">
            <text:p>Err:502</text:p>
          </table:table-cell>
          <table:table-cell table:formula="of:=COUNTIF(INDIRECT([.AS$2]&amp;&quot;.F3&quot;):INDIRECT([.AS$2]&amp;&quot;.F1000&quot;);[.$A14])" office:value-type="float" office:value="0">
            <text:p>Err:502</text:p>
          </table:table-cell>
          <table:table-cell table:formula="of:=COUNTIF(INDIRECT([.AT$2]&amp;&quot;.F3&quot;):INDIRECT([.AT$2]&amp;&quot;.F1000&quot;);[.$A14])" office:value-type="float" office:value="0">
            <text:p>Err:502</text:p>
          </table:table-cell>
          <table:table-cell table:formula="of:=COUNTIF(INDIRECT([.AU$2]&amp;&quot;.F3&quot;):INDIRECT([.AU$2]&amp;&quot;.F1000&quot;);[.$A14])" office:value-type="float" office:value="0">
            <text:p>Err:502</text:p>
          </table:table-cell>
          <table:table-cell table:formula="of:=COUNTIF(INDIRECT([.AV$2]&amp;&quot;.F3&quot;):INDIRECT([.AV$2]&amp;&quot;.F1000&quot;);[.$A14])" office:value-type="float" office:value="0">
            <text:p>Err:502</text:p>
          </table:table-cell>
          <table:table-cell table:formula="of:=COUNTIF(INDIRECT([.AW$2]&amp;&quot;.F3&quot;):INDIRECT([.AW$2]&amp;&quot;.F1000&quot;);[.$A14])" office:value-type="float" office:value="0">
            <text:p>Err:502</text:p>
          </table:table-cell>
          <table:table-cell table:formula="of:=COUNTIF(INDIRECT([.AX$2]&amp;&quot;.F3&quot;):INDIRECT([.AX$2]&amp;&quot;.F1000&quot;);[.$A14])" office:value-type="float" office:value="0">
            <text:p>Err:502</text:p>
          </table:table-cell>
          <table:table-cell table:formula="of:=COUNTIF(INDIRECT([.AY$2]&amp;&quot;.F3&quot;):INDIRECT([.AY$2]&amp;&quot;.F1000&quot;);[.$A14])" office:value-type="float" office:value="0">
            <text:p>Err:502</text:p>
          </table:table-cell>
          <table:table-cell table:formula="of:=COUNTIF(INDIRECT([.AZ$2]&amp;&quot;.F3&quot;):INDIRECT([.AZ$2]&amp;&quot;.F1000&quot;);[.$A14])" office:value-type="float" office:value="0">
            <text:p>Err:502</text:p>
          </table:table-cell>
          <table:table-cell table:formula="of:=COUNTIF(INDIRECT([.BA$2]&amp;&quot;.F3&quot;):INDIRECT([.BA$2]&amp;&quot;.F1000&quot;);[.$A14])" office:value-type="float" office:value="0">
            <text:p>Err:502</text:p>
          </table:table-cell>
          <table:table-cell table:formula="of:=COUNTIF(INDIRECT([.BB$2]&amp;&quot;.F3&quot;):INDIRECT([.BB$2]&amp;&quot;.F1000&quot;);[.$A14])" office:value-type="float" office:value="0">
            <text:p>Err:502</text:p>
          </table:table-cell>
          <table:table-cell table:formula="of:=COUNTIF(INDIRECT([.BC$2]&amp;&quot;.F3&quot;):INDIRECT([.BC$2]&amp;&quot;.F1000&quot;);[.$A14])" office:value-type="float" office:value="0">
            <text:p>Err:502</text:p>
          </table:table-cell>
          <table:table-cell table:formula="of:=COUNTIF(INDIRECT([.BD$2]&amp;&quot;.F3&quot;):INDIRECT([.BD$2]&amp;&quot;.F1000&quot;);[.$A14])" office:value-type="float" office:value="0">
            <text:p>Err:502</text:p>
          </table:table-cell>
          <table:table-cell table:formula="of:=COUNTIF(INDIRECT([.BE$2]&amp;&quot;.F3&quot;):INDIRECT([.BE$2]&amp;&quot;.F1000&quot;);[.$A14])" office:value-type="float" office:value="0">
            <text:p>Err:502</text:p>
          </table:table-cell>
          <table:table-cell table:formula="of:=COUNTIF(INDIRECT([.BF$2]&amp;&quot;.F3&quot;):INDIRECT([.BF$2]&amp;&quot;.F1000&quot;);[.$A14])" office:value-type="float" office:value="0">
            <text:p>Err:502</text:p>
          </table:table-cell>
          <table:table-cell table:formula="of:=COUNTIF(INDIRECT([.BG$2]&amp;&quot;.F3&quot;):INDIRECT([.BG$2]&amp;&quot;.F1000&quot;);[.$A14])" office:value-type="float" office:value="0">
            <text:p>Err:502</text:p>
          </table:table-cell>
          <table:table-cell table:formula="of:=COUNTIF(INDIRECT([.BH$2]&amp;&quot;.F3&quot;):INDIRECT([.BH$2]&amp;&quot;.F1000&quot;);[.$A14])" office:value-type="float" office:value="0">
            <text:p>Err:502</text:p>
          </table:table-cell>
          <table:table-cell table:formula="of:=COUNTIF(INDIRECT([.BI$2]&amp;&quot;.F3&quot;):INDIRECT([.BI$2]&amp;&quot;.F1000&quot;);[.$A14])" office:value-type="float" office:value="0">
            <text:p>Err:502</text:p>
          </table:table-cell>
          <table:table-cell table:formula="of:=COUNTIF(INDIRECT([.BJ$2]&amp;&quot;.F3&quot;):INDIRECT([.BJ$2]&amp;&quot;.F1000&quot;);[.$A14])" office:value-type="float" office:value="0">
            <text:p>Err:502</text:p>
          </table:table-cell>
          <table:table-cell table:formula="of:=COUNTIF(INDIRECT([.BK$2]&amp;&quot;.F3&quot;):INDIRECT([.BK$2]&amp;&quot;.F1000&quot;);[.$A14])" office:value-type="float" office:value="0">
            <text:p>Err:502</text:p>
          </table:table-cell>
          <table:table-cell table:formula="of:=COUNTIF(INDIRECT([.BL$2]&amp;&quot;.F3&quot;):INDIRECT([.BL$2]&amp;&quot;.F1000&quot;);[.$A14])" office:value-type="float" office:value="0">
            <text:p>Err:502</text:p>
          </table:table-cell>
          <table:table-cell table:formula="of:=COUNTIF(INDIRECT([.BM$2]&amp;&quot;.F3&quot;):INDIRECT([.BM$2]&amp;&quot;.F1000&quot;);[.$A14])" office:value-type="float" office:value="0">
            <text:p>Err:502</text:p>
          </table:table-cell>
          <table:table-cell table:formula="of:=COUNTIF(INDIRECT([.BN$2]&amp;&quot;.F3&quot;):INDIRECT([.BN$2]&amp;&quot;.F1000&quot;);[.$A14])" office:value-type="float" office:value="0">
            <text:p>Err:502</text:p>
          </table:table-cell>
          <table:table-cell table:formula="of:=COUNTIF(INDIRECT([.BO$2]&amp;&quot;.F3&quot;):INDIRECT([.BO$2]&amp;&quot;.F1000&quot;);[.$A14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HalfEnergy</text:p>
          </table:table-cell>
          <table:table-cell office:value-type="float" office:value="250">
            <text:p>250</text:p>
          </table:table-cell>
          <table:table-cell table:formula="of:=SUMIF([.E15:.DZ15];&quot;&gt;0&quot;)" office:value-type="float" office:value="80">
            <text:p>80</text:p>
          </table:table-cell>
          <table:table-cell table:formula="of:=SUM([.B15]*[.C15]/1000)" office:value-type="currency" office:currency="USD" office:value="20">
            <text:p>20.00 USD</text:p>
          </table:table-cell>
          <table:table-cell table:formula="of:=COUNTIF(INDIRECT([.E$2]&amp;&quot;.F3&quot;):INDIRECT([.E$2]&amp;&quot;.F1000&quot;);[.$A15])" office:value-type="float" office:value="21">
            <text:p>21</text:p>
          </table:table-cell>
          <table:table-cell table:formula="of:=COUNTIF(INDIRECT([.F$2]&amp;&quot;.F3&quot;):INDIRECT([.F$2]&amp;&quot;.F1000&quot;);[.$A15])" office:value-type="float" office:value="15">
            <text:p>15</text:p>
          </table:table-cell>
          <table:table-cell table:formula="of:=COUNTIF(INDIRECT([.G$2]&amp;&quot;.F3&quot;):INDIRECT([.G$2]&amp;&quot;.F1000&quot;);[.$A15])" office:value-type="float" office:value="26">
            <text:p>26</text:p>
          </table:table-cell>
          <table:table-cell table:formula="of:=COUNTIF(INDIRECT([.H$2]&amp;&quot;.F3&quot;):INDIRECT([.H$2]&amp;&quot;.F1000&quot;);[.$A15])" office:value-type="float" office:value="18">
            <text:p>18</text:p>
          </table:table-cell>
          <table:table-cell table:formula="of:=COUNTIF(INDIRECT([.I$2]&amp;&quot;.F3&quot;):INDIRECT([.I$2]&amp;&quot;.F1000&quot;);[.$A15])" office:value-type="float" office:value="0">
            <text:p>0</text:p>
          </table:table-cell>
          <table:table-cell table:formula="of:=COUNTIF(INDIRECT([.J$2]&amp;&quot;.F3&quot;):INDIRECT([.J$2]&amp;&quot;.F1000&quot;);[.$A15])" office:value-type="float" office:value="0">
            <text:p>0</text:p>
          </table:table-cell>
          <table:table-cell table:formula="of:=COUNTIF(INDIRECT([.K$2]&amp;&quot;.F3&quot;):INDIRECT([.K$2]&amp;&quot;.F1000&quot;);[.$A15])" office:value-type="float" office:value="0">
            <text:p>0</text:p>
          </table:table-cell>
          <table:table-cell table:formula="of:=COUNTIF(INDIRECT([.L$2]&amp;&quot;.F3&quot;):INDIRECT([.L$2]&amp;&quot;.F1000&quot;);[.$A15])" office:value-type="float" office:value="0">
            <text:p>0</text:p>
          </table:table-cell>
          <table:table-cell table:formula="of:=COUNTIF(INDIRECT([.M$2]&amp;&quot;.F3&quot;):INDIRECT([.M$2]&amp;&quot;.F1000&quot;);[.$A15])" office:value-type="float" office:value="0">
            <text:p>0</text:p>
          </table:table-cell>
          <table:table-cell table:formula="of:=COUNTIF(INDIRECT([.N$2]&amp;&quot;.F3&quot;):INDIRECT([.N$2]&amp;&quot;.F1000&quot;);[.$A15])" office:value-type="float" office:value="0">
            <text:p>0</text:p>
          </table:table-cell>
          <table:table-cell table:formula="of:=COUNTIF(INDIRECT([.O$2]&amp;&quot;.F3&quot;):INDIRECT([.O$2]&amp;&quot;.F1000&quot;);[.$A15])" office:value-type="float" office:value="0">
            <text:p>0</text:p>
          </table:table-cell>
          <table:table-cell table:formula="of:=COUNTIF(INDIRECT([.P$2]&amp;&quot;.F3&quot;):INDIRECT([.P$2]&amp;&quot;.F1000&quot;);[.$A15])" office:value-type="float" office:value="0">
            <text:p>Err:502</text:p>
          </table:table-cell>
          <table:table-cell table:formula="of:=COUNTIF(INDIRECT([.Q$2]&amp;&quot;.F3&quot;):INDIRECT([.Q$2]&amp;&quot;.F1000&quot;);[.$A15])" office:value-type="float" office:value="0">
            <text:p>Err:502</text:p>
          </table:table-cell>
          <table:table-cell table:formula="of:=COUNTIF(INDIRECT([.R$2]&amp;&quot;.F3&quot;):INDIRECT([.R$2]&amp;&quot;.F1000&quot;);[.$A15])" office:value-type="float" office:value="0">
            <text:p>Err:502</text:p>
          </table:table-cell>
          <table:table-cell table:formula="of:=COUNTIF(INDIRECT([.S$2]&amp;&quot;.F3&quot;):INDIRECT([.S$2]&amp;&quot;.F1000&quot;);[.$A15])" office:value-type="float" office:value="0">
            <text:p>Err:502</text:p>
          </table:table-cell>
          <table:table-cell table:formula="of:=COUNTIF(INDIRECT([.T$2]&amp;&quot;.F3&quot;):INDIRECT([.T$2]&amp;&quot;.F1000&quot;);[.$A15])" office:value-type="float" office:value="0">
            <text:p>Err:502</text:p>
          </table:table-cell>
          <table:table-cell table:formula="of:=COUNTIF(INDIRECT([.U$2]&amp;&quot;.F3&quot;):INDIRECT([.U$2]&amp;&quot;.F1000&quot;);[.$A15])" office:value-type="float" office:value="0">
            <text:p>Err:502</text:p>
          </table:table-cell>
          <table:table-cell table:formula="of:=COUNTIF(INDIRECT([.V$2]&amp;&quot;.F3&quot;):INDIRECT([.V$2]&amp;&quot;.F1000&quot;);[.$A15])" office:value-type="float" office:value="0">
            <text:p>Err:502</text:p>
          </table:table-cell>
          <table:table-cell table:formula="of:=COUNTIF(INDIRECT([.W$2]&amp;&quot;.F3&quot;):INDIRECT([.W$2]&amp;&quot;.F1000&quot;);[.$A15])" office:value-type="float" office:value="0">
            <text:p>Err:502</text:p>
          </table:table-cell>
          <table:table-cell table:formula="of:=COUNTIF(INDIRECT([.X$2]&amp;&quot;.F3&quot;):INDIRECT([.X$2]&amp;&quot;.F1000&quot;);[.$A15])" office:value-type="float" office:value="0">
            <text:p>Err:502</text:p>
          </table:table-cell>
          <table:table-cell table:formula="of:=COUNTIF(INDIRECT([.Y$2]&amp;&quot;.F3&quot;):INDIRECT([.Y$2]&amp;&quot;.F1000&quot;);[.$A15])" office:value-type="float" office:value="0">
            <text:p>Err:502</text:p>
          </table:table-cell>
          <table:table-cell table:formula="of:=COUNTIF(INDIRECT([.Z$2]&amp;&quot;.F3&quot;):INDIRECT([.Z$2]&amp;&quot;.F1000&quot;);[.$A15])" office:value-type="float" office:value="0">
            <text:p>Err:502</text:p>
          </table:table-cell>
          <table:table-cell table:formula="of:=COUNTIF(INDIRECT([.AA$2]&amp;&quot;.F3&quot;):INDIRECT([.AA$2]&amp;&quot;.F1000&quot;);[.$A15])" office:value-type="float" office:value="0">
            <text:p>Err:502</text:p>
          </table:table-cell>
          <table:table-cell table:formula="of:=COUNTIF(INDIRECT([.AB$2]&amp;&quot;.F3&quot;):INDIRECT([.AB$2]&amp;&quot;.F1000&quot;);[.$A15])" office:value-type="float" office:value="0">
            <text:p>Err:502</text:p>
          </table:table-cell>
          <table:table-cell table:formula="of:=COUNTIF(INDIRECT([.AC$2]&amp;&quot;.F3&quot;):INDIRECT([.AC$2]&amp;&quot;.F1000&quot;);[.$A15])" office:value-type="float" office:value="0">
            <text:p>Err:502</text:p>
          </table:table-cell>
          <table:table-cell table:formula="of:=COUNTIF(INDIRECT([.AD$2]&amp;&quot;.F3&quot;):INDIRECT([.AD$2]&amp;&quot;.F1000&quot;);[.$A15])" office:value-type="float" office:value="0">
            <text:p>Err:502</text:p>
          </table:table-cell>
          <table:table-cell table:formula="of:=COUNTIF(INDIRECT([.AE$2]&amp;&quot;.F3&quot;):INDIRECT([.AE$2]&amp;&quot;.F1000&quot;);[.$A15])" office:value-type="float" office:value="0">
            <text:p>Err:502</text:p>
          </table:table-cell>
          <table:table-cell table:formula="of:=COUNTIF(INDIRECT([.AF$2]&amp;&quot;.F3&quot;):INDIRECT([.AF$2]&amp;&quot;.F1000&quot;);[.$A15])" office:value-type="float" office:value="0">
            <text:p>Err:502</text:p>
          </table:table-cell>
          <table:table-cell table:formula="of:=COUNTIF(INDIRECT([.AG$2]&amp;&quot;.F3&quot;):INDIRECT([.AG$2]&amp;&quot;.F1000&quot;);[.$A15])" office:value-type="float" office:value="0">
            <text:p>Err:502</text:p>
          </table:table-cell>
          <table:table-cell table:formula="of:=COUNTIF(INDIRECT([.AH$2]&amp;&quot;.F3&quot;):INDIRECT([.AH$2]&amp;&quot;.F1000&quot;);[.$A15])" office:value-type="float" office:value="0">
            <text:p>Err:502</text:p>
          </table:table-cell>
          <table:table-cell table:formula="of:=COUNTIF(INDIRECT([.AI$2]&amp;&quot;.F3&quot;):INDIRECT([.AI$2]&amp;&quot;.F1000&quot;);[.$A15])" office:value-type="float" office:value="0">
            <text:p>Err:502</text:p>
          </table:table-cell>
          <table:table-cell table:formula="of:=COUNTIF(INDIRECT([.AJ$2]&amp;&quot;.F3&quot;):INDIRECT([.AJ$2]&amp;&quot;.F1000&quot;);[.$A15])" office:value-type="float" office:value="0">
            <text:p>Err:502</text:p>
          </table:table-cell>
          <table:table-cell table:formula="of:=COUNTIF(INDIRECT([.AK$2]&amp;&quot;.F3&quot;):INDIRECT([.AK$2]&amp;&quot;.F1000&quot;);[.$A15])" office:value-type="float" office:value="0">
            <text:p>Err:502</text:p>
          </table:table-cell>
          <table:table-cell table:formula="of:=COUNTIF(INDIRECT([.AL$2]&amp;&quot;.F3&quot;):INDIRECT([.AL$2]&amp;&quot;.F1000&quot;);[.$A15])" office:value-type="float" office:value="0">
            <text:p>Err:502</text:p>
          </table:table-cell>
          <table:table-cell table:formula="of:=COUNTIF(INDIRECT([.AM$2]&amp;&quot;.F3&quot;):INDIRECT([.AM$2]&amp;&quot;.F1000&quot;);[.$A15])" office:value-type="float" office:value="0">
            <text:p>Err:502</text:p>
          </table:table-cell>
          <table:table-cell table:formula="of:=COUNTIF(INDIRECT([.AN$2]&amp;&quot;.F3&quot;):INDIRECT([.AN$2]&amp;&quot;.F1000&quot;);[.$A15])" office:value-type="float" office:value="0">
            <text:p>Err:502</text:p>
          </table:table-cell>
          <table:table-cell table:formula="of:=COUNTIF(INDIRECT([.AO$2]&amp;&quot;.F3&quot;):INDIRECT([.AO$2]&amp;&quot;.F1000&quot;);[.$A15])" office:value-type="float" office:value="0">
            <text:p>Err:502</text:p>
          </table:table-cell>
          <table:table-cell table:formula="of:=COUNTIF(INDIRECT([.AP$2]&amp;&quot;.F3&quot;):INDIRECT([.AP$2]&amp;&quot;.F1000&quot;);[.$A15])" office:value-type="float" office:value="0">
            <text:p>Err:502</text:p>
          </table:table-cell>
          <table:table-cell table:formula="of:=COUNTIF(INDIRECT([.AQ$2]&amp;&quot;.F3&quot;):INDIRECT([.AQ$2]&amp;&quot;.F1000&quot;);[.$A15])" office:value-type="float" office:value="0">
            <text:p>Err:502</text:p>
          </table:table-cell>
          <table:table-cell table:formula="of:=COUNTIF(INDIRECT([.AR$2]&amp;&quot;.F3&quot;):INDIRECT([.AR$2]&amp;&quot;.F1000&quot;);[.$A15])" office:value-type="float" office:value="0">
            <text:p>Err:502</text:p>
          </table:table-cell>
          <table:table-cell table:formula="of:=COUNTIF(INDIRECT([.AS$2]&amp;&quot;.F3&quot;):INDIRECT([.AS$2]&amp;&quot;.F1000&quot;);[.$A15])" office:value-type="float" office:value="0">
            <text:p>Err:502</text:p>
          </table:table-cell>
          <table:table-cell table:formula="of:=COUNTIF(INDIRECT([.AT$2]&amp;&quot;.F3&quot;):INDIRECT([.AT$2]&amp;&quot;.F1000&quot;);[.$A15])" office:value-type="float" office:value="0">
            <text:p>Err:502</text:p>
          </table:table-cell>
          <table:table-cell table:formula="of:=COUNTIF(INDIRECT([.AU$2]&amp;&quot;.F3&quot;):INDIRECT([.AU$2]&amp;&quot;.F1000&quot;);[.$A15])" office:value-type="float" office:value="0">
            <text:p>Err:502</text:p>
          </table:table-cell>
          <table:table-cell table:formula="of:=COUNTIF(INDIRECT([.AV$2]&amp;&quot;.F3&quot;):INDIRECT([.AV$2]&amp;&quot;.F1000&quot;);[.$A15])" office:value-type="float" office:value="0">
            <text:p>Err:502</text:p>
          </table:table-cell>
          <table:table-cell table:formula="of:=COUNTIF(INDIRECT([.AW$2]&amp;&quot;.F3&quot;):INDIRECT([.AW$2]&amp;&quot;.F1000&quot;);[.$A15])" office:value-type="float" office:value="0">
            <text:p>Err:502</text:p>
          </table:table-cell>
          <table:table-cell table:formula="of:=COUNTIF(INDIRECT([.AX$2]&amp;&quot;.F3&quot;):INDIRECT([.AX$2]&amp;&quot;.F1000&quot;);[.$A15])" office:value-type="float" office:value="0">
            <text:p>Err:502</text:p>
          </table:table-cell>
          <table:table-cell table:formula="of:=COUNTIF(INDIRECT([.AY$2]&amp;&quot;.F3&quot;):INDIRECT([.AY$2]&amp;&quot;.F1000&quot;);[.$A15])" office:value-type="float" office:value="0">
            <text:p>Err:502</text:p>
          </table:table-cell>
          <table:table-cell table:formula="of:=COUNTIF(INDIRECT([.AZ$2]&amp;&quot;.F3&quot;):INDIRECT([.AZ$2]&amp;&quot;.F1000&quot;);[.$A15])" office:value-type="float" office:value="0">
            <text:p>Err:502</text:p>
          </table:table-cell>
          <table:table-cell table:formula="of:=COUNTIF(INDIRECT([.BA$2]&amp;&quot;.F3&quot;):INDIRECT([.BA$2]&amp;&quot;.F1000&quot;);[.$A15])" office:value-type="float" office:value="0">
            <text:p>Err:502</text:p>
          </table:table-cell>
          <table:table-cell table:formula="of:=COUNTIF(INDIRECT([.BB$2]&amp;&quot;.F3&quot;):INDIRECT([.BB$2]&amp;&quot;.F1000&quot;);[.$A15])" office:value-type="float" office:value="0">
            <text:p>Err:502</text:p>
          </table:table-cell>
          <table:table-cell table:formula="of:=COUNTIF(INDIRECT([.BC$2]&amp;&quot;.F3&quot;):INDIRECT([.BC$2]&amp;&quot;.F1000&quot;);[.$A15])" office:value-type="float" office:value="0">
            <text:p>Err:502</text:p>
          </table:table-cell>
          <table:table-cell table:formula="of:=COUNTIF(INDIRECT([.BD$2]&amp;&quot;.F3&quot;):INDIRECT([.BD$2]&amp;&quot;.F1000&quot;);[.$A15])" office:value-type="float" office:value="0">
            <text:p>Err:502</text:p>
          </table:table-cell>
          <table:table-cell table:formula="of:=COUNTIF(INDIRECT([.BE$2]&amp;&quot;.F3&quot;):INDIRECT([.BE$2]&amp;&quot;.F1000&quot;);[.$A15])" office:value-type="float" office:value="0">
            <text:p>Err:502</text:p>
          </table:table-cell>
          <table:table-cell table:formula="of:=COUNTIF(INDIRECT([.BF$2]&amp;&quot;.F3&quot;):INDIRECT([.BF$2]&amp;&quot;.F1000&quot;);[.$A15])" office:value-type="float" office:value="0">
            <text:p>Err:502</text:p>
          </table:table-cell>
          <table:table-cell table:formula="of:=COUNTIF(INDIRECT([.BG$2]&amp;&quot;.F3&quot;):INDIRECT([.BG$2]&amp;&quot;.F1000&quot;);[.$A15])" office:value-type="float" office:value="0">
            <text:p>Err:502</text:p>
          </table:table-cell>
          <table:table-cell table:formula="of:=COUNTIF(INDIRECT([.BH$2]&amp;&quot;.F3&quot;):INDIRECT([.BH$2]&amp;&quot;.F1000&quot;);[.$A15])" office:value-type="float" office:value="0">
            <text:p>Err:502</text:p>
          </table:table-cell>
          <table:table-cell table:formula="of:=COUNTIF(INDIRECT([.BI$2]&amp;&quot;.F3&quot;):INDIRECT([.BI$2]&amp;&quot;.F1000&quot;);[.$A15])" office:value-type="float" office:value="0">
            <text:p>Err:502</text:p>
          </table:table-cell>
          <table:table-cell table:formula="of:=COUNTIF(INDIRECT([.BJ$2]&amp;&quot;.F3&quot;):INDIRECT([.BJ$2]&amp;&quot;.F1000&quot;);[.$A15])" office:value-type="float" office:value="0">
            <text:p>Err:502</text:p>
          </table:table-cell>
          <table:table-cell table:formula="of:=COUNTIF(INDIRECT([.BK$2]&amp;&quot;.F3&quot;):INDIRECT([.BK$2]&amp;&quot;.F1000&quot;);[.$A15])" office:value-type="float" office:value="0">
            <text:p>Err:502</text:p>
          </table:table-cell>
          <table:table-cell table:formula="of:=COUNTIF(INDIRECT([.BL$2]&amp;&quot;.F3&quot;):INDIRECT([.BL$2]&amp;&quot;.F1000&quot;);[.$A15])" office:value-type="float" office:value="0">
            <text:p>Err:502</text:p>
          </table:table-cell>
          <table:table-cell table:formula="of:=COUNTIF(INDIRECT([.BM$2]&amp;&quot;.F3&quot;):INDIRECT([.BM$2]&amp;&quot;.F1000&quot;);[.$A15])" office:value-type="float" office:value="0">
            <text:p>Err:502</text:p>
          </table:table-cell>
          <table:table-cell table:formula="of:=COUNTIF(INDIRECT([.BN$2]&amp;&quot;.F3&quot;):INDIRECT([.BN$2]&amp;&quot;.F1000&quot;);[.$A15])" office:value-type="float" office:value="0">
            <text:p>Err:502</text:p>
          </table:table-cell>
          <table:table-cell table:formula="of:=COUNTIF(INDIRECT([.BO$2]&amp;&quot;.F3&quot;):INDIRECT([.BO$2]&amp;&quot;.F1000&quot;);[.$A15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ForestGreenExhaust</text:p>
          </table:table-cell>
          <table:table-cell office:value-type="float" office:value="2500">
            <text:p>2500</text:p>
          </table:table-cell>
          <table:table-cell table:formula="of:=SUMIF([.E16:.DZ16];&quot;&gt;0&quot;)" office:value-type="float" office:value="8">
            <text:p>8</text:p>
          </table:table-cell>
          <table:table-cell table:formula="of:=SUM([.B16]*[.C16]/1000)" office:value-type="currency" office:currency="USD" office:value="20">
            <text:p>20.00 USD</text:p>
          </table:table-cell>
          <table:table-cell table:formula="of:=COUNTIF(INDIRECT([.E$2]&amp;&quot;.F3&quot;):INDIRECT([.E$2]&amp;&quot;.F1000&quot;);[.$A16])" office:value-type="float" office:value="0">
            <text:p>0</text:p>
          </table:table-cell>
          <table:table-cell table:formula="of:=COUNTIF(INDIRECT([.F$2]&amp;&quot;.F3&quot;):INDIRECT([.F$2]&amp;&quot;.F1000&quot;);[.$A16])" office:value-type="float" office:value="0">
            <text:p>0</text:p>
          </table:table-cell>
          <table:table-cell table:formula="of:=COUNTIF(INDIRECT([.G$2]&amp;&quot;.F3&quot;):INDIRECT([.G$2]&amp;&quot;.F1000&quot;);[.$A16])" office:value-type="float" office:value="0">
            <text:p>0</text:p>
          </table:table-cell>
          <table:table-cell table:formula="of:=COUNTIF(INDIRECT([.H$2]&amp;&quot;.F3&quot;):INDIRECT([.H$2]&amp;&quot;.F1000&quot;);[.$A16])" office:value-type="float" office:value="0">
            <text:p>0</text:p>
          </table:table-cell>
          <table:table-cell table:formula="of:=COUNTIF(INDIRECT([.I$2]&amp;&quot;.F3&quot;):INDIRECT([.I$2]&amp;&quot;.F1000&quot;);[.$A16])" office:value-type="float" office:value="3">
            <text:p>3</text:p>
          </table:table-cell>
          <table:table-cell table:formula="of:=COUNTIF(INDIRECT([.J$2]&amp;&quot;.F3&quot;):INDIRECT([.J$2]&amp;&quot;.F1000&quot;);[.$A16])" office:value-type="float" office:value="0">
            <text:p>0</text:p>
          </table:table-cell>
          <table:table-cell table:formula="of:=COUNTIF(INDIRECT([.K$2]&amp;&quot;.F3&quot;):INDIRECT([.K$2]&amp;&quot;.F1000&quot;);[.$A16])" office:value-type="float" office:value="0">
            <text:p>0</text:p>
          </table:table-cell>
          <table:table-cell table:formula="of:=COUNTIF(INDIRECT([.L$2]&amp;&quot;.F3&quot;):INDIRECT([.L$2]&amp;&quot;.F1000&quot;);[.$A16])" office:value-type="float" office:value="1">
            <text:p>1</text:p>
          </table:table-cell>
          <table:table-cell table:formula="of:=COUNTIF(INDIRECT([.M$2]&amp;&quot;.F3&quot;):INDIRECT([.M$2]&amp;&quot;.F1000&quot;);[.$A16])" office:value-type="float" office:value="0">
            <text:p>0</text:p>
          </table:table-cell>
          <table:table-cell table:formula="of:=COUNTIF(INDIRECT([.N$2]&amp;&quot;.F3&quot;):INDIRECT([.N$2]&amp;&quot;.F1000&quot;);[.$A16])" office:value-type="float" office:value="2">
            <text:p>2</text:p>
          </table:table-cell>
          <table:table-cell table:formula="of:=COUNTIF(INDIRECT([.O$2]&amp;&quot;.F3&quot;):INDIRECT([.O$2]&amp;&quot;.F1000&quot;);[.$A16])" office:value-type="float" office:value="2">
            <text:p>2</text:p>
          </table:table-cell>
          <table:table-cell table:formula="of:=COUNTIF(INDIRECT([.P$2]&amp;&quot;.F3&quot;):INDIRECT([.P$2]&amp;&quot;.F1000&quot;);[.$A16])" office:value-type="float" office:value="0">
            <text:p>Err:502</text:p>
          </table:table-cell>
          <table:table-cell table:formula="of:=COUNTIF(INDIRECT([.Q$2]&amp;&quot;.F3&quot;):INDIRECT([.Q$2]&amp;&quot;.F1000&quot;);[.$A16])" office:value-type="float" office:value="0">
            <text:p>Err:502</text:p>
          </table:table-cell>
          <table:table-cell table:formula="of:=COUNTIF(INDIRECT([.R$2]&amp;&quot;.F3&quot;):INDIRECT([.R$2]&amp;&quot;.F1000&quot;);[.$A16])" office:value-type="float" office:value="0">
            <text:p>Err:502</text:p>
          </table:table-cell>
          <table:table-cell table:formula="of:=COUNTIF(INDIRECT([.S$2]&amp;&quot;.F3&quot;):INDIRECT([.S$2]&amp;&quot;.F1000&quot;);[.$A16])" office:value-type="float" office:value="0">
            <text:p>Err:502</text:p>
          </table:table-cell>
          <table:table-cell table:formula="of:=COUNTIF(INDIRECT([.T$2]&amp;&quot;.F3&quot;):INDIRECT([.T$2]&amp;&quot;.F1000&quot;);[.$A16])" office:value-type="float" office:value="0">
            <text:p>Err:502</text:p>
          </table:table-cell>
          <table:table-cell table:formula="of:=COUNTIF(INDIRECT([.U$2]&amp;&quot;.F3&quot;):INDIRECT([.U$2]&amp;&quot;.F1000&quot;);[.$A16])" office:value-type="float" office:value="0">
            <text:p>Err:502</text:p>
          </table:table-cell>
          <table:table-cell table:formula="of:=COUNTIF(INDIRECT([.V$2]&amp;&quot;.F3&quot;):INDIRECT([.V$2]&amp;&quot;.F1000&quot;);[.$A16])" office:value-type="float" office:value="0">
            <text:p>Err:502</text:p>
          </table:table-cell>
          <table:table-cell table:formula="of:=COUNTIF(INDIRECT([.W$2]&amp;&quot;.F3&quot;):INDIRECT([.W$2]&amp;&quot;.F1000&quot;);[.$A16])" office:value-type="float" office:value="0">
            <text:p>Err:502</text:p>
          </table:table-cell>
          <table:table-cell table:formula="of:=COUNTIF(INDIRECT([.X$2]&amp;&quot;.F3&quot;):INDIRECT([.X$2]&amp;&quot;.F1000&quot;);[.$A16])" office:value-type="float" office:value="0">
            <text:p>Err:502</text:p>
          </table:table-cell>
          <table:table-cell table:formula="of:=COUNTIF(INDIRECT([.Y$2]&amp;&quot;.F3&quot;):INDIRECT([.Y$2]&amp;&quot;.F1000&quot;);[.$A16])" office:value-type="float" office:value="0">
            <text:p>Err:502</text:p>
          </table:table-cell>
          <table:table-cell table:formula="of:=COUNTIF(INDIRECT([.Z$2]&amp;&quot;.F3&quot;):INDIRECT([.Z$2]&amp;&quot;.F1000&quot;);[.$A16])" office:value-type="float" office:value="0">
            <text:p>Err:502</text:p>
          </table:table-cell>
          <table:table-cell table:formula="of:=COUNTIF(INDIRECT([.AA$2]&amp;&quot;.F3&quot;):INDIRECT([.AA$2]&amp;&quot;.F1000&quot;);[.$A16])" office:value-type="float" office:value="0">
            <text:p>Err:502</text:p>
          </table:table-cell>
          <table:table-cell table:formula="of:=COUNTIF(INDIRECT([.AB$2]&amp;&quot;.F3&quot;):INDIRECT([.AB$2]&amp;&quot;.F1000&quot;);[.$A16])" office:value-type="float" office:value="0">
            <text:p>Err:502</text:p>
          </table:table-cell>
          <table:table-cell table:formula="of:=COUNTIF(INDIRECT([.AC$2]&amp;&quot;.F3&quot;):INDIRECT([.AC$2]&amp;&quot;.F1000&quot;);[.$A16])" office:value-type="float" office:value="0">
            <text:p>Err:502</text:p>
          </table:table-cell>
          <table:table-cell table:formula="of:=COUNTIF(INDIRECT([.AD$2]&amp;&quot;.F3&quot;):INDIRECT([.AD$2]&amp;&quot;.F1000&quot;);[.$A16])" office:value-type="float" office:value="0">
            <text:p>Err:502</text:p>
          </table:table-cell>
          <table:table-cell table:formula="of:=COUNTIF(INDIRECT([.AE$2]&amp;&quot;.F3&quot;):INDIRECT([.AE$2]&amp;&quot;.F1000&quot;);[.$A16])" office:value-type="float" office:value="0">
            <text:p>Err:502</text:p>
          </table:table-cell>
          <table:table-cell table:formula="of:=COUNTIF(INDIRECT([.AF$2]&amp;&quot;.F3&quot;):INDIRECT([.AF$2]&amp;&quot;.F1000&quot;);[.$A16])" office:value-type="float" office:value="0">
            <text:p>Err:502</text:p>
          </table:table-cell>
          <table:table-cell table:formula="of:=COUNTIF(INDIRECT([.AG$2]&amp;&quot;.F3&quot;):INDIRECT([.AG$2]&amp;&quot;.F1000&quot;);[.$A16])" office:value-type="float" office:value="0">
            <text:p>Err:502</text:p>
          </table:table-cell>
          <table:table-cell table:formula="of:=COUNTIF(INDIRECT([.AH$2]&amp;&quot;.F3&quot;):INDIRECT([.AH$2]&amp;&quot;.F1000&quot;);[.$A16])" office:value-type="float" office:value="0">
            <text:p>Err:502</text:p>
          </table:table-cell>
          <table:table-cell table:formula="of:=COUNTIF(INDIRECT([.AI$2]&amp;&quot;.F3&quot;):INDIRECT([.AI$2]&amp;&quot;.F1000&quot;);[.$A16])" office:value-type="float" office:value="0">
            <text:p>Err:502</text:p>
          </table:table-cell>
          <table:table-cell table:formula="of:=COUNTIF(INDIRECT([.AJ$2]&amp;&quot;.F3&quot;):INDIRECT([.AJ$2]&amp;&quot;.F1000&quot;);[.$A16])" office:value-type="float" office:value="0">
            <text:p>Err:502</text:p>
          </table:table-cell>
          <table:table-cell table:formula="of:=COUNTIF(INDIRECT([.AK$2]&amp;&quot;.F3&quot;):INDIRECT([.AK$2]&amp;&quot;.F1000&quot;);[.$A16])" office:value-type="float" office:value="0">
            <text:p>Err:502</text:p>
          </table:table-cell>
          <table:table-cell table:formula="of:=COUNTIF(INDIRECT([.AL$2]&amp;&quot;.F3&quot;):INDIRECT([.AL$2]&amp;&quot;.F1000&quot;);[.$A16])" office:value-type="float" office:value="0">
            <text:p>Err:502</text:p>
          </table:table-cell>
          <table:table-cell table:formula="of:=COUNTIF(INDIRECT([.AM$2]&amp;&quot;.F3&quot;):INDIRECT([.AM$2]&amp;&quot;.F1000&quot;);[.$A16])" office:value-type="float" office:value="0">
            <text:p>Err:502</text:p>
          </table:table-cell>
          <table:table-cell table:formula="of:=COUNTIF(INDIRECT([.AN$2]&amp;&quot;.F3&quot;):INDIRECT([.AN$2]&amp;&quot;.F1000&quot;);[.$A16])" office:value-type="float" office:value="0">
            <text:p>Err:502</text:p>
          </table:table-cell>
          <table:table-cell table:formula="of:=COUNTIF(INDIRECT([.AO$2]&amp;&quot;.F3&quot;):INDIRECT([.AO$2]&amp;&quot;.F1000&quot;);[.$A16])" office:value-type="float" office:value="0">
            <text:p>Err:502</text:p>
          </table:table-cell>
          <table:table-cell table:formula="of:=COUNTIF(INDIRECT([.AP$2]&amp;&quot;.F3&quot;):INDIRECT([.AP$2]&amp;&quot;.F1000&quot;);[.$A16])" office:value-type="float" office:value="0">
            <text:p>Err:502</text:p>
          </table:table-cell>
          <table:table-cell table:formula="of:=COUNTIF(INDIRECT([.AQ$2]&amp;&quot;.F3&quot;):INDIRECT([.AQ$2]&amp;&quot;.F1000&quot;);[.$A16])" office:value-type="float" office:value="0">
            <text:p>Err:502</text:p>
          </table:table-cell>
          <table:table-cell table:formula="of:=COUNTIF(INDIRECT([.AR$2]&amp;&quot;.F3&quot;):INDIRECT([.AR$2]&amp;&quot;.F1000&quot;);[.$A16])" office:value-type="float" office:value="0">
            <text:p>Err:502</text:p>
          </table:table-cell>
          <table:table-cell table:formula="of:=COUNTIF(INDIRECT([.AS$2]&amp;&quot;.F3&quot;):INDIRECT([.AS$2]&amp;&quot;.F1000&quot;);[.$A16])" office:value-type="float" office:value="0">
            <text:p>Err:502</text:p>
          </table:table-cell>
          <table:table-cell table:formula="of:=COUNTIF(INDIRECT([.AT$2]&amp;&quot;.F3&quot;):INDIRECT([.AT$2]&amp;&quot;.F1000&quot;);[.$A16])" office:value-type="float" office:value="0">
            <text:p>Err:502</text:p>
          </table:table-cell>
          <table:table-cell table:formula="of:=COUNTIF(INDIRECT([.AU$2]&amp;&quot;.F3&quot;):INDIRECT([.AU$2]&amp;&quot;.F1000&quot;);[.$A16])" office:value-type="float" office:value="0">
            <text:p>Err:502</text:p>
          </table:table-cell>
          <table:table-cell table:formula="of:=COUNTIF(INDIRECT([.AV$2]&amp;&quot;.F3&quot;):INDIRECT([.AV$2]&amp;&quot;.F1000&quot;);[.$A16])" office:value-type="float" office:value="0">
            <text:p>Err:502</text:p>
          </table:table-cell>
          <table:table-cell table:formula="of:=COUNTIF(INDIRECT([.AW$2]&amp;&quot;.F3&quot;):INDIRECT([.AW$2]&amp;&quot;.F1000&quot;);[.$A16])" office:value-type="float" office:value="0">
            <text:p>Err:502</text:p>
          </table:table-cell>
          <table:table-cell table:formula="of:=COUNTIF(INDIRECT([.AX$2]&amp;&quot;.F3&quot;):INDIRECT([.AX$2]&amp;&quot;.F1000&quot;);[.$A16])" office:value-type="float" office:value="0">
            <text:p>Err:502</text:p>
          </table:table-cell>
          <table:table-cell table:formula="of:=COUNTIF(INDIRECT([.AY$2]&amp;&quot;.F3&quot;):INDIRECT([.AY$2]&amp;&quot;.F1000&quot;);[.$A16])" office:value-type="float" office:value="0">
            <text:p>Err:502</text:p>
          </table:table-cell>
          <table:table-cell table:formula="of:=COUNTIF(INDIRECT([.AZ$2]&amp;&quot;.F3&quot;):INDIRECT([.AZ$2]&amp;&quot;.F1000&quot;);[.$A16])" office:value-type="float" office:value="0">
            <text:p>Err:502</text:p>
          </table:table-cell>
          <table:table-cell table:formula="of:=COUNTIF(INDIRECT([.BA$2]&amp;&quot;.F3&quot;):INDIRECT([.BA$2]&amp;&quot;.F1000&quot;);[.$A16])" office:value-type="float" office:value="0">
            <text:p>Err:502</text:p>
          </table:table-cell>
          <table:table-cell table:formula="of:=COUNTIF(INDIRECT([.BB$2]&amp;&quot;.F3&quot;):INDIRECT([.BB$2]&amp;&quot;.F1000&quot;);[.$A16])" office:value-type="float" office:value="0">
            <text:p>Err:502</text:p>
          </table:table-cell>
          <table:table-cell table:formula="of:=COUNTIF(INDIRECT([.BC$2]&amp;&quot;.F3&quot;):INDIRECT([.BC$2]&amp;&quot;.F1000&quot;);[.$A16])" office:value-type="float" office:value="0">
            <text:p>Err:502</text:p>
          </table:table-cell>
          <table:table-cell table:formula="of:=COUNTIF(INDIRECT([.BD$2]&amp;&quot;.F3&quot;):INDIRECT([.BD$2]&amp;&quot;.F1000&quot;);[.$A16])" office:value-type="float" office:value="0">
            <text:p>Err:502</text:p>
          </table:table-cell>
          <table:table-cell table:formula="of:=COUNTIF(INDIRECT([.BE$2]&amp;&quot;.F3&quot;):INDIRECT([.BE$2]&amp;&quot;.F1000&quot;);[.$A16])" office:value-type="float" office:value="0">
            <text:p>Err:502</text:p>
          </table:table-cell>
          <table:table-cell table:formula="of:=COUNTIF(INDIRECT([.BF$2]&amp;&quot;.F3&quot;):INDIRECT([.BF$2]&amp;&quot;.F1000&quot;);[.$A16])" office:value-type="float" office:value="0">
            <text:p>Err:502</text:p>
          </table:table-cell>
          <table:table-cell table:formula="of:=COUNTIF(INDIRECT([.BG$2]&amp;&quot;.F3&quot;):INDIRECT([.BG$2]&amp;&quot;.F1000&quot;);[.$A16])" office:value-type="float" office:value="0">
            <text:p>Err:502</text:p>
          </table:table-cell>
          <table:table-cell table:formula="of:=COUNTIF(INDIRECT([.BH$2]&amp;&quot;.F3&quot;):INDIRECT([.BH$2]&amp;&quot;.F1000&quot;);[.$A16])" office:value-type="float" office:value="0">
            <text:p>Err:502</text:p>
          </table:table-cell>
          <table:table-cell table:formula="of:=COUNTIF(INDIRECT([.BI$2]&amp;&quot;.F3&quot;):INDIRECT([.BI$2]&amp;&quot;.F1000&quot;);[.$A16])" office:value-type="float" office:value="0">
            <text:p>Err:502</text:p>
          </table:table-cell>
          <table:table-cell table:formula="of:=COUNTIF(INDIRECT([.BJ$2]&amp;&quot;.F3&quot;):INDIRECT([.BJ$2]&amp;&quot;.F1000&quot;);[.$A16])" office:value-type="float" office:value="0">
            <text:p>Err:502</text:p>
          </table:table-cell>
          <table:table-cell table:formula="of:=COUNTIF(INDIRECT([.BK$2]&amp;&quot;.F3&quot;):INDIRECT([.BK$2]&amp;&quot;.F1000&quot;);[.$A16])" office:value-type="float" office:value="0">
            <text:p>Err:502</text:p>
          </table:table-cell>
          <table:table-cell table:formula="of:=COUNTIF(INDIRECT([.BL$2]&amp;&quot;.F3&quot;):INDIRECT([.BL$2]&amp;&quot;.F1000&quot;);[.$A16])" office:value-type="float" office:value="0">
            <text:p>Err:502</text:p>
          </table:table-cell>
          <table:table-cell table:formula="of:=COUNTIF(INDIRECT([.BM$2]&amp;&quot;.F3&quot;):INDIRECT([.BM$2]&amp;&quot;.F1000&quot;);[.$A16])" office:value-type="float" office:value="0">
            <text:p>Err:502</text:p>
          </table:table-cell>
          <table:table-cell table:formula="of:=COUNTIF(INDIRECT([.BN$2]&amp;&quot;.F3&quot;):INDIRECT([.BN$2]&amp;&quot;.F1000&quot;);[.$A16])" office:value-type="float" office:value="0">
            <text:p>Err:502</text:p>
          </table:table-cell>
          <table:table-cell table:formula="of:=COUNTIF(INDIRECT([.BO$2]&amp;&quot;.F3&quot;):INDIRECT([.BO$2]&amp;&quot;.F1000&quot;);[.$A16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RedHotExhaust</text:p>
          </table:table-cell>
          <table:table-cell office:value-type="float" office:value="2500">
            <text:p>2500</text:p>
          </table:table-cell>
          <table:table-cell table:formula="of:=SUMIF([.E17:.DZ17];&quot;&gt;0&quot;)" office:value-type="float" office:value="8">
            <text:p>8</text:p>
          </table:table-cell>
          <table:table-cell table:formula="of:=SUM([.B17]*[.C17]/1000)" office:value-type="currency" office:currency="USD" office:value="20">
            <text:p>20.00 USD</text:p>
          </table:table-cell>
          <table:table-cell table:formula="of:=COUNTIF(INDIRECT([.E$2]&amp;&quot;.F3&quot;):INDIRECT([.E$2]&amp;&quot;.F1000&quot;);[.$A17])" office:value-type="float" office:value="0">
            <text:p>0</text:p>
          </table:table-cell>
          <table:table-cell table:formula="of:=COUNTIF(INDIRECT([.F$2]&amp;&quot;.F3&quot;):INDIRECT([.F$2]&amp;&quot;.F1000&quot;);[.$A17])" office:value-type="float" office:value="0">
            <text:p>0</text:p>
          </table:table-cell>
          <table:table-cell table:formula="of:=COUNTIF(INDIRECT([.G$2]&amp;&quot;.F3&quot;):INDIRECT([.G$2]&amp;&quot;.F1000&quot;);[.$A17])" office:value-type="float" office:value="0">
            <text:p>0</text:p>
          </table:table-cell>
          <table:table-cell table:formula="of:=COUNTIF(INDIRECT([.H$2]&amp;&quot;.F3&quot;):INDIRECT([.H$2]&amp;&quot;.F1000&quot;);[.$A17])" office:value-type="float" office:value="0">
            <text:p>0</text:p>
          </table:table-cell>
          <table:table-cell table:formula="of:=COUNTIF(INDIRECT([.I$2]&amp;&quot;.F3&quot;):INDIRECT([.I$2]&amp;&quot;.F1000&quot;);[.$A17])" office:value-type="float" office:value="3">
            <text:p>3</text:p>
          </table:table-cell>
          <table:table-cell table:formula="of:=COUNTIF(INDIRECT([.J$2]&amp;&quot;.F3&quot;):INDIRECT([.J$2]&amp;&quot;.F1000&quot;);[.$A17])" office:value-type="float" office:value="2">
            <text:p>2</text:p>
          </table:table-cell>
          <table:table-cell table:formula="of:=COUNTIF(INDIRECT([.K$2]&amp;&quot;.F3&quot;):INDIRECT([.K$2]&amp;&quot;.F1000&quot;);[.$A17])" office:value-type="float" office:value="1">
            <text:p>1</text:p>
          </table:table-cell>
          <table:table-cell table:formula="of:=COUNTIF(INDIRECT([.L$2]&amp;&quot;.F3&quot;):INDIRECT([.L$2]&amp;&quot;.F1000&quot;);[.$A17])" office:value-type="float" office:value="1">
            <text:p>1</text:p>
          </table:table-cell>
          <table:table-cell table:formula="of:=COUNTIF(INDIRECT([.M$2]&amp;&quot;.F3&quot;):INDIRECT([.M$2]&amp;&quot;.F1000&quot;);[.$A17])" office:value-type="float" office:value="0">
            <text:p>0</text:p>
          </table:table-cell>
          <table:table-cell table:formula="of:=COUNTIF(INDIRECT([.N$2]&amp;&quot;.F3&quot;):INDIRECT([.N$2]&amp;&quot;.F1000&quot;);[.$A17])" office:value-type="float" office:value="0">
            <text:p>0</text:p>
          </table:table-cell>
          <table:table-cell table:formula="of:=COUNTIF(INDIRECT([.O$2]&amp;&quot;.F3&quot;):INDIRECT([.O$2]&amp;&quot;.F1000&quot;);[.$A17])" office:value-type="float" office:value="1">
            <text:p>1</text:p>
          </table:table-cell>
          <table:table-cell table:formula="of:=COUNTIF(INDIRECT([.P$2]&amp;&quot;.F3&quot;):INDIRECT([.P$2]&amp;&quot;.F1000&quot;);[.$A17])" office:value-type="float" office:value="0">
            <text:p>Err:502</text:p>
          </table:table-cell>
          <table:table-cell table:formula="of:=COUNTIF(INDIRECT([.Q$2]&amp;&quot;.F3&quot;):INDIRECT([.Q$2]&amp;&quot;.F1000&quot;);[.$A17])" office:value-type="float" office:value="0">
            <text:p>Err:502</text:p>
          </table:table-cell>
          <table:table-cell table:formula="of:=COUNTIF(INDIRECT([.R$2]&amp;&quot;.F3&quot;):INDIRECT([.R$2]&amp;&quot;.F1000&quot;);[.$A17])" office:value-type="float" office:value="0">
            <text:p>Err:502</text:p>
          </table:table-cell>
          <table:table-cell table:formula="of:=COUNTIF(INDIRECT([.S$2]&amp;&quot;.F3&quot;):INDIRECT([.S$2]&amp;&quot;.F1000&quot;);[.$A17])" office:value-type="float" office:value="0">
            <text:p>Err:502</text:p>
          </table:table-cell>
          <table:table-cell table:formula="of:=COUNTIF(INDIRECT([.T$2]&amp;&quot;.F3&quot;):INDIRECT([.T$2]&amp;&quot;.F1000&quot;);[.$A17])" office:value-type="float" office:value="0">
            <text:p>Err:502</text:p>
          </table:table-cell>
          <table:table-cell table:formula="of:=COUNTIF(INDIRECT([.U$2]&amp;&quot;.F3&quot;):INDIRECT([.U$2]&amp;&quot;.F1000&quot;);[.$A17])" office:value-type="float" office:value="0">
            <text:p>Err:502</text:p>
          </table:table-cell>
          <table:table-cell table:formula="of:=COUNTIF(INDIRECT([.V$2]&amp;&quot;.F3&quot;):INDIRECT([.V$2]&amp;&quot;.F1000&quot;);[.$A17])" office:value-type="float" office:value="0">
            <text:p>Err:502</text:p>
          </table:table-cell>
          <table:table-cell table:formula="of:=COUNTIF(INDIRECT([.W$2]&amp;&quot;.F3&quot;):INDIRECT([.W$2]&amp;&quot;.F1000&quot;);[.$A17])" office:value-type="float" office:value="0">
            <text:p>Err:502</text:p>
          </table:table-cell>
          <table:table-cell table:formula="of:=COUNTIF(INDIRECT([.X$2]&amp;&quot;.F3&quot;):INDIRECT([.X$2]&amp;&quot;.F1000&quot;);[.$A17])" office:value-type="float" office:value="0">
            <text:p>Err:502</text:p>
          </table:table-cell>
          <table:table-cell table:formula="of:=COUNTIF(INDIRECT([.Y$2]&amp;&quot;.F3&quot;):INDIRECT([.Y$2]&amp;&quot;.F1000&quot;);[.$A17])" office:value-type="float" office:value="0">
            <text:p>Err:502</text:p>
          </table:table-cell>
          <table:table-cell table:formula="of:=COUNTIF(INDIRECT([.Z$2]&amp;&quot;.F3&quot;):INDIRECT([.Z$2]&amp;&quot;.F1000&quot;);[.$A17])" office:value-type="float" office:value="0">
            <text:p>Err:502</text:p>
          </table:table-cell>
          <table:table-cell table:formula="of:=COUNTIF(INDIRECT([.AA$2]&amp;&quot;.F3&quot;):INDIRECT([.AA$2]&amp;&quot;.F1000&quot;);[.$A17])" office:value-type="float" office:value="0">
            <text:p>Err:502</text:p>
          </table:table-cell>
          <table:table-cell table:formula="of:=COUNTIF(INDIRECT([.AB$2]&amp;&quot;.F3&quot;):INDIRECT([.AB$2]&amp;&quot;.F1000&quot;);[.$A17])" office:value-type="float" office:value="0">
            <text:p>Err:502</text:p>
          </table:table-cell>
          <table:table-cell table:formula="of:=COUNTIF(INDIRECT([.AC$2]&amp;&quot;.F3&quot;):INDIRECT([.AC$2]&amp;&quot;.F1000&quot;);[.$A17])" office:value-type="float" office:value="0">
            <text:p>Err:502</text:p>
          </table:table-cell>
          <table:table-cell table:formula="of:=COUNTIF(INDIRECT([.AD$2]&amp;&quot;.F3&quot;):INDIRECT([.AD$2]&amp;&quot;.F1000&quot;);[.$A17])" office:value-type="float" office:value="0">
            <text:p>Err:502</text:p>
          </table:table-cell>
          <table:table-cell table:formula="of:=COUNTIF(INDIRECT([.AE$2]&amp;&quot;.F3&quot;):INDIRECT([.AE$2]&amp;&quot;.F1000&quot;);[.$A17])" office:value-type="float" office:value="0">
            <text:p>Err:502</text:p>
          </table:table-cell>
          <table:table-cell table:formula="of:=COUNTIF(INDIRECT([.AF$2]&amp;&quot;.F3&quot;):INDIRECT([.AF$2]&amp;&quot;.F1000&quot;);[.$A17])" office:value-type="float" office:value="0">
            <text:p>Err:502</text:p>
          </table:table-cell>
          <table:table-cell table:formula="of:=COUNTIF(INDIRECT([.AG$2]&amp;&quot;.F3&quot;):INDIRECT([.AG$2]&amp;&quot;.F1000&quot;);[.$A17])" office:value-type="float" office:value="0">
            <text:p>Err:502</text:p>
          </table:table-cell>
          <table:table-cell table:formula="of:=COUNTIF(INDIRECT([.AH$2]&amp;&quot;.F3&quot;):INDIRECT([.AH$2]&amp;&quot;.F1000&quot;);[.$A17])" office:value-type="float" office:value="0">
            <text:p>Err:502</text:p>
          </table:table-cell>
          <table:table-cell table:formula="of:=COUNTIF(INDIRECT([.AI$2]&amp;&quot;.F3&quot;):INDIRECT([.AI$2]&amp;&quot;.F1000&quot;);[.$A17])" office:value-type="float" office:value="0">
            <text:p>Err:502</text:p>
          </table:table-cell>
          <table:table-cell table:formula="of:=COUNTIF(INDIRECT([.AJ$2]&amp;&quot;.F3&quot;):INDIRECT([.AJ$2]&amp;&quot;.F1000&quot;);[.$A17])" office:value-type="float" office:value="0">
            <text:p>Err:502</text:p>
          </table:table-cell>
          <table:table-cell table:formula="of:=COUNTIF(INDIRECT([.AK$2]&amp;&quot;.F3&quot;):INDIRECT([.AK$2]&amp;&quot;.F1000&quot;);[.$A17])" office:value-type="float" office:value="0">
            <text:p>Err:502</text:p>
          </table:table-cell>
          <table:table-cell table:formula="of:=COUNTIF(INDIRECT([.AL$2]&amp;&quot;.F3&quot;):INDIRECT([.AL$2]&amp;&quot;.F1000&quot;);[.$A17])" office:value-type="float" office:value="0">
            <text:p>Err:502</text:p>
          </table:table-cell>
          <table:table-cell table:formula="of:=COUNTIF(INDIRECT([.AM$2]&amp;&quot;.F3&quot;):INDIRECT([.AM$2]&amp;&quot;.F1000&quot;);[.$A17])" office:value-type="float" office:value="0">
            <text:p>Err:502</text:p>
          </table:table-cell>
          <table:table-cell table:formula="of:=COUNTIF(INDIRECT([.AN$2]&amp;&quot;.F3&quot;):INDIRECT([.AN$2]&amp;&quot;.F1000&quot;);[.$A17])" office:value-type="float" office:value="0">
            <text:p>Err:502</text:p>
          </table:table-cell>
          <table:table-cell table:formula="of:=COUNTIF(INDIRECT([.AO$2]&amp;&quot;.F3&quot;):INDIRECT([.AO$2]&amp;&quot;.F1000&quot;);[.$A17])" office:value-type="float" office:value="0">
            <text:p>Err:502</text:p>
          </table:table-cell>
          <table:table-cell table:formula="of:=COUNTIF(INDIRECT([.AP$2]&amp;&quot;.F3&quot;):INDIRECT([.AP$2]&amp;&quot;.F1000&quot;);[.$A17])" office:value-type="float" office:value="0">
            <text:p>Err:502</text:p>
          </table:table-cell>
          <table:table-cell table:formula="of:=COUNTIF(INDIRECT([.AQ$2]&amp;&quot;.F3&quot;):INDIRECT([.AQ$2]&amp;&quot;.F1000&quot;);[.$A17])" office:value-type="float" office:value="0">
            <text:p>Err:502</text:p>
          </table:table-cell>
          <table:table-cell table:formula="of:=COUNTIF(INDIRECT([.AR$2]&amp;&quot;.F3&quot;):INDIRECT([.AR$2]&amp;&quot;.F1000&quot;);[.$A17])" office:value-type="float" office:value="0">
            <text:p>Err:502</text:p>
          </table:table-cell>
          <table:table-cell table:formula="of:=COUNTIF(INDIRECT([.AS$2]&amp;&quot;.F3&quot;):INDIRECT([.AS$2]&amp;&quot;.F1000&quot;);[.$A17])" office:value-type="float" office:value="0">
            <text:p>Err:502</text:p>
          </table:table-cell>
          <table:table-cell table:formula="of:=COUNTIF(INDIRECT([.AT$2]&amp;&quot;.F3&quot;):INDIRECT([.AT$2]&amp;&quot;.F1000&quot;);[.$A17])" office:value-type="float" office:value="0">
            <text:p>Err:502</text:p>
          </table:table-cell>
          <table:table-cell table:formula="of:=COUNTIF(INDIRECT([.AU$2]&amp;&quot;.F3&quot;):INDIRECT([.AU$2]&amp;&quot;.F1000&quot;);[.$A17])" office:value-type="float" office:value="0">
            <text:p>Err:502</text:p>
          </table:table-cell>
          <table:table-cell table:formula="of:=COUNTIF(INDIRECT([.AV$2]&amp;&quot;.F3&quot;):INDIRECT([.AV$2]&amp;&quot;.F1000&quot;);[.$A17])" office:value-type="float" office:value="0">
            <text:p>Err:502</text:p>
          </table:table-cell>
          <table:table-cell table:formula="of:=COUNTIF(INDIRECT([.AW$2]&amp;&quot;.F3&quot;):INDIRECT([.AW$2]&amp;&quot;.F1000&quot;);[.$A17])" office:value-type="float" office:value="0">
            <text:p>Err:502</text:p>
          </table:table-cell>
          <table:table-cell table:formula="of:=COUNTIF(INDIRECT([.AX$2]&amp;&quot;.F3&quot;):INDIRECT([.AX$2]&amp;&quot;.F1000&quot;);[.$A17])" office:value-type="float" office:value="0">
            <text:p>Err:502</text:p>
          </table:table-cell>
          <table:table-cell table:formula="of:=COUNTIF(INDIRECT([.AY$2]&amp;&quot;.F3&quot;):INDIRECT([.AY$2]&amp;&quot;.F1000&quot;);[.$A17])" office:value-type="float" office:value="0">
            <text:p>Err:502</text:p>
          </table:table-cell>
          <table:table-cell table:formula="of:=COUNTIF(INDIRECT([.AZ$2]&amp;&quot;.F3&quot;):INDIRECT([.AZ$2]&amp;&quot;.F1000&quot;);[.$A17])" office:value-type="float" office:value="0">
            <text:p>Err:502</text:p>
          </table:table-cell>
          <table:table-cell table:formula="of:=COUNTIF(INDIRECT([.BA$2]&amp;&quot;.F3&quot;):INDIRECT([.BA$2]&amp;&quot;.F1000&quot;);[.$A17])" office:value-type="float" office:value="0">
            <text:p>Err:502</text:p>
          </table:table-cell>
          <table:table-cell table:formula="of:=COUNTIF(INDIRECT([.BB$2]&amp;&quot;.F3&quot;):INDIRECT([.BB$2]&amp;&quot;.F1000&quot;);[.$A17])" office:value-type="float" office:value="0">
            <text:p>Err:502</text:p>
          </table:table-cell>
          <table:table-cell table:formula="of:=COUNTIF(INDIRECT([.BC$2]&amp;&quot;.F3&quot;):INDIRECT([.BC$2]&amp;&quot;.F1000&quot;);[.$A17])" office:value-type="float" office:value="0">
            <text:p>Err:502</text:p>
          </table:table-cell>
          <table:table-cell table:formula="of:=COUNTIF(INDIRECT([.BD$2]&amp;&quot;.F3&quot;):INDIRECT([.BD$2]&amp;&quot;.F1000&quot;);[.$A17])" office:value-type="float" office:value="0">
            <text:p>Err:502</text:p>
          </table:table-cell>
          <table:table-cell table:formula="of:=COUNTIF(INDIRECT([.BE$2]&amp;&quot;.F3&quot;):INDIRECT([.BE$2]&amp;&quot;.F1000&quot;);[.$A17])" office:value-type="float" office:value="0">
            <text:p>Err:502</text:p>
          </table:table-cell>
          <table:table-cell table:formula="of:=COUNTIF(INDIRECT([.BF$2]&amp;&quot;.F3&quot;):INDIRECT([.BF$2]&amp;&quot;.F1000&quot;);[.$A17])" office:value-type="float" office:value="0">
            <text:p>Err:502</text:p>
          </table:table-cell>
          <table:table-cell table:formula="of:=COUNTIF(INDIRECT([.BG$2]&amp;&quot;.F3&quot;):INDIRECT([.BG$2]&amp;&quot;.F1000&quot;);[.$A17])" office:value-type="float" office:value="0">
            <text:p>Err:502</text:p>
          </table:table-cell>
          <table:table-cell table:formula="of:=COUNTIF(INDIRECT([.BH$2]&amp;&quot;.F3&quot;):INDIRECT([.BH$2]&amp;&quot;.F1000&quot;);[.$A17])" office:value-type="float" office:value="0">
            <text:p>Err:502</text:p>
          </table:table-cell>
          <table:table-cell table:formula="of:=COUNTIF(INDIRECT([.BI$2]&amp;&quot;.F3&quot;):INDIRECT([.BI$2]&amp;&quot;.F1000&quot;);[.$A17])" office:value-type="float" office:value="0">
            <text:p>Err:502</text:p>
          </table:table-cell>
          <table:table-cell table:formula="of:=COUNTIF(INDIRECT([.BJ$2]&amp;&quot;.F3&quot;):INDIRECT([.BJ$2]&amp;&quot;.F1000&quot;);[.$A17])" office:value-type="float" office:value="0">
            <text:p>Err:502</text:p>
          </table:table-cell>
          <table:table-cell table:formula="of:=COUNTIF(INDIRECT([.BK$2]&amp;&quot;.F3&quot;):INDIRECT([.BK$2]&amp;&quot;.F1000&quot;);[.$A17])" office:value-type="float" office:value="0">
            <text:p>Err:502</text:p>
          </table:table-cell>
          <table:table-cell table:formula="of:=COUNTIF(INDIRECT([.BL$2]&amp;&quot;.F3&quot;):INDIRECT([.BL$2]&amp;&quot;.F1000&quot;);[.$A17])" office:value-type="float" office:value="0">
            <text:p>Err:502</text:p>
          </table:table-cell>
          <table:table-cell table:formula="of:=COUNTIF(INDIRECT([.BM$2]&amp;&quot;.F3&quot;):INDIRECT([.BM$2]&amp;&quot;.F1000&quot;);[.$A17])" office:value-type="float" office:value="0">
            <text:p>Err:502</text:p>
          </table:table-cell>
          <table:table-cell table:formula="of:=COUNTIF(INDIRECT([.BN$2]&amp;&quot;.F3&quot;):INDIRECT([.BN$2]&amp;&quot;.F1000&quot;);[.$A17])" office:value-type="float" office:value="0">
            <text:p>Err:502</text:p>
          </table:table-cell>
          <table:table-cell table:formula="of:=COUNTIF(INDIRECT([.BO$2]&amp;&quot;.F3&quot;):INDIRECT([.BO$2]&amp;&quot;.F1000&quot;);[.$A17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TrailDarkBlue</text:p>
          </table:table-cell>
          <table:table-cell office:value-type="float" office:value="2500">
            <text:p>2500</text:p>
          </table:table-cell>
          <table:table-cell table:formula="of:=SUMIF([.E18:.DZ18];&quot;&gt;0&quot;)" office:value-type="float" office:value="7">
            <text:p>7</text:p>
          </table:table-cell>
          <table:table-cell table:formula="of:=SUM([.B18]*[.C18]/1000)" office:value-type="currency" office:currency="USD" office:value="17.5">
            <text:p>17.50 USD</text:p>
          </table:table-cell>
          <table:table-cell table:formula="of:=COUNTIF(INDIRECT([.E$2]&amp;&quot;.F3&quot;):INDIRECT([.E$2]&amp;&quot;.F1000&quot;);[.$A18])" office:value-type="float" office:value="2">
            <text:p>2</text:p>
          </table:table-cell>
          <table:table-cell table:formula="of:=COUNTIF(INDIRECT([.F$2]&amp;&quot;.F3&quot;):INDIRECT([.F$2]&amp;&quot;.F1000&quot;);[.$A18])" office:value-type="float" office:value="0">
            <text:p>0</text:p>
          </table:table-cell>
          <table:table-cell table:formula="of:=COUNTIF(INDIRECT([.G$2]&amp;&quot;.F3&quot;):INDIRECT([.G$2]&amp;&quot;.F1000&quot;);[.$A18])" office:value-type="float" office:value="3">
            <text:p>3</text:p>
          </table:table-cell>
          <table:table-cell table:formula="of:=COUNTIF(INDIRECT([.H$2]&amp;&quot;.F3&quot;):INDIRECT([.H$2]&amp;&quot;.F1000&quot;);[.$A18])" office:value-type="float" office:value="2">
            <text:p>2</text:p>
          </table:table-cell>
          <table:table-cell table:formula="of:=COUNTIF(INDIRECT([.I$2]&amp;&quot;.F3&quot;):INDIRECT([.I$2]&amp;&quot;.F1000&quot;);[.$A18])" office:value-type="float" office:value="0">
            <text:p>0</text:p>
          </table:table-cell>
          <table:table-cell table:formula="of:=COUNTIF(INDIRECT([.J$2]&amp;&quot;.F3&quot;):INDIRECT([.J$2]&amp;&quot;.F1000&quot;);[.$A18])" office:value-type="float" office:value="0">
            <text:p>0</text:p>
          </table:table-cell>
          <table:table-cell table:formula="of:=COUNTIF(INDIRECT([.K$2]&amp;&quot;.F3&quot;):INDIRECT([.K$2]&amp;&quot;.F1000&quot;);[.$A18])" office:value-type="float" office:value="0">
            <text:p>0</text:p>
          </table:table-cell>
          <table:table-cell table:formula="of:=COUNTIF(INDIRECT([.L$2]&amp;&quot;.F3&quot;):INDIRECT([.L$2]&amp;&quot;.F1000&quot;);[.$A18])" office:value-type="float" office:value="0">
            <text:p>0</text:p>
          </table:table-cell>
          <table:table-cell table:formula="of:=COUNTIF(INDIRECT([.M$2]&amp;&quot;.F3&quot;):INDIRECT([.M$2]&amp;&quot;.F1000&quot;);[.$A18])" office:value-type="float" office:value="0">
            <text:p>0</text:p>
          </table:table-cell>
          <table:table-cell table:formula="of:=COUNTIF(INDIRECT([.N$2]&amp;&quot;.F3&quot;):INDIRECT([.N$2]&amp;&quot;.F1000&quot;);[.$A18])" office:value-type="float" office:value="0">
            <text:p>0</text:p>
          </table:table-cell>
          <table:table-cell table:formula="of:=COUNTIF(INDIRECT([.O$2]&amp;&quot;.F3&quot;):INDIRECT([.O$2]&amp;&quot;.F1000&quot;);[.$A18])" office:value-type="float" office:value="0">
            <text:p>0</text:p>
          </table:table-cell>
          <table:table-cell table:formula="of:=COUNTIF(INDIRECT([.P$2]&amp;&quot;.F3&quot;):INDIRECT([.P$2]&amp;&quot;.F1000&quot;);[.$A18])" office:value-type="float" office:value="0">
            <text:p>Err:502</text:p>
          </table:table-cell>
          <table:table-cell table:formula="of:=COUNTIF(INDIRECT([.Q$2]&amp;&quot;.F3&quot;):INDIRECT([.Q$2]&amp;&quot;.F1000&quot;);[.$A18])" office:value-type="float" office:value="0">
            <text:p>Err:502</text:p>
          </table:table-cell>
          <table:table-cell table:formula="of:=COUNTIF(INDIRECT([.R$2]&amp;&quot;.F3&quot;):INDIRECT([.R$2]&amp;&quot;.F1000&quot;);[.$A18])" office:value-type="float" office:value="0">
            <text:p>Err:502</text:p>
          </table:table-cell>
          <table:table-cell table:formula="of:=COUNTIF(INDIRECT([.S$2]&amp;&quot;.F3&quot;):INDIRECT([.S$2]&amp;&quot;.F1000&quot;);[.$A18])" office:value-type="float" office:value="0">
            <text:p>Err:502</text:p>
          </table:table-cell>
          <table:table-cell table:formula="of:=COUNTIF(INDIRECT([.T$2]&amp;&quot;.F3&quot;):INDIRECT([.T$2]&amp;&quot;.F1000&quot;);[.$A18])" office:value-type="float" office:value="0">
            <text:p>Err:502</text:p>
          </table:table-cell>
          <table:table-cell table:formula="of:=COUNTIF(INDIRECT([.U$2]&amp;&quot;.F3&quot;):INDIRECT([.U$2]&amp;&quot;.F1000&quot;);[.$A18])" office:value-type="float" office:value="0">
            <text:p>Err:502</text:p>
          </table:table-cell>
          <table:table-cell table:formula="of:=COUNTIF(INDIRECT([.V$2]&amp;&quot;.F3&quot;):INDIRECT([.V$2]&amp;&quot;.F1000&quot;);[.$A18])" office:value-type="float" office:value="0">
            <text:p>Err:502</text:p>
          </table:table-cell>
          <table:table-cell table:formula="of:=COUNTIF(INDIRECT([.W$2]&amp;&quot;.F3&quot;):INDIRECT([.W$2]&amp;&quot;.F1000&quot;);[.$A18])" office:value-type="float" office:value="0">
            <text:p>Err:502</text:p>
          </table:table-cell>
          <table:table-cell table:formula="of:=COUNTIF(INDIRECT([.X$2]&amp;&quot;.F3&quot;):INDIRECT([.X$2]&amp;&quot;.F1000&quot;);[.$A18])" office:value-type="float" office:value="0">
            <text:p>Err:502</text:p>
          </table:table-cell>
          <table:table-cell table:formula="of:=COUNTIF(INDIRECT([.Y$2]&amp;&quot;.F3&quot;):INDIRECT([.Y$2]&amp;&quot;.F1000&quot;);[.$A18])" office:value-type="float" office:value="0">
            <text:p>Err:502</text:p>
          </table:table-cell>
          <table:table-cell table:formula="of:=COUNTIF(INDIRECT([.Z$2]&amp;&quot;.F3&quot;):INDIRECT([.Z$2]&amp;&quot;.F1000&quot;);[.$A18])" office:value-type="float" office:value="0">
            <text:p>Err:502</text:p>
          </table:table-cell>
          <table:table-cell table:formula="of:=COUNTIF(INDIRECT([.AA$2]&amp;&quot;.F3&quot;):INDIRECT([.AA$2]&amp;&quot;.F1000&quot;);[.$A18])" office:value-type="float" office:value="0">
            <text:p>Err:502</text:p>
          </table:table-cell>
          <table:table-cell table:formula="of:=COUNTIF(INDIRECT([.AB$2]&amp;&quot;.F3&quot;):INDIRECT([.AB$2]&amp;&quot;.F1000&quot;);[.$A18])" office:value-type="float" office:value="0">
            <text:p>Err:502</text:p>
          </table:table-cell>
          <table:table-cell table:formula="of:=COUNTIF(INDIRECT([.AC$2]&amp;&quot;.F3&quot;):INDIRECT([.AC$2]&amp;&quot;.F1000&quot;);[.$A18])" office:value-type="float" office:value="0">
            <text:p>Err:502</text:p>
          </table:table-cell>
          <table:table-cell table:formula="of:=COUNTIF(INDIRECT([.AD$2]&amp;&quot;.F3&quot;):INDIRECT([.AD$2]&amp;&quot;.F1000&quot;);[.$A18])" office:value-type="float" office:value="0">
            <text:p>Err:502</text:p>
          </table:table-cell>
          <table:table-cell table:formula="of:=COUNTIF(INDIRECT([.AE$2]&amp;&quot;.F3&quot;):INDIRECT([.AE$2]&amp;&quot;.F1000&quot;);[.$A18])" office:value-type="float" office:value="0">
            <text:p>Err:502</text:p>
          </table:table-cell>
          <table:table-cell table:formula="of:=COUNTIF(INDIRECT([.AF$2]&amp;&quot;.F3&quot;):INDIRECT([.AF$2]&amp;&quot;.F1000&quot;);[.$A18])" office:value-type="float" office:value="0">
            <text:p>Err:502</text:p>
          </table:table-cell>
          <table:table-cell table:formula="of:=COUNTIF(INDIRECT([.AG$2]&amp;&quot;.F3&quot;):INDIRECT([.AG$2]&amp;&quot;.F1000&quot;);[.$A18])" office:value-type="float" office:value="0">
            <text:p>Err:502</text:p>
          </table:table-cell>
          <table:table-cell table:formula="of:=COUNTIF(INDIRECT([.AH$2]&amp;&quot;.F3&quot;):INDIRECT([.AH$2]&amp;&quot;.F1000&quot;);[.$A18])" office:value-type="float" office:value="0">
            <text:p>Err:502</text:p>
          </table:table-cell>
          <table:table-cell table:formula="of:=COUNTIF(INDIRECT([.AI$2]&amp;&quot;.F3&quot;):INDIRECT([.AI$2]&amp;&quot;.F1000&quot;);[.$A18])" office:value-type="float" office:value="0">
            <text:p>Err:502</text:p>
          </table:table-cell>
          <table:table-cell table:formula="of:=COUNTIF(INDIRECT([.AJ$2]&amp;&quot;.F3&quot;):INDIRECT([.AJ$2]&amp;&quot;.F1000&quot;);[.$A18])" office:value-type="float" office:value="0">
            <text:p>Err:502</text:p>
          </table:table-cell>
          <table:table-cell table:formula="of:=COUNTIF(INDIRECT([.AK$2]&amp;&quot;.F3&quot;):INDIRECT([.AK$2]&amp;&quot;.F1000&quot;);[.$A18])" office:value-type="float" office:value="0">
            <text:p>Err:502</text:p>
          </table:table-cell>
          <table:table-cell table:formula="of:=COUNTIF(INDIRECT([.AL$2]&amp;&quot;.F3&quot;):INDIRECT([.AL$2]&amp;&quot;.F1000&quot;);[.$A18])" office:value-type="float" office:value="0">
            <text:p>Err:502</text:p>
          </table:table-cell>
          <table:table-cell table:formula="of:=COUNTIF(INDIRECT([.AM$2]&amp;&quot;.F3&quot;):INDIRECT([.AM$2]&amp;&quot;.F1000&quot;);[.$A18])" office:value-type="float" office:value="0">
            <text:p>Err:502</text:p>
          </table:table-cell>
          <table:table-cell table:formula="of:=COUNTIF(INDIRECT([.AN$2]&amp;&quot;.F3&quot;):INDIRECT([.AN$2]&amp;&quot;.F1000&quot;);[.$A18])" office:value-type="float" office:value="0">
            <text:p>Err:502</text:p>
          </table:table-cell>
          <table:table-cell table:formula="of:=COUNTIF(INDIRECT([.AO$2]&amp;&quot;.F3&quot;):INDIRECT([.AO$2]&amp;&quot;.F1000&quot;);[.$A18])" office:value-type="float" office:value="0">
            <text:p>Err:502</text:p>
          </table:table-cell>
          <table:table-cell table:formula="of:=COUNTIF(INDIRECT([.AP$2]&amp;&quot;.F3&quot;):INDIRECT([.AP$2]&amp;&quot;.F1000&quot;);[.$A18])" office:value-type="float" office:value="0">
            <text:p>Err:502</text:p>
          </table:table-cell>
          <table:table-cell table:formula="of:=COUNTIF(INDIRECT([.AQ$2]&amp;&quot;.F3&quot;):INDIRECT([.AQ$2]&amp;&quot;.F1000&quot;);[.$A18])" office:value-type="float" office:value="0">
            <text:p>Err:502</text:p>
          </table:table-cell>
          <table:table-cell table:formula="of:=COUNTIF(INDIRECT([.AR$2]&amp;&quot;.F3&quot;):INDIRECT([.AR$2]&amp;&quot;.F1000&quot;);[.$A18])" office:value-type="float" office:value="0">
            <text:p>Err:502</text:p>
          </table:table-cell>
          <table:table-cell table:formula="of:=COUNTIF(INDIRECT([.AS$2]&amp;&quot;.F3&quot;):INDIRECT([.AS$2]&amp;&quot;.F1000&quot;);[.$A18])" office:value-type="float" office:value="0">
            <text:p>Err:502</text:p>
          </table:table-cell>
          <table:table-cell table:formula="of:=COUNTIF(INDIRECT([.AT$2]&amp;&quot;.F3&quot;):INDIRECT([.AT$2]&amp;&quot;.F1000&quot;);[.$A18])" office:value-type="float" office:value="0">
            <text:p>Err:502</text:p>
          </table:table-cell>
          <table:table-cell table:formula="of:=COUNTIF(INDIRECT([.AU$2]&amp;&quot;.F3&quot;):INDIRECT([.AU$2]&amp;&quot;.F1000&quot;);[.$A18])" office:value-type="float" office:value="0">
            <text:p>Err:502</text:p>
          </table:table-cell>
          <table:table-cell table:formula="of:=COUNTIF(INDIRECT([.AV$2]&amp;&quot;.F3&quot;):INDIRECT([.AV$2]&amp;&quot;.F1000&quot;);[.$A18])" office:value-type="float" office:value="0">
            <text:p>Err:502</text:p>
          </table:table-cell>
          <table:table-cell table:formula="of:=COUNTIF(INDIRECT([.AW$2]&amp;&quot;.F3&quot;):INDIRECT([.AW$2]&amp;&quot;.F1000&quot;);[.$A18])" office:value-type="float" office:value="0">
            <text:p>Err:502</text:p>
          </table:table-cell>
          <table:table-cell table:formula="of:=COUNTIF(INDIRECT([.AX$2]&amp;&quot;.F3&quot;):INDIRECT([.AX$2]&amp;&quot;.F1000&quot;);[.$A18])" office:value-type="float" office:value="0">
            <text:p>Err:502</text:p>
          </table:table-cell>
          <table:table-cell table:formula="of:=COUNTIF(INDIRECT([.AY$2]&amp;&quot;.F3&quot;):INDIRECT([.AY$2]&amp;&quot;.F1000&quot;);[.$A18])" office:value-type="float" office:value="0">
            <text:p>Err:502</text:p>
          </table:table-cell>
          <table:table-cell table:formula="of:=COUNTIF(INDIRECT([.AZ$2]&amp;&quot;.F3&quot;):INDIRECT([.AZ$2]&amp;&quot;.F1000&quot;);[.$A18])" office:value-type="float" office:value="0">
            <text:p>Err:502</text:p>
          </table:table-cell>
          <table:table-cell table:formula="of:=COUNTIF(INDIRECT([.BA$2]&amp;&quot;.F3&quot;):INDIRECT([.BA$2]&amp;&quot;.F1000&quot;);[.$A18])" office:value-type="float" office:value="0">
            <text:p>Err:502</text:p>
          </table:table-cell>
          <table:table-cell table:formula="of:=COUNTIF(INDIRECT([.BB$2]&amp;&quot;.F3&quot;):INDIRECT([.BB$2]&amp;&quot;.F1000&quot;);[.$A18])" office:value-type="float" office:value="0">
            <text:p>Err:502</text:p>
          </table:table-cell>
          <table:table-cell table:formula="of:=COUNTIF(INDIRECT([.BC$2]&amp;&quot;.F3&quot;):INDIRECT([.BC$2]&amp;&quot;.F1000&quot;);[.$A18])" office:value-type="float" office:value="0">
            <text:p>Err:502</text:p>
          </table:table-cell>
          <table:table-cell table:formula="of:=COUNTIF(INDIRECT([.BD$2]&amp;&quot;.F3&quot;):INDIRECT([.BD$2]&amp;&quot;.F1000&quot;);[.$A18])" office:value-type="float" office:value="0">
            <text:p>Err:502</text:p>
          </table:table-cell>
          <table:table-cell table:formula="of:=COUNTIF(INDIRECT([.BE$2]&amp;&quot;.F3&quot;):INDIRECT([.BE$2]&amp;&quot;.F1000&quot;);[.$A18])" office:value-type="float" office:value="0">
            <text:p>Err:502</text:p>
          </table:table-cell>
          <table:table-cell table:formula="of:=COUNTIF(INDIRECT([.BF$2]&amp;&quot;.F3&quot;):INDIRECT([.BF$2]&amp;&quot;.F1000&quot;);[.$A18])" office:value-type="float" office:value="0">
            <text:p>Err:502</text:p>
          </table:table-cell>
          <table:table-cell table:formula="of:=COUNTIF(INDIRECT([.BG$2]&amp;&quot;.F3&quot;):INDIRECT([.BG$2]&amp;&quot;.F1000&quot;);[.$A18])" office:value-type="float" office:value="0">
            <text:p>Err:502</text:p>
          </table:table-cell>
          <table:table-cell table:formula="of:=COUNTIF(INDIRECT([.BH$2]&amp;&quot;.F3&quot;):INDIRECT([.BH$2]&amp;&quot;.F1000&quot;);[.$A18])" office:value-type="float" office:value="0">
            <text:p>Err:502</text:p>
          </table:table-cell>
          <table:table-cell table:formula="of:=COUNTIF(INDIRECT([.BI$2]&amp;&quot;.F3&quot;):INDIRECT([.BI$2]&amp;&quot;.F1000&quot;);[.$A18])" office:value-type="float" office:value="0">
            <text:p>Err:502</text:p>
          </table:table-cell>
          <table:table-cell table:formula="of:=COUNTIF(INDIRECT([.BJ$2]&amp;&quot;.F3&quot;):INDIRECT([.BJ$2]&amp;&quot;.F1000&quot;);[.$A18])" office:value-type="float" office:value="0">
            <text:p>Err:502</text:p>
          </table:table-cell>
          <table:table-cell table:formula="of:=COUNTIF(INDIRECT([.BK$2]&amp;&quot;.F3&quot;):INDIRECT([.BK$2]&amp;&quot;.F1000&quot;);[.$A18])" office:value-type="float" office:value="0">
            <text:p>Err:502</text:p>
          </table:table-cell>
          <table:table-cell table:formula="of:=COUNTIF(INDIRECT([.BL$2]&amp;&quot;.F3&quot;):INDIRECT([.BL$2]&amp;&quot;.F1000&quot;);[.$A18])" office:value-type="float" office:value="0">
            <text:p>Err:502</text:p>
          </table:table-cell>
          <table:table-cell table:formula="of:=COUNTIF(INDIRECT([.BM$2]&amp;&quot;.F3&quot;):INDIRECT([.BM$2]&amp;&quot;.F1000&quot;);[.$A18])" office:value-type="float" office:value="0">
            <text:p>Err:502</text:p>
          </table:table-cell>
          <table:table-cell table:formula="of:=COUNTIF(INDIRECT([.BN$2]&amp;&quot;.F3&quot;):INDIRECT([.BN$2]&amp;&quot;.F1000&quot;);[.$A18])" office:value-type="float" office:value="0">
            <text:p>Err:502</text:p>
          </table:table-cell>
          <table:table-cell table:formula="of:=COUNTIF(INDIRECT([.BO$2]&amp;&quot;.F3&quot;):INDIRECT([.BO$2]&amp;&quot;.F1000&quot;);[.$A18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BeamAccelerator</text:p>
          </table:table-cell>
          <table:table-cell office:value-type="float" office:value="800">
            <text:p>800</text:p>
          </table:table-cell>
          <table:table-cell table:formula="of:=SUMIF([.E19:.DZ19];&quot;&gt;0&quot;)" office:value-type="float" office:value="16">
            <text:p>16</text:p>
          </table:table-cell>
          <table:table-cell table:formula="of:=SUM([.B19]*[.C19]/1000)" office:value-type="currency" office:currency="USD" office:value="12.8">
            <text:p>12.80 USD</text:p>
          </table:table-cell>
          <table:table-cell table:formula="of:=COUNTIF(INDIRECT([.E$2]&amp;&quot;.F3&quot;):INDIRECT([.E$2]&amp;&quot;.F1000&quot;);[.$A19])" office:value-type="float" office:value="0">
            <text:p>0</text:p>
          </table:table-cell>
          <table:table-cell table:formula="of:=COUNTIF(INDIRECT([.F$2]&amp;&quot;.F3&quot;):INDIRECT([.F$2]&amp;&quot;.F1000&quot;);[.$A19])" office:value-type="float" office:value="0">
            <text:p>0</text:p>
          </table:table-cell>
          <table:table-cell table:formula="of:=COUNTIF(INDIRECT([.G$2]&amp;&quot;.F3&quot;):INDIRECT([.G$2]&amp;&quot;.F1000&quot;);[.$A19])" office:value-type="float" office:value="0">
            <text:p>0</text:p>
          </table:table-cell>
          <table:table-cell table:formula="of:=COUNTIF(INDIRECT([.H$2]&amp;&quot;.F3&quot;):INDIRECT([.H$2]&amp;&quot;.F1000&quot;);[.$A19])" office:value-type="float" office:value="3">
            <text:p>3</text:p>
          </table:table-cell>
          <table:table-cell table:formula="of:=COUNTIF(INDIRECT([.I$2]&amp;&quot;.F3&quot;):INDIRECT([.I$2]&amp;&quot;.F1000&quot;);[.$A19])" office:value-type="float" office:value="0">
            <text:p>0</text:p>
          </table:table-cell>
          <table:table-cell table:formula="of:=COUNTIF(INDIRECT([.J$2]&amp;&quot;.F3&quot;):INDIRECT([.J$2]&amp;&quot;.F1000&quot;);[.$A19])" office:value-type="float" office:value="3">
            <text:p>3</text:p>
          </table:table-cell>
          <table:table-cell table:formula="of:=COUNTIF(INDIRECT([.K$2]&amp;&quot;.F3&quot;):INDIRECT([.K$2]&amp;&quot;.F1000&quot;);[.$A19])" office:value-type="float" office:value="5">
            <text:p>5</text:p>
          </table:table-cell>
          <table:table-cell table:formula="of:=COUNTIF(INDIRECT([.L$2]&amp;&quot;.F3&quot;):INDIRECT([.L$2]&amp;&quot;.F1000&quot;);[.$A19])" office:value-type="float" office:value="3">
            <text:p>3</text:p>
          </table:table-cell>
          <table:table-cell table:formula="of:=COUNTIF(INDIRECT([.M$2]&amp;&quot;.F3&quot;):INDIRECT([.M$2]&amp;&quot;.F1000&quot;);[.$A19])" office:value-type="float" office:value="1">
            <text:p>1</text:p>
          </table:table-cell>
          <table:table-cell table:formula="of:=COUNTIF(INDIRECT([.N$2]&amp;&quot;.F3&quot;):INDIRECT([.N$2]&amp;&quot;.F1000&quot;);[.$A19])" office:value-type="float" office:value="1">
            <text:p>1</text:p>
          </table:table-cell>
          <table:table-cell table:formula="of:=COUNTIF(INDIRECT([.O$2]&amp;&quot;.F3&quot;):INDIRECT([.O$2]&amp;&quot;.F1000&quot;);[.$A19])" office:value-type="float" office:value="0">
            <text:p>0</text:p>
          </table:table-cell>
          <table:table-cell table:formula="of:=COUNTIF(INDIRECT([.P$2]&amp;&quot;.F3&quot;):INDIRECT([.P$2]&amp;&quot;.F1000&quot;);[.$A19])" office:value-type="float" office:value="0">
            <text:p>Err:502</text:p>
          </table:table-cell>
          <table:table-cell table:formula="of:=COUNTIF(INDIRECT([.Q$2]&amp;&quot;.F3&quot;):INDIRECT([.Q$2]&amp;&quot;.F1000&quot;);[.$A19])" office:value-type="float" office:value="0">
            <text:p>Err:502</text:p>
          </table:table-cell>
          <table:table-cell table:formula="of:=COUNTIF(INDIRECT([.R$2]&amp;&quot;.F3&quot;):INDIRECT([.R$2]&amp;&quot;.F1000&quot;);[.$A19])" office:value-type="float" office:value="0">
            <text:p>Err:502</text:p>
          </table:table-cell>
          <table:table-cell table:formula="of:=COUNTIF(INDIRECT([.S$2]&amp;&quot;.F3&quot;):INDIRECT([.S$2]&amp;&quot;.F1000&quot;);[.$A19])" office:value-type="float" office:value="0">
            <text:p>Err:502</text:p>
          </table:table-cell>
          <table:table-cell table:formula="of:=COUNTIF(INDIRECT([.T$2]&amp;&quot;.F3&quot;):INDIRECT([.T$2]&amp;&quot;.F1000&quot;);[.$A19])" office:value-type="float" office:value="0">
            <text:p>Err:502</text:p>
          </table:table-cell>
          <table:table-cell table:formula="of:=COUNTIF(INDIRECT([.U$2]&amp;&quot;.F3&quot;):INDIRECT([.U$2]&amp;&quot;.F1000&quot;);[.$A19])" office:value-type="float" office:value="0">
            <text:p>Err:502</text:p>
          </table:table-cell>
          <table:table-cell table:formula="of:=COUNTIF(INDIRECT([.V$2]&amp;&quot;.F3&quot;):INDIRECT([.V$2]&amp;&quot;.F1000&quot;);[.$A19])" office:value-type="float" office:value="0">
            <text:p>Err:502</text:p>
          </table:table-cell>
          <table:table-cell table:formula="of:=COUNTIF(INDIRECT([.W$2]&amp;&quot;.F3&quot;):INDIRECT([.W$2]&amp;&quot;.F1000&quot;);[.$A19])" office:value-type="float" office:value="0">
            <text:p>Err:502</text:p>
          </table:table-cell>
          <table:table-cell table:formula="of:=COUNTIF(INDIRECT([.X$2]&amp;&quot;.F3&quot;):INDIRECT([.X$2]&amp;&quot;.F1000&quot;);[.$A19])" office:value-type="float" office:value="0">
            <text:p>Err:502</text:p>
          </table:table-cell>
          <table:table-cell table:formula="of:=COUNTIF(INDIRECT([.Y$2]&amp;&quot;.F3&quot;):INDIRECT([.Y$2]&amp;&quot;.F1000&quot;);[.$A19])" office:value-type="float" office:value="0">
            <text:p>Err:502</text:p>
          </table:table-cell>
          <table:table-cell table:formula="of:=COUNTIF(INDIRECT([.Z$2]&amp;&quot;.F3&quot;):INDIRECT([.Z$2]&amp;&quot;.F1000&quot;);[.$A19])" office:value-type="float" office:value="0">
            <text:p>Err:502</text:p>
          </table:table-cell>
          <table:table-cell table:formula="of:=COUNTIF(INDIRECT([.AA$2]&amp;&quot;.F3&quot;):INDIRECT([.AA$2]&amp;&quot;.F1000&quot;);[.$A19])" office:value-type="float" office:value="0">
            <text:p>Err:502</text:p>
          </table:table-cell>
          <table:table-cell table:formula="of:=COUNTIF(INDIRECT([.AB$2]&amp;&quot;.F3&quot;):INDIRECT([.AB$2]&amp;&quot;.F1000&quot;);[.$A19])" office:value-type="float" office:value="0">
            <text:p>Err:502</text:p>
          </table:table-cell>
          <table:table-cell table:formula="of:=COUNTIF(INDIRECT([.AC$2]&amp;&quot;.F3&quot;):INDIRECT([.AC$2]&amp;&quot;.F1000&quot;);[.$A19])" office:value-type="float" office:value="0">
            <text:p>Err:502</text:p>
          </table:table-cell>
          <table:table-cell table:formula="of:=COUNTIF(INDIRECT([.AD$2]&amp;&quot;.F3&quot;):INDIRECT([.AD$2]&amp;&quot;.F1000&quot;);[.$A19])" office:value-type="float" office:value="0">
            <text:p>Err:502</text:p>
          </table:table-cell>
          <table:table-cell table:formula="of:=COUNTIF(INDIRECT([.AE$2]&amp;&quot;.F3&quot;):INDIRECT([.AE$2]&amp;&quot;.F1000&quot;);[.$A19])" office:value-type="float" office:value="0">
            <text:p>Err:502</text:p>
          </table:table-cell>
          <table:table-cell table:formula="of:=COUNTIF(INDIRECT([.AF$2]&amp;&quot;.F3&quot;):INDIRECT([.AF$2]&amp;&quot;.F1000&quot;);[.$A19])" office:value-type="float" office:value="0">
            <text:p>Err:502</text:p>
          </table:table-cell>
          <table:table-cell table:formula="of:=COUNTIF(INDIRECT([.AG$2]&amp;&quot;.F3&quot;):INDIRECT([.AG$2]&amp;&quot;.F1000&quot;);[.$A19])" office:value-type="float" office:value="0">
            <text:p>Err:502</text:p>
          </table:table-cell>
          <table:table-cell table:formula="of:=COUNTIF(INDIRECT([.AH$2]&amp;&quot;.F3&quot;):INDIRECT([.AH$2]&amp;&quot;.F1000&quot;);[.$A19])" office:value-type="float" office:value="0">
            <text:p>Err:502</text:p>
          </table:table-cell>
          <table:table-cell table:formula="of:=COUNTIF(INDIRECT([.AI$2]&amp;&quot;.F3&quot;):INDIRECT([.AI$2]&amp;&quot;.F1000&quot;);[.$A19])" office:value-type="float" office:value="0">
            <text:p>Err:502</text:p>
          </table:table-cell>
          <table:table-cell table:formula="of:=COUNTIF(INDIRECT([.AJ$2]&amp;&quot;.F3&quot;):INDIRECT([.AJ$2]&amp;&quot;.F1000&quot;);[.$A19])" office:value-type="float" office:value="0">
            <text:p>Err:502</text:p>
          </table:table-cell>
          <table:table-cell table:formula="of:=COUNTIF(INDIRECT([.AK$2]&amp;&quot;.F3&quot;):INDIRECT([.AK$2]&amp;&quot;.F1000&quot;);[.$A19])" office:value-type="float" office:value="0">
            <text:p>Err:502</text:p>
          </table:table-cell>
          <table:table-cell table:formula="of:=COUNTIF(INDIRECT([.AL$2]&amp;&quot;.F3&quot;):INDIRECT([.AL$2]&amp;&quot;.F1000&quot;);[.$A19])" office:value-type="float" office:value="0">
            <text:p>Err:502</text:p>
          </table:table-cell>
          <table:table-cell table:formula="of:=COUNTIF(INDIRECT([.AM$2]&amp;&quot;.F3&quot;):INDIRECT([.AM$2]&amp;&quot;.F1000&quot;);[.$A19])" office:value-type="float" office:value="0">
            <text:p>Err:502</text:p>
          </table:table-cell>
          <table:table-cell table:formula="of:=COUNTIF(INDIRECT([.AN$2]&amp;&quot;.F3&quot;):INDIRECT([.AN$2]&amp;&quot;.F1000&quot;);[.$A19])" office:value-type="float" office:value="0">
            <text:p>Err:502</text:p>
          </table:table-cell>
          <table:table-cell table:formula="of:=COUNTIF(INDIRECT([.AO$2]&amp;&quot;.F3&quot;):INDIRECT([.AO$2]&amp;&quot;.F1000&quot;);[.$A19])" office:value-type="float" office:value="0">
            <text:p>Err:502</text:p>
          </table:table-cell>
          <table:table-cell table:formula="of:=COUNTIF(INDIRECT([.AP$2]&amp;&quot;.F3&quot;):INDIRECT([.AP$2]&amp;&quot;.F1000&quot;);[.$A19])" office:value-type="float" office:value="0">
            <text:p>Err:502</text:p>
          </table:table-cell>
          <table:table-cell table:formula="of:=COUNTIF(INDIRECT([.AQ$2]&amp;&quot;.F3&quot;):INDIRECT([.AQ$2]&amp;&quot;.F1000&quot;);[.$A19])" office:value-type="float" office:value="0">
            <text:p>Err:502</text:p>
          </table:table-cell>
          <table:table-cell table:formula="of:=COUNTIF(INDIRECT([.AR$2]&amp;&quot;.F3&quot;):INDIRECT([.AR$2]&amp;&quot;.F1000&quot;);[.$A19])" office:value-type="float" office:value="0">
            <text:p>Err:502</text:p>
          </table:table-cell>
          <table:table-cell table:formula="of:=COUNTIF(INDIRECT([.AS$2]&amp;&quot;.F3&quot;):INDIRECT([.AS$2]&amp;&quot;.F1000&quot;);[.$A19])" office:value-type="float" office:value="0">
            <text:p>Err:502</text:p>
          </table:table-cell>
          <table:table-cell table:formula="of:=COUNTIF(INDIRECT([.AT$2]&amp;&quot;.F3&quot;):INDIRECT([.AT$2]&amp;&quot;.F1000&quot;);[.$A19])" office:value-type="float" office:value="0">
            <text:p>Err:502</text:p>
          </table:table-cell>
          <table:table-cell table:formula="of:=COUNTIF(INDIRECT([.AU$2]&amp;&quot;.F3&quot;):INDIRECT([.AU$2]&amp;&quot;.F1000&quot;);[.$A19])" office:value-type="float" office:value="0">
            <text:p>Err:502</text:p>
          </table:table-cell>
          <table:table-cell table:formula="of:=COUNTIF(INDIRECT([.AV$2]&amp;&quot;.F3&quot;):INDIRECT([.AV$2]&amp;&quot;.F1000&quot;);[.$A19])" office:value-type="float" office:value="0">
            <text:p>Err:502</text:p>
          </table:table-cell>
          <table:table-cell table:formula="of:=COUNTIF(INDIRECT([.AW$2]&amp;&quot;.F3&quot;):INDIRECT([.AW$2]&amp;&quot;.F1000&quot;);[.$A19])" office:value-type="float" office:value="0">
            <text:p>Err:502</text:p>
          </table:table-cell>
          <table:table-cell table:formula="of:=COUNTIF(INDIRECT([.AX$2]&amp;&quot;.F3&quot;):INDIRECT([.AX$2]&amp;&quot;.F1000&quot;);[.$A19])" office:value-type="float" office:value="0">
            <text:p>Err:502</text:p>
          </table:table-cell>
          <table:table-cell table:formula="of:=COUNTIF(INDIRECT([.AY$2]&amp;&quot;.F3&quot;):INDIRECT([.AY$2]&amp;&quot;.F1000&quot;);[.$A19])" office:value-type="float" office:value="0">
            <text:p>Err:502</text:p>
          </table:table-cell>
          <table:table-cell table:formula="of:=COUNTIF(INDIRECT([.AZ$2]&amp;&quot;.F3&quot;):INDIRECT([.AZ$2]&amp;&quot;.F1000&quot;);[.$A19])" office:value-type="float" office:value="0">
            <text:p>Err:502</text:p>
          </table:table-cell>
          <table:table-cell table:formula="of:=COUNTIF(INDIRECT([.BA$2]&amp;&quot;.F3&quot;):INDIRECT([.BA$2]&amp;&quot;.F1000&quot;);[.$A19])" office:value-type="float" office:value="0">
            <text:p>Err:502</text:p>
          </table:table-cell>
          <table:table-cell table:formula="of:=COUNTIF(INDIRECT([.BB$2]&amp;&quot;.F3&quot;):INDIRECT([.BB$2]&amp;&quot;.F1000&quot;);[.$A19])" office:value-type="float" office:value="0">
            <text:p>Err:502</text:p>
          </table:table-cell>
          <table:table-cell table:formula="of:=COUNTIF(INDIRECT([.BC$2]&amp;&quot;.F3&quot;):INDIRECT([.BC$2]&amp;&quot;.F1000&quot;);[.$A19])" office:value-type="float" office:value="0">
            <text:p>Err:502</text:p>
          </table:table-cell>
          <table:table-cell table:formula="of:=COUNTIF(INDIRECT([.BD$2]&amp;&quot;.F3&quot;):INDIRECT([.BD$2]&amp;&quot;.F1000&quot;);[.$A19])" office:value-type="float" office:value="0">
            <text:p>Err:502</text:p>
          </table:table-cell>
          <table:table-cell table:formula="of:=COUNTIF(INDIRECT([.BE$2]&amp;&quot;.F3&quot;):INDIRECT([.BE$2]&amp;&quot;.F1000&quot;);[.$A19])" office:value-type="float" office:value="0">
            <text:p>Err:502</text:p>
          </table:table-cell>
          <table:table-cell table:formula="of:=COUNTIF(INDIRECT([.BF$2]&amp;&quot;.F3&quot;):INDIRECT([.BF$2]&amp;&quot;.F1000&quot;);[.$A19])" office:value-type="float" office:value="0">
            <text:p>Err:502</text:p>
          </table:table-cell>
          <table:table-cell table:formula="of:=COUNTIF(INDIRECT([.BG$2]&amp;&quot;.F3&quot;):INDIRECT([.BG$2]&amp;&quot;.F1000&quot;);[.$A19])" office:value-type="float" office:value="0">
            <text:p>Err:502</text:p>
          </table:table-cell>
          <table:table-cell table:formula="of:=COUNTIF(INDIRECT([.BH$2]&amp;&quot;.F3&quot;):INDIRECT([.BH$2]&amp;&quot;.F1000&quot;);[.$A19])" office:value-type="float" office:value="0">
            <text:p>Err:502</text:p>
          </table:table-cell>
          <table:table-cell table:formula="of:=COUNTIF(INDIRECT([.BI$2]&amp;&quot;.F3&quot;):INDIRECT([.BI$2]&amp;&quot;.F1000&quot;);[.$A19])" office:value-type="float" office:value="0">
            <text:p>Err:502</text:p>
          </table:table-cell>
          <table:table-cell table:formula="of:=COUNTIF(INDIRECT([.BJ$2]&amp;&quot;.F3&quot;):INDIRECT([.BJ$2]&amp;&quot;.F1000&quot;);[.$A19])" office:value-type="float" office:value="0">
            <text:p>Err:502</text:p>
          </table:table-cell>
          <table:table-cell table:formula="of:=COUNTIF(INDIRECT([.BK$2]&amp;&quot;.F3&quot;):INDIRECT([.BK$2]&amp;&quot;.F1000&quot;);[.$A19])" office:value-type="float" office:value="0">
            <text:p>Err:502</text:p>
          </table:table-cell>
          <table:table-cell table:formula="of:=COUNTIF(INDIRECT([.BL$2]&amp;&quot;.F3&quot;):INDIRECT([.BL$2]&amp;&quot;.F1000&quot;);[.$A19])" office:value-type="float" office:value="0">
            <text:p>Err:502</text:p>
          </table:table-cell>
          <table:table-cell table:formula="of:=COUNTIF(INDIRECT([.BM$2]&amp;&quot;.F3&quot;):INDIRECT([.BM$2]&amp;&quot;.F1000&quot;);[.$A19])" office:value-type="float" office:value="0">
            <text:p>Err:502</text:p>
          </table:table-cell>
          <table:table-cell table:formula="of:=COUNTIF(INDIRECT([.BN$2]&amp;&quot;.F3&quot;):INDIRECT([.BN$2]&amp;&quot;.F1000&quot;);[.$A19])" office:value-type="float" office:value="0">
            <text:p>Err:502</text:p>
          </table:table-cell>
          <table:table-cell table:formula="of:=COUNTIF(INDIRECT([.BO$2]&amp;&quot;.F3&quot;):INDIRECT([.BO$2]&amp;&quot;.F1000&quot;);[.$A19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hipProtectorFive</text:p>
          </table:table-cell>
          <table:table-cell office:value-type="float" office:value="2500">
            <text:p>2500</text:p>
          </table:table-cell>
          <table:table-cell table:formula="of:=SUMIF([.E20:.DZ20];&quot;&gt;0&quot;)" office:value-type="float" office:value="5">
            <text:p>5</text:p>
          </table:table-cell>
          <table:table-cell table:formula="of:=SUM([.B20]*[.C20]/1000)" office:value-type="currency" office:currency="USD" office:value="12.5">
            <text:p>12.50 USD</text:p>
          </table:table-cell>
          <table:table-cell table:formula="of:=COUNTIF(INDIRECT([.E$2]&amp;&quot;.F3&quot;):INDIRECT([.E$2]&amp;&quot;.F1000&quot;);[.$A20])" office:value-type="float" office:value="0">
            <text:p>0</text:p>
          </table:table-cell>
          <table:table-cell table:formula="of:=COUNTIF(INDIRECT([.F$2]&amp;&quot;.F3&quot;):INDIRECT([.F$2]&amp;&quot;.F1000&quot;);[.$A20])" office:value-type="float" office:value="0">
            <text:p>0</text:p>
          </table:table-cell>
          <table:table-cell table:formula="of:=COUNTIF(INDIRECT([.G$2]&amp;&quot;.F3&quot;):INDIRECT([.G$2]&amp;&quot;.F1000&quot;);[.$A20])" office:value-type="float" office:value="3">
            <text:p>3</text:p>
          </table:table-cell>
          <table:table-cell table:formula="of:=COUNTIF(INDIRECT([.H$2]&amp;&quot;.F3&quot;):INDIRECT([.H$2]&amp;&quot;.F1000&quot;);[.$A20])" office:value-type="float" office:value="2">
            <text:p>2</text:p>
          </table:table-cell>
          <table:table-cell table:formula="of:=COUNTIF(INDIRECT([.I$2]&amp;&quot;.F3&quot;):INDIRECT([.I$2]&amp;&quot;.F1000&quot;);[.$A20])" office:value-type="float" office:value="0">
            <text:p>0</text:p>
          </table:table-cell>
          <table:table-cell table:formula="of:=COUNTIF(INDIRECT([.J$2]&amp;&quot;.F3&quot;):INDIRECT([.J$2]&amp;&quot;.F1000&quot;);[.$A20])" office:value-type="float" office:value="0">
            <text:p>0</text:p>
          </table:table-cell>
          <table:table-cell table:formula="of:=COUNTIF(INDIRECT([.K$2]&amp;&quot;.F3&quot;):INDIRECT([.K$2]&amp;&quot;.F1000&quot;);[.$A20])" office:value-type="float" office:value="0">
            <text:p>0</text:p>
          </table:table-cell>
          <table:table-cell table:formula="of:=COUNTIF(INDIRECT([.L$2]&amp;&quot;.F3&quot;):INDIRECT([.L$2]&amp;&quot;.F1000&quot;);[.$A20])" office:value-type="float" office:value="0">
            <text:p>0</text:p>
          </table:table-cell>
          <table:table-cell table:formula="of:=COUNTIF(INDIRECT([.M$2]&amp;&quot;.F3&quot;):INDIRECT([.M$2]&amp;&quot;.F1000&quot;);[.$A20])" office:value-type="float" office:value="0">
            <text:p>0</text:p>
          </table:table-cell>
          <table:table-cell table:formula="of:=COUNTIF(INDIRECT([.N$2]&amp;&quot;.F3&quot;):INDIRECT([.N$2]&amp;&quot;.F1000&quot;);[.$A20])" office:value-type="float" office:value="0">
            <text:p>0</text:p>
          </table:table-cell>
          <table:table-cell table:formula="of:=COUNTIF(INDIRECT([.O$2]&amp;&quot;.F3&quot;):INDIRECT([.O$2]&amp;&quot;.F1000&quot;);[.$A20])" office:value-type="float" office:value="0">
            <text:p>0</text:p>
          </table:table-cell>
          <table:table-cell table:formula="of:=COUNTIF(INDIRECT([.P$2]&amp;&quot;.F3&quot;):INDIRECT([.P$2]&amp;&quot;.F1000&quot;);[.$A20])" office:value-type="float" office:value="0">
            <text:p>Err:502</text:p>
          </table:table-cell>
          <table:table-cell table:formula="of:=COUNTIF(INDIRECT([.Q$2]&amp;&quot;.F3&quot;):INDIRECT([.Q$2]&amp;&quot;.F1000&quot;);[.$A20])" office:value-type="float" office:value="0">
            <text:p>Err:502</text:p>
          </table:table-cell>
          <table:table-cell table:formula="of:=COUNTIF(INDIRECT([.R$2]&amp;&quot;.F3&quot;):INDIRECT([.R$2]&amp;&quot;.F1000&quot;);[.$A20])" office:value-type="float" office:value="0">
            <text:p>Err:502</text:p>
          </table:table-cell>
          <table:table-cell table:formula="of:=COUNTIF(INDIRECT([.S$2]&amp;&quot;.F3&quot;):INDIRECT([.S$2]&amp;&quot;.F1000&quot;);[.$A20])" office:value-type="float" office:value="0">
            <text:p>Err:502</text:p>
          </table:table-cell>
          <table:table-cell table:formula="of:=COUNTIF(INDIRECT([.T$2]&amp;&quot;.F3&quot;):INDIRECT([.T$2]&amp;&quot;.F1000&quot;);[.$A20])" office:value-type="float" office:value="0">
            <text:p>Err:502</text:p>
          </table:table-cell>
          <table:table-cell table:formula="of:=COUNTIF(INDIRECT([.U$2]&amp;&quot;.F3&quot;):INDIRECT([.U$2]&amp;&quot;.F1000&quot;);[.$A20])" office:value-type="float" office:value="0">
            <text:p>Err:502</text:p>
          </table:table-cell>
          <table:table-cell table:formula="of:=COUNTIF(INDIRECT([.V$2]&amp;&quot;.F3&quot;):INDIRECT([.V$2]&amp;&quot;.F1000&quot;);[.$A20])" office:value-type="float" office:value="0">
            <text:p>Err:502</text:p>
          </table:table-cell>
          <table:table-cell table:formula="of:=COUNTIF(INDIRECT([.W$2]&amp;&quot;.F3&quot;):INDIRECT([.W$2]&amp;&quot;.F1000&quot;);[.$A20])" office:value-type="float" office:value="0">
            <text:p>Err:502</text:p>
          </table:table-cell>
          <table:table-cell table:formula="of:=COUNTIF(INDIRECT([.X$2]&amp;&quot;.F3&quot;):INDIRECT([.X$2]&amp;&quot;.F1000&quot;);[.$A20])" office:value-type="float" office:value="0">
            <text:p>Err:502</text:p>
          </table:table-cell>
          <table:table-cell table:formula="of:=COUNTIF(INDIRECT([.Y$2]&amp;&quot;.F3&quot;):INDIRECT([.Y$2]&amp;&quot;.F1000&quot;);[.$A20])" office:value-type="float" office:value="0">
            <text:p>Err:502</text:p>
          </table:table-cell>
          <table:table-cell table:formula="of:=COUNTIF(INDIRECT([.Z$2]&amp;&quot;.F3&quot;):INDIRECT([.Z$2]&amp;&quot;.F1000&quot;);[.$A20])" office:value-type="float" office:value="0">
            <text:p>Err:502</text:p>
          </table:table-cell>
          <table:table-cell table:formula="of:=COUNTIF(INDIRECT([.AA$2]&amp;&quot;.F3&quot;):INDIRECT([.AA$2]&amp;&quot;.F1000&quot;);[.$A20])" office:value-type="float" office:value="0">
            <text:p>Err:502</text:p>
          </table:table-cell>
          <table:table-cell table:formula="of:=COUNTIF(INDIRECT([.AB$2]&amp;&quot;.F3&quot;):INDIRECT([.AB$2]&amp;&quot;.F1000&quot;);[.$A20])" office:value-type="float" office:value="0">
            <text:p>Err:502</text:p>
          </table:table-cell>
          <table:table-cell table:formula="of:=COUNTIF(INDIRECT([.AC$2]&amp;&quot;.F3&quot;):INDIRECT([.AC$2]&amp;&quot;.F1000&quot;);[.$A20])" office:value-type="float" office:value="0">
            <text:p>Err:502</text:p>
          </table:table-cell>
          <table:table-cell table:formula="of:=COUNTIF(INDIRECT([.AD$2]&amp;&quot;.F3&quot;):INDIRECT([.AD$2]&amp;&quot;.F1000&quot;);[.$A20])" office:value-type="float" office:value="0">
            <text:p>Err:502</text:p>
          </table:table-cell>
          <table:table-cell table:formula="of:=COUNTIF(INDIRECT([.AE$2]&amp;&quot;.F3&quot;):INDIRECT([.AE$2]&amp;&quot;.F1000&quot;);[.$A20])" office:value-type="float" office:value="0">
            <text:p>Err:502</text:p>
          </table:table-cell>
          <table:table-cell table:formula="of:=COUNTIF(INDIRECT([.AF$2]&amp;&quot;.F3&quot;):INDIRECT([.AF$2]&amp;&quot;.F1000&quot;);[.$A20])" office:value-type="float" office:value="0">
            <text:p>Err:502</text:p>
          </table:table-cell>
          <table:table-cell table:formula="of:=COUNTIF(INDIRECT([.AG$2]&amp;&quot;.F3&quot;):INDIRECT([.AG$2]&amp;&quot;.F1000&quot;);[.$A20])" office:value-type="float" office:value="0">
            <text:p>Err:502</text:p>
          </table:table-cell>
          <table:table-cell table:formula="of:=COUNTIF(INDIRECT([.AH$2]&amp;&quot;.F3&quot;):INDIRECT([.AH$2]&amp;&quot;.F1000&quot;);[.$A20])" office:value-type="float" office:value="0">
            <text:p>Err:502</text:p>
          </table:table-cell>
          <table:table-cell table:formula="of:=COUNTIF(INDIRECT([.AI$2]&amp;&quot;.F3&quot;):INDIRECT([.AI$2]&amp;&quot;.F1000&quot;);[.$A20])" office:value-type="float" office:value="0">
            <text:p>Err:502</text:p>
          </table:table-cell>
          <table:table-cell table:formula="of:=COUNTIF(INDIRECT([.AJ$2]&amp;&quot;.F3&quot;):INDIRECT([.AJ$2]&amp;&quot;.F1000&quot;);[.$A20])" office:value-type="float" office:value="0">
            <text:p>Err:502</text:p>
          </table:table-cell>
          <table:table-cell table:formula="of:=COUNTIF(INDIRECT([.AK$2]&amp;&quot;.F3&quot;):INDIRECT([.AK$2]&amp;&quot;.F1000&quot;);[.$A20])" office:value-type="float" office:value="0">
            <text:p>Err:502</text:p>
          </table:table-cell>
          <table:table-cell table:formula="of:=COUNTIF(INDIRECT([.AL$2]&amp;&quot;.F3&quot;):INDIRECT([.AL$2]&amp;&quot;.F1000&quot;);[.$A20])" office:value-type="float" office:value="0">
            <text:p>Err:502</text:p>
          </table:table-cell>
          <table:table-cell table:formula="of:=COUNTIF(INDIRECT([.AM$2]&amp;&quot;.F3&quot;):INDIRECT([.AM$2]&amp;&quot;.F1000&quot;);[.$A20])" office:value-type="float" office:value="0">
            <text:p>Err:502</text:p>
          </table:table-cell>
          <table:table-cell table:formula="of:=COUNTIF(INDIRECT([.AN$2]&amp;&quot;.F3&quot;):INDIRECT([.AN$2]&amp;&quot;.F1000&quot;);[.$A20])" office:value-type="float" office:value="0">
            <text:p>Err:502</text:p>
          </table:table-cell>
          <table:table-cell table:formula="of:=COUNTIF(INDIRECT([.AO$2]&amp;&quot;.F3&quot;):INDIRECT([.AO$2]&amp;&quot;.F1000&quot;);[.$A20])" office:value-type="float" office:value="0">
            <text:p>Err:502</text:p>
          </table:table-cell>
          <table:table-cell table:formula="of:=COUNTIF(INDIRECT([.AP$2]&amp;&quot;.F3&quot;):INDIRECT([.AP$2]&amp;&quot;.F1000&quot;);[.$A20])" office:value-type="float" office:value="0">
            <text:p>Err:502</text:p>
          </table:table-cell>
          <table:table-cell table:formula="of:=COUNTIF(INDIRECT([.AQ$2]&amp;&quot;.F3&quot;):INDIRECT([.AQ$2]&amp;&quot;.F1000&quot;);[.$A20])" office:value-type="float" office:value="0">
            <text:p>Err:502</text:p>
          </table:table-cell>
          <table:table-cell table:formula="of:=COUNTIF(INDIRECT([.AR$2]&amp;&quot;.F3&quot;):INDIRECT([.AR$2]&amp;&quot;.F1000&quot;);[.$A20])" office:value-type="float" office:value="0">
            <text:p>Err:502</text:p>
          </table:table-cell>
          <table:table-cell table:formula="of:=COUNTIF(INDIRECT([.AS$2]&amp;&quot;.F3&quot;):INDIRECT([.AS$2]&amp;&quot;.F1000&quot;);[.$A20])" office:value-type="float" office:value="0">
            <text:p>Err:502</text:p>
          </table:table-cell>
          <table:table-cell table:formula="of:=COUNTIF(INDIRECT([.AT$2]&amp;&quot;.F3&quot;):INDIRECT([.AT$2]&amp;&quot;.F1000&quot;);[.$A20])" office:value-type="float" office:value="0">
            <text:p>Err:502</text:p>
          </table:table-cell>
          <table:table-cell table:formula="of:=COUNTIF(INDIRECT([.AU$2]&amp;&quot;.F3&quot;):INDIRECT([.AU$2]&amp;&quot;.F1000&quot;);[.$A20])" office:value-type="float" office:value="0">
            <text:p>Err:502</text:p>
          </table:table-cell>
          <table:table-cell table:formula="of:=COUNTIF(INDIRECT([.AV$2]&amp;&quot;.F3&quot;):INDIRECT([.AV$2]&amp;&quot;.F1000&quot;);[.$A20])" office:value-type="float" office:value="0">
            <text:p>Err:502</text:p>
          </table:table-cell>
          <table:table-cell table:formula="of:=COUNTIF(INDIRECT([.AW$2]&amp;&quot;.F3&quot;):INDIRECT([.AW$2]&amp;&quot;.F1000&quot;);[.$A20])" office:value-type="float" office:value="0">
            <text:p>Err:502</text:p>
          </table:table-cell>
          <table:table-cell table:formula="of:=COUNTIF(INDIRECT([.AX$2]&amp;&quot;.F3&quot;):INDIRECT([.AX$2]&amp;&quot;.F1000&quot;);[.$A20])" office:value-type="float" office:value="0">
            <text:p>Err:502</text:p>
          </table:table-cell>
          <table:table-cell table:formula="of:=COUNTIF(INDIRECT([.AY$2]&amp;&quot;.F3&quot;):INDIRECT([.AY$2]&amp;&quot;.F1000&quot;);[.$A20])" office:value-type="float" office:value="0">
            <text:p>Err:502</text:p>
          </table:table-cell>
          <table:table-cell table:formula="of:=COUNTIF(INDIRECT([.AZ$2]&amp;&quot;.F3&quot;):INDIRECT([.AZ$2]&amp;&quot;.F1000&quot;);[.$A20])" office:value-type="float" office:value="0">
            <text:p>Err:502</text:p>
          </table:table-cell>
          <table:table-cell table:formula="of:=COUNTIF(INDIRECT([.BA$2]&amp;&quot;.F3&quot;):INDIRECT([.BA$2]&amp;&quot;.F1000&quot;);[.$A20])" office:value-type="float" office:value="0">
            <text:p>Err:502</text:p>
          </table:table-cell>
          <table:table-cell table:formula="of:=COUNTIF(INDIRECT([.BB$2]&amp;&quot;.F3&quot;):INDIRECT([.BB$2]&amp;&quot;.F1000&quot;);[.$A20])" office:value-type="float" office:value="0">
            <text:p>Err:502</text:p>
          </table:table-cell>
          <table:table-cell table:formula="of:=COUNTIF(INDIRECT([.BC$2]&amp;&quot;.F3&quot;):INDIRECT([.BC$2]&amp;&quot;.F1000&quot;);[.$A20])" office:value-type="float" office:value="0">
            <text:p>Err:502</text:p>
          </table:table-cell>
          <table:table-cell table:formula="of:=COUNTIF(INDIRECT([.BD$2]&amp;&quot;.F3&quot;):INDIRECT([.BD$2]&amp;&quot;.F1000&quot;);[.$A20])" office:value-type="float" office:value="0">
            <text:p>Err:502</text:p>
          </table:table-cell>
          <table:table-cell table:formula="of:=COUNTIF(INDIRECT([.BE$2]&amp;&quot;.F3&quot;):INDIRECT([.BE$2]&amp;&quot;.F1000&quot;);[.$A20])" office:value-type="float" office:value="0">
            <text:p>Err:502</text:p>
          </table:table-cell>
          <table:table-cell table:formula="of:=COUNTIF(INDIRECT([.BF$2]&amp;&quot;.F3&quot;):INDIRECT([.BF$2]&amp;&quot;.F1000&quot;);[.$A20])" office:value-type="float" office:value="0">
            <text:p>Err:502</text:p>
          </table:table-cell>
          <table:table-cell table:formula="of:=COUNTIF(INDIRECT([.BG$2]&amp;&quot;.F3&quot;):INDIRECT([.BG$2]&amp;&quot;.F1000&quot;);[.$A20])" office:value-type="float" office:value="0">
            <text:p>Err:502</text:p>
          </table:table-cell>
          <table:table-cell table:formula="of:=COUNTIF(INDIRECT([.BH$2]&amp;&quot;.F3&quot;):INDIRECT([.BH$2]&amp;&quot;.F1000&quot;);[.$A20])" office:value-type="float" office:value="0">
            <text:p>Err:502</text:p>
          </table:table-cell>
          <table:table-cell table:formula="of:=COUNTIF(INDIRECT([.BI$2]&amp;&quot;.F3&quot;):INDIRECT([.BI$2]&amp;&quot;.F1000&quot;);[.$A20])" office:value-type="float" office:value="0">
            <text:p>Err:502</text:p>
          </table:table-cell>
          <table:table-cell table:formula="of:=COUNTIF(INDIRECT([.BJ$2]&amp;&quot;.F3&quot;):INDIRECT([.BJ$2]&amp;&quot;.F1000&quot;);[.$A20])" office:value-type="float" office:value="0">
            <text:p>Err:502</text:p>
          </table:table-cell>
          <table:table-cell table:formula="of:=COUNTIF(INDIRECT([.BK$2]&amp;&quot;.F3&quot;):INDIRECT([.BK$2]&amp;&quot;.F1000&quot;);[.$A20])" office:value-type="float" office:value="0">
            <text:p>Err:502</text:p>
          </table:table-cell>
          <table:table-cell table:formula="of:=COUNTIF(INDIRECT([.BL$2]&amp;&quot;.F3&quot;):INDIRECT([.BL$2]&amp;&quot;.F1000&quot;);[.$A20])" office:value-type="float" office:value="0">
            <text:p>Err:502</text:p>
          </table:table-cell>
          <table:table-cell table:formula="of:=COUNTIF(INDIRECT([.BM$2]&amp;&quot;.F3&quot;):INDIRECT([.BM$2]&amp;&quot;.F1000&quot;);[.$A20])" office:value-type="float" office:value="0">
            <text:p>Err:502</text:p>
          </table:table-cell>
          <table:table-cell table:formula="of:=COUNTIF(INDIRECT([.BN$2]&amp;&quot;.F3&quot;):INDIRECT([.BN$2]&amp;&quot;.F1000&quot;);[.$A20])" office:value-type="float" office:value="0">
            <text:p>Err:502</text:p>
          </table:table-cell>
          <table:table-cell table:formula="of:=COUNTIF(INDIRECT([.BO$2]&amp;&quot;.F3&quot;):INDIRECT([.BO$2]&amp;&quot;.F1000&quot;);[.$A20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TrailDeepPurple</text:p>
          </table:table-cell>
          <table:table-cell office:value-type="float" office:value="2500">
            <text:p>2500</text:p>
          </table:table-cell>
          <table:table-cell table:formula="of:=SUMIF([.E21:.DZ21];&quot;&gt;0&quot;)" office:value-type="float" office:value="5">
            <text:p>5</text:p>
          </table:table-cell>
          <table:table-cell table:formula="of:=SUM([.B21]*[.C21]/1000)" office:value-type="currency" office:currency="USD" office:value="12.5">
            <text:p>12.50 USD</text:p>
          </table:table-cell>
          <table:table-cell table:formula="of:=COUNTIF(INDIRECT([.E$2]&amp;&quot;.F3&quot;):INDIRECT([.E$2]&amp;&quot;.F1000&quot;);[.$A21])" office:value-type="float" office:value="1">
            <text:p>1</text:p>
          </table:table-cell>
          <table:table-cell table:formula="of:=COUNTIF(INDIRECT([.F$2]&amp;&quot;.F3&quot;):INDIRECT([.F$2]&amp;&quot;.F1000&quot;);[.$A21])" office:value-type="float" office:value="1">
            <text:p>1</text:p>
          </table:table-cell>
          <table:table-cell table:formula="of:=COUNTIF(INDIRECT([.G$2]&amp;&quot;.F3&quot;):INDIRECT([.G$2]&amp;&quot;.F1000&quot;);[.$A21])" office:value-type="float" office:value="1">
            <text:p>1</text:p>
          </table:table-cell>
          <table:table-cell table:formula="of:=COUNTIF(INDIRECT([.H$2]&amp;&quot;.F3&quot;):INDIRECT([.H$2]&amp;&quot;.F1000&quot;);[.$A21])" office:value-type="float" office:value="1">
            <text:p>1</text:p>
          </table:table-cell>
          <table:table-cell table:formula="of:=COUNTIF(INDIRECT([.I$2]&amp;&quot;.F3&quot;):INDIRECT([.I$2]&amp;&quot;.F1000&quot;);[.$A21])" office:value-type="float" office:value="1">
            <text:p>1</text:p>
          </table:table-cell>
          <table:table-cell table:formula="of:=COUNTIF(INDIRECT([.J$2]&amp;&quot;.F3&quot;):INDIRECT([.J$2]&amp;&quot;.F1000&quot;);[.$A21])" office:value-type="float" office:value="0">
            <text:p>0</text:p>
          </table:table-cell>
          <table:table-cell table:formula="of:=COUNTIF(INDIRECT([.K$2]&amp;&quot;.F3&quot;):INDIRECT([.K$2]&amp;&quot;.F1000&quot;);[.$A21])" office:value-type="float" office:value="0">
            <text:p>0</text:p>
          </table:table-cell>
          <table:table-cell table:formula="of:=COUNTIF(INDIRECT([.L$2]&amp;&quot;.F3&quot;):INDIRECT([.L$2]&amp;&quot;.F1000&quot;);[.$A21])" office:value-type="float" office:value="0">
            <text:p>0</text:p>
          </table:table-cell>
          <table:table-cell table:formula="of:=COUNTIF(INDIRECT([.M$2]&amp;&quot;.F3&quot;):INDIRECT([.M$2]&amp;&quot;.F1000&quot;);[.$A21])" office:value-type="float" office:value="0">
            <text:p>0</text:p>
          </table:table-cell>
          <table:table-cell table:formula="of:=COUNTIF(INDIRECT([.N$2]&amp;&quot;.F3&quot;):INDIRECT([.N$2]&amp;&quot;.F1000&quot;);[.$A21])" office:value-type="float" office:value="0">
            <text:p>0</text:p>
          </table:table-cell>
          <table:table-cell table:formula="of:=COUNTIF(INDIRECT([.O$2]&amp;&quot;.F3&quot;):INDIRECT([.O$2]&amp;&quot;.F1000&quot;);[.$A21])" office:value-type="float" office:value="0">
            <text:p>0</text:p>
          </table:table-cell>
          <table:table-cell table:formula="of:=COUNTIF(INDIRECT([.P$2]&amp;&quot;.F3&quot;):INDIRECT([.P$2]&amp;&quot;.F1000&quot;);[.$A21])" office:value-type="float" office:value="0">
            <text:p>Err:502</text:p>
          </table:table-cell>
          <table:table-cell table:formula="of:=COUNTIF(INDIRECT([.Q$2]&amp;&quot;.F3&quot;):INDIRECT([.Q$2]&amp;&quot;.F1000&quot;);[.$A21])" office:value-type="float" office:value="0">
            <text:p>Err:502</text:p>
          </table:table-cell>
          <table:table-cell table:formula="of:=COUNTIF(INDIRECT([.R$2]&amp;&quot;.F3&quot;):INDIRECT([.R$2]&amp;&quot;.F1000&quot;);[.$A21])" office:value-type="float" office:value="0">
            <text:p>Err:502</text:p>
          </table:table-cell>
          <table:table-cell table:formula="of:=COUNTIF(INDIRECT([.S$2]&amp;&quot;.F3&quot;):INDIRECT([.S$2]&amp;&quot;.F1000&quot;);[.$A21])" office:value-type="float" office:value="0">
            <text:p>Err:502</text:p>
          </table:table-cell>
          <table:table-cell table:formula="of:=COUNTIF(INDIRECT([.T$2]&amp;&quot;.F3&quot;):INDIRECT([.T$2]&amp;&quot;.F1000&quot;);[.$A21])" office:value-type="float" office:value="0">
            <text:p>Err:502</text:p>
          </table:table-cell>
          <table:table-cell table:formula="of:=COUNTIF(INDIRECT([.U$2]&amp;&quot;.F3&quot;):INDIRECT([.U$2]&amp;&quot;.F1000&quot;);[.$A21])" office:value-type="float" office:value="0">
            <text:p>Err:502</text:p>
          </table:table-cell>
          <table:table-cell table:formula="of:=COUNTIF(INDIRECT([.V$2]&amp;&quot;.F3&quot;):INDIRECT([.V$2]&amp;&quot;.F1000&quot;);[.$A21])" office:value-type="float" office:value="0">
            <text:p>Err:502</text:p>
          </table:table-cell>
          <table:table-cell table:formula="of:=COUNTIF(INDIRECT([.W$2]&amp;&quot;.F3&quot;):INDIRECT([.W$2]&amp;&quot;.F1000&quot;);[.$A21])" office:value-type="float" office:value="0">
            <text:p>Err:502</text:p>
          </table:table-cell>
          <table:table-cell table:formula="of:=COUNTIF(INDIRECT([.X$2]&amp;&quot;.F3&quot;):INDIRECT([.X$2]&amp;&quot;.F1000&quot;);[.$A21])" office:value-type="float" office:value="0">
            <text:p>Err:502</text:p>
          </table:table-cell>
          <table:table-cell table:formula="of:=COUNTIF(INDIRECT([.Y$2]&amp;&quot;.F3&quot;):INDIRECT([.Y$2]&amp;&quot;.F1000&quot;);[.$A21])" office:value-type="float" office:value="0">
            <text:p>Err:502</text:p>
          </table:table-cell>
          <table:table-cell table:formula="of:=COUNTIF(INDIRECT([.Z$2]&amp;&quot;.F3&quot;):INDIRECT([.Z$2]&amp;&quot;.F1000&quot;);[.$A21])" office:value-type="float" office:value="0">
            <text:p>Err:502</text:p>
          </table:table-cell>
          <table:table-cell table:formula="of:=COUNTIF(INDIRECT([.AA$2]&amp;&quot;.F3&quot;):INDIRECT([.AA$2]&amp;&quot;.F1000&quot;);[.$A21])" office:value-type="float" office:value="0">
            <text:p>Err:502</text:p>
          </table:table-cell>
          <table:table-cell table:formula="of:=COUNTIF(INDIRECT([.AB$2]&amp;&quot;.F3&quot;):INDIRECT([.AB$2]&amp;&quot;.F1000&quot;);[.$A21])" office:value-type="float" office:value="0">
            <text:p>Err:502</text:p>
          </table:table-cell>
          <table:table-cell table:formula="of:=COUNTIF(INDIRECT([.AC$2]&amp;&quot;.F3&quot;):INDIRECT([.AC$2]&amp;&quot;.F1000&quot;);[.$A21])" office:value-type="float" office:value="0">
            <text:p>Err:502</text:p>
          </table:table-cell>
          <table:table-cell table:formula="of:=COUNTIF(INDIRECT([.AD$2]&amp;&quot;.F3&quot;):INDIRECT([.AD$2]&amp;&quot;.F1000&quot;);[.$A21])" office:value-type="float" office:value="0">
            <text:p>Err:502</text:p>
          </table:table-cell>
          <table:table-cell table:formula="of:=COUNTIF(INDIRECT([.AE$2]&amp;&quot;.F3&quot;):INDIRECT([.AE$2]&amp;&quot;.F1000&quot;);[.$A21])" office:value-type="float" office:value="0">
            <text:p>Err:502</text:p>
          </table:table-cell>
          <table:table-cell table:formula="of:=COUNTIF(INDIRECT([.AF$2]&amp;&quot;.F3&quot;):INDIRECT([.AF$2]&amp;&quot;.F1000&quot;);[.$A21])" office:value-type="float" office:value="0">
            <text:p>Err:502</text:p>
          </table:table-cell>
          <table:table-cell table:formula="of:=COUNTIF(INDIRECT([.AG$2]&amp;&quot;.F3&quot;):INDIRECT([.AG$2]&amp;&quot;.F1000&quot;);[.$A21])" office:value-type="float" office:value="0">
            <text:p>Err:502</text:p>
          </table:table-cell>
          <table:table-cell table:formula="of:=COUNTIF(INDIRECT([.AH$2]&amp;&quot;.F3&quot;):INDIRECT([.AH$2]&amp;&quot;.F1000&quot;);[.$A21])" office:value-type="float" office:value="0">
            <text:p>Err:502</text:p>
          </table:table-cell>
          <table:table-cell table:formula="of:=COUNTIF(INDIRECT([.AI$2]&amp;&quot;.F3&quot;):INDIRECT([.AI$2]&amp;&quot;.F1000&quot;);[.$A21])" office:value-type="float" office:value="0">
            <text:p>Err:502</text:p>
          </table:table-cell>
          <table:table-cell table:formula="of:=COUNTIF(INDIRECT([.AJ$2]&amp;&quot;.F3&quot;):INDIRECT([.AJ$2]&amp;&quot;.F1000&quot;);[.$A21])" office:value-type="float" office:value="0">
            <text:p>Err:502</text:p>
          </table:table-cell>
          <table:table-cell table:formula="of:=COUNTIF(INDIRECT([.AK$2]&amp;&quot;.F3&quot;):INDIRECT([.AK$2]&amp;&quot;.F1000&quot;);[.$A21])" office:value-type="float" office:value="0">
            <text:p>Err:502</text:p>
          </table:table-cell>
          <table:table-cell table:formula="of:=COUNTIF(INDIRECT([.AL$2]&amp;&quot;.F3&quot;):INDIRECT([.AL$2]&amp;&quot;.F1000&quot;);[.$A21])" office:value-type="float" office:value="0">
            <text:p>Err:502</text:p>
          </table:table-cell>
          <table:table-cell table:formula="of:=COUNTIF(INDIRECT([.AM$2]&amp;&quot;.F3&quot;):INDIRECT([.AM$2]&amp;&quot;.F1000&quot;);[.$A21])" office:value-type="float" office:value="0">
            <text:p>Err:502</text:p>
          </table:table-cell>
          <table:table-cell table:formula="of:=COUNTIF(INDIRECT([.AN$2]&amp;&quot;.F3&quot;):INDIRECT([.AN$2]&amp;&quot;.F1000&quot;);[.$A21])" office:value-type="float" office:value="0">
            <text:p>Err:502</text:p>
          </table:table-cell>
          <table:table-cell table:formula="of:=COUNTIF(INDIRECT([.AO$2]&amp;&quot;.F3&quot;):INDIRECT([.AO$2]&amp;&quot;.F1000&quot;);[.$A21])" office:value-type="float" office:value="0">
            <text:p>Err:502</text:p>
          </table:table-cell>
          <table:table-cell table:formula="of:=COUNTIF(INDIRECT([.AP$2]&amp;&quot;.F3&quot;):INDIRECT([.AP$2]&amp;&quot;.F1000&quot;);[.$A21])" office:value-type="float" office:value="0">
            <text:p>Err:502</text:p>
          </table:table-cell>
          <table:table-cell table:formula="of:=COUNTIF(INDIRECT([.AQ$2]&amp;&quot;.F3&quot;):INDIRECT([.AQ$2]&amp;&quot;.F1000&quot;);[.$A21])" office:value-type="float" office:value="0">
            <text:p>Err:502</text:p>
          </table:table-cell>
          <table:table-cell table:formula="of:=COUNTIF(INDIRECT([.AR$2]&amp;&quot;.F3&quot;):INDIRECT([.AR$2]&amp;&quot;.F1000&quot;);[.$A21])" office:value-type="float" office:value="0">
            <text:p>Err:502</text:p>
          </table:table-cell>
          <table:table-cell table:formula="of:=COUNTIF(INDIRECT([.AS$2]&amp;&quot;.F3&quot;):INDIRECT([.AS$2]&amp;&quot;.F1000&quot;);[.$A21])" office:value-type="float" office:value="0">
            <text:p>Err:502</text:p>
          </table:table-cell>
          <table:table-cell table:formula="of:=COUNTIF(INDIRECT([.AT$2]&amp;&quot;.F3&quot;):INDIRECT([.AT$2]&amp;&quot;.F1000&quot;);[.$A21])" office:value-type="float" office:value="0">
            <text:p>Err:502</text:p>
          </table:table-cell>
          <table:table-cell table:formula="of:=COUNTIF(INDIRECT([.AU$2]&amp;&quot;.F3&quot;):INDIRECT([.AU$2]&amp;&quot;.F1000&quot;);[.$A21])" office:value-type="float" office:value="0">
            <text:p>Err:502</text:p>
          </table:table-cell>
          <table:table-cell table:formula="of:=COUNTIF(INDIRECT([.AV$2]&amp;&quot;.F3&quot;):INDIRECT([.AV$2]&amp;&quot;.F1000&quot;);[.$A21])" office:value-type="float" office:value="0">
            <text:p>Err:502</text:p>
          </table:table-cell>
          <table:table-cell table:formula="of:=COUNTIF(INDIRECT([.AW$2]&amp;&quot;.F3&quot;):INDIRECT([.AW$2]&amp;&quot;.F1000&quot;);[.$A21])" office:value-type="float" office:value="0">
            <text:p>Err:502</text:p>
          </table:table-cell>
          <table:table-cell table:formula="of:=COUNTIF(INDIRECT([.AX$2]&amp;&quot;.F3&quot;):INDIRECT([.AX$2]&amp;&quot;.F1000&quot;);[.$A21])" office:value-type="float" office:value="0">
            <text:p>Err:502</text:p>
          </table:table-cell>
          <table:table-cell table:formula="of:=COUNTIF(INDIRECT([.AY$2]&amp;&quot;.F3&quot;):INDIRECT([.AY$2]&amp;&quot;.F1000&quot;);[.$A21])" office:value-type="float" office:value="0">
            <text:p>Err:502</text:p>
          </table:table-cell>
          <table:table-cell table:formula="of:=COUNTIF(INDIRECT([.AZ$2]&amp;&quot;.F3&quot;):INDIRECT([.AZ$2]&amp;&quot;.F1000&quot;);[.$A21])" office:value-type="float" office:value="0">
            <text:p>Err:502</text:p>
          </table:table-cell>
          <table:table-cell table:formula="of:=COUNTIF(INDIRECT([.BA$2]&amp;&quot;.F3&quot;):INDIRECT([.BA$2]&amp;&quot;.F1000&quot;);[.$A21])" office:value-type="float" office:value="0">
            <text:p>Err:502</text:p>
          </table:table-cell>
          <table:table-cell table:formula="of:=COUNTIF(INDIRECT([.BB$2]&amp;&quot;.F3&quot;):INDIRECT([.BB$2]&amp;&quot;.F1000&quot;);[.$A21])" office:value-type="float" office:value="0">
            <text:p>Err:502</text:p>
          </table:table-cell>
          <table:table-cell table:formula="of:=COUNTIF(INDIRECT([.BC$2]&amp;&quot;.F3&quot;):INDIRECT([.BC$2]&amp;&quot;.F1000&quot;);[.$A21])" office:value-type="float" office:value="0">
            <text:p>Err:502</text:p>
          </table:table-cell>
          <table:table-cell table:formula="of:=COUNTIF(INDIRECT([.BD$2]&amp;&quot;.F3&quot;):INDIRECT([.BD$2]&amp;&quot;.F1000&quot;);[.$A21])" office:value-type="float" office:value="0">
            <text:p>Err:502</text:p>
          </table:table-cell>
          <table:table-cell table:formula="of:=COUNTIF(INDIRECT([.BE$2]&amp;&quot;.F3&quot;):INDIRECT([.BE$2]&amp;&quot;.F1000&quot;);[.$A21])" office:value-type="float" office:value="0">
            <text:p>Err:502</text:p>
          </table:table-cell>
          <table:table-cell table:formula="of:=COUNTIF(INDIRECT([.BF$2]&amp;&quot;.F3&quot;):INDIRECT([.BF$2]&amp;&quot;.F1000&quot;);[.$A21])" office:value-type="float" office:value="0">
            <text:p>Err:502</text:p>
          </table:table-cell>
          <table:table-cell table:formula="of:=COUNTIF(INDIRECT([.BG$2]&amp;&quot;.F3&quot;):INDIRECT([.BG$2]&amp;&quot;.F1000&quot;);[.$A21])" office:value-type="float" office:value="0">
            <text:p>Err:502</text:p>
          </table:table-cell>
          <table:table-cell table:formula="of:=COUNTIF(INDIRECT([.BH$2]&amp;&quot;.F3&quot;):INDIRECT([.BH$2]&amp;&quot;.F1000&quot;);[.$A21])" office:value-type="float" office:value="0">
            <text:p>Err:502</text:p>
          </table:table-cell>
          <table:table-cell table:formula="of:=COUNTIF(INDIRECT([.BI$2]&amp;&quot;.F3&quot;):INDIRECT([.BI$2]&amp;&quot;.F1000&quot;);[.$A21])" office:value-type="float" office:value="0">
            <text:p>Err:502</text:p>
          </table:table-cell>
          <table:table-cell table:formula="of:=COUNTIF(INDIRECT([.BJ$2]&amp;&quot;.F3&quot;):INDIRECT([.BJ$2]&amp;&quot;.F1000&quot;);[.$A21])" office:value-type="float" office:value="0">
            <text:p>Err:502</text:p>
          </table:table-cell>
          <table:table-cell table:formula="of:=COUNTIF(INDIRECT([.BK$2]&amp;&quot;.F3&quot;):INDIRECT([.BK$2]&amp;&quot;.F1000&quot;);[.$A21])" office:value-type="float" office:value="0">
            <text:p>Err:502</text:p>
          </table:table-cell>
          <table:table-cell table:formula="of:=COUNTIF(INDIRECT([.BL$2]&amp;&quot;.F3&quot;):INDIRECT([.BL$2]&amp;&quot;.F1000&quot;);[.$A21])" office:value-type="float" office:value="0">
            <text:p>Err:502</text:p>
          </table:table-cell>
          <table:table-cell table:formula="of:=COUNTIF(INDIRECT([.BM$2]&amp;&quot;.F3&quot;):INDIRECT([.BM$2]&amp;&quot;.F1000&quot;);[.$A21])" office:value-type="float" office:value="0">
            <text:p>Err:502</text:p>
          </table:table-cell>
          <table:table-cell table:formula="of:=COUNTIF(INDIRECT([.BN$2]&amp;&quot;.F3&quot;):INDIRECT([.BN$2]&amp;&quot;.F1000&quot;);[.$A21])" office:value-type="float" office:value="0">
            <text:p>Err:502</text:p>
          </table:table-cell>
          <table:table-cell table:formula="of:=COUNTIF(INDIRECT([.BO$2]&amp;&quot;.F3&quot;):INDIRECT([.BO$2]&amp;&quot;.F1000&quot;);[.$A21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TrailRedHot</text:p>
          </table:table-cell>
          <table:table-cell office:value-type="float" office:value="2500">
            <text:p>2500</text:p>
          </table:table-cell>
          <table:table-cell table:formula="of:=SUMIF([.E22:.DZ22];&quot;&gt;0&quot;)" office:value-type="float" office:value="5">
            <text:p>5</text:p>
          </table:table-cell>
          <table:table-cell table:formula="of:=SUM([.B22]*[.C22]/1000)" office:value-type="currency" office:currency="USD" office:value="12.5">
            <text:p>12.50 USD</text:p>
          </table:table-cell>
          <table:table-cell table:formula="of:=COUNTIF(INDIRECT([.E$2]&amp;&quot;.F3&quot;):INDIRECT([.E$2]&amp;&quot;.F1000&quot;);[.$A22])" office:value-type="float" office:value="2">
            <text:p>2</text:p>
          </table:table-cell>
          <table:table-cell table:formula="of:=COUNTIF(INDIRECT([.F$2]&amp;&quot;.F3&quot;):INDIRECT([.F$2]&amp;&quot;.F1000&quot;);[.$A22])" office:value-type="float" office:value="1">
            <text:p>1</text:p>
          </table:table-cell>
          <table:table-cell table:formula="of:=COUNTIF(INDIRECT([.G$2]&amp;&quot;.F3&quot;):INDIRECT([.G$2]&amp;&quot;.F1000&quot;);[.$A22])" office:value-type="float" office:value="0">
            <text:p>0</text:p>
          </table:table-cell>
          <table:table-cell table:formula="of:=COUNTIF(INDIRECT([.H$2]&amp;&quot;.F3&quot;):INDIRECT([.H$2]&amp;&quot;.F1000&quot;);[.$A22])" office:value-type="float" office:value="2">
            <text:p>2</text:p>
          </table:table-cell>
          <table:table-cell table:formula="of:=COUNTIF(INDIRECT([.I$2]&amp;&quot;.F3&quot;):INDIRECT([.I$2]&amp;&quot;.F1000&quot;);[.$A22])" office:value-type="float" office:value="0">
            <text:p>0</text:p>
          </table:table-cell>
          <table:table-cell table:formula="of:=COUNTIF(INDIRECT([.J$2]&amp;&quot;.F3&quot;):INDIRECT([.J$2]&amp;&quot;.F1000&quot;);[.$A22])" office:value-type="float" office:value="0">
            <text:p>0</text:p>
          </table:table-cell>
          <table:table-cell table:formula="of:=COUNTIF(INDIRECT([.K$2]&amp;&quot;.F3&quot;):INDIRECT([.K$2]&amp;&quot;.F1000&quot;);[.$A22])" office:value-type="float" office:value="0">
            <text:p>0</text:p>
          </table:table-cell>
          <table:table-cell table:formula="of:=COUNTIF(INDIRECT([.L$2]&amp;&quot;.F3&quot;):INDIRECT([.L$2]&amp;&quot;.F1000&quot;);[.$A22])" office:value-type="float" office:value="0">
            <text:p>0</text:p>
          </table:table-cell>
          <table:table-cell table:formula="of:=COUNTIF(INDIRECT([.M$2]&amp;&quot;.F3&quot;):INDIRECT([.M$2]&amp;&quot;.F1000&quot;);[.$A22])" office:value-type="float" office:value="0">
            <text:p>0</text:p>
          </table:table-cell>
          <table:table-cell table:formula="of:=COUNTIF(INDIRECT([.N$2]&amp;&quot;.F3&quot;):INDIRECT([.N$2]&amp;&quot;.F1000&quot;);[.$A22])" office:value-type="float" office:value="0">
            <text:p>0</text:p>
          </table:table-cell>
          <table:table-cell table:formula="of:=COUNTIF(INDIRECT([.O$2]&amp;&quot;.F3&quot;):INDIRECT([.O$2]&amp;&quot;.F1000&quot;);[.$A22])" office:value-type="float" office:value="0">
            <text:p>0</text:p>
          </table:table-cell>
          <table:table-cell table:formula="of:=COUNTIF(INDIRECT([.P$2]&amp;&quot;.F3&quot;):INDIRECT([.P$2]&amp;&quot;.F1000&quot;);[.$A22])" office:value-type="float" office:value="0">
            <text:p>Err:502</text:p>
          </table:table-cell>
          <table:table-cell table:formula="of:=COUNTIF(INDIRECT([.Q$2]&amp;&quot;.F3&quot;):INDIRECT([.Q$2]&amp;&quot;.F1000&quot;);[.$A22])" office:value-type="float" office:value="0">
            <text:p>Err:502</text:p>
          </table:table-cell>
          <table:table-cell table:formula="of:=COUNTIF(INDIRECT([.R$2]&amp;&quot;.F3&quot;):INDIRECT([.R$2]&amp;&quot;.F1000&quot;);[.$A22])" office:value-type="float" office:value="0">
            <text:p>Err:502</text:p>
          </table:table-cell>
          <table:table-cell table:formula="of:=COUNTIF(INDIRECT([.S$2]&amp;&quot;.F3&quot;):INDIRECT([.S$2]&amp;&quot;.F1000&quot;);[.$A22])" office:value-type="float" office:value="0">
            <text:p>Err:502</text:p>
          </table:table-cell>
          <table:table-cell table:formula="of:=COUNTIF(INDIRECT([.T$2]&amp;&quot;.F3&quot;):INDIRECT([.T$2]&amp;&quot;.F1000&quot;);[.$A22])" office:value-type="float" office:value="0">
            <text:p>Err:502</text:p>
          </table:table-cell>
          <table:table-cell table:formula="of:=COUNTIF(INDIRECT([.U$2]&amp;&quot;.F3&quot;):INDIRECT([.U$2]&amp;&quot;.F1000&quot;);[.$A22])" office:value-type="float" office:value="0">
            <text:p>Err:502</text:p>
          </table:table-cell>
          <table:table-cell table:formula="of:=COUNTIF(INDIRECT([.V$2]&amp;&quot;.F3&quot;):INDIRECT([.V$2]&amp;&quot;.F1000&quot;);[.$A22])" office:value-type="float" office:value="0">
            <text:p>Err:502</text:p>
          </table:table-cell>
          <table:table-cell table:formula="of:=COUNTIF(INDIRECT([.W$2]&amp;&quot;.F3&quot;):INDIRECT([.W$2]&amp;&quot;.F1000&quot;);[.$A22])" office:value-type="float" office:value="0">
            <text:p>Err:502</text:p>
          </table:table-cell>
          <table:table-cell table:formula="of:=COUNTIF(INDIRECT([.X$2]&amp;&quot;.F3&quot;):INDIRECT([.X$2]&amp;&quot;.F1000&quot;);[.$A22])" office:value-type="float" office:value="0">
            <text:p>Err:502</text:p>
          </table:table-cell>
          <table:table-cell table:formula="of:=COUNTIF(INDIRECT([.Y$2]&amp;&quot;.F3&quot;):INDIRECT([.Y$2]&amp;&quot;.F1000&quot;);[.$A22])" office:value-type="float" office:value="0">
            <text:p>Err:502</text:p>
          </table:table-cell>
          <table:table-cell table:formula="of:=COUNTIF(INDIRECT([.Z$2]&amp;&quot;.F3&quot;):INDIRECT([.Z$2]&amp;&quot;.F1000&quot;);[.$A22])" office:value-type="float" office:value="0">
            <text:p>Err:502</text:p>
          </table:table-cell>
          <table:table-cell table:formula="of:=COUNTIF(INDIRECT([.AA$2]&amp;&quot;.F3&quot;):INDIRECT([.AA$2]&amp;&quot;.F1000&quot;);[.$A22])" office:value-type="float" office:value="0">
            <text:p>Err:502</text:p>
          </table:table-cell>
          <table:table-cell table:formula="of:=COUNTIF(INDIRECT([.AB$2]&amp;&quot;.F3&quot;):INDIRECT([.AB$2]&amp;&quot;.F1000&quot;);[.$A22])" office:value-type="float" office:value="0">
            <text:p>Err:502</text:p>
          </table:table-cell>
          <table:table-cell table:formula="of:=COUNTIF(INDIRECT([.AC$2]&amp;&quot;.F3&quot;):INDIRECT([.AC$2]&amp;&quot;.F1000&quot;);[.$A22])" office:value-type="float" office:value="0">
            <text:p>Err:502</text:p>
          </table:table-cell>
          <table:table-cell table:formula="of:=COUNTIF(INDIRECT([.AD$2]&amp;&quot;.F3&quot;):INDIRECT([.AD$2]&amp;&quot;.F1000&quot;);[.$A22])" office:value-type="float" office:value="0">
            <text:p>Err:502</text:p>
          </table:table-cell>
          <table:table-cell table:formula="of:=COUNTIF(INDIRECT([.AE$2]&amp;&quot;.F3&quot;):INDIRECT([.AE$2]&amp;&quot;.F1000&quot;);[.$A22])" office:value-type="float" office:value="0">
            <text:p>Err:502</text:p>
          </table:table-cell>
          <table:table-cell table:formula="of:=COUNTIF(INDIRECT([.AF$2]&amp;&quot;.F3&quot;):INDIRECT([.AF$2]&amp;&quot;.F1000&quot;);[.$A22])" office:value-type="float" office:value="0">
            <text:p>Err:502</text:p>
          </table:table-cell>
          <table:table-cell table:formula="of:=COUNTIF(INDIRECT([.AG$2]&amp;&quot;.F3&quot;):INDIRECT([.AG$2]&amp;&quot;.F1000&quot;);[.$A22])" office:value-type="float" office:value="0">
            <text:p>Err:502</text:p>
          </table:table-cell>
          <table:table-cell table:formula="of:=COUNTIF(INDIRECT([.AH$2]&amp;&quot;.F3&quot;):INDIRECT([.AH$2]&amp;&quot;.F1000&quot;);[.$A22])" office:value-type="float" office:value="0">
            <text:p>Err:502</text:p>
          </table:table-cell>
          <table:table-cell table:formula="of:=COUNTIF(INDIRECT([.AI$2]&amp;&quot;.F3&quot;):INDIRECT([.AI$2]&amp;&quot;.F1000&quot;);[.$A22])" office:value-type="float" office:value="0">
            <text:p>Err:502</text:p>
          </table:table-cell>
          <table:table-cell table:formula="of:=COUNTIF(INDIRECT([.AJ$2]&amp;&quot;.F3&quot;):INDIRECT([.AJ$2]&amp;&quot;.F1000&quot;);[.$A22])" office:value-type="float" office:value="0">
            <text:p>Err:502</text:p>
          </table:table-cell>
          <table:table-cell table:formula="of:=COUNTIF(INDIRECT([.AK$2]&amp;&quot;.F3&quot;):INDIRECT([.AK$2]&amp;&quot;.F1000&quot;);[.$A22])" office:value-type="float" office:value="0">
            <text:p>Err:502</text:p>
          </table:table-cell>
          <table:table-cell table:formula="of:=COUNTIF(INDIRECT([.AL$2]&amp;&quot;.F3&quot;):INDIRECT([.AL$2]&amp;&quot;.F1000&quot;);[.$A22])" office:value-type="float" office:value="0">
            <text:p>Err:502</text:p>
          </table:table-cell>
          <table:table-cell table:formula="of:=COUNTIF(INDIRECT([.AM$2]&amp;&quot;.F3&quot;):INDIRECT([.AM$2]&amp;&quot;.F1000&quot;);[.$A22])" office:value-type="float" office:value="0">
            <text:p>Err:502</text:p>
          </table:table-cell>
          <table:table-cell table:formula="of:=COUNTIF(INDIRECT([.AN$2]&amp;&quot;.F3&quot;):INDIRECT([.AN$2]&amp;&quot;.F1000&quot;);[.$A22])" office:value-type="float" office:value="0">
            <text:p>Err:502</text:p>
          </table:table-cell>
          <table:table-cell table:formula="of:=COUNTIF(INDIRECT([.AO$2]&amp;&quot;.F3&quot;):INDIRECT([.AO$2]&amp;&quot;.F1000&quot;);[.$A22])" office:value-type="float" office:value="0">
            <text:p>Err:502</text:p>
          </table:table-cell>
          <table:table-cell table:formula="of:=COUNTIF(INDIRECT([.AP$2]&amp;&quot;.F3&quot;):INDIRECT([.AP$2]&amp;&quot;.F1000&quot;);[.$A22])" office:value-type="float" office:value="0">
            <text:p>Err:502</text:p>
          </table:table-cell>
          <table:table-cell table:formula="of:=COUNTIF(INDIRECT([.AQ$2]&amp;&quot;.F3&quot;):INDIRECT([.AQ$2]&amp;&quot;.F1000&quot;);[.$A22])" office:value-type="float" office:value="0">
            <text:p>Err:502</text:p>
          </table:table-cell>
          <table:table-cell table:formula="of:=COUNTIF(INDIRECT([.AR$2]&amp;&quot;.F3&quot;):INDIRECT([.AR$2]&amp;&quot;.F1000&quot;);[.$A22])" office:value-type="float" office:value="0">
            <text:p>Err:502</text:p>
          </table:table-cell>
          <table:table-cell table:formula="of:=COUNTIF(INDIRECT([.AS$2]&amp;&quot;.F3&quot;):INDIRECT([.AS$2]&amp;&quot;.F1000&quot;);[.$A22])" office:value-type="float" office:value="0">
            <text:p>Err:502</text:p>
          </table:table-cell>
          <table:table-cell table:formula="of:=COUNTIF(INDIRECT([.AT$2]&amp;&quot;.F3&quot;):INDIRECT([.AT$2]&amp;&quot;.F1000&quot;);[.$A22])" office:value-type="float" office:value="0">
            <text:p>Err:502</text:p>
          </table:table-cell>
          <table:table-cell table:formula="of:=COUNTIF(INDIRECT([.AU$2]&amp;&quot;.F3&quot;):INDIRECT([.AU$2]&amp;&quot;.F1000&quot;);[.$A22])" office:value-type="float" office:value="0">
            <text:p>Err:502</text:p>
          </table:table-cell>
          <table:table-cell table:formula="of:=COUNTIF(INDIRECT([.AV$2]&amp;&quot;.F3&quot;):INDIRECT([.AV$2]&amp;&quot;.F1000&quot;);[.$A22])" office:value-type="float" office:value="0">
            <text:p>Err:502</text:p>
          </table:table-cell>
          <table:table-cell table:formula="of:=COUNTIF(INDIRECT([.AW$2]&amp;&quot;.F3&quot;):INDIRECT([.AW$2]&amp;&quot;.F1000&quot;);[.$A22])" office:value-type="float" office:value="0">
            <text:p>Err:502</text:p>
          </table:table-cell>
          <table:table-cell table:formula="of:=COUNTIF(INDIRECT([.AX$2]&amp;&quot;.F3&quot;):INDIRECT([.AX$2]&amp;&quot;.F1000&quot;);[.$A22])" office:value-type="float" office:value="0">
            <text:p>Err:502</text:p>
          </table:table-cell>
          <table:table-cell table:formula="of:=COUNTIF(INDIRECT([.AY$2]&amp;&quot;.F3&quot;):INDIRECT([.AY$2]&amp;&quot;.F1000&quot;);[.$A22])" office:value-type="float" office:value="0">
            <text:p>Err:502</text:p>
          </table:table-cell>
          <table:table-cell table:formula="of:=COUNTIF(INDIRECT([.AZ$2]&amp;&quot;.F3&quot;):INDIRECT([.AZ$2]&amp;&quot;.F1000&quot;);[.$A22])" office:value-type="float" office:value="0">
            <text:p>Err:502</text:p>
          </table:table-cell>
          <table:table-cell table:formula="of:=COUNTIF(INDIRECT([.BA$2]&amp;&quot;.F3&quot;):INDIRECT([.BA$2]&amp;&quot;.F1000&quot;);[.$A22])" office:value-type="float" office:value="0">
            <text:p>Err:502</text:p>
          </table:table-cell>
          <table:table-cell table:formula="of:=COUNTIF(INDIRECT([.BB$2]&amp;&quot;.F3&quot;):INDIRECT([.BB$2]&amp;&quot;.F1000&quot;);[.$A22])" office:value-type="float" office:value="0">
            <text:p>Err:502</text:p>
          </table:table-cell>
          <table:table-cell table:formula="of:=COUNTIF(INDIRECT([.BC$2]&amp;&quot;.F3&quot;):INDIRECT([.BC$2]&amp;&quot;.F1000&quot;);[.$A22])" office:value-type="float" office:value="0">
            <text:p>Err:502</text:p>
          </table:table-cell>
          <table:table-cell table:formula="of:=COUNTIF(INDIRECT([.BD$2]&amp;&quot;.F3&quot;):INDIRECT([.BD$2]&amp;&quot;.F1000&quot;);[.$A22])" office:value-type="float" office:value="0">
            <text:p>Err:502</text:p>
          </table:table-cell>
          <table:table-cell table:formula="of:=COUNTIF(INDIRECT([.BE$2]&amp;&quot;.F3&quot;):INDIRECT([.BE$2]&amp;&quot;.F1000&quot;);[.$A22])" office:value-type="float" office:value="0">
            <text:p>Err:502</text:p>
          </table:table-cell>
          <table:table-cell table:formula="of:=COUNTIF(INDIRECT([.BF$2]&amp;&quot;.F3&quot;):INDIRECT([.BF$2]&amp;&quot;.F1000&quot;);[.$A22])" office:value-type="float" office:value="0">
            <text:p>Err:502</text:p>
          </table:table-cell>
          <table:table-cell table:formula="of:=COUNTIF(INDIRECT([.BG$2]&amp;&quot;.F3&quot;):INDIRECT([.BG$2]&amp;&quot;.F1000&quot;);[.$A22])" office:value-type="float" office:value="0">
            <text:p>Err:502</text:p>
          </table:table-cell>
          <table:table-cell table:formula="of:=COUNTIF(INDIRECT([.BH$2]&amp;&quot;.F3&quot;):INDIRECT([.BH$2]&amp;&quot;.F1000&quot;);[.$A22])" office:value-type="float" office:value="0">
            <text:p>Err:502</text:p>
          </table:table-cell>
          <table:table-cell table:formula="of:=COUNTIF(INDIRECT([.BI$2]&amp;&quot;.F3&quot;):INDIRECT([.BI$2]&amp;&quot;.F1000&quot;);[.$A22])" office:value-type="float" office:value="0">
            <text:p>Err:502</text:p>
          </table:table-cell>
          <table:table-cell table:formula="of:=COUNTIF(INDIRECT([.BJ$2]&amp;&quot;.F3&quot;):INDIRECT([.BJ$2]&amp;&quot;.F1000&quot;);[.$A22])" office:value-type="float" office:value="0">
            <text:p>Err:502</text:p>
          </table:table-cell>
          <table:table-cell table:formula="of:=COUNTIF(INDIRECT([.BK$2]&amp;&quot;.F3&quot;):INDIRECT([.BK$2]&amp;&quot;.F1000&quot;);[.$A22])" office:value-type="float" office:value="0">
            <text:p>Err:502</text:p>
          </table:table-cell>
          <table:table-cell table:formula="of:=COUNTIF(INDIRECT([.BL$2]&amp;&quot;.F3&quot;):INDIRECT([.BL$2]&amp;&quot;.F1000&quot;);[.$A22])" office:value-type="float" office:value="0">
            <text:p>Err:502</text:p>
          </table:table-cell>
          <table:table-cell table:formula="of:=COUNTIF(INDIRECT([.BM$2]&amp;&quot;.F3&quot;):INDIRECT([.BM$2]&amp;&quot;.F1000&quot;);[.$A22])" office:value-type="float" office:value="0">
            <text:p>Err:502</text:p>
          </table:table-cell>
          <table:table-cell table:formula="of:=COUNTIF(INDIRECT([.BN$2]&amp;&quot;.F3&quot;):INDIRECT([.BN$2]&amp;&quot;.F1000&quot;);[.$A22])" office:value-type="float" office:value="0">
            <text:p>Err:502</text:p>
          </table:table-cell>
          <table:table-cell table:formula="of:=COUNTIF(INDIRECT([.BO$2]&amp;&quot;.F3&quot;):INDIRECT([.BO$2]&amp;&quot;.F1000&quot;);[.$A22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LevelOneBuild</text:p>
          </table:table-cell>
          <table:table-cell office:value-type="float" office:value="1500">
            <text:p>1500</text:p>
          </table:table-cell>
          <table:table-cell table:formula="of:=SUMIF([.E23:.DZ23];&quot;&gt;0&quot;)" office:value-type="float" office:value="7">
            <text:p>7</text:p>
          </table:table-cell>
          <table:table-cell table:formula="of:=SUM([.B23]*[.C23]/1000)" office:value-type="currency" office:currency="USD" office:value="10.5">
            <text:p>10.50 USD</text:p>
          </table:table-cell>
          <table:table-cell table:formula="of:=COUNTIF(INDIRECT([.E$2]&amp;&quot;.F3&quot;):INDIRECT([.E$2]&amp;&quot;.F1000&quot;);[.$A23])" office:value-type="float" office:value="0">
            <text:p>0</text:p>
          </table:table-cell>
          <table:table-cell table:formula="of:=COUNTIF(INDIRECT([.F$2]&amp;&quot;.F3&quot;):INDIRECT([.F$2]&amp;&quot;.F1000&quot;);[.$A23])" office:value-type="float" office:value="0">
            <text:p>0</text:p>
          </table:table-cell>
          <table:table-cell table:formula="of:=COUNTIF(INDIRECT([.G$2]&amp;&quot;.F3&quot;):INDIRECT([.G$2]&amp;&quot;.F1000&quot;);[.$A23])" office:value-type="float" office:value="0">
            <text:p>0</text:p>
          </table:table-cell>
          <table:table-cell table:formula="of:=COUNTIF(INDIRECT([.H$2]&amp;&quot;.F3&quot;):INDIRECT([.H$2]&amp;&quot;.F1000&quot;);[.$A23])" office:value-type="float" office:value="7">
            <text:p>7</text:p>
          </table:table-cell>
          <table:table-cell table:formula="of:=COUNTIF(INDIRECT([.I$2]&amp;&quot;.F3&quot;):INDIRECT([.I$2]&amp;&quot;.F1000&quot;);[.$A23])" office:value-type="float" office:value="0">
            <text:p>0</text:p>
          </table:table-cell>
          <table:table-cell table:formula="of:=COUNTIF(INDIRECT([.J$2]&amp;&quot;.F3&quot;):INDIRECT([.J$2]&amp;&quot;.F1000&quot;);[.$A23])" office:value-type="float" office:value="0">
            <text:p>0</text:p>
          </table:table-cell>
          <table:table-cell table:formula="of:=COUNTIF(INDIRECT([.K$2]&amp;&quot;.F3&quot;):INDIRECT([.K$2]&amp;&quot;.F1000&quot;);[.$A23])" office:value-type="float" office:value="0">
            <text:p>0</text:p>
          </table:table-cell>
          <table:table-cell table:formula="of:=COUNTIF(INDIRECT([.L$2]&amp;&quot;.F3&quot;):INDIRECT([.L$2]&amp;&quot;.F1000&quot;);[.$A23])" office:value-type="float" office:value="0">
            <text:p>0</text:p>
          </table:table-cell>
          <table:table-cell table:formula="of:=COUNTIF(INDIRECT([.M$2]&amp;&quot;.F3&quot;):INDIRECT([.M$2]&amp;&quot;.F1000&quot;);[.$A23])" office:value-type="float" office:value="0">
            <text:p>0</text:p>
          </table:table-cell>
          <table:table-cell table:formula="of:=COUNTIF(INDIRECT([.N$2]&amp;&quot;.F3&quot;):INDIRECT([.N$2]&amp;&quot;.F1000&quot;);[.$A23])" office:value-type="float" office:value="0">
            <text:p>0</text:p>
          </table:table-cell>
          <table:table-cell table:formula="of:=COUNTIF(INDIRECT([.O$2]&amp;&quot;.F3&quot;):INDIRECT([.O$2]&amp;&quot;.F1000&quot;);[.$A23])" office:value-type="float" office:value="0">
            <text:p>0</text:p>
          </table:table-cell>
          <table:table-cell table:formula="of:=COUNTIF(INDIRECT([.P$2]&amp;&quot;.F3&quot;):INDIRECT([.P$2]&amp;&quot;.F1000&quot;);[.$A23])" office:value-type="float" office:value="0">
            <text:p>Err:502</text:p>
          </table:table-cell>
          <table:table-cell table:formula="of:=COUNTIF(INDIRECT([.Q$2]&amp;&quot;.F3&quot;):INDIRECT([.Q$2]&amp;&quot;.F1000&quot;);[.$A23])" office:value-type="float" office:value="0">
            <text:p>Err:502</text:p>
          </table:table-cell>
          <table:table-cell table:formula="of:=COUNTIF(INDIRECT([.R$2]&amp;&quot;.F3&quot;):INDIRECT([.R$2]&amp;&quot;.F1000&quot;);[.$A23])" office:value-type="float" office:value="0">
            <text:p>Err:502</text:p>
          </table:table-cell>
          <table:table-cell table:formula="of:=COUNTIF(INDIRECT([.S$2]&amp;&quot;.F3&quot;):INDIRECT([.S$2]&amp;&quot;.F1000&quot;);[.$A23])" office:value-type="float" office:value="0">
            <text:p>Err:502</text:p>
          </table:table-cell>
          <table:table-cell table:formula="of:=COUNTIF(INDIRECT([.T$2]&amp;&quot;.F3&quot;):INDIRECT([.T$2]&amp;&quot;.F1000&quot;);[.$A23])" office:value-type="float" office:value="0">
            <text:p>Err:502</text:p>
          </table:table-cell>
          <table:table-cell table:formula="of:=COUNTIF(INDIRECT([.U$2]&amp;&quot;.F3&quot;):INDIRECT([.U$2]&amp;&quot;.F1000&quot;);[.$A23])" office:value-type="float" office:value="0">
            <text:p>Err:502</text:p>
          </table:table-cell>
          <table:table-cell table:formula="of:=COUNTIF(INDIRECT([.V$2]&amp;&quot;.F3&quot;):INDIRECT([.V$2]&amp;&quot;.F1000&quot;);[.$A23])" office:value-type="float" office:value="0">
            <text:p>Err:502</text:p>
          </table:table-cell>
          <table:table-cell table:formula="of:=COUNTIF(INDIRECT([.W$2]&amp;&quot;.F3&quot;):INDIRECT([.W$2]&amp;&quot;.F1000&quot;);[.$A23])" office:value-type="float" office:value="0">
            <text:p>Err:502</text:p>
          </table:table-cell>
          <table:table-cell table:formula="of:=COUNTIF(INDIRECT([.X$2]&amp;&quot;.F3&quot;):INDIRECT([.X$2]&amp;&quot;.F1000&quot;);[.$A23])" office:value-type="float" office:value="0">
            <text:p>Err:502</text:p>
          </table:table-cell>
          <table:table-cell table:formula="of:=COUNTIF(INDIRECT([.Y$2]&amp;&quot;.F3&quot;):INDIRECT([.Y$2]&amp;&quot;.F1000&quot;);[.$A23])" office:value-type="float" office:value="0">
            <text:p>Err:502</text:p>
          </table:table-cell>
          <table:table-cell table:formula="of:=COUNTIF(INDIRECT([.Z$2]&amp;&quot;.F3&quot;):INDIRECT([.Z$2]&amp;&quot;.F1000&quot;);[.$A23])" office:value-type="float" office:value="0">
            <text:p>Err:502</text:p>
          </table:table-cell>
          <table:table-cell table:formula="of:=COUNTIF(INDIRECT([.AA$2]&amp;&quot;.F3&quot;):INDIRECT([.AA$2]&amp;&quot;.F1000&quot;);[.$A23])" office:value-type="float" office:value="0">
            <text:p>Err:502</text:p>
          </table:table-cell>
          <table:table-cell table:formula="of:=COUNTIF(INDIRECT([.AB$2]&amp;&quot;.F3&quot;):INDIRECT([.AB$2]&amp;&quot;.F1000&quot;);[.$A23])" office:value-type="float" office:value="0">
            <text:p>Err:502</text:p>
          </table:table-cell>
          <table:table-cell table:formula="of:=COUNTIF(INDIRECT([.AC$2]&amp;&quot;.F3&quot;):INDIRECT([.AC$2]&amp;&quot;.F1000&quot;);[.$A23])" office:value-type="float" office:value="0">
            <text:p>Err:502</text:p>
          </table:table-cell>
          <table:table-cell table:formula="of:=COUNTIF(INDIRECT([.AD$2]&amp;&quot;.F3&quot;):INDIRECT([.AD$2]&amp;&quot;.F1000&quot;);[.$A23])" office:value-type="float" office:value="0">
            <text:p>Err:502</text:p>
          </table:table-cell>
          <table:table-cell table:formula="of:=COUNTIF(INDIRECT([.AE$2]&amp;&quot;.F3&quot;):INDIRECT([.AE$2]&amp;&quot;.F1000&quot;);[.$A23])" office:value-type="float" office:value="0">
            <text:p>Err:502</text:p>
          </table:table-cell>
          <table:table-cell table:formula="of:=COUNTIF(INDIRECT([.AF$2]&amp;&quot;.F3&quot;):INDIRECT([.AF$2]&amp;&quot;.F1000&quot;);[.$A23])" office:value-type="float" office:value="0">
            <text:p>Err:502</text:p>
          </table:table-cell>
          <table:table-cell table:formula="of:=COUNTIF(INDIRECT([.AG$2]&amp;&quot;.F3&quot;):INDIRECT([.AG$2]&amp;&quot;.F1000&quot;);[.$A23])" office:value-type="float" office:value="0">
            <text:p>Err:502</text:p>
          </table:table-cell>
          <table:table-cell table:formula="of:=COUNTIF(INDIRECT([.AH$2]&amp;&quot;.F3&quot;):INDIRECT([.AH$2]&amp;&quot;.F1000&quot;);[.$A23])" office:value-type="float" office:value="0">
            <text:p>Err:502</text:p>
          </table:table-cell>
          <table:table-cell table:formula="of:=COUNTIF(INDIRECT([.AI$2]&amp;&quot;.F3&quot;):INDIRECT([.AI$2]&amp;&quot;.F1000&quot;);[.$A23])" office:value-type="float" office:value="0">
            <text:p>Err:502</text:p>
          </table:table-cell>
          <table:table-cell table:formula="of:=COUNTIF(INDIRECT([.AJ$2]&amp;&quot;.F3&quot;):INDIRECT([.AJ$2]&amp;&quot;.F1000&quot;);[.$A23])" office:value-type="float" office:value="0">
            <text:p>Err:502</text:p>
          </table:table-cell>
          <table:table-cell table:formula="of:=COUNTIF(INDIRECT([.AK$2]&amp;&quot;.F3&quot;):INDIRECT([.AK$2]&amp;&quot;.F1000&quot;);[.$A23])" office:value-type="float" office:value="0">
            <text:p>Err:502</text:p>
          </table:table-cell>
          <table:table-cell table:formula="of:=COUNTIF(INDIRECT([.AL$2]&amp;&quot;.F3&quot;):INDIRECT([.AL$2]&amp;&quot;.F1000&quot;);[.$A23])" office:value-type="float" office:value="0">
            <text:p>Err:502</text:p>
          </table:table-cell>
          <table:table-cell table:formula="of:=COUNTIF(INDIRECT([.AM$2]&amp;&quot;.F3&quot;):INDIRECT([.AM$2]&amp;&quot;.F1000&quot;);[.$A23])" office:value-type="float" office:value="0">
            <text:p>Err:502</text:p>
          </table:table-cell>
          <table:table-cell table:formula="of:=COUNTIF(INDIRECT([.AN$2]&amp;&quot;.F3&quot;):INDIRECT([.AN$2]&amp;&quot;.F1000&quot;);[.$A23])" office:value-type="float" office:value="0">
            <text:p>Err:502</text:p>
          </table:table-cell>
          <table:table-cell table:formula="of:=COUNTIF(INDIRECT([.AO$2]&amp;&quot;.F3&quot;):INDIRECT([.AO$2]&amp;&quot;.F1000&quot;);[.$A23])" office:value-type="float" office:value="0">
            <text:p>Err:502</text:p>
          </table:table-cell>
          <table:table-cell table:formula="of:=COUNTIF(INDIRECT([.AP$2]&amp;&quot;.F3&quot;):INDIRECT([.AP$2]&amp;&quot;.F1000&quot;);[.$A23])" office:value-type="float" office:value="0">
            <text:p>Err:502</text:p>
          </table:table-cell>
          <table:table-cell table:formula="of:=COUNTIF(INDIRECT([.AQ$2]&amp;&quot;.F3&quot;):INDIRECT([.AQ$2]&amp;&quot;.F1000&quot;);[.$A23])" office:value-type="float" office:value="0">
            <text:p>Err:502</text:p>
          </table:table-cell>
          <table:table-cell table:formula="of:=COUNTIF(INDIRECT([.AR$2]&amp;&quot;.F3&quot;):INDIRECT([.AR$2]&amp;&quot;.F1000&quot;);[.$A23])" office:value-type="float" office:value="0">
            <text:p>Err:502</text:p>
          </table:table-cell>
          <table:table-cell table:formula="of:=COUNTIF(INDIRECT([.AS$2]&amp;&quot;.F3&quot;):INDIRECT([.AS$2]&amp;&quot;.F1000&quot;);[.$A23])" office:value-type="float" office:value="0">
            <text:p>Err:502</text:p>
          </table:table-cell>
          <table:table-cell table:formula="of:=COUNTIF(INDIRECT([.AT$2]&amp;&quot;.F3&quot;):INDIRECT([.AT$2]&amp;&quot;.F1000&quot;);[.$A23])" office:value-type="float" office:value="0">
            <text:p>Err:502</text:p>
          </table:table-cell>
          <table:table-cell table:formula="of:=COUNTIF(INDIRECT([.AU$2]&amp;&quot;.F3&quot;):INDIRECT([.AU$2]&amp;&quot;.F1000&quot;);[.$A23])" office:value-type="float" office:value="0">
            <text:p>Err:502</text:p>
          </table:table-cell>
          <table:table-cell table:formula="of:=COUNTIF(INDIRECT([.AV$2]&amp;&quot;.F3&quot;):INDIRECT([.AV$2]&amp;&quot;.F1000&quot;);[.$A23])" office:value-type="float" office:value="0">
            <text:p>Err:502</text:p>
          </table:table-cell>
          <table:table-cell table:formula="of:=COUNTIF(INDIRECT([.AW$2]&amp;&quot;.F3&quot;):INDIRECT([.AW$2]&amp;&quot;.F1000&quot;);[.$A23])" office:value-type="float" office:value="0">
            <text:p>Err:502</text:p>
          </table:table-cell>
          <table:table-cell table:formula="of:=COUNTIF(INDIRECT([.AX$2]&amp;&quot;.F3&quot;):INDIRECT([.AX$2]&amp;&quot;.F1000&quot;);[.$A23])" office:value-type="float" office:value="0">
            <text:p>Err:502</text:p>
          </table:table-cell>
          <table:table-cell table:formula="of:=COUNTIF(INDIRECT([.AY$2]&amp;&quot;.F3&quot;):INDIRECT([.AY$2]&amp;&quot;.F1000&quot;);[.$A23])" office:value-type="float" office:value="0">
            <text:p>Err:502</text:p>
          </table:table-cell>
          <table:table-cell table:formula="of:=COUNTIF(INDIRECT([.AZ$2]&amp;&quot;.F3&quot;):INDIRECT([.AZ$2]&amp;&quot;.F1000&quot;);[.$A23])" office:value-type="float" office:value="0">
            <text:p>Err:502</text:p>
          </table:table-cell>
          <table:table-cell table:formula="of:=COUNTIF(INDIRECT([.BA$2]&amp;&quot;.F3&quot;):INDIRECT([.BA$2]&amp;&quot;.F1000&quot;);[.$A23])" office:value-type="float" office:value="0">
            <text:p>Err:502</text:p>
          </table:table-cell>
          <table:table-cell table:formula="of:=COUNTIF(INDIRECT([.BB$2]&amp;&quot;.F3&quot;):INDIRECT([.BB$2]&amp;&quot;.F1000&quot;);[.$A23])" office:value-type="float" office:value="0">
            <text:p>Err:502</text:p>
          </table:table-cell>
          <table:table-cell table:formula="of:=COUNTIF(INDIRECT([.BC$2]&amp;&quot;.F3&quot;):INDIRECT([.BC$2]&amp;&quot;.F1000&quot;);[.$A23])" office:value-type="float" office:value="0">
            <text:p>Err:502</text:p>
          </table:table-cell>
          <table:table-cell table:formula="of:=COUNTIF(INDIRECT([.BD$2]&amp;&quot;.F3&quot;):INDIRECT([.BD$2]&amp;&quot;.F1000&quot;);[.$A23])" office:value-type="float" office:value="0">
            <text:p>Err:502</text:p>
          </table:table-cell>
          <table:table-cell table:formula="of:=COUNTIF(INDIRECT([.BE$2]&amp;&quot;.F3&quot;):INDIRECT([.BE$2]&amp;&quot;.F1000&quot;);[.$A23])" office:value-type="float" office:value="0">
            <text:p>Err:502</text:p>
          </table:table-cell>
          <table:table-cell table:formula="of:=COUNTIF(INDIRECT([.BF$2]&amp;&quot;.F3&quot;):INDIRECT([.BF$2]&amp;&quot;.F1000&quot;);[.$A23])" office:value-type="float" office:value="0">
            <text:p>Err:502</text:p>
          </table:table-cell>
          <table:table-cell table:formula="of:=COUNTIF(INDIRECT([.BG$2]&amp;&quot;.F3&quot;):INDIRECT([.BG$2]&amp;&quot;.F1000&quot;);[.$A23])" office:value-type="float" office:value="0">
            <text:p>Err:502</text:p>
          </table:table-cell>
          <table:table-cell table:formula="of:=COUNTIF(INDIRECT([.BH$2]&amp;&quot;.F3&quot;):INDIRECT([.BH$2]&amp;&quot;.F1000&quot;);[.$A23])" office:value-type="float" office:value="0">
            <text:p>Err:502</text:p>
          </table:table-cell>
          <table:table-cell table:formula="of:=COUNTIF(INDIRECT([.BI$2]&amp;&quot;.F3&quot;):INDIRECT([.BI$2]&amp;&quot;.F1000&quot;);[.$A23])" office:value-type="float" office:value="0">
            <text:p>Err:502</text:p>
          </table:table-cell>
          <table:table-cell table:formula="of:=COUNTIF(INDIRECT([.BJ$2]&amp;&quot;.F3&quot;):INDIRECT([.BJ$2]&amp;&quot;.F1000&quot;);[.$A23])" office:value-type="float" office:value="0">
            <text:p>Err:502</text:p>
          </table:table-cell>
          <table:table-cell table:formula="of:=COUNTIF(INDIRECT([.BK$2]&amp;&quot;.F3&quot;):INDIRECT([.BK$2]&amp;&quot;.F1000&quot;);[.$A23])" office:value-type="float" office:value="0">
            <text:p>Err:502</text:p>
          </table:table-cell>
          <table:table-cell table:formula="of:=COUNTIF(INDIRECT([.BL$2]&amp;&quot;.F3&quot;):INDIRECT([.BL$2]&amp;&quot;.F1000&quot;);[.$A23])" office:value-type="float" office:value="0">
            <text:p>Err:502</text:p>
          </table:table-cell>
          <table:table-cell table:formula="of:=COUNTIF(INDIRECT([.BM$2]&amp;&quot;.F3&quot;):INDIRECT([.BM$2]&amp;&quot;.F1000&quot;);[.$A23])" office:value-type="float" office:value="0">
            <text:p>Err:502</text:p>
          </table:table-cell>
          <table:table-cell table:formula="of:=COUNTIF(INDIRECT([.BN$2]&amp;&quot;.F3&quot;):INDIRECT([.BN$2]&amp;&quot;.F1000&quot;);[.$A23])" office:value-type="float" office:value="0">
            <text:p>Err:502</text:p>
          </table:table-cell>
          <table:table-cell table:formula="of:=COUNTIF(INDIRECT([.BO$2]&amp;&quot;.F3&quot;):INDIRECT([.BO$2]&amp;&quot;.F1000&quot;);[.$A23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BeamCooler</text:p>
          </table:table-cell>
          <table:table-cell office:value-type="float" office:value="800">
            <text:p>800</text:p>
          </table:table-cell>
          <table:table-cell table:formula="of:=SUMIF([.E24:.DZ24];&quot;&gt;0&quot;)" office:value-type="float" office:value="10">
            <text:p>10</text:p>
          </table:table-cell>
          <table:table-cell table:formula="of:=SUM([.B24]*[.C24]/1000)" office:value-type="currency" office:currency="USD" office:value="8">
            <text:p>8.00 USD</text:p>
          </table:table-cell>
          <table:table-cell table:formula="of:=COUNTIF(INDIRECT([.E$2]&amp;&quot;.F3&quot;):INDIRECT([.E$2]&amp;&quot;.F1000&quot;);[.$A24])" office:value-type="float" office:value="2">
            <text:p>2</text:p>
          </table:table-cell>
          <table:table-cell table:formula="of:=COUNTIF(INDIRECT([.F$2]&amp;&quot;.F3&quot;):INDIRECT([.F$2]&amp;&quot;.F1000&quot;);[.$A24])" office:value-type="float" office:value="0">
            <text:p>0</text:p>
          </table:table-cell>
          <table:table-cell table:formula="of:=COUNTIF(INDIRECT([.G$2]&amp;&quot;.F3&quot;):INDIRECT([.G$2]&amp;&quot;.F1000&quot;);[.$A24])" office:value-type="float" office:value="0">
            <text:p>0</text:p>
          </table:table-cell>
          <table:table-cell table:formula="of:=COUNTIF(INDIRECT([.H$2]&amp;&quot;.F3&quot;):INDIRECT([.H$2]&amp;&quot;.F1000&quot;);[.$A24])" office:value-type="float" office:value="1">
            <text:p>1</text:p>
          </table:table-cell>
          <table:table-cell table:formula="of:=COUNTIF(INDIRECT([.I$2]&amp;&quot;.F3&quot;):INDIRECT([.I$2]&amp;&quot;.F1000&quot;);[.$A24])" office:value-type="float" office:value="0">
            <text:p>0</text:p>
          </table:table-cell>
          <table:table-cell table:formula="of:=COUNTIF(INDIRECT([.J$2]&amp;&quot;.F3&quot;):INDIRECT([.J$2]&amp;&quot;.F1000&quot;);[.$A24])" office:value-type="float" office:value="2">
            <text:p>2</text:p>
          </table:table-cell>
          <table:table-cell table:formula="of:=COUNTIF(INDIRECT([.K$2]&amp;&quot;.F3&quot;):INDIRECT([.K$2]&amp;&quot;.F1000&quot;);[.$A24])" office:value-type="float" office:value="5">
            <text:p>5</text:p>
          </table:table-cell>
          <table:table-cell table:formula="of:=COUNTIF(INDIRECT([.L$2]&amp;&quot;.F3&quot;):INDIRECT([.L$2]&amp;&quot;.F1000&quot;);[.$A24])" office:value-type="float" office:value="0">
            <text:p>0</text:p>
          </table:table-cell>
          <table:table-cell table:formula="of:=COUNTIF(INDIRECT([.M$2]&amp;&quot;.F3&quot;):INDIRECT([.M$2]&amp;&quot;.F1000&quot;);[.$A24])" office:value-type="float" office:value="0">
            <text:p>0</text:p>
          </table:table-cell>
          <table:table-cell table:formula="of:=COUNTIF(INDIRECT([.N$2]&amp;&quot;.F3&quot;):INDIRECT([.N$2]&amp;&quot;.F1000&quot;);[.$A24])" office:value-type="float" office:value="0">
            <text:p>0</text:p>
          </table:table-cell>
          <table:table-cell table:formula="of:=COUNTIF(INDIRECT([.O$2]&amp;&quot;.F3&quot;):INDIRECT([.O$2]&amp;&quot;.F1000&quot;);[.$A24])" office:value-type="float" office:value="0">
            <text:p>0</text:p>
          </table:table-cell>
          <table:table-cell table:formula="of:=COUNTIF(INDIRECT([.P$2]&amp;&quot;.F3&quot;):INDIRECT([.P$2]&amp;&quot;.F1000&quot;);[.$A24])" office:value-type="float" office:value="0">
            <text:p>Err:502</text:p>
          </table:table-cell>
          <table:table-cell table:formula="of:=COUNTIF(INDIRECT([.Q$2]&amp;&quot;.F3&quot;):INDIRECT([.Q$2]&amp;&quot;.F1000&quot;);[.$A24])" office:value-type="float" office:value="0">
            <text:p>Err:502</text:p>
          </table:table-cell>
          <table:table-cell table:formula="of:=COUNTIF(INDIRECT([.R$2]&amp;&quot;.F3&quot;):INDIRECT([.R$2]&amp;&quot;.F1000&quot;);[.$A24])" office:value-type="float" office:value="0">
            <text:p>Err:502</text:p>
          </table:table-cell>
          <table:table-cell table:formula="of:=COUNTIF(INDIRECT([.S$2]&amp;&quot;.F3&quot;):INDIRECT([.S$2]&amp;&quot;.F1000&quot;);[.$A24])" office:value-type="float" office:value="0">
            <text:p>Err:502</text:p>
          </table:table-cell>
          <table:table-cell table:formula="of:=COUNTIF(INDIRECT([.T$2]&amp;&quot;.F3&quot;):INDIRECT([.T$2]&amp;&quot;.F1000&quot;);[.$A24])" office:value-type="float" office:value="0">
            <text:p>Err:502</text:p>
          </table:table-cell>
          <table:table-cell table:formula="of:=COUNTIF(INDIRECT([.U$2]&amp;&quot;.F3&quot;):INDIRECT([.U$2]&amp;&quot;.F1000&quot;);[.$A24])" office:value-type="float" office:value="0">
            <text:p>Err:502</text:p>
          </table:table-cell>
          <table:table-cell table:formula="of:=COUNTIF(INDIRECT([.V$2]&amp;&quot;.F3&quot;):INDIRECT([.V$2]&amp;&quot;.F1000&quot;);[.$A24])" office:value-type="float" office:value="0">
            <text:p>Err:502</text:p>
          </table:table-cell>
          <table:table-cell table:formula="of:=COUNTIF(INDIRECT([.W$2]&amp;&quot;.F3&quot;):INDIRECT([.W$2]&amp;&quot;.F1000&quot;);[.$A24])" office:value-type="float" office:value="0">
            <text:p>Err:502</text:p>
          </table:table-cell>
          <table:table-cell table:formula="of:=COUNTIF(INDIRECT([.X$2]&amp;&quot;.F3&quot;):INDIRECT([.X$2]&amp;&quot;.F1000&quot;);[.$A24])" office:value-type="float" office:value="0">
            <text:p>Err:502</text:p>
          </table:table-cell>
          <table:table-cell table:formula="of:=COUNTIF(INDIRECT([.Y$2]&amp;&quot;.F3&quot;):INDIRECT([.Y$2]&amp;&quot;.F1000&quot;);[.$A24])" office:value-type="float" office:value="0">
            <text:p>Err:502</text:p>
          </table:table-cell>
          <table:table-cell table:formula="of:=COUNTIF(INDIRECT([.Z$2]&amp;&quot;.F3&quot;):INDIRECT([.Z$2]&amp;&quot;.F1000&quot;);[.$A24])" office:value-type="float" office:value="0">
            <text:p>Err:502</text:p>
          </table:table-cell>
          <table:table-cell table:formula="of:=COUNTIF(INDIRECT([.AA$2]&amp;&quot;.F3&quot;):INDIRECT([.AA$2]&amp;&quot;.F1000&quot;);[.$A24])" office:value-type="float" office:value="0">
            <text:p>Err:502</text:p>
          </table:table-cell>
          <table:table-cell table:formula="of:=COUNTIF(INDIRECT([.AB$2]&amp;&quot;.F3&quot;):INDIRECT([.AB$2]&amp;&quot;.F1000&quot;);[.$A24])" office:value-type="float" office:value="0">
            <text:p>Err:502</text:p>
          </table:table-cell>
          <table:table-cell table:formula="of:=COUNTIF(INDIRECT([.AC$2]&amp;&quot;.F3&quot;):INDIRECT([.AC$2]&amp;&quot;.F1000&quot;);[.$A24])" office:value-type="float" office:value="0">
            <text:p>Err:502</text:p>
          </table:table-cell>
          <table:table-cell table:formula="of:=COUNTIF(INDIRECT([.AD$2]&amp;&quot;.F3&quot;):INDIRECT([.AD$2]&amp;&quot;.F1000&quot;);[.$A24])" office:value-type="float" office:value="0">
            <text:p>Err:502</text:p>
          </table:table-cell>
          <table:table-cell table:formula="of:=COUNTIF(INDIRECT([.AE$2]&amp;&quot;.F3&quot;):INDIRECT([.AE$2]&amp;&quot;.F1000&quot;);[.$A24])" office:value-type="float" office:value="0">
            <text:p>Err:502</text:p>
          </table:table-cell>
          <table:table-cell table:formula="of:=COUNTIF(INDIRECT([.AF$2]&amp;&quot;.F3&quot;):INDIRECT([.AF$2]&amp;&quot;.F1000&quot;);[.$A24])" office:value-type="float" office:value="0">
            <text:p>Err:502</text:p>
          </table:table-cell>
          <table:table-cell table:formula="of:=COUNTIF(INDIRECT([.AG$2]&amp;&quot;.F3&quot;):INDIRECT([.AG$2]&amp;&quot;.F1000&quot;);[.$A24])" office:value-type="float" office:value="0">
            <text:p>Err:502</text:p>
          </table:table-cell>
          <table:table-cell table:formula="of:=COUNTIF(INDIRECT([.AH$2]&amp;&quot;.F3&quot;):INDIRECT([.AH$2]&amp;&quot;.F1000&quot;);[.$A24])" office:value-type="float" office:value="0">
            <text:p>Err:502</text:p>
          </table:table-cell>
          <table:table-cell table:formula="of:=COUNTIF(INDIRECT([.AI$2]&amp;&quot;.F3&quot;):INDIRECT([.AI$2]&amp;&quot;.F1000&quot;);[.$A24])" office:value-type="float" office:value="0">
            <text:p>Err:502</text:p>
          </table:table-cell>
          <table:table-cell table:formula="of:=COUNTIF(INDIRECT([.AJ$2]&amp;&quot;.F3&quot;):INDIRECT([.AJ$2]&amp;&quot;.F1000&quot;);[.$A24])" office:value-type="float" office:value="0">
            <text:p>Err:502</text:p>
          </table:table-cell>
          <table:table-cell table:formula="of:=COUNTIF(INDIRECT([.AK$2]&amp;&quot;.F3&quot;):INDIRECT([.AK$2]&amp;&quot;.F1000&quot;);[.$A24])" office:value-type="float" office:value="0">
            <text:p>Err:502</text:p>
          </table:table-cell>
          <table:table-cell table:formula="of:=COUNTIF(INDIRECT([.AL$2]&amp;&quot;.F3&quot;):INDIRECT([.AL$2]&amp;&quot;.F1000&quot;);[.$A24])" office:value-type="float" office:value="0">
            <text:p>Err:502</text:p>
          </table:table-cell>
          <table:table-cell table:formula="of:=COUNTIF(INDIRECT([.AM$2]&amp;&quot;.F3&quot;):INDIRECT([.AM$2]&amp;&quot;.F1000&quot;);[.$A24])" office:value-type="float" office:value="0">
            <text:p>Err:502</text:p>
          </table:table-cell>
          <table:table-cell table:formula="of:=COUNTIF(INDIRECT([.AN$2]&amp;&quot;.F3&quot;):INDIRECT([.AN$2]&amp;&quot;.F1000&quot;);[.$A24])" office:value-type="float" office:value="0">
            <text:p>Err:502</text:p>
          </table:table-cell>
          <table:table-cell table:formula="of:=COUNTIF(INDIRECT([.AO$2]&amp;&quot;.F3&quot;):INDIRECT([.AO$2]&amp;&quot;.F1000&quot;);[.$A24])" office:value-type="float" office:value="0">
            <text:p>Err:502</text:p>
          </table:table-cell>
          <table:table-cell table:formula="of:=COUNTIF(INDIRECT([.AP$2]&amp;&quot;.F3&quot;):INDIRECT([.AP$2]&amp;&quot;.F1000&quot;);[.$A24])" office:value-type="float" office:value="0">
            <text:p>Err:502</text:p>
          </table:table-cell>
          <table:table-cell table:formula="of:=COUNTIF(INDIRECT([.AQ$2]&amp;&quot;.F3&quot;):INDIRECT([.AQ$2]&amp;&quot;.F1000&quot;);[.$A24])" office:value-type="float" office:value="0">
            <text:p>Err:502</text:p>
          </table:table-cell>
          <table:table-cell table:formula="of:=COUNTIF(INDIRECT([.AR$2]&amp;&quot;.F3&quot;):INDIRECT([.AR$2]&amp;&quot;.F1000&quot;);[.$A24])" office:value-type="float" office:value="0">
            <text:p>Err:502</text:p>
          </table:table-cell>
          <table:table-cell table:formula="of:=COUNTIF(INDIRECT([.AS$2]&amp;&quot;.F3&quot;):INDIRECT([.AS$2]&amp;&quot;.F1000&quot;);[.$A24])" office:value-type="float" office:value="0">
            <text:p>Err:502</text:p>
          </table:table-cell>
          <table:table-cell table:formula="of:=COUNTIF(INDIRECT([.AT$2]&amp;&quot;.F3&quot;):INDIRECT([.AT$2]&amp;&quot;.F1000&quot;);[.$A24])" office:value-type="float" office:value="0">
            <text:p>Err:502</text:p>
          </table:table-cell>
          <table:table-cell table:formula="of:=COUNTIF(INDIRECT([.AU$2]&amp;&quot;.F3&quot;):INDIRECT([.AU$2]&amp;&quot;.F1000&quot;);[.$A24])" office:value-type="float" office:value="0">
            <text:p>Err:502</text:p>
          </table:table-cell>
          <table:table-cell table:formula="of:=COUNTIF(INDIRECT([.AV$2]&amp;&quot;.F3&quot;):INDIRECT([.AV$2]&amp;&quot;.F1000&quot;);[.$A24])" office:value-type="float" office:value="0">
            <text:p>Err:502</text:p>
          </table:table-cell>
          <table:table-cell table:formula="of:=COUNTIF(INDIRECT([.AW$2]&amp;&quot;.F3&quot;):INDIRECT([.AW$2]&amp;&quot;.F1000&quot;);[.$A24])" office:value-type="float" office:value="0">
            <text:p>Err:502</text:p>
          </table:table-cell>
          <table:table-cell table:formula="of:=COUNTIF(INDIRECT([.AX$2]&amp;&quot;.F3&quot;):INDIRECT([.AX$2]&amp;&quot;.F1000&quot;);[.$A24])" office:value-type="float" office:value="0">
            <text:p>Err:502</text:p>
          </table:table-cell>
          <table:table-cell table:formula="of:=COUNTIF(INDIRECT([.AY$2]&amp;&quot;.F3&quot;):INDIRECT([.AY$2]&amp;&quot;.F1000&quot;);[.$A24])" office:value-type="float" office:value="0">
            <text:p>Err:502</text:p>
          </table:table-cell>
          <table:table-cell table:formula="of:=COUNTIF(INDIRECT([.AZ$2]&amp;&quot;.F3&quot;):INDIRECT([.AZ$2]&amp;&quot;.F1000&quot;);[.$A24])" office:value-type="float" office:value="0">
            <text:p>Err:502</text:p>
          </table:table-cell>
          <table:table-cell table:formula="of:=COUNTIF(INDIRECT([.BA$2]&amp;&quot;.F3&quot;):INDIRECT([.BA$2]&amp;&quot;.F1000&quot;);[.$A24])" office:value-type="float" office:value="0">
            <text:p>Err:502</text:p>
          </table:table-cell>
          <table:table-cell table:formula="of:=COUNTIF(INDIRECT([.BB$2]&amp;&quot;.F3&quot;):INDIRECT([.BB$2]&amp;&quot;.F1000&quot;);[.$A24])" office:value-type="float" office:value="0">
            <text:p>Err:502</text:p>
          </table:table-cell>
          <table:table-cell table:formula="of:=COUNTIF(INDIRECT([.BC$2]&amp;&quot;.F3&quot;):INDIRECT([.BC$2]&amp;&quot;.F1000&quot;);[.$A24])" office:value-type="float" office:value="0">
            <text:p>Err:502</text:p>
          </table:table-cell>
          <table:table-cell table:formula="of:=COUNTIF(INDIRECT([.BD$2]&amp;&quot;.F3&quot;):INDIRECT([.BD$2]&amp;&quot;.F1000&quot;);[.$A24])" office:value-type="float" office:value="0">
            <text:p>Err:502</text:p>
          </table:table-cell>
          <table:table-cell table:formula="of:=COUNTIF(INDIRECT([.BE$2]&amp;&quot;.F3&quot;):INDIRECT([.BE$2]&amp;&quot;.F1000&quot;);[.$A24])" office:value-type="float" office:value="0">
            <text:p>Err:502</text:p>
          </table:table-cell>
          <table:table-cell table:formula="of:=COUNTIF(INDIRECT([.BF$2]&amp;&quot;.F3&quot;):INDIRECT([.BF$2]&amp;&quot;.F1000&quot;);[.$A24])" office:value-type="float" office:value="0">
            <text:p>Err:502</text:p>
          </table:table-cell>
          <table:table-cell table:formula="of:=COUNTIF(INDIRECT([.BG$2]&amp;&quot;.F3&quot;):INDIRECT([.BG$2]&amp;&quot;.F1000&quot;);[.$A24])" office:value-type="float" office:value="0">
            <text:p>Err:502</text:p>
          </table:table-cell>
          <table:table-cell table:formula="of:=COUNTIF(INDIRECT([.BH$2]&amp;&quot;.F3&quot;):INDIRECT([.BH$2]&amp;&quot;.F1000&quot;);[.$A24])" office:value-type="float" office:value="0">
            <text:p>Err:502</text:p>
          </table:table-cell>
          <table:table-cell table:formula="of:=COUNTIF(INDIRECT([.BI$2]&amp;&quot;.F3&quot;):INDIRECT([.BI$2]&amp;&quot;.F1000&quot;);[.$A24])" office:value-type="float" office:value="0">
            <text:p>Err:502</text:p>
          </table:table-cell>
          <table:table-cell table:formula="of:=COUNTIF(INDIRECT([.BJ$2]&amp;&quot;.F3&quot;):INDIRECT([.BJ$2]&amp;&quot;.F1000&quot;);[.$A24])" office:value-type="float" office:value="0">
            <text:p>Err:502</text:p>
          </table:table-cell>
          <table:table-cell table:formula="of:=COUNTIF(INDIRECT([.BK$2]&amp;&quot;.F3&quot;):INDIRECT([.BK$2]&amp;&quot;.F1000&quot;);[.$A24])" office:value-type="float" office:value="0">
            <text:p>Err:502</text:p>
          </table:table-cell>
          <table:table-cell table:formula="of:=COUNTIF(INDIRECT([.BL$2]&amp;&quot;.F3&quot;):INDIRECT([.BL$2]&amp;&quot;.F1000&quot;);[.$A24])" office:value-type="float" office:value="0">
            <text:p>Err:502</text:p>
          </table:table-cell>
          <table:table-cell table:formula="of:=COUNTIF(INDIRECT([.BM$2]&amp;&quot;.F3&quot;):INDIRECT([.BM$2]&amp;&quot;.F1000&quot;);[.$A24])" office:value-type="float" office:value="0">
            <text:p>Err:502</text:p>
          </table:table-cell>
          <table:table-cell table:formula="of:=COUNTIF(INDIRECT([.BN$2]&amp;&quot;.F3&quot;):INDIRECT([.BN$2]&amp;&quot;.F1000&quot;);[.$A24])" office:value-type="float" office:value="0">
            <text:p>Err:502</text:p>
          </table:table-cell>
          <table:table-cell table:formula="of:=COUNTIF(INDIRECT([.BO$2]&amp;&quot;.F3&quot;):INDIRECT([.BO$2]&amp;&quot;.F1000&quot;);[.$A24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Armor</text:p>
          </table:table-cell>
          <table:table-cell office:value-type="float" office:value="400">
            <text:p>400</text:p>
          </table:table-cell>
          <table:table-cell table:formula="of:=SUMIF([.E25:.DZ25];&quot;&gt;0&quot;)" office:value-type="float" office:value="16">
            <text:p>16</text:p>
          </table:table-cell>
          <table:table-cell table:formula="of:=SUM([.B25]*[.C25]/1000)" office:value-type="currency" office:currency="USD" office:value="6.4">
            <text:p>6.40 USD</text:p>
          </table:table-cell>
          <table:table-cell table:formula="of:=COUNTIF(INDIRECT([.E$2]&amp;&quot;.F3&quot;):INDIRECT([.E$2]&amp;&quot;.F1000&quot;);[.$A25])" office:value-type="float" office:value="0">
            <text:p>0</text:p>
          </table:table-cell>
          <table:table-cell table:formula="of:=COUNTIF(INDIRECT([.F$2]&amp;&quot;.F3&quot;):INDIRECT([.F$2]&amp;&quot;.F1000&quot;);[.$A25])" office:value-type="float" office:value="0">
            <text:p>0</text:p>
          </table:table-cell>
          <table:table-cell table:formula="of:=COUNTIF(INDIRECT([.G$2]&amp;&quot;.F3&quot;):INDIRECT([.G$2]&amp;&quot;.F1000&quot;);[.$A25])" office:value-type="float" office:value="0">
            <text:p>0</text:p>
          </table:table-cell>
          <table:table-cell table:formula="of:=COUNTIF(INDIRECT([.H$2]&amp;&quot;.F3&quot;):INDIRECT([.H$2]&amp;&quot;.F1000&quot;);[.$A25])" office:value-type="float" office:value="4">
            <text:p>4</text:p>
          </table:table-cell>
          <table:table-cell table:formula="of:=COUNTIF(INDIRECT([.I$2]&amp;&quot;.F3&quot;):INDIRECT([.I$2]&amp;&quot;.F1000&quot;);[.$A25])" office:value-type="float" office:value="6">
            <text:p>6</text:p>
          </table:table-cell>
          <table:table-cell table:formula="of:=COUNTIF(INDIRECT([.J$2]&amp;&quot;.F3&quot;):INDIRECT([.J$2]&amp;&quot;.F1000&quot;);[.$A25])" office:value-type="float" office:value="6">
            <text:p>6</text:p>
          </table:table-cell>
          <table:table-cell table:formula="of:=COUNTIF(INDIRECT([.K$2]&amp;&quot;.F3&quot;):INDIRECT([.K$2]&amp;&quot;.F1000&quot;);[.$A25])" office:value-type="float" office:value="0">
            <text:p>0</text:p>
          </table:table-cell>
          <table:table-cell table:formula="of:=COUNTIF(INDIRECT([.L$2]&amp;&quot;.F3&quot;):INDIRECT([.L$2]&amp;&quot;.F1000&quot;);[.$A25])" office:value-type="float" office:value="0">
            <text:p>0</text:p>
          </table:table-cell>
          <table:table-cell table:formula="of:=COUNTIF(INDIRECT([.M$2]&amp;&quot;.F3&quot;):INDIRECT([.M$2]&amp;&quot;.F1000&quot;);[.$A25])" office:value-type="float" office:value="0">
            <text:p>0</text:p>
          </table:table-cell>
          <table:table-cell table:formula="of:=COUNTIF(INDIRECT([.N$2]&amp;&quot;.F3&quot;):INDIRECT([.N$2]&amp;&quot;.F1000&quot;);[.$A25])" office:value-type="float" office:value="0">
            <text:p>0</text:p>
          </table:table-cell>
          <table:table-cell table:formula="of:=COUNTIF(INDIRECT([.O$2]&amp;&quot;.F3&quot;):INDIRECT([.O$2]&amp;&quot;.F1000&quot;);[.$A25])" office:value-type="float" office:value="0">
            <text:p>0</text:p>
          </table:table-cell>
          <table:table-cell table:formula="of:=COUNTIF(INDIRECT([.P$2]&amp;&quot;.F3&quot;):INDIRECT([.P$2]&amp;&quot;.F1000&quot;);[.$A25])" office:value-type="float" office:value="0">
            <text:p>Err:502</text:p>
          </table:table-cell>
          <table:table-cell table:formula="of:=COUNTIF(INDIRECT([.Q$2]&amp;&quot;.F3&quot;):INDIRECT([.Q$2]&amp;&quot;.F1000&quot;);[.$A25])" office:value-type="float" office:value="0">
            <text:p>Err:502</text:p>
          </table:table-cell>
          <table:table-cell table:formula="of:=COUNTIF(INDIRECT([.R$2]&amp;&quot;.F3&quot;):INDIRECT([.R$2]&amp;&quot;.F1000&quot;);[.$A25])" office:value-type="float" office:value="0">
            <text:p>Err:502</text:p>
          </table:table-cell>
          <table:table-cell table:formula="of:=COUNTIF(INDIRECT([.S$2]&amp;&quot;.F3&quot;):INDIRECT([.S$2]&amp;&quot;.F1000&quot;);[.$A25])" office:value-type="float" office:value="0">
            <text:p>Err:502</text:p>
          </table:table-cell>
          <table:table-cell table:formula="of:=COUNTIF(INDIRECT([.T$2]&amp;&quot;.F3&quot;):INDIRECT([.T$2]&amp;&quot;.F1000&quot;);[.$A25])" office:value-type="float" office:value="0">
            <text:p>Err:502</text:p>
          </table:table-cell>
          <table:table-cell table:formula="of:=COUNTIF(INDIRECT([.U$2]&amp;&quot;.F3&quot;):INDIRECT([.U$2]&amp;&quot;.F1000&quot;);[.$A25])" office:value-type="float" office:value="0">
            <text:p>Err:502</text:p>
          </table:table-cell>
          <table:table-cell table:formula="of:=COUNTIF(INDIRECT([.V$2]&amp;&quot;.F3&quot;):INDIRECT([.V$2]&amp;&quot;.F1000&quot;);[.$A25])" office:value-type="float" office:value="0">
            <text:p>Err:502</text:p>
          </table:table-cell>
          <table:table-cell table:formula="of:=COUNTIF(INDIRECT([.W$2]&amp;&quot;.F3&quot;):INDIRECT([.W$2]&amp;&quot;.F1000&quot;);[.$A25])" office:value-type="float" office:value="0">
            <text:p>Err:502</text:p>
          </table:table-cell>
          <table:table-cell table:formula="of:=COUNTIF(INDIRECT([.X$2]&amp;&quot;.F3&quot;):INDIRECT([.X$2]&amp;&quot;.F1000&quot;);[.$A25])" office:value-type="float" office:value="0">
            <text:p>Err:502</text:p>
          </table:table-cell>
          <table:table-cell table:formula="of:=COUNTIF(INDIRECT([.Y$2]&amp;&quot;.F3&quot;):INDIRECT([.Y$2]&amp;&quot;.F1000&quot;);[.$A25])" office:value-type="float" office:value="0">
            <text:p>Err:502</text:p>
          </table:table-cell>
          <table:table-cell table:formula="of:=COUNTIF(INDIRECT([.Z$2]&amp;&quot;.F3&quot;):INDIRECT([.Z$2]&amp;&quot;.F1000&quot;);[.$A25])" office:value-type="float" office:value="0">
            <text:p>Err:502</text:p>
          </table:table-cell>
          <table:table-cell table:formula="of:=COUNTIF(INDIRECT([.AA$2]&amp;&quot;.F3&quot;):INDIRECT([.AA$2]&amp;&quot;.F1000&quot;);[.$A25])" office:value-type="float" office:value="0">
            <text:p>Err:502</text:p>
          </table:table-cell>
          <table:table-cell table:formula="of:=COUNTIF(INDIRECT([.AB$2]&amp;&quot;.F3&quot;):INDIRECT([.AB$2]&amp;&quot;.F1000&quot;);[.$A25])" office:value-type="float" office:value="0">
            <text:p>Err:502</text:p>
          </table:table-cell>
          <table:table-cell table:formula="of:=COUNTIF(INDIRECT([.AC$2]&amp;&quot;.F3&quot;):INDIRECT([.AC$2]&amp;&quot;.F1000&quot;);[.$A25])" office:value-type="float" office:value="0">
            <text:p>Err:502</text:p>
          </table:table-cell>
          <table:table-cell table:formula="of:=COUNTIF(INDIRECT([.AD$2]&amp;&quot;.F3&quot;):INDIRECT([.AD$2]&amp;&quot;.F1000&quot;);[.$A25])" office:value-type="float" office:value="0">
            <text:p>Err:502</text:p>
          </table:table-cell>
          <table:table-cell table:formula="of:=COUNTIF(INDIRECT([.AE$2]&amp;&quot;.F3&quot;):INDIRECT([.AE$2]&amp;&quot;.F1000&quot;);[.$A25])" office:value-type="float" office:value="0">
            <text:p>Err:502</text:p>
          </table:table-cell>
          <table:table-cell table:formula="of:=COUNTIF(INDIRECT([.AF$2]&amp;&quot;.F3&quot;):INDIRECT([.AF$2]&amp;&quot;.F1000&quot;);[.$A25])" office:value-type="float" office:value="0">
            <text:p>Err:502</text:p>
          </table:table-cell>
          <table:table-cell table:formula="of:=COUNTIF(INDIRECT([.AG$2]&amp;&quot;.F3&quot;):INDIRECT([.AG$2]&amp;&quot;.F1000&quot;);[.$A25])" office:value-type="float" office:value="0">
            <text:p>Err:502</text:p>
          </table:table-cell>
          <table:table-cell table:formula="of:=COUNTIF(INDIRECT([.AH$2]&amp;&quot;.F3&quot;):INDIRECT([.AH$2]&amp;&quot;.F1000&quot;);[.$A25])" office:value-type="float" office:value="0">
            <text:p>Err:502</text:p>
          </table:table-cell>
          <table:table-cell table:formula="of:=COUNTIF(INDIRECT([.AI$2]&amp;&quot;.F3&quot;):INDIRECT([.AI$2]&amp;&quot;.F1000&quot;);[.$A25])" office:value-type="float" office:value="0">
            <text:p>Err:502</text:p>
          </table:table-cell>
          <table:table-cell table:formula="of:=COUNTIF(INDIRECT([.AJ$2]&amp;&quot;.F3&quot;):INDIRECT([.AJ$2]&amp;&quot;.F1000&quot;);[.$A25])" office:value-type="float" office:value="0">
            <text:p>Err:502</text:p>
          </table:table-cell>
          <table:table-cell table:formula="of:=COUNTIF(INDIRECT([.AK$2]&amp;&quot;.F3&quot;):INDIRECT([.AK$2]&amp;&quot;.F1000&quot;);[.$A25])" office:value-type="float" office:value="0">
            <text:p>Err:502</text:p>
          </table:table-cell>
          <table:table-cell table:formula="of:=COUNTIF(INDIRECT([.AL$2]&amp;&quot;.F3&quot;):INDIRECT([.AL$2]&amp;&quot;.F1000&quot;);[.$A25])" office:value-type="float" office:value="0">
            <text:p>Err:502</text:p>
          </table:table-cell>
          <table:table-cell table:formula="of:=COUNTIF(INDIRECT([.AM$2]&amp;&quot;.F3&quot;):INDIRECT([.AM$2]&amp;&quot;.F1000&quot;);[.$A25])" office:value-type="float" office:value="0">
            <text:p>Err:502</text:p>
          </table:table-cell>
          <table:table-cell table:formula="of:=COUNTIF(INDIRECT([.AN$2]&amp;&quot;.F3&quot;):INDIRECT([.AN$2]&amp;&quot;.F1000&quot;);[.$A25])" office:value-type="float" office:value="0">
            <text:p>Err:502</text:p>
          </table:table-cell>
          <table:table-cell table:formula="of:=COUNTIF(INDIRECT([.AO$2]&amp;&quot;.F3&quot;):INDIRECT([.AO$2]&amp;&quot;.F1000&quot;);[.$A25])" office:value-type="float" office:value="0">
            <text:p>Err:502</text:p>
          </table:table-cell>
          <table:table-cell table:formula="of:=COUNTIF(INDIRECT([.AP$2]&amp;&quot;.F3&quot;):INDIRECT([.AP$2]&amp;&quot;.F1000&quot;);[.$A25])" office:value-type="float" office:value="0">
            <text:p>Err:502</text:p>
          </table:table-cell>
          <table:table-cell table:formula="of:=COUNTIF(INDIRECT([.AQ$2]&amp;&quot;.F3&quot;):INDIRECT([.AQ$2]&amp;&quot;.F1000&quot;);[.$A25])" office:value-type="float" office:value="0">
            <text:p>Err:502</text:p>
          </table:table-cell>
          <table:table-cell table:formula="of:=COUNTIF(INDIRECT([.AR$2]&amp;&quot;.F3&quot;):INDIRECT([.AR$2]&amp;&quot;.F1000&quot;);[.$A25])" office:value-type="float" office:value="0">
            <text:p>Err:502</text:p>
          </table:table-cell>
          <table:table-cell table:formula="of:=COUNTIF(INDIRECT([.AS$2]&amp;&quot;.F3&quot;):INDIRECT([.AS$2]&amp;&quot;.F1000&quot;);[.$A25])" office:value-type="float" office:value="0">
            <text:p>Err:502</text:p>
          </table:table-cell>
          <table:table-cell table:formula="of:=COUNTIF(INDIRECT([.AT$2]&amp;&quot;.F3&quot;):INDIRECT([.AT$2]&amp;&quot;.F1000&quot;);[.$A25])" office:value-type="float" office:value="0">
            <text:p>Err:502</text:p>
          </table:table-cell>
          <table:table-cell table:formula="of:=COUNTIF(INDIRECT([.AU$2]&amp;&quot;.F3&quot;):INDIRECT([.AU$2]&amp;&quot;.F1000&quot;);[.$A25])" office:value-type="float" office:value="0">
            <text:p>Err:502</text:p>
          </table:table-cell>
          <table:table-cell table:formula="of:=COUNTIF(INDIRECT([.AV$2]&amp;&quot;.F3&quot;):INDIRECT([.AV$2]&amp;&quot;.F1000&quot;);[.$A25])" office:value-type="float" office:value="0">
            <text:p>Err:502</text:p>
          </table:table-cell>
          <table:table-cell table:formula="of:=COUNTIF(INDIRECT([.AW$2]&amp;&quot;.F3&quot;):INDIRECT([.AW$2]&amp;&quot;.F1000&quot;);[.$A25])" office:value-type="float" office:value="0">
            <text:p>Err:502</text:p>
          </table:table-cell>
          <table:table-cell table:formula="of:=COUNTIF(INDIRECT([.AX$2]&amp;&quot;.F3&quot;):INDIRECT([.AX$2]&amp;&quot;.F1000&quot;);[.$A25])" office:value-type="float" office:value="0">
            <text:p>Err:502</text:p>
          </table:table-cell>
          <table:table-cell table:formula="of:=COUNTIF(INDIRECT([.AY$2]&amp;&quot;.F3&quot;):INDIRECT([.AY$2]&amp;&quot;.F1000&quot;);[.$A25])" office:value-type="float" office:value="0">
            <text:p>Err:502</text:p>
          </table:table-cell>
          <table:table-cell table:formula="of:=COUNTIF(INDIRECT([.AZ$2]&amp;&quot;.F3&quot;):INDIRECT([.AZ$2]&amp;&quot;.F1000&quot;);[.$A25])" office:value-type="float" office:value="0">
            <text:p>Err:502</text:p>
          </table:table-cell>
          <table:table-cell table:formula="of:=COUNTIF(INDIRECT([.BA$2]&amp;&quot;.F3&quot;):INDIRECT([.BA$2]&amp;&quot;.F1000&quot;);[.$A25])" office:value-type="float" office:value="0">
            <text:p>Err:502</text:p>
          </table:table-cell>
          <table:table-cell table:formula="of:=COUNTIF(INDIRECT([.BB$2]&amp;&quot;.F3&quot;):INDIRECT([.BB$2]&amp;&quot;.F1000&quot;);[.$A25])" office:value-type="float" office:value="0">
            <text:p>Err:502</text:p>
          </table:table-cell>
          <table:table-cell table:formula="of:=COUNTIF(INDIRECT([.BC$2]&amp;&quot;.F3&quot;):INDIRECT([.BC$2]&amp;&quot;.F1000&quot;);[.$A25])" office:value-type="float" office:value="0">
            <text:p>Err:502</text:p>
          </table:table-cell>
          <table:table-cell table:formula="of:=COUNTIF(INDIRECT([.BD$2]&amp;&quot;.F3&quot;):INDIRECT([.BD$2]&amp;&quot;.F1000&quot;);[.$A25])" office:value-type="float" office:value="0">
            <text:p>Err:502</text:p>
          </table:table-cell>
          <table:table-cell table:formula="of:=COUNTIF(INDIRECT([.BE$2]&amp;&quot;.F3&quot;):INDIRECT([.BE$2]&amp;&quot;.F1000&quot;);[.$A25])" office:value-type="float" office:value="0">
            <text:p>Err:502</text:p>
          </table:table-cell>
          <table:table-cell table:formula="of:=COUNTIF(INDIRECT([.BF$2]&amp;&quot;.F3&quot;):INDIRECT([.BF$2]&amp;&quot;.F1000&quot;);[.$A25])" office:value-type="float" office:value="0">
            <text:p>Err:502</text:p>
          </table:table-cell>
          <table:table-cell table:formula="of:=COUNTIF(INDIRECT([.BG$2]&amp;&quot;.F3&quot;):INDIRECT([.BG$2]&amp;&quot;.F1000&quot;);[.$A25])" office:value-type="float" office:value="0">
            <text:p>Err:502</text:p>
          </table:table-cell>
          <table:table-cell table:formula="of:=COUNTIF(INDIRECT([.BH$2]&amp;&quot;.F3&quot;):INDIRECT([.BH$2]&amp;&quot;.F1000&quot;);[.$A25])" office:value-type="float" office:value="0">
            <text:p>Err:502</text:p>
          </table:table-cell>
          <table:table-cell table:formula="of:=COUNTIF(INDIRECT([.BI$2]&amp;&quot;.F3&quot;):INDIRECT([.BI$2]&amp;&quot;.F1000&quot;);[.$A25])" office:value-type="float" office:value="0">
            <text:p>Err:502</text:p>
          </table:table-cell>
          <table:table-cell table:formula="of:=COUNTIF(INDIRECT([.BJ$2]&amp;&quot;.F3&quot;):INDIRECT([.BJ$2]&amp;&quot;.F1000&quot;);[.$A25])" office:value-type="float" office:value="0">
            <text:p>Err:502</text:p>
          </table:table-cell>
          <table:table-cell table:formula="of:=COUNTIF(INDIRECT([.BK$2]&amp;&quot;.F3&quot;):INDIRECT([.BK$2]&amp;&quot;.F1000&quot;);[.$A25])" office:value-type="float" office:value="0">
            <text:p>Err:502</text:p>
          </table:table-cell>
          <table:table-cell table:formula="of:=COUNTIF(INDIRECT([.BL$2]&amp;&quot;.F3&quot;):INDIRECT([.BL$2]&amp;&quot;.F1000&quot;);[.$A25])" office:value-type="float" office:value="0">
            <text:p>Err:502</text:p>
          </table:table-cell>
          <table:table-cell table:formula="of:=COUNTIF(INDIRECT([.BM$2]&amp;&quot;.F3&quot;):INDIRECT([.BM$2]&amp;&quot;.F1000&quot;);[.$A25])" office:value-type="float" office:value="0">
            <text:p>Err:502</text:p>
          </table:table-cell>
          <table:table-cell table:formula="of:=COUNTIF(INDIRECT([.BN$2]&amp;&quot;.F3&quot;):INDIRECT([.BN$2]&amp;&quot;.F1000&quot;);[.$A25])" office:value-type="float" office:value="0">
            <text:p>Err:502</text:p>
          </table:table-cell>
          <table:table-cell table:formula="of:=COUNTIF(INDIRECT([.BO$2]&amp;&quot;.F3&quot;):INDIRECT([.BO$2]&amp;&quot;.F1000&quot;);[.$A25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Velocity</text:p>
          </table:table-cell>
          <table:table-cell office:value-type="float" office:value="400">
            <text:p>400</text:p>
          </table:table-cell>
          <table:table-cell table:formula="of:=SUMIF([.E26:.DZ26];&quot;&gt;0&quot;)" office:value-type="float" office:value="15">
            <text:p>15</text:p>
          </table:table-cell>
          <table:table-cell table:formula="of:=SUM([.B26]*[.C26]/1000)" office:value-type="currency" office:currency="USD" office:value="6">
            <text:p>6.00 USD</text:p>
          </table:table-cell>
          <table:table-cell table:formula="of:=COUNTIF(INDIRECT([.E$2]&amp;&quot;.F3&quot;):INDIRECT([.E$2]&amp;&quot;.F1000&quot;);[.$A26])" office:value-type="float" office:value="0">
            <text:p>0</text:p>
          </table:table-cell>
          <table:table-cell table:formula="of:=COUNTIF(INDIRECT([.F$2]&amp;&quot;.F3&quot;):INDIRECT([.F$2]&amp;&quot;.F1000&quot;);[.$A26])" office:value-type="float" office:value="0">
            <text:p>0</text:p>
          </table:table-cell>
          <table:table-cell table:formula="of:=COUNTIF(INDIRECT([.G$2]&amp;&quot;.F3&quot;):INDIRECT([.G$2]&amp;&quot;.F1000&quot;);[.$A26])" office:value-type="float" office:value="1">
            <text:p>1</text:p>
          </table:table-cell>
          <table:table-cell table:formula="of:=COUNTIF(INDIRECT([.H$2]&amp;&quot;.F3&quot;):INDIRECT([.H$2]&amp;&quot;.F1000&quot;);[.$A26])" office:value-type="float" office:value="4">
            <text:p>4</text:p>
          </table:table-cell>
          <table:table-cell table:formula="of:=COUNTIF(INDIRECT([.I$2]&amp;&quot;.F3&quot;):INDIRECT([.I$2]&amp;&quot;.F1000&quot;);[.$A26])" office:value-type="float" office:value="10">
            <text:p>10</text:p>
          </table:table-cell>
          <table:table-cell table:formula="of:=COUNTIF(INDIRECT([.J$2]&amp;&quot;.F3&quot;):INDIRECT([.J$2]&amp;&quot;.F1000&quot;);[.$A26])" office:value-type="float" office:value="0">
            <text:p>0</text:p>
          </table:table-cell>
          <table:table-cell table:formula="of:=COUNTIF(INDIRECT([.K$2]&amp;&quot;.F3&quot;):INDIRECT([.K$2]&amp;&quot;.F1000&quot;);[.$A26])" office:value-type="float" office:value="0">
            <text:p>0</text:p>
          </table:table-cell>
          <table:table-cell table:formula="of:=COUNTIF(INDIRECT([.L$2]&amp;&quot;.F3&quot;):INDIRECT([.L$2]&amp;&quot;.F1000&quot;);[.$A26])" office:value-type="float" office:value="0">
            <text:p>0</text:p>
          </table:table-cell>
          <table:table-cell table:formula="of:=COUNTIF(INDIRECT([.M$2]&amp;&quot;.F3&quot;):INDIRECT([.M$2]&amp;&quot;.F1000&quot;);[.$A26])" office:value-type="float" office:value="0">
            <text:p>0</text:p>
          </table:table-cell>
          <table:table-cell table:formula="of:=COUNTIF(INDIRECT([.N$2]&amp;&quot;.F3&quot;):INDIRECT([.N$2]&amp;&quot;.F1000&quot;);[.$A26])" office:value-type="float" office:value="0">
            <text:p>0</text:p>
          </table:table-cell>
          <table:table-cell table:formula="of:=COUNTIF(INDIRECT([.O$2]&amp;&quot;.F3&quot;):INDIRECT([.O$2]&amp;&quot;.F1000&quot;);[.$A26])" office:value-type="float" office:value="0">
            <text:p>0</text:p>
          </table:table-cell>
          <table:table-cell table:formula="of:=COUNTIF(INDIRECT([.P$2]&amp;&quot;.F3&quot;):INDIRECT([.P$2]&amp;&quot;.F1000&quot;);[.$A26])" office:value-type="float" office:value="0">
            <text:p>Err:502</text:p>
          </table:table-cell>
          <table:table-cell table:formula="of:=COUNTIF(INDIRECT([.Q$2]&amp;&quot;.F3&quot;):INDIRECT([.Q$2]&amp;&quot;.F1000&quot;);[.$A26])" office:value-type="float" office:value="0">
            <text:p>Err:502</text:p>
          </table:table-cell>
          <table:table-cell table:formula="of:=COUNTIF(INDIRECT([.R$2]&amp;&quot;.F3&quot;):INDIRECT([.R$2]&amp;&quot;.F1000&quot;);[.$A26])" office:value-type="float" office:value="0">
            <text:p>Err:502</text:p>
          </table:table-cell>
          <table:table-cell table:formula="of:=COUNTIF(INDIRECT([.S$2]&amp;&quot;.F3&quot;):INDIRECT([.S$2]&amp;&quot;.F1000&quot;);[.$A26])" office:value-type="float" office:value="0">
            <text:p>Err:502</text:p>
          </table:table-cell>
          <table:table-cell table:formula="of:=COUNTIF(INDIRECT([.T$2]&amp;&quot;.F3&quot;):INDIRECT([.T$2]&amp;&quot;.F1000&quot;);[.$A26])" office:value-type="float" office:value="0">
            <text:p>Err:502</text:p>
          </table:table-cell>
          <table:table-cell table:formula="of:=COUNTIF(INDIRECT([.U$2]&amp;&quot;.F3&quot;):INDIRECT([.U$2]&amp;&quot;.F1000&quot;);[.$A26])" office:value-type="float" office:value="0">
            <text:p>Err:502</text:p>
          </table:table-cell>
          <table:table-cell table:formula="of:=COUNTIF(INDIRECT([.V$2]&amp;&quot;.F3&quot;):INDIRECT([.V$2]&amp;&quot;.F1000&quot;);[.$A26])" office:value-type="float" office:value="0">
            <text:p>Err:502</text:p>
          </table:table-cell>
          <table:table-cell table:formula="of:=COUNTIF(INDIRECT([.W$2]&amp;&quot;.F3&quot;):INDIRECT([.W$2]&amp;&quot;.F1000&quot;);[.$A26])" office:value-type="float" office:value="0">
            <text:p>Err:502</text:p>
          </table:table-cell>
          <table:table-cell table:formula="of:=COUNTIF(INDIRECT([.X$2]&amp;&quot;.F3&quot;):INDIRECT([.X$2]&amp;&quot;.F1000&quot;);[.$A26])" office:value-type="float" office:value="0">
            <text:p>Err:502</text:p>
          </table:table-cell>
          <table:table-cell table:formula="of:=COUNTIF(INDIRECT([.Y$2]&amp;&quot;.F3&quot;):INDIRECT([.Y$2]&amp;&quot;.F1000&quot;);[.$A26])" office:value-type="float" office:value="0">
            <text:p>Err:502</text:p>
          </table:table-cell>
          <table:table-cell table:formula="of:=COUNTIF(INDIRECT([.Z$2]&amp;&quot;.F3&quot;):INDIRECT([.Z$2]&amp;&quot;.F1000&quot;);[.$A26])" office:value-type="float" office:value="0">
            <text:p>Err:502</text:p>
          </table:table-cell>
          <table:table-cell table:formula="of:=COUNTIF(INDIRECT([.AA$2]&amp;&quot;.F3&quot;):INDIRECT([.AA$2]&amp;&quot;.F1000&quot;);[.$A26])" office:value-type="float" office:value="0">
            <text:p>Err:502</text:p>
          </table:table-cell>
          <table:table-cell table:formula="of:=COUNTIF(INDIRECT([.AB$2]&amp;&quot;.F3&quot;):INDIRECT([.AB$2]&amp;&quot;.F1000&quot;);[.$A26])" office:value-type="float" office:value="0">
            <text:p>Err:502</text:p>
          </table:table-cell>
          <table:table-cell table:formula="of:=COUNTIF(INDIRECT([.AC$2]&amp;&quot;.F3&quot;):INDIRECT([.AC$2]&amp;&quot;.F1000&quot;);[.$A26])" office:value-type="float" office:value="0">
            <text:p>Err:502</text:p>
          </table:table-cell>
          <table:table-cell table:formula="of:=COUNTIF(INDIRECT([.AD$2]&amp;&quot;.F3&quot;):INDIRECT([.AD$2]&amp;&quot;.F1000&quot;);[.$A26])" office:value-type="float" office:value="0">
            <text:p>Err:502</text:p>
          </table:table-cell>
          <table:table-cell table:formula="of:=COUNTIF(INDIRECT([.AE$2]&amp;&quot;.F3&quot;):INDIRECT([.AE$2]&amp;&quot;.F1000&quot;);[.$A26])" office:value-type="float" office:value="0">
            <text:p>Err:502</text:p>
          </table:table-cell>
          <table:table-cell table:formula="of:=COUNTIF(INDIRECT([.AF$2]&amp;&quot;.F3&quot;):INDIRECT([.AF$2]&amp;&quot;.F1000&quot;);[.$A26])" office:value-type="float" office:value="0">
            <text:p>Err:502</text:p>
          </table:table-cell>
          <table:table-cell table:formula="of:=COUNTIF(INDIRECT([.AG$2]&amp;&quot;.F3&quot;):INDIRECT([.AG$2]&amp;&quot;.F1000&quot;);[.$A26])" office:value-type="float" office:value="0">
            <text:p>Err:502</text:p>
          </table:table-cell>
          <table:table-cell table:formula="of:=COUNTIF(INDIRECT([.AH$2]&amp;&quot;.F3&quot;):INDIRECT([.AH$2]&amp;&quot;.F1000&quot;);[.$A26])" office:value-type="float" office:value="0">
            <text:p>Err:502</text:p>
          </table:table-cell>
          <table:table-cell table:formula="of:=COUNTIF(INDIRECT([.AI$2]&amp;&quot;.F3&quot;):INDIRECT([.AI$2]&amp;&quot;.F1000&quot;);[.$A26])" office:value-type="float" office:value="0">
            <text:p>Err:502</text:p>
          </table:table-cell>
          <table:table-cell table:formula="of:=COUNTIF(INDIRECT([.AJ$2]&amp;&quot;.F3&quot;):INDIRECT([.AJ$2]&amp;&quot;.F1000&quot;);[.$A26])" office:value-type="float" office:value="0">
            <text:p>Err:502</text:p>
          </table:table-cell>
          <table:table-cell table:formula="of:=COUNTIF(INDIRECT([.AK$2]&amp;&quot;.F3&quot;):INDIRECT([.AK$2]&amp;&quot;.F1000&quot;);[.$A26])" office:value-type="float" office:value="0">
            <text:p>Err:502</text:p>
          </table:table-cell>
          <table:table-cell table:formula="of:=COUNTIF(INDIRECT([.AL$2]&amp;&quot;.F3&quot;):INDIRECT([.AL$2]&amp;&quot;.F1000&quot;);[.$A26])" office:value-type="float" office:value="0">
            <text:p>Err:502</text:p>
          </table:table-cell>
          <table:table-cell table:formula="of:=COUNTIF(INDIRECT([.AM$2]&amp;&quot;.F3&quot;):INDIRECT([.AM$2]&amp;&quot;.F1000&quot;);[.$A26])" office:value-type="float" office:value="0">
            <text:p>Err:502</text:p>
          </table:table-cell>
          <table:table-cell table:formula="of:=COUNTIF(INDIRECT([.AN$2]&amp;&quot;.F3&quot;):INDIRECT([.AN$2]&amp;&quot;.F1000&quot;);[.$A26])" office:value-type="float" office:value="0">
            <text:p>Err:502</text:p>
          </table:table-cell>
          <table:table-cell table:formula="of:=COUNTIF(INDIRECT([.AO$2]&amp;&quot;.F3&quot;):INDIRECT([.AO$2]&amp;&quot;.F1000&quot;);[.$A26])" office:value-type="float" office:value="0">
            <text:p>Err:502</text:p>
          </table:table-cell>
          <table:table-cell table:formula="of:=COUNTIF(INDIRECT([.AP$2]&amp;&quot;.F3&quot;):INDIRECT([.AP$2]&amp;&quot;.F1000&quot;);[.$A26])" office:value-type="float" office:value="0">
            <text:p>Err:502</text:p>
          </table:table-cell>
          <table:table-cell table:formula="of:=COUNTIF(INDIRECT([.AQ$2]&amp;&quot;.F3&quot;):INDIRECT([.AQ$2]&amp;&quot;.F1000&quot;);[.$A26])" office:value-type="float" office:value="0">
            <text:p>Err:502</text:p>
          </table:table-cell>
          <table:table-cell table:formula="of:=COUNTIF(INDIRECT([.AR$2]&amp;&quot;.F3&quot;):INDIRECT([.AR$2]&amp;&quot;.F1000&quot;);[.$A26])" office:value-type="float" office:value="0">
            <text:p>Err:502</text:p>
          </table:table-cell>
          <table:table-cell table:formula="of:=COUNTIF(INDIRECT([.AS$2]&amp;&quot;.F3&quot;):INDIRECT([.AS$2]&amp;&quot;.F1000&quot;);[.$A26])" office:value-type="float" office:value="0">
            <text:p>Err:502</text:p>
          </table:table-cell>
          <table:table-cell table:formula="of:=COUNTIF(INDIRECT([.AT$2]&amp;&quot;.F3&quot;):INDIRECT([.AT$2]&amp;&quot;.F1000&quot;);[.$A26])" office:value-type="float" office:value="0">
            <text:p>Err:502</text:p>
          </table:table-cell>
          <table:table-cell table:formula="of:=COUNTIF(INDIRECT([.AU$2]&amp;&quot;.F3&quot;):INDIRECT([.AU$2]&amp;&quot;.F1000&quot;);[.$A26])" office:value-type="float" office:value="0">
            <text:p>Err:502</text:p>
          </table:table-cell>
          <table:table-cell table:formula="of:=COUNTIF(INDIRECT([.AV$2]&amp;&quot;.F3&quot;):INDIRECT([.AV$2]&amp;&quot;.F1000&quot;);[.$A26])" office:value-type="float" office:value="0">
            <text:p>Err:502</text:p>
          </table:table-cell>
          <table:table-cell table:formula="of:=COUNTIF(INDIRECT([.AW$2]&amp;&quot;.F3&quot;):INDIRECT([.AW$2]&amp;&quot;.F1000&quot;);[.$A26])" office:value-type="float" office:value="0">
            <text:p>Err:502</text:p>
          </table:table-cell>
          <table:table-cell table:formula="of:=COUNTIF(INDIRECT([.AX$2]&amp;&quot;.F3&quot;):INDIRECT([.AX$2]&amp;&quot;.F1000&quot;);[.$A26])" office:value-type="float" office:value="0">
            <text:p>Err:502</text:p>
          </table:table-cell>
          <table:table-cell table:formula="of:=COUNTIF(INDIRECT([.AY$2]&amp;&quot;.F3&quot;):INDIRECT([.AY$2]&amp;&quot;.F1000&quot;);[.$A26])" office:value-type="float" office:value="0">
            <text:p>Err:502</text:p>
          </table:table-cell>
          <table:table-cell table:formula="of:=COUNTIF(INDIRECT([.AZ$2]&amp;&quot;.F3&quot;):INDIRECT([.AZ$2]&amp;&quot;.F1000&quot;);[.$A26])" office:value-type="float" office:value="0">
            <text:p>Err:502</text:p>
          </table:table-cell>
          <table:table-cell table:formula="of:=COUNTIF(INDIRECT([.BA$2]&amp;&quot;.F3&quot;):INDIRECT([.BA$2]&amp;&quot;.F1000&quot;);[.$A26])" office:value-type="float" office:value="0">
            <text:p>Err:502</text:p>
          </table:table-cell>
          <table:table-cell table:formula="of:=COUNTIF(INDIRECT([.BB$2]&amp;&quot;.F3&quot;):INDIRECT([.BB$2]&amp;&quot;.F1000&quot;);[.$A26])" office:value-type="float" office:value="0">
            <text:p>Err:502</text:p>
          </table:table-cell>
          <table:table-cell table:formula="of:=COUNTIF(INDIRECT([.BC$2]&amp;&quot;.F3&quot;):INDIRECT([.BC$2]&amp;&quot;.F1000&quot;);[.$A26])" office:value-type="float" office:value="0">
            <text:p>Err:502</text:p>
          </table:table-cell>
          <table:table-cell table:formula="of:=COUNTIF(INDIRECT([.BD$2]&amp;&quot;.F3&quot;):INDIRECT([.BD$2]&amp;&quot;.F1000&quot;);[.$A26])" office:value-type="float" office:value="0">
            <text:p>Err:502</text:p>
          </table:table-cell>
          <table:table-cell table:formula="of:=COUNTIF(INDIRECT([.BE$2]&amp;&quot;.F3&quot;):INDIRECT([.BE$2]&amp;&quot;.F1000&quot;);[.$A26])" office:value-type="float" office:value="0">
            <text:p>Err:502</text:p>
          </table:table-cell>
          <table:table-cell table:formula="of:=COUNTIF(INDIRECT([.BF$2]&amp;&quot;.F3&quot;):INDIRECT([.BF$2]&amp;&quot;.F1000&quot;);[.$A26])" office:value-type="float" office:value="0">
            <text:p>Err:502</text:p>
          </table:table-cell>
          <table:table-cell table:formula="of:=COUNTIF(INDIRECT([.BG$2]&amp;&quot;.F3&quot;):INDIRECT([.BG$2]&amp;&quot;.F1000&quot;);[.$A26])" office:value-type="float" office:value="0">
            <text:p>Err:502</text:p>
          </table:table-cell>
          <table:table-cell table:formula="of:=COUNTIF(INDIRECT([.BH$2]&amp;&quot;.F3&quot;):INDIRECT([.BH$2]&amp;&quot;.F1000&quot;);[.$A26])" office:value-type="float" office:value="0">
            <text:p>Err:502</text:p>
          </table:table-cell>
          <table:table-cell table:formula="of:=COUNTIF(INDIRECT([.BI$2]&amp;&quot;.F3&quot;):INDIRECT([.BI$2]&amp;&quot;.F1000&quot;);[.$A26])" office:value-type="float" office:value="0">
            <text:p>Err:502</text:p>
          </table:table-cell>
          <table:table-cell table:formula="of:=COUNTIF(INDIRECT([.BJ$2]&amp;&quot;.F3&quot;):INDIRECT([.BJ$2]&amp;&quot;.F1000&quot;);[.$A26])" office:value-type="float" office:value="0">
            <text:p>Err:502</text:p>
          </table:table-cell>
          <table:table-cell table:formula="of:=COUNTIF(INDIRECT([.BK$2]&amp;&quot;.F3&quot;):INDIRECT([.BK$2]&amp;&quot;.F1000&quot;);[.$A26])" office:value-type="float" office:value="0">
            <text:p>Err:502</text:p>
          </table:table-cell>
          <table:table-cell table:formula="of:=COUNTIF(INDIRECT([.BL$2]&amp;&quot;.F3&quot;):INDIRECT([.BL$2]&amp;&quot;.F1000&quot;);[.$A26])" office:value-type="float" office:value="0">
            <text:p>Err:502</text:p>
          </table:table-cell>
          <table:table-cell table:formula="of:=COUNTIF(INDIRECT([.BM$2]&amp;&quot;.F3&quot;):INDIRECT([.BM$2]&amp;&quot;.F1000&quot;);[.$A26])" office:value-type="float" office:value="0">
            <text:p>Err:502</text:p>
          </table:table-cell>
          <table:table-cell table:formula="of:=COUNTIF(INDIRECT([.BN$2]&amp;&quot;.F3&quot;):INDIRECT([.BN$2]&amp;&quot;.F1000&quot;);[.$A26])" office:value-type="float" office:value="0">
            <text:p>Err:502</text:p>
          </table:table-cell>
          <table:table-cell table:formula="of:=COUNTIF(INDIRECT([.BO$2]&amp;&quot;.F3&quot;):INDIRECT([.BO$2]&amp;&quot;.F1000&quot;);[.$A26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BeamMultiplexer</text:p>
          </table:table-cell>
          <table:table-cell office:value-type="float" office:value="400">
            <text:p>400</text:p>
          </table:table-cell>
          <table:table-cell table:formula="of:=SUMIF([.E27:.DZ27];&quot;&gt;0&quot;)" office:value-type="float" office:value="12">
            <text:p>12</text:p>
          </table:table-cell>
          <table:table-cell table:formula="of:=SUM([.B27]*[.C27]/1000)" office:value-type="currency" office:currency="USD" office:value="4.8">
            <text:p>4.80 USD</text:p>
          </table:table-cell>
          <table:table-cell table:formula="of:=COUNTIF(INDIRECT([.E$2]&amp;&quot;.F3&quot;):INDIRECT([.E$2]&amp;&quot;.F1000&quot;);[.$A27])" office:value-type="float" office:value="0">
            <text:p>0</text:p>
          </table:table-cell>
          <table:table-cell table:formula="of:=COUNTIF(INDIRECT([.F$2]&amp;&quot;.F3&quot;):INDIRECT([.F$2]&amp;&quot;.F1000&quot;);[.$A27])" office:value-type="float" office:value="0">
            <text:p>0</text:p>
          </table:table-cell>
          <table:table-cell table:formula="of:=COUNTIF(INDIRECT([.G$2]&amp;&quot;.F3&quot;):INDIRECT([.G$2]&amp;&quot;.F1000&quot;);[.$A27])" office:value-type="float" office:value="3">
            <text:p>3</text:p>
          </table:table-cell>
          <table:table-cell table:formula="of:=COUNTIF(INDIRECT([.H$2]&amp;&quot;.F3&quot;):INDIRECT([.H$2]&amp;&quot;.F1000&quot;);[.$A27])" office:value-type="float" office:value="5">
            <text:p>5</text:p>
          </table:table-cell>
          <table:table-cell table:formula="of:=COUNTIF(INDIRECT([.I$2]&amp;&quot;.F3&quot;):INDIRECT([.I$2]&amp;&quot;.F1000&quot;);[.$A27])" office:value-type="float" office:value="0">
            <text:p>0</text:p>
          </table:table-cell>
          <table:table-cell table:formula="of:=COUNTIF(INDIRECT([.J$2]&amp;&quot;.F3&quot;):INDIRECT([.J$2]&amp;&quot;.F1000&quot;);[.$A27])" office:value-type="float" office:value="0">
            <text:p>0</text:p>
          </table:table-cell>
          <table:table-cell table:formula="of:=COUNTIF(INDIRECT([.K$2]&amp;&quot;.F3&quot;):INDIRECT([.K$2]&amp;&quot;.F1000&quot;);[.$A27])" office:value-type="float" office:value="2">
            <text:p>2</text:p>
          </table:table-cell>
          <table:table-cell table:formula="of:=COUNTIF(INDIRECT([.L$2]&amp;&quot;.F3&quot;):INDIRECT([.L$2]&amp;&quot;.F1000&quot;);[.$A27])" office:value-type="float" office:value="0">
            <text:p>0</text:p>
          </table:table-cell>
          <table:table-cell table:formula="of:=COUNTIF(INDIRECT([.M$2]&amp;&quot;.F3&quot;):INDIRECT([.M$2]&amp;&quot;.F1000&quot;);[.$A27])" office:value-type="float" office:value="2">
            <text:p>2</text:p>
          </table:table-cell>
          <table:table-cell table:formula="of:=COUNTIF(INDIRECT([.N$2]&amp;&quot;.F3&quot;):INDIRECT([.N$2]&amp;&quot;.F1000&quot;);[.$A27])" office:value-type="float" office:value="0">
            <text:p>0</text:p>
          </table:table-cell>
          <table:table-cell table:formula="of:=COUNTIF(INDIRECT([.O$2]&amp;&quot;.F3&quot;):INDIRECT([.O$2]&amp;&quot;.F1000&quot;);[.$A27])" office:value-type="float" office:value="0">
            <text:p>0</text:p>
          </table:table-cell>
          <table:table-cell table:formula="of:=COUNTIF(INDIRECT([.P$2]&amp;&quot;.F3&quot;):INDIRECT([.P$2]&amp;&quot;.F1000&quot;);[.$A27])" office:value-type="float" office:value="0">
            <text:p>Err:502</text:p>
          </table:table-cell>
          <table:table-cell table:formula="of:=COUNTIF(INDIRECT([.Q$2]&amp;&quot;.F3&quot;):INDIRECT([.Q$2]&amp;&quot;.F1000&quot;);[.$A27])" office:value-type="float" office:value="0">
            <text:p>Err:502</text:p>
          </table:table-cell>
          <table:table-cell table:formula="of:=COUNTIF(INDIRECT([.R$2]&amp;&quot;.F3&quot;):INDIRECT([.R$2]&amp;&quot;.F1000&quot;);[.$A27])" office:value-type="float" office:value="0">
            <text:p>Err:502</text:p>
          </table:table-cell>
          <table:table-cell table:formula="of:=COUNTIF(INDIRECT([.S$2]&amp;&quot;.F3&quot;):INDIRECT([.S$2]&amp;&quot;.F1000&quot;);[.$A27])" office:value-type="float" office:value="0">
            <text:p>Err:502</text:p>
          </table:table-cell>
          <table:table-cell table:formula="of:=COUNTIF(INDIRECT([.T$2]&amp;&quot;.F3&quot;):INDIRECT([.T$2]&amp;&quot;.F1000&quot;);[.$A27])" office:value-type="float" office:value="0">
            <text:p>Err:502</text:p>
          </table:table-cell>
          <table:table-cell table:formula="of:=COUNTIF(INDIRECT([.U$2]&amp;&quot;.F3&quot;):INDIRECT([.U$2]&amp;&quot;.F1000&quot;);[.$A27])" office:value-type="float" office:value="0">
            <text:p>Err:502</text:p>
          </table:table-cell>
          <table:table-cell table:formula="of:=COUNTIF(INDIRECT([.V$2]&amp;&quot;.F3&quot;):INDIRECT([.V$2]&amp;&quot;.F1000&quot;);[.$A27])" office:value-type="float" office:value="0">
            <text:p>Err:502</text:p>
          </table:table-cell>
          <table:table-cell table:formula="of:=COUNTIF(INDIRECT([.W$2]&amp;&quot;.F3&quot;):INDIRECT([.W$2]&amp;&quot;.F1000&quot;);[.$A27])" office:value-type="float" office:value="0">
            <text:p>Err:502</text:p>
          </table:table-cell>
          <table:table-cell table:formula="of:=COUNTIF(INDIRECT([.X$2]&amp;&quot;.F3&quot;):INDIRECT([.X$2]&amp;&quot;.F1000&quot;);[.$A27])" office:value-type="float" office:value="0">
            <text:p>Err:502</text:p>
          </table:table-cell>
          <table:table-cell table:formula="of:=COUNTIF(INDIRECT([.Y$2]&amp;&quot;.F3&quot;):INDIRECT([.Y$2]&amp;&quot;.F1000&quot;);[.$A27])" office:value-type="float" office:value="0">
            <text:p>Err:502</text:p>
          </table:table-cell>
          <table:table-cell table:formula="of:=COUNTIF(INDIRECT([.Z$2]&amp;&quot;.F3&quot;):INDIRECT([.Z$2]&amp;&quot;.F1000&quot;);[.$A27])" office:value-type="float" office:value="0">
            <text:p>Err:502</text:p>
          </table:table-cell>
          <table:table-cell table:formula="of:=COUNTIF(INDIRECT([.AA$2]&amp;&quot;.F3&quot;):INDIRECT([.AA$2]&amp;&quot;.F1000&quot;);[.$A27])" office:value-type="float" office:value="0">
            <text:p>Err:502</text:p>
          </table:table-cell>
          <table:table-cell table:formula="of:=COUNTIF(INDIRECT([.AB$2]&amp;&quot;.F3&quot;):INDIRECT([.AB$2]&amp;&quot;.F1000&quot;);[.$A27])" office:value-type="float" office:value="0">
            <text:p>Err:502</text:p>
          </table:table-cell>
          <table:table-cell table:formula="of:=COUNTIF(INDIRECT([.AC$2]&amp;&quot;.F3&quot;):INDIRECT([.AC$2]&amp;&quot;.F1000&quot;);[.$A27])" office:value-type="float" office:value="0">
            <text:p>Err:502</text:p>
          </table:table-cell>
          <table:table-cell table:formula="of:=COUNTIF(INDIRECT([.AD$2]&amp;&quot;.F3&quot;):INDIRECT([.AD$2]&amp;&quot;.F1000&quot;);[.$A27])" office:value-type="float" office:value="0">
            <text:p>Err:502</text:p>
          </table:table-cell>
          <table:table-cell table:formula="of:=COUNTIF(INDIRECT([.AE$2]&amp;&quot;.F3&quot;):INDIRECT([.AE$2]&amp;&quot;.F1000&quot;);[.$A27])" office:value-type="float" office:value="0">
            <text:p>Err:502</text:p>
          </table:table-cell>
          <table:table-cell table:formula="of:=COUNTIF(INDIRECT([.AF$2]&amp;&quot;.F3&quot;):INDIRECT([.AF$2]&amp;&quot;.F1000&quot;);[.$A27])" office:value-type="float" office:value="0">
            <text:p>Err:502</text:p>
          </table:table-cell>
          <table:table-cell table:formula="of:=COUNTIF(INDIRECT([.AG$2]&amp;&quot;.F3&quot;):INDIRECT([.AG$2]&amp;&quot;.F1000&quot;);[.$A27])" office:value-type="float" office:value="0">
            <text:p>Err:502</text:p>
          </table:table-cell>
          <table:table-cell table:formula="of:=COUNTIF(INDIRECT([.AH$2]&amp;&quot;.F3&quot;):INDIRECT([.AH$2]&amp;&quot;.F1000&quot;);[.$A27])" office:value-type="float" office:value="0">
            <text:p>Err:502</text:p>
          </table:table-cell>
          <table:table-cell table:formula="of:=COUNTIF(INDIRECT([.AI$2]&amp;&quot;.F3&quot;):INDIRECT([.AI$2]&amp;&quot;.F1000&quot;);[.$A27])" office:value-type="float" office:value="0">
            <text:p>Err:502</text:p>
          </table:table-cell>
          <table:table-cell table:formula="of:=COUNTIF(INDIRECT([.AJ$2]&amp;&quot;.F3&quot;):INDIRECT([.AJ$2]&amp;&quot;.F1000&quot;);[.$A27])" office:value-type="float" office:value="0">
            <text:p>Err:502</text:p>
          </table:table-cell>
          <table:table-cell table:formula="of:=COUNTIF(INDIRECT([.AK$2]&amp;&quot;.F3&quot;):INDIRECT([.AK$2]&amp;&quot;.F1000&quot;);[.$A27])" office:value-type="float" office:value="0">
            <text:p>Err:502</text:p>
          </table:table-cell>
          <table:table-cell table:formula="of:=COUNTIF(INDIRECT([.AL$2]&amp;&quot;.F3&quot;):INDIRECT([.AL$2]&amp;&quot;.F1000&quot;);[.$A27])" office:value-type="float" office:value="0">
            <text:p>Err:502</text:p>
          </table:table-cell>
          <table:table-cell table:formula="of:=COUNTIF(INDIRECT([.AM$2]&amp;&quot;.F3&quot;):INDIRECT([.AM$2]&amp;&quot;.F1000&quot;);[.$A27])" office:value-type="float" office:value="0">
            <text:p>Err:502</text:p>
          </table:table-cell>
          <table:table-cell table:formula="of:=COUNTIF(INDIRECT([.AN$2]&amp;&quot;.F3&quot;):INDIRECT([.AN$2]&amp;&quot;.F1000&quot;);[.$A27])" office:value-type="float" office:value="0">
            <text:p>Err:502</text:p>
          </table:table-cell>
          <table:table-cell table:formula="of:=COUNTIF(INDIRECT([.AO$2]&amp;&quot;.F3&quot;):INDIRECT([.AO$2]&amp;&quot;.F1000&quot;);[.$A27])" office:value-type="float" office:value="0">
            <text:p>Err:502</text:p>
          </table:table-cell>
          <table:table-cell table:formula="of:=COUNTIF(INDIRECT([.AP$2]&amp;&quot;.F3&quot;):INDIRECT([.AP$2]&amp;&quot;.F1000&quot;);[.$A27])" office:value-type="float" office:value="0">
            <text:p>Err:502</text:p>
          </table:table-cell>
          <table:table-cell table:formula="of:=COUNTIF(INDIRECT([.AQ$2]&amp;&quot;.F3&quot;):INDIRECT([.AQ$2]&amp;&quot;.F1000&quot;);[.$A27])" office:value-type="float" office:value="0">
            <text:p>Err:502</text:p>
          </table:table-cell>
          <table:table-cell table:formula="of:=COUNTIF(INDIRECT([.AR$2]&amp;&quot;.F3&quot;):INDIRECT([.AR$2]&amp;&quot;.F1000&quot;);[.$A27])" office:value-type="float" office:value="0">
            <text:p>Err:502</text:p>
          </table:table-cell>
          <table:table-cell table:formula="of:=COUNTIF(INDIRECT([.AS$2]&amp;&quot;.F3&quot;):INDIRECT([.AS$2]&amp;&quot;.F1000&quot;);[.$A27])" office:value-type="float" office:value="0">
            <text:p>Err:502</text:p>
          </table:table-cell>
          <table:table-cell table:formula="of:=COUNTIF(INDIRECT([.AT$2]&amp;&quot;.F3&quot;):INDIRECT([.AT$2]&amp;&quot;.F1000&quot;);[.$A27])" office:value-type="float" office:value="0">
            <text:p>Err:502</text:p>
          </table:table-cell>
          <table:table-cell table:formula="of:=COUNTIF(INDIRECT([.AU$2]&amp;&quot;.F3&quot;):INDIRECT([.AU$2]&amp;&quot;.F1000&quot;);[.$A27])" office:value-type="float" office:value="0">
            <text:p>Err:502</text:p>
          </table:table-cell>
          <table:table-cell table:formula="of:=COUNTIF(INDIRECT([.AV$2]&amp;&quot;.F3&quot;):INDIRECT([.AV$2]&amp;&quot;.F1000&quot;);[.$A27])" office:value-type="float" office:value="0">
            <text:p>Err:502</text:p>
          </table:table-cell>
          <table:table-cell table:formula="of:=COUNTIF(INDIRECT([.AW$2]&amp;&quot;.F3&quot;):INDIRECT([.AW$2]&amp;&quot;.F1000&quot;);[.$A27])" office:value-type="float" office:value="0">
            <text:p>Err:502</text:p>
          </table:table-cell>
          <table:table-cell table:formula="of:=COUNTIF(INDIRECT([.AX$2]&amp;&quot;.F3&quot;):INDIRECT([.AX$2]&amp;&quot;.F1000&quot;);[.$A27])" office:value-type="float" office:value="0">
            <text:p>Err:502</text:p>
          </table:table-cell>
          <table:table-cell table:formula="of:=COUNTIF(INDIRECT([.AY$2]&amp;&quot;.F3&quot;):INDIRECT([.AY$2]&amp;&quot;.F1000&quot;);[.$A27])" office:value-type="float" office:value="0">
            <text:p>Err:502</text:p>
          </table:table-cell>
          <table:table-cell table:formula="of:=COUNTIF(INDIRECT([.AZ$2]&amp;&quot;.F3&quot;):INDIRECT([.AZ$2]&amp;&quot;.F1000&quot;);[.$A27])" office:value-type="float" office:value="0">
            <text:p>Err:502</text:p>
          </table:table-cell>
          <table:table-cell table:formula="of:=COUNTIF(INDIRECT([.BA$2]&amp;&quot;.F3&quot;):INDIRECT([.BA$2]&amp;&quot;.F1000&quot;);[.$A27])" office:value-type="float" office:value="0">
            <text:p>Err:502</text:p>
          </table:table-cell>
          <table:table-cell table:formula="of:=COUNTIF(INDIRECT([.BB$2]&amp;&quot;.F3&quot;):INDIRECT([.BB$2]&amp;&quot;.F1000&quot;);[.$A27])" office:value-type="float" office:value="0">
            <text:p>Err:502</text:p>
          </table:table-cell>
          <table:table-cell table:formula="of:=COUNTIF(INDIRECT([.BC$2]&amp;&quot;.F3&quot;):INDIRECT([.BC$2]&amp;&quot;.F1000&quot;);[.$A27])" office:value-type="float" office:value="0">
            <text:p>Err:502</text:p>
          </table:table-cell>
          <table:table-cell table:formula="of:=COUNTIF(INDIRECT([.BD$2]&amp;&quot;.F3&quot;):INDIRECT([.BD$2]&amp;&quot;.F1000&quot;);[.$A27])" office:value-type="float" office:value="0">
            <text:p>Err:502</text:p>
          </table:table-cell>
          <table:table-cell table:formula="of:=COUNTIF(INDIRECT([.BE$2]&amp;&quot;.F3&quot;):INDIRECT([.BE$2]&amp;&quot;.F1000&quot;);[.$A27])" office:value-type="float" office:value="0">
            <text:p>Err:502</text:p>
          </table:table-cell>
          <table:table-cell table:formula="of:=COUNTIF(INDIRECT([.BF$2]&amp;&quot;.F3&quot;):INDIRECT([.BF$2]&amp;&quot;.F1000&quot;);[.$A27])" office:value-type="float" office:value="0">
            <text:p>Err:502</text:p>
          </table:table-cell>
          <table:table-cell table:formula="of:=COUNTIF(INDIRECT([.BG$2]&amp;&quot;.F3&quot;):INDIRECT([.BG$2]&amp;&quot;.F1000&quot;);[.$A27])" office:value-type="float" office:value="0">
            <text:p>Err:502</text:p>
          </table:table-cell>
          <table:table-cell table:formula="of:=COUNTIF(INDIRECT([.BH$2]&amp;&quot;.F3&quot;):INDIRECT([.BH$2]&amp;&quot;.F1000&quot;);[.$A27])" office:value-type="float" office:value="0">
            <text:p>Err:502</text:p>
          </table:table-cell>
          <table:table-cell table:formula="of:=COUNTIF(INDIRECT([.BI$2]&amp;&quot;.F3&quot;):INDIRECT([.BI$2]&amp;&quot;.F1000&quot;);[.$A27])" office:value-type="float" office:value="0">
            <text:p>Err:502</text:p>
          </table:table-cell>
          <table:table-cell table:formula="of:=COUNTIF(INDIRECT([.BJ$2]&amp;&quot;.F3&quot;):INDIRECT([.BJ$2]&amp;&quot;.F1000&quot;);[.$A27])" office:value-type="float" office:value="0">
            <text:p>Err:502</text:p>
          </table:table-cell>
          <table:table-cell table:formula="of:=COUNTIF(INDIRECT([.BK$2]&amp;&quot;.F3&quot;):INDIRECT([.BK$2]&amp;&quot;.F1000&quot;);[.$A27])" office:value-type="float" office:value="0">
            <text:p>Err:502</text:p>
          </table:table-cell>
          <table:table-cell table:formula="of:=COUNTIF(INDIRECT([.BL$2]&amp;&quot;.F3&quot;):INDIRECT([.BL$2]&amp;&quot;.F1000&quot;);[.$A27])" office:value-type="float" office:value="0">
            <text:p>Err:502</text:p>
          </table:table-cell>
          <table:table-cell table:formula="of:=COUNTIF(INDIRECT([.BM$2]&amp;&quot;.F3&quot;):INDIRECT([.BM$2]&amp;&quot;.F1000&quot;);[.$A27])" office:value-type="float" office:value="0">
            <text:p>Err:502</text:p>
          </table:table-cell>
          <table:table-cell table:formula="of:=COUNTIF(INDIRECT([.BN$2]&amp;&quot;.F3&quot;):INDIRECT([.BN$2]&amp;&quot;.F1000&quot;);[.$A27])" office:value-type="float" office:value="0">
            <text:p>Err:502</text:p>
          </table:table-cell>
          <table:table-cell table:formula="of:=COUNTIF(INDIRECT([.BO$2]&amp;&quot;.F3&quot;):INDIRECT([.BO$2]&amp;&quot;.F1000&quot;);[.$A27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TrailForestGreen</text:p>
          </table:table-cell>
          <table:table-cell office:value-type="float" office:value="2500">
            <text:p>2500</text:p>
          </table:table-cell>
          <table:table-cell table:formula="of:=SUMIF([.E28:.DZ28];&quot;&gt;0&quot;)" office:value-type="float" office:value="1">
            <text:p>1</text:p>
          </table:table-cell>
          <table:table-cell table:formula="of:=SUM([.B28]*[.C28]/1000)" office:value-type="currency" office:currency="USD" office:value="2.5">
            <text:p>2.50 USD</text:p>
          </table:table-cell>
          <table:table-cell table:formula="of:=COUNTIF(INDIRECT([.E$2]&amp;&quot;.F3&quot;):INDIRECT([.E$2]&amp;&quot;.F1000&quot;);[.$A28])" office:value-type="float" office:value="0">
            <text:p>0</text:p>
          </table:table-cell>
          <table:table-cell table:formula="of:=COUNTIF(INDIRECT([.F$2]&amp;&quot;.F3&quot;):INDIRECT([.F$2]&amp;&quot;.F1000&quot;);[.$A28])" office:value-type="float" office:value="1">
            <text:p>1</text:p>
          </table:table-cell>
          <table:table-cell table:formula="of:=COUNTIF(INDIRECT([.G$2]&amp;&quot;.F3&quot;):INDIRECT([.G$2]&amp;&quot;.F1000&quot;);[.$A28])" office:value-type="float" office:value="0">
            <text:p>0</text:p>
          </table:table-cell>
          <table:table-cell table:formula="of:=COUNTIF(INDIRECT([.H$2]&amp;&quot;.F3&quot;):INDIRECT([.H$2]&amp;&quot;.F1000&quot;);[.$A28])" office:value-type="float" office:value="0">
            <text:p>0</text:p>
          </table:table-cell>
          <table:table-cell table:formula="of:=COUNTIF(INDIRECT([.I$2]&amp;&quot;.F3&quot;):INDIRECT([.I$2]&amp;&quot;.F1000&quot;);[.$A28])" office:value-type="float" office:value="0">
            <text:p>0</text:p>
          </table:table-cell>
          <table:table-cell table:formula="of:=COUNTIF(INDIRECT([.J$2]&amp;&quot;.F3&quot;):INDIRECT([.J$2]&amp;&quot;.F1000&quot;);[.$A28])" office:value-type="float" office:value="0">
            <text:p>0</text:p>
          </table:table-cell>
          <table:table-cell table:formula="of:=COUNTIF(INDIRECT([.K$2]&amp;&quot;.F3&quot;):INDIRECT([.K$2]&amp;&quot;.F1000&quot;);[.$A28])" office:value-type="float" office:value="0">
            <text:p>0</text:p>
          </table:table-cell>
          <table:table-cell table:formula="of:=COUNTIF(INDIRECT([.L$2]&amp;&quot;.F3&quot;):INDIRECT([.L$2]&amp;&quot;.F1000&quot;);[.$A28])" office:value-type="float" office:value="0">
            <text:p>0</text:p>
          </table:table-cell>
          <table:table-cell table:formula="of:=COUNTIF(INDIRECT([.M$2]&amp;&quot;.F3&quot;):INDIRECT([.M$2]&amp;&quot;.F1000&quot;);[.$A28])" office:value-type="float" office:value="0">
            <text:p>0</text:p>
          </table:table-cell>
          <table:table-cell table:formula="of:=COUNTIF(INDIRECT([.N$2]&amp;&quot;.F3&quot;):INDIRECT([.N$2]&amp;&quot;.F1000&quot;);[.$A28])" office:value-type="float" office:value="0">
            <text:p>0</text:p>
          </table:table-cell>
          <table:table-cell table:formula="of:=COUNTIF(INDIRECT([.O$2]&amp;&quot;.F3&quot;):INDIRECT([.O$2]&amp;&quot;.F1000&quot;);[.$A28])" office:value-type="float" office:value="0">
            <text:p>0</text:p>
          </table:table-cell>
          <table:table-cell table:formula="of:=COUNTIF(INDIRECT([.P$2]&amp;&quot;.F3&quot;):INDIRECT([.P$2]&amp;&quot;.F1000&quot;);[.$A28])" office:value-type="float" office:value="0">
            <text:p>Err:502</text:p>
          </table:table-cell>
          <table:table-cell table:formula="of:=COUNTIF(INDIRECT([.Q$2]&amp;&quot;.F3&quot;):INDIRECT([.Q$2]&amp;&quot;.F1000&quot;);[.$A28])" office:value-type="float" office:value="0">
            <text:p>Err:502</text:p>
          </table:table-cell>
          <table:table-cell table:formula="of:=COUNTIF(INDIRECT([.R$2]&amp;&quot;.F3&quot;):INDIRECT([.R$2]&amp;&quot;.F1000&quot;);[.$A28])" office:value-type="float" office:value="0">
            <text:p>Err:502</text:p>
          </table:table-cell>
          <table:table-cell table:formula="of:=COUNTIF(INDIRECT([.S$2]&amp;&quot;.F3&quot;):INDIRECT([.S$2]&amp;&quot;.F1000&quot;);[.$A28])" office:value-type="float" office:value="0">
            <text:p>Err:502</text:p>
          </table:table-cell>
          <table:table-cell table:formula="of:=COUNTIF(INDIRECT([.T$2]&amp;&quot;.F3&quot;):INDIRECT([.T$2]&amp;&quot;.F1000&quot;);[.$A28])" office:value-type="float" office:value="0">
            <text:p>Err:502</text:p>
          </table:table-cell>
          <table:table-cell table:formula="of:=COUNTIF(INDIRECT([.U$2]&amp;&quot;.F3&quot;):INDIRECT([.U$2]&amp;&quot;.F1000&quot;);[.$A28])" office:value-type="float" office:value="0">
            <text:p>Err:502</text:p>
          </table:table-cell>
          <table:table-cell table:formula="of:=COUNTIF(INDIRECT([.V$2]&amp;&quot;.F3&quot;):INDIRECT([.V$2]&amp;&quot;.F1000&quot;);[.$A28])" office:value-type="float" office:value="0">
            <text:p>Err:502</text:p>
          </table:table-cell>
          <table:table-cell table:formula="of:=COUNTIF(INDIRECT([.W$2]&amp;&quot;.F3&quot;):INDIRECT([.W$2]&amp;&quot;.F1000&quot;);[.$A28])" office:value-type="float" office:value="0">
            <text:p>Err:502</text:p>
          </table:table-cell>
          <table:table-cell table:formula="of:=COUNTIF(INDIRECT([.X$2]&amp;&quot;.F3&quot;):INDIRECT([.X$2]&amp;&quot;.F1000&quot;);[.$A28])" office:value-type="float" office:value="0">
            <text:p>Err:502</text:p>
          </table:table-cell>
          <table:table-cell table:formula="of:=COUNTIF(INDIRECT([.Y$2]&amp;&quot;.F3&quot;):INDIRECT([.Y$2]&amp;&quot;.F1000&quot;);[.$A28])" office:value-type="float" office:value="0">
            <text:p>Err:502</text:p>
          </table:table-cell>
          <table:table-cell table:formula="of:=COUNTIF(INDIRECT([.Z$2]&amp;&quot;.F3&quot;):INDIRECT([.Z$2]&amp;&quot;.F1000&quot;);[.$A28])" office:value-type="float" office:value="0">
            <text:p>Err:502</text:p>
          </table:table-cell>
          <table:table-cell table:formula="of:=COUNTIF(INDIRECT([.AA$2]&amp;&quot;.F3&quot;):INDIRECT([.AA$2]&amp;&quot;.F1000&quot;);[.$A28])" office:value-type="float" office:value="0">
            <text:p>Err:502</text:p>
          </table:table-cell>
          <table:table-cell table:formula="of:=COUNTIF(INDIRECT([.AB$2]&amp;&quot;.F3&quot;):INDIRECT([.AB$2]&amp;&quot;.F1000&quot;);[.$A28])" office:value-type="float" office:value="0">
            <text:p>Err:502</text:p>
          </table:table-cell>
          <table:table-cell table:formula="of:=COUNTIF(INDIRECT([.AC$2]&amp;&quot;.F3&quot;):INDIRECT([.AC$2]&amp;&quot;.F1000&quot;);[.$A28])" office:value-type="float" office:value="0">
            <text:p>Err:502</text:p>
          </table:table-cell>
          <table:table-cell table:formula="of:=COUNTIF(INDIRECT([.AD$2]&amp;&quot;.F3&quot;):INDIRECT([.AD$2]&amp;&quot;.F1000&quot;);[.$A28])" office:value-type="float" office:value="0">
            <text:p>Err:502</text:p>
          </table:table-cell>
          <table:table-cell table:formula="of:=COUNTIF(INDIRECT([.AE$2]&amp;&quot;.F3&quot;):INDIRECT([.AE$2]&amp;&quot;.F1000&quot;);[.$A28])" office:value-type="float" office:value="0">
            <text:p>Err:502</text:p>
          </table:table-cell>
          <table:table-cell table:formula="of:=COUNTIF(INDIRECT([.AF$2]&amp;&quot;.F3&quot;):INDIRECT([.AF$2]&amp;&quot;.F1000&quot;);[.$A28])" office:value-type="float" office:value="0">
            <text:p>Err:502</text:p>
          </table:table-cell>
          <table:table-cell table:formula="of:=COUNTIF(INDIRECT([.AG$2]&amp;&quot;.F3&quot;):INDIRECT([.AG$2]&amp;&quot;.F1000&quot;);[.$A28])" office:value-type="float" office:value="0">
            <text:p>Err:502</text:p>
          </table:table-cell>
          <table:table-cell table:formula="of:=COUNTIF(INDIRECT([.AH$2]&amp;&quot;.F3&quot;):INDIRECT([.AH$2]&amp;&quot;.F1000&quot;);[.$A28])" office:value-type="float" office:value="0">
            <text:p>Err:502</text:p>
          </table:table-cell>
          <table:table-cell table:formula="of:=COUNTIF(INDIRECT([.AI$2]&amp;&quot;.F3&quot;):INDIRECT([.AI$2]&amp;&quot;.F1000&quot;);[.$A28])" office:value-type="float" office:value="0">
            <text:p>Err:502</text:p>
          </table:table-cell>
          <table:table-cell table:formula="of:=COUNTIF(INDIRECT([.AJ$2]&amp;&quot;.F3&quot;):INDIRECT([.AJ$2]&amp;&quot;.F1000&quot;);[.$A28])" office:value-type="float" office:value="0">
            <text:p>Err:502</text:p>
          </table:table-cell>
          <table:table-cell table:formula="of:=COUNTIF(INDIRECT([.AK$2]&amp;&quot;.F3&quot;):INDIRECT([.AK$2]&amp;&quot;.F1000&quot;);[.$A28])" office:value-type="float" office:value="0">
            <text:p>Err:502</text:p>
          </table:table-cell>
          <table:table-cell table:formula="of:=COUNTIF(INDIRECT([.AL$2]&amp;&quot;.F3&quot;):INDIRECT([.AL$2]&amp;&quot;.F1000&quot;);[.$A28])" office:value-type="float" office:value="0">
            <text:p>Err:502</text:p>
          </table:table-cell>
          <table:table-cell table:formula="of:=COUNTIF(INDIRECT([.AM$2]&amp;&quot;.F3&quot;):INDIRECT([.AM$2]&amp;&quot;.F1000&quot;);[.$A28])" office:value-type="float" office:value="0">
            <text:p>Err:502</text:p>
          </table:table-cell>
          <table:table-cell table:formula="of:=COUNTIF(INDIRECT([.AN$2]&amp;&quot;.F3&quot;):INDIRECT([.AN$2]&amp;&quot;.F1000&quot;);[.$A28])" office:value-type="float" office:value="0">
            <text:p>Err:502</text:p>
          </table:table-cell>
          <table:table-cell table:formula="of:=COUNTIF(INDIRECT([.AO$2]&amp;&quot;.F3&quot;):INDIRECT([.AO$2]&amp;&quot;.F1000&quot;);[.$A28])" office:value-type="float" office:value="0">
            <text:p>Err:502</text:p>
          </table:table-cell>
          <table:table-cell table:formula="of:=COUNTIF(INDIRECT([.AP$2]&amp;&quot;.F3&quot;):INDIRECT([.AP$2]&amp;&quot;.F1000&quot;);[.$A28])" office:value-type="float" office:value="0">
            <text:p>Err:502</text:p>
          </table:table-cell>
          <table:table-cell table:formula="of:=COUNTIF(INDIRECT([.AQ$2]&amp;&quot;.F3&quot;):INDIRECT([.AQ$2]&amp;&quot;.F1000&quot;);[.$A28])" office:value-type="float" office:value="0">
            <text:p>Err:502</text:p>
          </table:table-cell>
          <table:table-cell table:formula="of:=COUNTIF(INDIRECT([.AR$2]&amp;&quot;.F3&quot;):INDIRECT([.AR$2]&amp;&quot;.F1000&quot;);[.$A28])" office:value-type="float" office:value="0">
            <text:p>Err:502</text:p>
          </table:table-cell>
          <table:table-cell table:formula="of:=COUNTIF(INDIRECT([.AS$2]&amp;&quot;.F3&quot;):INDIRECT([.AS$2]&amp;&quot;.F1000&quot;);[.$A28])" office:value-type="float" office:value="0">
            <text:p>Err:502</text:p>
          </table:table-cell>
          <table:table-cell table:formula="of:=COUNTIF(INDIRECT([.AT$2]&amp;&quot;.F3&quot;):INDIRECT([.AT$2]&amp;&quot;.F1000&quot;);[.$A28])" office:value-type="float" office:value="0">
            <text:p>Err:502</text:p>
          </table:table-cell>
          <table:table-cell table:formula="of:=COUNTIF(INDIRECT([.AU$2]&amp;&quot;.F3&quot;):INDIRECT([.AU$2]&amp;&quot;.F1000&quot;);[.$A28])" office:value-type="float" office:value="0">
            <text:p>Err:502</text:p>
          </table:table-cell>
          <table:table-cell table:formula="of:=COUNTIF(INDIRECT([.AV$2]&amp;&quot;.F3&quot;):INDIRECT([.AV$2]&amp;&quot;.F1000&quot;);[.$A28])" office:value-type="float" office:value="0">
            <text:p>Err:502</text:p>
          </table:table-cell>
          <table:table-cell table:formula="of:=COUNTIF(INDIRECT([.AW$2]&amp;&quot;.F3&quot;):INDIRECT([.AW$2]&amp;&quot;.F1000&quot;);[.$A28])" office:value-type="float" office:value="0">
            <text:p>Err:502</text:p>
          </table:table-cell>
          <table:table-cell table:formula="of:=COUNTIF(INDIRECT([.AX$2]&amp;&quot;.F3&quot;):INDIRECT([.AX$2]&amp;&quot;.F1000&quot;);[.$A28])" office:value-type="float" office:value="0">
            <text:p>Err:502</text:p>
          </table:table-cell>
          <table:table-cell table:formula="of:=COUNTIF(INDIRECT([.AY$2]&amp;&quot;.F3&quot;):INDIRECT([.AY$2]&amp;&quot;.F1000&quot;);[.$A28])" office:value-type="float" office:value="0">
            <text:p>Err:502</text:p>
          </table:table-cell>
          <table:table-cell table:formula="of:=COUNTIF(INDIRECT([.AZ$2]&amp;&quot;.F3&quot;):INDIRECT([.AZ$2]&amp;&quot;.F1000&quot;);[.$A28])" office:value-type="float" office:value="0">
            <text:p>Err:502</text:p>
          </table:table-cell>
          <table:table-cell table:formula="of:=COUNTIF(INDIRECT([.BA$2]&amp;&quot;.F3&quot;):INDIRECT([.BA$2]&amp;&quot;.F1000&quot;);[.$A28])" office:value-type="float" office:value="0">
            <text:p>Err:502</text:p>
          </table:table-cell>
          <table:table-cell table:formula="of:=COUNTIF(INDIRECT([.BB$2]&amp;&quot;.F3&quot;):INDIRECT([.BB$2]&amp;&quot;.F1000&quot;);[.$A28])" office:value-type="float" office:value="0">
            <text:p>Err:502</text:p>
          </table:table-cell>
          <table:table-cell table:formula="of:=COUNTIF(INDIRECT([.BC$2]&amp;&quot;.F3&quot;):INDIRECT([.BC$2]&amp;&quot;.F1000&quot;);[.$A28])" office:value-type="float" office:value="0">
            <text:p>Err:502</text:p>
          </table:table-cell>
          <table:table-cell table:formula="of:=COUNTIF(INDIRECT([.BD$2]&amp;&quot;.F3&quot;):INDIRECT([.BD$2]&amp;&quot;.F1000&quot;);[.$A28])" office:value-type="float" office:value="0">
            <text:p>Err:502</text:p>
          </table:table-cell>
          <table:table-cell table:formula="of:=COUNTIF(INDIRECT([.BE$2]&amp;&quot;.F3&quot;):INDIRECT([.BE$2]&amp;&quot;.F1000&quot;);[.$A28])" office:value-type="float" office:value="0">
            <text:p>Err:502</text:p>
          </table:table-cell>
          <table:table-cell table:formula="of:=COUNTIF(INDIRECT([.BF$2]&amp;&quot;.F3&quot;):INDIRECT([.BF$2]&amp;&quot;.F1000&quot;);[.$A28])" office:value-type="float" office:value="0">
            <text:p>Err:502</text:p>
          </table:table-cell>
          <table:table-cell table:formula="of:=COUNTIF(INDIRECT([.BG$2]&amp;&quot;.F3&quot;):INDIRECT([.BG$2]&amp;&quot;.F1000&quot;);[.$A28])" office:value-type="float" office:value="0">
            <text:p>Err:502</text:p>
          </table:table-cell>
          <table:table-cell table:formula="of:=COUNTIF(INDIRECT([.BH$2]&amp;&quot;.F3&quot;):INDIRECT([.BH$2]&amp;&quot;.F1000&quot;);[.$A28])" office:value-type="float" office:value="0">
            <text:p>Err:502</text:p>
          </table:table-cell>
          <table:table-cell table:formula="of:=COUNTIF(INDIRECT([.BI$2]&amp;&quot;.F3&quot;):INDIRECT([.BI$2]&amp;&quot;.F1000&quot;);[.$A28])" office:value-type="float" office:value="0">
            <text:p>Err:502</text:p>
          </table:table-cell>
          <table:table-cell table:formula="of:=COUNTIF(INDIRECT([.BJ$2]&amp;&quot;.F3&quot;):INDIRECT([.BJ$2]&amp;&quot;.F1000&quot;);[.$A28])" office:value-type="float" office:value="0">
            <text:p>Err:502</text:p>
          </table:table-cell>
          <table:table-cell table:formula="of:=COUNTIF(INDIRECT([.BK$2]&amp;&quot;.F3&quot;):INDIRECT([.BK$2]&amp;&quot;.F1000&quot;);[.$A28])" office:value-type="float" office:value="0">
            <text:p>Err:502</text:p>
          </table:table-cell>
          <table:table-cell table:formula="of:=COUNTIF(INDIRECT([.BL$2]&amp;&quot;.F3&quot;):INDIRECT([.BL$2]&amp;&quot;.F1000&quot;);[.$A28])" office:value-type="float" office:value="0">
            <text:p>Err:502</text:p>
          </table:table-cell>
          <table:table-cell table:formula="of:=COUNTIF(INDIRECT([.BM$2]&amp;&quot;.F3&quot;):INDIRECT([.BM$2]&amp;&quot;.F1000&quot;);[.$A28])" office:value-type="float" office:value="0">
            <text:p>Err:502</text:p>
          </table:table-cell>
          <table:table-cell table:formula="of:=COUNTIF(INDIRECT([.BN$2]&amp;&quot;.F3&quot;):INDIRECT([.BN$2]&amp;&quot;.F1000&quot;);[.$A28])" office:value-type="float" office:value="0">
            <text:p>Err:502</text:p>
          </table:table-cell>
          <table:table-cell table:formula="of:=COUNTIF(INDIRECT([.BO$2]&amp;&quot;.F3&quot;):INDIRECT([.BO$2]&amp;&quot;.F1000&quot;);[.$A28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Velocity</text:p>
          </table:table-cell>
          <table:table-cell office:value-type="float" office:value="100">
            <text:p>100</text:p>
          </table:table-cell>
          <table:table-cell table:formula="of:=SUMIF([.E29:.DZ29];&quot;&gt;0&quot;)" office:value-type="float" office:value="12">
            <text:p>12</text:p>
          </table:table-cell>
          <table:table-cell table:formula="of:=SUM([.B29]*[.C29]/1000)" office:value-type="currency" office:currency="USD" office:value="1.2">
            <text:p>1.20 USD</text:p>
          </table:table-cell>
          <table:table-cell table:formula="of:=COUNTIF(INDIRECT([.E$2]&amp;&quot;.F3&quot;):INDIRECT([.E$2]&amp;&quot;.F1000&quot;);[.$A29])" office:value-type="float" office:value="0">
            <text:p>0</text:p>
          </table:table-cell>
          <table:table-cell table:formula="of:=COUNTIF(INDIRECT([.F$2]&amp;&quot;.F3&quot;):INDIRECT([.F$2]&amp;&quot;.F1000&quot;);[.$A29])" office:value-type="float" office:value="2">
            <text:p>2</text:p>
          </table:table-cell>
          <table:table-cell table:formula="of:=COUNTIF(INDIRECT([.G$2]&amp;&quot;.F3&quot;):INDIRECT([.G$2]&amp;&quot;.F1000&quot;);[.$A29])" office:value-type="float" office:value="0">
            <text:p>0</text:p>
          </table:table-cell>
          <table:table-cell table:formula="of:=COUNTIF(INDIRECT([.H$2]&amp;&quot;.F3&quot;):INDIRECT([.H$2]&amp;&quot;.F1000&quot;);[.$A29])" office:value-type="float" office:value="10">
            <text:p>10</text:p>
          </table:table-cell>
          <table:table-cell table:formula="of:=COUNTIF(INDIRECT([.I$2]&amp;&quot;.F3&quot;):INDIRECT([.I$2]&amp;&quot;.F1000&quot;);[.$A29])" office:value-type="float" office:value="0">
            <text:p>0</text:p>
          </table:table-cell>
          <table:table-cell table:formula="of:=COUNTIF(INDIRECT([.J$2]&amp;&quot;.F3&quot;):INDIRECT([.J$2]&amp;&quot;.F1000&quot;);[.$A29])" office:value-type="float" office:value="0">
            <text:p>0</text:p>
          </table:table-cell>
          <table:table-cell table:formula="of:=COUNTIF(INDIRECT([.K$2]&amp;&quot;.F3&quot;):INDIRECT([.K$2]&amp;&quot;.F1000&quot;);[.$A29])" office:value-type="float" office:value="0">
            <text:p>0</text:p>
          </table:table-cell>
          <table:table-cell table:formula="of:=COUNTIF(INDIRECT([.L$2]&amp;&quot;.F3&quot;):INDIRECT([.L$2]&amp;&quot;.F1000&quot;);[.$A29])" office:value-type="float" office:value="0">
            <text:p>0</text:p>
          </table:table-cell>
          <table:table-cell table:formula="of:=COUNTIF(INDIRECT([.M$2]&amp;&quot;.F3&quot;):INDIRECT([.M$2]&amp;&quot;.F1000&quot;);[.$A29])" office:value-type="float" office:value="0">
            <text:p>0</text:p>
          </table:table-cell>
          <table:table-cell table:formula="of:=COUNTIF(INDIRECT([.N$2]&amp;&quot;.F3&quot;):INDIRECT([.N$2]&amp;&quot;.F1000&quot;);[.$A29])" office:value-type="float" office:value="0">
            <text:p>0</text:p>
          </table:table-cell>
          <table:table-cell table:formula="of:=COUNTIF(INDIRECT([.O$2]&amp;&quot;.F3&quot;):INDIRECT([.O$2]&amp;&quot;.F1000&quot;);[.$A29])" office:value-type="float" office:value="0">
            <text:p>0</text:p>
          </table:table-cell>
          <table:table-cell table:formula="of:=COUNTIF(INDIRECT([.P$2]&amp;&quot;.F3&quot;):INDIRECT([.P$2]&amp;&quot;.F1000&quot;);[.$A29])" office:value-type="float" office:value="0">
            <text:p>Err:502</text:p>
          </table:table-cell>
          <table:table-cell table:formula="of:=COUNTIF(INDIRECT([.Q$2]&amp;&quot;.F3&quot;):INDIRECT([.Q$2]&amp;&quot;.F1000&quot;);[.$A29])" office:value-type="float" office:value="0">
            <text:p>Err:502</text:p>
          </table:table-cell>
          <table:table-cell table:formula="of:=COUNTIF(INDIRECT([.R$2]&amp;&quot;.F3&quot;):INDIRECT([.R$2]&amp;&quot;.F1000&quot;);[.$A29])" office:value-type="float" office:value="0">
            <text:p>Err:502</text:p>
          </table:table-cell>
          <table:table-cell table:formula="of:=COUNTIF(INDIRECT([.S$2]&amp;&quot;.F3&quot;):INDIRECT([.S$2]&amp;&quot;.F1000&quot;);[.$A29])" office:value-type="float" office:value="0">
            <text:p>Err:502</text:p>
          </table:table-cell>
          <table:table-cell table:formula="of:=COUNTIF(INDIRECT([.T$2]&amp;&quot;.F3&quot;):INDIRECT([.T$2]&amp;&quot;.F1000&quot;);[.$A29])" office:value-type="float" office:value="0">
            <text:p>Err:502</text:p>
          </table:table-cell>
          <table:table-cell table:formula="of:=COUNTIF(INDIRECT([.U$2]&amp;&quot;.F3&quot;):INDIRECT([.U$2]&amp;&quot;.F1000&quot;);[.$A29])" office:value-type="float" office:value="0">
            <text:p>Err:502</text:p>
          </table:table-cell>
          <table:table-cell table:formula="of:=COUNTIF(INDIRECT([.V$2]&amp;&quot;.F3&quot;):INDIRECT([.V$2]&amp;&quot;.F1000&quot;);[.$A29])" office:value-type="float" office:value="0">
            <text:p>Err:502</text:p>
          </table:table-cell>
          <table:table-cell table:formula="of:=COUNTIF(INDIRECT([.W$2]&amp;&quot;.F3&quot;):INDIRECT([.W$2]&amp;&quot;.F1000&quot;);[.$A29])" office:value-type="float" office:value="0">
            <text:p>Err:502</text:p>
          </table:table-cell>
          <table:table-cell table:formula="of:=COUNTIF(INDIRECT([.X$2]&amp;&quot;.F3&quot;):INDIRECT([.X$2]&amp;&quot;.F1000&quot;);[.$A29])" office:value-type="float" office:value="0">
            <text:p>Err:502</text:p>
          </table:table-cell>
          <table:table-cell table:formula="of:=COUNTIF(INDIRECT([.Y$2]&amp;&quot;.F3&quot;):INDIRECT([.Y$2]&amp;&quot;.F1000&quot;);[.$A29])" office:value-type="float" office:value="0">
            <text:p>Err:502</text:p>
          </table:table-cell>
          <table:table-cell table:formula="of:=COUNTIF(INDIRECT([.Z$2]&amp;&quot;.F3&quot;):INDIRECT([.Z$2]&amp;&quot;.F1000&quot;);[.$A29])" office:value-type="float" office:value="0">
            <text:p>Err:502</text:p>
          </table:table-cell>
          <table:table-cell table:formula="of:=COUNTIF(INDIRECT([.AA$2]&amp;&quot;.F3&quot;):INDIRECT([.AA$2]&amp;&quot;.F1000&quot;);[.$A29])" office:value-type="float" office:value="0">
            <text:p>Err:502</text:p>
          </table:table-cell>
          <table:table-cell table:formula="of:=COUNTIF(INDIRECT([.AB$2]&amp;&quot;.F3&quot;):INDIRECT([.AB$2]&amp;&quot;.F1000&quot;);[.$A29])" office:value-type="float" office:value="0">
            <text:p>Err:502</text:p>
          </table:table-cell>
          <table:table-cell table:formula="of:=COUNTIF(INDIRECT([.AC$2]&amp;&quot;.F3&quot;):INDIRECT([.AC$2]&amp;&quot;.F1000&quot;);[.$A29])" office:value-type="float" office:value="0">
            <text:p>Err:502</text:p>
          </table:table-cell>
          <table:table-cell table:formula="of:=COUNTIF(INDIRECT([.AD$2]&amp;&quot;.F3&quot;):INDIRECT([.AD$2]&amp;&quot;.F1000&quot;);[.$A29])" office:value-type="float" office:value="0">
            <text:p>Err:502</text:p>
          </table:table-cell>
          <table:table-cell table:formula="of:=COUNTIF(INDIRECT([.AE$2]&amp;&quot;.F3&quot;):INDIRECT([.AE$2]&amp;&quot;.F1000&quot;);[.$A29])" office:value-type="float" office:value="0">
            <text:p>Err:502</text:p>
          </table:table-cell>
          <table:table-cell table:formula="of:=COUNTIF(INDIRECT([.AF$2]&amp;&quot;.F3&quot;):INDIRECT([.AF$2]&amp;&quot;.F1000&quot;);[.$A29])" office:value-type="float" office:value="0">
            <text:p>Err:502</text:p>
          </table:table-cell>
          <table:table-cell table:formula="of:=COUNTIF(INDIRECT([.AG$2]&amp;&quot;.F3&quot;):INDIRECT([.AG$2]&amp;&quot;.F1000&quot;);[.$A29])" office:value-type="float" office:value="0">
            <text:p>Err:502</text:p>
          </table:table-cell>
          <table:table-cell table:formula="of:=COUNTIF(INDIRECT([.AH$2]&amp;&quot;.F3&quot;):INDIRECT([.AH$2]&amp;&quot;.F1000&quot;);[.$A29])" office:value-type="float" office:value="0">
            <text:p>Err:502</text:p>
          </table:table-cell>
          <table:table-cell table:formula="of:=COUNTIF(INDIRECT([.AI$2]&amp;&quot;.F3&quot;):INDIRECT([.AI$2]&amp;&quot;.F1000&quot;);[.$A29])" office:value-type="float" office:value="0">
            <text:p>Err:502</text:p>
          </table:table-cell>
          <table:table-cell table:formula="of:=COUNTIF(INDIRECT([.AJ$2]&amp;&quot;.F3&quot;):INDIRECT([.AJ$2]&amp;&quot;.F1000&quot;);[.$A29])" office:value-type="float" office:value="0">
            <text:p>Err:502</text:p>
          </table:table-cell>
          <table:table-cell table:formula="of:=COUNTIF(INDIRECT([.AK$2]&amp;&quot;.F3&quot;):INDIRECT([.AK$2]&amp;&quot;.F1000&quot;);[.$A29])" office:value-type="float" office:value="0">
            <text:p>Err:502</text:p>
          </table:table-cell>
          <table:table-cell table:formula="of:=COUNTIF(INDIRECT([.AL$2]&amp;&quot;.F3&quot;):INDIRECT([.AL$2]&amp;&quot;.F1000&quot;);[.$A29])" office:value-type="float" office:value="0">
            <text:p>Err:502</text:p>
          </table:table-cell>
          <table:table-cell table:formula="of:=COUNTIF(INDIRECT([.AM$2]&amp;&quot;.F3&quot;):INDIRECT([.AM$2]&amp;&quot;.F1000&quot;);[.$A29])" office:value-type="float" office:value="0">
            <text:p>Err:502</text:p>
          </table:table-cell>
          <table:table-cell table:formula="of:=COUNTIF(INDIRECT([.AN$2]&amp;&quot;.F3&quot;):INDIRECT([.AN$2]&amp;&quot;.F1000&quot;);[.$A29])" office:value-type="float" office:value="0">
            <text:p>Err:502</text:p>
          </table:table-cell>
          <table:table-cell table:formula="of:=COUNTIF(INDIRECT([.AO$2]&amp;&quot;.F3&quot;):INDIRECT([.AO$2]&amp;&quot;.F1000&quot;);[.$A29])" office:value-type="float" office:value="0">
            <text:p>Err:502</text:p>
          </table:table-cell>
          <table:table-cell table:formula="of:=COUNTIF(INDIRECT([.AP$2]&amp;&quot;.F3&quot;):INDIRECT([.AP$2]&amp;&quot;.F1000&quot;);[.$A29])" office:value-type="float" office:value="0">
            <text:p>Err:502</text:p>
          </table:table-cell>
          <table:table-cell table:formula="of:=COUNTIF(INDIRECT([.AQ$2]&amp;&quot;.F3&quot;):INDIRECT([.AQ$2]&amp;&quot;.F1000&quot;);[.$A29])" office:value-type="float" office:value="0">
            <text:p>Err:502</text:p>
          </table:table-cell>
          <table:table-cell table:formula="of:=COUNTIF(INDIRECT([.AR$2]&amp;&quot;.F3&quot;):INDIRECT([.AR$2]&amp;&quot;.F1000&quot;);[.$A29])" office:value-type="float" office:value="0">
            <text:p>Err:502</text:p>
          </table:table-cell>
          <table:table-cell table:formula="of:=COUNTIF(INDIRECT([.AS$2]&amp;&quot;.F3&quot;):INDIRECT([.AS$2]&amp;&quot;.F1000&quot;);[.$A29])" office:value-type="float" office:value="0">
            <text:p>Err:502</text:p>
          </table:table-cell>
          <table:table-cell table:formula="of:=COUNTIF(INDIRECT([.AT$2]&amp;&quot;.F3&quot;):INDIRECT([.AT$2]&amp;&quot;.F1000&quot;);[.$A29])" office:value-type="float" office:value="0">
            <text:p>Err:502</text:p>
          </table:table-cell>
          <table:table-cell table:formula="of:=COUNTIF(INDIRECT([.AU$2]&amp;&quot;.F3&quot;):INDIRECT([.AU$2]&amp;&quot;.F1000&quot;);[.$A29])" office:value-type="float" office:value="0">
            <text:p>Err:502</text:p>
          </table:table-cell>
          <table:table-cell table:formula="of:=COUNTIF(INDIRECT([.AV$2]&amp;&quot;.F3&quot;):INDIRECT([.AV$2]&amp;&quot;.F1000&quot;);[.$A29])" office:value-type="float" office:value="0">
            <text:p>Err:502</text:p>
          </table:table-cell>
          <table:table-cell table:formula="of:=COUNTIF(INDIRECT([.AW$2]&amp;&quot;.F3&quot;):INDIRECT([.AW$2]&amp;&quot;.F1000&quot;);[.$A29])" office:value-type="float" office:value="0">
            <text:p>Err:502</text:p>
          </table:table-cell>
          <table:table-cell table:formula="of:=COUNTIF(INDIRECT([.AX$2]&amp;&quot;.F3&quot;):INDIRECT([.AX$2]&amp;&quot;.F1000&quot;);[.$A29])" office:value-type="float" office:value="0">
            <text:p>Err:502</text:p>
          </table:table-cell>
          <table:table-cell table:formula="of:=COUNTIF(INDIRECT([.AY$2]&amp;&quot;.F3&quot;):INDIRECT([.AY$2]&amp;&quot;.F1000&quot;);[.$A29])" office:value-type="float" office:value="0">
            <text:p>Err:502</text:p>
          </table:table-cell>
          <table:table-cell table:formula="of:=COUNTIF(INDIRECT([.AZ$2]&amp;&quot;.F3&quot;):INDIRECT([.AZ$2]&amp;&quot;.F1000&quot;);[.$A29])" office:value-type="float" office:value="0">
            <text:p>Err:502</text:p>
          </table:table-cell>
          <table:table-cell table:formula="of:=COUNTIF(INDIRECT([.BA$2]&amp;&quot;.F3&quot;):INDIRECT([.BA$2]&amp;&quot;.F1000&quot;);[.$A29])" office:value-type="float" office:value="0">
            <text:p>Err:502</text:p>
          </table:table-cell>
          <table:table-cell table:formula="of:=COUNTIF(INDIRECT([.BB$2]&amp;&quot;.F3&quot;):INDIRECT([.BB$2]&amp;&quot;.F1000&quot;);[.$A29])" office:value-type="float" office:value="0">
            <text:p>Err:502</text:p>
          </table:table-cell>
          <table:table-cell table:formula="of:=COUNTIF(INDIRECT([.BC$2]&amp;&quot;.F3&quot;):INDIRECT([.BC$2]&amp;&quot;.F1000&quot;);[.$A29])" office:value-type="float" office:value="0">
            <text:p>Err:502</text:p>
          </table:table-cell>
          <table:table-cell table:formula="of:=COUNTIF(INDIRECT([.BD$2]&amp;&quot;.F3&quot;):INDIRECT([.BD$2]&amp;&quot;.F1000&quot;);[.$A29])" office:value-type="float" office:value="0">
            <text:p>Err:502</text:p>
          </table:table-cell>
          <table:table-cell table:formula="of:=COUNTIF(INDIRECT([.BE$2]&amp;&quot;.F3&quot;):INDIRECT([.BE$2]&amp;&quot;.F1000&quot;);[.$A29])" office:value-type="float" office:value="0">
            <text:p>Err:502</text:p>
          </table:table-cell>
          <table:table-cell table:formula="of:=COUNTIF(INDIRECT([.BF$2]&amp;&quot;.F3&quot;):INDIRECT([.BF$2]&amp;&quot;.F1000&quot;);[.$A29])" office:value-type="float" office:value="0">
            <text:p>Err:502</text:p>
          </table:table-cell>
          <table:table-cell table:formula="of:=COUNTIF(INDIRECT([.BG$2]&amp;&quot;.F3&quot;):INDIRECT([.BG$2]&amp;&quot;.F1000&quot;);[.$A29])" office:value-type="float" office:value="0">
            <text:p>Err:502</text:p>
          </table:table-cell>
          <table:table-cell table:formula="of:=COUNTIF(INDIRECT([.BH$2]&amp;&quot;.F3&quot;):INDIRECT([.BH$2]&amp;&quot;.F1000&quot;);[.$A29])" office:value-type="float" office:value="0">
            <text:p>Err:502</text:p>
          </table:table-cell>
          <table:table-cell table:formula="of:=COUNTIF(INDIRECT([.BI$2]&amp;&quot;.F3&quot;):INDIRECT([.BI$2]&amp;&quot;.F1000&quot;);[.$A29])" office:value-type="float" office:value="0">
            <text:p>Err:502</text:p>
          </table:table-cell>
          <table:table-cell table:formula="of:=COUNTIF(INDIRECT([.BJ$2]&amp;&quot;.F3&quot;):INDIRECT([.BJ$2]&amp;&quot;.F1000&quot;);[.$A29])" office:value-type="float" office:value="0">
            <text:p>Err:502</text:p>
          </table:table-cell>
          <table:table-cell table:formula="of:=COUNTIF(INDIRECT([.BK$2]&amp;&quot;.F3&quot;):INDIRECT([.BK$2]&amp;&quot;.F1000&quot;);[.$A29])" office:value-type="float" office:value="0">
            <text:p>Err:502</text:p>
          </table:table-cell>
          <table:table-cell table:formula="of:=COUNTIF(INDIRECT([.BL$2]&amp;&quot;.F3&quot;):INDIRECT([.BL$2]&amp;&quot;.F1000&quot;);[.$A29])" office:value-type="float" office:value="0">
            <text:p>Err:502</text:p>
          </table:table-cell>
          <table:table-cell table:formula="of:=COUNTIF(INDIRECT([.BM$2]&amp;&quot;.F3&quot;):INDIRECT([.BM$2]&amp;&quot;.F1000&quot;);[.$A29])" office:value-type="float" office:value="0">
            <text:p>Err:502</text:p>
          </table:table-cell>
          <table:table-cell table:formula="of:=COUNTIF(INDIRECT([.BN$2]&amp;&quot;.F3&quot;):INDIRECT([.BN$2]&amp;&quot;.F1000&quot;);[.$A29])" office:value-type="float" office:value="0">
            <text:p>Err:502</text:p>
          </table:table-cell>
          <table:table-cell table:formula="of:=COUNTIF(INDIRECT([.BO$2]&amp;&quot;.F3&quot;):INDIRECT([.BO$2]&amp;&quot;.F1000&quot;);[.$A29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BeamAccelerator</text:p>
          </table:table-cell>
          <table:table-cell office:value-type="float" office:value="400">
            <text:p>400</text:p>
          </table:table-cell>
          <table:table-cell table:formula="of:=SUMIF([.E30:.DZ30];&quot;&gt;0&quot;)" office:value-type="float" office:value="3">
            <text:p>3</text:p>
          </table:table-cell>
          <table:table-cell table:formula="of:=SUM([.B30]*[.C30]/1000)" office:value-type="currency" office:currency="USD" office:value="1.2">
            <text:p>1.20 USD</text:p>
          </table:table-cell>
          <table:table-cell table:formula="of:=COUNTIF(INDIRECT([.E$2]&amp;&quot;.F3&quot;):INDIRECT([.E$2]&amp;&quot;.F1000&quot;);[.$A30])" office:value-type="float" office:value="0">
            <text:p>0</text:p>
          </table:table-cell>
          <table:table-cell table:formula="of:=COUNTIF(INDIRECT([.F$2]&amp;&quot;.F3&quot;):INDIRECT([.F$2]&amp;&quot;.F1000&quot;);[.$A30])" office:value-type="float" office:value="0">
            <text:p>0</text:p>
          </table:table-cell>
          <table:table-cell table:formula="of:=COUNTIF(INDIRECT([.G$2]&amp;&quot;.F3&quot;):INDIRECT([.G$2]&amp;&quot;.F1000&quot;);[.$A30])" office:value-type="float" office:value="3">
            <text:p>3</text:p>
          </table:table-cell>
          <table:table-cell table:formula="of:=COUNTIF(INDIRECT([.H$2]&amp;&quot;.F3&quot;):INDIRECT([.H$2]&amp;&quot;.F1000&quot;);[.$A30])" office:value-type="float" office:value="0">
            <text:p>0</text:p>
          </table:table-cell>
          <table:table-cell table:formula="of:=COUNTIF(INDIRECT([.I$2]&amp;&quot;.F3&quot;):INDIRECT([.I$2]&amp;&quot;.F1000&quot;);[.$A30])" office:value-type="float" office:value="0">
            <text:p>0</text:p>
          </table:table-cell>
          <table:table-cell table:formula="of:=COUNTIF(INDIRECT([.J$2]&amp;&quot;.F3&quot;):INDIRECT([.J$2]&amp;&quot;.F1000&quot;);[.$A30])" office:value-type="float" office:value="0">
            <text:p>0</text:p>
          </table:table-cell>
          <table:table-cell table:formula="of:=COUNTIF(INDIRECT([.K$2]&amp;&quot;.F3&quot;):INDIRECT([.K$2]&amp;&quot;.F1000&quot;);[.$A30])" office:value-type="float" office:value="0">
            <text:p>0</text:p>
          </table:table-cell>
          <table:table-cell table:formula="of:=COUNTIF(INDIRECT([.L$2]&amp;&quot;.F3&quot;):INDIRECT([.L$2]&amp;&quot;.F1000&quot;);[.$A30])" office:value-type="float" office:value="0">
            <text:p>0</text:p>
          </table:table-cell>
          <table:table-cell table:formula="of:=COUNTIF(INDIRECT([.M$2]&amp;&quot;.F3&quot;):INDIRECT([.M$2]&amp;&quot;.F1000&quot;);[.$A30])" office:value-type="float" office:value="0">
            <text:p>0</text:p>
          </table:table-cell>
          <table:table-cell table:formula="of:=COUNTIF(INDIRECT([.N$2]&amp;&quot;.F3&quot;):INDIRECT([.N$2]&amp;&quot;.F1000&quot;);[.$A30])" office:value-type="float" office:value="0">
            <text:p>0</text:p>
          </table:table-cell>
          <table:table-cell table:formula="of:=COUNTIF(INDIRECT([.O$2]&amp;&quot;.F3&quot;):INDIRECT([.O$2]&amp;&quot;.F1000&quot;);[.$A30])" office:value-type="float" office:value="0">
            <text:p>0</text:p>
          </table:table-cell>
          <table:table-cell table:formula="of:=COUNTIF(INDIRECT([.P$2]&amp;&quot;.F3&quot;):INDIRECT([.P$2]&amp;&quot;.F1000&quot;);[.$A30])" office:value-type="float" office:value="0">
            <text:p>Err:502</text:p>
          </table:table-cell>
          <table:table-cell table:formula="of:=COUNTIF(INDIRECT([.Q$2]&amp;&quot;.F3&quot;):INDIRECT([.Q$2]&amp;&quot;.F1000&quot;);[.$A30])" office:value-type="float" office:value="0">
            <text:p>Err:502</text:p>
          </table:table-cell>
          <table:table-cell table:formula="of:=COUNTIF(INDIRECT([.R$2]&amp;&quot;.F3&quot;):INDIRECT([.R$2]&amp;&quot;.F1000&quot;);[.$A30])" office:value-type="float" office:value="0">
            <text:p>Err:502</text:p>
          </table:table-cell>
          <table:table-cell table:formula="of:=COUNTIF(INDIRECT([.S$2]&amp;&quot;.F3&quot;):INDIRECT([.S$2]&amp;&quot;.F1000&quot;);[.$A30])" office:value-type="float" office:value="0">
            <text:p>Err:502</text:p>
          </table:table-cell>
          <table:table-cell table:formula="of:=COUNTIF(INDIRECT([.T$2]&amp;&quot;.F3&quot;):INDIRECT([.T$2]&amp;&quot;.F1000&quot;);[.$A30])" office:value-type="float" office:value="0">
            <text:p>Err:502</text:p>
          </table:table-cell>
          <table:table-cell table:formula="of:=COUNTIF(INDIRECT([.U$2]&amp;&quot;.F3&quot;):INDIRECT([.U$2]&amp;&quot;.F1000&quot;);[.$A30])" office:value-type="float" office:value="0">
            <text:p>Err:502</text:p>
          </table:table-cell>
          <table:table-cell table:formula="of:=COUNTIF(INDIRECT([.V$2]&amp;&quot;.F3&quot;):INDIRECT([.V$2]&amp;&quot;.F1000&quot;);[.$A30])" office:value-type="float" office:value="0">
            <text:p>Err:502</text:p>
          </table:table-cell>
          <table:table-cell table:formula="of:=COUNTIF(INDIRECT([.W$2]&amp;&quot;.F3&quot;):INDIRECT([.W$2]&amp;&quot;.F1000&quot;);[.$A30])" office:value-type="float" office:value="0">
            <text:p>Err:502</text:p>
          </table:table-cell>
          <table:table-cell table:formula="of:=COUNTIF(INDIRECT([.X$2]&amp;&quot;.F3&quot;):INDIRECT([.X$2]&amp;&quot;.F1000&quot;);[.$A30])" office:value-type="float" office:value="0">
            <text:p>Err:502</text:p>
          </table:table-cell>
          <table:table-cell table:formula="of:=COUNTIF(INDIRECT([.Y$2]&amp;&quot;.F3&quot;):INDIRECT([.Y$2]&amp;&quot;.F1000&quot;);[.$A30])" office:value-type="float" office:value="0">
            <text:p>Err:502</text:p>
          </table:table-cell>
          <table:table-cell table:formula="of:=COUNTIF(INDIRECT([.Z$2]&amp;&quot;.F3&quot;):INDIRECT([.Z$2]&amp;&quot;.F1000&quot;);[.$A30])" office:value-type="float" office:value="0">
            <text:p>Err:502</text:p>
          </table:table-cell>
          <table:table-cell table:formula="of:=COUNTIF(INDIRECT([.AA$2]&amp;&quot;.F3&quot;):INDIRECT([.AA$2]&amp;&quot;.F1000&quot;);[.$A30])" office:value-type="float" office:value="0">
            <text:p>Err:502</text:p>
          </table:table-cell>
          <table:table-cell table:formula="of:=COUNTIF(INDIRECT([.AB$2]&amp;&quot;.F3&quot;):INDIRECT([.AB$2]&amp;&quot;.F1000&quot;);[.$A30])" office:value-type="float" office:value="0">
            <text:p>Err:502</text:p>
          </table:table-cell>
          <table:table-cell table:formula="of:=COUNTIF(INDIRECT([.AC$2]&amp;&quot;.F3&quot;):INDIRECT([.AC$2]&amp;&quot;.F1000&quot;);[.$A30])" office:value-type="float" office:value="0">
            <text:p>Err:502</text:p>
          </table:table-cell>
          <table:table-cell table:formula="of:=COUNTIF(INDIRECT([.AD$2]&amp;&quot;.F3&quot;):INDIRECT([.AD$2]&amp;&quot;.F1000&quot;);[.$A30])" office:value-type="float" office:value="0">
            <text:p>Err:502</text:p>
          </table:table-cell>
          <table:table-cell table:formula="of:=COUNTIF(INDIRECT([.AE$2]&amp;&quot;.F3&quot;):INDIRECT([.AE$2]&amp;&quot;.F1000&quot;);[.$A30])" office:value-type="float" office:value="0">
            <text:p>Err:502</text:p>
          </table:table-cell>
          <table:table-cell table:formula="of:=COUNTIF(INDIRECT([.AF$2]&amp;&quot;.F3&quot;):INDIRECT([.AF$2]&amp;&quot;.F1000&quot;);[.$A30])" office:value-type="float" office:value="0">
            <text:p>Err:502</text:p>
          </table:table-cell>
          <table:table-cell table:formula="of:=COUNTIF(INDIRECT([.AG$2]&amp;&quot;.F3&quot;):INDIRECT([.AG$2]&amp;&quot;.F1000&quot;);[.$A30])" office:value-type="float" office:value="0">
            <text:p>Err:502</text:p>
          </table:table-cell>
          <table:table-cell table:formula="of:=COUNTIF(INDIRECT([.AH$2]&amp;&quot;.F3&quot;):INDIRECT([.AH$2]&amp;&quot;.F1000&quot;);[.$A30])" office:value-type="float" office:value="0">
            <text:p>Err:502</text:p>
          </table:table-cell>
          <table:table-cell table:formula="of:=COUNTIF(INDIRECT([.AI$2]&amp;&quot;.F3&quot;):INDIRECT([.AI$2]&amp;&quot;.F1000&quot;);[.$A30])" office:value-type="float" office:value="0">
            <text:p>Err:502</text:p>
          </table:table-cell>
          <table:table-cell table:formula="of:=COUNTIF(INDIRECT([.AJ$2]&amp;&quot;.F3&quot;):INDIRECT([.AJ$2]&amp;&quot;.F1000&quot;);[.$A30])" office:value-type="float" office:value="0">
            <text:p>Err:502</text:p>
          </table:table-cell>
          <table:table-cell table:formula="of:=COUNTIF(INDIRECT([.AK$2]&amp;&quot;.F3&quot;):INDIRECT([.AK$2]&amp;&quot;.F1000&quot;);[.$A30])" office:value-type="float" office:value="0">
            <text:p>Err:502</text:p>
          </table:table-cell>
          <table:table-cell table:formula="of:=COUNTIF(INDIRECT([.AL$2]&amp;&quot;.F3&quot;):INDIRECT([.AL$2]&amp;&quot;.F1000&quot;);[.$A30])" office:value-type="float" office:value="0">
            <text:p>Err:502</text:p>
          </table:table-cell>
          <table:table-cell table:formula="of:=COUNTIF(INDIRECT([.AM$2]&amp;&quot;.F3&quot;):INDIRECT([.AM$2]&amp;&quot;.F1000&quot;);[.$A30])" office:value-type="float" office:value="0">
            <text:p>Err:502</text:p>
          </table:table-cell>
          <table:table-cell table:formula="of:=COUNTIF(INDIRECT([.AN$2]&amp;&quot;.F3&quot;):INDIRECT([.AN$2]&amp;&quot;.F1000&quot;);[.$A30])" office:value-type="float" office:value="0">
            <text:p>Err:502</text:p>
          </table:table-cell>
          <table:table-cell table:formula="of:=COUNTIF(INDIRECT([.AO$2]&amp;&quot;.F3&quot;):INDIRECT([.AO$2]&amp;&quot;.F1000&quot;);[.$A30])" office:value-type="float" office:value="0">
            <text:p>Err:502</text:p>
          </table:table-cell>
          <table:table-cell table:formula="of:=COUNTIF(INDIRECT([.AP$2]&amp;&quot;.F3&quot;):INDIRECT([.AP$2]&amp;&quot;.F1000&quot;);[.$A30])" office:value-type="float" office:value="0">
            <text:p>Err:502</text:p>
          </table:table-cell>
          <table:table-cell table:formula="of:=COUNTIF(INDIRECT([.AQ$2]&amp;&quot;.F3&quot;):INDIRECT([.AQ$2]&amp;&quot;.F1000&quot;);[.$A30])" office:value-type="float" office:value="0">
            <text:p>Err:502</text:p>
          </table:table-cell>
          <table:table-cell table:formula="of:=COUNTIF(INDIRECT([.AR$2]&amp;&quot;.F3&quot;):INDIRECT([.AR$2]&amp;&quot;.F1000&quot;);[.$A30])" office:value-type="float" office:value="0">
            <text:p>Err:502</text:p>
          </table:table-cell>
          <table:table-cell table:formula="of:=COUNTIF(INDIRECT([.AS$2]&amp;&quot;.F3&quot;):INDIRECT([.AS$2]&amp;&quot;.F1000&quot;);[.$A30])" office:value-type="float" office:value="0">
            <text:p>Err:502</text:p>
          </table:table-cell>
          <table:table-cell table:formula="of:=COUNTIF(INDIRECT([.AT$2]&amp;&quot;.F3&quot;):INDIRECT([.AT$2]&amp;&quot;.F1000&quot;);[.$A30])" office:value-type="float" office:value="0">
            <text:p>Err:502</text:p>
          </table:table-cell>
          <table:table-cell table:formula="of:=COUNTIF(INDIRECT([.AU$2]&amp;&quot;.F3&quot;):INDIRECT([.AU$2]&amp;&quot;.F1000&quot;);[.$A30])" office:value-type="float" office:value="0">
            <text:p>Err:502</text:p>
          </table:table-cell>
          <table:table-cell table:formula="of:=COUNTIF(INDIRECT([.AV$2]&amp;&quot;.F3&quot;):INDIRECT([.AV$2]&amp;&quot;.F1000&quot;);[.$A30])" office:value-type="float" office:value="0">
            <text:p>Err:502</text:p>
          </table:table-cell>
          <table:table-cell table:formula="of:=COUNTIF(INDIRECT([.AW$2]&amp;&quot;.F3&quot;):INDIRECT([.AW$2]&amp;&quot;.F1000&quot;);[.$A30])" office:value-type="float" office:value="0">
            <text:p>Err:502</text:p>
          </table:table-cell>
          <table:table-cell table:formula="of:=COUNTIF(INDIRECT([.AX$2]&amp;&quot;.F3&quot;):INDIRECT([.AX$2]&amp;&quot;.F1000&quot;);[.$A30])" office:value-type="float" office:value="0">
            <text:p>Err:502</text:p>
          </table:table-cell>
          <table:table-cell table:formula="of:=COUNTIF(INDIRECT([.AY$2]&amp;&quot;.F3&quot;):INDIRECT([.AY$2]&amp;&quot;.F1000&quot;);[.$A30])" office:value-type="float" office:value="0">
            <text:p>Err:502</text:p>
          </table:table-cell>
          <table:table-cell table:formula="of:=COUNTIF(INDIRECT([.AZ$2]&amp;&quot;.F3&quot;):INDIRECT([.AZ$2]&amp;&quot;.F1000&quot;);[.$A30])" office:value-type="float" office:value="0">
            <text:p>Err:502</text:p>
          </table:table-cell>
          <table:table-cell table:formula="of:=COUNTIF(INDIRECT([.BA$2]&amp;&quot;.F3&quot;):INDIRECT([.BA$2]&amp;&quot;.F1000&quot;);[.$A30])" office:value-type="float" office:value="0">
            <text:p>Err:502</text:p>
          </table:table-cell>
          <table:table-cell table:formula="of:=COUNTIF(INDIRECT([.BB$2]&amp;&quot;.F3&quot;):INDIRECT([.BB$2]&amp;&quot;.F1000&quot;);[.$A30])" office:value-type="float" office:value="0">
            <text:p>Err:502</text:p>
          </table:table-cell>
          <table:table-cell table:formula="of:=COUNTIF(INDIRECT([.BC$2]&amp;&quot;.F3&quot;):INDIRECT([.BC$2]&amp;&quot;.F1000&quot;);[.$A30])" office:value-type="float" office:value="0">
            <text:p>Err:502</text:p>
          </table:table-cell>
          <table:table-cell table:formula="of:=COUNTIF(INDIRECT([.BD$2]&amp;&quot;.F3&quot;):INDIRECT([.BD$2]&amp;&quot;.F1000&quot;);[.$A30])" office:value-type="float" office:value="0">
            <text:p>Err:502</text:p>
          </table:table-cell>
          <table:table-cell table:formula="of:=COUNTIF(INDIRECT([.BE$2]&amp;&quot;.F3&quot;):INDIRECT([.BE$2]&amp;&quot;.F1000&quot;);[.$A30])" office:value-type="float" office:value="0">
            <text:p>Err:502</text:p>
          </table:table-cell>
          <table:table-cell table:formula="of:=COUNTIF(INDIRECT([.BF$2]&amp;&quot;.F3&quot;):INDIRECT([.BF$2]&amp;&quot;.F1000&quot;);[.$A30])" office:value-type="float" office:value="0">
            <text:p>Err:502</text:p>
          </table:table-cell>
          <table:table-cell table:formula="of:=COUNTIF(INDIRECT([.BG$2]&amp;&quot;.F3&quot;):INDIRECT([.BG$2]&amp;&quot;.F1000&quot;);[.$A30])" office:value-type="float" office:value="0">
            <text:p>Err:502</text:p>
          </table:table-cell>
          <table:table-cell table:formula="of:=COUNTIF(INDIRECT([.BH$2]&amp;&quot;.F3&quot;):INDIRECT([.BH$2]&amp;&quot;.F1000&quot;);[.$A30])" office:value-type="float" office:value="0">
            <text:p>Err:502</text:p>
          </table:table-cell>
          <table:table-cell table:formula="of:=COUNTIF(INDIRECT([.BI$2]&amp;&quot;.F3&quot;):INDIRECT([.BI$2]&amp;&quot;.F1000&quot;);[.$A30])" office:value-type="float" office:value="0">
            <text:p>Err:502</text:p>
          </table:table-cell>
          <table:table-cell table:formula="of:=COUNTIF(INDIRECT([.BJ$2]&amp;&quot;.F3&quot;):INDIRECT([.BJ$2]&amp;&quot;.F1000&quot;);[.$A30])" office:value-type="float" office:value="0">
            <text:p>Err:502</text:p>
          </table:table-cell>
          <table:table-cell table:formula="of:=COUNTIF(INDIRECT([.BK$2]&amp;&quot;.F3&quot;):INDIRECT([.BK$2]&amp;&quot;.F1000&quot;);[.$A30])" office:value-type="float" office:value="0">
            <text:p>Err:502</text:p>
          </table:table-cell>
          <table:table-cell table:formula="of:=COUNTIF(INDIRECT([.BL$2]&amp;&quot;.F3&quot;):INDIRECT([.BL$2]&amp;&quot;.F1000&quot;);[.$A30])" office:value-type="float" office:value="0">
            <text:p>Err:502</text:p>
          </table:table-cell>
          <table:table-cell table:formula="of:=COUNTIF(INDIRECT([.BM$2]&amp;&quot;.F3&quot;):INDIRECT([.BM$2]&amp;&quot;.F1000&quot;);[.$A30])" office:value-type="float" office:value="0">
            <text:p>Err:502</text:p>
          </table:table-cell>
          <table:table-cell table:formula="of:=COUNTIF(INDIRECT([.BN$2]&amp;&quot;.F3&quot;):INDIRECT([.BN$2]&amp;&quot;.F1000&quot;);[.$A30])" office:value-type="float" office:value="0">
            <text:p>Err:502</text:p>
          </table:table-cell>
          <table:table-cell table:formula="of:=COUNTIF(INDIRECT([.BO$2]&amp;&quot;.F3&quot;):INDIRECT([.BO$2]&amp;&quot;.F1000&quot;);[.$A30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Shield</text:p>
          </table:table-cell>
          <table:table-cell office:value-type="float" office:value="400">
            <text:p>400</text:p>
          </table:table-cell>
          <table:table-cell table:formula="of:=SUMIF([.E31:.DZ31];&quot;&gt;0&quot;)" office:value-type="float" office:value="3">
            <text:p>3</text:p>
          </table:table-cell>
          <table:table-cell table:formula="of:=SUM([.B31]*[.C31]/1000)" office:value-type="currency" office:currency="USD" office:value="1.2">
            <text:p>1.20 USD</text:p>
          </table:table-cell>
          <table:table-cell table:formula="of:=COUNTIF(INDIRECT([.E$2]&amp;&quot;.F3&quot;):INDIRECT([.E$2]&amp;&quot;.F1000&quot;);[.$A31])" office:value-type="float" office:value="0">
            <text:p>0</text:p>
          </table:table-cell>
          <table:table-cell table:formula="of:=COUNTIF(INDIRECT([.F$2]&amp;&quot;.F3&quot;):INDIRECT([.F$2]&amp;&quot;.F1000&quot;);[.$A31])" office:value-type="float" office:value="0">
            <text:p>0</text:p>
          </table:table-cell>
          <table:table-cell table:formula="of:=COUNTIF(INDIRECT([.G$2]&amp;&quot;.F3&quot;):INDIRECT([.G$2]&amp;&quot;.F1000&quot;);[.$A31])" office:value-type="float" office:value="1">
            <text:p>1</text:p>
          </table:table-cell>
          <table:table-cell table:formula="of:=COUNTIF(INDIRECT([.H$2]&amp;&quot;.F3&quot;):INDIRECT([.H$2]&amp;&quot;.F1000&quot;);[.$A31])" office:value-type="float" office:value="2">
            <text:p>2</text:p>
          </table:table-cell>
          <table:table-cell table:formula="of:=COUNTIF(INDIRECT([.I$2]&amp;&quot;.F3&quot;):INDIRECT([.I$2]&amp;&quot;.F1000&quot;);[.$A31])" office:value-type="float" office:value="0">
            <text:p>0</text:p>
          </table:table-cell>
          <table:table-cell table:formula="of:=COUNTIF(INDIRECT([.J$2]&amp;&quot;.F3&quot;):INDIRECT([.J$2]&amp;&quot;.F1000&quot;);[.$A31])" office:value-type="float" office:value="0">
            <text:p>0</text:p>
          </table:table-cell>
          <table:table-cell table:formula="of:=COUNTIF(INDIRECT([.K$2]&amp;&quot;.F3&quot;):INDIRECT([.K$2]&amp;&quot;.F1000&quot;);[.$A31])" office:value-type="float" office:value="0">
            <text:p>0</text:p>
          </table:table-cell>
          <table:table-cell table:formula="of:=COUNTIF(INDIRECT([.L$2]&amp;&quot;.F3&quot;):INDIRECT([.L$2]&amp;&quot;.F1000&quot;);[.$A31])" office:value-type="float" office:value="0">
            <text:p>0</text:p>
          </table:table-cell>
          <table:table-cell table:formula="of:=COUNTIF(INDIRECT([.M$2]&amp;&quot;.F3&quot;):INDIRECT([.M$2]&amp;&quot;.F1000&quot;);[.$A31])" office:value-type="float" office:value="0">
            <text:p>0</text:p>
          </table:table-cell>
          <table:table-cell table:formula="of:=COUNTIF(INDIRECT([.N$2]&amp;&quot;.F3&quot;):INDIRECT([.N$2]&amp;&quot;.F1000&quot;);[.$A31])" office:value-type="float" office:value="0">
            <text:p>0</text:p>
          </table:table-cell>
          <table:table-cell table:formula="of:=COUNTIF(INDIRECT([.O$2]&amp;&quot;.F3&quot;):INDIRECT([.O$2]&amp;&quot;.F1000&quot;);[.$A31])" office:value-type="float" office:value="0">
            <text:p>0</text:p>
          </table:table-cell>
          <table:table-cell table:formula="of:=COUNTIF(INDIRECT([.P$2]&amp;&quot;.F3&quot;):INDIRECT([.P$2]&amp;&quot;.F1000&quot;);[.$A31])" office:value-type="float" office:value="0">
            <text:p>Err:502</text:p>
          </table:table-cell>
          <table:table-cell table:formula="of:=COUNTIF(INDIRECT([.Q$2]&amp;&quot;.F3&quot;):INDIRECT([.Q$2]&amp;&quot;.F1000&quot;);[.$A31])" office:value-type="float" office:value="0">
            <text:p>Err:502</text:p>
          </table:table-cell>
          <table:table-cell table:formula="of:=COUNTIF(INDIRECT([.R$2]&amp;&quot;.F3&quot;):INDIRECT([.R$2]&amp;&quot;.F1000&quot;);[.$A31])" office:value-type="float" office:value="0">
            <text:p>Err:502</text:p>
          </table:table-cell>
          <table:table-cell table:formula="of:=COUNTIF(INDIRECT([.S$2]&amp;&quot;.F3&quot;):INDIRECT([.S$2]&amp;&quot;.F1000&quot;);[.$A31])" office:value-type="float" office:value="0">
            <text:p>Err:502</text:p>
          </table:table-cell>
          <table:table-cell table:formula="of:=COUNTIF(INDIRECT([.T$2]&amp;&quot;.F3&quot;):INDIRECT([.T$2]&amp;&quot;.F1000&quot;);[.$A31])" office:value-type="float" office:value="0">
            <text:p>Err:502</text:p>
          </table:table-cell>
          <table:table-cell table:formula="of:=COUNTIF(INDIRECT([.U$2]&amp;&quot;.F3&quot;):INDIRECT([.U$2]&amp;&quot;.F1000&quot;);[.$A31])" office:value-type="float" office:value="0">
            <text:p>Err:502</text:p>
          </table:table-cell>
          <table:table-cell table:formula="of:=COUNTIF(INDIRECT([.V$2]&amp;&quot;.F3&quot;):INDIRECT([.V$2]&amp;&quot;.F1000&quot;);[.$A31])" office:value-type="float" office:value="0">
            <text:p>Err:502</text:p>
          </table:table-cell>
          <table:table-cell table:formula="of:=COUNTIF(INDIRECT([.W$2]&amp;&quot;.F3&quot;):INDIRECT([.W$2]&amp;&quot;.F1000&quot;);[.$A31])" office:value-type="float" office:value="0">
            <text:p>Err:502</text:p>
          </table:table-cell>
          <table:table-cell table:formula="of:=COUNTIF(INDIRECT([.X$2]&amp;&quot;.F3&quot;):INDIRECT([.X$2]&amp;&quot;.F1000&quot;);[.$A31])" office:value-type="float" office:value="0">
            <text:p>Err:502</text:p>
          </table:table-cell>
          <table:table-cell table:formula="of:=COUNTIF(INDIRECT([.Y$2]&amp;&quot;.F3&quot;):INDIRECT([.Y$2]&amp;&quot;.F1000&quot;);[.$A31])" office:value-type="float" office:value="0">
            <text:p>Err:502</text:p>
          </table:table-cell>
          <table:table-cell table:formula="of:=COUNTIF(INDIRECT([.Z$2]&amp;&quot;.F3&quot;):INDIRECT([.Z$2]&amp;&quot;.F1000&quot;);[.$A31])" office:value-type="float" office:value="0">
            <text:p>Err:502</text:p>
          </table:table-cell>
          <table:table-cell table:formula="of:=COUNTIF(INDIRECT([.AA$2]&amp;&quot;.F3&quot;):INDIRECT([.AA$2]&amp;&quot;.F1000&quot;);[.$A31])" office:value-type="float" office:value="0">
            <text:p>Err:502</text:p>
          </table:table-cell>
          <table:table-cell table:formula="of:=COUNTIF(INDIRECT([.AB$2]&amp;&quot;.F3&quot;):INDIRECT([.AB$2]&amp;&quot;.F1000&quot;);[.$A31])" office:value-type="float" office:value="0">
            <text:p>Err:502</text:p>
          </table:table-cell>
          <table:table-cell table:formula="of:=COUNTIF(INDIRECT([.AC$2]&amp;&quot;.F3&quot;):INDIRECT([.AC$2]&amp;&quot;.F1000&quot;);[.$A31])" office:value-type="float" office:value="0">
            <text:p>Err:502</text:p>
          </table:table-cell>
          <table:table-cell table:formula="of:=COUNTIF(INDIRECT([.AD$2]&amp;&quot;.F3&quot;):INDIRECT([.AD$2]&amp;&quot;.F1000&quot;);[.$A31])" office:value-type="float" office:value="0">
            <text:p>Err:502</text:p>
          </table:table-cell>
          <table:table-cell table:formula="of:=COUNTIF(INDIRECT([.AE$2]&amp;&quot;.F3&quot;):INDIRECT([.AE$2]&amp;&quot;.F1000&quot;);[.$A31])" office:value-type="float" office:value="0">
            <text:p>Err:502</text:p>
          </table:table-cell>
          <table:table-cell table:formula="of:=COUNTIF(INDIRECT([.AF$2]&amp;&quot;.F3&quot;):INDIRECT([.AF$2]&amp;&quot;.F1000&quot;);[.$A31])" office:value-type="float" office:value="0">
            <text:p>Err:502</text:p>
          </table:table-cell>
          <table:table-cell table:formula="of:=COUNTIF(INDIRECT([.AG$2]&amp;&quot;.F3&quot;):INDIRECT([.AG$2]&amp;&quot;.F1000&quot;);[.$A31])" office:value-type="float" office:value="0">
            <text:p>Err:502</text:p>
          </table:table-cell>
          <table:table-cell table:formula="of:=COUNTIF(INDIRECT([.AH$2]&amp;&quot;.F3&quot;):INDIRECT([.AH$2]&amp;&quot;.F1000&quot;);[.$A31])" office:value-type="float" office:value="0">
            <text:p>Err:502</text:p>
          </table:table-cell>
          <table:table-cell table:formula="of:=COUNTIF(INDIRECT([.AI$2]&amp;&quot;.F3&quot;):INDIRECT([.AI$2]&amp;&quot;.F1000&quot;);[.$A31])" office:value-type="float" office:value="0">
            <text:p>Err:502</text:p>
          </table:table-cell>
          <table:table-cell table:formula="of:=COUNTIF(INDIRECT([.AJ$2]&amp;&quot;.F3&quot;):INDIRECT([.AJ$2]&amp;&quot;.F1000&quot;);[.$A31])" office:value-type="float" office:value="0">
            <text:p>Err:502</text:p>
          </table:table-cell>
          <table:table-cell table:formula="of:=COUNTIF(INDIRECT([.AK$2]&amp;&quot;.F3&quot;):INDIRECT([.AK$2]&amp;&quot;.F1000&quot;);[.$A31])" office:value-type="float" office:value="0">
            <text:p>Err:502</text:p>
          </table:table-cell>
          <table:table-cell table:formula="of:=COUNTIF(INDIRECT([.AL$2]&amp;&quot;.F3&quot;):INDIRECT([.AL$2]&amp;&quot;.F1000&quot;);[.$A31])" office:value-type="float" office:value="0">
            <text:p>Err:502</text:p>
          </table:table-cell>
          <table:table-cell table:formula="of:=COUNTIF(INDIRECT([.AM$2]&amp;&quot;.F3&quot;):INDIRECT([.AM$2]&amp;&quot;.F1000&quot;);[.$A31])" office:value-type="float" office:value="0">
            <text:p>Err:502</text:p>
          </table:table-cell>
          <table:table-cell table:formula="of:=COUNTIF(INDIRECT([.AN$2]&amp;&quot;.F3&quot;):INDIRECT([.AN$2]&amp;&quot;.F1000&quot;);[.$A31])" office:value-type="float" office:value="0">
            <text:p>Err:502</text:p>
          </table:table-cell>
          <table:table-cell table:formula="of:=COUNTIF(INDIRECT([.AO$2]&amp;&quot;.F3&quot;):INDIRECT([.AO$2]&amp;&quot;.F1000&quot;);[.$A31])" office:value-type="float" office:value="0">
            <text:p>Err:502</text:p>
          </table:table-cell>
          <table:table-cell table:formula="of:=COUNTIF(INDIRECT([.AP$2]&amp;&quot;.F3&quot;):INDIRECT([.AP$2]&amp;&quot;.F1000&quot;);[.$A31])" office:value-type="float" office:value="0">
            <text:p>Err:502</text:p>
          </table:table-cell>
          <table:table-cell table:formula="of:=COUNTIF(INDIRECT([.AQ$2]&amp;&quot;.F3&quot;):INDIRECT([.AQ$2]&amp;&quot;.F1000&quot;);[.$A31])" office:value-type="float" office:value="0">
            <text:p>Err:502</text:p>
          </table:table-cell>
          <table:table-cell table:formula="of:=COUNTIF(INDIRECT([.AR$2]&amp;&quot;.F3&quot;):INDIRECT([.AR$2]&amp;&quot;.F1000&quot;);[.$A31])" office:value-type="float" office:value="0">
            <text:p>Err:502</text:p>
          </table:table-cell>
          <table:table-cell table:formula="of:=COUNTIF(INDIRECT([.AS$2]&amp;&quot;.F3&quot;):INDIRECT([.AS$2]&amp;&quot;.F1000&quot;);[.$A31])" office:value-type="float" office:value="0">
            <text:p>Err:502</text:p>
          </table:table-cell>
          <table:table-cell table:formula="of:=COUNTIF(INDIRECT([.AT$2]&amp;&quot;.F3&quot;):INDIRECT([.AT$2]&amp;&quot;.F1000&quot;);[.$A31])" office:value-type="float" office:value="0">
            <text:p>Err:502</text:p>
          </table:table-cell>
          <table:table-cell table:formula="of:=COUNTIF(INDIRECT([.AU$2]&amp;&quot;.F3&quot;):INDIRECT([.AU$2]&amp;&quot;.F1000&quot;);[.$A31])" office:value-type="float" office:value="0">
            <text:p>Err:502</text:p>
          </table:table-cell>
          <table:table-cell table:formula="of:=COUNTIF(INDIRECT([.AV$2]&amp;&quot;.F3&quot;):INDIRECT([.AV$2]&amp;&quot;.F1000&quot;);[.$A31])" office:value-type="float" office:value="0">
            <text:p>Err:502</text:p>
          </table:table-cell>
          <table:table-cell table:formula="of:=COUNTIF(INDIRECT([.AW$2]&amp;&quot;.F3&quot;):INDIRECT([.AW$2]&amp;&quot;.F1000&quot;);[.$A31])" office:value-type="float" office:value="0">
            <text:p>Err:502</text:p>
          </table:table-cell>
          <table:table-cell table:formula="of:=COUNTIF(INDIRECT([.AX$2]&amp;&quot;.F3&quot;):INDIRECT([.AX$2]&amp;&quot;.F1000&quot;);[.$A31])" office:value-type="float" office:value="0">
            <text:p>Err:502</text:p>
          </table:table-cell>
          <table:table-cell table:formula="of:=COUNTIF(INDIRECT([.AY$2]&amp;&quot;.F3&quot;):INDIRECT([.AY$2]&amp;&quot;.F1000&quot;);[.$A31])" office:value-type="float" office:value="0">
            <text:p>Err:502</text:p>
          </table:table-cell>
          <table:table-cell table:formula="of:=COUNTIF(INDIRECT([.AZ$2]&amp;&quot;.F3&quot;):INDIRECT([.AZ$2]&amp;&quot;.F1000&quot;);[.$A31])" office:value-type="float" office:value="0">
            <text:p>Err:502</text:p>
          </table:table-cell>
          <table:table-cell table:formula="of:=COUNTIF(INDIRECT([.BA$2]&amp;&quot;.F3&quot;):INDIRECT([.BA$2]&amp;&quot;.F1000&quot;);[.$A31])" office:value-type="float" office:value="0">
            <text:p>Err:502</text:p>
          </table:table-cell>
          <table:table-cell table:formula="of:=COUNTIF(INDIRECT([.BB$2]&amp;&quot;.F3&quot;):INDIRECT([.BB$2]&amp;&quot;.F1000&quot;);[.$A31])" office:value-type="float" office:value="0">
            <text:p>Err:502</text:p>
          </table:table-cell>
          <table:table-cell table:formula="of:=COUNTIF(INDIRECT([.BC$2]&amp;&quot;.F3&quot;):INDIRECT([.BC$2]&amp;&quot;.F1000&quot;);[.$A31])" office:value-type="float" office:value="0">
            <text:p>Err:502</text:p>
          </table:table-cell>
          <table:table-cell table:formula="of:=COUNTIF(INDIRECT([.BD$2]&amp;&quot;.F3&quot;):INDIRECT([.BD$2]&amp;&quot;.F1000&quot;);[.$A31])" office:value-type="float" office:value="0">
            <text:p>Err:502</text:p>
          </table:table-cell>
          <table:table-cell table:formula="of:=COUNTIF(INDIRECT([.BE$2]&amp;&quot;.F3&quot;):INDIRECT([.BE$2]&amp;&quot;.F1000&quot;);[.$A31])" office:value-type="float" office:value="0">
            <text:p>Err:502</text:p>
          </table:table-cell>
          <table:table-cell table:formula="of:=COUNTIF(INDIRECT([.BF$2]&amp;&quot;.F3&quot;):INDIRECT([.BF$2]&amp;&quot;.F1000&quot;);[.$A31])" office:value-type="float" office:value="0">
            <text:p>Err:502</text:p>
          </table:table-cell>
          <table:table-cell table:formula="of:=COUNTIF(INDIRECT([.BG$2]&amp;&quot;.F3&quot;):INDIRECT([.BG$2]&amp;&quot;.F1000&quot;);[.$A31])" office:value-type="float" office:value="0">
            <text:p>Err:502</text:p>
          </table:table-cell>
          <table:table-cell table:formula="of:=COUNTIF(INDIRECT([.BH$2]&amp;&quot;.F3&quot;):INDIRECT([.BH$2]&amp;&quot;.F1000&quot;);[.$A31])" office:value-type="float" office:value="0">
            <text:p>Err:502</text:p>
          </table:table-cell>
          <table:table-cell table:formula="of:=COUNTIF(INDIRECT([.BI$2]&amp;&quot;.F3&quot;):INDIRECT([.BI$2]&amp;&quot;.F1000&quot;);[.$A31])" office:value-type="float" office:value="0">
            <text:p>Err:502</text:p>
          </table:table-cell>
          <table:table-cell table:formula="of:=COUNTIF(INDIRECT([.BJ$2]&amp;&quot;.F3&quot;):INDIRECT([.BJ$2]&amp;&quot;.F1000&quot;);[.$A31])" office:value-type="float" office:value="0">
            <text:p>Err:502</text:p>
          </table:table-cell>
          <table:table-cell table:formula="of:=COUNTIF(INDIRECT([.BK$2]&amp;&quot;.F3&quot;):INDIRECT([.BK$2]&amp;&quot;.F1000&quot;);[.$A31])" office:value-type="float" office:value="0">
            <text:p>Err:502</text:p>
          </table:table-cell>
          <table:table-cell table:formula="of:=COUNTIF(INDIRECT([.BL$2]&amp;&quot;.F3&quot;):INDIRECT([.BL$2]&amp;&quot;.F1000&quot;);[.$A31])" office:value-type="float" office:value="0">
            <text:p>Err:502</text:p>
          </table:table-cell>
          <table:table-cell table:formula="of:=COUNTIF(INDIRECT([.BM$2]&amp;&quot;.F3&quot;):INDIRECT([.BM$2]&amp;&quot;.F1000&quot;);[.$A31])" office:value-type="float" office:value="0">
            <text:p>Err:502</text:p>
          </table:table-cell>
          <table:table-cell table:formula="of:=COUNTIF(INDIRECT([.BN$2]&amp;&quot;.F3&quot;):INDIRECT([.BN$2]&amp;&quot;.F1000&quot;);[.$A31])" office:value-type="float" office:value="0">
            <text:p>Err:502</text:p>
          </table:table-cell>
          <table:table-cell table:formula="of:=COUNTIF(INDIRECT([.BO$2]&amp;&quot;.F3&quot;):INDIRECT([.BO$2]&amp;&quot;.F1000&quot;);[.$A31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BeamCooler</text:p>
          </table:table-cell>
          <table:table-cell office:value-type="float" office:value="400">
            <text:p>400</text:p>
          </table:table-cell>
          <table:table-cell table:formula="of:=SUMIF([.E32:.DZ32];&quot;&gt;0&quot;)" office:value-type="float" office:value="2">
            <text:p>2</text:p>
          </table:table-cell>
          <table:table-cell table:formula="of:=SUM([.B32]*[.C32]/1000)" office:value-type="currency" office:currency="USD" office:value="0.8">
            <text:p>0.80 USD</text:p>
          </table:table-cell>
          <table:table-cell table:formula="of:=COUNTIF(INDIRECT([.E$2]&amp;&quot;.F3&quot;):INDIRECT([.E$2]&amp;&quot;.F1000&quot;);[.$A32])" office:value-type="float" office:value="0">
            <text:p>0</text:p>
          </table:table-cell>
          <table:table-cell table:formula="of:=COUNTIF(INDIRECT([.F$2]&amp;&quot;.F3&quot;):INDIRECT([.F$2]&amp;&quot;.F1000&quot;);[.$A32])" office:value-type="float" office:value="0">
            <text:p>0</text:p>
          </table:table-cell>
          <table:table-cell table:formula="of:=COUNTIF(INDIRECT([.G$2]&amp;&quot;.F3&quot;):INDIRECT([.G$2]&amp;&quot;.F1000&quot;);[.$A32])" office:value-type="float" office:value="2">
            <text:p>2</text:p>
          </table:table-cell>
          <table:table-cell table:formula="of:=COUNTIF(INDIRECT([.H$2]&amp;&quot;.F3&quot;):INDIRECT([.H$2]&amp;&quot;.F1000&quot;);[.$A32])" office:value-type="float" office:value="0">
            <text:p>0</text:p>
          </table:table-cell>
          <table:table-cell table:formula="of:=COUNTIF(INDIRECT([.I$2]&amp;&quot;.F3&quot;):INDIRECT([.I$2]&amp;&quot;.F1000&quot;);[.$A32])" office:value-type="float" office:value="0">
            <text:p>0</text:p>
          </table:table-cell>
          <table:table-cell table:formula="of:=COUNTIF(INDIRECT([.J$2]&amp;&quot;.F3&quot;):INDIRECT([.J$2]&amp;&quot;.F1000&quot;);[.$A32])" office:value-type="float" office:value="0">
            <text:p>0</text:p>
          </table:table-cell>
          <table:table-cell table:formula="of:=COUNTIF(INDIRECT([.K$2]&amp;&quot;.F3&quot;):INDIRECT([.K$2]&amp;&quot;.F1000&quot;);[.$A32])" office:value-type="float" office:value="0">
            <text:p>0</text:p>
          </table:table-cell>
          <table:table-cell table:formula="of:=COUNTIF(INDIRECT([.L$2]&amp;&quot;.F3&quot;):INDIRECT([.L$2]&amp;&quot;.F1000&quot;);[.$A32])" office:value-type="float" office:value="0">
            <text:p>0</text:p>
          </table:table-cell>
          <table:table-cell table:formula="of:=COUNTIF(INDIRECT([.M$2]&amp;&quot;.F3&quot;):INDIRECT([.M$2]&amp;&quot;.F1000&quot;);[.$A32])" office:value-type="float" office:value="0">
            <text:p>0</text:p>
          </table:table-cell>
          <table:table-cell table:formula="of:=COUNTIF(INDIRECT([.N$2]&amp;&quot;.F3&quot;):INDIRECT([.N$2]&amp;&quot;.F1000&quot;);[.$A32])" office:value-type="float" office:value="0">
            <text:p>0</text:p>
          </table:table-cell>
          <table:table-cell table:formula="of:=COUNTIF(INDIRECT([.O$2]&amp;&quot;.F3&quot;):INDIRECT([.O$2]&amp;&quot;.F1000&quot;);[.$A32])" office:value-type="float" office:value="0">
            <text:p>0</text:p>
          </table:table-cell>
          <table:table-cell table:formula="of:=COUNTIF(INDIRECT([.P$2]&amp;&quot;.F3&quot;):INDIRECT([.P$2]&amp;&quot;.F1000&quot;);[.$A32])" office:value-type="float" office:value="0">
            <text:p>Err:502</text:p>
          </table:table-cell>
          <table:table-cell table:formula="of:=COUNTIF(INDIRECT([.Q$2]&amp;&quot;.F3&quot;):INDIRECT([.Q$2]&amp;&quot;.F1000&quot;);[.$A32])" office:value-type="float" office:value="0">
            <text:p>Err:502</text:p>
          </table:table-cell>
          <table:table-cell table:formula="of:=COUNTIF(INDIRECT([.R$2]&amp;&quot;.F3&quot;):INDIRECT([.R$2]&amp;&quot;.F1000&quot;);[.$A32])" office:value-type="float" office:value="0">
            <text:p>Err:502</text:p>
          </table:table-cell>
          <table:table-cell table:formula="of:=COUNTIF(INDIRECT([.S$2]&amp;&quot;.F3&quot;):INDIRECT([.S$2]&amp;&quot;.F1000&quot;);[.$A32])" office:value-type="float" office:value="0">
            <text:p>Err:502</text:p>
          </table:table-cell>
          <table:table-cell table:formula="of:=COUNTIF(INDIRECT([.T$2]&amp;&quot;.F3&quot;):INDIRECT([.T$2]&amp;&quot;.F1000&quot;);[.$A32])" office:value-type="float" office:value="0">
            <text:p>Err:502</text:p>
          </table:table-cell>
          <table:table-cell table:formula="of:=COUNTIF(INDIRECT([.U$2]&amp;&quot;.F3&quot;):INDIRECT([.U$2]&amp;&quot;.F1000&quot;);[.$A32])" office:value-type="float" office:value="0">
            <text:p>Err:502</text:p>
          </table:table-cell>
          <table:table-cell table:formula="of:=COUNTIF(INDIRECT([.V$2]&amp;&quot;.F3&quot;):INDIRECT([.V$2]&amp;&quot;.F1000&quot;);[.$A32])" office:value-type="float" office:value="0">
            <text:p>Err:502</text:p>
          </table:table-cell>
          <table:table-cell table:formula="of:=COUNTIF(INDIRECT([.W$2]&amp;&quot;.F3&quot;):INDIRECT([.W$2]&amp;&quot;.F1000&quot;);[.$A32])" office:value-type="float" office:value="0">
            <text:p>Err:502</text:p>
          </table:table-cell>
          <table:table-cell table:formula="of:=COUNTIF(INDIRECT([.X$2]&amp;&quot;.F3&quot;):INDIRECT([.X$2]&amp;&quot;.F1000&quot;);[.$A32])" office:value-type="float" office:value="0">
            <text:p>Err:502</text:p>
          </table:table-cell>
          <table:table-cell table:formula="of:=COUNTIF(INDIRECT([.Y$2]&amp;&quot;.F3&quot;):INDIRECT([.Y$2]&amp;&quot;.F1000&quot;);[.$A32])" office:value-type="float" office:value="0">
            <text:p>Err:502</text:p>
          </table:table-cell>
          <table:table-cell table:formula="of:=COUNTIF(INDIRECT([.Z$2]&amp;&quot;.F3&quot;):INDIRECT([.Z$2]&amp;&quot;.F1000&quot;);[.$A32])" office:value-type="float" office:value="0">
            <text:p>Err:502</text:p>
          </table:table-cell>
          <table:table-cell table:formula="of:=COUNTIF(INDIRECT([.AA$2]&amp;&quot;.F3&quot;):INDIRECT([.AA$2]&amp;&quot;.F1000&quot;);[.$A32])" office:value-type="float" office:value="0">
            <text:p>Err:502</text:p>
          </table:table-cell>
          <table:table-cell table:formula="of:=COUNTIF(INDIRECT([.AB$2]&amp;&quot;.F3&quot;):INDIRECT([.AB$2]&amp;&quot;.F1000&quot;);[.$A32])" office:value-type="float" office:value="0">
            <text:p>Err:502</text:p>
          </table:table-cell>
          <table:table-cell table:formula="of:=COUNTIF(INDIRECT([.AC$2]&amp;&quot;.F3&quot;):INDIRECT([.AC$2]&amp;&quot;.F1000&quot;);[.$A32])" office:value-type="float" office:value="0">
            <text:p>Err:502</text:p>
          </table:table-cell>
          <table:table-cell table:formula="of:=COUNTIF(INDIRECT([.AD$2]&amp;&quot;.F3&quot;):INDIRECT([.AD$2]&amp;&quot;.F1000&quot;);[.$A32])" office:value-type="float" office:value="0">
            <text:p>Err:502</text:p>
          </table:table-cell>
          <table:table-cell table:formula="of:=COUNTIF(INDIRECT([.AE$2]&amp;&quot;.F3&quot;):INDIRECT([.AE$2]&amp;&quot;.F1000&quot;);[.$A32])" office:value-type="float" office:value="0">
            <text:p>Err:502</text:p>
          </table:table-cell>
          <table:table-cell table:formula="of:=COUNTIF(INDIRECT([.AF$2]&amp;&quot;.F3&quot;):INDIRECT([.AF$2]&amp;&quot;.F1000&quot;);[.$A32])" office:value-type="float" office:value="0">
            <text:p>Err:502</text:p>
          </table:table-cell>
          <table:table-cell table:formula="of:=COUNTIF(INDIRECT([.AG$2]&amp;&quot;.F3&quot;):INDIRECT([.AG$2]&amp;&quot;.F1000&quot;);[.$A32])" office:value-type="float" office:value="0">
            <text:p>Err:502</text:p>
          </table:table-cell>
          <table:table-cell table:formula="of:=COUNTIF(INDIRECT([.AH$2]&amp;&quot;.F3&quot;):INDIRECT([.AH$2]&amp;&quot;.F1000&quot;);[.$A32])" office:value-type="float" office:value="0">
            <text:p>Err:502</text:p>
          </table:table-cell>
          <table:table-cell table:formula="of:=COUNTIF(INDIRECT([.AI$2]&amp;&quot;.F3&quot;):INDIRECT([.AI$2]&amp;&quot;.F1000&quot;);[.$A32])" office:value-type="float" office:value="0">
            <text:p>Err:502</text:p>
          </table:table-cell>
          <table:table-cell table:formula="of:=COUNTIF(INDIRECT([.AJ$2]&amp;&quot;.F3&quot;):INDIRECT([.AJ$2]&amp;&quot;.F1000&quot;);[.$A32])" office:value-type="float" office:value="0">
            <text:p>Err:502</text:p>
          </table:table-cell>
          <table:table-cell table:formula="of:=COUNTIF(INDIRECT([.AK$2]&amp;&quot;.F3&quot;):INDIRECT([.AK$2]&amp;&quot;.F1000&quot;);[.$A32])" office:value-type="float" office:value="0">
            <text:p>Err:502</text:p>
          </table:table-cell>
          <table:table-cell table:formula="of:=COUNTIF(INDIRECT([.AL$2]&amp;&quot;.F3&quot;):INDIRECT([.AL$2]&amp;&quot;.F1000&quot;);[.$A32])" office:value-type="float" office:value="0">
            <text:p>Err:502</text:p>
          </table:table-cell>
          <table:table-cell table:formula="of:=COUNTIF(INDIRECT([.AM$2]&amp;&quot;.F3&quot;):INDIRECT([.AM$2]&amp;&quot;.F1000&quot;);[.$A32])" office:value-type="float" office:value="0">
            <text:p>Err:502</text:p>
          </table:table-cell>
          <table:table-cell table:formula="of:=COUNTIF(INDIRECT([.AN$2]&amp;&quot;.F3&quot;):INDIRECT([.AN$2]&amp;&quot;.F1000&quot;);[.$A32])" office:value-type="float" office:value="0">
            <text:p>Err:502</text:p>
          </table:table-cell>
          <table:table-cell table:formula="of:=COUNTIF(INDIRECT([.AO$2]&amp;&quot;.F3&quot;):INDIRECT([.AO$2]&amp;&quot;.F1000&quot;);[.$A32])" office:value-type="float" office:value="0">
            <text:p>Err:502</text:p>
          </table:table-cell>
          <table:table-cell table:formula="of:=COUNTIF(INDIRECT([.AP$2]&amp;&quot;.F3&quot;):INDIRECT([.AP$2]&amp;&quot;.F1000&quot;);[.$A32])" office:value-type="float" office:value="0">
            <text:p>Err:502</text:p>
          </table:table-cell>
          <table:table-cell table:formula="of:=COUNTIF(INDIRECT([.AQ$2]&amp;&quot;.F3&quot;):INDIRECT([.AQ$2]&amp;&quot;.F1000&quot;);[.$A32])" office:value-type="float" office:value="0">
            <text:p>Err:502</text:p>
          </table:table-cell>
          <table:table-cell table:formula="of:=COUNTIF(INDIRECT([.AR$2]&amp;&quot;.F3&quot;):INDIRECT([.AR$2]&amp;&quot;.F1000&quot;);[.$A32])" office:value-type="float" office:value="0">
            <text:p>Err:502</text:p>
          </table:table-cell>
          <table:table-cell table:formula="of:=COUNTIF(INDIRECT([.AS$2]&amp;&quot;.F3&quot;):INDIRECT([.AS$2]&amp;&quot;.F1000&quot;);[.$A32])" office:value-type="float" office:value="0">
            <text:p>Err:502</text:p>
          </table:table-cell>
          <table:table-cell table:formula="of:=COUNTIF(INDIRECT([.AT$2]&amp;&quot;.F3&quot;):INDIRECT([.AT$2]&amp;&quot;.F1000&quot;);[.$A32])" office:value-type="float" office:value="0">
            <text:p>Err:502</text:p>
          </table:table-cell>
          <table:table-cell table:formula="of:=COUNTIF(INDIRECT([.AU$2]&amp;&quot;.F3&quot;):INDIRECT([.AU$2]&amp;&quot;.F1000&quot;);[.$A32])" office:value-type="float" office:value="0">
            <text:p>Err:502</text:p>
          </table:table-cell>
          <table:table-cell table:formula="of:=COUNTIF(INDIRECT([.AV$2]&amp;&quot;.F3&quot;):INDIRECT([.AV$2]&amp;&quot;.F1000&quot;);[.$A32])" office:value-type="float" office:value="0">
            <text:p>Err:502</text:p>
          </table:table-cell>
          <table:table-cell table:formula="of:=COUNTIF(INDIRECT([.AW$2]&amp;&quot;.F3&quot;):INDIRECT([.AW$2]&amp;&quot;.F1000&quot;);[.$A32])" office:value-type="float" office:value="0">
            <text:p>Err:502</text:p>
          </table:table-cell>
          <table:table-cell table:formula="of:=COUNTIF(INDIRECT([.AX$2]&amp;&quot;.F3&quot;):INDIRECT([.AX$2]&amp;&quot;.F1000&quot;);[.$A32])" office:value-type="float" office:value="0">
            <text:p>Err:502</text:p>
          </table:table-cell>
          <table:table-cell table:formula="of:=COUNTIF(INDIRECT([.AY$2]&amp;&quot;.F3&quot;):INDIRECT([.AY$2]&amp;&quot;.F1000&quot;);[.$A32])" office:value-type="float" office:value="0">
            <text:p>Err:502</text:p>
          </table:table-cell>
          <table:table-cell table:formula="of:=COUNTIF(INDIRECT([.AZ$2]&amp;&quot;.F3&quot;):INDIRECT([.AZ$2]&amp;&quot;.F1000&quot;);[.$A32])" office:value-type="float" office:value="0">
            <text:p>Err:502</text:p>
          </table:table-cell>
          <table:table-cell table:formula="of:=COUNTIF(INDIRECT([.BA$2]&amp;&quot;.F3&quot;):INDIRECT([.BA$2]&amp;&quot;.F1000&quot;);[.$A32])" office:value-type="float" office:value="0">
            <text:p>Err:502</text:p>
          </table:table-cell>
          <table:table-cell table:formula="of:=COUNTIF(INDIRECT([.BB$2]&amp;&quot;.F3&quot;):INDIRECT([.BB$2]&amp;&quot;.F1000&quot;);[.$A32])" office:value-type="float" office:value="0">
            <text:p>Err:502</text:p>
          </table:table-cell>
          <table:table-cell table:formula="of:=COUNTIF(INDIRECT([.BC$2]&amp;&quot;.F3&quot;):INDIRECT([.BC$2]&amp;&quot;.F1000&quot;);[.$A32])" office:value-type="float" office:value="0">
            <text:p>Err:502</text:p>
          </table:table-cell>
          <table:table-cell table:formula="of:=COUNTIF(INDIRECT([.BD$2]&amp;&quot;.F3&quot;):INDIRECT([.BD$2]&amp;&quot;.F1000&quot;);[.$A32])" office:value-type="float" office:value="0">
            <text:p>Err:502</text:p>
          </table:table-cell>
          <table:table-cell table:formula="of:=COUNTIF(INDIRECT([.BE$2]&amp;&quot;.F3&quot;):INDIRECT([.BE$2]&amp;&quot;.F1000&quot;);[.$A32])" office:value-type="float" office:value="0">
            <text:p>Err:502</text:p>
          </table:table-cell>
          <table:table-cell table:formula="of:=COUNTIF(INDIRECT([.BF$2]&amp;&quot;.F3&quot;):INDIRECT([.BF$2]&amp;&quot;.F1000&quot;);[.$A32])" office:value-type="float" office:value="0">
            <text:p>Err:502</text:p>
          </table:table-cell>
          <table:table-cell table:formula="of:=COUNTIF(INDIRECT([.BG$2]&amp;&quot;.F3&quot;):INDIRECT([.BG$2]&amp;&quot;.F1000&quot;);[.$A32])" office:value-type="float" office:value="0">
            <text:p>Err:502</text:p>
          </table:table-cell>
          <table:table-cell table:formula="of:=COUNTIF(INDIRECT([.BH$2]&amp;&quot;.F3&quot;):INDIRECT([.BH$2]&amp;&quot;.F1000&quot;);[.$A32])" office:value-type="float" office:value="0">
            <text:p>Err:502</text:p>
          </table:table-cell>
          <table:table-cell table:formula="of:=COUNTIF(INDIRECT([.BI$2]&amp;&quot;.F3&quot;):INDIRECT([.BI$2]&amp;&quot;.F1000&quot;);[.$A32])" office:value-type="float" office:value="0">
            <text:p>Err:502</text:p>
          </table:table-cell>
          <table:table-cell table:formula="of:=COUNTIF(INDIRECT([.BJ$2]&amp;&quot;.F3&quot;):INDIRECT([.BJ$2]&amp;&quot;.F1000&quot;);[.$A32])" office:value-type="float" office:value="0">
            <text:p>Err:502</text:p>
          </table:table-cell>
          <table:table-cell table:formula="of:=COUNTIF(INDIRECT([.BK$2]&amp;&quot;.F3&quot;):INDIRECT([.BK$2]&amp;&quot;.F1000&quot;);[.$A32])" office:value-type="float" office:value="0">
            <text:p>Err:502</text:p>
          </table:table-cell>
          <table:table-cell table:formula="of:=COUNTIF(INDIRECT([.BL$2]&amp;&quot;.F3&quot;):INDIRECT([.BL$2]&amp;&quot;.F1000&quot;);[.$A32])" office:value-type="float" office:value="0">
            <text:p>Err:502</text:p>
          </table:table-cell>
          <table:table-cell table:formula="of:=COUNTIF(INDIRECT([.BM$2]&amp;&quot;.F3&quot;):INDIRECT([.BM$2]&amp;&quot;.F1000&quot;);[.$A32])" office:value-type="float" office:value="0">
            <text:p>Err:502</text:p>
          </table:table-cell>
          <table:table-cell table:formula="of:=COUNTIF(INDIRECT([.BN$2]&amp;&quot;.F3&quot;):INDIRECT([.BN$2]&amp;&quot;.F1000&quot;);[.$A32])" office:value-type="float" office:value="0">
            <text:p>Err:502</text:p>
          </table:table-cell>
          <table:table-cell table:formula="of:=COUNTIF(INDIRECT([.BO$2]&amp;&quot;.F3&quot;):INDIRECT([.BO$2]&amp;&quot;.F1000&quot;);[.$A32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Shield</text:p>
          </table:table-cell>
          <table:table-cell office:value-type="float" office:value="200">
            <text:p>200</text:p>
          </table:table-cell>
          <table:table-cell table:formula="of:=SUMIF([.E33:.DZ33];&quot;&gt;0&quot;)" office:value-type="float" office:value="3">
            <text:p>3</text:p>
          </table:table-cell>
          <table:table-cell table:formula="of:=SUM([.B33]*[.C33]/1000)" office:value-type="currency" office:currency="USD" office:value="0.6">
            <text:p>0.60 USD</text:p>
          </table:table-cell>
          <table:table-cell table:formula="of:=COUNTIF(INDIRECT([.E$2]&amp;&quot;.F3&quot;):INDIRECT([.E$2]&amp;&quot;.F1000&quot;);[.$A33])" office:value-type="float" office:value="1">
            <text:p>1</text:p>
          </table:table-cell>
          <table:table-cell table:formula="of:=COUNTIF(INDIRECT([.F$2]&amp;&quot;.F3&quot;):INDIRECT([.F$2]&amp;&quot;.F1000&quot;);[.$A33])" office:value-type="float" office:value="0">
            <text:p>0</text:p>
          </table:table-cell>
          <table:table-cell table:formula="of:=COUNTIF(INDIRECT([.G$2]&amp;&quot;.F3&quot;):INDIRECT([.G$2]&amp;&quot;.F1000&quot;);[.$A33])" office:value-type="float" office:value="1">
            <text:p>1</text:p>
          </table:table-cell>
          <table:table-cell table:formula="of:=COUNTIF(INDIRECT([.H$2]&amp;&quot;.F3&quot;):INDIRECT([.H$2]&amp;&quot;.F1000&quot;);[.$A33])" office:value-type="float" office:value="0">
            <text:p>0</text:p>
          </table:table-cell>
          <table:table-cell table:formula="of:=COUNTIF(INDIRECT([.I$2]&amp;&quot;.F3&quot;):INDIRECT([.I$2]&amp;&quot;.F1000&quot;);[.$A33])" office:value-type="float" office:value="1">
            <text:p>1</text:p>
          </table:table-cell>
          <table:table-cell table:formula="of:=COUNTIF(INDIRECT([.J$2]&amp;&quot;.F3&quot;):INDIRECT([.J$2]&amp;&quot;.F1000&quot;);[.$A33])" office:value-type="float" office:value="0">
            <text:p>0</text:p>
          </table:table-cell>
          <table:table-cell table:formula="of:=COUNTIF(INDIRECT([.K$2]&amp;&quot;.F3&quot;):INDIRECT([.K$2]&amp;&quot;.F1000&quot;);[.$A33])" office:value-type="float" office:value="0">
            <text:p>0</text:p>
          </table:table-cell>
          <table:table-cell table:formula="of:=COUNTIF(INDIRECT([.L$2]&amp;&quot;.F3&quot;):INDIRECT([.L$2]&amp;&quot;.F1000&quot;);[.$A33])" office:value-type="float" office:value="0">
            <text:p>0</text:p>
          </table:table-cell>
          <table:table-cell table:formula="of:=COUNTIF(INDIRECT([.M$2]&amp;&quot;.F3&quot;):INDIRECT([.M$2]&amp;&quot;.F1000&quot;);[.$A33])" office:value-type="float" office:value="0">
            <text:p>0</text:p>
          </table:table-cell>
          <table:table-cell table:formula="of:=COUNTIF(INDIRECT([.N$2]&amp;&quot;.F3&quot;):INDIRECT([.N$2]&amp;&quot;.F1000&quot;);[.$A33])" office:value-type="float" office:value="0">
            <text:p>0</text:p>
          </table:table-cell>
          <table:table-cell table:formula="of:=COUNTIF(INDIRECT([.O$2]&amp;&quot;.F3&quot;):INDIRECT([.O$2]&amp;&quot;.F1000&quot;);[.$A33])" office:value-type="float" office:value="0">
            <text:p>0</text:p>
          </table:table-cell>
          <table:table-cell table:formula="of:=COUNTIF(INDIRECT([.P$2]&amp;&quot;.F3&quot;):INDIRECT([.P$2]&amp;&quot;.F1000&quot;);[.$A33])" office:value-type="float" office:value="0">
            <text:p>Err:502</text:p>
          </table:table-cell>
          <table:table-cell table:formula="of:=COUNTIF(INDIRECT([.Q$2]&amp;&quot;.F3&quot;):INDIRECT([.Q$2]&amp;&quot;.F1000&quot;);[.$A33])" office:value-type="float" office:value="0">
            <text:p>Err:502</text:p>
          </table:table-cell>
          <table:table-cell table:formula="of:=COUNTIF(INDIRECT([.R$2]&amp;&quot;.F3&quot;):INDIRECT([.R$2]&amp;&quot;.F1000&quot;);[.$A33])" office:value-type="float" office:value="0">
            <text:p>Err:502</text:p>
          </table:table-cell>
          <table:table-cell table:formula="of:=COUNTIF(INDIRECT([.S$2]&amp;&quot;.F3&quot;):INDIRECT([.S$2]&amp;&quot;.F1000&quot;);[.$A33])" office:value-type="float" office:value="0">
            <text:p>Err:502</text:p>
          </table:table-cell>
          <table:table-cell table:formula="of:=COUNTIF(INDIRECT([.T$2]&amp;&quot;.F3&quot;):INDIRECT([.T$2]&amp;&quot;.F1000&quot;);[.$A33])" office:value-type="float" office:value="0">
            <text:p>Err:502</text:p>
          </table:table-cell>
          <table:table-cell table:formula="of:=COUNTIF(INDIRECT([.U$2]&amp;&quot;.F3&quot;):INDIRECT([.U$2]&amp;&quot;.F1000&quot;);[.$A33])" office:value-type="float" office:value="0">
            <text:p>Err:502</text:p>
          </table:table-cell>
          <table:table-cell table:formula="of:=COUNTIF(INDIRECT([.V$2]&amp;&quot;.F3&quot;):INDIRECT([.V$2]&amp;&quot;.F1000&quot;);[.$A33])" office:value-type="float" office:value="0">
            <text:p>Err:502</text:p>
          </table:table-cell>
          <table:table-cell table:formula="of:=COUNTIF(INDIRECT([.W$2]&amp;&quot;.F3&quot;):INDIRECT([.W$2]&amp;&quot;.F1000&quot;);[.$A33])" office:value-type="float" office:value="0">
            <text:p>Err:502</text:p>
          </table:table-cell>
          <table:table-cell table:formula="of:=COUNTIF(INDIRECT([.X$2]&amp;&quot;.F3&quot;):INDIRECT([.X$2]&amp;&quot;.F1000&quot;);[.$A33])" office:value-type="float" office:value="0">
            <text:p>Err:502</text:p>
          </table:table-cell>
          <table:table-cell table:formula="of:=COUNTIF(INDIRECT([.Y$2]&amp;&quot;.F3&quot;):INDIRECT([.Y$2]&amp;&quot;.F1000&quot;);[.$A33])" office:value-type="float" office:value="0">
            <text:p>Err:502</text:p>
          </table:table-cell>
          <table:table-cell table:formula="of:=COUNTIF(INDIRECT([.Z$2]&amp;&quot;.F3&quot;):INDIRECT([.Z$2]&amp;&quot;.F1000&quot;);[.$A33])" office:value-type="float" office:value="0">
            <text:p>Err:502</text:p>
          </table:table-cell>
          <table:table-cell table:formula="of:=COUNTIF(INDIRECT([.AA$2]&amp;&quot;.F3&quot;):INDIRECT([.AA$2]&amp;&quot;.F1000&quot;);[.$A33])" office:value-type="float" office:value="0">
            <text:p>Err:502</text:p>
          </table:table-cell>
          <table:table-cell table:formula="of:=COUNTIF(INDIRECT([.AB$2]&amp;&quot;.F3&quot;):INDIRECT([.AB$2]&amp;&quot;.F1000&quot;);[.$A33])" office:value-type="float" office:value="0">
            <text:p>Err:502</text:p>
          </table:table-cell>
          <table:table-cell table:formula="of:=COUNTIF(INDIRECT([.AC$2]&amp;&quot;.F3&quot;):INDIRECT([.AC$2]&amp;&quot;.F1000&quot;);[.$A33])" office:value-type="float" office:value="0">
            <text:p>Err:502</text:p>
          </table:table-cell>
          <table:table-cell table:formula="of:=COUNTIF(INDIRECT([.AD$2]&amp;&quot;.F3&quot;):INDIRECT([.AD$2]&amp;&quot;.F1000&quot;);[.$A33])" office:value-type="float" office:value="0">
            <text:p>Err:502</text:p>
          </table:table-cell>
          <table:table-cell table:formula="of:=COUNTIF(INDIRECT([.AE$2]&amp;&quot;.F3&quot;):INDIRECT([.AE$2]&amp;&quot;.F1000&quot;);[.$A33])" office:value-type="float" office:value="0">
            <text:p>Err:502</text:p>
          </table:table-cell>
          <table:table-cell table:formula="of:=COUNTIF(INDIRECT([.AF$2]&amp;&quot;.F3&quot;):INDIRECT([.AF$2]&amp;&quot;.F1000&quot;);[.$A33])" office:value-type="float" office:value="0">
            <text:p>Err:502</text:p>
          </table:table-cell>
          <table:table-cell table:formula="of:=COUNTIF(INDIRECT([.AG$2]&amp;&quot;.F3&quot;):INDIRECT([.AG$2]&amp;&quot;.F1000&quot;);[.$A33])" office:value-type="float" office:value="0">
            <text:p>Err:502</text:p>
          </table:table-cell>
          <table:table-cell table:formula="of:=COUNTIF(INDIRECT([.AH$2]&amp;&quot;.F3&quot;):INDIRECT([.AH$2]&amp;&quot;.F1000&quot;);[.$A33])" office:value-type="float" office:value="0">
            <text:p>Err:502</text:p>
          </table:table-cell>
          <table:table-cell table:formula="of:=COUNTIF(INDIRECT([.AI$2]&amp;&quot;.F3&quot;):INDIRECT([.AI$2]&amp;&quot;.F1000&quot;);[.$A33])" office:value-type="float" office:value="0">
            <text:p>Err:502</text:p>
          </table:table-cell>
          <table:table-cell table:formula="of:=COUNTIF(INDIRECT([.AJ$2]&amp;&quot;.F3&quot;):INDIRECT([.AJ$2]&amp;&quot;.F1000&quot;);[.$A33])" office:value-type="float" office:value="0">
            <text:p>Err:502</text:p>
          </table:table-cell>
          <table:table-cell table:formula="of:=COUNTIF(INDIRECT([.AK$2]&amp;&quot;.F3&quot;):INDIRECT([.AK$2]&amp;&quot;.F1000&quot;);[.$A33])" office:value-type="float" office:value="0">
            <text:p>Err:502</text:p>
          </table:table-cell>
          <table:table-cell table:formula="of:=COUNTIF(INDIRECT([.AL$2]&amp;&quot;.F3&quot;):INDIRECT([.AL$2]&amp;&quot;.F1000&quot;);[.$A33])" office:value-type="float" office:value="0">
            <text:p>Err:502</text:p>
          </table:table-cell>
          <table:table-cell table:formula="of:=COUNTIF(INDIRECT([.AM$2]&amp;&quot;.F3&quot;):INDIRECT([.AM$2]&amp;&quot;.F1000&quot;);[.$A33])" office:value-type="float" office:value="0">
            <text:p>Err:502</text:p>
          </table:table-cell>
          <table:table-cell table:formula="of:=COUNTIF(INDIRECT([.AN$2]&amp;&quot;.F3&quot;):INDIRECT([.AN$2]&amp;&quot;.F1000&quot;);[.$A33])" office:value-type="float" office:value="0">
            <text:p>Err:502</text:p>
          </table:table-cell>
          <table:table-cell table:formula="of:=COUNTIF(INDIRECT([.AO$2]&amp;&quot;.F3&quot;):INDIRECT([.AO$2]&amp;&quot;.F1000&quot;);[.$A33])" office:value-type="float" office:value="0">
            <text:p>Err:502</text:p>
          </table:table-cell>
          <table:table-cell table:formula="of:=COUNTIF(INDIRECT([.AP$2]&amp;&quot;.F3&quot;):INDIRECT([.AP$2]&amp;&quot;.F1000&quot;);[.$A33])" office:value-type="float" office:value="0">
            <text:p>Err:502</text:p>
          </table:table-cell>
          <table:table-cell table:formula="of:=COUNTIF(INDIRECT([.AQ$2]&amp;&quot;.F3&quot;):INDIRECT([.AQ$2]&amp;&quot;.F1000&quot;);[.$A33])" office:value-type="float" office:value="0">
            <text:p>Err:502</text:p>
          </table:table-cell>
          <table:table-cell table:formula="of:=COUNTIF(INDIRECT([.AR$2]&amp;&quot;.F3&quot;):INDIRECT([.AR$2]&amp;&quot;.F1000&quot;);[.$A33])" office:value-type="float" office:value="0">
            <text:p>Err:502</text:p>
          </table:table-cell>
          <table:table-cell table:formula="of:=COUNTIF(INDIRECT([.AS$2]&amp;&quot;.F3&quot;):INDIRECT([.AS$2]&amp;&quot;.F1000&quot;);[.$A33])" office:value-type="float" office:value="0">
            <text:p>Err:502</text:p>
          </table:table-cell>
          <table:table-cell table:formula="of:=COUNTIF(INDIRECT([.AT$2]&amp;&quot;.F3&quot;):INDIRECT([.AT$2]&amp;&quot;.F1000&quot;);[.$A33])" office:value-type="float" office:value="0">
            <text:p>Err:502</text:p>
          </table:table-cell>
          <table:table-cell table:formula="of:=COUNTIF(INDIRECT([.AU$2]&amp;&quot;.F3&quot;):INDIRECT([.AU$2]&amp;&quot;.F1000&quot;);[.$A33])" office:value-type="float" office:value="0">
            <text:p>Err:502</text:p>
          </table:table-cell>
          <table:table-cell table:formula="of:=COUNTIF(INDIRECT([.AV$2]&amp;&quot;.F3&quot;):INDIRECT([.AV$2]&amp;&quot;.F1000&quot;);[.$A33])" office:value-type="float" office:value="0">
            <text:p>Err:502</text:p>
          </table:table-cell>
          <table:table-cell table:formula="of:=COUNTIF(INDIRECT([.AW$2]&amp;&quot;.F3&quot;):INDIRECT([.AW$2]&amp;&quot;.F1000&quot;);[.$A33])" office:value-type="float" office:value="0">
            <text:p>Err:502</text:p>
          </table:table-cell>
          <table:table-cell table:formula="of:=COUNTIF(INDIRECT([.AX$2]&amp;&quot;.F3&quot;):INDIRECT([.AX$2]&amp;&quot;.F1000&quot;);[.$A33])" office:value-type="float" office:value="0">
            <text:p>Err:502</text:p>
          </table:table-cell>
          <table:table-cell table:formula="of:=COUNTIF(INDIRECT([.AY$2]&amp;&quot;.F3&quot;):INDIRECT([.AY$2]&amp;&quot;.F1000&quot;);[.$A33])" office:value-type="float" office:value="0">
            <text:p>Err:502</text:p>
          </table:table-cell>
          <table:table-cell table:formula="of:=COUNTIF(INDIRECT([.AZ$2]&amp;&quot;.F3&quot;):INDIRECT([.AZ$2]&amp;&quot;.F1000&quot;);[.$A33])" office:value-type="float" office:value="0">
            <text:p>Err:502</text:p>
          </table:table-cell>
          <table:table-cell table:formula="of:=COUNTIF(INDIRECT([.BA$2]&amp;&quot;.F3&quot;):INDIRECT([.BA$2]&amp;&quot;.F1000&quot;);[.$A33])" office:value-type="float" office:value="0">
            <text:p>Err:502</text:p>
          </table:table-cell>
          <table:table-cell table:formula="of:=COUNTIF(INDIRECT([.BB$2]&amp;&quot;.F3&quot;):INDIRECT([.BB$2]&amp;&quot;.F1000&quot;);[.$A33])" office:value-type="float" office:value="0">
            <text:p>Err:502</text:p>
          </table:table-cell>
          <table:table-cell table:formula="of:=COUNTIF(INDIRECT([.BC$2]&amp;&quot;.F3&quot;):INDIRECT([.BC$2]&amp;&quot;.F1000&quot;);[.$A33])" office:value-type="float" office:value="0">
            <text:p>Err:502</text:p>
          </table:table-cell>
          <table:table-cell table:formula="of:=COUNTIF(INDIRECT([.BD$2]&amp;&quot;.F3&quot;):INDIRECT([.BD$2]&amp;&quot;.F1000&quot;);[.$A33])" office:value-type="float" office:value="0">
            <text:p>Err:502</text:p>
          </table:table-cell>
          <table:table-cell table:formula="of:=COUNTIF(INDIRECT([.BE$2]&amp;&quot;.F3&quot;):INDIRECT([.BE$2]&amp;&quot;.F1000&quot;);[.$A33])" office:value-type="float" office:value="0">
            <text:p>Err:502</text:p>
          </table:table-cell>
          <table:table-cell table:formula="of:=COUNTIF(INDIRECT([.BF$2]&amp;&quot;.F3&quot;):INDIRECT([.BF$2]&amp;&quot;.F1000&quot;);[.$A33])" office:value-type="float" office:value="0">
            <text:p>Err:502</text:p>
          </table:table-cell>
          <table:table-cell table:formula="of:=COUNTIF(INDIRECT([.BG$2]&amp;&quot;.F3&quot;):INDIRECT([.BG$2]&amp;&quot;.F1000&quot;);[.$A33])" office:value-type="float" office:value="0">
            <text:p>Err:502</text:p>
          </table:table-cell>
          <table:table-cell table:formula="of:=COUNTIF(INDIRECT([.BH$2]&amp;&quot;.F3&quot;):INDIRECT([.BH$2]&amp;&quot;.F1000&quot;);[.$A33])" office:value-type="float" office:value="0">
            <text:p>Err:502</text:p>
          </table:table-cell>
          <table:table-cell table:formula="of:=COUNTIF(INDIRECT([.BI$2]&amp;&quot;.F3&quot;):INDIRECT([.BI$2]&amp;&quot;.F1000&quot;);[.$A33])" office:value-type="float" office:value="0">
            <text:p>Err:502</text:p>
          </table:table-cell>
          <table:table-cell table:formula="of:=COUNTIF(INDIRECT([.BJ$2]&amp;&quot;.F3&quot;):INDIRECT([.BJ$2]&amp;&quot;.F1000&quot;);[.$A33])" office:value-type="float" office:value="0">
            <text:p>Err:502</text:p>
          </table:table-cell>
          <table:table-cell table:formula="of:=COUNTIF(INDIRECT([.BK$2]&amp;&quot;.F3&quot;):INDIRECT([.BK$2]&amp;&quot;.F1000&quot;);[.$A33])" office:value-type="float" office:value="0">
            <text:p>Err:502</text:p>
          </table:table-cell>
          <table:table-cell table:formula="of:=COUNTIF(INDIRECT([.BL$2]&amp;&quot;.F3&quot;):INDIRECT([.BL$2]&amp;&quot;.F1000&quot;);[.$A33])" office:value-type="float" office:value="0">
            <text:p>Err:502</text:p>
          </table:table-cell>
          <table:table-cell table:formula="of:=COUNTIF(INDIRECT([.BM$2]&amp;&quot;.F3&quot;):INDIRECT([.BM$2]&amp;&quot;.F1000&quot;);[.$A33])" office:value-type="float" office:value="0">
            <text:p>Err:502</text:p>
          </table:table-cell>
          <table:table-cell table:formula="of:=COUNTIF(INDIRECT([.BN$2]&amp;&quot;.F3&quot;):INDIRECT([.BN$2]&amp;&quot;.F1000&quot;);[.$A33])" office:value-type="float" office:value="0">
            <text:p>Err:502</text:p>
          </table:table-cell>
          <table:table-cell table:formula="of:=COUNTIF(INDIRECT([.BO$2]&amp;&quot;.F3&quot;):INDIRECT([.BO$2]&amp;&quot;.F1000&quot;);[.$A33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FullJumpDrive</text:p>
          </table:table-cell>
          <table:table-cell office:value-type="float" office:value="250">
            <text:p>250</text:p>
          </table:table-cell>
          <table:table-cell table:formula="of:=SUMIF([.E34:.DZ34];&quot;&gt;0&quot;)" office:value-type="float" office:value="2">
            <text:p>2</text:p>
          </table:table-cell>
          <table:table-cell table:formula="of:=SUM([.B34]*[.C34]/1000)" office:value-type="currency" office:currency="USD" office:value="0.5">
            <text:p>0.50 USD</text:p>
          </table:table-cell>
          <table:table-cell table:formula="of:=COUNTIF(INDIRECT([.E$2]&amp;&quot;.F3&quot;):INDIRECT([.E$2]&amp;&quot;.F1000&quot;);[.$A34])" office:value-type="float" office:value="0">
            <text:p>0</text:p>
          </table:table-cell>
          <table:table-cell table:formula="of:=COUNTIF(INDIRECT([.F$2]&amp;&quot;.F3&quot;):INDIRECT([.F$2]&amp;&quot;.F1000&quot;);[.$A34])" office:value-type="float" office:value="0">
            <text:p>0</text:p>
          </table:table-cell>
          <table:table-cell table:formula="of:=COUNTIF(INDIRECT([.G$2]&amp;&quot;.F3&quot;):INDIRECT([.G$2]&amp;&quot;.F1000&quot;);[.$A34])" office:value-type="float" office:value="1">
            <text:p>1</text:p>
          </table:table-cell>
          <table:table-cell table:formula="of:=COUNTIF(INDIRECT([.H$2]&amp;&quot;.F3&quot;):INDIRECT([.H$2]&amp;&quot;.F1000&quot;);[.$A34])" office:value-type="float" office:value="1">
            <text:p>1</text:p>
          </table:table-cell>
          <table:table-cell table:formula="of:=COUNTIF(INDIRECT([.I$2]&amp;&quot;.F3&quot;):INDIRECT([.I$2]&amp;&quot;.F1000&quot;);[.$A34])" office:value-type="float" office:value="0">
            <text:p>0</text:p>
          </table:table-cell>
          <table:table-cell table:formula="of:=COUNTIF(INDIRECT([.J$2]&amp;&quot;.F3&quot;):INDIRECT([.J$2]&amp;&quot;.F1000&quot;);[.$A34])" office:value-type="float" office:value="0">
            <text:p>0</text:p>
          </table:table-cell>
          <table:table-cell table:formula="of:=COUNTIF(INDIRECT([.K$2]&amp;&quot;.F3&quot;):INDIRECT([.K$2]&amp;&quot;.F1000&quot;);[.$A34])" office:value-type="float" office:value="0">
            <text:p>0</text:p>
          </table:table-cell>
          <table:table-cell table:formula="of:=COUNTIF(INDIRECT([.L$2]&amp;&quot;.F3&quot;):INDIRECT([.L$2]&amp;&quot;.F1000&quot;);[.$A34])" office:value-type="float" office:value="0">
            <text:p>0</text:p>
          </table:table-cell>
          <table:table-cell table:formula="of:=COUNTIF(INDIRECT([.M$2]&amp;&quot;.F3&quot;):INDIRECT([.M$2]&amp;&quot;.F1000&quot;);[.$A34])" office:value-type="float" office:value="0">
            <text:p>0</text:p>
          </table:table-cell>
          <table:table-cell table:formula="of:=COUNTIF(INDIRECT([.N$2]&amp;&quot;.F3&quot;):INDIRECT([.N$2]&amp;&quot;.F1000&quot;);[.$A34])" office:value-type="float" office:value="0">
            <text:p>0</text:p>
          </table:table-cell>
          <table:table-cell table:formula="of:=COUNTIF(INDIRECT([.O$2]&amp;&quot;.F3&quot;):INDIRECT([.O$2]&amp;&quot;.F1000&quot;);[.$A34])" office:value-type="float" office:value="0">
            <text:p>0</text:p>
          </table:table-cell>
          <table:table-cell table:formula="of:=COUNTIF(INDIRECT([.P$2]&amp;&quot;.F3&quot;):INDIRECT([.P$2]&amp;&quot;.F1000&quot;);[.$A34])" office:value-type="float" office:value="0">
            <text:p>Err:502</text:p>
          </table:table-cell>
          <table:table-cell table:formula="of:=COUNTIF(INDIRECT([.Q$2]&amp;&quot;.F3&quot;):INDIRECT([.Q$2]&amp;&quot;.F1000&quot;);[.$A34])" office:value-type="float" office:value="0">
            <text:p>Err:502</text:p>
          </table:table-cell>
          <table:table-cell table:formula="of:=COUNTIF(INDIRECT([.R$2]&amp;&quot;.F3&quot;):INDIRECT([.R$2]&amp;&quot;.F1000&quot;);[.$A34])" office:value-type="float" office:value="0">
            <text:p>Err:502</text:p>
          </table:table-cell>
          <table:table-cell table:formula="of:=COUNTIF(INDIRECT([.S$2]&amp;&quot;.F3&quot;):INDIRECT([.S$2]&amp;&quot;.F1000&quot;);[.$A34])" office:value-type="float" office:value="0">
            <text:p>Err:502</text:p>
          </table:table-cell>
          <table:table-cell table:formula="of:=COUNTIF(INDIRECT([.T$2]&amp;&quot;.F3&quot;):INDIRECT([.T$2]&amp;&quot;.F1000&quot;);[.$A34])" office:value-type="float" office:value="0">
            <text:p>Err:502</text:p>
          </table:table-cell>
          <table:table-cell table:formula="of:=COUNTIF(INDIRECT([.U$2]&amp;&quot;.F3&quot;):INDIRECT([.U$2]&amp;&quot;.F1000&quot;);[.$A34])" office:value-type="float" office:value="0">
            <text:p>Err:502</text:p>
          </table:table-cell>
          <table:table-cell table:formula="of:=COUNTIF(INDIRECT([.V$2]&amp;&quot;.F3&quot;):INDIRECT([.V$2]&amp;&quot;.F1000&quot;);[.$A34])" office:value-type="float" office:value="0">
            <text:p>Err:502</text:p>
          </table:table-cell>
          <table:table-cell table:formula="of:=COUNTIF(INDIRECT([.W$2]&amp;&quot;.F3&quot;):INDIRECT([.W$2]&amp;&quot;.F1000&quot;);[.$A34])" office:value-type="float" office:value="0">
            <text:p>Err:502</text:p>
          </table:table-cell>
          <table:table-cell table:formula="of:=COUNTIF(INDIRECT([.X$2]&amp;&quot;.F3&quot;):INDIRECT([.X$2]&amp;&quot;.F1000&quot;);[.$A34])" office:value-type="float" office:value="0">
            <text:p>Err:502</text:p>
          </table:table-cell>
          <table:table-cell table:formula="of:=COUNTIF(INDIRECT([.Y$2]&amp;&quot;.F3&quot;):INDIRECT([.Y$2]&amp;&quot;.F1000&quot;);[.$A34])" office:value-type="float" office:value="0">
            <text:p>Err:502</text:p>
          </table:table-cell>
          <table:table-cell table:formula="of:=COUNTIF(INDIRECT([.Z$2]&amp;&quot;.F3&quot;):INDIRECT([.Z$2]&amp;&quot;.F1000&quot;);[.$A34])" office:value-type="float" office:value="0">
            <text:p>Err:502</text:p>
          </table:table-cell>
          <table:table-cell table:formula="of:=COUNTIF(INDIRECT([.AA$2]&amp;&quot;.F3&quot;):INDIRECT([.AA$2]&amp;&quot;.F1000&quot;);[.$A34])" office:value-type="float" office:value="0">
            <text:p>Err:502</text:p>
          </table:table-cell>
          <table:table-cell table:formula="of:=COUNTIF(INDIRECT([.AB$2]&amp;&quot;.F3&quot;):INDIRECT([.AB$2]&amp;&quot;.F1000&quot;);[.$A34])" office:value-type="float" office:value="0">
            <text:p>Err:502</text:p>
          </table:table-cell>
          <table:table-cell table:formula="of:=COUNTIF(INDIRECT([.AC$2]&amp;&quot;.F3&quot;):INDIRECT([.AC$2]&amp;&quot;.F1000&quot;);[.$A34])" office:value-type="float" office:value="0">
            <text:p>Err:502</text:p>
          </table:table-cell>
          <table:table-cell table:formula="of:=COUNTIF(INDIRECT([.AD$2]&amp;&quot;.F3&quot;):INDIRECT([.AD$2]&amp;&quot;.F1000&quot;);[.$A34])" office:value-type="float" office:value="0">
            <text:p>Err:502</text:p>
          </table:table-cell>
          <table:table-cell table:formula="of:=COUNTIF(INDIRECT([.AE$2]&amp;&quot;.F3&quot;):INDIRECT([.AE$2]&amp;&quot;.F1000&quot;);[.$A34])" office:value-type="float" office:value="0">
            <text:p>Err:502</text:p>
          </table:table-cell>
          <table:table-cell table:formula="of:=COUNTIF(INDIRECT([.AF$2]&amp;&quot;.F3&quot;):INDIRECT([.AF$2]&amp;&quot;.F1000&quot;);[.$A34])" office:value-type="float" office:value="0">
            <text:p>Err:502</text:p>
          </table:table-cell>
          <table:table-cell table:formula="of:=COUNTIF(INDIRECT([.AG$2]&amp;&quot;.F3&quot;):INDIRECT([.AG$2]&amp;&quot;.F1000&quot;);[.$A34])" office:value-type="float" office:value="0">
            <text:p>Err:502</text:p>
          </table:table-cell>
          <table:table-cell table:formula="of:=COUNTIF(INDIRECT([.AH$2]&amp;&quot;.F3&quot;):INDIRECT([.AH$2]&amp;&quot;.F1000&quot;);[.$A34])" office:value-type="float" office:value="0">
            <text:p>Err:502</text:p>
          </table:table-cell>
          <table:table-cell table:formula="of:=COUNTIF(INDIRECT([.AI$2]&amp;&quot;.F3&quot;):INDIRECT([.AI$2]&amp;&quot;.F1000&quot;);[.$A34])" office:value-type="float" office:value="0">
            <text:p>Err:502</text:p>
          </table:table-cell>
          <table:table-cell table:formula="of:=COUNTIF(INDIRECT([.AJ$2]&amp;&quot;.F3&quot;):INDIRECT([.AJ$2]&amp;&quot;.F1000&quot;);[.$A34])" office:value-type="float" office:value="0">
            <text:p>Err:502</text:p>
          </table:table-cell>
          <table:table-cell table:formula="of:=COUNTIF(INDIRECT([.AK$2]&amp;&quot;.F3&quot;):INDIRECT([.AK$2]&amp;&quot;.F1000&quot;);[.$A34])" office:value-type="float" office:value="0">
            <text:p>Err:502</text:p>
          </table:table-cell>
          <table:table-cell table:formula="of:=COUNTIF(INDIRECT([.AL$2]&amp;&quot;.F3&quot;):INDIRECT([.AL$2]&amp;&quot;.F1000&quot;);[.$A34])" office:value-type="float" office:value="0">
            <text:p>Err:502</text:p>
          </table:table-cell>
          <table:table-cell table:formula="of:=COUNTIF(INDIRECT([.AM$2]&amp;&quot;.F3&quot;):INDIRECT([.AM$2]&amp;&quot;.F1000&quot;);[.$A34])" office:value-type="float" office:value="0">
            <text:p>Err:502</text:p>
          </table:table-cell>
          <table:table-cell table:formula="of:=COUNTIF(INDIRECT([.AN$2]&amp;&quot;.F3&quot;):INDIRECT([.AN$2]&amp;&quot;.F1000&quot;);[.$A34])" office:value-type="float" office:value="0">
            <text:p>Err:502</text:p>
          </table:table-cell>
          <table:table-cell table:formula="of:=COUNTIF(INDIRECT([.AO$2]&amp;&quot;.F3&quot;):INDIRECT([.AO$2]&amp;&quot;.F1000&quot;);[.$A34])" office:value-type="float" office:value="0">
            <text:p>Err:502</text:p>
          </table:table-cell>
          <table:table-cell table:formula="of:=COUNTIF(INDIRECT([.AP$2]&amp;&quot;.F3&quot;):INDIRECT([.AP$2]&amp;&quot;.F1000&quot;);[.$A34])" office:value-type="float" office:value="0">
            <text:p>Err:502</text:p>
          </table:table-cell>
          <table:table-cell table:formula="of:=COUNTIF(INDIRECT([.AQ$2]&amp;&quot;.F3&quot;):INDIRECT([.AQ$2]&amp;&quot;.F1000&quot;);[.$A34])" office:value-type="float" office:value="0">
            <text:p>Err:502</text:p>
          </table:table-cell>
          <table:table-cell table:formula="of:=COUNTIF(INDIRECT([.AR$2]&amp;&quot;.F3&quot;):INDIRECT([.AR$2]&amp;&quot;.F1000&quot;);[.$A34])" office:value-type="float" office:value="0">
            <text:p>Err:502</text:p>
          </table:table-cell>
          <table:table-cell table:formula="of:=COUNTIF(INDIRECT([.AS$2]&amp;&quot;.F3&quot;):INDIRECT([.AS$2]&amp;&quot;.F1000&quot;);[.$A34])" office:value-type="float" office:value="0">
            <text:p>Err:502</text:p>
          </table:table-cell>
          <table:table-cell table:formula="of:=COUNTIF(INDIRECT([.AT$2]&amp;&quot;.F3&quot;):INDIRECT([.AT$2]&amp;&quot;.F1000&quot;);[.$A34])" office:value-type="float" office:value="0">
            <text:p>Err:502</text:p>
          </table:table-cell>
          <table:table-cell table:formula="of:=COUNTIF(INDIRECT([.AU$2]&amp;&quot;.F3&quot;):INDIRECT([.AU$2]&amp;&quot;.F1000&quot;);[.$A34])" office:value-type="float" office:value="0">
            <text:p>Err:502</text:p>
          </table:table-cell>
          <table:table-cell table:formula="of:=COUNTIF(INDIRECT([.AV$2]&amp;&quot;.F3&quot;):INDIRECT([.AV$2]&amp;&quot;.F1000&quot;);[.$A34])" office:value-type="float" office:value="0">
            <text:p>Err:502</text:p>
          </table:table-cell>
          <table:table-cell table:formula="of:=COUNTIF(INDIRECT([.AW$2]&amp;&quot;.F3&quot;):INDIRECT([.AW$2]&amp;&quot;.F1000&quot;);[.$A34])" office:value-type="float" office:value="0">
            <text:p>Err:502</text:p>
          </table:table-cell>
          <table:table-cell table:formula="of:=COUNTIF(INDIRECT([.AX$2]&amp;&quot;.F3&quot;):INDIRECT([.AX$2]&amp;&quot;.F1000&quot;);[.$A34])" office:value-type="float" office:value="0">
            <text:p>Err:502</text:p>
          </table:table-cell>
          <table:table-cell table:formula="of:=COUNTIF(INDIRECT([.AY$2]&amp;&quot;.F3&quot;):INDIRECT([.AY$2]&amp;&quot;.F1000&quot;);[.$A34])" office:value-type="float" office:value="0">
            <text:p>Err:502</text:p>
          </table:table-cell>
          <table:table-cell table:formula="of:=COUNTIF(INDIRECT([.AZ$2]&amp;&quot;.F3&quot;):INDIRECT([.AZ$2]&amp;&quot;.F1000&quot;);[.$A34])" office:value-type="float" office:value="0">
            <text:p>Err:502</text:p>
          </table:table-cell>
          <table:table-cell table:formula="of:=COUNTIF(INDIRECT([.BA$2]&amp;&quot;.F3&quot;):INDIRECT([.BA$2]&amp;&quot;.F1000&quot;);[.$A34])" office:value-type="float" office:value="0">
            <text:p>Err:502</text:p>
          </table:table-cell>
          <table:table-cell table:formula="of:=COUNTIF(INDIRECT([.BB$2]&amp;&quot;.F3&quot;):INDIRECT([.BB$2]&amp;&quot;.F1000&quot;);[.$A34])" office:value-type="float" office:value="0">
            <text:p>Err:502</text:p>
          </table:table-cell>
          <table:table-cell table:formula="of:=COUNTIF(INDIRECT([.BC$2]&amp;&quot;.F3&quot;):INDIRECT([.BC$2]&amp;&quot;.F1000&quot;);[.$A34])" office:value-type="float" office:value="0">
            <text:p>Err:502</text:p>
          </table:table-cell>
          <table:table-cell table:formula="of:=COUNTIF(INDIRECT([.BD$2]&amp;&quot;.F3&quot;):INDIRECT([.BD$2]&amp;&quot;.F1000&quot;);[.$A34])" office:value-type="float" office:value="0">
            <text:p>Err:502</text:p>
          </table:table-cell>
          <table:table-cell table:formula="of:=COUNTIF(INDIRECT([.BE$2]&amp;&quot;.F3&quot;):INDIRECT([.BE$2]&amp;&quot;.F1000&quot;);[.$A34])" office:value-type="float" office:value="0">
            <text:p>Err:502</text:p>
          </table:table-cell>
          <table:table-cell table:formula="of:=COUNTIF(INDIRECT([.BF$2]&amp;&quot;.F3&quot;):INDIRECT([.BF$2]&amp;&quot;.F1000&quot;);[.$A34])" office:value-type="float" office:value="0">
            <text:p>Err:502</text:p>
          </table:table-cell>
          <table:table-cell table:formula="of:=COUNTIF(INDIRECT([.BG$2]&amp;&quot;.F3&quot;):INDIRECT([.BG$2]&amp;&quot;.F1000&quot;);[.$A34])" office:value-type="float" office:value="0">
            <text:p>Err:502</text:p>
          </table:table-cell>
          <table:table-cell table:formula="of:=COUNTIF(INDIRECT([.BH$2]&amp;&quot;.F3&quot;):INDIRECT([.BH$2]&amp;&quot;.F1000&quot;);[.$A34])" office:value-type="float" office:value="0">
            <text:p>Err:502</text:p>
          </table:table-cell>
          <table:table-cell table:formula="of:=COUNTIF(INDIRECT([.BI$2]&amp;&quot;.F3&quot;):INDIRECT([.BI$2]&amp;&quot;.F1000&quot;);[.$A34])" office:value-type="float" office:value="0">
            <text:p>Err:502</text:p>
          </table:table-cell>
          <table:table-cell table:formula="of:=COUNTIF(INDIRECT([.BJ$2]&amp;&quot;.F3&quot;):INDIRECT([.BJ$2]&amp;&quot;.F1000&quot;);[.$A34])" office:value-type="float" office:value="0">
            <text:p>Err:502</text:p>
          </table:table-cell>
          <table:table-cell table:formula="of:=COUNTIF(INDIRECT([.BK$2]&amp;&quot;.F3&quot;):INDIRECT([.BK$2]&amp;&quot;.F1000&quot;);[.$A34])" office:value-type="float" office:value="0">
            <text:p>Err:502</text:p>
          </table:table-cell>
          <table:table-cell table:formula="of:=COUNTIF(INDIRECT([.BL$2]&amp;&quot;.F3&quot;):INDIRECT([.BL$2]&amp;&quot;.F1000&quot;);[.$A34])" office:value-type="float" office:value="0">
            <text:p>Err:502</text:p>
          </table:table-cell>
          <table:table-cell table:formula="of:=COUNTIF(INDIRECT([.BM$2]&amp;&quot;.F3&quot;):INDIRECT([.BM$2]&amp;&quot;.F1000&quot;);[.$A34])" office:value-type="float" office:value="0">
            <text:p>Err:502</text:p>
          </table:table-cell>
          <table:table-cell table:formula="of:=COUNTIF(INDIRECT([.BN$2]&amp;&quot;.F3&quot;):INDIRECT([.BN$2]&amp;&quot;.F1000&quot;);[.$A34])" office:value-type="float" office:value="0">
            <text:p>Err:502</text:p>
          </table:table-cell>
          <table:table-cell table:formula="of:=COUNTIF(INDIRECT([.BO$2]&amp;&quot;.F3&quot;):INDIRECT([.BO$2]&amp;&quot;.F1000&quot;);[.$A34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Armor</text:p>
          </table:table-cell>
          <table:table-cell office:value-type="float" office:value="200">
            <text:p>200</text:p>
          </table:table-cell>
          <table:table-cell table:formula="of:=SUMIF([.E35:.DZ35];&quot;&gt;0&quot;)" office:value-type="float" office:value="2">
            <text:p>2</text:p>
          </table:table-cell>
          <table:table-cell table:formula="of:=SUM([.B35]*[.C35]/1000)" office:value-type="currency" office:currency="USD" office:value="0.4">
            <text:p>0.40 USD</text:p>
          </table:table-cell>
          <table:table-cell table:formula="of:=COUNTIF(INDIRECT([.E$2]&amp;&quot;.F3&quot;):INDIRECT([.E$2]&amp;&quot;.F1000&quot;);[.$A35])" office:value-type="float" office:value="1">
            <text:p>1</text:p>
          </table:table-cell>
          <table:table-cell table:formula="of:=COUNTIF(INDIRECT([.F$2]&amp;&quot;.F3&quot;):INDIRECT([.F$2]&amp;&quot;.F1000&quot;);[.$A35])" office:value-type="float" office:value="0">
            <text:p>0</text:p>
          </table:table-cell>
          <table:table-cell table:formula="of:=COUNTIF(INDIRECT([.G$2]&amp;&quot;.F3&quot;):INDIRECT([.G$2]&amp;&quot;.F1000&quot;);[.$A35])" office:value-type="float" office:value="0">
            <text:p>0</text:p>
          </table:table-cell>
          <table:table-cell table:formula="of:=COUNTIF(INDIRECT([.H$2]&amp;&quot;.F3&quot;):INDIRECT([.H$2]&amp;&quot;.F1000&quot;);[.$A35])" office:value-type="float" office:value="0">
            <text:p>0</text:p>
          </table:table-cell>
          <table:table-cell table:formula="of:=COUNTIF(INDIRECT([.I$2]&amp;&quot;.F3&quot;):INDIRECT([.I$2]&amp;&quot;.F1000&quot;);[.$A35])" office:value-type="float" office:value="1">
            <text:p>1</text:p>
          </table:table-cell>
          <table:table-cell table:formula="of:=COUNTIF(INDIRECT([.J$2]&amp;&quot;.F3&quot;):INDIRECT([.J$2]&amp;&quot;.F1000&quot;);[.$A35])" office:value-type="float" office:value="0">
            <text:p>0</text:p>
          </table:table-cell>
          <table:table-cell table:formula="of:=COUNTIF(INDIRECT([.K$2]&amp;&quot;.F3&quot;):INDIRECT([.K$2]&amp;&quot;.F1000&quot;);[.$A35])" office:value-type="float" office:value="0">
            <text:p>0</text:p>
          </table:table-cell>
          <table:table-cell table:formula="of:=COUNTIF(INDIRECT([.L$2]&amp;&quot;.F3&quot;):INDIRECT([.L$2]&amp;&quot;.F1000&quot;);[.$A35])" office:value-type="float" office:value="0">
            <text:p>0</text:p>
          </table:table-cell>
          <table:table-cell table:formula="of:=COUNTIF(INDIRECT([.M$2]&amp;&quot;.F3&quot;):INDIRECT([.M$2]&amp;&quot;.F1000&quot;);[.$A35])" office:value-type="float" office:value="0">
            <text:p>0</text:p>
          </table:table-cell>
          <table:table-cell table:formula="of:=COUNTIF(INDIRECT([.N$2]&amp;&quot;.F3&quot;):INDIRECT([.N$2]&amp;&quot;.F1000&quot;);[.$A35])" office:value-type="float" office:value="0">
            <text:p>0</text:p>
          </table:table-cell>
          <table:table-cell table:formula="of:=COUNTIF(INDIRECT([.O$2]&amp;&quot;.F3&quot;):INDIRECT([.O$2]&amp;&quot;.F1000&quot;);[.$A35])" office:value-type="float" office:value="0">
            <text:p>0</text:p>
          </table:table-cell>
          <table:table-cell table:formula="of:=COUNTIF(INDIRECT([.P$2]&amp;&quot;.F3&quot;):INDIRECT([.P$2]&amp;&quot;.F1000&quot;);[.$A35])" office:value-type="float" office:value="0">
            <text:p>Err:502</text:p>
          </table:table-cell>
          <table:table-cell table:formula="of:=COUNTIF(INDIRECT([.Q$2]&amp;&quot;.F3&quot;):INDIRECT([.Q$2]&amp;&quot;.F1000&quot;);[.$A35])" office:value-type="float" office:value="0">
            <text:p>Err:502</text:p>
          </table:table-cell>
          <table:table-cell table:formula="of:=COUNTIF(INDIRECT([.R$2]&amp;&quot;.F3&quot;):INDIRECT([.R$2]&amp;&quot;.F1000&quot;);[.$A35])" office:value-type="float" office:value="0">
            <text:p>Err:502</text:p>
          </table:table-cell>
          <table:table-cell table:formula="of:=COUNTIF(INDIRECT([.S$2]&amp;&quot;.F3&quot;):INDIRECT([.S$2]&amp;&quot;.F1000&quot;);[.$A35])" office:value-type="float" office:value="0">
            <text:p>Err:502</text:p>
          </table:table-cell>
          <table:table-cell table:formula="of:=COUNTIF(INDIRECT([.T$2]&amp;&quot;.F3&quot;):INDIRECT([.T$2]&amp;&quot;.F1000&quot;);[.$A35])" office:value-type="float" office:value="0">
            <text:p>Err:502</text:p>
          </table:table-cell>
          <table:table-cell table:formula="of:=COUNTIF(INDIRECT([.U$2]&amp;&quot;.F3&quot;):INDIRECT([.U$2]&amp;&quot;.F1000&quot;);[.$A35])" office:value-type="float" office:value="0">
            <text:p>Err:502</text:p>
          </table:table-cell>
          <table:table-cell table:formula="of:=COUNTIF(INDIRECT([.V$2]&amp;&quot;.F3&quot;):INDIRECT([.V$2]&amp;&quot;.F1000&quot;);[.$A35])" office:value-type="float" office:value="0">
            <text:p>Err:502</text:p>
          </table:table-cell>
          <table:table-cell table:formula="of:=COUNTIF(INDIRECT([.W$2]&amp;&quot;.F3&quot;):INDIRECT([.W$2]&amp;&quot;.F1000&quot;);[.$A35])" office:value-type="float" office:value="0">
            <text:p>Err:502</text:p>
          </table:table-cell>
          <table:table-cell table:formula="of:=COUNTIF(INDIRECT([.X$2]&amp;&quot;.F3&quot;):INDIRECT([.X$2]&amp;&quot;.F1000&quot;);[.$A35])" office:value-type="float" office:value="0">
            <text:p>Err:502</text:p>
          </table:table-cell>
          <table:table-cell table:formula="of:=COUNTIF(INDIRECT([.Y$2]&amp;&quot;.F3&quot;):INDIRECT([.Y$2]&amp;&quot;.F1000&quot;);[.$A35])" office:value-type="float" office:value="0">
            <text:p>Err:502</text:p>
          </table:table-cell>
          <table:table-cell table:formula="of:=COUNTIF(INDIRECT([.Z$2]&amp;&quot;.F3&quot;):INDIRECT([.Z$2]&amp;&quot;.F1000&quot;);[.$A35])" office:value-type="float" office:value="0">
            <text:p>Err:502</text:p>
          </table:table-cell>
          <table:table-cell table:formula="of:=COUNTIF(INDIRECT([.AA$2]&amp;&quot;.F3&quot;):INDIRECT([.AA$2]&amp;&quot;.F1000&quot;);[.$A35])" office:value-type="float" office:value="0">
            <text:p>Err:502</text:p>
          </table:table-cell>
          <table:table-cell table:formula="of:=COUNTIF(INDIRECT([.AB$2]&amp;&quot;.F3&quot;):INDIRECT([.AB$2]&amp;&quot;.F1000&quot;);[.$A35])" office:value-type="float" office:value="0">
            <text:p>Err:502</text:p>
          </table:table-cell>
          <table:table-cell table:formula="of:=COUNTIF(INDIRECT([.AC$2]&amp;&quot;.F3&quot;):INDIRECT([.AC$2]&amp;&quot;.F1000&quot;);[.$A35])" office:value-type="float" office:value="0">
            <text:p>Err:502</text:p>
          </table:table-cell>
          <table:table-cell table:formula="of:=COUNTIF(INDIRECT([.AD$2]&amp;&quot;.F3&quot;):INDIRECT([.AD$2]&amp;&quot;.F1000&quot;);[.$A35])" office:value-type="float" office:value="0">
            <text:p>Err:502</text:p>
          </table:table-cell>
          <table:table-cell table:formula="of:=COUNTIF(INDIRECT([.AE$2]&amp;&quot;.F3&quot;):INDIRECT([.AE$2]&amp;&quot;.F1000&quot;);[.$A35])" office:value-type="float" office:value="0">
            <text:p>Err:502</text:p>
          </table:table-cell>
          <table:table-cell table:formula="of:=COUNTIF(INDIRECT([.AF$2]&amp;&quot;.F3&quot;):INDIRECT([.AF$2]&amp;&quot;.F1000&quot;);[.$A35])" office:value-type="float" office:value="0">
            <text:p>Err:502</text:p>
          </table:table-cell>
          <table:table-cell table:formula="of:=COUNTIF(INDIRECT([.AG$2]&amp;&quot;.F3&quot;):INDIRECT([.AG$2]&amp;&quot;.F1000&quot;);[.$A35])" office:value-type="float" office:value="0">
            <text:p>Err:502</text:p>
          </table:table-cell>
          <table:table-cell table:formula="of:=COUNTIF(INDIRECT([.AH$2]&amp;&quot;.F3&quot;):INDIRECT([.AH$2]&amp;&quot;.F1000&quot;);[.$A35])" office:value-type="float" office:value="0">
            <text:p>Err:502</text:p>
          </table:table-cell>
          <table:table-cell table:formula="of:=COUNTIF(INDIRECT([.AI$2]&amp;&quot;.F3&quot;):INDIRECT([.AI$2]&amp;&quot;.F1000&quot;);[.$A35])" office:value-type="float" office:value="0">
            <text:p>Err:502</text:p>
          </table:table-cell>
          <table:table-cell table:formula="of:=COUNTIF(INDIRECT([.AJ$2]&amp;&quot;.F3&quot;):INDIRECT([.AJ$2]&amp;&quot;.F1000&quot;);[.$A35])" office:value-type="float" office:value="0">
            <text:p>Err:502</text:p>
          </table:table-cell>
          <table:table-cell table:formula="of:=COUNTIF(INDIRECT([.AK$2]&amp;&quot;.F3&quot;):INDIRECT([.AK$2]&amp;&quot;.F1000&quot;);[.$A35])" office:value-type="float" office:value="0">
            <text:p>Err:502</text:p>
          </table:table-cell>
          <table:table-cell table:formula="of:=COUNTIF(INDIRECT([.AL$2]&amp;&quot;.F3&quot;):INDIRECT([.AL$2]&amp;&quot;.F1000&quot;);[.$A35])" office:value-type="float" office:value="0">
            <text:p>Err:502</text:p>
          </table:table-cell>
          <table:table-cell table:formula="of:=COUNTIF(INDIRECT([.AM$2]&amp;&quot;.F3&quot;):INDIRECT([.AM$2]&amp;&quot;.F1000&quot;);[.$A35])" office:value-type="float" office:value="0">
            <text:p>Err:502</text:p>
          </table:table-cell>
          <table:table-cell table:formula="of:=COUNTIF(INDIRECT([.AN$2]&amp;&quot;.F3&quot;):INDIRECT([.AN$2]&amp;&quot;.F1000&quot;);[.$A35])" office:value-type="float" office:value="0">
            <text:p>Err:502</text:p>
          </table:table-cell>
          <table:table-cell table:formula="of:=COUNTIF(INDIRECT([.AO$2]&amp;&quot;.F3&quot;):INDIRECT([.AO$2]&amp;&quot;.F1000&quot;);[.$A35])" office:value-type="float" office:value="0">
            <text:p>Err:502</text:p>
          </table:table-cell>
          <table:table-cell table:formula="of:=COUNTIF(INDIRECT([.AP$2]&amp;&quot;.F3&quot;):INDIRECT([.AP$2]&amp;&quot;.F1000&quot;);[.$A35])" office:value-type="float" office:value="0">
            <text:p>Err:502</text:p>
          </table:table-cell>
          <table:table-cell table:formula="of:=COUNTIF(INDIRECT([.AQ$2]&amp;&quot;.F3&quot;):INDIRECT([.AQ$2]&amp;&quot;.F1000&quot;);[.$A35])" office:value-type="float" office:value="0">
            <text:p>Err:502</text:p>
          </table:table-cell>
          <table:table-cell table:formula="of:=COUNTIF(INDIRECT([.AR$2]&amp;&quot;.F3&quot;):INDIRECT([.AR$2]&amp;&quot;.F1000&quot;);[.$A35])" office:value-type="float" office:value="0">
            <text:p>Err:502</text:p>
          </table:table-cell>
          <table:table-cell table:formula="of:=COUNTIF(INDIRECT([.AS$2]&amp;&quot;.F3&quot;):INDIRECT([.AS$2]&amp;&quot;.F1000&quot;);[.$A35])" office:value-type="float" office:value="0">
            <text:p>Err:502</text:p>
          </table:table-cell>
          <table:table-cell table:formula="of:=COUNTIF(INDIRECT([.AT$2]&amp;&quot;.F3&quot;):INDIRECT([.AT$2]&amp;&quot;.F1000&quot;);[.$A35])" office:value-type="float" office:value="0">
            <text:p>Err:502</text:p>
          </table:table-cell>
          <table:table-cell table:formula="of:=COUNTIF(INDIRECT([.AU$2]&amp;&quot;.F3&quot;):INDIRECT([.AU$2]&amp;&quot;.F1000&quot;);[.$A35])" office:value-type="float" office:value="0">
            <text:p>Err:502</text:p>
          </table:table-cell>
          <table:table-cell table:formula="of:=COUNTIF(INDIRECT([.AV$2]&amp;&quot;.F3&quot;):INDIRECT([.AV$2]&amp;&quot;.F1000&quot;);[.$A35])" office:value-type="float" office:value="0">
            <text:p>Err:502</text:p>
          </table:table-cell>
          <table:table-cell table:formula="of:=COUNTIF(INDIRECT([.AW$2]&amp;&quot;.F3&quot;):INDIRECT([.AW$2]&amp;&quot;.F1000&quot;);[.$A35])" office:value-type="float" office:value="0">
            <text:p>Err:502</text:p>
          </table:table-cell>
          <table:table-cell table:formula="of:=COUNTIF(INDIRECT([.AX$2]&amp;&quot;.F3&quot;):INDIRECT([.AX$2]&amp;&quot;.F1000&quot;);[.$A35])" office:value-type="float" office:value="0">
            <text:p>Err:502</text:p>
          </table:table-cell>
          <table:table-cell table:formula="of:=COUNTIF(INDIRECT([.AY$2]&amp;&quot;.F3&quot;):INDIRECT([.AY$2]&amp;&quot;.F1000&quot;);[.$A35])" office:value-type="float" office:value="0">
            <text:p>Err:502</text:p>
          </table:table-cell>
          <table:table-cell table:formula="of:=COUNTIF(INDIRECT([.AZ$2]&amp;&quot;.F3&quot;):INDIRECT([.AZ$2]&amp;&quot;.F1000&quot;);[.$A35])" office:value-type="float" office:value="0">
            <text:p>Err:502</text:p>
          </table:table-cell>
          <table:table-cell table:formula="of:=COUNTIF(INDIRECT([.BA$2]&amp;&quot;.F3&quot;):INDIRECT([.BA$2]&amp;&quot;.F1000&quot;);[.$A35])" office:value-type="float" office:value="0">
            <text:p>Err:502</text:p>
          </table:table-cell>
          <table:table-cell table:formula="of:=COUNTIF(INDIRECT([.BB$2]&amp;&quot;.F3&quot;):INDIRECT([.BB$2]&amp;&quot;.F1000&quot;);[.$A35])" office:value-type="float" office:value="0">
            <text:p>Err:502</text:p>
          </table:table-cell>
          <table:table-cell table:formula="of:=COUNTIF(INDIRECT([.BC$2]&amp;&quot;.F3&quot;):INDIRECT([.BC$2]&amp;&quot;.F1000&quot;);[.$A35])" office:value-type="float" office:value="0">
            <text:p>Err:502</text:p>
          </table:table-cell>
          <table:table-cell table:formula="of:=COUNTIF(INDIRECT([.BD$2]&amp;&quot;.F3&quot;):INDIRECT([.BD$2]&amp;&quot;.F1000&quot;);[.$A35])" office:value-type="float" office:value="0">
            <text:p>Err:502</text:p>
          </table:table-cell>
          <table:table-cell table:formula="of:=COUNTIF(INDIRECT([.BE$2]&amp;&quot;.F3&quot;):INDIRECT([.BE$2]&amp;&quot;.F1000&quot;);[.$A35])" office:value-type="float" office:value="0">
            <text:p>Err:502</text:p>
          </table:table-cell>
          <table:table-cell table:formula="of:=COUNTIF(INDIRECT([.BF$2]&amp;&quot;.F3&quot;):INDIRECT([.BF$2]&amp;&quot;.F1000&quot;);[.$A35])" office:value-type="float" office:value="0">
            <text:p>Err:502</text:p>
          </table:table-cell>
          <table:table-cell table:formula="of:=COUNTIF(INDIRECT([.BG$2]&amp;&quot;.F3&quot;):INDIRECT([.BG$2]&amp;&quot;.F1000&quot;);[.$A35])" office:value-type="float" office:value="0">
            <text:p>Err:502</text:p>
          </table:table-cell>
          <table:table-cell table:formula="of:=COUNTIF(INDIRECT([.BH$2]&amp;&quot;.F3&quot;):INDIRECT([.BH$2]&amp;&quot;.F1000&quot;);[.$A35])" office:value-type="float" office:value="0">
            <text:p>Err:502</text:p>
          </table:table-cell>
          <table:table-cell table:formula="of:=COUNTIF(INDIRECT([.BI$2]&amp;&quot;.F3&quot;):INDIRECT([.BI$2]&amp;&quot;.F1000&quot;);[.$A35])" office:value-type="float" office:value="0">
            <text:p>Err:502</text:p>
          </table:table-cell>
          <table:table-cell table:formula="of:=COUNTIF(INDIRECT([.BJ$2]&amp;&quot;.F3&quot;):INDIRECT([.BJ$2]&amp;&quot;.F1000&quot;);[.$A35])" office:value-type="float" office:value="0">
            <text:p>Err:502</text:p>
          </table:table-cell>
          <table:table-cell table:formula="of:=COUNTIF(INDIRECT([.BK$2]&amp;&quot;.F3&quot;):INDIRECT([.BK$2]&amp;&quot;.F1000&quot;);[.$A35])" office:value-type="float" office:value="0">
            <text:p>Err:502</text:p>
          </table:table-cell>
          <table:table-cell table:formula="of:=COUNTIF(INDIRECT([.BL$2]&amp;&quot;.F3&quot;):INDIRECT([.BL$2]&amp;&quot;.F1000&quot;);[.$A35])" office:value-type="float" office:value="0">
            <text:p>Err:502</text:p>
          </table:table-cell>
          <table:table-cell table:formula="of:=COUNTIF(INDIRECT([.BM$2]&amp;&quot;.F3&quot;):INDIRECT([.BM$2]&amp;&quot;.F1000&quot;);[.$A35])" office:value-type="float" office:value="0">
            <text:p>Err:502</text:p>
          </table:table-cell>
          <table:table-cell table:formula="of:=COUNTIF(INDIRECT([.BN$2]&amp;&quot;.F3&quot;):INDIRECT([.BN$2]&amp;&quot;.F1000&quot;);[.$A35])" office:value-type="float" office:value="0">
            <text:p>Err:502</text:p>
          </table:table-cell>
          <table:table-cell table:formula="of:=COUNTIF(INDIRECT([.BO$2]&amp;&quot;.F3&quot;):INDIRECT([.BO$2]&amp;&quot;.F1000&quot;);[.$A35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Thrust</text:p>
          </table:table-cell>
          <table:table-cell office:value-type="float" office:value="400">
            <text:p>400</text:p>
          </table:table-cell>
          <table:table-cell table:formula="of:=SUMIF([.E36:.DZ36];&quot;&gt;0&quot;)" office:value-type="float" office:value="1">
            <text:p>1</text:p>
          </table:table-cell>
          <table:table-cell table:formula="of:=SUM([.B36]*[.C36]/1000)" office:value-type="currency" office:currency="USD" office:value="0.4">
            <text:p>0.40 USD</text:p>
          </table:table-cell>
          <table:table-cell table:formula="of:=COUNTIF(INDIRECT([.E$2]&amp;&quot;.F3&quot;):INDIRECT([.E$2]&amp;&quot;.F1000&quot;);[.$A36])" office:value-type="float" office:value="0">
            <text:p>0</text:p>
          </table:table-cell>
          <table:table-cell table:formula="of:=COUNTIF(INDIRECT([.F$2]&amp;&quot;.F3&quot;):INDIRECT([.F$2]&amp;&quot;.F1000&quot;);[.$A36])" office:value-type="float" office:value="0">
            <text:p>0</text:p>
          </table:table-cell>
          <table:table-cell table:formula="of:=COUNTIF(INDIRECT([.G$2]&amp;&quot;.F3&quot;):INDIRECT([.G$2]&amp;&quot;.F1000&quot;);[.$A36])" office:value-type="float" office:value="1">
            <text:p>1</text:p>
          </table:table-cell>
          <table:table-cell table:formula="of:=COUNTIF(INDIRECT([.H$2]&amp;&quot;.F3&quot;):INDIRECT([.H$2]&amp;&quot;.F1000&quot;);[.$A36])" office:value-type="float" office:value="0">
            <text:p>0</text:p>
          </table:table-cell>
          <table:table-cell table:formula="of:=COUNTIF(INDIRECT([.I$2]&amp;&quot;.F3&quot;):INDIRECT([.I$2]&amp;&quot;.F1000&quot;);[.$A36])" office:value-type="float" office:value="0">
            <text:p>0</text:p>
          </table:table-cell>
          <table:table-cell table:formula="of:=COUNTIF(INDIRECT([.J$2]&amp;&quot;.F3&quot;):INDIRECT([.J$2]&amp;&quot;.F1000&quot;);[.$A36])" office:value-type="float" office:value="0">
            <text:p>0</text:p>
          </table:table-cell>
          <table:table-cell table:formula="of:=COUNTIF(INDIRECT([.K$2]&amp;&quot;.F3&quot;):INDIRECT([.K$2]&amp;&quot;.F1000&quot;);[.$A36])" office:value-type="float" office:value="0">
            <text:p>0</text:p>
          </table:table-cell>
          <table:table-cell table:formula="of:=COUNTIF(INDIRECT([.L$2]&amp;&quot;.F3&quot;):INDIRECT([.L$2]&amp;&quot;.F1000&quot;);[.$A36])" office:value-type="float" office:value="0">
            <text:p>0</text:p>
          </table:table-cell>
          <table:table-cell table:formula="of:=COUNTIF(INDIRECT([.M$2]&amp;&quot;.F3&quot;):INDIRECT([.M$2]&amp;&quot;.F1000&quot;);[.$A36])" office:value-type="float" office:value="0">
            <text:p>0</text:p>
          </table:table-cell>
          <table:table-cell table:formula="of:=COUNTIF(INDIRECT([.N$2]&amp;&quot;.F3&quot;):INDIRECT([.N$2]&amp;&quot;.F1000&quot;);[.$A36])" office:value-type="float" office:value="0">
            <text:p>0</text:p>
          </table:table-cell>
          <table:table-cell table:formula="of:=COUNTIF(INDIRECT([.O$2]&amp;&quot;.F3&quot;):INDIRECT([.O$2]&amp;&quot;.F1000&quot;);[.$A36])" office:value-type="float" office:value="0">
            <text:p>0</text:p>
          </table:table-cell>
          <table:table-cell table:formula="of:=COUNTIF(INDIRECT([.P$2]&amp;&quot;.F3&quot;):INDIRECT([.P$2]&amp;&quot;.F1000&quot;);[.$A36])" office:value-type="float" office:value="0">
            <text:p>Err:502</text:p>
          </table:table-cell>
          <table:table-cell table:formula="of:=COUNTIF(INDIRECT([.Q$2]&amp;&quot;.F3&quot;):INDIRECT([.Q$2]&amp;&quot;.F1000&quot;);[.$A36])" office:value-type="float" office:value="0">
            <text:p>Err:502</text:p>
          </table:table-cell>
          <table:table-cell table:formula="of:=COUNTIF(INDIRECT([.R$2]&amp;&quot;.F3&quot;):INDIRECT([.R$2]&amp;&quot;.F1000&quot;);[.$A36])" office:value-type="float" office:value="0">
            <text:p>Err:502</text:p>
          </table:table-cell>
          <table:table-cell table:formula="of:=COUNTIF(INDIRECT([.S$2]&amp;&quot;.F3&quot;):INDIRECT([.S$2]&amp;&quot;.F1000&quot;);[.$A36])" office:value-type="float" office:value="0">
            <text:p>Err:502</text:p>
          </table:table-cell>
          <table:table-cell table:formula="of:=COUNTIF(INDIRECT([.T$2]&amp;&quot;.F3&quot;):INDIRECT([.T$2]&amp;&quot;.F1000&quot;);[.$A36])" office:value-type="float" office:value="0">
            <text:p>Err:502</text:p>
          </table:table-cell>
          <table:table-cell table:formula="of:=COUNTIF(INDIRECT([.U$2]&amp;&quot;.F3&quot;):INDIRECT([.U$2]&amp;&quot;.F1000&quot;);[.$A36])" office:value-type="float" office:value="0">
            <text:p>Err:502</text:p>
          </table:table-cell>
          <table:table-cell table:formula="of:=COUNTIF(INDIRECT([.V$2]&amp;&quot;.F3&quot;):INDIRECT([.V$2]&amp;&quot;.F1000&quot;);[.$A36])" office:value-type="float" office:value="0">
            <text:p>Err:502</text:p>
          </table:table-cell>
          <table:table-cell table:formula="of:=COUNTIF(INDIRECT([.W$2]&amp;&quot;.F3&quot;):INDIRECT([.W$2]&amp;&quot;.F1000&quot;);[.$A36])" office:value-type="float" office:value="0">
            <text:p>Err:502</text:p>
          </table:table-cell>
          <table:table-cell table:formula="of:=COUNTIF(INDIRECT([.X$2]&amp;&quot;.F3&quot;):INDIRECT([.X$2]&amp;&quot;.F1000&quot;);[.$A36])" office:value-type="float" office:value="0">
            <text:p>Err:502</text:p>
          </table:table-cell>
          <table:table-cell table:formula="of:=COUNTIF(INDIRECT([.Y$2]&amp;&quot;.F3&quot;):INDIRECT([.Y$2]&amp;&quot;.F1000&quot;);[.$A36])" office:value-type="float" office:value="0">
            <text:p>Err:502</text:p>
          </table:table-cell>
          <table:table-cell table:formula="of:=COUNTIF(INDIRECT([.Z$2]&amp;&quot;.F3&quot;):INDIRECT([.Z$2]&amp;&quot;.F1000&quot;);[.$A36])" office:value-type="float" office:value="0">
            <text:p>Err:502</text:p>
          </table:table-cell>
          <table:table-cell table:formula="of:=COUNTIF(INDIRECT([.AA$2]&amp;&quot;.F3&quot;):INDIRECT([.AA$2]&amp;&quot;.F1000&quot;);[.$A36])" office:value-type="float" office:value="0">
            <text:p>Err:502</text:p>
          </table:table-cell>
          <table:table-cell table:formula="of:=COUNTIF(INDIRECT([.AB$2]&amp;&quot;.F3&quot;):INDIRECT([.AB$2]&amp;&quot;.F1000&quot;);[.$A36])" office:value-type="float" office:value="0">
            <text:p>Err:502</text:p>
          </table:table-cell>
          <table:table-cell table:formula="of:=COUNTIF(INDIRECT([.AC$2]&amp;&quot;.F3&quot;):INDIRECT([.AC$2]&amp;&quot;.F1000&quot;);[.$A36])" office:value-type="float" office:value="0">
            <text:p>Err:502</text:p>
          </table:table-cell>
          <table:table-cell table:formula="of:=COUNTIF(INDIRECT([.AD$2]&amp;&quot;.F3&quot;):INDIRECT([.AD$2]&amp;&quot;.F1000&quot;);[.$A36])" office:value-type="float" office:value="0">
            <text:p>Err:502</text:p>
          </table:table-cell>
          <table:table-cell table:formula="of:=COUNTIF(INDIRECT([.AE$2]&amp;&quot;.F3&quot;):INDIRECT([.AE$2]&amp;&quot;.F1000&quot;);[.$A36])" office:value-type="float" office:value="0">
            <text:p>Err:502</text:p>
          </table:table-cell>
          <table:table-cell table:formula="of:=COUNTIF(INDIRECT([.AF$2]&amp;&quot;.F3&quot;):INDIRECT([.AF$2]&amp;&quot;.F1000&quot;);[.$A36])" office:value-type="float" office:value="0">
            <text:p>Err:502</text:p>
          </table:table-cell>
          <table:table-cell table:formula="of:=COUNTIF(INDIRECT([.AG$2]&amp;&quot;.F3&quot;):INDIRECT([.AG$2]&amp;&quot;.F1000&quot;);[.$A36])" office:value-type="float" office:value="0">
            <text:p>Err:502</text:p>
          </table:table-cell>
          <table:table-cell table:formula="of:=COUNTIF(INDIRECT([.AH$2]&amp;&quot;.F3&quot;):INDIRECT([.AH$2]&amp;&quot;.F1000&quot;);[.$A36])" office:value-type="float" office:value="0">
            <text:p>Err:502</text:p>
          </table:table-cell>
          <table:table-cell table:formula="of:=COUNTIF(INDIRECT([.AI$2]&amp;&quot;.F3&quot;):INDIRECT([.AI$2]&amp;&quot;.F1000&quot;);[.$A36])" office:value-type="float" office:value="0">
            <text:p>Err:502</text:p>
          </table:table-cell>
          <table:table-cell table:formula="of:=COUNTIF(INDIRECT([.AJ$2]&amp;&quot;.F3&quot;):INDIRECT([.AJ$2]&amp;&quot;.F1000&quot;);[.$A36])" office:value-type="float" office:value="0">
            <text:p>Err:502</text:p>
          </table:table-cell>
          <table:table-cell table:formula="of:=COUNTIF(INDIRECT([.AK$2]&amp;&quot;.F3&quot;):INDIRECT([.AK$2]&amp;&quot;.F1000&quot;);[.$A36])" office:value-type="float" office:value="0">
            <text:p>Err:502</text:p>
          </table:table-cell>
          <table:table-cell table:formula="of:=COUNTIF(INDIRECT([.AL$2]&amp;&quot;.F3&quot;):INDIRECT([.AL$2]&amp;&quot;.F1000&quot;);[.$A36])" office:value-type="float" office:value="0">
            <text:p>Err:502</text:p>
          </table:table-cell>
          <table:table-cell table:formula="of:=COUNTIF(INDIRECT([.AM$2]&amp;&quot;.F3&quot;):INDIRECT([.AM$2]&amp;&quot;.F1000&quot;);[.$A36])" office:value-type="float" office:value="0">
            <text:p>Err:502</text:p>
          </table:table-cell>
          <table:table-cell table:formula="of:=COUNTIF(INDIRECT([.AN$2]&amp;&quot;.F3&quot;):INDIRECT([.AN$2]&amp;&quot;.F1000&quot;);[.$A36])" office:value-type="float" office:value="0">
            <text:p>Err:502</text:p>
          </table:table-cell>
          <table:table-cell table:formula="of:=COUNTIF(INDIRECT([.AO$2]&amp;&quot;.F3&quot;):INDIRECT([.AO$2]&amp;&quot;.F1000&quot;);[.$A36])" office:value-type="float" office:value="0">
            <text:p>Err:502</text:p>
          </table:table-cell>
          <table:table-cell table:formula="of:=COUNTIF(INDIRECT([.AP$2]&amp;&quot;.F3&quot;):INDIRECT([.AP$2]&amp;&quot;.F1000&quot;);[.$A36])" office:value-type="float" office:value="0">
            <text:p>Err:502</text:p>
          </table:table-cell>
          <table:table-cell table:formula="of:=COUNTIF(INDIRECT([.AQ$2]&amp;&quot;.F3&quot;):INDIRECT([.AQ$2]&amp;&quot;.F1000&quot;);[.$A36])" office:value-type="float" office:value="0">
            <text:p>Err:502</text:p>
          </table:table-cell>
          <table:table-cell table:formula="of:=COUNTIF(INDIRECT([.AR$2]&amp;&quot;.F3&quot;):INDIRECT([.AR$2]&amp;&quot;.F1000&quot;);[.$A36])" office:value-type="float" office:value="0">
            <text:p>Err:502</text:p>
          </table:table-cell>
          <table:table-cell table:formula="of:=COUNTIF(INDIRECT([.AS$2]&amp;&quot;.F3&quot;):INDIRECT([.AS$2]&amp;&quot;.F1000&quot;);[.$A36])" office:value-type="float" office:value="0">
            <text:p>Err:502</text:p>
          </table:table-cell>
          <table:table-cell table:formula="of:=COUNTIF(INDIRECT([.AT$2]&amp;&quot;.F3&quot;):INDIRECT([.AT$2]&amp;&quot;.F1000&quot;);[.$A36])" office:value-type="float" office:value="0">
            <text:p>Err:502</text:p>
          </table:table-cell>
          <table:table-cell table:formula="of:=COUNTIF(INDIRECT([.AU$2]&amp;&quot;.F3&quot;):INDIRECT([.AU$2]&amp;&quot;.F1000&quot;);[.$A36])" office:value-type="float" office:value="0">
            <text:p>Err:502</text:p>
          </table:table-cell>
          <table:table-cell table:formula="of:=COUNTIF(INDIRECT([.AV$2]&amp;&quot;.F3&quot;):INDIRECT([.AV$2]&amp;&quot;.F1000&quot;);[.$A36])" office:value-type="float" office:value="0">
            <text:p>Err:502</text:p>
          </table:table-cell>
          <table:table-cell table:formula="of:=COUNTIF(INDIRECT([.AW$2]&amp;&quot;.F3&quot;):INDIRECT([.AW$2]&amp;&quot;.F1000&quot;);[.$A36])" office:value-type="float" office:value="0">
            <text:p>Err:502</text:p>
          </table:table-cell>
          <table:table-cell table:formula="of:=COUNTIF(INDIRECT([.AX$2]&amp;&quot;.F3&quot;):INDIRECT([.AX$2]&amp;&quot;.F1000&quot;);[.$A36])" office:value-type="float" office:value="0">
            <text:p>Err:502</text:p>
          </table:table-cell>
          <table:table-cell table:formula="of:=COUNTIF(INDIRECT([.AY$2]&amp;&quot;.F3&quot;):INDIRECT([.AY$2]&amp;&quot;.F1000&quot;);[.$A36])" office:value-type="float" office:value="0">
            <text:p>Err:502</text:p>
          </table:table-cell>
          <table:table-cell table:formula="of:=COUNTIF(INDIRECT([.AZ$2]&amp;&quot;.F3&quot;):INDIRECT([.AZ$2]&amp;&quot;.F1000&quot;);[.$A36])" office:value-type="float" office:value="0">
            <text:p>Err:502</text:p>
          </table:table-cell>
          <table:table-cell table:formula="of:=COUNTIF(INDIRECT([.BA$2]&amp;&quot;.F3&quot;):INDIRECT([.BA$2]&amp;&quot;.F1000&quot;);[.$A36])" office:value-type="float" office:value="0">
            <text:p>Err:502</text:p>
          </table:table-cell>
          <table:table-cell table:formula="of:=COUNTIF(INDIRECT([.BB$2]&amp;&quot;.F3&quot;):INDIRECT([.BB$2]&amp;&quot;.F1000&quot;);[.$A36])" office:value-type="float" office:value="0">
            <text:p>Err:502</text:p>
          </table:table-cell>
          <table:table-cell table:formula="of:=COUNTIF(INDIRECT([.BC$2]&amp;&quot;.F3&quot;):INDIRECT([.BC$2]&amp;&quot;.F1000&quot;);[.$A36])" office:value-type="float" office:value="0">
            <text:p>Err:502</text:p>
          </table:table-cell>
          <table:table-cell table:formula="of:=COUNTIF(INDIRECT([.BD$2]&amp;&quot;.F3&quot;):INDIRECT([.BD$2]&amp;&quot;.F1000&quot;);[.$A36])" office:value-type="float" office:value="0">
            <text:p>Err:502</text:p>
          </table:table-cell>
          <table:table-cell table:formula="of:=COUNTIF(INDIRECT([.BE$2]&amp;&quot;.F3&quot;):INDIRECT([.BE$2]&amp;&quot;.F1000&quot;);[.$A36])" office:value-type="float" office:value="0">
            <text:p>Err:502</text:p>
          </table:table-cell>
          <table:table-cell table:formula="of:=COUNTIF(INDIRECT([.BF$2]&amp;&quot;.F3&quot;):INDIRECT([.BF$2]&amp;&quot;.F1000&quot;);[.$A36])" office:value-type="float" office:value="0">
            <text:p>Err:502</text:p>
          </table:table-cell>
          <table:table-cell table:formula="of:=COUNTIF(INDIRECT([.BG$2]&amp;&quot;.F3&quot;):INDIRECT([.BG$2]&amp;&quot;.F1000&quot;);[.$A36])" office:value-type="float" office:value="0">
            <text:p>Err:502</text:p>
          </table:table-cell>
          <table:table-cell table:formula="of:=COUNTIF(INDIRECT([.BH$2]&amp;&quot;.F3&quot;):INDIRECT([.BH$2]&amp;&quot;.F1000&quot;);[.$A36])" office:value-type="float" office:value="0">
            <text:p>Err:502</text:p>
          </table:table-cell>
          <table:table-cell table:formula="of:=COUNTIF(INDIRECT([.BI$2]&amp;&quot;.F3&quot;):INDIRECT([.BI$2]&amp;&quot;.F1000&quot;);[.$A36])" office:value-type="float" office:value="0">
            <text:p>Err:502</text:p>
          </table:table-cell>
          <table:table-cell table:formula="of:=COUNTIF(INDIRECT([.BJ$2]&amp;&quot;.F3&quot;):INDIRECT([.BJ$2]&amp;&quot;.F1000&quot;);[.$A36])" office:value-type="float" office:value="0">
            <text:p>Err:502</text:p>
          </table:table-cell>
          <table:table-cell table:formula="of:=COUNTIF(INDIRECT([.BK$2]&amp;&quot;.F3&quot;):INDIRECT([.BK$2]&amp;&quot;.F1000&quot;);[.$A36])" office:value-type="float" office:value="0">
            <text:p>Err:502</text:p>
          </table:table-cell>
          <table:table-cell table:formula="of:=COUNTIF(INDIRECT([.BL$2]&amp;&quot;.F3&quot;):INDIRECT([.BL$2]&amp;&quot;.F1000&quot;);[.$A36])" office:value-type="float" office:value="0">
            <text:p>Err:502</text:p>
          </table:table-cell>
          <table:table-cell table:formula="of:=COUNTIF(INDIRECT([.BM$2]&amp;&quot;.F3&quot;):INDIRECT([.BM$2]&amp;&quot;.F1000&quot;);[.$A36])" office:value-type="float" office:value="0">
            <text:p>Err:502</text:p>
          </table:table-cell>
          <table:table-cell table:formula="of:=COUNTIF(INDIRECT([.BN$2]&amp;&quot;.F3&quot;):INDIRECT([.BN$2]&amp;&quot;.F1000&quot;);[.$A36])" office:value-type="float" office:value="0">
            <text:p>Err:502</text:p>
          </table:table-cell>
          <table:table-cell table:formula="of:=COUNTIF(INDIRECT([.BO$2]&amp;&quot;.F3&quot;):INDIRECT([.BO$2]&amp;&quot;.F1000&quot;);[.$A36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Turn</text:p>
          </table:table-cell>
          <table:table-cell office:value-type="float" office:value="400">
            <text:p>400</text:p>
          </table:table-cell>
          <table:table-cell table:formula="of:=SUMIF([.E37:.DZ37];&quot;&gt;0&quot;)" office:value-type="float" office:value="1">
            <text:p>1</text:p>
          </table:table-cell>
          <table:table-cell table:formula="of:=SUM([.B37]*[.C37]/1000)" office:value-type="currency" office:currency="USD" office:value="0.4">
            <text:p>0.40 USD</text:p>
          </table:table-cell>
          <table:table-cell table:formula="of:=COUNTIF(INDIRECT([.E$2]&amp;&quot;.F3&quot;):INDIRECT([.E$2]&amp;&quot;.F1000&quot;);[.$A37])" office:value-type="float" office:value="0">
            <text:p>0</text:p>
          </table:table-cell>
          <table:table-cell table:formula="of:=COUNTIF(INDIRECT([.F$2]&amp;&quot;.F3&quot;):INDIRECT([.F$2]&amp;&quot;.F1000&quot;);[.$A37])" office:value-type="float" office:value="0">
            <text:p>0</text:p>
          </table:table-cell>
          <table:table-cell table:formula="of:=COUNTIF(INDIRECT([.G$2]&amp;&quot;.F3&quot;):INDIRECT([.G$2]&amp;&quot;.F1000&quot;);[.$A37])" office:value-type="float" office:value="1">
            <text:p>1</text:p>
          </table:table-cell>
          <table:table-cell table:formula="of:=COUNTIF(INDIRECT([.H$2]&amp;&quot;.F3&quot;):INDIRECT([.H$2]&amp;&quot;.F1000&quot;);[.$A37])" office:value-type="float" office:value="0">
            <text:p>0</text:p>
          </table:table-cell>
          <table:table-cell table:formula="of:=COUNTIF(INDIRECT([.I$2]&amp;&quot;.F3&quot;):INDIRECT([.I$2]&amp;&quot;.F1000&quot;);[.$A37])" office:value-type="float" office:value="0">
            <text:p>0</text:p>
          </table:table-cell>
          <table:table-cell table:formula="of:=COUNTIF(INDIRECT([.J$2]&amp;&quot;.F3&quot;):INDIRECT([.J$2]&amp;&quot;.F1000&quot;);[.$A37])" office:value-type="float" office:value="0">
            <text:p>0</text:p>
          </table:table-cell>
          <table:table-cell table:formula="of:=COUNTIF(INDIRECT([.K$2]&amp;&quot;.F3&quot;):INDIRECT([.K$2]&amp;&quot;.F1000&quot;);[.$A37])" office:value-type="float" office:value="0">
            <text:p>0</text:p>
          </table:table-cell>
          <table:table-cell table:formula="of:=COUNTIF(INDIRECT([.L$2]&amp;&quot;.F3&quot;):INDIRECT([.L$2]&amp;&quot;.F1000&quot;);[.$A37])" office:value-type="float" office:value="0">
            <text:p>0</text:p>
          </table:table-cell>
          <table:table-cell table:formula="of:=COUNTIF(INDIRECT([.M$2]&amp;&quot;.F3&quot;):INDIRECT([.M$2]&amp;&quot;.F1000&quot;);[.$A37])" office:value-type="float" office:value="0">
            <text:p>0</text:p>
          </table:table-cell>
          <table:table-cell table:formula="of:=COUNTIF(INDIRECT([.N$2]&amp;&quot;.F3&quot;):INDIRECT([.N$2]&amp;&quot;.F1000&quot;);[.$A37])" office:value-type="float" office:value="0">
            <text:p>0</text:p>
          </table:table-cell>
          <table:table-cell table:formula="of:=COUNTIF(INDIRECT([.O$2]&amp;&quot;.F3&quot;):INDIRECT([.O$2]&amp;&quot;.F1000&quot;);[.$A37])" office:value-type="float" office:value="0">
            <text:p>0</text:p>
          </table:table-cell>
          <table:table-cell table:formula="of:=COUNTIF(INDIRECT([.P$2]&amp;&quot;.F3&quot;):INDIRECT([.P$2]&amp;&quot;.F1000&quot;);[.$A37])" office:value-type="float" office:value="0">
            <text:p>Err:502</text:p>
          </table:table-cell>
          <table:table-cell table:formula="of:=COUNTIF(INDIRECT([.Q$2]&amp;&quot;.F3&quot;):INDIRECT([.Q$2]&amp;&quot;.F1000&quot;);[.$A37])" office:value-type="float" office:value="0">
            <text:p>Err:502</text:p>
          </table:table-cell>
          <table:table-cell table:formula="of:=COUNTIF(INDIRECT([.R$2]&amp;&quot;.F3&quot;):INDIRECT([.R$2]&amp;&quot;.F1000&quot;);[.$A37])" office:value-type="float" office:value="0">
            <text:p>Err:502</text:p>
          </table:table-cell>
          <table:table-cell table:formula="of:=COUNTIF(INDIRECT([.S$2]&amp;&quot;.F3&quot;):INDIRECT([.S$2]&amp;&quot;.F1000&quot;);[.$A37])" office:value-type="float" office:value="0">
            <text:p>Err:502</text:p>
          </table:table-cell>
          <table:table-cell table:formula="of:=COUNTIF(INDIRECT([.T$2]&amp;&quot;.F3&quot;):INDIRECT([.T$2]&amp;&quot;.F1000&quot;);[.$A37])" office:value-type="float" office:value="0">
            <text:p>Err:502</text:p>
          </table:table-cell>
          <table:table-cell table:formula="of:=COUNTIF(INDIRECT([.U$2]&amp;&quot;.F3&quot;):INDIRECT([.U$2]&amp;&quot;.F1000&quot;);[.$A37])" office:value-type="float" office:value="0">
            <text:p>Err:502</text:p>
          </table:table-cell>
          <table:table-cell table:formula="of:=COUNTIF(INDIRECT([.V$2]&amp;&quot;.F3&quot;):INDIRECT([.V$2]&amp;&quot;.F1000&quot;);[.$A37])" office:value-type="float" office:value="0">
            <text:p>Err:502</text:p>
          </table:table-cell>
          <table:table-cell table:formula="of:=COUNTIF(INDIRECT([.W$2]&amp;&quot;.F3&quot;):INDIRECT([.W$2]&amp;&quot;.F1000&quot;);[.$A37])" office:value-type="float" office:value="0">
            <text:p>Err:502</text:p>
          </table:table-cell>
          <table:table-cell table:formula="of:=COUNTIF(INDIRECT([.X$2]&amp;&quot;.F3&quot;):INDIRECT([.X$2]&amp;&quot;.F1000&quot;);[.$A37])" office:value-type="float" office:value="0">
            <text:p>Err:502</text:p>
          </table:table-cell>
          <table:table-cell table:formula="of:=COUNTIF(INDIRECT([.Y$2]&amp;&quot;.F3&quot;):INDIRECT([.Y$2]&amp;&quot;.F1000&quot;);[.$A37])" office:value-type="float" office:value="0">
            <text:p>Err:502</text:p>
          </table:table-cell>
          <table:table-cell table:formula="of:=COUNTIF(INDIRECT([.Z$2]&amp;&quot;.F3&quot;):INDIRECT([.Z$2]&amp;&quot;.F1000&quot;);[.$A37])" office:value-type="float" office:value="0">
            <text:p>Err:502</text:p>
          </table:table-cell>
          <table:table-cell table:formula="of:=COUNTIF(INDIRECT([.AA$2]&amp;&quot;.F3&quot;):INDIRECT([.AA$2]&amp;&quot;.F1000&quot;);[.$A37])" office:value-type="float" office:value="0">
            <text:p>Err:502</text:p>
          </table:table-cell>
          <table:table-cell table:formula="of:=COUNTIF(INDIRECT([.AB$2]&amp;&quot;.F3&quot;):INDIRECT([.AB$2]&amp;&quot;.F1000&quot;);[.$A37])" office:value-type="float" office:value="0">
            <text:p>Err:502</text:p>
          </table:table-cell>
          <table:table-cell table:formula="of:=COUNTIF(INDIRECT([.AC$2]&amp;&quot;.F3&quot;):INDIRECT([.AC$2]&amp;&quot;.F1000&quot;);[.$A37])" office:value-type="float" office:value="0">
            <text:p>Err:502</text:p>
          </table:table-cell>
          <table:table-cell table:formula="of:=COUNTIF(INDIRECT([.AD$2]&amp;&quot;.F3&quot;):INDIRECT([.AD$2]&amp;&quot;.F1000&quot;);[.$A37])" office:value-type="float" office:value="0">
            <text:p>Err:502</text:p>
          </table:table-cell>
          <table:table-cell table:formula="of:=COUNTIF(INDIRECT([.AE$2]&amp;&quot;.F3&quot;):INDIRECT([.AE$2]&amp;&quot;.F1000&quot;);[.$A37])" office:value-type="float" office:value="0">
            <text:p>Err:502</text:p>
          </table:table-cell>
          <table:table-cell table:formula="of:=COUNTIF(INDIRECT([.AF$2]&amp;&quot;.F3&quot;):INDIRECT([.AF$2]&amp;&quot;.F1000&quot;);[.$A37])" office:value-type="float" office:value="0">
            <text:p>Err:502</text:p>
          </table:table-cell>
          <table:table-cell table:formula="of:=COUNTIF(INDIRECT([.AG$2]&amp;&quot;.F3&quot;):INDIRECT([.AG$2]&amp;&quot;.F1000&quot;);[.$A37])" office:value-type="float" office:value="0">
            <text:p>Err:502</text:p>
          </table:table-cell>
          <table:table-cell table:formula="of:=COUNTIF(INDIRECT([.AH$2]&amp;&quot;.F3&quot;):INDIRECT([.AH$2]&amp;&quot;.F1000&quot;);[.$A37])" office:value-type="float" office:value="0">
            <text:p>Err:502</text:p>
          </table:table-cell>
          <table:table-cell table:formula="of:=COUNTIF(INDIRECT([.AI$2]&amp;&quot;.F3&quot;):INDIRECT([.AI$2]&amp;&quot;.F1000&quot;);[.$A37])" office:value-type="float" office:value="0">
            <text:p>Err:502</text:p>
          </table:table-cell>
          <table:table-cell table:formula="of:=COUNTIF(INDIRECT([.AJ$2]&amp;&quot;.F3&quot;):INDIRECT([.AJ$2]&amp;&quot;.F1000&quot;);[.$A37])" office:value-type="float" office:value="0">
            <text:p>Err:502</text:p>
          </table:table-cell>
          <table:table-cell table:formula="of:=COUNTIF(INDIRECT([.AK$2]&amp;&quot;.F3&quot;):INDIRECT([.AK$2]&amp;&quot;.F1000&quot;);[.$A37])" office:value-type="float" office:value="0">
            <text:p>Err:502</text:p>
          </table:table-cell>
          <table:table-cell table:formula="of:=COUNTIF(INDIRECT([.AL$2]&amp;&quot;.F3&quot;):INDIRECT([.AL$2]&amp;&quot;.F1000&quot;);[.$A37])" office:value-type="float" office:value="0">
            <text:p>Err:502</text:p>
          </table:table-cell>
          <table:table-cell table:formula="of:=COUNTIF(INDIRECT([.AM$2]&amp;&quot;.F3&quot;):INDIRECT([.AM$2]&amp;&quot;.F1000&quot;);[.$A37])" office:value-type="float" office:value="0">
            <text:p>Err:502</text:p>
          </table:table-cell>
          <table:table-cell table:formula="of:=COUNTIF(INDIRECT([.AN$2]&amp;&quot;.F3&quot;):INDIRECT([.AN$2]&amp;&quot;.F1000&quot;);[.$A37])" office:value-type="float" office:value="0">
            <text:p>Err:502</text:p>
          </table:table-cell>
          <table:table-cell table:formula="of:=COUNTIF(INDIRECT([.AO$2]&amp;&quot;.F3&quot;):INDIRECT([.AO$2]&amp;&quot;.F1000&quot;);[.$A37])" office:value-type="float" office:value="0">
            <text:p>Err:502</text:p>
          </table:table-cell>
          <table:table-cell table:formula="of:=COUNTIF(INDIRECT([.AP$2]&amp;&quot;.F3&quot;):INDIRECT([.AP$2]&amp;&quot;.F1000&quot;);[.$A37])" office:value-type="float" office:value="0">
            <text:p>Err:502</text:p>
          </table:table-cell>
          <table:table-cell table:formula="of:=COUNTIF(INDIRECT([.AQ$2]&amp;&quot;.F3&quot;):INDIRECT([.AQ$2]&amp;&quot;.F1000&quot;);[.$A37])" office:value-type="float" office:value="0">
            <text:p>Err:502</text:p>
          </table:table-cell>
          <table:table-cell table:formula="of:=COUNTIF(INDIRECT([.AR$2]&amp;&quot;.F3&quot;):INDIRECT([.AR$2]&amp;&quot;.F1000&quot;);[.$A37])" office:value-type="float" office:value="0">
            <text:p>Err:502</text:p>
          </table:table-cell>
          <table:table-cell table:formula="of:=COUNTIF(INDIRECT([.AS$2]&amp;&quot;.F3&quot;):INDIRECT([.AS$2]&amp;&quot;.F1000&quot;);[.$A37])" office:value-type="float" office:value="0">
            <text:p>Err:502</text:p>
          </table:table-cell>
          <table:table-cell table:formula="of:=COUNTIF(INDIRECT([.AT$2]&amp;&quot;.F3&quot;):INDIRECT([.AT$2]&amp;&quot;.F1000&quot;);[.$A37])" office:value-type="float" office:value="0">
            <text:p>Err:502</text:p>
          </table:table-cell>
          <table:table-cell table:formula="of:=COUNTIF(INDIRECT([.AU$2]&amp;&quot;.F3&quot;):INDIRECT([.AU$2]&amp;&quot;.F1000&quot;);[.$A37])" office:value-type="float" office:value="0">
            <text:p>Err:502</text:p>
          </table:table-cell>
          <table:table-cell table:formula="of:=COUNTIF(INDIRECT([.AV$2]&amp;&quot;.F3&quot;):INDIRECT([.AV$2]&amp;&quot;.F1000&quot;);[.$A37])" office:value-type="float" office:value="0">
            <text:p>Err:502</text:p>
          </table:table-cell>
          <table:table-cell table:formula="of:=COUNTIF(INDIRECT([.AW$2]&amp;&quot;.F3&quot;):INDIRECT([.AW$2]&amp;&quot;.F1000&quot;);[.$A37])" office:value-type="float" office:value="0">
            <text:p>Err:502</text:p>
          </table:table-cell>
          <table:table-cell table:formula="of:=COUNTIF(INDIRECT([.AX$2]&amp;&quot;.F3&quot;):INDIRECT([.AX$2]&amp;&quot;.F1000&quot;);[.$A37])" office:value-type="float" office:value="0">
            <text:p>Err:502</text:p>
          </table:table-cell>
          <table:table-cell table:formula="of:=COUNTIF(INDIRECT([.AY$2]&amp;&quot;.F3&quot;):INDIRECT([.AY$2]&amp;&quot;.F1000&quot;);[.$A37])" office:value-type="float" office:value="0">
            <text:p>Err:502</text:p>
          </table:table-cell>
          <table:table-cell table:formula="of:=COUNTIF(INDIRECT([.AZ$2]&amp;&quot;.F3&quot;):INDIRECT([.AZ$2]&amp;&quot;.F1000&quot;);[.$A37])" office:value-type="float" office:value="0">
            <text:p>Err:502</text:p>
          </table:table-cell>
          <table:table-cell table:formula="of:=COUNTIF(INDIRECT([.BA$2]&amp;&quot;.F3&quot;):INDIRECT([.BA$2]&amp;&quot;.F1000&quot;);[.$A37])" office:value-type="float" office:value="0">
            <text:p>Err:502</text:p>
          </table:table-cell>
          <table:table-cell table:formula="of:=COUNTIF(INDIRECT([.BB$2]&amp;&quot;.F3&quot;):INDIRECT([.BB$2]&amp;&quot;.F1000&quot;);[.$A37])" office:value-type="float" office:value="0">
            <text:p>Err:502</text:p>
          </table:table-cell>
          <table:table-cell table:formula="of:=COUNTIF(INDIRECT([.BC$2]&amp;&quot;.F3&quot;):INDIRECT([.BC$2]&amp;&quot;.F1000&quot;);[.$A37])" office:value-type="float" office:value="0">
            <text:p>Err:502</text:p>
          </table:table-cell>
          <table:table-cell table:formula="of:=COUNTIF(INDIRECT([.BD$2]&amp;&quot;.F3&quot;):INDIRECT([.BD$2]&amp;&quot;.F1000&quot;);[.$A37])" office:value-type="float" office:value="0">
            <text:p>Err:502</text:p>
          </table:table-cell>
          <table:table-cell table:formula="of:=COUNTIF(INDIRECT([.BE$2]&amp;&quot;.F3&quot;):INDIRECT([.BE$2]&amp;&quot;.F1000&quot;);[.$A37])" office:value-type="float" office:value="0">
            <text:p>Err:502</text:p>
          </table:table-cell>
          <table:table-cell table:formula="of:=COUNTIF(INDIRECT([.BF$2]&amp;&quot;.F3&quot;):INDIRECT([.BF$2]&amp;&quot;.F1000&quot;);[.$A37])" office:value-type="float" office:value="0">
            <text:p>Err:502</text:p>
          </table:table-cell>
          <table:table-cell table:formula="of:=COUNTIF(INDIRECT([.BG$2]&amp;&quot;.F3&quot;):INDIRECT([.BG$2]&amp;&quot;.F1000&quot;);[.$A37])" office:value-type="float" office:value="0">
            <text:p>Err:502</text:p>
          </table:table-cell>
          <table:table-cell table:formula="of:=COUNTIF(INDIRECT([.BH$2]&amp;&quot;.F3&quot;):INDIRECT([.BH$2]&amp;&quot;.F1000&quot;);[.$A37])" office:value-type="float" office:value="0">
            <text:p>Err:502</text:p>
          </table:table-cell>
          <table:table-cell table:formula="of:=COUNTIF(INDIRECT([.BI$2]&amp;&quot;.F3&quot;):INDIRECT([.BI$2]&amp;&quot;.F1000&quot;);[.$A37])" office:value-type="float" office:value="0">
            <text:p>Err:502</text:p>
          </table:table-cell>
          <table:table-cell table:formula="of:=COUNTIF(INDIRECT([.BJ$2]&amp;&quot;.F3&quot;):INDIRECT([.BJ$2]&amp;&quot;.F1000&quot;);[.$A37])" office:value-type="float" office:value="0">
            <text:p>Err:502</text:p>
          </table:table-cell>
          <table:table-cell table:formula="of:=COUNTIF(INDIRECT([.BK$2]&amp;&quot;.F3&quot;):INDIRECT([.BK$2]&amp;&quot;.F1000&quot;);[.$A37])" office:value-type="float" office:value="0">
            <text:p>Err:502</text:p>
          </table:table-cell>
          <table:table-cell table:formula="of:=COUNTIF(INDIRECT([.BL$2]&amp;&quot;.F3&quot;):INDIRECT([.BL$2]&amp;&quot;.F1000&quot;);[.$A37])" office:value-type="float" office:value="0">
            <text:p>Err:502</text:p>
          </table:table-cell>
          <table:table-cell table:formula="of:=COUNTIF(INDIRECT([.BM$2]&amp;&quot;.F3&quot;):INDIRECT([.BM$2]&amp;&quot;.F1000&quot;);[.$A37])" office:value-type="float" office:value="0">
            <text:p>Err:502</text:p>
          </table:table-cell>
          <table:table-cell table:formula="of:=COUNTIF(INDIRECT([.BN$2]&amp;&quot;.F3&quot;):INDIRECT([.BN$2]&amp;&quot;.F1000&quot;);[.$A37])" office:value-type="float" office:value="0">
            <text:p>Err:502</text:p>
          </table:table-cell>
          <table:table-cell table:formula="of:=COUNTIF(INDIRECT([.BO$2]&amp;&quot;.F3&quot;):INDIRECT([.BO$2]&amp;&quot;.F1000&quot;);[.$A37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Armor</text:p>
          </table:table-cell>
          <table:table-cell office:value-type="float" office:value="100">
            <text:p>100</text:p>
          </table:table-cell>
          <table:table-cell table:formula="of:=SUMIF([.E38:.DZ38];&quot;&gt;0&quot;)" office:value-type="float" office:value="3">
            <text:p>3</text:p>
          </table:table-cell>
          <table:table-cell table:formula="of:=SUM([.B38]*[.C38]/1000)" office:value-type="currency" office:currency="USD" office:value="0.3">
            <text:p>0.30 USD</text:p>
          </table:table-cell>
          <table:table-cell table:formula="of:=COUNTIF(INDIRECT([.E$2]&amp;&quot;.F3&quot;):INDIRECT([.E$2]&amp;&quot;.F1000&quot;);[.$A38])" office:value-type="float" office:value="1">
            <text:p>1</text:p>
          </table:table-cell>
          <table:table-cell table:formula="of:=COUNTIF(INDIRECT([.F$2]&amp;&quot;.F3&quot;):INDIRECT([.F$2]&amp;&quot;.F1000&quot;);[.$A38])" office:value-type="float" office:value="0">
            <text:p>0</text:p>
          </table:table-cell>
          <table:table-cell table:formula="of:=COUNTIF(INDIRECT([.G$2]&amp;&quot;.F3&quot;):INDIRECT([.G$2]&amp;&quot;.F1000&quot;);[.$A38])" office:value-type="float" office:value="1">
            <text:p>1</text:p>
          </table:table-cell>
          <table:table-cell table:formula="of:=COUNTIF(INDIRECT([.H$2]&amp;&quot;.F3&quot;):INDIRECT([.H$2]&amp;&quot;.F1000&quot;);[.$A38])" office:value-type="float" office:value="0">
            <text:p>0</text:p>
          </table:table-cell>
          <table:table-cell table:formula="of:=COUNTIF(INDIRECT([.I$2]&amp;&quot;.F3&quot;):INDIRECT([.I$2]&amp;&quot;.F1000&quot;);[.$A38])" office:value-type="float" office:value="0">
            <text:p>0</text:p>
          </table:table-cell>
          <table:table-cell table:formula="of:=COUNTIF(INDIRECT([.J$2]&amp;&quot;.F3&quot;):INDIRECT([.J$2]&amp;&quot;.F1000&quot;);[.$A38])" office:value-type="float" office:value="0">
            <text:p>0</text:p>
          </table:table-cell>
          <table:table-cell table:formula="of:=COUNTIF(INDIRECT([.K$2]&amp;&quot;.F3&quot;):INDIRECT([.K$2]&amp;&quot;.F1000&quot;);[.$A38])" office:value-type="float" office:value="0">
            <text:p>0</text:p>
          </table:table-cell>
          <table:table-cell table:formula="of:=COUNTIF(INDIRECT([.L$2]&amp;&quot;.F3&quot;):INDIRECT([.L$2]&amp;&quot;.F1000&quot;);[.$A38])" office:value-type="float" office:value="1">
            <text:p>1</text:p>
          </table:table-cell>
          <table:table-cell table:formula="of:=COUNTIF(INDIRECT([.M$2]&amp;&quot;.F3&quot;):INDIRECT([.M$2]&amp;&quot;.F1000&quot;);[.$A38])" office:value-type="float" office:value="0">
            <text:p>0</text:p>
          </table:table-cell>
          <table:table-cell table:formula="of:=COUNTIF(INDIRECT([.N$2]&amp;&quot;.F3&quot;):INDIRECT([.N$2]&amp;&quot;.F1000&quot;);[.$A38])" office:value-type="float" office:value="0">
            <text:p>0</text:p>
          </table:table-cell>
          <table:table-cell table:formula="of:=COUNTIF(INDIRECT([.O$2]&amp;&quot;.F3&quot;):INDIRECT([.O$2]&amp;&quot;.F1000&quot;);[.$A38])" office:value-type="float" office:value="0">
            <text:p>0</text:p>
          </table:table-cell>
          <table:table-cell table:formula="of:=COUNTIF(INDIRECT([.P$2]&amp;&quot;.F3&quot;):INDIRECT([.P$2]&amp;&quot;.F1000&quot;);[.$A38])" office:value-type="float" office:value="0">
            <text:p>Err:502</text:p>
          </table:table-cell>
          <table:table-cell table:formula="of:=COUNTIF(INDIRECT([.Q$2]&amp;&quot;.F3&quot;):INDIRECT([.Q$2]&amp;&quot;.F1000&quot;);[.$A38])" office:value-type="float" office:value="0">
            <text:p>Err:502</text:p>
          </table:table-cell>
          <table:table-cell table:formula="of:=COUNTIF(INDIRECT([.R$2]&amp;&quot;.F3&quot;):INDIRECT([.R$2]&amp;&quot;.F1000&quot;);[.$A38])" office:value-type="float" office:value="0">
            <text:p>Err:502</text:p>
          </table:table-cell>
          <table:table-cell table:formula="of:=COUNTIF(INDIRECT([.S$2]&amp;&quot;.F3&quot;):INDIRECT([.S$2]&amp;&quot;.F1000&quot;);[.$A38])" office:value-type="float" office:value="0">
            <text:p>Err:502</text:p>
          </table:table-cell>
          <table:table-cell table:formula="of:=COUNTIF(INDIRECT([.T$2]&amp;&quot;.F3&quot;):INDIRECT([.T$2]&amp;&quot;.F1000&quot;);[.$A38])" office:value-type="float" office:value="0">
            <text:p>Err:502</text:p>
          </table:table-cell>
          <table:table-cell table:formula="of:=COUNTIF(INDIRECT([.U$2]&amp;&quot;.F3&quot;):INDIRECT([.U$2]&amp;&quot;.F1000&quot;);[.$A38])" office:value-type="float" office:value="0">
            <text:p>Err:502</text:p>
          </table:table-cell>
          <table:table-cell table:formula="of:=COUNTIF(INDIRECT([.V$2]&amp;&quot;.F3&quot;):INDIRECT([.V$2]&amp;&quot;.F1000&quot;);[.$A38])" office:value-type="float" office:value="0">
            <text:p>Err:502</text:p>
          </table:table-cell>
          <table:table-cell table:formula="of:=COUNTIF(INDIRECT([.W$2]&amp;&quot;.F3&quot;):INDIRECT([.W$2]&amp;&quot;.F1000&quot;);[.$A38])" office:value-type="float" office:value="0">
            <text:p>Err:502</text:p>
          </table:table-cell>
          <table:table-cell table:formula="of:=COUNTIF(INDIRECT([.X$2]&amp;&quot;.F3&quot;):INDIRECT([.X$2]&amp;&quot;.F1000&quot;);[.$A38])" office:value-type="float" office:value="0">
            <text:p>Err:502</text:p>
          </table:table-cell>
          <table:table-cell table:formula="of:=COUNTIF(INDIRECT([.Y$2]&amp;&quot;.F3&quot;):INDIRECT([.Y$2]&amp;&quot;.F1000&quot;);[.$A38])" office:value-type="float" office:value="0">
            <text:p>Err:502</text:p>
          </table:table-cell>
          <table:table-cell table:formula="of:=COUNTIF(INDIRECT([.Z$2]&amp;&quot;.F3&quot;):INDIRECT([.Z$2]&amp;&quot;.F1000&quot;);[.$A38])" office:value-type="float" office:value="0">
            <text:p>Err:502</text:p>
          </table:table-cell>
          <table:table-cell table:formula="of:=COUNTIF(INDIRECT([.AA$2]&amp;&quot;.F3&quot;):INDIRECT([.AA$2]&amp;&quot;.F1000&quot;);[.$A38])" office:value-type="float" office:value="0">
            <text:p>Err:502</text:p>
          </table:table-cell>
          <table:table-cell table:formula="of:=COUNTIF(INDIRECT([.AB$2]&amp;&quot;.F3&quot;):INDIRECT([.AB$2]&amp;&quot;.F1000&quot;);[.$A38])" office:value-type="float" office:value="0">
            <text:p>Err:502</text:p>
          </table:table-cell>
          <table:table-cell table:formula="of:=COUNTIF(INDIRECT([.AC$2]&amp;&quot;.F3&quot;):INDIRECT([.AC$2]&amp;&quot;.F1000&quot;);[.$A38])" office:value-type="float" office:value="0">
            <text:p>Err:502</text:p>
          </table:table-cell>
          <table:table-cell table:formula="of:=COUNTIF(INDIRECT([.AD$2]&amp;&quot;.F3&quot;):INDIRECT([.AD$2]&amp;&quot;.F1000&quot;);[.$A38])" office:value-type="float" office:value="0">
            <text:p>Err:502</text:p>
          </table:table-cell>
          <table:table-cell table:formula="of:=COUNTIF(INDIRECT([.AE$2]&amp;&quot;.F3&quot;):INDIRECT([.AE$2]&amp;&quot;.F1000&quot;);[.$A38])" office:value-type="float" office:value="0">
            <text:p>Err:502</text:p>
          </table:table-cell>
          <table:table-cell table:formula="of:=COUNTIF(INDIRECT([.AF$2]&amp;&quot;.F3&quot;):INDIRECT([.AF$2]&amp;&quot;.F1000&quot;);[.$A38])" office:value-type="float" office:value="0">
            <text:p>Err:502</text:p>
          </table:table-cell>
          <table:table-cell table:formula="of:=COUNTIF(INDIRECT([.AG$2]&amp;&quot;.F3&quot;):INDIRECT([.AG$2]&amp;&quot;.F1000&quot;);[.$A38])" office:value-type="float" office:value="0">
            <text:p>Err:502</text:p>
          </table:table-cell>
          <table:table-cell table:formula="of:=COUNTIF(INDIRECT([.AH$2]&amp;&quot;.F3&quot;):INDIRECT([.AH$2]&amp;&quot;.F1000&quot;);[.$A38])" office:value-type="float" office:value="0">
            <text:p>Err:502</text:p>
          </table:table-cell>
          <table:table-cell table:formula="of:=COUNTIF(INDIRECT([.AI$2]&amp;&quot;.F3&quot;):INDIRECT([.AI$2]&amp;&quot;.F1000&quot;);[.$A38])" office:value-type="float" office:value="0">
            <text:p>Err:502</text:p>
          </table:table-cell>
          <table:table-cell table:formula="of:=COUNTIF(INDIRECT([.AJ$2]&amp;&quot;.F3&quot;):INDIRECT([.AJ$2]&amp;&quot;.F1000&quot;);[.$A38])" office:value-type="float" office:value="0">
            <text:p>Err:502</text:p>
          </table:table-cell>
          <table:table-cell table:formula="of:=COUNTIF(INDIRECT([.AK$2]&amp;&quot;.F3&quot;):INDIRECT([.AK$2]&amp;&quot;.F1000&quot;);[.$A38])" office:value-type="float" office:value="0">
            <text:p>Err:502</text:p>
          </table:table-cell>
          <table:table-cell table:formula="of:=COUNTIF(INDIRECT([.AL$2]&amp;&quot;.F3&quot;):INDIRECT([.AL$2]&amp;&quot;.F1000&quot;);[.$A38])" office:value-type="float" office:value="0">
            <text:p>Err:502</text:p>
          </table:table-cell>
          <table:table-cell table:formula="of:=COUNTIF(INDIRECT([.AM$2]&amp;&quot;.F3&quot;):INDIRECT([.AM$2]&amp;&quot;.F1000&quot;);[.$A38])" office:value-type="float" office:value="0">
            <text:p>Err:502</text:p>
          </table:table-cell>
          <table:table-cell table:formula="of:=COUNTIF(INDIRECT([.AN$2]&amp;&quot;.F3&quot;):INDIRECT([.AN$2]&amp;&quot;.F1000&quot;);[.$A38])" office:value-type="float" office:value="0">
            <text:p>Err:502</text:p>
          </table:table-cell>
          <table:table-cell table:formula="of:=COUNTIF(INDIRECT([.AO$2]&amp;&quot;.F3&quot;):INDIRECT([.AO$2]&amp;&quot;.F1000&quot;);[.$A38])" office:value-type="float" office:value="0">
            <text:p>Err:502</text:p>
          </table:table-cell>
          <table:table-cell table:formula="of:=COUNTIF(INDIRECT([.AP$2]&amp;&quot;.F3&quot;):INDIRECT([.AP$2]&amp;&quot;.F1000&quot;);[.$A38])" office:value-type="float" office:value="0">
            <text:p>Err:502</text:p>
          </table:table-cell>
          <table:table-cell table:formula="of:=COUNTIF(INDIRECT([.AQ$2]&amp;&quot;.F3&quot;):INDIRECT([.AQ$2]&amp;&quot;.F1000&quot;);[.$A38])" office:value-type="float" office:value="0">
            <text:p>Err:502</text:p>
          </table:table-cell>
          <table:table-cell table:formula="of:=COUNTIF(INDIRECT([.AR$2]&amp;&quot;.F3&quot;):INDIRECT([.AR$2]&amp;&quot;.F1000&quot;);[.$A38])" office:value-type="float" office:value="0">
            <text:p>Err:502</text:p>
          </table:table-cell>
          <table:table-cell table:formula="of:=COUNTIF(INDIRECT([.AS$2]&amp;&quot;.F3&quot;):INDIRECT([.AS$2]&amp;&quot;.F1000&quot;);[.$A38])" office:value-type="float" office:value="0">
            <text:p>Err:502</text:p>
          </table:table-cell>
          <table:table-cell table:formula="of:=COUNTIF(INDIRECT([.AT$2]&amp;&quot;.F3&quot;):INDIRECT([.AT$2]&amp;&quot;.F1000&quot;);[.$A38])" office:value-type="float" office:value="0">
            <text:p>Err:502</text:p>
          </table:table-cell>
          <table:table-cell table:formula="of:=COUNTIF(INDIRECT([.AU$2]&amp;&quot;.F3&quot;):INDIRECT([.AU$2]&amp;&quot;.F1000&quot;);[.$A38])" office:value-type="float" office:value="0">
            <text:p>Err:502</text:p>
          </table:table-cell>
          <table:table-cell table:formula="of:=COUNTIF(INDIRECT([.AV$2]&amp;&quot;.F3&quot;):INDIRECT([.AV$2]&amp;&quot;.F1000&quot;);[.$A38])" office:value-type="float" office:value="0">
            <text:p>Err:502</text:p>
          </table:table-cell>
          <table:table-cell table:formula="of:=COUNTIF(INDIRECT([.AW$2]&amp;&quot;.F3&quot;):INDIRECT([.AW$2]&amp;&quot;.F1000&quot;);[.$A38])" office:value-type="float" office:value="0">
            <text:p>Err:502</text:p>
          </table:table-cell>
          <table:table-cell table:formula="of:=COUNTIF(INDIRECT([.AX$2]&amp;&quot;.F3&quot;):INDIRECT([.AX$2]&amp;&quot;.F1000&quot;);[.$A38])" office:value-type="float" office:value="0">
            <text:p>Err:502</text:p>
          </table:table-cell>
          <table:table-cell table:formula="of:=COUNTIF(INDIRECT([.AY$2]&amp;&quot;.F3&quot;):INDIRECT([.AY$2]&amp;&quot;.F1000&quot;);[.$A38])" office:value-type="float" office:value="0">
            <text:p>Err:502</text:p>
          </table:table-cell>
          <table:table-cell table:formula="of:=COUNTIF(INDIRECT([.AZ$2]&amp;&quot;.F3&quot;):INDIRECT([.AZ$2]&amp;&quot;.F1000&quot;);[.$A38])" office:value-type="float" office:value="0">
            <text:p>Err:502</text:p>
          </table:table-cell>
          <table:table-cell table:formula="of:=COUNTIF(INDIRECT([.BA$2]&amp;&quot;.F3&quot;):INDIRECT([.BA$2]&amp;&quot;.F1000&quot;);[.$A38])" office:value-type="float" office:value="0">
            <text:p>Err:502</text:p>
          </table:table-cell>
          <table:table-cell table:formula="of:=COUNTIF(INDIRECT([.BB$2]&amp;&quot;.F3&quot;):INDIRECT([.BB$2]&amp;&quot;.F1000&quot;);[.$A38])" office:value-type="float" office:value="0">
            <text:p>Err:502</text:p>
          </table:table-cell>
          <table:table-cell table:formula="of:=COUNTIF(INDIRECT([.BC$2]&amp;&quot;.F3&quot;):INDIRECT([.BC$2]&amp;&quot;.F1000&quot;);[.$A38])" office:value-type="float" office:value="0">
            <text:p>Err:502</text:p>
          </table:table-cell>
          <table:table-cell table:formula="of:=COUNTIF(INDIRECT([.BD$2]&amp;&quot;.F3&quot;):INDIRECT([.BD$2]&amp;&quot;.F1000&quot;);[.$A38])" office:value-type="float" office:value="0">
            <text:p>Err:502</text:p>
          </table:table-cell>
          <table:table-cell table:formula="of:=COUNTIF(INDIRECT([.BE$2]&amp;&quot;.F3&quot;):INDIRECT([.BE$2]&amp;&quot;.F1000&quot;);[.$A38])" office:value-type="float" office:value="0">
            <text:p>Err:502</text:p>
          </table:table-cell>
          <table:table-cell table:formula="of:=COUNTIF(INDIRECT([.BF$2]&amp;&quot;.F3&quot;):INDIRECT([.BF$2]&amp;&quot;.F1000&quot;);[.$A38])" office:value-type="float" office:value="0">
            <text:p>Err:502</text:p>
          </table:table-cell>
          <table:table-cell table:formula="of:=COUNTIF(INDIRECT([.BG$2]&amp;&quot;.F3&quot;):INDIRECT([.BG$2]&amp;&quot;.F1000&quot;);[.$A38])" office:value-type="float" office:value="0">
            <text:p>Err:502</text:p>
          </table:table-cell>
          <table:table-cell table:formula="of:=COUNTIF(INDIRECT([.BH$2]&amp;&quot;.F3&quot;):INDIRECT([.BH$2]&amp;&quot;.F1000&quot;);[.$A38])" office:value-type="float" office:value="0">
            <text:p>Err:502</text:p>
          </table:table-cell>
          <table:table-cell table:formula="of:=COUNTIF(INDIRECT([.BI$2]&amp;&quot;.F3&quot;):INDIRECT([.BI$2]&amp;&quot;.F1000&quot;);[.$A38])" office:value-type="float" office:value="0">
            <text:p>Err:502</text:p>
          </table:table-cell>
          <table:table-cell table:formula="of:=COUNTIF(INDIRECT([.BJ$2]&amp;&quot;.F3&quot;):INDIRECT([.BJ$2]&amp;&quot;.F1000&quot;);[.$A38])" office:value-type="float" office:value="0">
            <text:p>Err:502</text:p>
          </table:table-cell>
          <table:table-cell table:formula="of:=COUNTIF(INDIRECT([.BK$2]&amp;&quot;.F3&quot;):INDIRECT([.BK$2]&amp;&quot;.F1000&quot;);[.$A38])" office:value-type="float" office:value="0">
            <text:p>Err:502</text:p>
          </table:table-cell>
          <table:table-cell table:formula="of:=COUNTIF(INDIRECT([.BL$2]&amp;&quot;.F3&quot;):INDIRECT([.BL$2]&amp;&quot;.F1000&quot;);[.$A38])" office:value-type="float" office:value="0">
            <text:p>Err:502</text:p>
          </table:table-cell>
          <table:table-cell table:formula="of:=COUNTIF(INDIRECT([.BM$2]&amp;&quot;.F3&quot;):INDIRECT([.BM$2]&amp;&quot;.F1000&quot;);[.$A38])" office:value-type="float" office:value="0">
            <text:p>Err:502</text:p>
          </table:table-cell>
          <table:table-cell table:formula="of:=COUNTIF(INDIRECT([.BN$2]&amp;&quot;.F3&quot;):INDIRECT([.BN$2]&amp;&quot;.F1000&quot;);[.$A38])" office:value-type="float" office:value="0">
            <text:p>Err:502</text:p>
          </table:table-cell>
          <table:table-cell table:formula="of:=COUNTIF(INDIRECT([.BO$2]&amp;&quot;.F3&quot;):INDIRECT([.BO$2]&amp;&quot;.F1000&quot;);[.$A38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Thrust</text:p>
          </table:table-cell>
          <table:table-cell office:value-type="float" office:value="100">
            <text:p>100</text:p>
          </table:table-cell>
          <table:table-cell table:formula="of:=SUMIF([.E39:.DZ39];&quot;&gt;0&quot;)" office:value-type="float" office:value="3">
            <text:p>3</text:p>
          </table:table-cell>
          <table:table-cell table:formula="of:=SUM([.B39]*[.C39]/1000)" office:value-type="currency" office:currency="USD" office:value="0.3">
            <text:p>0.30 USD</text:p>
          </table:table-cell>
          <table:table-cell table:formula="of:=COUNTIF(INDIRECT([.E$2]&amp;&quot;.F3&quot;):INDIRECT([.E$2]&amp;&quot;.F1000&quot;);[.$A39])" office:value-type="float" office:value="0">
            <text:p>0</text:p>
          </table:table-cell>
          <table:table-cell table:formula="of:=COUNTIF(INDIRECT([.F$2]&amp;&quot;.F3&quot;):INDIRECT([.F$2]&amp;&quot;.F1000&quot;);[.$A39])" office:value-type="float" office:value="3">
            <text:p>3</text:p>
          </table:table-cell>
          <table:table-cell table:formula="of:=COUNTIF(INDIRECT([.G$2]&amp;&quot;.F3&quot;):INDIRECT([.G$2]&amp;&quot;.F1000&quot;);[.$A39])" office:value-type="float" office:value="0">
            <text:p>0</text:p>
          </table:table-cell>
          <table:table-cell table:formula="of:=COUNTIF(INDIRECT([.H$2]&amp;&quot;.F3&quot;):INDIRECT([.H$2]&amp;&quot;.F1000&quot;);[.$A39])" office:value-type="float" office:value="0">
            <text:p>0</text:p>
          </table:table-cell>
          <table:table-cell table:formula="of:=COUNTIF(INDIRECT([.I$2]&amp;&quot;.F3&quot;):INDIRECT([.I$2]&amp;&quot;.F1000&quot;);[.$A39])" office:value-type="float" office:value="0">
            <text:p>0</text:p>
          </table:table-cell>
          <table:table-cell table:formula="of:=COUNTIF(INDIRECT([.J$2]&amp;&quot;.F3&quot;):INDIRECT([.J$2]&amp;&quot;.F1000&quot;);[.$A39])" office:value-type="float" office:value="0">
            <text:p>0</text:p>
          </table:table-cell>
          <table:table-cell table:formula="of:=COUNTIF(INDIRECT([.K$2]&amp;&quot;.F3&quot;):INDIRECT([.K$2]&amp;&quot;.F1000&quot;);[.$A39])" office:value-type="float" office:value="0">
            <text:p>0</text:p>
          </table:table-cell>
          <table:table-cell table:formula="of:=COUNTIF(INDIRECT([.L$2]&amp;&quot;.F3&quot;):INDIRECT([.L$2]&amp;&quot;.F1000&quot;);[.$A39])" office:value-type="float" office:value="0">
            <text:p>0</text:p>
          </table:table-cell>
          <table:table-cell table:formula="of:=COUNTIF(INDIRECT([.M$2]&amp;&quot;.F3&quot;):INDIRECT([.M$2]&amp;&quot;.F1000&quot;);[.$A39])" office:value-type="float" office:value="0">
            <text:p>0</text:p>
          </table:table-cell>
          <table:table-cell table:formula="of:=COUNTIF(INDIRECT([.N$2]&amp;&quot;.F3&quot;):INDIRECT([.N$2]&amp;&quot;.F1000&quot;);[.$A39])" office:value-type="float" office:value="0">
            <text:p>0</text:p>
          </table:table-cell>
          <table:table-cell table:formula="of:=COUNTIF(INDIRECT([.O$2]&amp;&quot;.F3&quot;):INDIRECT([.O$2]&amp;&quot;.F1000&quot;);[.$A39])" office:value-type="float" office:value="0">
            <text:p>0</text:p>
          </table:table-cell>
          <table:table-cell table:formula="of:=COUNTIF(INDIRECT([.P$2]&amp;&quot;.F3&quot;):INDIRECT([.P$2]&amp;&quot;.F1000&quot;);[.$A39])" office:value-type="float" office:value="0">
            <text:p>Err:502</text:p>
          </table:table-cell>
          <table:table-cell table:formula="of:=COUNTIF(INDIRECT([.Q$2]&amp;&quot;.F3&quot;):INDIRECT([.Q$2]&amp;&quot;.F1000&quot;);[.$A39])" office:value-type="float" office:value="0">
            <text:p>Err:502</text:p>
          </table:table-cell>
          <table:table-cell table:formula="of:=COUNTIF(INDIRECT([.R$2]&amp;&quot;.F3&quot;):INDIRECT([.R$2]&amp;&quot;.F1000&quot;);[.$A39])" office:value-type="float" office:value="0">
            <text:p>Err:502</text:p>
          </table:table-cell>
          <table:table-cell table:formula="of:=COUNTIF(INDIRECT([.S$2]&amp;&quot;.F3&quot;):INDIRECT([.S$2]&amp;&quot;.F1000&quot;);[.$A39])" office:value-type="float" office:value="0">
            <text:p>Err:502</text:p>
          </table:table-cell>
          <table:table-cell table:formula="of:=COUNTIF(INDIRECT([.T$2]&amp;&quot;.F3&quot;):INDIRECT([.T$2]&amp;&quot;.F1000&quot;);[.$A39])" office:value-type="float" office:value="0">
            <text:p>Err:502</text:p>
          </table:table-cell>
          <table:table-cell table:formula="of:=COUNTIF(INDIRECT([.U$2]&amp;&quot;.F3&quot;):INDIRECT([.U$2]&amp;&quot;.F1000&quot;);[.$A39])" office:value-type="float" office:value="0">
            <text:p>Err:502</text:p>
          </table:table-cell>
          <table:table-cell table:formula="of:=COUNTIF(INDIRECT([.V$2]&amp;&quot;.F3&quot;):INDIRECT([.V$2]&amp;&quot;.F1000&quot;);[.$A39])" office:value-type="float" office:value="0">
            <text:p>Err:502</text:p>
          </table:table-cell>
          <table:table-cell table:formula="of:=COUNTIF(INDIRECT([.W$2]&amp;&quot;.F3&quot;):INDIRECT([.W$2]&amp;&quot;.F1000&quot;);[.$A39])" office:value-type="float" office:value="0">
            <text:p>Err:502</text:p>
          </table:table-cell>
          <table:table-cell table:formula="of:=COUNTIF(INDIRECT([.X$2]&amp;&quot;.F3&quot;):INDIRECT([.X$2]&amp;&quot;.F1000&quot;);[.$A39])" office:value-type="float" office:value="0">
            <text:p>Err:502</text:p>
          </table:table-cell>
          <table:table-cell table:formula="of:=COUNTIF(INDIRECT([.Y$2]&amp;&quot;.F3&quot;):INDIRECT([.Y$2]&amp;&quot;.F1000&quot;);[.$A39])" office:value-type="float" office:value="0">
            <text:p>Err:502</text:p>
          </table:table-cell>
          <table:table-cell table:formula="of:=COUNTIF(INDIRECT([.Z$2]&amp;&quot;.F3&quot;):INDIRECT([.Z$2]&amp;&quot;.F1000&quot;);[.$A39])" office:value-type="float" office:value="0">
            <text:p>Err:502</text:p>
          </table:table-cell>
          <table:table-cell table:formula="of:=COUNTIF(INDIRECT([.AA$2]&amp;&quot;.F3&quot;):INDIRECT([.AA$2]&amp;&quot;.F1000&quot;);[.$A39])" office:value-type="float" office:value="0">
            <text:p>Err:502</text:p>
          </table:table-cell>
          <table:table-cell table:formula="of:=COUNTIF(INDIRECT([.AB$2]&amp;&quot;.F3&quot;):INDIRECT([.AB$2]&amp;&quot;.F1000&quot;);[.$A39])" office:value-type="float" office:value="0">
            <text:p>Err:502</text:p>
          </table:table-cell>
          <table:table-cell table:formula="of:=COUNTIF(INDIRECT([.AC$2]&amp;&quot;.F3&quot;):INDIRECT([.AC$2]&amp;&quot;.F1000&quot;);[.$A39])" office:value-type="float" office:value="0">
            <text:p>Err:502</text:p>
          </table:table-cell>
          <table:table-cell table:formula="of:=COUNTIF(INDIRECT([.AD$2]&amp;&quot;.F3&quot;):INDIRECT([.AD$2]&amp;&quot;.F1000&quot;);[.$A39])" office:value-type="float" office:value="0">
            <text:p>Err:502</text:p>
          </table:table-cell>
          <table:table-cell table:formula="of:=COUNTIF(INDIRECT([.AE$2]&amp;&quot;.F3&quot;):INDIRECT([.AE$2]&amp;&quot;.F1000&quot;);[.$A39])" office:value-type="float" office:value="0">
            <text:p>Err:502</text:p>
          </table:table-cell>
          <table:table-cell table:formula="of:=COUNTIF(INDIRECT([.AF$2]&amp;&quot;.F3&quot;):INDIRECT([.AF$2]&amp;&quot;.F1000&quot;);[.$A39])" office:value-type="float" office:value="0">
            <text:p>Err:502</text:p>
          </table:table-cell>
          <table:table-cell table:formula="of:=COUNTIF(INDIRECT([.AG$2]&amp;&quot;.F3&quot;):INDIRECT([.AG$2]&amp;&quot;.F1000&quot;);[.$A39])" office:value-type="float" office:value="0">
            <text:p>Err:502</text:p>
          </table:table-cell>
          <table:table-cell table:formula="of:=COUNTIF(INDIRECT([.AH$2]&amp;&quot;.F3&quot;):INDIRECT([.AH$2]&amp;&quot;.F1000&quot;);[.$A39])" office:value-type="float" office:value="0">
            <text:p>Err:502</text:p>
          </table:table-cell>
          <table:table-cell table:formula="of:=COUNTIF(INDIRECT([.AI$2]&amp;&quot;.F3&quot;):INDIRECT([.AI$2]&amp;&quot;.F1000&quot;);[.$A39])" office:value-type="float" office:value="0">
            <text:p>Err:502</text:p>
          </table:table-cell>
          <table:table-cell table:formula="of:=COUNTIF(INDIRECT([.AJ$2]&amp;&quot;.F3&quot;):INDIRECT([.AJ$2]&amp;&quot;.F1000&quot;);[.$A39])" office:value-type="float" office:value="0">
            <text:p>Err:502</text:p>
          </table:table-cell>
          <table:table-cell table:formula="of:=COUNTIF(INDIRECT([.AK$2]&amp;&quot;.F3&quot;):INDIRECT([.AK$2]&amp;&quot;.F1000&quot;);[.$A39])" office:value-type="float" office:value="0">
            <text:p>Err:502</text:p>
          </table:table-cell>
          <table:table-cell table:formula="of:=COUNTIF(INDIRECT([.AL$2]&amp;&quot;.F3&quot;):INDIRECT([.AL$2]&amp;&quot;.F1000&quot;);[.$A39])" office:value-type="float" office:value="0">
            <text:p>Err:502</text:p>
          </table:table-cell>
          <table:table-cell table:formula="of:=COUNTIF(INDIRECT([.AM$2]&amp;&quot;.F3&quot;):INDIRECT([.AM$2]&amp;&quot;.F1000&quot;);[.$A39])" office:value-type="float" office:value="0">
            <text:p>Err:502</text:p>
          </table:table-cell>
          <table:table-cell table:formula="of:=COUNTIF(INDIRECT([.AN$2]&amp;&quot;.F3&quot;):INDIRECT([.AN$2]&amp;&quot;.F1000&quot;);[.$A39])" office:value-type="float" office:value="0">
            <text:p>Err:502</text:p>
          </table:table-cell>
          <table:table-cell table:formula="of:=COUNTIF(INDIRECT([.AO$2]&amp;&quot;.F3&quot;):INDIRECT([.AO$2]&amp;&quot;.F1000&quot;);[.$A39])" office:value-type="float" office:value="0">
            <text:p>Err:502</text:p>
          </table:table-cell>
          <table:table-cell table:formula="of:=COUNTIF(INDIRECT([.AP$2]&amp;&quot;.F3&quot;):INDIRECT([.AP$2]&amp;&quot;.F1000&quot;);[.$A39])" office:value-type="float" office:value="0">
            <text:p>Err:502</text:p>
          </table:table-cell>
          <table:table-cell table:formula="of:=COUNTIF(INDIRECT([.AQ$2]&amp;&quot;.F3&quot;):INDIRECT([.AQ$2]&amp;&quot;.F1000&quot;);[.$A39])" office:value-type="float" office:value="0">
            <text:p>Err:502</text:p>
          </table:table-cell>
          <table:table-cell table:formula="of:=COUNTIF(INDIRECT([.AR$2]&amp;&quot;.F3&quot;):INDIRECT([.AR$2]&amp;&quot;.F1000&quot;);[.$A39])" office:value-type="float" office:value="0">
            <text:p>Err:502</text:p>
          </table:table-cell>
          <table:table-cell table:formula="of:=COUNTIF(INDIRECT([.AS$2]&amp;&quot;.F3&quot;):INDIRECT([.AS$2]&amp;&quot;.F1000&quot;);[.$A39])" office:value-type="float" office:value="0">
            <text:p>Err:502</text:p>
          </table:table-cell>
          <table:table-cell table:formula="of:=COUNTIF(INDIRECT([.AT$2]&amp;&quot;.F3&quot;):INDIRECT([.AT$2]&amp;&quot;.F1000&quot;);[.$A39])" office:value-type="float" office:value="0">
            <text:p>Err:502</text:p>
          </table:table-cell>
          <table:table-cell table:formula="of:=COUNTIF(INDIRECT([.AU$2]&amp;&quot;.F3&quot;):INDIRECT([.AU$2]&amp;&quot;.F1000&quot;);[.$A39])" office:value-type="float" office:value="0">
            <text:p>Err:502</text:p>
          </table:table-cell>
          <table:table-cell table:formula="of:=COUNTIF(INDIRECT([.AV$2]&amp;&quot;.F3&quot;):INDIRECT([.AV$2]&amp;&quot;.F1000&quot;);[.$A39])" office:value-type="float" office:value="0">
            <text:p>Err:502</text:p>
          </table:table-cell>
          <table:table-cell table:formula="of:=COUNTIF(INDIRECT([.AW$2]&amp;&quot;.F3&quot;):INDIRECT([.AW$2]&amp;&quot;.F1000&quot;);[.$A39])" office:value-type="float" office:value="0">
            <text:p>Err:502</text:p>
          </table:table-cell>
          <table:table-cell table:formula="of:=COUNTIF(INDIRECT([.AX$2]&amp;&quot;.F3&quot;):INDIRECT([.AX$2]&amp;&quot;.F1000&quot;);[.$A39])" office:value-type="float" office:value="0">
            <text:p>Err:502</text:p>
          </table:table-cell>
          <table:table-cell table:formula="of:=COUNTIF(INDIRECT([.AY$2]&amp;&quot;.F3&quot;):INDIRECT([.AY$2]&amp;&quot;.F1000&quot;);[.$A39])" office:value-type="float" office:value="0">
            <text:p>Err:502</text:p>
          </table:table-cell>
          <table:table-cell table:formula="of:=COUNTIF(INDIRECT([.AZ$2]&amp;&quot;.F3&quot;):INDIRECT([.AZ$2]&amp;&quot;.F1000&quot;);[.$A39])" office:value-type="float" office:value="0">
            <text:p>Err:502</text:p>
          </table:table-cell>
          <table:table-cell table:formula="of:=COUNTIF(INDIRECT([.BA$2]&amp;&quot;.F3&quot;):INDIRECT([.BA$2]&amp;&quot;.F1000&quot;);[.$A39])" office:value-type="float" office:value="0">
            <text:p>Err:502</text:p>
          </table:table-cell>
          <table:table-cell table:formula="of:=COUNTIF(INDIRECT([.BB$2]&amp;&quot;.F3&quot;):INDIRECT([.BB$2]&amp;&quot;.F1000&quot;);[.$A39])" office:value-type="float" office:value="0">
            <text:p>Err:502</text:p>
          </table:table-cell>
          <table:table-cell table:formula="of:=COUNTIF(INDIRECT([.BC$2]&amp;&quot;.F3&quot;):INDIRECT([.BC$2]&amp;&quot;.F1000&quot;);[.$A39])" office:value-type="float" office:value="0">
            <text:p>Err:502</text:p>
          </table:table-cell>
          <table:table-cell table:formula="of:=COUNTIF(INDIRECT([.BD$2]&amp;&quot;.F3&quot;):INDIRECT([.BD$2]&amp;&quot;.F1000&quot;);[.$A39])" office:value-type="float" office:value="0">
            <text:p>Err:502</text:p>
          </table:table-cell>
          <table:table-cell table:formula="of:=COUNTIF(INDIRECT([.BE$2]&amp;&quot;.F3&quot;):INDIRECT([.BE$2]&amp;&quot;.F1000&quot;);[.$A39])" office:value-type="float" office:value="0">
            <text:p>Err:502</text:p>
          </table:table-cell>
          <table:table-cell table:formula="of:=COUNTIF(INDIRECT([.BF$2]&amp;&quot;.F3&quot;):INDIRECT([.BF$2]&amp;&quot;.F1000&quot;);[.$A39])" office:value-type="float" office:value="0">
            <text:p>Err:502</text:p>
          </table:table-cell>
          <table:table-cell table:formula="of:=COUNTIF(INDIRECT([.BG$2]&amp;&quot;.F3&quot;):INDIRECT([.BG$2]&amp;&quot;.F1000&quot;);[.$A39])" office:value-type="float" office:value="0">
            <text:p>Err:502</text:p>
          </table:table-cell>
          <table:table-cell table:formula="of:=COUNTIF(INDIRECT([.BH$2]&amp;&quot;.F3&quot;):INDIRECT([.BH$2]&amp;&quot;.F1000&quot;);[.$A39])" office:value-type="float" office:value="0">
            <text:p>Err:502</text:p>
          </table:table-cell>
          <table:table-cell table:formula="of:=COUNTIF(INDIRECT([.BI$2]&amp;&quot;.F3&quot;):INDIRECT([.BI$2]&amp;&quot;.F1000&quot;);[.$A39])" office:value-type="float" office:value="0">
            <text:p>Err:502</text:p>
          </table:table-cell>
          <table:table-cell table:formula="of:=COUNTIF(INDIRECT([.BJ$2]&amp;&quot;.F3&quot;):INDIRECT([.BJ$2]&amp;&quot;.F1000&quot;);[.$A39])" office:value-type="float" office:value="0">
            <text:p>Err:502</text:p>
          </table:table-cell>
          <table:table-cell table:formula="of:=COUNTIF(INDIRECT([.BK$2]&amp;&quot;.F3&quot;):INDIRECT([.BK$2]&amp;&quot;.F1000&quot;);[.$A39])" office:value-type="float" office:value="0">
            <text:p>Err:502</text:p>
          </table:table-cell>
          <table:table-cell table:formula="of:=COUNTIF(INDIRECT([.BL$2]&amp;&quot;.F3&quot;):INDIRECT([.BL$2]&amp;&quot;.F1000&quot;);[.$A39])" office:value-type="float" office:value="0">
            <text:p>Err:502</text:p>
          </table:table-cell>
          <table:table-cell table:formula="of:=COUNTIF(INDIRECT([.BM$2]&amp;&quot;.F3&quot;):INDIRECT([.BM$2]&amp;&quot;.F1000&quot;);[.$A39])" office:value-type="float" office:value="0">
            <text:p>Err:502</text:p>
          </table:table-cell>
          <table:table-cell table:formula="of:=COUNTIF(INDIRECT([.BN$2]&amp;&quot;.F3&quot;):INDIRECT([.BN$2]&amp;&quot;.F1000&quot;);[.$A39])" office:value-type="float" office:value="0">
            <text:p>Err:502</text:p>
          </table:table-cell>
          <table:table-cell table:formula="of:=COUNTIF(INDIRECT([.BO$2]&amp;&quot;.F3&quot;):INDIRECT([.BO$2]&amp;&quot;.F1000&quot;);[.$A39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BeamAccelerator</text:p>
          </table:table-cell>
          <table:table-cell office:value-type="float" office:value="100">
            <text:p>100</text:p>
          </table:table-cell>
          <table:table-cell table:formula="of:=SUMIF([.E40:.DZ40];&quot;&gt;0&quot;)" office:value-type="float" office:value="2">
            <text:p>2</text:p>
          </table:table-cell>
          <table:table-cell table:formula="of:=SUM([.B40]*[.C40]/1000)" office:value-type="currency" office:currency="USD" office:value="0.2">
            <text:p>0.20 USD</text:p>
          </table:table-cell>
          <table:table-cell table:formula="of:=COUNTIF(INDIRECT([.E$2]&amp;&quot;.F3&quot;):INDIRECT([.E$2]&amp;&quot;.F1000&quot;);[.$A40])" office:value-type="float" office:value="0">
            <text:p>0</text:p>
          </table:table-cell>
          <table:table-cell table:formula="of:=COUNTIF(INDIRECT([.F$2]&amp;&quot;.F3&quot;):INDIRECT([.F$2]&amp;&quot;.F1000&quot;);[.$A40])" office:value-type="float" office:value="0">
            <text:p>0</text:p>
          </table:table-cell>
          <table:table-cell table:formula="of:=COUNTIF(INDIRECT([.G$2]&amp;&quot;.F3&quot;):INDIRECT([.G$2]&amp;&quot;.F1000&quot;);[.$A40])" office:value-type="float" office:value="1">
            <text:p>1</text:p>
          </table:table-cell>
          <table:table-cell table:formula="of:=COUNTIF(INDIRECT([.H$2]&amp;&quot;.F3&quot;):INDIRECT([.H$2]&amp;&quot;.F1000&quot;);[.$A40])" office:value-type="float" office:value="0">
            <text:p>0</text:p>
          </table:table-cell>
          <table:table-cell table:formula="of:=COUNTIF(INDIRECT([.I$2]&amp;&quot;.F3&quot;):INDIRECT([.I$2]&amp;&quot;.F1000&quot;);[.$A40])" office:value-type="float" office:value="0">
            <text:p>0</text:p>
          </table:table-cell>
          <table:table-cell table:formula="of:=COUNTIF(INDIRECT([.J$2]&amp;&quot;.F3&quot;):INDIRECT([.J$2]&amp;&quot;.F1000&quot;);[.$A40])" office:value-type="float" office:value="0">
            <text:p>0</text:p>
          </table:table-cell>
          <table:table-cell table:formula="of:=COUNTIF(INDIRECT([.K$2]&amp;&quot;.F3&quot;):INDIRECT([.K$2]&amp;&quot;.F1000&quot;);[.$A40])" office:value-type="float" office:value="0">
            <text:p>0</text:p>
          </table:table-cell>
          <table:table-cell table:formula="of:=COUNTIF(INDIRECT([.L$2]&amp;&quot;.F3&quot;):INDIRECT([.L$2]&amp;&quot;.F1000&quot;);[.$A40])" office:value-type="float" office:value="1">
            <text:p>1</text:p>
          </table:table-cell>
          <table:table-cell table:formula="of:=COUNTIF(INDIRECT([.M$2]&amp;&quot;.F3&quot;):INDIRECT([.M$2]&amp;&quot;.F1000&quot;);[.$A40])" office:value-type="float" office:value="0">
            <text:p>0</text:p>
          </table:table-cell>
          <table:table-cell table:formula="of:=COUNTIF(INDIRECT([.N$2]&amp;&quot;.F3&quot;):INDIRECT([.N$2]&amp;&quot;.F1000&quot;);[.$A40])" office:value-type="float" office:value="0">
            <text:p>0</text:p>
          </table:table-cell>
          <table:table-cell table:formula="of:=COUNTIF(INDIRECT([.O$2]&amp;&quot;.F3&quot;):INDIRECT([.O$2]&amp;&quot;.F1000&quot;);[.$A40])" office:value-type="float" office:value="0">
            <text:p>0</text:p>
          </table:table-cell>
          <table:table-cell table:formula="of:=COUNTIF(INDIRECT([.P$2]&amp;&quot;.F3&quot;):INDIRECT([.P$2]&amp;&quot;.F1000&quot;);[.$A40])" office:value-type="float" office:value="0">
            <text:p>Err:502</text:p>
          </table:table-cell>
          <table:table-cell table:formula="of:=COUNTIF(INDIRECT([.Q$2]&amp;&quot;.F3&quot;):INDIRECT([.Q$2]&amp;&quot;.F1000&quot;);[.$A40])" office:value-type="float" office:value="0">
            <text:p>Err:502</text:p>
          </table:table-cell>
          <table:table-cell table:formula="of:=COUNTIF(INDIRECT([.R$2]&amp;&quot;.F3&quot;):INDIRECT([.R$2]&amp;&quot;.F1000&quot;);[.$A40])" office:value-type="float" office:value="0">
            <text:p>Err:502</text:p>
          </table:table-cell>
          <table:table-cell table:formula="of:=COUNTIF(INDIRECT([.S$2]&amp;&quot;.F3&quot;):INDIRECT([.S$2]&amp;&quot;.F1000&quot;);[.$A40])" office:value-type="float" office:value="0">
            <text:p>Err:502</text:p>
          </table:table-cell>
          <table:table-cell table:formula="of:=COUNTIF(INDIRECT([.T$2]&amp;&quot;.F3&quot;):INDIRECT([.T$2]&amp;&quot;.F1000&quot;);[.$A40])" office:value-type="float" office:value="0">
            <text:p>Err:502</text:p>
          </table:table-cell>
          <table:table-cell table:formula="of:=COUNTIF(INDIRECT([.U$2]&amp;&quot;.F3&quot;):INDIRECT([.U$2]&amp;&quot;.F1000&quot;);[.$A40])" office:value-type="float" office:value="0">
            <text:p>Err:502</text:p>
          </table:table-cell>
          <table:table-cell table:formula="of:=COUNTIF(INDIRECT([.V$2]&amp;&quot;.F3&quot;):INDIRECT([.V$2]&amp;&quot;.F1000&quot;);[.$A40])" office:value-type="float" office:value="0">
            <text:p>Err:502</text:p>
          </table:table-cell>
          <table:table-cell table:formula="of:=COUNTIF(INDIRECT([.W$2]&amp;&quot;.F3&quot;):INDIRECT([.W$2]&amp;&quot;.F1000&quot;);[.$A40])" office:value-type="float" office:value="0">
            <text:p>Err:502</text:p>
          </table:table-cell>
          <table:table-cell table:formula="of:=COUNTIF(INDIRECT([.X$2]&amp;&quot;.F3&quot;):INDIRECT([.X$2]&amp;&quot;.F1000&quot;);[.$A40])" office:value-type="float" office:value="0">
            <text:p>Err:502</text:p>
          </table:table-cell>
          <table:table-cell table:formula="of:=COUNTIF(INDIRECT([.Y$2]&amp;&quot;.F3&quot;):INDIRECT([.Y$2]&amp;&quot;.F1000&quot;);[.$A40])" office:value-type="float" office:value="0">
            <text:p>Err:502</text:p>
          </table:table-cell>
          <table:table-cell table:formula="of:=COUNTIF(INDIRECT([.Z$2]&amp;&quot;.F3&quot;):INDIRECT([.Z$2]&amp;&quot;.F1000&quot;);[.$A40])" office:value-type="float" office:value="0">
            <text:p>Err:502</text:p>
          </table:table-cell>
          <table:table-cell table:formula="of:=COUNTIF(INDIRECT([.AA$2]&amp;&quot;.F3&quot;):INDIRECT([.AA$2]&amp;&quot;.F1000&quot;);[.$A40])" office:value-type="float" office:value="0">
            <text:p>Err:502</text:p>
          </table:table-cell>
          <table:table-cell table:formula="of:=COUNTIF(INDIRECT([.AB$2]&amp;&quot;.F3&quot;):INDIRECT([.AB$2]&amp;&quot;.F1000&quot;);[.$A40])" office:value-type="float" office:value="0">
            <text:p>Err:502</text:p>
          </table:table-cell>
          <table:table-cell table:formula="of:=COUNTIF(INDIRECT([.AC$2]&amp;&quot;.F3&quot;):INDIRECT([.AC$2]&amp;&quot;.F1000&quot;);[.$A40])" office:value-type="float" office:value="0">
            <text:p>Err:502</text:p>
          </table:table-cell>
          <table:table-cell table:formula="of:=COUNTIF(INDIRECT([.AD$2]&amp;&quot;.F3&quot;):INDIRECT([.AD$2]&amp;&quot;.F1000&quot;);[.$A40])" office:value-type="float" office:value="0">
            <text:p>Err:502</text:p>
          </table:table-cell>
          <table:table-cell table:formula="of:=COUNTIF(INDIRECT([.AE$2]&amp;&quot;.F3&quot;):INDIRECT([.AE$2]&amp;&quot;.F1000&quot;);[.$A40])" office:value-type="float" office:value="0">
            <text:p>Err:502</text:p>
          </table:table-cell>
          <table:table-cell table:formula="of:=COUNTIF(INDIRECT([.AF$2]&amp;&quot;.F3&quot;):INDIRECT([.AF$2]&amp;&quot;.F1000&quot;);[.$A40])" office:value-type="float" office:value="0">
            <text:p>Err:502</text:p>
          </table:table-cell>
          <table:table-cell table:formula="of:=COUNTIF(INDIRECT([.AG$2]&amp;&quot;.F3&quot;):INDIRECT([.AG$2]&amp;&quot;.F1000&quot;);[.$A40])" office:value-type="float" office:value="0">
            <text:p>Err:502</text:p>
          </table:table-cell>
          <table:table-cell table:formula="of:=COUNTIF(INDIRECT([.AH$2]&amp;&quot;.F3&quot;):INDIRECT([.AH$2]&amp;&quot;.F1000&quot;);[.$A40])" office:value-type="float" office:value="0">
            <text:p>Err:502</text:p>
          </table:table-cell>
          <table:table-cell table:formula="of:=COUNTIF(INDIRECT([.AI$2]&amp;&quot;.F3&quot;):INDIRECT([.AI$2]&amp;&quot;.F1000&quot;);[.$A40])" office:value-type="float" office:value="0">
            <text:p>Err:502</text:p>
          </table:table-cell>
          <table:table-cell table:formula="of:=COUNTIF(INDIRECT([.AJ$2]&amp;&quot;.F3&quot;):INDIRECT([.AJ$2]&amp;&quot;.F1000&quot;);[.$A40])" office:value-type="float" office:value="0">
            <text:p>Err:502</text:p>
          </table:table-cell>
          <table:table-cell table:formula="of:=COUNTIF(INDIRECT([.AK$2]&amp;&quot;.F3&quot;):INDIRECT([.AK$2]&amp;&quot;.F1000&quot;);[.$A40])" office:value-type="float" office:value="0">
            <text:p>Err:502</text:p>
          </table:table-cell>
          <table:table-cell table:formula="of:=COUNTIF(INDIRECT([.AL$2]&amp;&quot;.F3&quot;):INDIRECT([.AL$2]&amp;&quot;.F1000&quot;);[.$A40])" office:value-type="float" office:value="0">
            <text:p>Err:502</text:p>
          </table:table-cell>
          <table:table-cell table:formula="of:=COUNTIF(INDIRECT([.AM$2]&amp;&quot;.F3&quot;):INDIRECT([.AM$2]&amp;&quot;.F1000&quot;);[.$A40])" office:value-type="float" office:value="0">
            <text:p>Err:502</text:p>
          </table:table-cell>
          <table:table-cell table:formula="of:=COUNTIF(INDIRECT([.AN$2]&amp;&quot;.F3&quot;):INDIRECT([.AN$2]&amp;&quot;.F1000&quot;);[.$A40])" office:value-type="float" office:value="0">
            <text:p>Err:502</text:p>
          </table:table-cell>
          <table:table-cell table:formula="of:=COUNTIF(INDIRECT([.AO$2]&amp;&quot;.F3&quot;):INDIRECT([.AO$2]&amp;&quot;.F1000&quot;);[.$A40])" office:value-type="float" office:value="0">
            <text:p>Err:502</text:p>
          </table:table-cell>
          <table:table-cell table:formula="of:=COUNTIF(INDIRECT([.AP$2]&amp;&quot;.F3&quot;):INDIRECT([.AP$2]&amp;&quot;.F1000&quot;);[.$A40])" office:value-type="float" office:value="0">
            <text:p>Err:502</text:p>
          </table:table-cell>
          <table:table-cell table:formula="of:=COUNTIF(INDIRECT([.AQ$2]&amp;&quot;.F3&quot;):INDIRECT([.AQ$2]&amp;&quot;.F1000&quot;);[.$A40])" office:value-type="float" office:value="0">
            <text:p>Err:502</text:p>
          </table:table-cell>
          <table:table-cell table:formula="of:=COUNTIF(INDIRECT([.AR$2]&amp;&quot;.F3&quot;):INDIRECT([.AR$2]&amp;&quot;.F1000&quot;);[.$A40])" office:value-type="float" office:value="0">
            <text:p>Err:502</text:p>
          </table:table-cell>
          <table:table-cell table:formula="of:=COUNTIF(INDIRECT([.AS$2]&amp;&quot;.F3&quot;):INDIRECT([.AS$2]&amp;&quot;.F1000&quot;);[.$A40])" office:value-type="float" office:value="0">
            <text:p>Err:502</text:p>
          </table:table-cell>
          <table:table-cell table:formula="of:=COUNTIF(INDIRECT([.AT$2]&amp;&quot;.F3&quot;):INDIRECT([.AT$2]&amp;&quot;.F1000&quot;);[.$A40])" office:value-type="float" office:value="0">
            <text:p>Err:502</text:p>
          </table:table-cell>
          <table:table-cell table:formula="of:=COUNTIF(INDIRECT([.AU$2]&amp;&quot;.F3&quot;):INDIRECT([.AU$2]&amp;&quot;.F1000&quot;);[.$A40])" office:value-type="float" office:value="0">
            <text:p>Err:502</text:p>
          </table:table-cell>
          <table:table-cell table:formula="of:=COUNTIF(INDIRECT([.AV$2]&amp;&quot;.F3&quot;):INDIRECT([.AV$2]&amp;&quot;.F1000&quot;);[.$A40])" office:value-type="float" office:value="0">
            <text:p>Err:502</text:p>
          </table:table-cell>
          <table:table-cell table:formula="of:=COUNTIF(INDIRECT([.AW$2]&amp;&quot;.F3&quot;):INDIRECT([.AW$2]&amp;&quot;.F1000&quot;);[.$A40])" office:value-type="float" office:value="0">
            <text:p>Err:502</text:p>
          </table:table-cell>
          <table:table-cell table:formula="of:=COUNTIF(INDIRECT([.AX$2]&amp;&quot;.F3&quot;):INDIRECT([.AX$2]&amp;&quot;.F1000&quot;);[.$A40])" office:value-type="float" office:value="0">
            <text:p>Err:502</text:p>
          </table:table-cell>
          <table:table-cell table:formula="of:=COUNTIF(INDIRECT([.AY$2]&amp;&quot;.F3&quot;):INDIRECT([.AY$2]&amp;&quot;.F1000&quot;);[.$A40])" office:value-type="float" office:value="0">
            <text:p>Err:502</text:p>
          </table:table-cell>
          <table:table-cell table:formula="of:=COUNTIF(INDIRECT([.AZ$2]&amp;&quot;.F3&quot;):INDIRECT([.AZ$2]&amp;&quot;.F1000&quot;);[.$A40])" office:value-type="float" office:value="0">
            <text:p>Err:502</text:p>
          </table:table-cell>
          <table:table-cell table:formula="of:=COUNTIF(INDIRECT([.BA$2]&amp;&quot;.F3&quot;):INDIRECT([.BA$2]&amp;&quot;.F1000&quot;);[.$A40])" office:value-type="float" office:value="0">
            <text:p>Err:502</text:p>
          </table:table-cell>
          <table:table-cell table:formula="of:=COUNTIF(INDIRECT([.BB$2]&amp;&quot;.F3&quot;):INDIRECT([.BB$2]&amp;&quot;.F1000&quot;);[.$A40])" office:value-type="float" office:value="0">
            <text:p>Err:502</text:p>
          </table:table-cell>
          <table:table-cell table:formula="of:=COUNTIF(INDIRECT([.BC$2]&amp;&quot;.F3&quot;):INDIRECT([.BC$2]&amp;&quot;.F1000&quot;);[.$A40])" office:value-type="float" office:value="0">
            <text:p>Err:502</text:p>
          </table:table-cell>
          <table:table-cell table:formula="of:=COUNTIF(INDIRECT([.BD$2]&amp;&quot;.F3&quot;):INDIRECT([.BD$2]&amp;&quot;.F1000&quot;);[.$A40])" office:value-type="float" office:value="0">
            <text:p>Err:502</text:p>
          </table:table-cell>
          <table:table-cell table:formula="of:=COUNTIF(INDIRECT([.BE$2]&amp;&quot;.F3&quot;):INDIRECT([.BE$2]&amp;&quot;.F1000&quot;);[.$A40])" office:value-type="float" office:value="0">
            <text:p>Err:502</text:p>
          </table:table-cell>
          <table:table-cell table:formula="of:=COUNTIF(INDIRECT([.BF$2]&amp;&quot;.F3&quot;):INDIRECT([.BF$2]&amp;&quot;.F1000&quot;);[.$A40])" office:value-type="float" office:value="0">
            <text:p>Err:502</text:p>
          </table:table-cell>
          <table:table-cell table:formula="of:=COUNTIF(INDIRECT([.BG$2]&amp;&quot;.F3&quot;):INDIRECT([.BG$2]&amp;&quot;.F1000&quot;);[.$A40])" office:value-type="float" office:value="0">
            <text:p>Err:502</text:p>
          </table:table-cell>
          <table:table-cell table:formula="of:=COUNTIF(INDIRECT([.BH$2]&amp;&quot;.F3&quot;):INDIRECT([.BH$2]&amp;&quot;.F1000&quot;);[.$A40])" office:value-type="float" office:value="0">
            <text:p>Err:502</text:p>
          </table:table-cell>
          <table:table-cell table:formula="of:=COUNTIF(INDIRECT([.BI$2]&amp;&quot;.F3&quot;):INDIRECT([.BI$2]&amp;&quot;.F1000&quot;);[.$A40])" office:value-type="float" office:value="0">
            <text:p>Err:502</text:p>
          </table:table-cell>
          <table:table-cell table:formula="of:=COUNTIF(INDIRECT([.BJ$2]&amp;&quot;.F3&quot;):INDIRECT([.BJ$2]&amp;&quot;.F1000&quot;);[.$A40])" office:value-type="float" office:value="0">
            <text:p>Err:502</text:p>
          </table:table-cell>
          <table:table-cell table:formula="of:=COUNTIF(INDIRECT([.BK$2]&amp;&quot;.F3&quot;):INDIRECT([.BK$2]&amp;&quot;.F1000&quot;);[.$A40])" office:value-type="float" office:value="0">
            <text:p>Err:502</text:p>
          </table:table-cell>
          <table:table-cell table:formula="of:=COUNTIF(INDIRECT([.BL$2]&amp;&quot;.F3&quot;):INDIRECT([.BL$2]&amp;&quot;.F1000&quot;);[.$A40])" office:value-type="float" office:value="0">
            <text:p>Err:502</text:p>
          </table:table-cell>
          <table:table-cell table:formula="of:=COUNTIF(INDIRECT([.BM$2]&amp;&quot;.F3&quot;):INDIRECT([.BM$2]&amp;&quot;.F1000&quot;);[.$A40])" office:value-type="float" office:value="0">
            <text:p>Err:502</text:p>
          </table:table-cell>
          <table:table-cell table:formula="of:=COUNTIF(INDIRECT([.BN$2]&amp;&quot;.F3&quot;):INDIRECT([.BN$2]&amp;&quot;.F1000&quot;);[.$A40])" office:value-type="float" office:value="0">
            <text:p>Err:502</text:p>
          </table:table-cell>
          <table:table-cell table:formula="of:=COUNTIF(INDIRECT([.BO$2]&amp;&quot;.F3&quot;):INDIRECT([.BO$2]&amp;&quot;.F1000&quot;);[.$A40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Turn</text:p>
          </table:table-cell>
          <table:table-cell office:value-type="float" office:value="200">
            <text:p>200</text:p>
          </table:table-cell>
          <table:table-cell table:formula="of:=SUMIF([.E41:.DZ41];&quot;&gt;0&quot;)" office:value-type="float" office:value="1">
            <text:p>1</text:p>
          </table:table-cell>
          <table:table-cell table:formula="of:=SUM([.B41]*[.C41]/1000)" office:value-type="currency" office:currency="USD" office:value="0.2">
            <text:p>0.20 USD</text:p>
          </table:table-cell>
          <table:table-cell table:formula="of:=COUNTIF(INDIRECT([.E$2]&amp;&quot;.F3&quot;):INDIRECT([.E$2]&amp;&quot;.F1000&quot;);[.$A41])" office:value-type="float" office:value="0">
            <text:p>0</text:p>
          </table:table-cell>
          <table:table-cell table:formula="of:=COUNTIF(INDIRECT([.F$2]&amp;&quot;.F3&quot;):INDIRECT([.F$2]&amp;&quot;.F1000&quot;);[.$A41])" office:value-type="float" office:value="0">
            <text:p>0</text:p>
          </table:table-cell>
          <table:table-cell table:formula="of:=COUNTIF(INDIRECT([.G$2]&amp;&quot;.F3&quot;):INDIRECT([.G$2]&amp;&quot;.F1000&quot;);[.$A41])" office:value-type="float" office:value="0">
            <text:p>0</text:p>
          </table:table-cell>
          <table:table-cell table:formula="of:=COUNTIF(INDIRECT([.H$2]&amp;&quot;.F3&quot;):INDIRECT([.H$2]&amp;&quot;.F1000&quot;);[.$A41])" office:value-type="float" office:value="0">
            <text:p>0</text:p>
          </table:table-cell>
          <table:table-cell table:formula="of:=COUNTIF(INDIRECT([.I$2]&amp;&quot;.F3&quot;):INDIRECT([.I$2]&amp;&quot;.F1000&quot;);[.$A41])" office:value-type="float" office:value="1">
            <text:p>1</text:p>
          </table:table-cell>
          <table:table-cell table:formula="of:=COUNTIF(INDIRECT([.J$2]&amp;&quot;.F3&quot;):INDIRECT([.J$2]&amp;&quot;.F1000&quot;);[.$A41])" office:value-type="float" office:value="0">
            <text:p>0</text:p>
          </table:table-cell>
          <table:table-cell table:formula="of:=COUNTIF(INDIRECT([.K$2]&amp;&quot;.F3&quot;):INDIRECT([.K$2]&amp;&quot;.F1000&quot;);[.$A41])" office:value-type="float" office:value="0">
            <text:p>0</text:p>
          </table:table-cell>
          <table:table-cell table:formula="of:=COUNTIF(INDIRECT([.L$2]&amp;&quot;.F3&quot;):INDIRECT([.L$2]&amp;&quot;.F1000&quot;);[.$A41])" office:value-type="float" office:value="0">
            <text:p>0</text:p>
          </table:table-cell>
          <table:table-cell table:formula="of:=COUNTIF(INDIRECT([.M$2]&amp;&quot;.F3&quot;):INDIRECT([.M$2]&amp;&quot;.F1000&quot;);[.$A41])" office:value-type="float" office:value="0">
            <text:p>0</text:p>
          </table:table-cell>
          <table:table-cell table:formula="of:=COUNTIF(INDIRECT([.N$2]&amp;&quot;.F3&quot;):INDIRECT([.N$2]&amp;&quot;.F1000&quot;);[.$A41])" office:value-type="float" office:value="0">
            <text:p>0</text:p>
          </table:table-cell>
          <table:table-cell table:formula="of:=COUNTIF(INDIRECT([.O$2]&amp;&quot;.F3&quot;):INDIRECT([.O$2]&amp;&quot;.F1000&quot;);[.$A41])" office:value-type="float" office:value="0">
            <text:p>0</text:p>
          </table:table-cell>
          <table:table-cell table:formula="of:=COUNTIF(INDIRECT([.P$2]&amp;&quot;.F3&quot;):INDIRECT([.P$2]&amp;&quot;.F1000&quot;);[.$A41])" office:value-type="float" office:value="0">
            <text:p>Err:502</text:p>
          </table:table-cell>
          <table:table-cell table:formula="of:=COUNTIF(INDIRECT([.Q$2]&amp;&quot;.F3&quot;):INDIRECT([.Q$2]&amp;&quot;.F1000&quot;);[.$A41])" office:value-type="float" office:value="0">
            <text:p>Err:502</text:p>
          </table:table-cell>
          <table:table-cell table:formula="of:=COUNTIF(INDIRECT([.R$2]&amp;&quot;.F3&quot;):INDIRECT([.R$2]&amp;&quot;.F1000&quot;);[.$A41])" office:value-type="float" office:value="0">
            <text:p>Err:502</text:p>
          </table:table-cell>
          <table:table-cell table:formula="of:=COUNTIF(INDIRECT([.S$2]&amp;&quot;.F3&quot;):INDIRECT([.S$2]&amp;&quot;.F1000&quot;);[.$A41])" office:value-type="float" office:value="0">
            <text:p>Err:502</text:p>
          </table:table-cell>
          <table:table-cell table:formula="of:=COUNTIF(INDIRECT([.T$2]&amp;&quot;.F3&quot;):INDIRECT([.T$2]&amp;&quot;.F1000&quot;);[.$A41])" office:value-type="float" office:value="0">
            <text:p>Err:502</text:p>
          </table:table-cell>
          <table:table-cell table:formula="of:=COUNTIF(INDIRECT([.U$2]&amp;&quot;.F3&quot;):INDIRECT([.U$2]&amp;&quot;.F1000&quot;);[.$A41])" office:value-type="float" office:value="0">
            <text:p>Err:502</text:p>
          </table:table-cell>
          <table:table-cell table:formula="of:=COUNTIF(INDIRECT([.V$2]&amp;&quot;.F3&quot;):INDIRECT([.V$2]&amp;&quot;.F1000&quot;);[.$A41])" office:value-type="float" office:value="0">
            <text:p>Err:502</text:p>
          </table:table-cell>
          <table:table-cell table:formula="of:=COUNTIF(INDIRECT([.W$2]&amp;&quot;.F3&quot;):INDIRECT([.W$2]&amp;&quot;.F1000&quot;);[.$A41])" office:value-type="float" office:value="0">
            <text:p>Err:502</text:p>
          </table:table-cell>
          <table:table-cell table:formula="of:=COUNTIF(INDIRECT([.X$2]&amp;&quot;.F3&quot;):INDIRECT([.X$2]&amp;&quot;.F1000&quot;);[.$A41])" office:value-type="float" office:value="0">
            <text:p>Err:502</text:p>
          </table:table-cell>
          <table:table-cell table:formula="of:=COUNTIF(INDIRECT([.Y$2]&amp;&quot;.F3&quot;):INDIRECT([.Y$2]&amp;&quot;.F1000&quot;);[.$A41])" office:value-type="float" office:value="0">
            <text:p>Err:502</text:p>
          </table:table-cell>
          <table:table-cell table:formula="of:=COUNTIF(INDIRECT([.Z$2]&amp;&quot;.F3&quot;):INDIRECT([.Z$2]&amp;&quot;.F1000&quot;);[.$A41])" office:value-type="float" office:value="0">
            <text:p>Err:502</text:p>
          </table:table-cell>
          <table:table-cell table:formula="of:=COUNTIF(INDIRECT([.AA$2]&amp;&quot;.F3&quot;):INDIRECT([.AA$2]&amp;&quot;.F1000&quot;);[.$A41])" office:value-type="float" office:value="0">
            <text:p>Err:502</text:p>
          </table:table-cell>
          <table:table-cell table:formula="of:=COUNTIF(INDIRECT([.AB$2]&amp;&quot;.F3&quot;):INDIRECT([.AB$2]&amp;&quot;.F1000&quot;);[.$A41])" office:value-type="float" office:value="0">
            <text:p>Err:502</text:p>
          </table:table-cell>
          <table:table-cell table:formula="of:=COUNTIF(INDIRECT([.AC$2]&amp;&quot;.F3&quot;):INDIRECT([.AC$2]&amp;&quot;.F1000&quot;);[.$A41])" office:value-type="float" office:value="0">
            <text:p>Err:502</text:p>
          </table:table-cell>
          <table:table-cell table:formula="of:=COUNTIF(INDIRECT([.AD$2]&amp;&quot;.F3&quot;):INDIRECT([.AD$2]&amp;&quot;.F1000&quot;);[.$A41])" office:value-type="float" office:value="0">
            <text:p>Err:502</text:p>
          </table:table-cell>
          <table:table-cell table:formula="of:=COUNTIF(INDIRECT([.AE$2]&amp;&quot;.F3&quot;):INDIRECT([.AE$2]&amp;&quot;.F1000&quot;);[.$A41])" office:value-type="float" office:value="0">
            <text:p>Err:502</text:p>
          </table:table-cell>
          <table:table-cell table:formula="of:=COUNTIF(INDIRECT([.AF$2]&amp;&quot;.F3&quot;):INDIRECT([.AF$2]&amp;&quot;.F1000&quot;);[.$A41])" office:value-type="float" office:value="0">
            <text:p>Err:502</text:p>
          </table:table-cell>
          <table:table-cell table:formula="of:=COUNTIF(INDIRECT([.AG$2]&amp;&quot;.F3&quot;):INDIRECT([.AG$2]&amp;&quot;.F1000&quot;);[.$A41])" office:value-type="float" office:value="0">
            <text:p>Err:502</text:p>
          </table:table-cell>
          <table:table-cell table:formula="of:=COUNTIF(INDIRECT([.AH$2]&amp;&quot;.F3&quot;):INDIRECT([.AH$2]&amp;&quot;.F1000&quot;);[.$A41])" office:value-type="float" office:value="0">
            <text:p>Err:502</text:p>
          </table:table-cell>
          <table:table-cell table:formula="of:=COUNTIF(INDIRECT([.AI$2]&amp;&quot;.F3&quot;):INDIRECT([.AI$2]&amp;&quot;.F1000&quot;);[.$A41])" office:value-type="float" office:value="0">
            <text:p>Err:502</text:p>
          </table:table-cell>
          <table:table-cell table:formula="of:=COUNTIF(INDIRECT([.AJ$2]&amp;&quot;.F3&quot;):INDIRECT([.AJ$2]&amp;&quot;.F1000&quot;);[.$A41])" office:value-type="float" office:value="0">
            <text:p>Err:502</text:p>
          </table:table-cell>
          <table:table-cell table:formula="of:=COUNTIF(INDIRECT([.AK$2]&amp;&quot;.F3&quot;):INDIRECT([.AK$2]&amp;&quot;.F1000&quot;);[.$A41])" office:value-type="float" office:value="0">
            <text:p>Err:502</text:p>
          </table:table-cell>
          <table:table-cell table:formula="of:=COUNTIF(INDIRECT([.AL$2]&amp;&quot;.F3&quot;):INDIRECT([.AL$2]&amp;&quot;.F1000&quot;);[.$A41])" office:value-type="float" office:value="0">
            <text:p>Err:502</text:p>
          </table:table-cell>
          <table:table-cell table:formula="of:=COUNTIF(INDIRECT([.AM$2]&amp;&quot;.F3&quot;):INDIRECT([.AM$2]&amp;&quot;.F1000&quot;);[.$A41])" office:value-type="float" office:value="0">
            <text:p>Err:502</text:p>
          </table:table-cell>
          <table:table-cell table:formula="of:=COUNTIF(INDIRECT([.AN$2]&amp;&quot;.F3&quot;):INDIRECT([.AN$2]&amp;&quot;.F1000&quot;);[.$A41])" office:value-type="float" office:value="0">
            <text:p>Err:502</text:p>
          </table:table-cell>
          <table:table-cell table:formula="of:=COUNTIF(INDIRECT([.AO$2]&amp;&quot;.F3&quot;):INDIRECT([.AO$2]&amp;&quot;.F1000&quot;);[.$A41])" office:value-type="float" office:value="0">
            <text:p>Err:502</text:p>
          </table:table-cell>
          <table:table-cell table:formula="of:=COUNTIF(INDIRECT([.AP$2]&amp;&quot;.F3&quot;):INDIRECT([.AP$2]&amp;&quot;.F1000&quot;);[.$A41])" office:value-type="float" office:value="0">
            <text:p>Err:502</text:p>
          </table:table-cell>
          <table:table-cell table:formula="of:=COUNTIF(INDIRECT([.AQ$2]&amp;&quot;.F3&quot;):INDIRECT([.AQ$2]&amp;&quot;.F1000&quot;);[.$A41])" office:value-type="float" office:value="0">
            <text:p>Err:502</text:p>
          </table:table-cell>
          <table:table-cell table:formula="of:=COUNTIF(INDIRECT([.AR$2]&amp;&quot;.F3&quot;):INDIRECT([.AR$2]&amp;&quot;.F1000&quot;);[.$A41])" office:value-type="float" office:value="0">
            <text:p>Err:502</text:p>
          </table:table-cell>
          <table:table-cell table:formula="of:=COUNTIF(INDIRECT([.AS$2]&amp;&quot;.F3&quot;):INDIRECT([.AS$2]&amp;&quot;.F1000&quot;);[.$A41])" office:value-type="float" office:value="0">
            <text:p>Err:502</text:p>
          </table:table-cell>
          <table:table-cell table:formula="of:=COUNTIF(INDIRECT([.AT$2]&amp;&quot;.F3&quot;):INDIRECT([.AT$2]&amp;&quot;.F1000&quot;);[.$A41])" office:value-type="float" office:value="0">
            <text:p>Err:502</text:p>
          </table:table-cell>
          <table:table-cell table:formula="of:=COUNTIF(INDIRECT([.AU$2]&amp;&quot;.F3&quot;):INDIRECT([.AU$2]&amp;&quot;.F1000&quot;);[.$A41])" office:value-type="float" office:value="0">
            <text:p>Err:502</text:p>
          </table:table-cell>
          <table:table-cell table:formula="of:=COUNTIF(INDIRECT([.AV$2]&amp;&quot;.F3&quot;):INDIRECT([.AV$2]&amp;&quot;.F1000&quot;);[.$A41])" office:value-type="float" office:value="0">
            <text:p>Err:502</text:p>
          </table:table-cell>
          <table:table-cell table:formula="of:=COUNTIF(INDIRECT([.AW$2]&amp;&quot;.F3&quot;):INDIRECT([.AW$2]&amp;&quot;.F1000&quot;);[.$A41])" office:value-type="float" office:value="0">
            <text:p>Err:502</text:p>
          </table:table-cell>
          <table:table-cell table:formula="of:=COUNTIF(INDIRECT([.AX$2]&amp;&quot;.F3&quot;):INDIRECT([.AX$2]&amp;&quot;.F1000&quot;);[.$A41])" office:value-type="float" office:value="0">
            <text:p>Err:502</text:p>
          </table:table-cell>
          <table:table-cell table:formula="of:=COUNTIF(INDIRECT([.AY$2]&amp;&quot;.F3&quot;):INDIRECT([.AY$2]&amp;&quot;.F1000&quot;);[.$A41])" office:value-type="float" office:value="0">
            <text:p>Err:502</text:p>
          </table:table-cell>
          <table:table-cell table:formula="of:=COUNTIF(INDIRECT([.AZ$2]&amp;&quot;.F3&quot;):INDIRECT([.AZ$2]&amp;&quot;.F1000&quot;);[.$A41])" office:value-type="float" office:value="0">
            <text:p>Err:502</text:p>
          </table:table-cell>
          <table:table-cell table:formula="of:=COUNTIF(INDIRECT([.BA$2]&amp;&quot;.F3&quot;):INDIRECT([.BA$2]&amp;&quot;.F1000&quot;);[.$A41])" office:value-type="float" office:value="0">
            <text:p>Err:502</text:p>
          </table:table-cell>
          <table:table-cell table:formula="of:=COUNTIF(INDIRECT([.BB$2]&amp;&quot;.F3&quot;):INDIRECT([.BB$2]&amp;&quot;.F1000&quot;);[.$A41])" office:value-type="float" office:value="0">
            <text:p>Err:502</text:p>
          </table:table-cell>
          <table:table-cell table:formula="of:=COUNTIF(INDIRECT([.BC$2]&amp;&quot;.F3&quot;):INDIRECT([.BC$2]&amp;&quot;.F1000&quot;);[.$A41])" office:value-type="float" office:value="0">
            <text:p>Err:502</text:p>
          </table:table-cell>
          <table:table-cell table:formula="of:=COUNTIF(INDIRECT([.BD$2]&amp;&quot;.F3&quot;):INDIRECT([.BD$2]&amp;&quot;.F1000&quot;);[.$A41])" office:value-type="float" office:value="0">
            <text:p>Err:502</text:p>
          </table:table-cell>
          <table:table-cell table:formula="of:=COUNTIF(INDIRECT([.BE$2]&amp;&quot;.F3&quot;):INDIRECT([.BE$2]&amp;&quot;.F1000&quot;);[.$A41])" office:value-type="float" office:value="0">
            <text:p>Err:502</text:p>
          </table:table-cell>
          <table:table-cell table:formula="of:=COUNTIF(INDIRECT([.BF$2]&amp;&quot;.F3&quot;):INDIRECT([.BF$2]&amp;&quot;.F1000&quot;);[.$A41])" office:value-type="float" office:value="0">
            <text:p>Err:502</text:p>
          </table:table-cell>
          <table:table-cell table:formula="of:=COUNTIF(INDIRECT([.BG$2]&amp;&quot;.F3&quot;):INDIRECT([.BG$2]&amp;&quot;.F1000&quot;);[.$A41])" office:value-type="float" office:value="0">
            <text:p>Err:502</text:p>
          </table:table-cell>
          <table:table-cell table:formula="of:=COUNTIF(INDIRECT([.BH$2]&amp;&quot;.F3&quot;):INDIRECT([.BH$2]&amp;&quot;.F1000&quot;);[.$A41])" office:value-type="float" office:value="0">
            <text:p>Err:502</text:p>
          </table:table-cell>
          <table:table-cell table:formula="of:=COUNTIF(INDIRECT([.BI$2]&amp;&quot;.F3&quot;):INDIRECT([.BI$2]&amp;&quot;.F1000&quot;);[.$A41])" office:value-type="float" office:value="0">
            <text:p>Err:502</text:p>
          </table:table-cell>
          <table:table-cell table:formula="of:=COUNTIF(INDIRECT([.BJ$2]&amp;&quot;.F3&quot;):INDIRECT([.BJ$2]&amp;&quot;.F1000&quot;);[.$A41])" office:value-type="float" office:value="0">
            <text:p>Err:502</text:p>
          </table:table-cell>
          <table:table-cell table:formula="of:=COUNTIF(INDIRECT([.BK$2]&amp;&quot;.F3&quot;):INDIRECT([.BK$2]&amp;&quot;.F1000&quot;);[.$A41])" office:value-type="float" office:value="0">
            <text:p>Err:502</text:p>
          </table:table-cell>
          <table:table-cell table:formula="of:=COUNTIF(INDIRECT([.BL$2]&amp;&quot;.F3&quot;):INDIRECT([.BL$2]&amp;&quot;.F1000&quot;);[.$A41])" office:value-type="float" office:value="0">
            <text:p>Err:502</text:p>
          </table:table-cell>
          <table:table-cell table:formula="of:=COUNTIF(INDIRECT([.BM$2]&amp;&quot;.F3&quot;):INDIRECT([.BM$2]&amp;&quot;.F1000&quot;);[.$A41])" office:value-type="float" office:value="0">
            <text:p>Err:502</text:p>
          </table:table-cell>
          <table:table-cell table:formula="of:=COUNTIF(INDIRECT([.BN$2]&amp;&quot;.F3&quot;):INDIRECT([.BN$2]&amp;&quot;.F1000&quot;);[.$A41])" office:value-type="float" office:value="0">
            <text:p>Err:502</text:p>
          </table:table-cell>
          <table:table-cell table:formula="of:=COUNTIF(INDIRECT([.BO$2]&amp;&quot;.F3&quot;):INDIRECT([.BO$2]&amp;&quot;.F1000&quot;);[.$A41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Velocity</text:p>
          </table:table-cell>
          <table:table-cell office:value-type="float" office:value="200">
            <text:p>200</text:p>
          </table:table-cell>
          <table:table-cell table:formula="of:=SUMIF([.E42:.DZ42];&quot;&gt;0&quot;)" office:value-type="float" office:value="1">
            <text:p>1</text:p>
          </table:table-cell>
          <table:table-cell table:formula="of:=SUM([.B42]*[.C42]/1000)" office:value-type="currency" office:currency="USD" office:value="0.2">
            <text:p>0.20 USD</text:p>
          </table:table-cell>
          <table:table-cell table:formula="of:=COUNTIF(INDIRECT([.E$2]&amp;&quot;.F3&quot;):INDIRECT([.E$2]&amp;&quot;.F1000&quot;);[.$A42])" office:value-type="float" office:value="0">
            <text:p>0</text:p>
          </table:table-cell>
          <table:table-cell table:formula="of:=COUNTIF(INDIRECT([.F$2]&amp;&quot;.F3&quot;):INDIRECT([.F$2]&amp;&quot;.F1000&quot;);[.$A42])" office:value-type="float" office:value="0">
            <text:p>0</text:p>
          </table:table-cell>
          <table:table-cell table:formula="of:=COUNTIF(INDIRECT([.G$2]&amp;&quot;.F3&quot;):INDIRECT([.G$2]&amp;&quot;.F1000&quot;);[.$A42])" office:value-type="float" office:value="0">
            <text:p>0</text:p>
          </table:table-cell>
          <table:table-cell table:formula="of:=COUNTIF(INDIRECT([.H$2]&amp;&quot;.F3&quot;):INDIRECT([.H$2]&amp;&quot;.F1000&quot;);[.$A42])" office:value-type="float" office:value="0">
            <text:p>0</text:p>
          </table:table-cell>
          <table:table-cell table:formula="of:=COUNTIF(INDIRECT([.I$2]&amp;&quot;.F3&quot;):INDIRECT([.I$2]&amp;&quot;.F1000&quot;);[.$A42])" office:value-type="float" office:value="1">
            <text:p>1</text:p>
          </table:table-cell>
          <table:table-cell table:formula="of:=COUNTIF(INDIRECT([.J$2]&amp;&quot;.F3&quot;):INDIRECT([.J$2]&amp;&quot;.F1000&quot;);[.$A42])" office:value-type="float" office:value="0">
            <text:p>0</text:p>
          </table:table-cell>
          <table:table-cell table:formula="of:=COUNTIF(INDIRECT([.K$2]&amp;&quot;.F3&quot;):INDIRECT([.K$2]&amp;&quot;.F1000&quot;);[.$A42])" office:value-type="float" office:value="0">
            <text:p>0</text:p>
          </table:table-cell>
          <table:table-cell table:formula="of:=COUNTIF(INDIRECT([.L$2]&amp;&quot;.F3&quot;):INDIRECT([.L$2]&amp;&quot;.F1000&quot;);[.$A42])" office:value-type="float" office:value="0">
            <text:p>0</text:p>
          </table:table-cell>
          <table:table-cell table:formula="of:=COUNTIF(INDIRECT([.M$2]&amp;&quot;.F3&quot;):INDIRECT([.M$2]&amp;&quot;.F1000&quot;);[.$A42])" office:value-type="float" office:value="0">
            <text:p>0</text:p>
          </table:table-cell>
          <table:table-cell table:formula="of:=COUNTIF(INDIRECT([.N$2]&amp;&quot;.F3&quot;):INDIRECT([.N$2]&amp;&quot;.F1000&quot;);[.$A42])" office:value-type="float" office:value="0">
            <text:p>0</text:p>
          </table:table-cell>
          <table:table-cell table:formula="of:=COUNTIF(INDIRECT([.O$2]&amp;&quot;.F3&quot;):INDIRECT([.O$2]&amp;&quot;.F1000&quot;);[.$A42])" office:value-type="float" office:value="0">
            <text:p>0</text:p>
          </table:table-cell>
          <table:table-cell table:formula="of:=COUNTIF(INDIRECT([.P$2]&amp;&quot;.F3&quot;):INDIRECT([.P$2]&amp;&quot;.F1000&quot;);[.$A42])" office:value-type="float" office:value="0">
            <text:p>Err:502</text:p>
          </table:table-cell>
          <table:table-cell table:formula="of:=COUNTIF(INDIRECT([.Q$2]&amp;&quot;.F3&quot;):INDIRECT([.Q$2]&amp;&quot;.F1000&quot;);[.$A42])" office:value-type="float" office:value="0">
            <text:p>Err:502</text:p>
          </table:table-cell>
          <table:table-cell table:formula="of:=COUNTIF(INDIRECT([.R$2]&amp;&quot;.F3&quot;):INDIRECT([.R$2]&amp;&quot;.F1000&quot;);[.$A42])" office:value-type="float" office:value="0">
            <text:p>Err:502</text:p>
          </table:table-cell>
          <table:table-cell table:formula="of:=COUNTIF(INDIRECT([.S$2]&amp;&quot;.F3&quot;):INDIRECT([.S$2]&amp;&quot;.F1000&quot;);[.$A42])" office:value-type="float" office:value="0">
            <text:p>Err:502</text:p>
          </table:table-cell>
          <table:table-cell table:formula="of:=COUNTIF(INDIRECT([.T$2]&amp;&quot;.F3&quot;):INDIRECT([.T$2]&amp;&quot;.F1000&quot;);[.$A42])" office:value-type="float" office:value="0">
            <text:p>Err:502</text:p>
          </table:table-cell>
          <table:table-cell table:formula="of:=COUNTIF(INDIRECT([.U$2]&amp;&quot;.F3&quot;):INDIRECT([.U$2]&amp;&quot;.F1000&quot;);[.$A42])" office:value-type="float" office:value="0">
            <text:p>Err:502</text:p>
          </table:table-cell>
          <table:table-cell table:formula="of:=COUNTIF(INDIRECT([.V$2]&amp;&quot;.F3&quot;):INDIRECT([.V$2]&amp;&quot;.F1000&quot;);[.$A42])" office:value-type="float" office:value="0">
            <text:p>Err:502</text:p>
          </table:table-cell>
          <table:table-cell table:formula="of:=COUNTIF(INDIRECT([.W$2]&amp;&quot;.F3&quot;):INDIRECT([.W$2]&amp;&quot;.F1000&quot;);[.$A42])" office:value-type="float" office:value="0">
            <text:p>Err:502</text:p>
          </table:table-cell>
          <table:table-cell table:formula="of:=COUNTIF(INDIRECT([.X$2]&amp;&quot;.F3&quot;):INDIRECT([.X$2]&amp;&quot;.F1000&quot;);[.$A42])" office:value-type="float" office:value="0">
            <text:p>Err:502</text:p>
          </table:table-cell>
          <table:table-cell table:formula="of:=COUNTIF(INDIRECT([.Y$2]&amp;&quot;.F3&quot;):INDIRECT([.Y$2]&amp;&quot;.F1000&quot;);[.$A42])" office:value-type="float" office:value="0">
            <text:p>Err:502</text:p>
          </table:table-cell>
          <table:table-cell table:formula="of:=COUNTIF(INDIRECT([.Z$2]&amp;&quot;.F3&quot;):INDIRECT([.Z$2]&amp;&quot;.F1000&quot;);[.$A42])" office:value-type="float" office:value="0">
            <text:p>Err:502</text:p>
          </table:table-cell>
          <table:table-cell table:formula="of:=COUNTIF(INDIRECT([.AA$2]&amp;&quot;.F3&quot;):INDIRECT([.AA$2]&amp;&quot;.F1000&quot;);[.$A42])" office:value-type="float" office:value="0">
            <text:p>Err:502</text:p>
          </table:table-cell>
          <table:table-cell table:formula="of:=COUNTIF(INDIRECT([.AB$2]&amp;&quot;.F3&quot;):INDIRECT([.AB$2]&amp;&quot;.F1000&quot;);[.$A42])" office:value-type="float" office:value="0">
            <text:p>Err:502</text:p>
          </table:table-cell>
          <table:table-cell table:formula="of:=COUNTIF(INDIRECT([.AC$2]&amp;&quot;.F3&quot;):INDIRECT([.AC$2]&amp;&quot;.F1000&quot;);[.$A42])" office:value-type="float" office:value="0">
            <text:p>Err:502</text:p>
          </table:table-cell>
          <table:table-cell table:formula="of:=COUNTIF(INDIRECT([.AD$2]&amp;&quot;.F3&quot;):INDIRECT([.AD$2]&amp;&quot;.F1000&quot;);[.$A42])" office:value-type="float" office:value="0">
            <text:p>Err:502</text:p>
          </table:table-cell>
          <table:table-cell table:formula="of:=COUNTIF(INDIRECT([.AE$2]&amp;&quot;.F3&quot;):INDIRECT([.AE$2]&amp;&quot;.F1000&quot;);[.$A42])" office:value-type="float" office:value="0">
            <text:p>Err:502</text:p>
          </table:table-cell>
          <table:table-cell table:formula="of:=COUNTIF(INDIRECT([.AF$2]&amp;&quot;.F3&quot;):INDIRECT([.AF$2]&amp;&quot;.F1000&quot;);[.$A42])" office:value-type="float" office:value="0">
            <text:p>Err:502</text:p>
          </table:table-cell>
          <table:table-cell table:formula="of:=COUNTIF(INDIRECT([.AG$2]&amp;&quot;.F3&quot;):INDIRECT([.AG$2]&amp;&quot;.F1000&quot;);[.$A42])" office:value-type="float" office:value="0">
            <text:p>Err:502</text:p>
          </table:table-cell>
          <table:table-cell table:formula="of:=COUNTIF(INDIRECT([.AH$2]&amp;&quot;.F3&quot;):INDIRECT([.AH$2]&amp;&quot;.F1000&quot;);[.$A42])" office:value-type="float" office:value="0">
            <text:p>Err:502</text:p>
          </table:table-cell>
          <table:table-cell table:formula="of:=COUNTIF(INDIRECT([.AI$2]&amp;&quot;.F3&quot;):INDIRECT([.AI$2]&amp;&quot;.F1000&quot;);[.$A42])" office:value-type="float" office:value="0">
            <text:p>Err:502</text:p>
          </table:table-cell>
          <table:table-cell table:formula="of:=COUNTIF(INDIRECT([.AJ$2]&amp;&quot;.F3&quot;):INDIRECT([.AJ$2]&amp;&quot;.F1000&quot;);[.$A42])" office:value-type="float" office:value="0">
            <text:p>Err:502</text:p>
          </table:table-cell>
          <table:table-cell table:formula="of:=COUNTIF(INDIRECT([.AK$2]&amp;&quot;.F3&quot;):INDIRECT([.AK$2]&amp;&quot;.F1000&quot;);[.$A42])" office:value-type="float" office:value="0">
            <text:p>Err:502</text:p>
          </table:table-cell>
          <table:table-cell table:formula="of:=COUNTIF(INDIRECT([.AL$2]&amp;&quot;.F3&quot;):INDIRECT([.AL$2]&amp;&quot;.F1000&quot;);[.$A42])" office:value-type="float" office:value="0">
            <text:p>Err:502</text:p>
          </table:table-cell>
          <table:table-cell table:formula="of:=COUNTIF(INDIRECT([.AM$2]&amp;&quot;.F3&quot;):INDIRECT([.AM$2]&amp;&quot;.F1000&quot;);[.$A42])" office:value-type="float" office:value="0">
            <text:p>Err:502</text:p>
          </table:table-cell>
          <table:table-cell table:formula="of:=COUNTIF(INDIRECT([.AN$2]&amp;&quot;.F3&quot;):INDIRECT([.AN$2]&amp;&quot;.F1000&quot;);[.$A42])" office:value-type="float" office:value="0">
            <text:p>Err:502</text:p>
          </table:table-cell>
          <table:table-cell table:formula="of:=COUNTIF(INDIRECT([.AO$2]&amp;&quot;.F3&quot;):INDIRECT([.AO$2]&amp;&quot;.F1000&quot;);[.$A42])" office:value-type="float" office:value="0">
            <text:p>Err:502</text:p>
          </table:table-cell>
          <table:table-cell table:formula="of:=COUNTIF(INDIRECT([.AP$2]&amp;&quot;.F3&quot;):INDIRECT([.AP$2]&amp;&quot;.F1000&quot;);[.$A42])" office:value-type="float" office:value="0">
            <text:p>Err:502</text:p>
          </table:table-cell>
          <table:table-cell table:formula="of:=COUNTIF(INDIRECT([.AQ$2]&amp;&quot;.F3&quot;):INDIRECT([.AQ$2]&amp;&quot;.F1000&quot;);[.$A42])" office:value-type="float" office:value="0">
            <text:p>Err:502</text:p>
          </table:table-cell>
          <table:table-cell table:formula="of:=COUNTIF(INDIRECT([.AR$2]&amp;&quot;.F3&quot;):INDIRECT([.AR$2]&amp;&quot;.F1000&quot;);[.$A42])" office:value-type="float" office:value="0">
            <text:p>Err:502</text:p>
          </table:table-cell>
          <table:table-cell table:formula="of:=COUNTIF(INDIRECT([.AS$2]&amp;&quot;.F3&quot;):INDIRECT([.AS$2]&amp;&quot;.F1000&quot;);[.$A42])" office:value-type="float" office:value="0">
            <text:p>Err:502</text:p>
          </table:table-cell>
          <table:table-cell table:formula="of:=COUNTIF(INDIRECT([.AT$2]&amp;&quot;.F3&quot;):INDIRECT([.AT$2]&amp;&quot;.F1000&quot;);[.$A42])" office:value-type="float" office:value="0">
            <text:p>Err:502</text:p>
          </table:table-cell>
          <table:table-cell table:formula="of:=COUNTIF(INDIRECT([.AU$2]&amp;&quot;.F3&quot;):INDIRECT([.AU$2]&amp;&quot;.F1000&quot;);[.$A42])" office:value-type="float" office:value="0">
            <text:p>Err:502</text:p>
          </table:table-cell>
          <table:table-cell table:formula="of:=COUNTIF(INDIRECT([.AV$2]&amp;&quot;.F3&quot;):INDIRECT([.AV$2]&amp;&quot;.F1000&quot;);[.$A42])" office:value-type="float" office:value="0">
            <text:p>Err:502</text:p>
          </table:table-cell>
          <table:table-cell table:formula="of:=COUNTIF(INDIRECT([.AW$2]&amp;&quot;.F3&quot;):INDIRECT([.AW$2]&amp;&quot;.F1000&quot;);[.$A42])" office:value-type="float" office:value="0">
            <text:p>Err:502</text:p>
          </table:table-cell>
          <table:table-cell table:formula="of:=COUNTIF(INDIRECT([.AX$2]&amp;&quot;.F3&quot;):INDIRECT([.AX$2]&amp;&quot;.F1000&quot;);[.$A42])" office:value-type="float" office:value="0">
            <text:p>Err:502</text:p>
          </table:table-cell>
          <table:table-cell table:formula="of:=COUNTIF(INDIRECT([.AY$2]&amp;&quot;.F3&quot;):INDIRECT([.AY$2]&amp;&quot;.F1000&quot;);[.$A42])" office:value-type="float" office:value="0">
            <text:p>Err:502</text:p>
          </table:table-cell>
          <table:table-cell table:formula="of:=COUNTIF(INDIRECT([.AZ$2]&amp;&quot;.F3&quot;):INDIRECT([.AZ$2]&amp;&quot;.F1000&quot;);[.$A42])" office:value-type="float" office:value="0">
            <text:p>Err:502</text:p>
          </table:table-cell>
          <table:table-cell table:formula="of:=COUNTIF(INDIRECT([.BA$2]&amp;&quot;.F3&quot;):INDIRECT([.BA$2]&amp;&quot;.F1000&quot;);[.$A42])" office:value-type="float" office:value="0">
            <text:p>Err:502</text:p>
          </table:table-cell>
          <table:table-cell table:formula="of:=COUNTIF(INDIRECT([.BB$2]&amp;&quot;.F3&quot;):INDIRECT([.BB$2]&amp;&quot;.F1000&quot;);[.$A42])" office:value-type="float" office:value="0">
            <text:p>Err:502</text:p>
          </table:table-cell>
          <table:table-cell table:formula="of:=COUNTIF(INDIRECT([.BC$2]&amp;&quot;.F3&quot;):INDIRECT([.BC$2]&amp;&quot;.F1000&quot;);[.$A42])" office:value-type="float" office:value="0">
            <text:p>Err:502</text:p>
          </table:table-cell>
          <table:table-cell table:formula="of:=COUNTIF(INDIRECT([.BD$2]&amp;&quot;.F3&quot;):INDIRECT([.BD$2]&amp;&quot;.F1000&quot;);[.$A42])" office:value-type="float" office:value="0">
            <text:p>Err:502</text:p>
          </table:table-cell>
          <table:table-cell table:formula="of:=COUNTIF(INDIRECT([.BE$2]&amp;&quot;.F3&quot;):INDIRECT([.BE$2]&amp;&quot;.F1000&quot;);[.$A42])" office:value-type="float" office:value="0">
            <text:p>Err:502</text:p>
          </table:table-cell>
          <table:table-cell table:formula="of:=COUNTIF(INDIRECT([.BF$2]&amp;&quot;.F3&quot;):INDIRECT([.BF$2]&amp;&quot;.F1000&quot;);[.$A42])" office:value-type="float" office:value="0">
            <text:p>Err:502</text:p>
          </table:table-cell>
          <table:table-cell table:formula="of:=COUNTIF(INDIRECT([.BG$2]&amp;&quot;.F3&quot;):INDIRECT([.BG$2]&amp;&quot;.F1000&quot;);[.$A42])" office:value-type="float" office:value="0">
            <text:p>Err:502</text:p>
          </table:table-cell>
          <table:table-cell table:formula="of:=COUNTIF(INDIRECT([.BH$2]&amp;&quot;.F3&quot;):INDIRECT([.BH$2]&amp;&quot;.F1000&quot;);[.$A42])" office:value-type="float" office:value="0">
            <text:p>Err:502</text:p>
          </table:table-cell>
          <table:table-cell table:formula="of:=COUNTIF(INDIRECT([.BI$2]&amp;&quot;.F3&quot;):INDIRECT([.BI$2]&amp;&quot;.F1000&quot;);[.$A42])" office:value-type="float" office:value="0">
            <text:p>Err:502</text:p>
          </table:table-cell>
          <table:table-cell table:formula="of:=COUNTIF(INDIRECT([.BJ$2]&amp;&quot;.F3&quot;):INDIRECT([.BJ$2]&amp;&quot;.F1000&quot;);[.$A42])" office:value-type="float" office:value="0">
            <text:p>Err:502</text:p>
          </table:table-cell>
          <table:table-cell table:formula="of:=COUNTIF(INDIRECT([.BK$2]&amp;&quot;.F3&quot;):INDIRECT([.BK$2]&amp;&quot;.F1000&quot;);[.$A42])" office:value-type="float" office:value="0">
            <text:p>Err:502</text:p>
          </table:table-cell>
          <table:table-cell table:formula="of:=COUNTIF(INDIRECT([.BL$2]&amp;&quot;.F3&quot;):INDIRECT([.BL$2]&amp;&quot;.F1000&quot;);[.$A42])" office:value-type="float" office:value="0">
            <text:p>Err:502</text:p>
          </table:table-cell>
          <table:table-cell table:formula="of:=COUNTIF(INDIRECT([.BM$2]&amp;&quot;.F3&quot;):INDIRECT([.BM$2]&amp;&quot;.F1000&quot;);[.$A42])" office:value-type="float" office:value="0">
            <text:p>Err:502</text:p>
          </table:table-cell>
          <table:table-cell table:formula="of:=COUNTIF(INDIRECT([.BN$2]&amp;&quot;.F3&quot;):INDIRECT([.BN$2]&amp;&quot;.F1000&quot;);[.$A42])" office:value-type="float" office:value="0">
            <text:p>Err:502</text:p>
          </table:table-cell>
          <table:table-cell table:formula="of:=COUNTIF(INDIRECT([.BO$2]&amp;&quot;.F3&quot;):INDIRECT([.BO$2]&amp;&quot;.F1000&quot;);[.$A42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BeamMultiplexer</text:p>
          </table:table-cell>
          <table:table-cell office:value-type="float" office:value="100">
            <text:p>100</text:p>
          </table:table-cell>
          <table:table-cell table:formula="of:=SUMIF([.E43:.DZ43];&quot;&gt;0&quot;)" office:value-type="float" office:value="1">
            <text:p>1</text:p>
          </table:table-cell>
          <table:table-cell table:formula="of:=SUM([.B43]*[.C43]/1000)" office:value-type="currency" office:currency="USD" office:value="0.1">
            <text:p>0.10 USD</text:p>
          </table:table-cell>
          <table:table-cell table:formula="of:=COUNTIF(INDIRECT([.E$2]&amp;&quot;.F3&quot;):INDIRECT([.E$2]&amp;&quot;.F1000&quot;);[.$A43])" office:value-type="float" office:value="0">
            <text:p>0</text:p>
          </table:table-cell>
          <table:table-cell table:formula="of:=COUNTIF(INDIRECT([.F$2]&amp;&quot;.F3&quot;):INDIRECT([.F$2]&amp;&quot;.F1000&quot;);[.$A43])" office:value-type="float" office:value="0">
            <text:p>0</text:p>
          </table:table-cell>
          <table:table-cell table:formula="of:=COUNTIF(INDIRECT([.G$2]&amp;&quot;.F3&quot;):INDIRECT([.G$2]&amp;&quot;.F1000&quot;);[.$A43])" office:value-type="float" office:value="1">
            <text:p>1</text:p>
          </table:table-cell>
          <table:table-cell table:formula="of:=COUNTIF(INDIRECT([.H$2]&amp;&quot;.F3&quot;):INDIRECT([.H$2]&amp;&quot;.F1000&quot;);[.$A43])" office:value-type="float" office:value="0">
            <text:p>0</text:p>
          </table:table-cell>
          <table:table-cell table:formula="of:=COUNTIF(INDIRECT([.I$2]&amp;&quot;.F3&quot;):INDIRECT([.I$2]&amp;&quot;.F1000&quot;);[.$A43])" office:value-type="float" office:value="0">
            <text:p>0</text:p>
          </table:table-cell>
          <table:table-cell table:formula="of:=COUNTIF(INDIRECT([.J$2]&amp;&quot;.F3&quot;):INDIRECT([.J$2]&amp;&quot;.F1000&quot;);[.$A43])" office:value-type="float" office:value="0">
            <text:p>0</text:p>
          </table:table-cell>
          <table:table-cell table:formula="of:=COUNTIF(INDIRECT([.K$2]&amp;&quot;.F3&quot;):INDIRECT([.K$2]&amp;&quot;.F1000&quot;);[.$A43])" office:value-type="float" office:value="0">
            <text:p>0</text:p>
          </table:table-cell>
          <table:table-cell table:formula="of:=COUNTIF(INDIRECT([.L$2]&amp;&quot;.F3&quot;):INDIRECT([.L$2]&amp;&quot;.F1000&quot;);[.$A43])" office:value-type="float" office:value="0">
            <text:p>0</text:p>
          </table:table-cell>
          <table:table-cell table:formula="of:=COUNTIF(INDIRECT([.M$2]&amp;&quot;.F3&quot;):INDIRECT([.M$2]&amp;&quot;.F1000&quot;);[.$A43])" office:value-type="float" office:value="0">
            <text:p>0</text:p>
          </table:table-cell>
          <table:table-cell table:formula="of:=COUNTIF(INDIRECT([.N$2]&amp;&quot;.F3&quot;):INDIRECT([.N$2]&amp;&quot;.F1000&quot;);[.$A43])" office:value-type="float" office:value="0">
            <text:p>0</text:p>
          </table:table-cell>
          <table:table-cell table:formula="of:=COUNTIF(INDIRECT([.O$2]&amp;&quot;.F3&quot;):INDIRECT([.O$2]&amp;&quot;.F1000&quot;);[.$A43])" office:value-type="float" office:value="0">
            <text:p>0</text:p>
          </table:table-cell>
          <table:table-cell table:formula="of:=COUNTIF(INDIRECT([.P$2]&amp;&quot;.F3&quot;):INDIRECT([.P$2]&amp;&quot;.F1000&quot;);[.$A43])" office:value-type="float" office:value="0">
            <text:p>Err:502</text:p>
          </table:table-cell>
          <table:table-cell table:formula="of:=COUNTIF(INDIRECT([.Q$2]&amp;&quot;.F3&quot;):INDIRECT([.Q$2]&amp;&quot;.F1000&quot;);[.$A43])" office:value-type="float" office:value="0">
            <text:p>Err:502</text:p>
          </table:table-cell>
          <table:table-cell table:formula="of:=COUNTIF(INDIRECT([.R$2]&amp;&quot;.F3&quot;):INDIRECT([.R$2]&amp;&quot;.F1000&quot;);[.$A43])" office:value-type="float" office:value="0">
            <text:p>Err:502</text:p>
          </table:table-cell>
          <table:table-cell table:formula="of:=COUNTIF(INDIRECT([.S$2]&amp;&quot;.F3&quot;):INDIRECT([.S$2]&amp;&quot;.F1000&quot;);[.$A43])" office:value-type="float" office:value="0">
            <text:p>Err:502</text:p>
          </table:table-cell>
          <table:table-cell table:formula="of:=COUNTIF(INDIRECT([.T$2]&amp;&quot;.F3&quot;):INDIRECT([.T$2]&amp;&quot;.F1000&quot;);[.$A43])" office:value-type="float" office:value="0">
            <text:p>Err:502</text:p>
          </table:table-cell>
          <table:table-cell table:formula="of:=COUNTIF(INDIRECT([.U$2]&amp;&quot;.F3&quot;):INDIRECT([.U$2]&amp;&quot;.F1000&quot;);[.$A43])" office:value-type="float" office:value="0">
            <text:p>Err:502</text:p>
          </table:table-cell>
          <table:table-cell table:formula="of:=COUNTIF(INDIRECT([.V$2]&amp;&quot;.F3&quot;):INDIRECT([.V$2]&amp;&quot;.F1000&quot;);[.$A43])" office:value-type="float" office:value="0">
            <text:p>Err:502</text:p>
          </table:table-cell>
          <table:table-cell table:formula="of:=COUNTIF(INDIRECT([.W$2]&amp;&quot;.F3&quot;):INDIRECT([.W$2]&amp;&quot;.F1000&quot;);[.$A43])" office:value-type="float" office:value="0">
            <text:p>Err:502</text:p>
          </table:table-cell>
          <table:table-cell table:formula="of:=COUNTIF(INDIRECT([.X$2]&amp;&quot;.F3&quot;):INDIRECT([.X$2]&amp;&quot;.F1000&quot;);[.$A43])" office:value-type="float" office:value="0">
            <text:p>Err:502</text:p>
          </table:table-cell>
          <table:table-cell table:formula="of:=COUNTIF(INDIRECT([.Y$2]&amp;&quot;.F3&quot;):INDIRECT([.Y$2]&amp;&quot;.F1000&quot;);[.$A43])" office:value-type="float" office:value="0">
            <text:p>Err:502</text:p>
          </table:table-cell>
          <table:table-cell table:formula="of:=COUNTIF(INDIRECT([.Z$2]&amp;&quot;.F3&quot;):INDIRECT([.Z$2]&amp;&quot;.F1000&quot;);[.$A43])" office:value-type="float" office:value="0">
            <text:p>Err:502</text:p>
          </table:table-cell>
          <table:table-cell table:formula="of:=COUNTIF(INDIRECT([.AA$2]&amp;&quot;.F3&quot;):INDIRECT([.AA$2]&amp;&quot;.F1000&quot;);[.$A43])" office:value-type="float" office:value="0">
            <text:p>Err:502</text:p>
          </table:table-cell>
          <table:table-cell table:formula="of:=COUNTIF(INDIRECT([.AB$2]&amp;&quot;.F3&quot;):INDIRECT([.AB$2]&amp;&quot;.F1000&quot;);[.$A43])" office:value-type="float" office:value="0">
            <text:p>Err:502</text:p>
          </table:table-cell>
          <table:table-cell table:formula="of:=COUNTIF(INDIRECT([.AC$2]&amp;&quot;.F3&quot;):INDIRECT([.AC$2]&amp;&quot;.F1000&quot;);[.$A43])" office:value-type="float" office:value="0">
            <text:p>Err:502</text:p>
          </table:table-cell>
          <table:table-cell table:formula="of:=COUNTIF(INDIRECT([.AD$2]&amp;&quot;.F3&quot;):INDIRECT([.AD$2]&amp;&quot;.F1000&quot;);[.$A43])" office:value-type="float" office:value="0">
            <text:p>Err:502</text:p>
          </table:table-cell>
          <table:table-cell table:formula="of:=COUNTIF(INDIRECT([.AE$2]&amp;&quot;.F3&quot;):INDIRECT([.AE$2]&amp;&quot;.F1000&quot;);[.$A43])" office:value-type="float" office:value="0">
            <text:p>Err:502</text:p>
          </table:table-cell>
          <table:table-cell table:formula="of:=COUNTIF(INDIRECT([.AF$2]&amp;&quot;.F3&quot;):INDIRECT([.AF$2]&amp;&quot;.F1000&quot;);[.$A43])" office:value-type="float" office:value="0">
            <text:p>Err:502</text:p>
          </table:table-cell>
          <table:table-cell table:formula="of:=COUNTIF(INDIRECT([.AG$2]&amp;&quot;.F3&quot;):INDIRECT([.AG$2]&amp;&quot;.F1000&quot;);[.$A43])" office:value-type="float" office:value="0">
            <text:p>Err:502</text:p>
          </table:table-cell>
          <table:table-cell table:formula="of:=COUNTIF(INDIRECT([.AH$2]&amp;&quot;.F3&quot;):INDIRECT([.AH$2]&amp;&quot;.F1000&quot;);[.$A43])" office:value-type="float" office:value="0">
            <text:p>Err:502</text:p>
          </table:table-cell>
          <table:table-cell table:formula="of:=COUNTIF(INDIRECT([.AI$2]&amp;&quot;.F3&quot;):INDIRECT([.AI$2]&amp;&quot;.F1000&quot;);[.$A43])" office:value-type="float" office:value="0">
            <text:p>Err:502</text:p>
          </table:table-cell>
          <table:table-cell table:formula="of:=COUNTIF(INDIRECT([.AJ$2]&amp;&quot;.F3&quot;):INDIRECT([.AJ$2]&amp;&quot;.F1000&quot;);[.$A43])" office:value-type="float" office:value="0">
            <text:p>Err:502</text:p>
          </table:table-cell>
          <table:table-cell table:formula="of:=COUNTIF(INDIRECT([.AK$2]&amp;&quot;.F3&quot;):INDIRECT([.AK$2]&amp;&quot;.F1000&quot;);[.$A43])" office:value-type="float" office:value="0">
            <text:p>Err:502</text:p>
          </table:table-cell>
          <table:table-cell table:formula="of:=COUNTIF(INDIRECT([.AL$2]&amp;&quot;.F3&quot;):INDIRECT([.AL$2]&amp;&quot;.F1000&quot;);[.$A43])" office:value-type="float" office:value="0">
            <text:p>Err:502</text:p>
          </table:table-cell>
          <table:table-cell table:formula="of:=COUNTIF(INDIRECT([.AM$2]&amp;&quot;.F3&quot;):INDIRECT([.AM$2]&amp;&quot;.F1000&quot;);[.$A43])" office:value-type="float" office:value="0">
            <text:p>Err:502</text:p>
          </table:table-cell>
          <table:table-cell table:formula="of:=COUNTIF(INDIRECT([.AN$2]&amp;&quot;.F3&quot;):INDIRECT([.AN$2]&amp;&quot;.F1000&quot;);[.$A43])" office:value-type="float" office:value="0">
            <text:p>Err:502</text:p>
          </table:table-cell>
          <table:table-cell table:formula="of:=COUNTIF(INDIRECT([.AO$2]&amp;&quot;.F3&quot;):INDIRECT([.AO$2]&amp;&quot;.F1000&quot;);[.$A43])" office:value-type="float" office:value="0">
            <text:p>Err:502</text:p>
          </table:table-cell>
          <table:table-cell table:formula="of:=COUNTIF(INDIRECT([.AP$2]&amp;&quot;.F3&quot;):INDIRECT([.AP$2]&amp;&quot;.F1000&quot;);[.$A43])" office:value-type="float" office:value="0">
            <text:p>Err:502</text:p>
          </table:table-cell>
          <table:table-cell table:formula="of:=COUNTIF(INDIRECT([.AQ$2]&amp;&quot;.F3&quot;):INDIRECT([.AQ$2]&amp;&quot;.F1000&quot;);[.$A43])" office:value-type="float" office:value="0">
            <text:p>Err:502</text:p>
          </table:table-cell>
          <table:table-cell table:formula="of:=COUNTIF(INDIRECT([.AR$2]&amp;&quot;.F3&quot;):INDIRECT([.AR$2]&amp;&quot;.F1000&quot;);[.$A43])" office:value-type="float" office:value="0">
            <text:p>Err:502</text:p>
          </table:table-cell>
          <table:table-cell table:formula="of:=COUNTIF(INDIRECT([.AS$2]&amp;&quot;.F3&quot;):INDIRECT([.AS$2]&amp;&quot;.F1000&quot;);[.$A43])" office:value-type="float" office:value="0">
            <text:p>Err:502</text:p>
          </table:table-cell>
          <table:table-cell table:formula="of:=COUNTIF(INDIRECT([.AT$2]&amp;&quot;.F3&quot;):INDIRECT([.AT$2]&amp;&quot;.F1000&quot;);[.$A43])" office:value-type="float" office:value="0">
            <text:p>Err:502</text:p>
          </table:table-cell>
          <table:table-cell table:formula="of:=COUNTIF(INDIRECT([.AU$2]&amp;&quot;.F3&quot;):INDIRECT([.AU$2]&amp;&quot;.F1000&quot;);[.$A43])" office:value-type="float" office:value="0">
            <text:p>Err:502</text:p>
          </table:table-cell>
          <table:table-cell table:formula="of:=COUNTIF(INDIRECT([.AV$2]&amp;&quot;.F3&quot;):INDIRECT([.AV$2]&amp;&quot;.F1000&quot;);[.$A43])" office:value-type="float" office:value="0">
            <text:p>Err:502</text:p>
          </table:table-cell>
          <table:table-cell table:formula="of:=COUNTIF(INDIRECT([.AW$2]&amp;&quot;.F3&quot;):INDIRECT([.AW$2]&amp;&quot;.F1000&quot;);[.$A43])" office:value-type="float" office:value="0">
            <text:p>Err:502</text:p>
          </table:table-cell>
          <table:table-cell table:formula="of:=COUNTIF(INDIRECT([.AX$2]&amp;&quot;.F3&quot;):INDIRECT([.AX$2]&amp;&quot;.F1000&quot;);[.$A43])" office:value-type="float" office:value="0">
            <text:p>Err:502</text:p>
          </table:table-cell>
          <table:table-cell table:formula="of:=COUNTIF(INDIRECT([.AY$2]&amp;&quot;.F3&quot;):INDIRECT([.AY$2]&amp;&quot;.F1000&quot;);[.$A43])" office:value-type="float" office:value="0">
            <text:p>Err:502</text:p>
          </table:table-cell>
          <table:table-cell table:formula="of:=COUNTIF(INDIRECT([.AZ$2]&amp;&quot;.F3&quot;):INDIRECT([.AZ$2]&amp;&quot;.F1000&quot;);[.$A43])" office:value-type="float" office:value="0">
            <text:p>Err:502</text:p>
          </table:table-cell>
          <table:table-cell table:formula="of:=COUNTIF(INDIRECT([.BA$2]&amp;&quot;.F3&quot;):INDIRECT([.BA$2]&amp;&quot;.F1000&quot;);[.$A43])" office:value-type="float" office:value="0">
            <text:p>Err:502</text:p>
          </table:table-cell>
          <table:table-cell table:formula="of:=COUNTIF(INDIRECT([.BB$2]&amp;&quot;.F3&quot;):INDIRECT([.BB$2]&amp;&quot;.F1000&quot;);[.$A43])" office:value-type="float" office:value="0">
            <text:p>Err:502</text:p>
          </table:table-cell>
          <table:table-cell table:formula="of:=COUNTIF(INDIRECT([.BC$2]&amp;&quot;.F3&quot;):INDIRECT([.BC$2]&amp;&quot;.F1000&quot;);[.$A43])" office:value-type="float" office:value="0">
            <text:p>Err:502</text:p>
          </table:table-cell>
          <table:table-cell table:formula="of:=COUNTIF(INDIRECT([.BD$2]&amp;&quot;.F3&quot;):INDIRECT([.BD$2]&amp;&quot;.F1000&quot;);[.$A43])" office:value-type="float" office:value="0">
            <text:p>Err:502</text:p>
          </table:table-cell>
          <table:table-cell table:formula="of:=COUNTIF(INDIRECT([.BE$2]&amp;&quot;.F3&quot;):INDIRECT([.BE$2]&amp;&quot;.F1000&quot;);[.$A43])" office:value-type="float" office:value="0">
            <text:p>Err:502</text:p>
          </table:table-cell>
          <table:table-cell table:formula="of:=COUNTIF(INDIRECT([.BF$2]&amp;&quot;.F3&quot;):INDIRECT([.BF$2]&amp;&quot;.F1000&quot;);[.$A43])" office:value-type="float" office:value="0">
            <text:p>Err:502</text:p>
          </table:table-cell>
          <table:table-cell table:formula="of:=COUNTIF(INDIRECT([.BG$2]&amp;&quot;.F3&quot;):INDIRECT([.BG$2]&amp;&quot;.F1000&quot;);[.$A43])" office:value-type="float" office:value="0">
            <text:p>Err:502</text:p>
          </table:table-cell>
          <table:table-cell table:formula="of:=COUNTIF(INDIRECT([.BH$2]&amp;&quot;.F3&quot;):INDIRECT([.BH$2]&amp;&quot;.F1000&quot;);[.$A43])" office:value-type="float" office:value="0">
            <text:p>Err:502</text:p>
          </table:table-cell>
          <table:table-cell table:formula="of:=COUNTIF(INDIRECT([.BI$2]&amp;&quot;.F3&quot;):INDIRECT([.BI$2]&amp;&quot;.F1000&quot;);[.$A43])" office:value-type="float" office:value="0">
            <text:p>Err:502</text:p>
          </table:table-cell>
          <table:table-cell table:formula="of:=COUNTIF(INDIRECT([.BJ$2]&amp;&quot;.F3&quot;):INDIRECT([.BJ$2]&amp;&quot;.F1000&quot;);[.$A43])" office:value-type="float" office:value="0">
            <text:p>Err:502</text:p>
          </table:table-cell>
          <table:table-cell table:formula="of:=COUNTIF(INDIRECT([.BK$2]&amp;&quot;.F3&quot;):INDIRECT([.BK$2]&amp;&quot;.F1000&quot;);[.$A43])" office:value-type="float" office:value="0">
            <text:p>Err:502</text:p>
          </table:table-cell>
          <table:table-cell table:formula="of:=COUNTIF(INDIRECT([.BL$2]&amp;&quot;.F3&quot;):INDIRECT([.BL$2]&amp;&quot;.F1000&quot;);[.$A43])" office:value-type="float" office:value="0">
            <text:p>Err:502</text:p>
          </table:table-cell>
          <table:table-cell table:formula="of:=COUNTIF(INDIRECT([.BM$2]&amp;&quot;.F3&quot;):INDIRECT([.BM$2]&amp;&quot;.F1000&quot;);[.$A43])" office:value-type="float" office:value="0">
            <text:p>Err:502</text:p>
          </table:table-cell>
          <table:table-cell table:formula="of:=COUNTIF(INDIRECT([.BN$2]&amp;&quot;.F3&quot;):INDIRECT([.BN$2]&amp;&quot;.F1000&quot;);[.$A43])" office:value-type="float" office:value="0">
            <text:p>Err:502</text:p>
          </table:table-cell>
          <table:table-cell table:formula="of:=COUNTIF(INDIRECT([.BO$2]&amp;&quot;.F3&quot;):INDIRECT([.BO$2]&amp;&quot;.F1000&quot;);[.$A43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Shield</text:p>
          </table:table-cell>
          <table:table-cell office:value-type="float" office:value="100">
            <text:p>100</text:p>
          </table:table-cell>
          <table:table-cell table:formula="of:=SUMIF([.E44:.DZ44];&quot;&gt;0&quot;)" office:value-type="float" office:value="1">
            <text:p>1</text:p>
          </table:table-cell>
          <table:table-cell table:formula="of:=SUM([.B44]*[.C44]/1000)" office:value-type="currency" office:currency="USD" office:value="0.1">
            <text:p>0.10 USD</text:p>
          </table:table-cell>
          <table:table-cell table:formula="of:=COUNTIF(INDIRECT([.E$2]&amp;&quot;.F3&quot;):INDIRECT([.E$2]&amp;&quot;.F1000&quot;);[.$A44])" office:value-type="float" office:value="0">
            <text:p>0</text:p>
          </table:table-cell>
          <table:table-cell table:formula="of:=COUNTIF(INDIRECT([.F$2]&amp;&quot;.F3&quot;):INDIRECT([.F$2]&amp;&quot;.F1000&quot;);[.$A44])" office:value-type="float" office:value="0">
            <text:p>0</text:p>
          </table:table-cell>
          <table:table-cell table:formula="of:=COUNTIF(INDIRECT([.G$2]&amp;&quot;.F3&quot;):INDIRECT([.G$2]&amp;&quot;.F1000&quot;);[.$A44])" office:value-type="float" office:value="0">
            <text:p>0</text:p>
          </table:table-cell>
          <table:table-cell table:formula="of:=COUNTIF(INDIRECT([.H$2]&amp;&quot;.F3&quot;):INDIRECT([.H$2]&amp;&quot;.F1000&quot;);[.$A44])" office:value-type="float" office:value="1">
            <text:p>1</text:p>
          </table:table-cell>
          <table:table-cell table:formula="of:=COUNTIF(INDIRECT([.I$2]&amp;&quot;.F3&quot;):INDIRECT([.I$2]&amp;&quot;.F1000&quot;);[.$A44])" office:value-type="float" office:value="0">
            <text:p>0</text:p>
          </table:table-cell>
          <table:table-cell table:formula="of:=COUNTIF(INDIRECT([.J$2]&amp;&quot;.F3&quot;):INDIRECT([.J$2]&amp;&quot;.F1000&quot;);[.$A44])" office:value-type="float" office:value="0">
            <text:p>0</text:p>
          </table:table-cell>
          <table:table-cell table:formula="of:=COUNTIF(INDIRECT([.K$2]&amp;&quot;.F3&quot;):INDIRECT([.K$2]&amp;&quot;.F1000&quot;);[.$A44])" office:value-type="float" office:value="0">
            <text:p>0</text:p>
          </table:table-cell>
          <table:table-cell table:formula="of:=COUNTIF(INDIRECT([.L$2]&amp;&quot;.F3&quot;):INDIRECT([.L$2]&amp;&quot;.F1000&quot;);[.$A44])" office:value-type="float" office:value="0">
            <text:p>0</text:p>
          </table:table-cell>
          <table:table-cell table:formula="of:=COUNTIF(INDIRECT([.M$2]&amp;&quot;.F3&quot;):INDIRECT([.M$2]&amp;&quot;.F1000&quot;);[.$A44])" office:value-type="float" office:value="0">
            <text:p>0</text:p>
          </table:table-cell>
          <table:table-cell table:formula="of:=COUNTIF(INDIRECT([.N$2]&amp;&quot;.F3&quot;):INDIRECT([.N$2]&amp;&quot;.F1000&quot;);[.$A44])" office:value-type="float" office:value="0">
            <text:p>0</text:p>
          </table:table-cell>
          <table:table-cell table:formula="of:=COUNTIF(INDIRECT([.O$2]&amp;&quot;.F3&quot;):INDIRECT([.O$2]&amp;&quot;.F1000&quot;);[.$A44])" office:value-type="float" office:value="0">
            <text:p>0</text:p>
          </table:table-cell>
          <table:table-cell table:formula="of:=COUNTIF(INDIRECT([.P$2]&amp;&quot;.F3&quot;):INDIRECT([.P$2]&amp;&quot;.F1000&quot;);[.$A44])" office:value-type="float" office:value="0">
            <text:p>Err:502</text:p>
          </table:table-cell>
          <table:table-cell table:formula="of:=COUNTIF(INDIRECT([.Q$2]&amp;&quot;.F3&quot;):INDIRECT([.Q$2]&amp;&quot;.F1000&quot;);[.$A44])" office:value-type="float" office:value="0">
            <text:p>Err:502</text:p>
          </table:table-cell>
          <table:table-cell table:formula="of:=COUNTIF(INDIRECT([.R$2]&amp;&quot;.F3&quot;):INDIRECT([.R$2]&amp;&quot;.F1000&quot;);[.$A44])" office:value-type="float" office:value="0">
            <text:p>Err:502</text:p>
          </table:table-cell>
          <table:table-cell table:formula="of:=COUNTIF(INDIRECT([.S$2]&amp;&quot;.F3&quot;):INDIRECT([.S$2]&amp;&quot;.F1000&quot;);[.$A44])" office:value-type="float" office:value="0">
            <text:p>Err:502</text:p>
          </table:table-cell>
          <table:table-cell table:formula="of:=COUNTIF(INDIRECT([.T$2]&amp;&quot;.F3&quot;):INDIRECT([.T$2]&amp;&quot;.F1000&quot;);[.$A44])" office:value-type="float" office:value="0">
            <text:p>Err:502</text:p>
          </table:table-cell>
          <table:table-cell table:formula="of:=COUNTIF(INDIRECT([.U$2]&amp;&quot;.F3&quot;):INDIRECT([.U$2]&amp;&quot;.F1000&quot;);[.$A44])" office:value-type="float" office:value="0">
            <text:p>Err:502</text:p>
          </table:table-cell>
          <table:table-cell table:formula="of:=COUNTIF(INDIRECT([.V$2]&amp;&quot;.F3&quot;):INDIRECT([.V$2]&amp;&quot;.F1000&quot;);[.$A44])" office:value-type="float" office:value="0">
            <text:p>Err:502</text:p>
          </table:table-cell>
          <table:table-cell table:formula="of:=COUNTIF(INDIRECT([.W$2]&amp;&quot;.F3&quot;):INDIRECT([.W$2]&amp;&quot;.F1000&quot;);[.$A44])" office:value-type="float" office:value="0">
            <text:p>Err:502</text:p>
          </table:table-cell>
          <table:table-cell table:formula="of:=COUNTIF(INDIRECT([.X$2]&amp;&quot;.F3&quot;):INDIRECT([.X$2]&amp;&quot;.F1000&quot;);[.$A44])" office:value-type="float" office:value="0">
            <text:p>Err:502</text:p>
          </table:table-cell>
          <table:table-cell table:formula="of:=COUNTIF(INDIRECT([.Y$2]&amp;&quot;.F3&quot;):INDIRECT([.Y$2]&amp;&quot;.F1000&quot;);[.$A44])" office:value-type="float" office:value="0">
            <text:p>Err:502</text:p>
          </table:table-cell>
          <table:table-cell table:formula="of:=COUNTIF(INDIRECT([.Z$2]&amp;&quot;.F3&quot;):INDIRECT([.Z$2]&amp;&quot;.F1000&quot;);[.$A44])" office:value-type="float" office:value="0">
            <text:p>Err:502</text:p>
          </table:table-cell>
          <table:table-cell table:formula="of:=COUNTIF(INDIRECT([.AA$2]&amp;&quot;.F3&quot;):INDIRECT([.AA$2]&amp;&quot;.F1000&quot;);[.$A44])" office:value-type="float" office:value="0">
            <text:p>Err:502</text:p>
          </table:table-cell>
          <table:table-cell table:formula="of:=COUNTIF(INDIRECT([.AB$2]&amp;&quot;.F3&quot;):INDIRECT([.AB$2]&amp;&quot;.F1000&quot;);[.$A44])" office:value-type="float" office:value="0">
            <text:p>Err:502</text:p>
          </table:table-cell>
          <table:table-cell table:formula="of:=COUNTIF(INDIRECT([.AC$2]&amp;&quot;.F3&quot;):INDIRECT([.AC$2]&amp;&quot;.F1000&quot;);[.$A44])" office:value-type="float" office:value="0">
            <text:p>Err:502</text:p>
          </table:table-cell>
          <table:table-cell table:formula="of:=COUNTIF(INDIRECT([.AD$2]&amp;&quot;.F3&quot;):INDIRECT([.AD$2]&amp;&quot;.F1000&quot;);[.$A44])" office:value-type="float" office:value="0">
            <text:p>Err:502</text:p>
          </table:table-cell>
          <table:table-cell table:formula="of:=COUNTIF(INDIRECT([.AE$2]&amp;&quot;.F3&quot;):INDIRECT([.AE$2]&amp;&quot;.F1000&quot;);[.$A44])" office:value-type="float" office:value="0">
            <text:p>Err:502</text:p>
          </table:table-cell>
          <table:table-cell table:formula="of:=COUNTIF(INDIRECT([.AF$2]&amp;&quot;.F3&quot;):INDIRECT([.AF$2]&amp;&quot;.F1000&quot;);[.$A44])" office:value-type="float" office:value="0">
            <text:p>Err:502</text:p>
          </table:table-cell>
          <table:table-cell table:formula="of:=COUNTIF(INDIRECT([.AG$2]&amp;&quot;.F3&quot;):INDIRECT([.AG$2]&amp;&quot;.F1000&quot;);[.$A44])" office:value-type="float" office:value="0">
            <text:p>Err:502</text:p>
          </table:table-cell>
          <table:table-cell table:formula="of:=COUNTIF(INDIRECT([.AH$2]&amp;&quot;.F3&quot;):INDIRECT([.AH$2]&amp;&quot;.F1000&quot;);[.$A44])" office:value-type="float" office:value="0">
            <text:p>Err:502</text:p>
          </table:table-cell>
          <table:table-cell table:formula="of:=COUNTIF(INDIRECT([.AI$2]&amp;&quot;.F3&quot;):INDIRECT([.AI$2]&amp;&quot;.F1000&quot;);[.$A44])" office:value-type="float" office:value="0">
            <text:p>Err:502</text:p>
          </table:table-cell>
          <table:table-cell table:formula="of:=COUNTIF(INDIRECT([.AJ$2]&amp;&quot;.F3&quot;):INDIRECT([.AJ$2]&amp;&quot;.F1000&quot;);[.$A44])" office:value-type="float" office:value="0">
            <text:p>Err:502</text:p>
          </table:table-cell>
          <table:table-cell table:formula="of:=COUNTIF(INDIRECT([.AK$2]&amp;&quot;.F3&quot;):INDIRECT([.AK$2]&amp;&quot;.F1000&quot;);[.$A44])" office:value-type="float" office:value="0">
            <text:p>Err:502</text:p>
          </table:table-cell>
          <table:table-cell table:formula="of:=COUNTIF(INDIRECT([.AL$2]&amp;&quot;.F3&quot;):INDIRECT([.AL$2]&amp;&quot;.F1000&quot;);[.$A44])" office:value-type="float" office:value="0">
            <text:p>Err:502</text:p>
          </table:table-cell>
          <table:table-cell table:formula="of:=COUNTIF(INDIRECT([.AM$2]&amp;&quot;.F3&quot;):INDIRECT([.AM$2]&amp;&quot;.F1000&quot;);[.$A44])" office:value-type="float" office:value="0">
            <text:p>Err:502</text:p>
          </table:table-cell>
          <table:table-cell table:formula="of:=COUNTIF(INDIRECT([.AN$2]&amp;&quot;.F3&quot;):INDIRECT([.AN$2]&amp;&quot;.F1000&quot;);[.$A44])" office:value-type="float" office:value="0">
            <text:p>Err:502</text:p>
          </table:table-cell>
          <table:table-cell table:formula="of:=COUNTIF(INDIRECT([.AO$2]&amp;&quot;.F3&quot;):INDIRECT([.AO$2]&amp;&quot;.F1000&quot;);[.$A44])" office:value-type="float" office:value="0">
            <text:p>Err:502</text:p>
          </table:table-cell>
          <table:table-cell table:formula="of:=COUNTIF(INDIRECT([.AP$2]&amp;&quot;.F3&quot;):INDIRECT([.AP$2]&amp;&quot;.F1000&quot;);[.$A44])" office:value-type="float" office:value="0">
            <text:p>Err:502</text:p>
          </table:table-cell>
          <table:table-cell table:formula="of:=COUNTIF(INDIRECT([.AQ$2]&amp;&quot;.F3&quot;):INDIRECT([.AQ$2]&amp;&quot;.F1000&quot;);[.$A44])" office:value-type="float" office:value="0">
            <text:p>Err:502</text:p>
          </table:table-cell>
          <table:table-cell table:formula="of:=COUNTIF(INDIRECT([.AR$2]&amp;&quot;.F3&quot;):INDIRECT([.AR$2]&amp;&quot;.F1000&quot;);[.$A44])" office:value-type="float" office:value="0">
            <text:p>Err:502</text:p>
          </table:table-cell>
          <table:table-cell table:formula="of:=COUNTIF(INDIRECT([.AS$2]&amp;&quot;.F3&quot;):INDIRECT([.AS$2]&amp;&quot;.F1000&quot;);[.$A44])" office:value-type="float" office:value="0">
            <text:p>Err:502</text:p>
          </table:table-cell>
          <table:table-cell table:formula="of:=COUNTIF(INDIRECT([.AT$2]&amp;&quot;.F3&quot;):INDIRECT([.AT$2]&amp;&quot;.F1000&quot;);[.$A44])" office:value-type="float" office:value="0">
            <text:p>Err:502</text:p>
          </table:table-cell>
          <table:table-cell table:formula="of:=COUNTIF(INDIRECT([.AU$2]&amp;&quot;.F3&quot;):INDIRECT([.AU$2]&amp;&quot;.F1000&quot;);[.$A44])" office:value-type="float" office:value="0">
            <text:p>Err:502</text:p>
          </table:table-cell>
          <table:table-cell table:formula="of:=COUNTIF(INDIRECT([.AV$2]&amp;&quot;.F3&quot;):INDIRECT([.AV$2]&amp;&quot;.F1000&quot;);[.$A44])" office:value-type="float" office:value="0">
            <text:p>Err:502</text:p>
          </table:table-cell>
          <table:table-cell table:formula="of:=COUNTIF(INDIRECT([.AW$2]&amp;&quot;.F3&quot;):INDIRECT([.AW$2]&amp;&quot;.F1000&quot;);[.$A44])" office:value-type="float" office:value="0">
            <text:p>Err:502</text:p>
          </table:table-cell>
          <table:table-cell table:formula="of:=COUNTIF(INDIRECT([.AX$2]&amp;&quot;.F3&quot;):INDIRECT([.AX$2]&amp;&quot;.F1000&quot;);[.$A44])" office:value-type="float" office:value="0">
            <text:p>Err:502</text:p>
          </table:table-cell>
          <table:table-cell table:formula="of:=COUNTIF(INDIRECT([.AY$2]&amp;&quot;.F3&quot;):INDIRECT([.AY$2]&amp;&quot;.F1000&quot;);[.$A44])" office:value-type="float" office:value="0">
            <text:p>Err:502</text:p>
          </table:table-cell>
          <table:table-cell table:formula="of:=COUNTIF(INDIRECT([.AZ$2]&amp;&quot;.F3&quot;):INDIRECT([.AZ$2]&amp;&quot;.F1000&quot;);[.$A44])" office:value-type="float" office:value="0">
            <text:p>Err:502</text:p>
          </table:table-cell>
          <table:table-cell table:formula="of:=COUNTIF(INDIRECT([.BA$2]&amp;&quot;.F3&quot;):INDIRECT([.BA$2]&amp;&quot;.F1000&quot;);[.$A44])" office:value-type="float" office:value="0">
            <text:p>Err:502</text:p>
          </table:table-cell>
          <table:table-cell table:formula="of:=COUNTIF(INDIRECT([.BB$2]&amp;&quot;.F3&quot;):INDIRECT([.BB$2]&amp;&quot;.F1000&quot;);[.$A44])" office:value-type="float" office:value="0">
            <text:p>Err:502</text:p>
          </table:table-cell>
          <table:table-cell table:formula="of:=COUNTIF(INDIRECT([.BC$2]&amp;&quot;.F3&quot;):INDIRECT([.BC$2]&amp;&quot;.F1000&quot;);[.$A44])" office:value-type="float" office:value="0">
            <text:p>Err:502</text:p>
          </table:table-cell>
          <table:table-cell table:formula="of:=COUNTIF(INDIRECT([.BD$2]&amp;&quot;.F3&quot;):INDIRECT([.BD$2]&amp;&quot;.F1000&quot;);[.$A44])" office:value-type="float" office:value="0">
            <text:p>Err:502</text:p>
          </table:table-cell>
          <table:table-cell table:formula="of:=COUNTIF(INDIRECT([.BE$2]&amp;&quot;.F3&quot;):INDIRECT([.BE$2]&amp;&quot;.F1000&quot;);[.$A44])" office:value-type="float" office:value="0">
            <text:p>Err:502</text:p>
          </table:table-cell>
          <table:table-cell table:formula="of:=COUNTIF(INDIRECT([.BF$2]&amp;&quot;.F3&quot;):INDIRECT([.BF$2]&amp;&quot;.F1000&quot;);[.$A44])" office:value-type="float" office:value="0">
            <text:p>Err:502</text:p>
          </table:table-cell>
          <table:table-cell table:formula="of:=COUNTIF(INDIRECT([.BG$2]&amp;&quot;.F3&quot;):INDIRECT([.BG$2]&amp;&quot;.F1000&quot;);[.$A44])" office:value-type="float" office:value="0">
            <text:p>Err:502</text:p>
          </table:table-cell>
          <table:table-cell table:formula="of:=COUNTIF(INDIRECT([.BH$2]&amp;&quot;.F3&quot;):INDIRECT([.BH$2]&amp;&quot;.F1000&quot;);[.$A44])" office:value-type="float" office:value="0">
            <text:p>Err:502</text:p>
          </table:table-cell>
          <table:table-cell table:formula="of:=COUNTIF(INDIRECT([.BI$2]&amp;&quot;.F3&quot;):INDIRECT([.BI$2]&amp;&quot;.F1000&quot;);[.$A44])" office:value-type="float" office:value="0">
            <text:p>Err:502</text:p>
          </table:table-cell>
          <table:table-cell table:formula="of:=COUNTIF(INDIRECT([.BJ$2]&amp;&quot;.F3&quot;):INDIRECT([.BJ$2]&amp;&quot;.F1000&quot;);[.$A44])" office:value-type="float" office:value="0">
            <text:p>Err:502</text:p>
          </table:table-cell>
          <table:table-cell table:formula="of:=COUNTIF(INDIRECT([.BK$2]&amp;&quot;.F3&quot;):INDIRECT([.BK$2]&amp;&quot;.F1000&quot;);[.$A44])" office:value-type="float" office:value="0">
            <text:p>Err:502</text:p>
          </table:table-cell>
          <table:table-cell table:formula="of:=COUNTIF(INDIRECT([.BL$2]&amp;&quot;.F3&quot;):INDIRECT([.BL$2]&amp;&quot;.F1000&quot;);[.$A44])" office:value-type="float" office:value="0">
            <text:p>Err:502</text:p>
          </table:table-cell>
          <table:table-cell table:formula="of:=COUNTIF(INDIRECT([.BM$2]&amp;&quot;.F3&quot;):INDIRECT([.BM$2]&amp;&quot;.F1000&quot;);[.$A44])" office:value-type="float" office:value="0">
            <text:p>Err:502</text:p>
          </table:table-cell>
          <table:table-cell table:formula="of:=COUNTIF(INDIRECT([.BN$2]&amp;&quot;.F3&quot;):INDIRECT([.BN$2]&amp;&quot;.F1000&quot;);[.$A44])" office:value-type="float" office:value="0">
            <text:p>Err:502</text:p>
          </table:table-cell>
          <table:table-cell table:formula="of:=COUNTIF(INDIRECT([.BO$2]&amp;&quot;.F3&quot;):INDIRECT([.BO$2]&amp;&quot;.F1000&quot;);[.$A44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Turn</text:p>
          </table:table-cell>
          <table:table-cell office:value-type="float" office:value="100">
            <text:p>100</text:p>
          </table:table-cell>
          <table:table-cell table:formula="of:=SUMIF([.E45:.DZ45];&quot;&gt;0&quot;)" office:value-type="float" office:value="1">
            <text:p>1</text:p>
          </table:table-cell>
          <table:table-cell table:formula="of:=SUM([.B45]*[.C45]/1000)" office:value-type="currency" office:currency="USD" office:value="0.1">
            <text:p>0.10 USD</text:p>
          </table:table-cell>
          <table:table-cell table:formula="of:=COUNTIF(INDIRECT([.E$2]&amp;&quot;.F3&quot;):INDIRECT([.E$2]&amp;&quot;.F1000&quot;);[.$A45])" office:value-type="float" office:value="0">
            <text:p>0</text:p>
          </table:table-cell>
          <table:table-cell table:formula="of:=COUNTIF(INDIRECT([.F$2]&amp;&quot;.F3&quot;):INDIRECT([.F$2]&amp;&quot;.F1000&quot;);[.$A45])" office:value-type="float" office:value="1">
            <text:p>1</text:p>
          </table:table-cell>
          <table:table-cell table:formula="of:=COUNTIF(INDIRECT([.G$2]&amp;&quot;.F3&quot;):INDIRECT([.G$2]&amp;&quot;.F1000&quot;);[.$A45])" office:value-type="float" office:value="0">
            <text:p>0</text:p>
          </table:table-cell>
          <table:table-cell table:formula="of:=COUNTIF(INDIRECT([.H$2]&amp;&quot;.F3&quot;):INDIRECT([.H$2]&amp;&quot;.F1000&quot;);[.$A45])" office:value-type="float" office:value="0">
            <text:p>0</text:p>
          </table:table-cell>
          <table:table-cell table:formula="of:=COUNTIF(INDIRECT([.I$2]&amp;&quot;.F3&quot;):INDIRECT([.I$2]&amp;&quot;.F1000&quot;);[.$A45])" office:value-type="float" office:value="0">
            <text:p>0</text:p>
          </table:table-cell>
          <table:table-cell table:formula="of:=COUNTIF(INDIRECT([.J$2]&amp;&quot;.F3&quot;):INDIRECT([.J$2]&amp;&quot;.F1000&quot;);[.$A45])" office:value-type="float" office:value="0">
            <text:p>0</text:p>
          </table:table-cell>
          <table:table-cell table:formula="of:=COUNTIF(INDIRECT([.K$2]&amp;&quot;.F3&quot;):INDIRECT([.K$2]&amp;&quot;.F1000&quot;);[.$A45])" office:value-type="float" office:value="0">
            <text:p>0</text:p>
          </table:table-cell>
          <table:table-cell table:formula="of:=COUNTIF(INDIRECT([.L$2]&amp;&quot;.F3&quot;):INDIRECT([.L$2]&amp;&quot;.F1000&quot;);[.$A45])" office:value-type="float" office:value="0">
            <text:p>0</text:p>
          </table:table-cell>
          <table:table-cell table:formula="of:=COUNTIF(INDIRECT([.M$2]&amp;&quot;.F3&quot;):INDIRECT([.M$2]&amp;&quot;.F1000&quot;);[.$A45])" office:value-type="float" office:value="0">
            <text:p>0</text:p>
          </table:table-cell>
          <table:table-cell table:formula="of:=COUNTIF(INDIRECT([.N$2]&amp;&quot;.F3&quot;):INDIRECT([.N$2]&amp;&quot;.F1000&quot;);[.$A45])" office:value-type="float" office:value="0">
            <text:p>0</text:p>
          </table:table-cell>
          <table:table-cell table:formula="of:=COUNTIF(INDIRECT([.O$2]&amp;&quot;.F3&quot;):INDIRECT([.O$2]&amp;&quot;.F1000&quot;);[.$A45])" office:value-type="float" office:value="0">
            <text:p>0</text:p>
          </table:table-cell>
          <table:table-cell table:formula="of:=COUNTIF(INDIRECT([.P$2]&amp;&quot;.F3&quot;):INDIRECT([.P$2]&amp;&quot;.F1000&quot;);[.$A45])" office:value-type="float" office:value="0">
            <text:p>Err:502</text:p>
          </table:table-cell>
          <table:table-cell table:formula="of:=COUNTIF(INDIRECT([.Q$2]&amp;&quot;.F3&quot;):INDIRECT([.Q$2]&amp;&quot;.F1000&quot;);[.$A45])" office:value-type="float" office:value="0">
            <text:p>Err:502</text:p>
          </table:table-cell>
          <table:table-cell table:formula="of:=COUNTIF(INDIRECT([.R$2]&amp;&quot;.F3&quot;):INDIRECT([.R$2]&amp;&quot;.F1000&quot;);[.$A45])" office:value-type="float" office:value="0">
            <text:p>Err:502</text:p>
          </table:table-cell>
          <table:table-cell table:formula="of:=COUNTIF(INDIRECT([.S$2]&amp;&quot;.F3&quot;):INDIRECT([.S$2]&amp;&quot;.F1000&quot;);[.$A45])" office:value-type="float" office:value="0">
            <text:p>Err:502</text:p>
          </table:table-cell>
          <table:table-cell table:formula="of:=COUNTIF(INDIRECT([.T$2]&amp;&quot;.F3&quot;):INDIRECT([.T$2]&amp;&quot;.F1000&quot;);[.$A45])" office:value-type="float" office:value="0">
            <text:p>Err:502</text:p>
          </table:table-cell>
          <table:table-cell table:formula="of:=COUNTIF(INDIRECT([.U$2]&amp;&quot;.F3&quot;):INDIRECT([.U$2]&amp;&quot;.F1000&quot;);[.$A45])" office:value-type="float" office:value="0">
            <text:p>Err:502</text:p>
          </table:table-cell>
          <table:table-cell table:formula="of:=COUNTIF(INDIRECT([.V$2]&amp;&quot;.F3&quot;):INDIRECT([.V$2]&amp;&quot;.F1000&quot;);[.$A45])" office:value-type="float" office:value="0">
            <text:p>Err:502</text:p>
          </table:table-cell>
          <table:table-cell table:formula="of:=COUNTIF(INDIRECT([.W$2]&amp;&quot;.F3&quot;):INDIRECT([.W$2]&amp;&quot;.F1000&quot;);[.$A45])" office:value-type="float" office:value="0">
            <text:p>Err:502</text:p>
          </table:table-cell>
          <table:table-cell table:formula="of:=COUNTIF(INDIRECT([.X$2]&amp;&quot;.F3&quot;):INDIRECT([.X$2]&amp;&quot;.F1000&quot;);[.$A45])" office:value-type="float" office:value="0">
            <text:p>Err:502</text:p>
          </table:table-cell>
          <table:table-cell table:formula="of:=COUNTIF(INDIRECT([.Y$2]&amp;&quot;.F3&quot;):INDIRECT([.Y$2]&amp;&quot;.F1000&quot;);[.$A45])" office:value-type="float" office:value="0">
            <text:p>Err:502</text:p>
          </table:table-cell>
          <table:table-cell table:formula="of:=COUNTIF(INDIRECT([.Z$2]&amp;&quot;.F3&quot;):INDIRECT([.Z$2]&amp;&quot;.F1000&quot;);[.$A45])" office:value-type="float" office:value="0">
            <text:p>Err:502</text:p>
          </table:table-cell>
          <table:table-cell table:formula="of:=COUNTIF(INDIRECT([.AA$2]&amp;&quot;.F3&quot;):INDIRECT([.AA$2]&amp;&quot;.F1000&quot;);[.$A45])" office:value-type="float" office:value="0">
            <text:p>Err:502</text:p>
          </table:table-cell>
          <table:table-cell table:formula="of:=COUNTIF(INDIRECT([.AB$2]&amp;&quot;.F3&quot;):INDIRECT([.AB$2]&amp;&quot;.F1000&quot;);[.$A45])" office:value-type="float" office:value="0">
            <text:p>Err:502</text:p>
          </table:table-cell>
          <table:table-cell table:formula="of:=COUNTIF(INDIRECT([.AC$2]&amp;&quot;.F3&quot;):INDIRECT([.AC$2]&amp;&quot;.F1000&quot;);[.$A45])" office:value-type="float" office:value="0">
            <text:p>Err:502</text:p>
          </table:table-cell>
          <table:table-cell table:formula="of:=COUNTIF(INDIRECT([.AD$2]&amp;&quot;.F3&quot;):INDIRECT([.AD$2]&amp;&quot;.F1000&quot;);[.$A45])" office:value-type="float" office:value="0">
            <text:p>Err:502</text:p>
          </table:table-cell>
          <table:table-cell table:formula="of:=COUNTIF(INDIRECT([.AE$2]&amp;&quot;.F3&quot;):INDIRECT([.AE$2]&amp;&quot;.F1000&quot;);[.$A45])" office:value-type="float" office:value="0">
            <text:p>Err:502</text:p>
          </table:table-cell>
          <table:table-cell table:formula="of:=COUNTIF(INDIRECT([.AF$2]&amp;&quot;.F3&quot;):INDIRECT([.AF$2]&amp;&quot;.F1000&quot;);[.$A45])" office:value-type="float" office:value="0">
            <text:p>Err:502</text:p>
          </table:table-cell>
          <table:table-cell table:formula="of:=COUNTIF(INDIRECT([.AG$2]&amp;&quot;.F3&quot;):INDIRECT([.AG$2]&amp;&quot;.F1000&quot;);[.$A45])" office:value-type="float" office:value="0">
            <text:p>Err:502</text:p>
          </table:table-cell>
          <table:table-cell table:formula="of:=COUNTIF(INDIRECT([.AH$2]&amp;&quot;.F3&quot;):INDIRECT([.AH$2]&amp;&quot;.F1000&quot;);[.$A45])" office:value-type="float" office:value="0">
            <text:p>Err:502</text:p>
          </table:table-cell>
          <table:table-cell table:formula="of:=COUNTIF(INDIRECT([.AI$2]&amp;&quot;.F3&quot;):INDIRECT([.AI$2]&amp;&quot;.F1000&quot;);[.$A45])" office:value-type="float" office:value="0">
            <text:p>Err:502</text:p>
          </table:table-cell>
          <table:table-cell table:formula="of:=COUNTIF(INDIRECT([.AJ$2]&amp;&quot;.F3&quot;):INDIRECT([.AJ$2]&amp;&quot;.F1000&quot;);[.$A45])" office:value-type="float" office:value="0">
            <text:p>Err:502</text:p>
          </table:table-cell>
          <table:table-cell table:formula="of:=COUNTIF(INDIRECT([.AK$2]&amp;&quot;.F3&quot;):INDIRECT([.AK$2]&amp;&quot;.F1000&quot;);[.$A45])" office:value-type="float" office:value="0">
            <text:p>Err:502</text:p>
          </table:table-cell>
          <table:table-cell table:formula="of:=COUNTIF(INDIRECT([.AL$2]&amp;&quot;.F3&quot;):INDIRECT([.AL$2]&amp;&quot;.F1000&quot;);[.$A45])" office:value-type="float" office:value="0">
            <text:p>Err:502</text:p>
          </table:table-cell>
          <table:table-cell table:formula="of:=COUNTIF(INDIRECT([.AM$2]&amp;&quot;.F3&quot;):INDIRECT([.AM$2]&amp;&quot;.F1000&quot;);[.$A45])" office:value-type="float" office:value="0">
            <text:p>Err:502</text:p>
          </table:table-cell>
          <table:table-cell table:formula="of:=COUNTIF(INDIRECT([.AN$2]&amp;&quot;.F3&quot;):INDIRECT([.AN$2]&amp;&quot;.F1000&quot;);[.$A45])" office:value-type="float" office:value="0">
            <text:p>Err:502</text:p>
          </table:table-cell>
          <table:table-cell table:formula="of:=COUNTIF(INDIRECT([.AO$2]&amp;&quot;.F3&quot;):INDIRECT([.AO$2]&amp;&quot;.F1000&quot;);[.$A45])" office:value-type="float" office:value="0">
            <text:p>Err:502</text:p>
          </table:table-cell>
          <table:table-cell table:formula="of:=COUNTIF(INDIRECT([.AP$2]&amp;&quot;.F3&quot;):INDIRECT([.AP$2]&amp;&quot;.F1000&quot;);[.$A45])" office:value-type="float" office:value="0">
            <text:p>Err:502</text:p>
          </table:table-cell>
          <table:table-cell table:formula="of:=COUNTIF(INDIRECT([.AQ$2]&amp;&quot;.F3&quot;):INDIRECT([.AQ$2]&amp;&quot;.F1000&quot;);[.$A45])" office:value-type="float" office:value="0">
            <text:p>Err:502</text:p>
          </table:table-cell>
          <table:table-cell table:formula="of:=COUNTIF(INDIRECT([.AR$2]&amp;&quot;.F3&quot;):INDIRECT([.AR$2]&amp;&quot;.F1000&quot;);[.$A45])" office:value-type="float" office:value="0">
            <text:p>Err:502</text:p>
          </table:table-cell>
          <table:table-cell table:formula="of:=COUNTIF(INDIRECT([.AS$2]&amp;&quot;.F3&quot;):INDIRECT([.AS$2]&amp;&quot;.F1000&quot;);[.$A45])" office:value-type="float" office:value="0">
            <text:p>Err:502</text:p>
          </table:table-cell>
          <table:table-cell table:formula="of:=COUNTIF(INDIRECT([.AT$2]&amp;&quot;.F3&quot;):INDIRECT([.AT$2]&amp;&quot;.F1000&quot;);[.$A45])" office:value-type="float" office:value="0">
            <text:p>Err:502</text:p>
          </table:table-cell>
          <table:table-cell table:formula="of:=COUNTIF(INDIRECT([.AU$2]&amp;&quot;.F3&quot;):INDIRECT([.AU$2]&amp;&quot;.F1000&quot;);[.$A45])" office:value-type="float" office:value="0">
            <text:p>Err:502</text:p>
          </table:table-cell>
          <table:table-cell table:formula="of:=COUNTIF(INDIRECT([.AV$2]&amp;&quot;.F3&quot;):INDIRECT([.AV$2]&amp;&quot;.F1000&quot;);[.$A45])" office:value-type="float" office:value="0">
            <text:p>Err:502</text:p>
          </table:table-cell>
          <table:table-cell table:formula="of:=COUNTIF(INDIRECT([.AW$2]&amp;&quot;.F3&quot;):INDIRECT([.AW$2]&amp;&quot;.F1000&quot;);[.$A45])" office:value-type="float" office:value="0">
            <text:p>Err:502</text:p>
          </table:table-cell>
          <table:table-cell table:formula="of:=COUNTIF(INDIRECT([.AX$2]&amp;&quot;.F3&quot;):INDIRECT([.AX$2]&amp;&quot;.F1000&quot;);[.$A45])" office:value-type="float" office:value="0">
            <text:p>Err:502</text:p>
          </table:table-cell>
          <table:table-cell table:formula="of:=COUNTIF(INDIRECT([.AY$2]&amp;&quot;.F3&quot;):INDIRECT([.AY$2]&amp;&quot;.F1000&quot;);[.$A45])" office:value-type="float" office:value="0">
            <text:p>Err:502</text:p>
          </table:table-cell>
          <table:table-cell table:formula="of:=COUNTIF(INDIRECT([.AZ$2]&amp;&quot;.F3&quot;):INDIRECT([.AZ$2]&amp;&quot;.F1000&quot;);[.$A45])" office:value-type="float" office:value="0">
            <text:p>Err:502</text:p>
          </table:table-cell>
          <table:table-cell table:formula="of:=COUNTIF(INDIRECT([.BA$2]&amp;&quot;.F3&quot;):INDIRECT([.BA$2]&amp;&quot;.F1000&quot;);[.$A45])" office:value-type="float" office:value="0">
            <text:p>Err:502</text:p>
          </table:table-cell>
          <table:table-cell table:formula="of:=COUNTIF(INDIRECT([.BB$2]&amp;&quot;.F3&quot;):INDIRECT([.BB$2]&amp;&quot;.F1000&quot;);[.$A45])" office:value-type="float" office:value="0">
            <text:p>Err:502</text:p>
          </table:table-cell>
          <table:table-cell table:formula="of:=COUNTIF(INDIRECT([.BC$2]&amp;&quot;.F3&quot;):INDIRECT([.BC$2]&amp;&quot;.F1000&quot;);[.$A45])" office:value-type="float" office:value="0">
            <text:p>Err:502</text:p>
          </table:table-cell>
          <table:table-cell table:formula="of:=COUNTIF(INDIRECT([.BD$2]&amp;&quot;.F3&quot;):INDIRECT([.BD$2]&amp;&quot;.F1000&quot;);[.$A45])" office:value-type="float" office:value="0">
            <text:p>Err:502</text:p>
          </table:table-cell>
          <table:table-cell table:formula="of:=COUNTIF(INDIRECT([.BE$2]&amp;&quot;.F3&quot;):INDIRECT([.BE$2]&amp;&quot;.F1000&quot;);[.$A45])" office:value-type="float" office:value="0">
            <text:p>Err:502</text:p>
          </table:table-cell>
          <table:table-cell table:formula="of:=COUNTIF(INDIRECT([.BF$2]&amp;&quot;.F3&quot;):INDIRECT([.BF$2]&amp;&quot;.F1000&quot;);[.$A45])" office:value-type="float" office:value="0">
            <text:p>Err:502</text:p>
          </table:table-cell>
          <table:table-cell table:formula="of:=COUNTIF(INDIRECT([.BG$2]&amp;&quot;.F3&quot;):INDIRECT([.BG$2]&amp;&quot;.F1000&quot;);[.$A45])" office:value-type="float" office:value="0">
            <text:p>Err:502</text:p>
          </table:table-cell>
          <table:table-cell table:formula="of:=COUNTIF(INDIRECT([.BH$2]&amp;&quot;.F3&quot;):INDIRECT([.BH$2]&amp;&quot;.F1000&quot;);[.$A45])" office:value-type="float" office:value="0">
            <text:p>Err:502</text:p>
          </table:table-cell>
          <table:table-cell table:formula="of:=COUNTIF(INDIRECT([.BI$2]&amp;&quot;.F3&quot;):INDIRECT([.BI$2]&amp;&quot;.F1000&quot;);[.$A45])" office:value-type="float" office:value="0">
            <text:p>Err:502</text:p>
          </table:table-cell>
          <table:table-cell table:formula="of:=COUNTIF(INDIRECT([.BJ$2]&amp;&quot;.F3&quot;):INDIRECT([.BJ$2]&amp;&quot;.F1000&quot;);[.$A45])" office:value-type="float" office:value="0">
            <text:p>Err:502</text:p>
          </table:table-cell>
          <table:table-cell table:formula="of:=COUNTIF(INDIRECT([.BK$2]&amp;&quot;.F3&quot;):INDIRECT([.BK$2]&amp;&quot;.F1000&quot;);[.$A45])" office:value-type="float" office:value="0">
            <text:p>Err:502</text:p>
          </table:table-cell>
          <table:table-cell table:formula="of:=COUNTIF(INDIRECT([.BL$2]&amp;&quot;.F3&quot;):INDIRECT([.BL$2]&amp;&quot;.F1000&quot;);[.$A45])" office:value-type="float" office:value="0">
            <text:p>Err:502</text:p>
          </table:table-cell>
          <table:table-cell table:formula="of:=COUNTIF(INDIRECT([.BM$2]&amp;&quot;.F3&quot;):INDIRECT([.BM$2]&amp;&quot;.F1000&quot;);[.$A45])" office:value-type="float" office:value="0">
            <text:p>Err:502</text:p>
          </table:table-cell>
          <table:table-cell table:formula="of:=COUNTIF(INDIRECT([.BN$2]&amp;&quot;.F3&quot;):INDIRECT([.BN$2]&amp;&quot;.F1000&quot;);[.$A45])" office:value-type="float" office:value="0">
            <text:p>Err:502</text:p>
          </table:table-cell>
          <table:table-cell table:formula="of:=COUNTIF(INDIRECT([.BO$2]&amp;&quot;.F3&quot;):INDIRECT([.BO$2]&amp;&quot;.F1000&quot;);[.$A45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WeaponAccelerator </text:p>
          </table:table-cell>
          <table:table-cell office:value-type="float" office:value="800">
            <text:p>800</text:p>
          </table:table-cell>
          <table:table-cell table:formula="of:=SUMIF([.E46:.DZ46];&quot;&gt;0&quot;)" office:value-type="float" office:value="0">
            <text:p>0</text:p>
          </table:table-cell>
          <table:table-cell table:formula="of:=SUM([.B46]*[.C46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46])" office:value-type="float" office:value="0">
            <text:p>0</text:p>
          </table:table-cell>
          <table:table-cell table:formula="of:=COUNTIF(INDIRECT([.F$2]&amp;&quot;.F3&quot;):INDIRECT([.F$2]&amp;&quot;.F1000&quot;);[.$A46])" office:value-type="float" office:value="0">
            <text:p>0</text:p>
          </table:table-cell>
          <table:table-cell table:formula="of:=COUNTIF(INDIRECT([.G$2]&amp;&quot;.F3&quot;):INDIRECT([.G$2]&amp;&quot;.F1000&quot;);[.$A46])" office:value-type="float" office:value="0">
            <text:p>0</text:p>
          </table:table-cell>
          <table:table-cell table:formula="of:=COUNTIF(INDIRECT([.H$2]&amp;&quot;.F3&quot;):INDIRECT([.H$2]&amp;&quot;.F1000&quot;);[.$A46])" office:value-type="float" office:value="0">
            <text:p>0</text:p>
          </table:table-cell>
          <table:table-cell table:formula="of:=COUNTIF(INDIRECT([.I$2]&amp;&quot;.F3&quot;):INDIRECT([.I$2]&amp;&quot;.F1000&quot;);[.$A46])" office:value-type="float" office:value="0">
            <text:p>0</text:p>
          </table:table-cell>
          <table:table-cell table:formula="of:=COUNTIF(INDIRECT([.J$2]&amp;&quot;.F3&quot;):INDIRECT([.J$2]&amp;&quot;.F1000&quot;);[.$A46])" office:value-type="float" office:value="0">
            <text:p>0</text:p>
          </table:table-cell>
          <table:table-cell table:formula="of:=COUNTIF(INDIRECT([.K$2]&amp;&quot;.F3&quot;):INDIRECT([.K$2]&amp;&quot;.F1000&quot;);[.$A46])" office:value-type="float" office:value="0">
            <text:p>0</text:p>
          </table:table-cell>
          <table:table-cell table:formula="of:=COUNTIF(INDIRECT([.L$2]&amp;&quot;.F3&quot;):INDIRECT([.L$2]&amp;&quot;.F1000&quot;);[.$A46])" office:value-type="float" office:value="0">
            <text:p>0</text:p>
          </table:table-cell>
          <table:table-cell table:formula="of:=COUNTIF(INDIRECT([.M$2]&amp;&quot;.F3&quot;):INDIRECT([.M$2]&amp;&quot;.F1000&quot;);[.$A46])" office:value-type="float" office:value="0">
            <text:p>0</text:p>
          </table:table-cell>
          <table:table-cell table:formula="of:=COUNTIF(INDIRECT([.N$2]&amp;&quot;.F3&quot;):INDIRECT([.N$2]&amp;&quot;.F1000&quot;);[.$A46])" office:value-type="float" office:value="0">
            <text:p>0</text:p>
          </table:table-cell>
          <table:table-cell table:formula="of:=COUNTIF(INDIRECT([.O$2]&amp;&quot;.F3&quot;):INDIRECT([.O$2]&amp;&quot;.F1000&quot;);[.$A46])" office:value-type="float" office:value="0">
            <text:p>0</text:p>
          </table:table-cell>
          <table:table-cell table:formula="of:=COUNTIF(INDIRECT([.P$2]&amp;&quot;.F3&quot;):INDIRECT([.P$2]&amp;&quot;.F1000&quot;);[.$A46])" office:value-type="float" office:value="0">
            <text:p>Err:502</text:p>
          </table:table-cell>
          <table:table-cell table:formula="of:=COUNTIF(INDIRECT([.Q$2]&amp;&quot;.F3&quot;):INDIRECT([.Q$2]&amp;&quot;.F1000&quot;);[.$A46])" office:value-type="float" office:value="0">
            <text:p>Err:502</text:p>
          </table:table-cell>
          <table:table-cell table:formula="of:=COUNTIF(INDIRECT([.R$2]&amp;&quot;.F3&quot;):INDIRECT([.R$2]&amp;&quot;.F1000&quot;);[.$A46])" office:value-type="float" office:value="0">
            <text:p>Err:502</text:p>
          </table:table-cell>
          <table:table-cell table:formula="of:=COUNTIF(INDIRECT([.S$2]&amp;&quot;.F3&quot;):INDIRECT([.S$2]&amp;&quot;.F1000&quot;);[.$A46])" office:value-type="float" office:value="0">
            <text:p>Err:502</text:p>
          </table:table-cell>
          <table:table-cell table:formula="of:=COUNTIF(INDIRECT([.T$2]&amp;&quot;.F3&quot;):INDIRECT([.T$2]&amp;&quot;.F1000&quot;);[.$A46])" office:value-type="float" office:value="0">
            <text:p>Err:502</text:p>
          </table:table-cell>
          <table:table-cell table:formula="of:=COUNTIF(INDIRECT([.U$2]&amp;&quot;.F3&quot;):INDIRECT([.U$2]&amp;&quot;.F1000&quot;);[.$A46])" office:value-type="float" office:value="0">
            <text:p>Err:502</text:p>
          </table:table-cell>
          <table:table-cell table:formula="of:=COUNTIF(INDIRECT([.V$2]&amp;&quot;.F3&quot;):INDIRECT([.V$2]&amp;&quot;.F1000&quot;);[.$A46])" office:value-type="float" office:value="0">
            <text:p>Err:502</text:p>
          </table:table-cell>
          <table:table-cell table:formula="of:=COUNTIF(INDIRECT([.W$2]&amp;&quot;.F3&quot;):INDIRECT([.W$2]&amp;&quot;.F1000&quot;);[.$A46])" office:value-type="float" office:value="0">
            <text:p>Err:502</text:p>
          </table:table-cell>
          <table:table-cell table:formula="of:=COUNTIF(INDIRECT([.X$2]&amp;&quot;.F3&quot;):INDIRECT([.X$2]&amp;&quot;.F1000&quot;);[.$A46])" office:value-type="float" office:value="0">
            <text:p>Err:502</text:p>
          </table:table-cell>
          <table:table-cell table:formula="of:=COUNTIF(INDIRECT([.Y$2]&amp;&quot;.F3&quot;):INDIRECT([.Y$2]&amp;&quot;.F1000&quot;);[.$A46])" office:value-type="float" office:value="0">
            <text:p>Err:502</text:p>
          </table:table-cell>
          <table:table-cell table:formula="of:=COUNTIF(INDIRECT([.Z$2]&amp;&quot;.F3&quot;):INDIRECT([.Z$2]&amp;&quot;.F1000&quot;);[.$A46])" office:value-type="float" office:value="0">
            <text:p>Err:502</text:p>
          </table:table-cell>
          <table:table-cell table:formula="of:=COUNTIF(INDIRECT([.AA$2]&amp;&quot;.F3&quot;):INDIRECT([.AA$2]&amp;&quot;.F1000&quot;);[.$A46])" office:value-type="float" office:value="0">
            <text:p>Err:502</text:p>
          </table:table-cell>
          <table:table-cell table:formula="of:=COUNTIF(INDIRECT([.AB$2]&amp;&quot;.F3&quot;):INDIRECT([.AB$2]&amp;&quot;.F1000&quot;);[.$A46])" office:value-type="float" office:value="0">
            <text:p>Err:502</text:p>
          </table:table-cell>
          <table:table-cell table:formula="of:=COUNTIF(INDIRECT([.AC$2]&amp;&quot;.F3&quot;):INDIRECT([.AC$2]&amp;&quot;.F1000&quot;);[.$A46])" office:value-type="float" office:value="0">
            <text:p>Err:502</text:p>
          </table:table-cell>
          <table:table-cell table:formula="of:=COUNTIF(INDIRECT([.AD$2]&amp;&quot;.F3&quot;):INDIRECT([.AD$2]&amp;&quot;.F1000&quot;);[.$A46])" office:value-type="float" office:value="0">
            <text:p>Err:502</text:p>
          </table:table-cell>
          <table:table-cell table:formula="of:=COUNTIF(INDIRECT([.AE$2]&amp;&quot;.F3&quot;):INDIRECT([.AE$2]&amp;&quot;.F1000&quot;);[.$A46])" office:value-type="float" office:value="0">
            <text:p>Err:502</text:p>
          </table:table-cell>
          <table:table-cell table:formula="of:=COUNTIF(INDIRECT([.AF$2]&amp;&quot;.F3&quot;):INDIRECT([.AF$2]&amp;&quot;.F1000&quot;);[.$A46])" office:value-type="float" office:value="0">
            <text:p>Err:502</text:p>
          </table:table-cell>
          <table:table-cell table:formula="of:=COUNTIF(INDIRECT([.AG$2]&amp;&quot;.F3&quot;):INDIRECT([.AG$2]&amp;&quot;.F1000&quot;);[.$A46])" office:value-type="float" office:value="0">
            <text:p>Err:502</text:p>
          </table:table-cell>
          <table:table-cell table:formula="of:=COUNTIF(INDIRECT([.AH$2]&amp;&quot;.F3&quot;):INDIRECT([.AH$2]&amp;&quot;.F1000&quot;);[.$A46])" office:value-type="float" office:value="0">
            <text:p>Err:502</text:p>
          </table:table-cell>
          <table:table-cell table:formula="of:=COUNTIF(INDIRECT([.AI$2]&amp;&quot;.F3&quot;):INDIRECT([.AI$2]&amp;&quot;.F1000&quot;);[.$A46])" office:value-type="float" office:value="0">
            <text:p>Err:502</text:p>
          </table:table-cell>
          <table:table-cell table:formula="of:=COUNTIF(INDIRECT([.AJ$2]&amp;&quot;.F3&quot;):INDIRECT([.AJ$2]&amp;&quot;.F1000&quot;);[.$A46])" office:value-type="float" office:value="0">
            <text:p>Err:502</text:p>
          </table:table-cell>
          <table:table-cell table:formula="of:=COUNTIF(INDIRECT([.AK$2]&amp;&quot;.F3&quot;):INDIRECT([.AK$2]&amp;&quot;.F1000&quot;);[.$A46])" office:value-type="float" office:value="0">
            <text:p>Err:502</text:p>
          </table:table-cell>
          <table:table-cell table:formula="of:=COUNTIF(INDIRECT([.AL$2]&amp;&quot;.F3&quot;):INDIRECT([.AL$2]&amp;&quot;.F1000&quot;);[.$A46])" office:value-type="float" office:value="0">
            <text:p>Err:502</text:p>
          </table:table-cell>
          <table:table-cell table:formula="of:=COUNTIF(INDIRECT([.AM$2]&amp;&quot;.F3&quot;):INDIRECT([.AM$2]&amp;&quot;.F1000&quot;);[.$A46])" office:value-type="float" office:value="0">
            <text:p>Err:502</text:p>
          </table:table-cell>
          <table:table-cell table:formula="of:=COUNTIF(INDIRECT([.AN$2]&amp;&quot;.F3&quot;):INDIRECT([.AN$2]&amp;&quot;.F1000&quot;);[.$A46])" office:value-type="float" office:value="0">
            <text:p>Err:502</text:p>
          </table:table-cell>
          <table:table-cell table:formula="of:=COUNTIF(INDIRECT([.AO$2]&amp;&quot;.F3&quot;):INDIRECT([.AO$2]&amp;&quot;.F1000&quot;);[.$A46])" office:value-type="float" office:value="0">
            <text:p>Err:502</text:p>
          </table:table-cell>
          <table:table-cell table:formula="of:=COUNTIF(INDIRECT([.AP$2]&amp;&quot;.F3&quot;):INDIRECT([.AP$2]&amp;&quot;.F1000&quot;);[.$A46])" office:value-type="float" office:value="0">
            <text:p>Err:502</text:p>
          </table:table-cell>
          <table:table-cell table:formula="of:=COUNTIF(INDIRECT([.AQ$2]&amp;&quot;.F3&quot;):INDIRECT([.AQ$2]&amp;&quot;.F1000&quot;);[.$A46])" office:value-type="float" office:value="0">
            <text:p>Err:502</text:p>
          </table:table-cell>
          <table:table-cell table:formula="of:=COUNTIF(INDIRECT([.AR$2]&amp;&quot;.F3&quot;):INDIRECT([.AR$2]&amp;&quot;.F1000&quot;);[.$A46])" office:value-type="float" office:value="0">
            <text:p>Err:502</text:p>
          </table:table-cell>
          <table:table-cell table:formula="of:=COUNTIF(INDIRECT([.AS$2]&amp;&quot;.F3&quot;):INDIRECT([.AS$2]&amp;&quot;.F1000&quot;);[.$A46])" office:value-type="float" office:value="0">
            <text:p>Err:502</text:p>
          </table:table-cell>
          <table:table-cell table:formula="of:=COUNTIF(INDIRECT([.AT$2]&amp;&quot;.F3&quot;):INDIRECT([.AT$2]&amp;&quot;.F1000&quot;);[.$A46])" office:value-type="float" office:value="0">
            <text:p>Err:502</text:p>
          </table:table-cell>
          <table:table-cell table:formula="of:=COUNTIF(INDIRECT([.AU$2]&amp;&quot;.F3&quot;):INDIRECT([.AU$2]&amp;&quot;.F1000&quot;);[.$A46])" office:value-type="float" office:value="0">
            <text:p>Err:502</text:p>
          </table:table-cell>
          <table:table-cell table:formula="of:=COUNTIF(INDIRECT([.AV$2]&amp;&quot;.F3&quot;):INDIRECT([.AV$2]&amp;&quot;.F1000&quot;);[.$A46])" office:value-type="float" office:value="0">
            <text:p>Err:502</text:p>
          </table:table-cell>
          <table:table-cell table:formula="of:=COUNTIF(INDIRECT([.AW$2]&amp;&quot;.F3&quot;):INDIRECT([.AW$2]&amp;&quot;.F1000&quot;);[.$A46])" office:value-type="float" office:value="0">
            <text:p>Err:502</text:p>
          </table:table-cell>
          <table:table-cell table:formula="of:=COUNTIF(INDIRECT([.AX$2]&amp;&quot;.F3&quot;):INDIRECT([.AX$2]&amp;&quot;.F1000&quot;);[.$A46])" office:value-type="float" office:value="0">
            <text:p>Err:502</text:p>
          </table:table-cell>
          <table:table-cell table:formula="of:=COUNTIF(INDIRECT([.AY$2]&amp;&quot;.F3&quot;):INDIRECT([.AY$2]&amp;&quot;.F1000&quot;);[.$A46])" office:value-type="float" office:value="0">
            <text:p>Err:502</text:p>
          </table:table-cell>
          <table:table-cell table:formula="of:=COUNTIF(INDIRECT([.AZ$2]&amp;&quot;.F3&quot;):INDIRECT([.AZ$2]&amp;&quot;.F1000&quot;);[.$A46])" office:value-type="float" office:value="0">
            <text:p>Err:502</text:p>
          </table:table-cell>
          <table:table-cell table:formula="of:=COUNTIF(INDIRECT([.BA$2]&amp;&quot;.F3&quot;):INDIRECT([.BA$2]&amp;&quot;.F1000&quot;);[.$A46])" office:value-type="float" office:value="0">
            <text:p>Err:502</text:p>
          </table:table-cell>
          <table:table-cell table:formula="of:=COUNTIF(INDIRECT([.BB$2]&amp;&quot;.F3&quot;):INDIRECT([.BB$2]&amp;&quot;.F1000&quot;);[.$A46])" office:value-type="float" office:value="0">
            <text:p>Err:502</text:p>
          </table:table-cell>
          <table:table-cell table:formula="of:=COUNTIF(INDIRECT([.BC$2]&amp;&quot;.F3&quot;):INDIRECT([.BC$2]&amp;&quot;.F1000&quot;);[.$A46])" office:value-type="float" office:value="0">
            <text:p>Err:502</text:p>
          </table:table-cell>
          <table:table-cell table:formula="of:=COUNTIF(INDIRECT([.BD$2]&amp;&quot;.F3&quot;):INDIRECT([.BD$2]&amp;&quot;.F1000&quot;);[.$A46])" office:value-type="float" office:value="0">
            <text:p>Err:502</text:p>
          </table:table-cell>
          <table:table-cell table:formula="of:=COUNTIF(INDIRECT([.BE$2]&amp;&quot;.F3&quot;):INDIRECT([.BE$2]&amp;&quot;.F1000&quot;);[.$A46])" office:value-type="float" office:value="0">
            <text:p>Err:502</text:p>
          </table:table-cell>
          <table:table-cell table:formula="of:=COUNTIF(INDIRECT([.BF$2]&amp;&quot;.F3&quot;):INDIRECT([.BF$2]&amp;&quot;.F1000&quot;);[.$A46])" office:value-type="float" office:value="0">
            <text:p>Err:502</text:p>
          </table:table-cell>
          <table:table-cell table:formula="of:=COUNTIF(INDIRECT([.BG$2]&amp;&quot;.F3&quot;):INDIRECT([.BG$2]&amp;&quot;.F1000&quot;);[.$A46])" office:value-type="float" office:value="0">
            <text:p>Err:502</text:p>
          </table:table-cell>
          <table:table-cell table:formula="of:=COUNTIF(INDIRECT([.BH$2]&amp;&quot;.F3&quot;):INDIRECT([.BH$2]&amp;&quot;.F1000&quot;);[.$A46])" office:value-type="float" office:value="0">
            <text:p>Err:502</text:p>
          </table:table-cell>
          <table:table-cell table:formula="of:=COUNTIF(INDIRECT([.BI$2]&amp;&quot;.F3&quot;):INDIRECT([.BI$2]&amp;&quot;.F1000&quot;);[.$A46])" office:value-type="float" office:value="0">
            <text:p>Err:502</text:p>
          </table:table-cell>
          <table:table-cell table:formula="of:=COUNTIF(INDIRECT([.BJ$2]&amp;&quot;.F3&quot;):INDIRECT([.BJ$2]&amp;&quot;.F1000&quot;);[.$A46])" office:value-type="float" office:value="0">
            <text:p>Err:502</text:p>
          </table:table-cell>
          <table:table-cell table:formula="of:=COUNTIF(INDIRECT([.BK$2]&amp;&quot;.F3&quot;):INDIRECT([.BK$2]&amp;&quot;.F1000&quot;);[.$A46])" office:value-type="float" office:value="0">
            <text:p>Err:502</text:p>
          </table:table-cell>
          <table:table-cell table:formula="of:=COUNTIF(INDIRECT([.BL$2]&amp;&quot;.F3&quot;):INDIRECT([.BL$2]&amp;&quot;.F1000&quot;);[.$A46])" office:value-type="float" office:value="0">
            <text:p>Err:502</text:p>
          </table:table-cell>
          <table:table-cell table:formula="of:=COUNTIF(INDIRECT([.BM$2]&amp;&quot;.F3&quot;):INDIRECT([.BM$2]&amp;&quot;.F1000&quot;);[.$A46])" office:value-type="float" office:value="0">
            <text:p>Err:502</text:p>
          </table:table-cell>
          <table:table-cell table:formula="of:=COUNTIF(INDIRECT([.BN$2]&amp;&quot;.F3&quot;):INDIRECT([.BN$2]&amp;&quot;.F1000&quot;);[.$A46])" office:value-type="float" office:value="0">
            <text:p>Err:502</text:p>
          </table:table-cell>
          <table:table-cell table:formula="of:=COUNTIF(INDIRECT([.BO$2]&amp;&quot;.F3&quot;):INDIRECT([.BO$2]&amp;&quot;.F1000&quot;);[.$A46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WeaponCondenser </text:p>
          </table:table-cell>
          <table:table-cell office:value-type="float" office:value="800">
            <text:p>800</text:p>
          </table:table-cell>
          <table:table-cell table:formula="of:=SUMIF([.E47:.DZ47];&quot;&gt;0&quot;)" office:value-type="float" office:value="0">
            <text:p>0</text:p>
          </table:table-cell>
          <table:table-cell table:formula="of:=SUM([.B47]*[.C47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47])" office:value-type="float" office:value="0">
            <text:p>0</text:p>
          </table:table-cell>
          <table:table-cell table:formula="of:=COUNTIF(INDIRECT([.F$2]&amp;&quot;.F3&quot;):INDIRECT([.F$2]&amp;&quot;.F1000&quot;);[.$A47])" office:value-type="float" office:value="0">
            <text:p>0</text:p>
          </table:table-cell>
          <table:table-cell table:formula="of:=COUNTIF(INDIRECT([.G$2]&amp;&quot;.F3&quot;):INDIRECT([.G$2]&amp;&quot;.F1000&quot;);[.$A47])" office:value-type="float" office:value="0">
            <text:p>0</text:p>
          </table:table-cell>
          <table:table-cell table:formula="of:=COUNTIF(INDIRECT([.H$2]&amp;&quot;.F3&quot;):INDIRECT([.H$2]&amp;&quot;.F1000&quot;);[.$A47])" office:value-type="float" office:value="0">
            <text:p>0</text:p>
          </table:table-cell>
          <table:table-cell table:formula="of:=COUNTIF(INDIRECT([.I$2]&amp;&quot;.F3&quot;):INDIRECT([.I$2]&amp;&quot;.F1000&quot;);[.$A47])" office:value-type="float" office:value="0">
            <text:p>0</text:p>
          </table:table-cell>
          <table:table-cell table:formula="of:=COUNTIF(INDIRECT([.J$2]&amp;&quot;.F3&quot;):INDIRECT([.J$2]&amp;&quot;.F1000&quot;);[.$A47])" office:value-type="float" office:value="0">
            <text:p>0</text:p>
          </table:table-cell>
          <table:table-cell table:formula="of:=COUNTIF(INDIRECT([.K$2]&amp;&quot;.F3&quot;):INDIRECT([.K$2]&amp;&quot;.F1000&quot;);[.$A47])" office:value-type="float" office:value="0">
            <text:p>0</text:p>
          </table:table-cell>
          <table:table-cell table:formula="of:=COUNTIF(INDIRECT([.L$2]&amp;&quot;.F3&quot;):INDIRECT([.L$2]&amp;&quot;.F1000&quot;);[.$A47])" office:value-type="float" office:value="0">
            <text:p>0</text:p>
          </table:table-cell>
          <table:table-cell table:formula="of:=COUNTIF(INDIRECT([.M$2]&amp;&quot;.F3&quot;):INDIRECT([.M$2]&amp;&quot;.F1000&quot;);[.$A47])" office:value-type="float" office:value="0">
            <text:p>0</text:p>
          </table:table-cell>
          <table:table-cell table:formula="of:=COUNTIF(INDIRECT([.N$2]&amp;&quot;.F3&quot;):INDIRECT([.N$2]&amp;&quot;.F1000&quot;);[.$A47])" office:value-type="float" office:value="0">
            <text:p>0</text:p>
          </table:table-cell>
          <table:table-cell table:formula="of:=COUNTIF(INDIRECT([.O$2]&amp;&quot;.F3&quot;):INDIRECT([.O$2]&amp;&quot;.F1000&quot;);[.$A47])" office:value-type="float" office:value="0">
            <text:p>0</text:p>
          </table:table-cell>
          <table:table-cell table:formula="of:=COUNTIF(INDIRECT([.P$2]&amp;&quot;.F3&quot;):INDIRECT([.P$2]&amp;&quot;.F1000&quot;);[.$A47])" office:value-type="float" office:value="0">
            <text:p>Err:502</text:p>
          </table:table-cell>
          <table:table-cell table:formula="of:=COUNTIF(INDIRECT([.Q$2]&amp;&quot;.F3&quot;):INDIRECT([.Q$2]&amp;&quot;.F1000&quot;);[.$A47])" office:value-type="float" office:value="0">
            <text:p>Err:502</text:p>
          </table:table-cell>
          <table:table-cell table:formula="of:=COUNTIF(INDIRECT([.R$2]&amp;&quot;.F3&quot;):INDIRECT([.R$2]&amp;&quot;.F1000&quot;);[.$A47])" office:value-type="float" office:value="0">
            <text:p>Err:502</text:p>
          </table:table-cell>
          <table:table-cell table:formula="of:=COUNTIF(INDIRECT([.S$2]&amp;&quot;.F3&quot;):INDIRECT([.S$2]&amp;&quot;.F1000&quot;);[.$A47])" office:value-type="float" office:value="0">
            <text:p>Err:502</text:p>
          </table:table-cell>
          <table:table-cell table:formula="of:=COUNTIF(INDIRECT([.T$2]&amp;&quot;.F3&quot;):INDIRECT([.T$2]&amp;&quot;.F1000&quot;);[.$A47])" office:value-type="float" office:value="0">
            <text:p>Err:502</text:p>
          </table:table-cell>
          <table:table-cell table:formula="of:=COUNTIF(INDIRECT([.U$2]&amp;&quot;.F3&quot;):INDIRECT([.U$2]&amp;&quot;.F1000&quot;);[.$A47])" office:value-type="float" office:value="0">
            <text:p>Err:502</text:p>
          </table:table-cell>
          <table:table-cell table:formula="of:=COUNTIF(INDIRECT([.V$2]&amp;&quot;.F3&quot;):INDIRECT([.V$2]&amp;&quot;.F1000&quot;);[.$A47])" office:value-type="float" office:value="0">
            <text:p>Err:502</text:p>
          </table:table-cell>
          <table:table-cell table:formula="of:=COUNTIF(INDIRECT([.W$2]&amp;&quot;.F3&quot;):INDIRECT([.W$2]&amp;&quot;.F1000&quot;);[.$A47])" office:value-type="float" office:value="0">
            <text:p>Err:502</text:p>
          </table:table-cell>
          <table:table-cell table:formula="of:=COUNTIF(INDIRECT([.X$2]&amp;&quot;.F3&quot;):INDIRECT([.X$2]&amp;&quot;.F1000&quot;);[.$A47])" office:value-type="float" office:value="0">
            <text:p>Err:502</text:p>
          </table:table-cell>
          <table:table-cell table:formula="of:=COUNTIF(INDIRECT([.Y$2]&amp;&quot;.F3&quot;):INDIRECT([.Y$2]&amp;&quot;.F1000&quot;);[.$A47])" office:value-type="float" office:value="0">
            <text:p>Err:502</text:p>
          </table:table-cell>
          <table:table-cell table:formula="of:=COUNTIF(INDIRECT([.Z$2]&amp;&quot;.F3&quot;):INDIRECT([.Z$2]&amp;&quot;.F1000&quot;);[.$A47])" office:value-type="float" office:value="0">
            <text:p>Err:502</text:p>
          </table:table-cell>
          <table:table-cell table:formula="of:=COUNTIF(INDIRECT([.AA$2]&amp;&quot;.F3&quot;):INDIRECT([.AA$2]&amp;&quot;.F1000&quot;);[.$A47])" office:value-type="float" office:value="0">
            <text:p>Err:502</text:p>
          </table:table-cell>
          <table:table-cell table:formula="of:=COUNTIF(INDIRECT([.AB$2]&amp;&quot;.F3&quot;):INDIRECT([.AB$2]&amp;&quot;.F1000&quot;);[.$A47])" office:value-type="float" office:value="0">
            <text:p>Err:502</text:p>
          </table:table-cell>
          <table:table-cell table:formula="of:=COUNTIF(INDIRECT([.AC$2]&amp;&quot;.F3&quot;):INDIRECT([.AC$2]&amp;&quot;.F1000&quot;);[.$A47])" office:value-type="float" office:value="0">
            <text:p>Err:502</text:p>
          </table:table-cell>
          <table:table-cell table:formula="of:=COUNTIF(INDIRECT([.AD$2]&amp;&quot;.F3&quot;):INDIRECT([.AD$2]&amp;&quot;.F1000&quot;);[.$A47])" office:value-type="float" office:value="0">
            <text:p>Err:502</text:p>
          </table:table-cell>
          <table:table-cell table:formula="of:=COUNTIF(INDIRECT([.AE$2]&amp;&quot;.F3&quot;):INDIRECT([.AE$2]&amp;&quot;.F1000&quot;);[.$A47])" office:value-type="float" office:value="0">
            <text:p>Err:502</text:p>
          </table:table-cell>
          <table:table-cell table:formula="of:=COUNTIF(INDIRECT([.AF$2]&amp;&quot;.F3&quot;):INDIRECT([.AF$2]&amp;&quot;.F1000&quot;);[.$A47])" office:value-type="float" office:value="0">
            <text:p>Err:502</text:p>
          </table:table-cell>
          <table:table-cell table:formula="of:=COUNTIF(INDIRECT([.AG$2]&amp;&quot;.F3&quot;):INDIRECT([.AG$2]&amp;&quot;.F1000&quot;);[.$A47])" office:value-type="float" office:value="0">
            <text:p>Err:502</text:p>
          </table:table-cell>
          <table:table-cell table:formula="of:=COUNTIF(INDIRECT([.AH$2]&amp;&quot;.F3&quot;):INDIRECT([.AH$2]&amp;&quot;.F1000&quot;);[.$A47])" office:value-type="float" office:value="0">
            <text:p>Err:502</text:p>
          </table:table-cell>
          <table:table-cell table:formula="of:=COUNTIF(INDIRECT([.AI$2]&amp;&quot;.F3&quot;):INDIRECT([.AI$2]&amp;&quot;.F1000&quot;);[.$A47])" office:value-type="float" office:value="0">
            <text:p>Err:502</text:p>
          </table:table-cell>
          <table:table-cell table:formula="of:=COUNTIF(INDIRECT([.AJ$2]&amp;&quot;.F3&quot;):INDIRECT([.AJ$2]&amp;&quot;.F1000&quot;);[.$A47])" office:value-type="float" office:value="0">
            <text:p>Err:502</text:p>
          </table:table-cell>
          <table:table-cell table:formula="of:=COUNTIF(INDIRECT([.AK$2]&amp;&quot;.F3&quot;):INDIRECT([.AK$2]&amp;&quot;.F1000&quot;);[.$A47])" office:value-type="float" office:value="0">
            <text:p>Err:502</text:p>
          </table:table-cell>
          <table:table-cell table:formula="of:=COUNTIF(INDIRECT([.AL$2]&amp;&quot;.F3&quot;):INDIRECT([.AL$2]&amp;&quot;.F1000&quot;);[.$A47])" office:value-type="float" office:value="0">
            <text:p>Err:502</text:p>
          </table:table-cell>
          <table:table-cell table:formula="of:=COUNTIF(INDIRECT([.AM$2]&amp;&quot;.F3&quot;):INDIRECT([.AM$2]&amp;&quot;.F1000&quot;);[.$A47])" office:value-type="float" office:value="0">
            <text:p>Err:502</text:p>
          </table:table-cell>
          <table:table-cell table:formula="of:=COUNTIF(INDIRECT([.AN$2]&amp;&quot;.F3&quot;):INDIRECT([.AN$2]&amp;&quot;.F1000&quot;);[.$A47])" office:value-type="float" office:value="0">
            <text:p>Err:502</text:p>
          </table:table-cell>
          <table:table-cell table:formula="of:=COUNTIF(INDIRECT([.AO$2]&amp;&quot;.F3&quot;):INDIRECT([.AO$2]&amp;&quot;.F1000&quot;);[.$A47])" office:value-type="float" office:value="0">
            <text:p>Err:502</text:p>
          </table:table-cell>
          <table:table-cell table:formula="of:=COUNTIF(INDIRECT([.AP$2]&amp;&quot;.F3&quot;):INDIRECT([.AP$2]&amp;&quot;.F1000&quot;);[.$A47])" office:value-type="float" office:value="0">
            <text:p>Err:502</text:p>
          </table:table-cell>
          <table:table-cell table:formula="of:=COUNTIF(INDIRECT([.AQ$2]&amp;&quot;.F3&quot;):INDIRECT([.AQ$2]&amp;&quot;.F1000&quot;);[.$A47])" office:value-type="float" office:value="0">
            <text:p>Err:502</text:p>
          </table:table-cell>
          <table:table-cell table:formula="of:=COUNTIF(INDIRECT([.AR$2]&amp;&quot;.F3&quot;):INDIRECT([.AR$2]&amp;&quot;.F1000&quot;);[.$A47])" office:value-type="float" office:value="0">
            <text:p>Err:502</text:p>
          </table:table-cell>
          <table:table-cell table:formula="of:=COUNTIF(INDIRECT([.AS$2]&amp;&quot;.F3&quot;):INDIRECT([.AS$2]&amp;&quot;.F1000&quot;);[.$A47])" office:value-type="float" office:value="0">
            <text:p>Err:502</text:p>
          </table:table-cell>
          <table:table-cell table:formula="of:=COUNTIF(INDIRECT([.AT$2]&amp;&quot;.F3&quot;):INDIRECT([.AT$2]&amp;&quot;.F1000&quot;);[.$A47])" office:value-type="float" office:value="0">
            <text:p>Err:502</text:p>
          </table:table-cell>
          <table:table-cell table:formula="of:=COUNTIF(INDIRECT([.AU$2]&amp;&quot;.F3&quot;):INDIRECT([.AU$2]&amp;&quot;.F1000&quot;);[.$A47])" office:value-type="float" office:value="0">
            <text:p>Err:502</text:p>
          </table:table-cell>
          <table:table-cell table:formula="of:=COUNTIF(INDIRECT([.AV$2]&amp;&quot;.F3&quot;):INDIRECT([.AV$2]&amp;&quot;.F1000&quot;);[.$A47])" office:value-type="float" office:value="0">
            <text:p>Err:502</text:p>
          </table:table-cell>
          <table:table-cell table:formula="of:=COUNTIF(INDIRECT([.AW$2]&amp;&quot;.F3&quot;):INDIRECT([.AW$2]&amp;&quot;.F1000&quot;);[.$A47])" office:value-type="float" office:value="0">
            <text:p>Err:502</text:p>
          </table:table-cell>
          <table:table-cell table:formula="of:=COUNTIF(INDIRECT([.AX$2]&amp;&quot;.F3&quot;):INDIRECT([.AX$2]&amp;&quot;.F1000&quot;);[.$A47])" office:value-type="float" office:value="0">
            <text:p>Err:502</text:p>
          </table:table-cell>
          <table:table-cell table:formula="of:=COUNTIF(INDIRECT([.AY$2]&amp;&quot;.F3&quot;):INDIRECT([.AY$2]&amp;&quot;.F1000&quot;);[.$A47])" office:value-type="float" office:value="0">
            <text:p>Err:502</text:p>
          </table:table-cell>
          <table:table-cell table:formula="of:=COUNTIF(INDIRECT([.AZ$2]&amp;&quot;.F3&quot;):INDIRECT([.AZ$2]&amp;&quot;.F1000&quot;);[.$A47])" office:value-type="float" office:value="0">
            <text:p>Err:502</text:p>
          </table:table-cell>
          <table:table-cell table:formula="of:=COUNTIF(INDIRECT([.BA$2]&amp;&quot;.F3&quot;):INDIRECT([.BA$2]&amp;&quot;.F1000&quot;);[.$A47])" office:value-type="float" office:value="0">
            <text:p>Err:502</text:p>
          </table:table-cell>
          <table:table-cell table:formula="of:=COUNTIF(INDIRECT([.BB$2]&amp;&quot;.F3&quot;):INDIRECT([.BB$2]&amp;&quot;.F1000&quot;);[.$A47])" office:value-type="float" office:value="0">
            <text:p>Err:502</text:p>
          </table:table-cell>
          <table:table-cell table:formula="of:=COUNTIF(INDIRECT([.BC$2]&amp;&quot;.F3&quot;):INDIRECT([.BC$2]&amp;&quot;.F1000&quot;);[.$A47])" office:value-type="float" office:value="0">
            <text:p>Err:502</text:p>
          </table:table-cell>
          <table:table-cell table:formula="of:=COUNTIF(INDIRECT([.BD$2]&amp;&quot;.F3&quot;):INDIRECT([.BD$2]&amp;&quot;.F1000&quot;);[.$A47])" office:value-type="float" office:value="0">
            <text:p>Err:502</text:p>
          </table:table-cell>
          <table:table-cell table:formula="of:=COUNTIF(INDIRECT([.BE$2]&amp;&quot;.F3&quot;):INDIRECT([.BE$2]&amp;&quot;.F1000&quot;);[.$A47])" office:value-type="float" office:value="0">
            <text:p>Err:502</text:p>
          </table:table-cell>
          <table:table-cell table:formula="of:=COUNTIF(INDIRECT([.BF$2]&amp;&quot;.F3&quot;):INDIRECT([.BF$2]&amp;&quot;.F1000&quot;);[.$A47])" office:value-type="float" office:value="0">
            <text:p>Err:502</text:p>
          </table:table-cell>
          <table:table-cell table:formula="of:=COUNTIF(INDIRECT([.BG$2]&amp;&quot;.F3&quot;):INDIRECT([.BG$2]&amp;&quot;.F1000&quot;);[.$A47])" office:value-type="float" office:value="0">
            <text:p>Err:502</text:p>
          </table:table-cell>
          <table:table-cell table:formula="of:=COUNTIF(INDIRECT([.BH$2]&amp;&quot;.F3&quot;):INDIRECT([.BH$2]&amp;&quot;.F1000&quot;);[.$A47])" office:value-type="float" office:value="0">
            <text:p>Err:502</text:p>
          </table:table-cell>
          <table:table-cell table:formula="of:=COUNTIF(INDIRECT([.BI$2]&amp;&quot;.F3&quot;):INDIRECT([.BI$2]&amp;&quot;.F1000&quot;);[.$A47])" office:value-type="float" office:value="0">
            <text:p>Err:502</text:p>
          </table:table-cell>
          <table:table-cell table:formula="of:=COUNTIF(INDIRECT([.BJ$2]&amp;&quot;.F3&quot;):INDIRECT([.BJ$2]&amp;&quot;.F1000&quot;);[.$A47])" office:value-type="float" office:value="0">
            <text:p>Err:502</text:p>
          </table:table-cell>
          <table:table-cell table:formula="of:=COUNTIF(INDIRECT([.BK$2]&amp;&quot;.F3&quot;):INDIRECT([.BK$2]&amp;&quot;.F1000&quot;);[.$A47])" office:value-type="float" office:value="0">
            <text:p>Err:502</text:p>
          </table:table-cell>
          <table:table-cell table:formula="of:=COUNTIF(INDIRECT([.BL$2]&amp;&quot;.F3&quot;):INDIRECT([.BL$2]&amp;&quot;.F1000&quot;);[.$A47])" office:value-type="float" office:value="0">
            <text:p>Err:502</text:p>
          </table:table-cell>
          <table:table-cell table:formula="of:=COUNTIF(INDIRECT([.BM$2]&amp;&quot;.F3&quot;):INDIRECT([.BM$2]&amp;&quot;.F1000&quot;);[.$A47])" office:value-type="float" office:value="0">
            <text:p>Err:502</text:p>
          </table:table-cell>
          <table:table-cell table:formula="of:=COUNTIF(INDIRECT([.BN$2]&amp;&quot;.F3&quot;):INDIRECT([.BN$2]&amp;&quot;.F1000&quot;);[.$A47])" office:value-type="float" office:value="0">
            <text:p>Err:502</text:p>
          </table:table-cell>
          <table:table-cell table:formula="of:=COUNTIF(INDIRECT([.BO$2]&amp;&quot;.F3&quot;):INDIRECT([.BO$2]&amp;&quot;.F1000&quot;);[.$A47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WeaponCooler </text:p>
          </table:table-cell>
          <table:table-cell office:value-type="float" office:value="800">
            <text:p>800</text:p>
          </table:table-cell>
          <table:table-cell table:formula="of:=SUMIF([.E48:.DZ48];&quot;&gt;0&quot;)" office:value-type="float" office:value="0">
            <text:p>0</text:p>
          </table:table-cell>
          <table:table-cell table:formula="of:=SUM([.B48]*[.C48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48])" office:value-type="float" office:value="0">
            <text:p>0</text:p>
          </table:table-cell>
          <table:table-cell table:formula="of:=COUNTIF(INDIRECT([.F$2]&amp;&quot;.F3&quot;):INDIRECT([.F$2]&amp;&quot;.F1000&quot;);[.$A48])" office:value-type="float" office:value="0">
            <text:p>0</text:p>
          </table:table-cell>
          <table:table-cell table:formula="of:=COUNTIF(INDIRECT([.G$2]&amp;&quot;.F3&quot;):INDIRECT([.G$2]&amp;&quot;.F1000&quot;);[.$A48])" office:value-type="float" office:value="0">
            <text:p>0</text:p>
          </table:table-cell>
          <table:table-cell table:formula="of:=COUNTIF(INDIRECT([.H$2]&amp;&quot;.F3&quot;):INDIRECT([.H$2]&amp;&quot;.F1000&quot;);[.$A48])" office:value-type="float" office:value="0">
            <text:p>0</text:p>
          </table:table-cell>
          <table:table-cell table:formula="of:=COUNTIF(INDIRECT([.I$2]&amp;&quot;.F3&quot;):INDIRECT([.I$2]&amp;&quot;.F1000&quot;);[.$A48])" office:value-type="float" office:value="0">
            <text:p>0</text:p>
          </table:table-cell>
          <table:table-cell table:formula="of:=COUNTIF(INDIRECT([.J$2]&amp;&quot;.F3&quot;):INDIRECT([.J$2]&amp;&quot;.F1000&quot;);[.$A48])" office:value-type="float" office:value="0">
            <text:p>0</text:p>
          </table:table-cell>
          <table:table-cell table:formula="of:=COUNTIF(INDIRECT([.K$2]&amp;&quot;.F3&quot;):INDIRECT([.K$2]&amp;&quot;.F1000&quot;);[.$A48])" office:value-type="float" office:value="0">
            <text:p>0</text:p>
          </table:table-cell>
          <table:table-cell table:formula="of:=COUNTIF(INDIRECT([.L$2]&amp;&quot;.F3&quot;):INDIRECT([.L$2]&amp;&quot;.F1000&quot;);[.$A48])" office:value-type="float" office:value="0">
            <text:p>0</text:p>
          </table:table-cell>
          <table:table-cell table:formula="of:=COUNTIF(INDIRECT([.M$2]&amp;&quot;.F3&quot;):INDIRECT([.M$2]&amp;&quot;.F1000&quot;);[.$A48])" office:value-type="float" office:value="0">
            <text:p>0</text:p>
          </table:table-cell>
          <table:table-cell table:formula="of:=COUNTIF(INDIRECT([.N$2]&amp;&quot;.F3&quot;):INDIRECT([.N$2]&amp;&quot;.F1000&quot;);[.$A48])" office:value-type="float" office:value="0">
            <text:p>0</text:p>
          </table:table-cell>
          <table:table-cell table:formula="of:=COUNTIF(INDIRECT([.O$2]&amp;&quot;.F3&quot;):INDIRECT([.O$2]&amp;&quot;.F1000&quot;);[.$A48])" office:value-type="float" office:value="0">
            <text:p>0</text:p>
          </table:table-cell>
          <table:table-cell table:formula="of:=COUNTIF(INDIRECT([.P$2]&amp;&quot;.F3&quot;):INDIRECT([.P$2]&amp;&quot;.F1000&quot;);[.$A48])" office:value-type="float" office:value="0">
            <text:p>Err:502</text:p>
          </table:table-cell>
          <table:table-cell table:formula="of:=COUNTIF(INDIRECT([.Q$2]&amp;&quot;.F3&quot;):INDIRECT([.Q$2]&amp;&quot;.F1000&quot;);[.$A48])" office:value-type="float" office:value="0">
            <text:p>Err:502</text:p>
          </table:table-cell>
          <table:table-cell table:formula="of:=COUNTIF(INDIRECT([.R$2]&amp;&quot;.F3&quot;):INDIRECT([.R$2]&amp;&quot;.F1000&quot;);[.$A48])" office:value-type="float" office:value="0">
            <text:p>Err:502</text:p>
          </table:table-cell>
          <table:table-cell table:formula="of:=COUNTIF(INDIRECT([.S$2]&amp;&quot;.F3&quot;):INDIRECT([.S$2]&amp;&quot;.F1000&quot;);[.$A48])" office:value-type="float" office:value="0">
            <text:p>Err:502</text:p>
          </table:table-cell>
          <table:table-cell table:formula="of:=COUNTIF(INDIRECT([.T$2]&amp;&quot;.F3&quot;):INDIRECT([.T$2]&amp;&quot;.F1000&quot;);[.$A48])" office:value-type="float" office:value="0">
            <text:p>Err:502</text:p>
          </table:table-cell>
          <table:table-cell table:formula="of:=COUNTIF(INDIRECT([.U$2]&amp;&quot;.F3&quot;):INDIRECT([.U$2]&amp;&quot;.F1000&quot;);[.$A48])" office:value-type="float" office:value="0">
            <text:p>Err:502</text:p>
          </table:table-cell>
          <table:table-cell table:formula="of:=COUNTIF(INDIRECT([.V$2]&amp;&quot;.F3&quot;):INDIRECT([.V$2]&amp;&quot;.F1000&quot;);[.$A48])" office:value-type="float" office:value="0">
            <text:p>Err:502</text:p>
          </table:table-cell>
          <table:table-cell table:formula="of:=COUNTIF(INDIRECT([.W$2]&amp;&quot;.F3&quot;):INDIRECT([.W$2]&amp;&quot;.F1000&quot;);[.$A48])" office:value-type="float" office:value="0">
            <text:p>Err:502</text:p>
          </table:table-cell>
          <table:table-cell table:formula="of:=COUNTIF(INDIRECT([.X$2]&amp;&quot;.F3&quot;):INDIRECT([.X$2]&amp;&quot;.F1000&quot;);[.$A48])" office:value-type="float" office:value="0">
            <text:p>Err:502</text:p>
          </table:table-cell>
          <table:table-cell table:formula="of:=COUNTIF(INDIRECT([.Y$2]&amp;&quot;.F3&quot;):INDIRECT([.Y$2]&amp;&quot;.F1000&quot;);[.$A48])" office:value-type="float" office:value="0">
            <text:p>Err:502</text:p>
          </table:table-cell>
          <table:table-cell table:formula="of:=COUNTIF(INDIRECT([.Z$2]&amp;&quot;.F3&quot;):INDIRECT([.Z$2]&amp;&quot;.F1000&quot;);[.$A48])" office:value-type="float" office:value="0">
            <text:p>Err:502</text:p>
          </table:table-cell>
          <table:table-cell table:formula="of:=COUNTIF(INDIRECT([.AA$2]&amp;&quot;.F3&quot;):INDIRECT([.AA$2]&amp;&quot;.F1000&quot;);[.$A48])" office:value-type="float" office:value="0">
            <text:p>Err:502</text:p>
          </table:table-cell>
          <table:table-cell table:formula="of:=COUNTIF(INDIRECT([.AB$2]&amp;&quot;.F3&quot;):INDIRECT([.AB$2]&amp;&quot;.F1000&quot;);[.$A48])" office:value-type="float" office:value="0">
            <text:p>Err:502</text:p>
          </table:table-cell>
          <table:table-cell table:formula="of:=COUNTIF(INDIRECT([.AC$2]&amp;&quot;.F3&quot;):INDIRECT([.AC$2]&amp;&quot;.F1000&quot;);[.$A48])" office:value-type="float" office:value="0">
            <text:p>Err:502</text:p>
          </table:table-cell>
          <table:table-cell table:formula="of:=COUNTIF(INDIRECT([.AD$2]&amp;&quot;.F3&quot;):INDIRECT([.AD$2]&amp;&quot;.F1000&quot;);[.$A48])" office:value-type="float" office:value="0">
            <text:p>Err:502</text:p>
          </table:table-cell>
          <table:table-cell table:formula="of:=COUNTIF(INDIRECT([.AE$2]&amp;&quot;.F3&quot;):INDIRECT([.AE$2]&amp;&quot;.F1000&quot;);[.$A48])" office:value-type="float" office:value="0">
            <text:p>Err:502</text:p>
          </table:table-cell>
          <table:table-cell table:formula="of:=COUNTIF(INDIRECT([.AF$2]&amp;&quot;.F3&quot;):INDIRECT([.AF$2]&amp;&quot;.F1000&quot;);[.$A48])" office:value-type="float" office:value="0">
            <text:p>Err:502</text:p>
          </table:table-cell>
          <table:table-cell table:formula="of:=COUNTIF(INDIRECT([.AG$2]&amp;&quot;.F3&quot;):INDIRECT([.AG$2]&amp;&quot;.F1000&quot;);[.$A48])" office:value-type="float" office:value="0">
            <text:p>Err:502</text:p>
          </table:table-cell>
          <table:table-cell table:formula="of:=COUNTIF(INDIRECT([.AH$2]&amp;&quot;.F3&quot;):INDIRECT([.AH$2]&amp;&quot;.F1000&quot;);[.$A48])" office:value-type="float" office:value="0">
            <text:p>Err:502</text:p>
          </table:table-cell>
          <table:table-cell table:formula="of:=COUNTIF(INDIRECT([.AI$2]&amp;&quot;.F3&quot;):INDIRECT([.AI$2]&amp;&quot;.F1000&quot;);[.$A48])" office:value-type="float" office:value="0">
            <text:p>Err:502</text:p>
          </table:table-cell>
          <table:table-cell table:formula="of:=COUNTIF(INDIRECT([.AJ$2]&amp;&quot;.F3&quot;):INDIRECT([.AJ$2]&amp;&quot;.F1000&quot;);[.$A48])" office:value-type="float" office:value="0">
            <text:p>Err:502</text:p>
          </table:table-cell>
          <table:table-cell table:formula="of:=COUNTIF(INDIRECT([.AK$2]&amp;&quot;.F3&quot;):INDIRECT([.AK$2]&amp;&quot;.F1000&quot;);[.$A48])" office:value-type="float" office:value="0">
            <text:p>Err:502</text:p>
          </table:table-cell>
          <table:table-cell table:formula="of:=COUNTIF(INDIRECT([.AL$2]&amp;&quot;.F3&quot;):INDIRECT([.AL$2]&amp;&quot;.F1000&quot;);[.$A48])" office:value-type="float" office:value="0">
            <text:p>Err:502</text:p>
          </table:table-cell>
          <table:table-cell table:formula="of:=COUNTIF(INDIRECT([.AM$2]&amp;&quot;.F3&quot;):INDIRECT([.AM$2]&amp;&quot;.F1000&quot;);[.$A48])" office:value-type="float" office:value="0">
            <text:p>Err:502</text:p>
          </table:table-cell>
          <table:table-cell table:formula="of:=COUNTIF(INDIRECT([.AN$2]&amp;&quot;.F3&quot;):INDIRECT([.AN$2]&amp;&quot;.F1000&quot;);[.$A48])" office:value-type="float" office:value="0">
            <text:p>Err:502</text:p>
          </table:table-cell>
          <table:table-cell table:formula="of:=COUNTIF(INDIRECT([.AO$2]&amp;&quot;.F3&quot;):INDIRECT([.AO$2]&amp;&quot;.F1000&quot;);[.$A48])" office:value-type="float" office:value="0">
            <text:p>Err:502</text:p>
          </table:table-cell>
          <table:table-cell table:formula="of:=COUNTIF(INDIRECT([.AP$2]&amp;&quot;.F3&quot;):INDIRECT([.AP$2]&amp;&quot;.F1000&quot;);[.$A48])" office:value-type="float" office:value="0">
            <text:p>Err:502</text:p>
          </table:table-cell>
          <table:table-cell table:formula="of:=COUNTIF(INDIRECT([.AQ$2]&amp;&quot;.F3&quot;):INDIRECT([.AQ$2]&amp;&quot;.F1000&quot;);[.$A48])" office:value-type="float" office:value="0">
            <text:p>Err:502</text:p>
          </table:table-cell>
          <table:table-cell table:formula="of:=COUNTIF(INDIRECT([.AR$2]&amp;&quot;.F3&quot;):INDIRECT([.AR$2]&amp;&quot;.F1000&quot;);[.$A48])" office:value-type="float" office:value="0">
            <text:p>Err:502</text:p>
          </table:table-cell>
          <table:table-cell table:formula="of:=COUNTIF(INDIRECT([.AS$2]&amp;&quot;.F3&quot;):INDIRECT([.AS$2]&amp;&quot;.F1000&quot;);[.$A48])" office:value-type="float" office:value="0">
            <text:p>Err:502</text:p>
          </table:table-cell>
          <table:table-cell table:formula="of:=COUNTIF(INDIRECT([.AT$2]&amp;&quot;.F3&quot;):INDIRECT([.AT$2]&amp;&quot;.F1000&quot;);[.$A48])" office:value-type="float" office:value="0">
            <text:p>Err:502</text:p>
          </table:table-cell>
          <table:table-cell table:formula="of:=COUNTIF(INDIRECT([.AU$2]&amp;&quot;.F3&quot;):INDIRECT([.AU$2]&amp;&quot;.F1000&quot;);[.$A48])" office:value-type="float" office:value="0">
            <text:p>Err:502</text:p>
          </table:table-cell>
          <table:table-cell table:formula="of:=COUNTIF(INDIRECT([.AV$2]&amp;&quot;.F3&quot;):INDIRECT([.AV$2]&amp;&quot;.F1000&quot;);[.$A48])" office:value-type="float" office:value="0">
            <text:p>Err:502</text:p>
          </table:table-cell>
          <table:table-cell table:formula="of:=COUNTIF(INDIRECT([.AW$2]&amp;&quot;.F3&quot;):INDIRECT([.AW$2]&amp;&quot;.F1000&quot;);[.$A48])" office:value-type="float" office:value="0">
            <text:p>Err:502</text:p>
          </table:table-cell>
          <table:table-cell table:formula="of:=COUNTIF(INDIRECT([.AX$2]&amp;&quot;.F3&quot;):INDIRECT([.AX$2]&amp;&quot;.F1000&quot;);[.$A48])" office:value-type="float" office:value="0">
            <text:p>Err:502</text:p>
          </table:table-cell>
          <table:table-cell table:formula="of:=COUNTIF(INDIRECT([.AY$2]&amp;&quot;.F3&quot;):INDIRECT([.AY$2]&amp;&quot;.F1000&quot;);[.$A48])" office:value-type="float" office:value="0">
            <text:p>Err:502</text:p>
          </table:table-cell>
          <table:table-cell table:formula="of:=COUNTIF(INDIRECT([.AZ$2]&amp;&quot;.F3&quot;):INDIRECT([.AZ$2]&amp;&quot;.F1000&quot;);[.$A48])" office:value-type="float" office:value="0">
            <text:p>Err:502</text:p>
          </table:table-cell>
          <table:table-cell table:formula="of:=COUNTIF(INDIRECT([.BA$2]&amp;&quot;.F3&quot;):INDIRECT([.BA$2]&amp;&quot;.F1000&quot;);[.$A48])" office:value-type="float" office:value="0">
            <text:p>Err:502</text:p>
          </table:table-cell>
          <table:table-cell table:formula="of:=COUNTIF(INDIRECT([.BB$2]&amp;&quot;.F3&quot;):INDIRECT([.BB$2]&amp;&quot;.F1000&quot;);[.$A48])" office:value-type="float" office:value="0">
            <text:p>Err:502</text:p>
          </table:table-cell>
          <table:table-cell table:formula="of:=COUNTIF(INDIRECT([.BC$2]&amp;&quot;.F3&quot;):INDIRECT([.BC$2]&amp;&quot;.F1000&quot;);[.$A48])" office:value-type="float" office:value="0">
            <text:p>Err:502</text:p>
          </table:table-cell>
          <table:table-cell table:formula="of:=COUNTIF(INDIRECT([.BD$2]&amp;&quot;.F3&quot;):INDIRECT([.BD$2]&amp;&quot;.F1000&quot;);[.$A48])" office:value-type="float" office:value="0">
            <text:p>Err:502</text:p>
          </table:table-cell>
          <table:table-cell table:formula="of:=COUNTIF(INDIRECT([.BE$2]&amp;&quot;.F3&quot;):INDIRECT([.BE$2]&amp;&quot;.F1000&quot;);[.$A48])" office:value-type="float" office:value="0">
            <text:p>Err:502</text:p>
          </table:table-cell>
          <table:table-cell table:formula="of:=COUNTIF(INDIRECT([.BF$2]&amp;&quot;.F3&quot;):INDIRECT([.BF$2]&amp;&quot;.F1000&quot;);[.$A48])" office:value-type="float" office:value="0">
            <text:p>Err:502</text:p>
          </table:table-cell>
          <table:table-cell table:formula="of:=COUNTIF(INDIRECT([.BG$2]&amp;&quot;.F3&quot;):INDIRECT([.BG$2]&amp;&quot;.F1000&quot;);[.$A48])" office:value-type="float" office:value="0">
            <text:p>Err:502</text:p>
          </table:table-cell>
          <table:table-cell table:formula="of:=COUNTIF(INDIRECT([.BH$2]&amp;&quot;.F3&quot;):INDIRECT([.BH$2]&amp;&quot;.F1000&quot;);[.$A48])" office:value-type="float" office:value="0">
            <text:p>Err:502</text:p>
          </table:table-cell>
          <table:table-cell table:formula="of:=COUNTIF(INDIRECT([.BI$2]&amp;&quot;.F3&quot;):INDIRECT([.BI$2]&amp;&quot;.F1000&quot;);[.$A48])" office:value-type="float" office:value="0">
            <text:p>Err:502</text:p>
          </table:table-cell>
          <table:table-cell table:formula="of:=COUNTIF(INDIRECT([.BJ$2]&amp;&quot;.F3&quot;):INDIRECT([.BJ$2]&amp;&quot;.F1000&quot;);[.$A48])" office:value-type="float" office:value="0">
            <text:p>Err:502</text:p>
          </table:table-cell>
          <table:table-cell table:formula="of:=COUNTIF(INDIRECT([.BK$2]&amp;&quot;.F3&quot;):INDIRECT([.BK$2]&amp;&quot;.F1000&quot;);[.$A48])" office:value-type="float" office:value="0">
            <text:p>Err:502</text:p>
          </table:table-cell>
          <table:table-cell table:formula="of:=COUNTIF(INDIRECT([.BL$2]&amp;&quot;.F3&quot;):INDIRECT([.BL$2]&amp;&quot;.F1000&quot;);[.$A48])" office:value-type="float" office:value="0">
            <text:p>Err:502</text:p>
          </table:table-cell>
          <table:table-cell table:formula="of:=COUNTIF(INDIRECT([.BM$2]&amp;&quot;.F3&quot;):INDIRECT([.BM$2]&amp;&quot;.F1000&quot;);[.$A48])" office:value-type="float" office:value="0">
            <text:p>Err:502</text:p>
          </table:table-cell>
          <table:table-cell table:formula="of:=COUNTIF(INDIRECT([.BN$2]&amp;&quot;.F3&quot;):INDIRECT([.BN$2]&amp;&quot;.F1000&quot;);[.$A48])" office:value-type="float" office:value="0">
            <text:p>Err:502</text:p>
          </table:table-cell>
          <table:table-cell table:formula="of:=COUNTIF(INDIRECT([.BO$2]&amp;&quot;.F3&quot;):INDIRECT([.BO$2]&amp;&quot;.F1000&quot;);[.$A48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AdvancedWeaponMultiplexer </text:p>
          </table:table-cell>
          <table:table-cell office:value-type="float" office:value="800">
            <text:p>800</text:p>
          </table:table-cell>
          <table:table-cell table:formula="of:=SUMIF([.E49:.DZ49];&quot;&gt;0&quot;)" office:value-type="float" office:value="0">
            <text:p>0</text:p>
          </table:table-cell>
          <table:table-cell table:formula="of:=SUM([.B49]*[.C49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49])" office:value-type="float" office:value="0">
            <text:p>0</text:p>
          </table:table-cell>
          <table:table-cell table:formula="of:=COUNTIF(INDIRECT([.F$2]&amp;&quot;.F3&quot;):INDIRECT([.F$2]&amp;&quot;.F1000&quot;);[.$A49])" office:value-type="float" office:value="0">
            <text:p>0</text:p>
          </table:table-cell>
          <table:table-cell table:formula="of:=COUNTIF(INDIRECT([.G$2]&amp;&quot;.F3&quot;):INDIRECT([.G$2]&amp;&quot;.F1000&quot;);[.$A49])" office:value-type="float" office:value="0">
            <text:p>0</text:p>
          </table:table-cell>
          <table:table-cell table:formula="of:=COUNTIF(INDIRECT([.H$2]&amp;&quot;.F3&quot;):INDIRECT([.H$2]&amp;&quot;.F1000&quot;);[.$A49])" office:value-type="float" office:value="0">
            <text:p>0</text:p>
          </table:table-cell>
          <table:table-cell table:formula="of:=COUNTIF(INDIRECT([.I$2]&amp;&quot;.F3&quot;):INDIRECT([.I$2]&amp;&quot;.F1000&quot;);[.$A49])" office:value-type="float" office:value="0">
            <text:p>0</text:p>
          </table:table-cell>
          <table:table-cell table:formula="of:=COUNTIF(INDIRECT([.J$2]&amp;&quot;.F3&quot;):INDIRECT([.J$2]&amp;&quot;.F1000&quot;);[.$A49])" office:value-type="float" office:value="0">
            <text:p>0</text:p>
          </table:table-cell>
          <table:table-cell table:formula="of:=COUNTIF(INDIRECT([.K$2]&amp;&quot;.F3&quot;):INDIRECT([.K$2]&amp;&quot;.F1000&quot;);[.$A49])" office:value-type="float" office:value="0">
            <text:p>0</text:p>
          </table:table-cell>
          <table:table-cell table:formula="of:=COUNTIF(INDIRECT([.L$2]&amp;&quot;.F3&quot;):INDIRECT([.L$2]&amp;&quot;.F1000&quot;);[.$A49])" office:value-type="float" office:value="0">
            <text:p>0</text:p>
          </table:table-cell>
          <table:table-cell table:formula="of:=COUNTIF(INDIRECT([.M$2]&amp;&quot;.F3&quot;):INDIRECT([.M$2]&amp;&quot;.F1000&quot;);[.$A49])" office:value-type="float" office:value="0">
            <text:p>0</text:p>
          </table:table-cell>
          <table:table-cell table:formula="of:=COUNTIF(INDIRECT([.N$2]&amp;&quot;.F3&quot;):INDIRECT([.N$2]&amp;&quot;.F1000&quot;);[.$A49])" office:value-type="float" office:value="0">
            <text:p>0</text:p>
          </table:table-cell>
          <table:table-cell table:formula="of:=COUNTIF(INDIRECT([.O$2]&amp;&quot;.F3&quot;):INDIRECT([.O$2]&amp;&quot;.F1000&quot;);[.$A49])" office:value-type="float" office:value="0">
            <text:p>0</text:p>
          </table:table-cell>
          <table:table-cell table:formula="of:=COUNTIF(INDIRECT([.P$2]&amp;&quot;.F3&quot;):INDIRECT([.P$2]&amp;&quot;.F1000&quot;);[.$A49])" office:value-type="float" office:value="0">
            <text:p>Err:502</text:p>
          </table:table-cell>
          <table:table-cell table:formula="of:=COUNTIF(INDIRECT([.Q$2]&amp;&quot;.F3&quot;):INDIRECT([.Q$2]&amp;&quot;.F1000&quot;);[.$A49])" office:value-type="float" office:value="0">
            <text:p>Err:502</text:p>
          </table:table-cell>
          <table:table-cell table:formula="of:=COUNTIF(INDIRECT([.R$2]&amp;&quot;.F3&quot;):INDIRECT([.R$2]&amp;&quot;.F1000&quot;);[.$A49])" office:value-type="float" office:value="0">
            <text:p>Err:502</text:p>
          </table:table-cell>
          <table:table-cell table:formula="of:=COUNTIF(INDIRECT([.S$2]&amp;&quot;.F3&quot;):INDIRECT([.S$2]&amp;&quot;.F1000&quot;);[.$A49])" office:value-type="float" office:value="0">
            <text:p>Err:502</text:p>
          </table:table-cell>
          <table:table-cell table:formula="of:=COUNTIF(INDIRECT([.T$2]&amp;&quot;.F3&quot;):INDIRECT([.T$2]&amp;&quot;.F1000&quot;);[.$A49])" office:value-type="float" office:value="0">
            <text:p>Err:502</text:p>
          </table:table-cell>
          <table:table-cell table:formula="of:=COUNTIF(INDIRECT([.U$2]&amp;&quot;.F3&quot;):INDIRECT([.U$2]&amp;&quot;.F1000&quot;);[.$A49])" office:value-type="float" office:value="0">
            <text:p>Err:502</text:p>
          </table:table-cell>
          <table:table-cell table:formula="of:=COUNTIF(INDIRECT([.V$2]&amp;&quot;.F3&quot;):INDIRECT([.V$2]&amp;&quot;.F1000&quot;);[.$A49])" office:value-type="float" office:value="0">
            <text:p>Err:502</text:p>
          </table:table-cell>
          <table:table-cell table:formula="of:=COUNTIF(INDIRECT([.W$2]&amp;&quot;.F3&quot;):INDIRECT([.W$2]&amp;&quot;.F1000&quot;);[.$A49])" office:value-type="float" office:value="0">
            <text:p>Err:502</text:p>
          </table:table-cell>
          <table:table-cell table:formula="of:=COUNTIF(INDIRECT([.X$2]&amp;&quot;.F3&quot;):INDIRECT([.X$2]&amp;&quot;.F1000&quot;);[.$A49])" office:value-type="float" office:value="0">
            <text:p>Err:502</text:p>
          </table:table-cell>
          <table:table-cell table:formula="of:=COUNTIF(INDIRECT([.Y$2]&amp;&quot;.F3&quot;):INDIRECT([.Y$2]&amp;&quot;.F1000&quot;);[.$A49])" office:value-type="float" office:value="0">
            <text:p>Err:502</text:p>
          </table:table-cell>
          <table:table-cell table:formula="of:=COUNTIF(INDIRECT([.Z$2]&amp;&quot;.F3&quot;):INDIRECT([.Z$2]&amp;&quot;.F1000&quot;);[.$A49])" office:value-type="float" office:value="0">
            <text:p>Err:502</text:p>
          </table:table-cell>
          <table:table-cell table:formula="of:=COUNTIF(INDIRECT([.AA$2]&amp;&quot;.F3&quot;):INDIRECT([.AA$2]&amp;&quot;.F1000&quot;);[.$A49])" office:value-type="float" office:value="0">
            <text:p>Err:502</text:p>
          </table:table-cell>
          <table:table-cell table:formula="of:=COUNTIF(INDIRECT([.AB$2]&amp;&quot;.F3&quot;):INDIRECT([.AB$2]&amp;&quot;.F1000&quot;);[.$A49])" office:value-type="float" office:value="0">
            <text:p>Err:502</text:p>
          </table:table-cell>
          <table:table-cell table:formula="of:=COUNTIF(INDIRECT([.AC$2]&amp;&quot;.F3&quot;):INDIRECT([.AC$2]&amp;&quot;.F1000&quot;);[.$A49])" office:value-type="float" office:value="0">
            <text:p>Err:502</text:p>
          </table:table-cell>
          <table:table-cell table:formula="of:=COUNTIF(INDIRECT([.AD$2]&amp;&quot;.F3&quot;):INDIRECT([.AD$2]&amp;&quot;.F1000&quot;);[.$A49])" office:value-type="float" office:value="0">
            <text:p>Err:502</text:p>
          </table:table-cell>
          <table:table-cell table:formula="of:=COUNTIF(INDIRECT([.AE$2]&amp;&quot;.F3&quot;):INDIRECT([.AE$2]&amp;&quot;.F1000&quot;);[.$A49])" office:value-type="float" office:value="0">
            <text:p>Err:502</text:p>
          </table:table-cell>
          <table:table-cell table:formula="of:=COUNTIF(INDIRECT([.AF$2]&amp;&quot;.F3&quot;):INDIRECT([.AF$2]&amp;&quot;.F1000&quot;);[.$A49])" office:value-type="float" office:value="0">
            <text:p>Err:502</text:p>
          </table:table-cell>
          <table:table-cell table:formula="of:=COUNTIF(INDIRECT([.AG$2]&amp;&quot;.F3&quot;):INDIRECT([.AG$2]&amp;&quot;.F1000&quot;);[.$A49])" office:value-type="float" office:value="0">
            <text:p>Err:502</text:p>
          </table:table-cell>
          <table:table-cell table:formula="of:=COUNTIF(INDIRECT([.AH$2]&amp;&quot;.F3&quot;):INDIRECT([.AH$2]&amp;&quot;.F1000&quot;);[.$A49])" office:value-type="float" office:value="0">
            <text:p>Err:502</text:p>
          </table:table-cell>
          <table:table-cell table:formula="of:=COUNTIF(INDIRECT([.AI$2]&amp;&quot;.F3&quot;):INDIRECT([.AI$2]&amp;&quot;.F1000&quot;);[.$A49])" office:value-type="float" office:value="0">
            <text:p>Err:502</text:p>
          </table:table-cell>
          <table:table-cell table:formula="of:=COUNTIF(INDIRECT([.AJ$2]&amp;&quot;.F3&quot;):INDIRECT([.AJ$2]&amp;&quot;.F1000&quot;);[.$A49])" office:value-type="float" office:value="0">
            <text:p>Err:502</text:p>
          </table:table-cell>
          <table:table-cell table:formula="of:=COUNTIF(INDIRECT([.AK$2]&amp;&quot;.F3&quot;):INDIRECT([.AK$2]&amp;&quot;.F1000&quot;);[.$A49])" office:value-type="float" office:value="0">
            <text:p>Err:502</text:p>
          </table:table-cell>
          <table:table-cell table:formula="of:=COUNTIF(INDIRECT([.AL$2]&amp;&quot;.F3&quot;):INDIRECT([.AL$2]&amp;&quot;.F1000&quot;);[.$A49])" office:value-type="float" office:value="0">
            <text:p>Err:502</text:p>
          </table:table-cell>
          <table:table-cell table:formula="of:=COUNTIF(INDIRECT([.AM$2]&amp;&quot;.F3&quot;):INDIRECT([.AM$2]&amp;&quot;.F1000&quot;);[.$A49])" office:value-type="float" office:value="0">
            <text:p>Err:502</text:p>
          </table:table-cell>
          <table:table-cell table:formula="of:=COUNTIF(INDIRECT([.AN$2]&amp;&quot;.F3&quot;):INDIRECT([.AN$2]&amp;&quot;.F1000&quot;);[.$A49])" office:value-type="float" office:value="0">
            <text:p>Err:502</text:p>
          </table:table-cell>
          <table:table-cell table:formula="of:=COUNTIF(INDIRECT([.AO$2]&amp;&quot;.F3&quot;):INDIRECT([.AO$2]&amp;&quot;.F1000&quot;);[.$A49])" office:value-type="float" office:value="0">
            <text:p>Err:502</text:p>
          </table:table-cell>
          <table:table-cell table:formula="of:=COUNTIF(INDIRECT([.AP$2]&amp;&quot;.F3&quot;):INDIRECT([.AP$2]&amp;&quot;.F1000&quot;);[.$A49])" office:value-type="float" office:value="0">
            <text:p>Err:502</text:p>
          </table:table-cell>
          <table:table-cell table:formula="of:=COUNTIF(INDIRECT([.AQ$2]&amp;&quot;.F3&quot;):INDIRECT([.AQ$2]&amp;&quot;.F1000&quot;);[.$A49])" office:value-type="float" office:value="0">
            <text:p>Err:502</text:p>
          </table:table-cell>
          <table:table-cell table:formula="of:=COUNTIF(INDIRECT([.AR$2]&amp;&quot;.F3&quot;):INDIRECT([.AR$2]&amp;&quot;.F1000&quot;);[.$A49])" office:value-type="float" office:value="0">
            <text:p>Err:502</text:p>
          </table:table-cell>
          <table:table-cell table:formula="of:=COUNTIF(INDIRECT([.AS$2]&amp;&quot;.F3&quot;):INDIRECT([.AS$2]&amp;&quot;.F1000&quot;);[.$A49])" office:value-type="float" office:value="0">
            <text:p>Err:502</text:p>
          </table:table-cell>
          <table:table-cell table:formula="of:=COUNTIF(INDIRECT([.AT$2]&amp;&quot;.F3&quot;):INDIRECT([.AT$2]&amp;&quot;.F1000&quot;);[.$A49])" office:value-type="float" office:value="0">
            <text:p>Err:502</text:p>
          </table:table-cell>
          <table:table-cell table:formula="of:=COUNTIF(INDIRECT([.AU$2]&amp;&quot;.F3&quot;):INDIRECT([.AU$2]&amp;&quot;.F1000&quot;);[.$A49])" office:value-type="float" office:value="0">
            <text:p>Err:502</text:p>
          </table:table-cell>
          <table:table-cell table:formula="of:=COUNTIF(INDIRECT([.AV$2]&amp;&quot;.F3&quot;):INDIRECT([.AV$2]&amp;&quot;.F1000&quot;);[.$A49])" office:value-type="float" office:value="0">
            <text:p>Err:502</text:p>
          </table:table-cell>
          <table:table-cell table:formula="of:=COUNTIF(INDIRECT([.AW$2]&amp;&quot;.F3&quot;):INDIRECT([.AW$2]&amp;&quot;.F1000&quot;);[.$A49])" office:value-type="float" office:value="0">
            <text:p>Err:502</text:p>
          </table:table-cell>
          <table:table-cell table:formula="of:=COUNTIF(INDIRECT([.AX$2]&amp;&quot;.F3&quot;):INDIRECT([.AX$2]&amp;&quot;.F1000&quot;);[.$A49])" office:value-type="float" office:value="0">
            <text:p>Err:502</text:p>
          </table:table-cell>
          <table:table-cell table:formula="of:=COUNTIF(INDIRECT([.AY$2]&amp;&quot;.F3&quot;):INDIRECT([.AY$2]&amp;&quot;.F1000&quot;);[.$A49])" office:value-type="float" office:value="0">
            <text:p>Err:502</text:p>
          </table:table-cell>
          <table:table-cell table:formula="of:=COUNTIF(INDIRECT([.AZ$2]&amp;&quot;.F3&quot;):INDIRECT([.AZ$2]&amp;&quot;.F1000&quot;);[.$A49])" office:value-type="float" office:value="0">
            <text:p>Err:502</text:p>
          </table:table-cell>
          <table:table-cell table:formula="of:=COUNTIF(INDIRECT([.BA$2]&amp;&quot;.F3&quot;):INDIRECT([.BA$2]&amp;&quot;.F1000&quot;);[.$A49])" office:value-type="float" office:value="0">
            <text:p>Err:502</text:p>
          </table:table-cell>
          <table:table-cell table:formula="of:=COUNTIF(INDIRECT([.BB$2]&amp;&quot;.F3&quot;):INDIRECT([.BB$2]&amp;&quot;.F1000&quot;);[.$A49])" office:value-type="float" office:value="0">
            <text:p>Err:502</text:p>
          </table:table-cell>
          <table:table-cell table:formula="of:=COUNTIF(INDIRECT([.BC$2]&amp;&quot;.F3&quot;):INDIRECT([.BC$2]&amp;&quot;.F1000&quot;);[.$A49])" office:value-type="float" office:value="0">
            <text:p>Err:502</text:p>
          </table:table-cell>
          <table:table-cell table:formula="of:=COUNTIF(INDIRECT([.BD$2]&amp;&quot;.F3&quot;):INDIRECT([.BD$2]&amp;&quot;.F1000&quot;);[.$A49])" office:value-type="float" office:value="0">
            <text:p>Err:502</text:p>
          </table:table-cell>
          <table:table-cell table:formula="of:=COUNTIF(INDIRECT([.BE$2]&amp;&quot;.F3&quot;):INDIRECT([.BE$2]&amp;&quot;.F1000&quot;);[.$A49])" office:value-type="float" office:value="0">
            <text:p>Err:502</text:p>
          </table:table-cell>
          <table:table-cell table:formula="of:=COUNTIF(INDIRECT([.BF$2]&amp;&quot;.F3&quot;):INDIRECT([.BF$2]&amp;&quot;.F1000&quot;);[.$A49])" office:value-type="float" office:value="0">
            <text:p>Err:502</text:p>
          </table:table-cell>
          <table:table-cell table:formula="of:=COUNTIF(INDIRECT([.BG$2]&amp;&quot;.F3&quot;):INDIRECT([.BG$2]&amp;&quot;.F1000&quot;);[.$A49])" office:value-type="float" office:value="0">
            <text:p>Err:502</text:p>
          </table:table-cell>
          <table:table-cell table:formula="of:=COUNTIF(INDIRECT([.BH$2]&amp;&quot;.F3&quot;):INDIRECT([.BH$2]&amp;&quot;.F1000&quot;);[.$A49])" office:value-type="float" office:value="0">
            <text:p>Err:502</text:p>
          </table:table-cell>
          <table:table-cell table:formula="of:=COUNTIF(INDIRECT([.BI$2]&amp;&quot;.F3&quot;):INDIRECT([.BI$2]&amp;&quot;.F1000&quot;);[.$A49])" office:value-type="float" office:value="0">
            <text:p>Err:502</text:p>
          </table:table-cell>
          <table:table-cell table:formula="of:=COUNTIF(INDIRECT([.BJ$2]&amp;&quot;.F3&quot;):INDIRECT([.BJ$2]&amp;&quot;.F1000&quot;);[.$A49])" office:value-type="float" office:value="0">
            <text:p>Err:502</text:p>
          </table:table-cell>
          <table:table-cell table:formula="of:=COUNTIF(INDIRECT([.BK$2]&amp;&quot;.F3&quot;):INDIRECT([.BK$2]&amp;&quot;.F1000&quot;);[.$A49])" office:value-type="float" office:value="0">
            <text:p>Err:502</text:p>
          </table:table-cell>
          <table:table-cell table:formula="of:=COUNTIF(INDIRECT([.BL$2]&amp;&quot;.F3&quot;):INDIRECT([.BL$2]&amp;&quot;.F1000&quot;);[.$A49])" office:value-type="float" office:value="0">
            <text:p>Err:502</text:p>
          </table:table-cell>
          <table:table-cell table:formula="of:=COUNTIF(INDIRECT([.BM$2]&amp;&quot;.F3&quot;):INDIRECT([.BM$2]&amp;&quot;.F1000&quot;);[.$A49])" office:value-type="float" office:value="0">
            <text:p>Err:502</text:p>
          </table:table-cell>
          <table:table-cell table:formula="of:=COUNTIF(INDIRECT([.BN$2]&amp;&quot;.F3&quot;):INDIRECT([.BN$2]&amp;&quot;.F1000&quot;);[.$A49])" office:value-type="float" office:value="0">
            <text:p>Err:502</text:p>
          </table:table-cell>
          <table:table-cell table:formula="of:=COUNTIF(INDIRECT([.BO$2]&amp;&quot;.F3&quot;):INDIRECT([.BO$2]&amp;&quot;.F1000&quot;);[.$A49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BeamCondenser</text:p>
          </table:table-cell>
          <table:table-cell office:value-type="float" office:value="400">
            <text:p>400</text:p>
          </table:table-cell>
          <table:table-cell table:formula="of:=SUMIF([.E50:.DZ50];&quot;&gt;0&quot;)" office:value-type="float" office:value="0">
            <text:p>0</text:p>
          </table:table-cell>
          <table:table-cell table:formula="of:=SUM([.B50]*[.C50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0])" office:value-type="float" office:value="0">
            <text:p>0</text:p>
          </table:table-cell>
          <table:table-cell table:formula="of:=COUNTIF(INDIRECT([.F$2]&amp;&quot;.F3&quot;):INDIRECT([.F$2]&amp;&quot;.F1000&quot;);[.$A50])" office:value-type="float" office:value="0">
            <text:p>0</text:p>
          </table:table-cell>
          <table:table-cell table:formula="of:=COUNTIF(INDIRECT([.G$2]&amp;&quot;.F3&quot;):INDIRECT([.G$2]&amp;&quot;.F1000&quot;);[.$A50])" office:value-type="float" office:value="0">
            <text:p>0</text:p>
          </table:table-cell>
          <table:table-cell table:formula="of:=COUNTIF(INDIRECT([.H$2]&amp;&quot;.F3&quot;):INDIRECT([.H$2]&amp;&quot;.F1000&quot;);[.$A50])" office:value-type="float" office:value="0">
            <text:p>0</text:p>
          </table:table-cell>
          <table:table-cell table:formula="of:=COUNTIF(INDIRECT([.I$2]&amp;&quot;.F3&quot;):INDIRECT([.I$2]&amp;&quot;.F1000&quot;);[.$A50])" office:value-type="float" office:value="0">
            <text:p>0</text:p>
          </table:table-cell>
          <table:table-cell table:formula="of:=COUNTIF(INDIRECT([.J$2]&amp;&quot;.F3&quot;):INDIRECT([.J$2]&amp;&quot;.F1000&quot;);[.$A50])" office:value-type="float" office:value="0">
            <text:p>0</text:p>
          </table:table-cell>
          <table:table-cell table:formula="of:=COUNTIF(INDIRECT([.K$2]&amp;&quot;.F3&quot;):INDIRECT([.K$2]&amp;&quot;.F1000&quot;);[.$A50])" office:value-type="float" office:value="0">
            <text:p>0</text:p>
          </table:table-cell>
          <table:table-cell table:formula="of:=COUNTIF(INDIRECT([.L$2]&amp;&quot;.F3&quot;):INDIRECT([.L$2]&amp;&quot;.F1000&quot;);[.$A50])" office:value-type="float" office:value="0">
            <text:p>0</text:p>
          </table:table-cell>
          <table:table-cell table:formula="of:=COUNTIF(INDIRECT([.M$2]&amp;&quot;.F3&quot;):INDIRECT([.M$2]&amp;&quot;.F1000&quot;);[.$A50])" office:value-type="float" office:value="0">
            <text:p>0</text:p>
          </table:table-cell>
          <table:table-cell table:formula="of:=COUNTIF(INDIRECT([.N$2]&amp;&quot;.F3&quot;):INDIRECT([.N$2]&amp;&quot;.F1000&quot;);[.$A50])" office:value-type="float" office:value="0">
            <text:p>0</text:p>
          </table:table-cell>
          <table:table-cell table:formula="of:=COUNTIF(INDIRECT([.O$2]&amp;&quot;.F3&quot;):INDIRECT([.O$2]&amp;&quot;.F1000&quot;);[.$A50])" office:value-type="float" office:value="0">
            <text:p>0</text:p>
          </table:table-cell>
          <table:table-cell table:formula="of:=COUNTIF(INDIRECT([.P$2]&amp;&quot;.F3&quot;):INDIRECT([.P$2]&amp;&quot;.F1000&quot;);[.$A50])" office:value-type="float" office:value="0">
            <text:p>Err:502</text:p>
          </table:table-cell>
          <table:table-cell table:formula="of:=COUNTIF(INDIRECT([.Q$2]&amp;&quot;.F3&quot;):INDIRECT([.Q$2]&amp;&quot;.F1000&quot;);[.$A50])" office:value-type="float" office:value="0">
            <text:p>Err:502</text:p>
          </table:table-cell>
          <table:table-cell table:formula="of:=COUNTIF(INDIRECT([.R$2]&amp;&quot;.F3&quot;):INDIRECT([.R$2]&amp;&quot;.F1000&quot;);[.$A50])" office:value-type="float" office:value="0">
            <text:p>Err:502</text:p>
          </table:table-cell>
          <table:table-cell table:formula="of:=COUNTIF(INDIRECT([.S$2]&amp;&quot;.F3&quot;):INDIRECT([.S$2]&amp;&quot;.F1000&quot;);[.$A50])" office:value-type="float" office:value="0">
            <text:p>Err:502</text:p>
          </table:table-cell>
          <table:table-cell table:formula="of:=COUNTIF(INDIRECT([.T$2]&amp;&quot;.F3&quot;):INDIRECT([.T$2]&amp;&quot;.F1000&quot;);[.$A50])" office:value-type="float" office:value="0">
            <text:p>Err:502</text:p>
          </table:table-cell>
          <table:table-cell table:formula="of:=COUNTIF(INDIRECT([.U$2]&amp;&quot;.F3&quot;):INDIRECT([.U$2]&amp;&quot;.F1000&quot;);[.$A50])" office:value-type="float" office:value="0">
            <text:p>Err:502</text:p>
          </table:table-cell>
          <table:table-cell table:formula="of:=COUNTIF(INDIRECT([.V$2]&amp;&quot;.F3&quot;):INDIRECT([.V$2]&amp;&quot;.F1000&quot;);[.$A50])" office:value-type="float" office:value="0">
            <text:p>Err:502</text:p>
          </table:table-cell>
          <table:table-cell table:formula="of:=COUNTIF(INDIRECT([.W$2]&amp;&quot;.F3&quot;):INDIRECT([.W$2]&amp;&quot;.F1000&quot;);[.$A50])" office:value-type="float" office:value="0">
            <text:p>Err:502</text:p>
          </table:table-cell>
          <table:table-cell table:formula="of:=COUNTIF(INDIRECT([.X$2]&amp;&quot;.F3&quot;):INDIRECT([.X$2]&amp;&quot;.F1000&quot;);[.$A50])" office:value-type="float" office:value="0">
            <text:p>Err:502</text:p>
          </table:table-cell>
          <table:table-cell table:formula="of:=COUNTIF(INDIRECT([.Y$2]&amp;&quot;.F3&quot;):INDIRECT([.Y$2]&amp;&quot;.F1000&quot;);[.$A50])" office:value-type="float" office:value="0">
            <text:p>Err:502</text:p>
          </table:table-cell>
          <table:table-cell table:formula="of:=COUNTIF(INDIRECT([.Z$2]&amp;&quot;.F3&quot;):INDIRECT([.Z$2]&amp;&quot;.F1000&quot;);[.$A50])" office:value-type="float" office:value="0">
            <text:p>Err:502</text:p>
          </table:table-cell>
          <table:table-cell table:formula="of:=COUNTIF(INDIRECT([.AA$2]&amp;&quot;.F3&quot;):INDIRECT([.AA$2]&amp;&quot;.F1000&quot;);[.$A50])" office:value-type="float" office:value="0">
            <text:p>Err:502</text:p>
          </table:table-cell>
          <table:table-cell table:formula="of:=COUNTIF(INDIRECT([.AB$2]&amp;&quot;.F3&quot;):INDIRECT([.AB$2]&amp;&quot;.F1000&quot;);[.$A50])" office:value-type="float" office:value="0">
            <text:p>Err:502</text:p>
          </table:table-cell>
          <table:table-cell table:formula="of:=COUNTIF(INDIRECT([.AC$2]&amp;&quot;.F3&quot;):INDIRECT([.AC$2]&amp;&quot;.F1000&quot;);[.$A50])" office:value-type="float" office:value="0">
            <text:p>Err:502</text:p>
          </table:table-cell>
          <table:table-cell table:formula="of:=COUNTIF(INDIRECT([.AD$2]&amp;&quot;.F3&quot;):INDIRECT([.AD$2]&amp;&quot;.F1000&quot;);[.$A50])" office:value-type="float" office:value="0">
            <text:p>Err:502</text:p>
          </table:table-cell>
          <table:table-cell table:formula="of:=COUNTIF(INDIRECT([.AE$2]&amp;&quot;.F3&quot;):INDIRECT([.AE$2]&amp;&quot;.F1000&quot;);[.$A50])" office:value-type="float" office:value="0">
            <text:p>Err:502</text:p>
          </table:table-cell>
          <table:table-cell table:formula="of:=COUNTIF(INDIRECT([.AF$2]&amp;&quot;.F3&quot;):INDIRECT([.AF$2]&amp;&quot;.F1000&quot;);[.$A50])" office:value-type="float" office:value="0">
            <text:p>Err:502</text:p>
          </table:table-cell>
          <table:table-cell table:formula="of:=COUNTIF(INDIRECT([.AG$2]&amp;&quot;.F3&quot;):INDIRECT([.AG$2]&amp;&quot;.F1000&quot;);[.$A50])" office:value-type="float" office:value="0">
            <text:p>Err:502</text:p>
          </table:table-cell>
          <table:table-cell table:formula="of:=COUNTIF(INDIRECT([.AH$2]&amp;&quot;.F3&quot;):INDIRECT([.AH$2]&amp;&quot;.F1000&quot;);[.$A50])" office:value-type="float" office:value="0">
            <text:p>Err:502</text:p>
          </table:table-cell>
          <table:table-cell table:formula="of:=COUNTIF(INDIRECT([.AI$2]&amp;&quot;.F3&quot;):INDIRECT([.AI$2]&amp;&quot;.F1000&quot;);[.$A50])" office:value-type="float" office:value="0">
            <text:p>Err:502</text:p>
          </table:table-cell>
          <table:table-cell table:formula="of:=COUNTIF(INDIRECT([.AJ$2]&amp;&quot;.F3&quot;):INDIRECT([.AJ$2]&amp;&quot;.F1000&quot;);[.$A50])" office:value-type="float" office:value="0">
            <text:p>Err:502</text:p>
          </table:table-cell>
          <table:table-cell table:formula="of:=COUNTIF(INDIRECT([.AK$2]&amp;&quot;.F3&quot;):INDIRECT([.AK$2]&amp;&quot;.F1000&quot;);[.$A50])" office:value-type="float" office:value="0">
            <text:p>Err:502</text:p>
          </table:table-cell>
          <table:table-cell table:formula="of:=COUNTIF(INDIRECT([.AL$2]&amp;&quot;.F3&quot;):INDIRECT([.AL$2]&amp;&quot;.F1000&quot;);[.$A50])" office:value-type="float" office:value="0">
            <text:p>Err:502</text:p>
          </table:table-cell>
          <table:table-cell table:formula="of:=COUNTIF(INDIRECT([.AM$2]&amp;&quot;.F3&quot;):INDIRECT([.AM$2]&amp;&quot;.F1000&quot;);[.$A50])" office:value-type="float" office:value="0">
            <text:p>Err:502</text:p>
          </table:table-cell>
          <table:table-cell table:formula="of:=COUNTIF(INDIRECT([.AN$2]&amp;&quot;.F3&quot;):INDIRECT([.AN$2]&amp;&quot;.F1000&quot;);[.$A50])" office:value-type="float" office:value="0">
            <text:p>Err:502</text:p>
          </table:table-cell>
          <table:table-cell table:formula="of:=COUNTIF(INDIRECT([.AO$2]&amp;&quot;.F3&quot;):INDIRECT([.AO$2]&amp;&quot;.F1000&quot;);[.$A50])" office:value-type="float" office:value="0">
            <text:p>Err:502</text:p>
          </table:table-cell>
          <table:table-cell table:formula="of:=COUNTIF(INDIRECT([.AP$2]&amp;&quot;.F3&quot;):INDIRECT([.AP$2]&amp;&quot;.F1000&quot;);[.$A50])" office:value-type="float" office:value="0">
            <text:p>Err:502</text:p>
          </table:table-cell>
          <table:table-cell table:formula="of:=COUNTIF(INDIRECT([.AQ$2]&amp;&quot;.F3&quot;):INDIRECT([.AQ$2]&amp;&quot;.F1000&quot;);[.$A50])" office:value-type="float" office:value="0">
            <text:p>Err:502</text:p>
          </table:table-cell>
          <table:table-cell table:formula="of:=COUNTIF(INDIRECT([.AR$2]&amp;&quot;.F3&quot;):INDIRECT([.AR$2]&amp;&quot;.F1000&quot;);[.$A50])" office:value-type="float" office:value="0">
            <text:p>Err:502</text:p>
          </table:table-cell>
          <table:table-cell table:formula="of:=COUNTIF(INDIRECT([.AS$2]&amp;&quot;.F3&quot;):INDIRECT([.AS$2]&amp;&quot;.F1000&quot;);[.$A50])" office:value-type="float" office:value="0">
            <text:p>Err:502</text:p>
          </table:table-cell>
          <table:table-cell table:formula="of:=COUNTIF(INDIRECT([.AT$2]&amp;&quot;.F3&quot;):INDIRECT([.AT$2]&amp;&quot;.F1000&quot;);[.$A50])" office:value-type="float" office:value="0">
            <text:p>Err:502</text:p>
          </table:table-cell>
          <table:table-cell table:formula="of:=COUNTIF(INDIRECT([.AU$2]&amp;&quot;.F3&quot;):INDIRECT([.AU$2]&amp;&quot;.F1000&quot;);[.$A50])" office:value-type="float" office:value="0">
            <text:p>Err:502</text:p>
          </table:table-cell>
          <table:table-cell table:formula="of:=COUNTIF(INDIRECT([.AV$2]&amp;&quot;.F3&quot;):INDIRECT([.AV$2]&amp;&quot;.F1000&quot;);[.$A50])" office:value-type="float" office:value="0">
            <text:p>Err:502</text:p>
          </table:table-cell>
          <table:table-cell table:formula="of:=COUNTIF(INDIRECT([.AW$2]&amp;&quot;.F3&quot;):INDIRECT([.AW$2]&amp;&quot;.F1000&quot;);[.$A50])" office:value-type="float" office:value="0">
            <text:p>Err:502</text:p>
          </table:table-cell>
          <table:table-cell table:formula="of:=COUNTIF(INDIRECT([.AX$2]&amp;&quot;.F3&quot;):INDIRECT([.AX$2]&amp;&quot;.F1000&quot;);[.$A50])" office:value-type="float" office:value="0">
            <text:p>Err:502</text:p>
          </table:table-cell>
          <table:table-cell table:formula="of:=COUNTIF(INDIRECT([.AY$2]&amp;&quot;.F3&quot;):INDIRECT([.AY$2]&amp;&quot;.F1000&quot;);[.$A50])" office:value-type="float" office:value="0">
            <text:p>Err:502</text:p>
          </table:table-cell>
          <table:table-cell table:formula="of:=COUNTIF(INDIRECT([.AZ$2]&amp;&quot;.F3&quot;):INDIRECT([.AZ$2]&amp;&quot;.F1000&quot;);[.$A50])" office:value-type="float" office:value="0">
            <text:p>Err:502</text:p>
          </table:table-cell>
          <table:table-cell table:formula="of:=COUNTIF(INDIRECT([.BA$2]&amp;&quot;.F3&quot;):INDIRECT([.BA$2]&amp;&quot;.F1000&quot;);[.$A50])" office:value-type="float" office:value="0">
            <text:p>Err:502</text:p>
          </table:table-cell>
          <table:table-cell table:formula="of:=COUNTIF(INDIRECT([.BB$2]&amp;&quot;.F3&quot;):INDIRECT([.BB$2]&amp;&quot;.F1000&quot;);[.$A50])" office:value-type="float" office:value="0">
            <text:p>Err:502</text:p>
          </table:table-cell>
          <table:table-cell table:formula="of:=COUNTIF(INDIRECT([.BC$2]&amp;&quot;.F3&quot;):INDIRECT([.BC$2]&amp;&quot;.F1000&quot;);[.$A50])" office:value-type="float" office:value="0">
            <text:p>Err:502</text:p>
          </table:table-cell>
          <table:table-cell table:formula="of:=COUNTIF(INDIRECT([.BD$2]&amp;&quot;.F3&quot;):INDIRECT([.BD$2]&amp;&quot;.F1000&quot;);[.$A50])" office:value-type="float" office:value="0">
            <text:p>Err:502</text:p>
          </table:table-cell>
          <table:table-cell table:formula="of:=COUNTIF(INDIRECT([.BE$2]&amp;&quot;.F3&quot;):INDIRECT([.BE$2]&amp;&quot;.F1000&quot;);[.$A50])" office:value-type="float" office:value="0">
            <text:p>Err:502</text:p>
          </table:table-cell>
          <table:table-cell table:formula="of:=COUNTIF(INDIRECT([.BF$2]&amp;&quot;.F3&quot;):INDIRECT([.BF$2]&amp;&quot;.F1000&quot;);[.$A50])" office:value-type="float" office:value="0">
            <text:p>Err:502</text:p>
          </table:table-cell>
          <table:table-cell table:formula="of:=COUNTIF(INDIRECT([.BG$2]&amp;&quot;.F3&quot;):INDIRECT([.BG$2]&amp;&quot;.F1000&quot;);[.$A50])" office:value-type="float" office:value="0">
            <text:p>Err:502</text:p>
          </table:table-cell>
          <table:table-cell table:formula="of:=COUNTIF(INDIRECT([.BH$2]&amp;&quot;.F3&quot;):INDIRECT([.BH$2]&amp;&quot;.F1000&quot;);[.$A50])" office:value-type="float" office:value="0">
            <text:p>Err:502</text:p>
          </table:table-cell>
          <table:table-cell table:formula="of:=COUNTIF(INDIRECT([.BI$2]&amp;&quot;.F3&quot;):INDIRECT([.BI$2]&amp;&quot;.F1000&quot;);[.$A50])" office:value-type="float" office:value="0">
            <text:p>Err:502</text:p>
          </table:table-cell>
          <table:table-cell table:formula="of:=COUNTIF(INDIRECT([.BJ$2]&amp;&quot;.F3&quot;):INDIRECT([.BJ$2]&amp;&quot;.F1000&quot;);[.$A50])" office:value-type="float" office:value="0">
            <text:p>Err:502</text:p>
          </table:table-cell>
          <table:table-cell table:formula="of:=COUNTIF(INDIRECT([.BK$2]&amp;&quot;.F3&quot;):INDIRECT([.BK$2]&amp;&quot;.F1000&quot;);[.$A50])" office:value-type="float" office:value="0">
            <text:p>Err:502</text:p>
          </table:table-cell>
          <table:table-cell table:formula="of:=COUNTIF(INDIRECT([.BL$2]&amp;&quot;.F3&quot;):INDIRECT([.BL$2]&amp;&quot;.F1000&quot;);[.$A50])" office:value-type="float" office:value="0">
            <text:p>Err:502</text:p>
          </table:table-cell>
          <table:table-cell table:formula="of:=COUNTIF(INDIRECT([.BM$2]&amp;&quot;.F3&quot;):INDIRECT([.BM$2]&amp;&quot;.F1000&quot;);[.$A50])" office:value-type="float" office:value="0">
            <text:p>Err:502</text:p>
          </table:table-cell>
          <table:table-cell table:formula="of:=COUNTIF(INDIRECT([.BN$2]&amp;&quot;.F3&quot;):INDIRECT([.BN$2]&amp;&quot;.F1000&quot;);[.$A50])" office:value-type="float" office:value="0">
            <text:p>Err:502</text:p>
          </table:table-cell>
          <table:table-cell table:formula="of:=COUNTIF(INDIRECT([.BO$2]&amp;&quot;.F3&quot;):INDIRECT([.BO$2]&amp;&quot;.F1000&quot;);[.$A50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WeaponAccelerator </text:p>
          </table:table-cell>
          <table:table-cell office:value-type="float" office:value="400">
            <text:p>400</text:p>
          </table:table-cell>
          <table:table-cell table:formula="of:=SUMIF([.E51:.DZ51];&quot;&gt;0&quot;)" office:value-type="float" office:value="0">
            <text:p>0</text:p>
          </table:table-cell>
          <table:table-cell table:formula="of:=SUM([.B51]*[.C51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1])" office:value-type="float" office:value="0">
            <text:p>0</text:p>
          </table:table-cell>
          <table:table-cell table:formula="of:=COUNTIF(INDIRECT([.F$2]&amp;&quot;.F3&quot;):INDIRECT([.F$2]&amp;&quot;.F1000&quot;);[.$A51])" office:value-type="float" office:value="0">
            <text:p>0</text:p>
          </table:table-cell>
          <table:table-cell table:formula="of:=COUNTIF(INDIRECT([.G$2]&amp;&quot;.F3&quot;):INDIRECT([.G$2]&amp;&quot;.F1000&quot;);[.$A51])" office:value-type="float" office:value="0">
            <text:p>0</text:p>
          </table:table-cell>
          <table:table-cell table:formula="of:=COUNTIF(INDIRECT([.H$2]&amp;&quot;.F3&quot;):INDIRECT([.H$2]&amp;&quot;.F1000&quot;);[.$A51])" office:value-type="float" office:value="0">
            <text:p>0</text:p>
          </table:table-cell>
          <table:table-cell table:formula="of:=COUNTIF(INDIRECT([.I$2]&amp;&quot;.F3&quot;):INDIRECT([.I$2]&amp;&quot;.F1000&quot;);[.$A51])" office:value-type="float" office:value="0">
            <text:p>0</text:p>
          </table:table-cell>
          <table:table-cell table:formula="of:=COUNTIF(INDIRECT([.J$2]&amp;&quot;.F3&quot;):INDIRECT([.J$2]&amp;&quot;.F1000&quot;);[.$A51])" office:value-type="float" office:value="0">
            <text:p>0</text:p>
          </table:table-cell>
          <table:table-cell table:formula="of:=COUNTIF(INDIRECT([.K$2]&amp;&quot;.F3&quot;):INDIRECT([.K$2]&amp;&quot;.F1000&quot;);[.$A51])" office:value-type="float" office:value="0">
            <text:p>0</text:p>
          </table:table-cell>
          <table:table-cell table:formula="of:=COUNTIF(INDIRECT([.L$2]&amp;&quot;.F3&quot;):INDIRECT([.L$2]&amp;&quot;.F1000&quot;);[.$A51])" office:value-type="float" office:value="0">
            <text:p>0</text:p>
          </table:table-cell>
          <table:table-cell table:formula="of:=COUNTIF(INDIRECT([.M$2]&amp;&quot;.F3&quot;):INDIRECT([.M$2]&amp;&quot;.F1000&quot;);[.$A51])" office:value-type="float" office:value="0">
            <text:p>0</text:p>
          </table:table-cell>
          <table:table-cell table:formula="of:=COUNTIF(INDIRECT([.N$2]&amp;&quot;.F3&quot;):INDIRECT([.N$2]&amp;&quot;.F1000&quot;);[.$A51])" office:value-type="float" office:value="0">
            <text:p>0</text:p>
          </table:table-cell>
          <table:table-cell table:formula="of:=COUNTIF(INDIRECT([.O$2]&amp;&quot;.F3&quot;):INDIRECT([.O$2]&amp;&quot;.F1000&quot;);[.$A51])" office:value-type="float" office:value="0">
            <text:p>0</text:p>
          </table:table-cell>
          <table:table-cell table:formula="of:=COUNTIF(INDIRECT([.P$2]&amp;&quot;.F3&quot;):INDIRECT([.P$2]&amp;&quot;.F1000&quot;);[.$A51])" office:value-type="float" office:value="0">
            <text:p>Err:502</text:p>
          </table:table-cell>
          <table:table-cell table:formula="of:=COUNTIF(INDIRECT([.Q$2]&amp;&quot;.F3&quot;):INDIRECT([.Q$2]&amp;&quot;.F1000&quot;);[.$A51])" office:value-type="float" office:value="0">
            <text:p>Err:502</text:p>
          </table:table-cell>
          <table:table-cell table:formula="of:=COUNTIF(INDIRECT([.R$2]&amp;&quot;.F3&quot;):INDIRECT([.R$2]&amp;&quot;.F1000&quot;);[.$A51])" office:value-type="float" office:value="0">
            <text:p>Err:502</text:p>
          </table:table-cell>
          <table:table-cell table:formula="of:=COUNTIF(INDIRECT([.S$2]&amp;&quot;.F3&quot;):INDIRECT([.S$2]&amp;&quot;.F1000&quot;);[.$A51])" office:value-type="float" office:value="0">
            <text:p>Err:502</text:p>
          </table:table-cell>
          <table:table-cell table:formula="of:=COUNTIF(INDIRECT([.T$2]&amp;&quot;.F3&quot;):INDIRECT([.T$2]&amp;&quot;.F1000&quot;);[.$A51])" office:value-type="float" office:value="0">
            <text:p>Err:502</text:p>
          </table:table-cell>
          <table:table-cell table:formula="of:=COUNTIF(INDIRECT([.U$2]&amp;&quot;.F3&quot;):INDIRECT([.U$2]&amp;&quot;.F1000&quot;);[.$A51])" office:value-type="float" office:value="0">
            <text:p>Err:502</text:p>
          </table:table-cell>
          <table:table-cell table:formula="of:=COUNTIF(INDIRECT([.V$2]&amp;&quot;.F3&quot;):INDIRECT([.V$2]&amp;&quot;.F1000&quot;);[.$A51])" office:value-type="float" office:value="0">
            <text:p>Err:502</text:p>
          </table:table-cell>
          <table:table-cell table:formula="of:=COUNTIF(INDIRECT([.W$2]&amp;&quot;.F3&quot;):INDIRECT([.W$2]&amp;&quot;.F1000&quot;);[.$A51])" office:value-type="float" office:value="0">
            <text:p>Err:502</text:p>
          </table:table-cell>
          <table:table-cell table:formula="of:=COUNTIF(INDIRECT([.X$2]&amp;&quot;.F3&quot;):INDIRECT([.X$2]&amp;&quot;.F1000&quot;);[.$A51])" office:value-type="float" office:value="0">
            <text:p>Err:502</text:p>
          </table:table-cell>
          <table:table-cell table:formula="of:=COUNTIF(INDIRECT([.Y$2]&amp;&quot;.F3&quot;):INDIRECT([.Y$2]&amp;&quot;.F1000&quot;);[.$A51])" office:value-type="float" office:value="0">
            <text:p>Err:502</text:p>
          </table:table-cell>
          <table:table-cell table:formula="of:=COUNTIF(INDIRECT([.Z$2]&amp;&quot;.F3&quot;):INDIRECT([.Z$2]&amp;&quot;.F1000&quot;);[.$A51])" office:value-type="float" office:value="0">
            <text:p>Err:502</text:p>
          </table:table-cell>
          <table:table-cell table:formula="of:=COUNTIF(INDIRECT([.AA$2]&amp;&quot;.F3&quot;):INDIRECT([.AA$2]&amp;&quot;.F1000&quot;);[.$A51])" office:value-type="float" office:value="0">
            <text:p>Err:502</text:p>
          </table:table-cell>
          <table:table-cell table:formula="of:=COUNTIF(INDIRECT([.AB$2]&amp;&quot;.F3&quot;):INDIRECT([.AB$2]&amp;&quot;.F1000&quot;);[.$A51])" office:value-type="float" office:value="0">
            <text:p>Err:502</text:p>
          </table:table-cell>
          <table:table-cell table:formula="of:=COUNTIF(INDIRECT([.AC$2]&amp;&quot;.F3&quot;):INDIRECT([.AC$2]&amp;&quot;.F1000&quot;);[.$A51])" office:value-type="float" office:value="0">
            <text:p>Err:502</text:p>
          </table:table-cell>
          <table:table-cell table:formula="of:=COUNTIF(INDIRECT([.AD$2]&amp;&quot;.F3&quot;):INDIRECT([.AD$2]&amp;&quot;.F1000&quot;);[.$A51])" office:value-type="float" office:value="0">
            <text:p>Err:502</text:p>
          </table:table-cell>
          <table:table-cell table:formula="of:=COUNTIF(INDIRECT([.AE$2]&amp;&quot;.F3&quot;):INDIRECT([.AE$2]&amp;&quot;.F1000&quot;);[.$A51])" office:value-type="float" office:value="0">
            <text:p>Err:502</text:p>
          </table:table-cell>
          <table:table-cell table:formula="of:=COUNTIF(INDIRECT([.AF$2]&amp;&quot;.F3&quot;):INDIRECT([.AF$2]&amp;&quot;.F1000&quot;);[.$A51])" office:value-type="float" office:value="0">
            <text:p>Err:502</text:p>
          </table:table-cell>
          <table:table-cell table:formula="of:=COUNTIF(INDIRECT([.AG$2]&amp;&quot;.F3&quot;):INDIRECT([.AG$2]&amp;&quot;.F1000&quot;);[.$A51])" office:value-type="float" office:value="0">
            <text:p>Err:502</text:p>
          </table:table-cell>
          <table:table-cell table:formula="of:=COUNTIF(INDIRECT([.AH$2]&amp;&quot;.F3&quot;):INDIRECT([.AH$2]&amp;&quot;.F1000&quot;);[.$A51])" office:value-type="float" office:value="0">
            <text:p>Err:502</text:p>
          </table:table-cell>
          <table:table-cell table:formula="of:=COUNTIF(INDIRECT([.AI$2]&amp;&quot;.F3&quot;):INDIRECT([.AI$2]&amp;&quot;.F1000&quot;);[.$A51])" office:value-type="float" office:value="0">
            <text:p>Err:502</text:p>
          </table:table-cell>
          <table:table-cell table:formula="of:=COUNTIF(INDIRECT([.AJ$2]&amp;&quot;.F3&quot;):INDIRECT([.AJ$2]&amp;&quot;.F1000&quot;);[.$A51])" office:value-type="float" office:value="0">
            <text:p>Err:502</text:p>
          </table:table-cell>
          <table:table-cell table:formula="of:=COUNTIF(INDIRECT([.AK$2]&amp;&quot;.F3&quot;):INDIRECT([.AK$2]&amp;&quot;.F1000&quot;);[.$A51])" office:value-type="float" office:value="0">
            <text:p>Err:502</text:p>
          </table:table-cell>
          <table:table-cell table:formula="of:=COUNTIF(INDIRECT([.AL$2]&amp;&quot;.F3&quot;):INDIRECT([.AL$2]&amp;&quot;.F1000&quot;);[.$A51])" office:value-type="float" office:value="0">
            <text:p>Err:502</text:p>
          </table:table-cell>
          <table:table-cell table:formula="of:=COUNTIF(INDIRECT([.AM$2]&amp;&quot;.F3&quot;):INDIRECT([.AM$2]&amp;&quot;.F1000&quot;);[.$A51])" office:value-type="float" office:value="0">
            <text:p>Err:502</text:p>
          </table:table-cell>
          <table:table-cell table:formula="of:=COUNTIF(INDIRECT([.AN$2]&amp;&quot;.F3&quot;):INDIRECT([.AN$2]&amp;&quot;.F1000&quot;);[.$A51])" office:value-type="float" office:value="0">
            <text:p>Err:502</text:p>
          </table:table-cell>
          <table:table-cell table:formula="of:=COUNTIF(INDIRECT([.AO$2]&amp;&quot;.F3&quot;):INDIRECT([.AO$2]&amp;&quot;.F1000&quot;);[.$A51])" office:value-type="float" office:value="0">
            <text:p>Err:502</text:p>
          </table:table-cell>
          <table:table-cell table:formula="of:=COUNTIF(INDIRECT([.AP$2]&amp;&quot;.F3&quot;):INDIRECT([.AP$2]&amp;&quot;.F1000&quot;);[.$A51])" office:value-type="float" office:value="0">
            <text:p>Err:502</text:p>
          </table:table-cell>
          <table:table-cell table:formula="of:=COUNTIF(INDIRECT([.AQ$2]&amp;&quot;.F3&quot;):INDIRECT([.AQ$2]&amp;&quot;.F1000&quot;);[.$A51])" office:value-type="float" office:value="0">
            <text:p>Err:502</text:p>
          </table:table-cell>
          <table:table-cell table:formula="of:=COUNTIF(INDIRECT([.AR$2]&amp;&quot;.F3&quot;):INDIRECT([.AR$2]&amp;&quot;.F1000&quot;);[.$A51])" office:value-type="float" office:value="0">
            <text:p>Err:502</text:p>
          </table:table-cell>
          <table:table-cell table:formula="of:=COUNTIF(INDIRECT([.AS$2]&amp;&quot;.F3&quot;):INDIRECT([.AS$2]&amp;&quot;.F1000&quot;);[.$A51])" office:value-type="float" office:value="0">
            <text:p>Err:502</text:p>
          </table:table-cell>
          <table:table-cell table:formula="of:=COUNTIF(INDIRECT([.AT$2]&amp;&quot;.F3&quot;):INDIRECT([.AT$2]&amp;&quot;.F1000&quot;);[.$A51])" office:value-type="float" office:value="0">
            <text:p>Err:502</text:p>
          </table:table-cell>
          <table:table-cell table:formula="of:=COUNTIF(INDIRECT([.AU$2]&amp;&quot;.F3&quot;):INDIRECT([.AU$2]&amp;&quot;.F1000&quot;);[.$A51])" office:value-type="float" office:value="0">
            <text:p>Err:502</text:p>
          </table:table-cell>
          <table:table-cell table:formula="of:=COUNTIF(INDIRECT([.AV$2]&amp;&quot;.F3&quot;):INDIRECT([.AV$2]&amp;&quot;.F1000&quot;);[.$A51])" office:value-type="float" office:value="0">
            <text:p>Err:502</text:p>
          </table:table-cell>
          <table:table-cell table:formula="of:=COUNTIF(INDIRECT([.AW$2]&amp;&quot;.F3&quot;):INDIRECT([.AW$2]&amp;&quot;.F1000&quot;);[.$A51])" office:value-type="float" office:value="0">
            <text:p>Err:502</text:p>
          </table:table-cell>
          <table:table-cell table:formula="of:=COUNTIF(INDIRECT([.AX$2]&amp;&quot;.F3&quot;):INDIRECT([.AX$2]&amp;&quot;.F1000&quot;);[.$A51])" office:value-type="float" office:value="0">
            <text:p>Err:502</text:p>
          </table:table-cell>
          <table:table-cell table:formula="of:=COUNTIF(INDIRECT([.AY$2]&amp;&quot;.F3&quot;):INDIRECT([.AY$2]&amp;&quot;.F1000&quot;);[.$A51])" office:value-type="float" office:value="0">
            <text:p>Err:502</text:p>
          </table:table-cell>
          <table:table-cell table:formula="of:=COUNTIF(INDIRECT([.AZ$2]&amp;&quot;.F3&quot;):INDIRECT([.AZ$2]&amp;&quot;.F1000&quot;);[.$A51])" office:value-type="float" office:value="0">
            <text:p>Err:502</text:p>
          </table:table-cell>
          <table:table-cell table:formula="of:=COUNTIF(INDIRECT([.BA$2]&amp;&quot;.F3&quot;):INDIRECT([.BA$2]&amp;&quot;.F1000&quot;);[.$A51])" office:value-type="float" office:value="0">
            <text:p>Err:502</text:p>
          </table:table-cell>
          <table:table-cell table:formula="of:=COUNTIF(INDIRECT([.BB$2]&amp;&quot;.F3&quot;):INDIRECT([.BB$2]&amp;&quot;.F1000&quot;);[.$A51])" office:value-type="float" office:value="0">
            <text:p>Err:502</text:p>
          </table:table-cell>
          <table:table-cell table:formula="of:=COUNTIF(INDIRECT([.BC$2]&amp;&quot;.F3&quot;):INDIRECT([.BC$2]&amp;&quot;.F1000&quot;);[.$A51])" office:value-type="float" office:value="0">
            <text:p>Err:502</text:p>
          </table:table-cell>
          <table:table-cell table:formula="of:=COUNTIF(INDIRECT([.BD$2]&amp;&quot;.F3&quot;):INDIRECT([.BD$2]&amp;&quot;.F1000&quot;);[.$A51])" office:value-type="float" office:value="0">
            <text:p>Err:502</text:p>
          </table:table-cell>
          <table:table-cell table:formula="of:=COUNTIF(INDIRECT([.BE$2]&amp;&quot;.F3&quot;):INDIRECT([.BE$2]&amp;&quot;.F1000&quot;);[.$A51])" office:value-type="float" office:value="0">
            <text:p>Err:502</text:p>
          </table:table-cell>
          <table:table-cell table:formula="of:=COUNTIF(INDIRECT([.BF$2]&amp;&quot;.F3&quot;):INDIRECT([.BF$2]&amp;&quot;.F1000&quot;);[.$A51])" office:value-type="float" office:value="0">
            <text:p>Err:502</text:p>
          </table:table-cell>
          <table:table-cell table:formula="of:=COUNTIF(INDIRECT([.BG$2]&amp;&quot;.F3&quot;):INDIRECT([.BG$2]&amp;&quot;.F1000&quot;);[.$A51])" office:value-type="float" office:value="0">
            <text:p>Err:502</text:p>
          </table:table-cell>
          <table:table-cell table:formula="of:=COUNTIF(INDIRECT([.BH$2]&amp;&quot;.F3&quot;):INDIRECT([.BH$2]&amp;&quot;.F1000&quot;);[.$A51])" office:value-type="float" office:value="0">
            <text:p>Err:502</text:p>
          </table:table-cell>
          <table:table-cell table:formula="of:=COUNTIF(INDIRECT([.BI$2]&amp;&quot;.F3&quot;):INDIRECT([.BI$2]&amp;&quot;.F1000&quot;);[.$A51])" office:value-type="float" office:value="0">
            <text:p>Err:502</text:p>
          </table:table-cell>
          <table:table-cell table:formula="of:=COUNTIF(INDIRECT([.BJ$2]&amp;&quot;.F3&quot;):INDIRECT([.BJ$2]&amp;&quot;.F1000&quot;);[.$A51])" office:value-type="float" office:value="0">
            <text:p>Err:502</text:p>
          </table:table-cell>
          <table:table-cell table:formula="of:=COUNTIF(INDIRECT([.BK$2]&amp;&quot;.F3&quot;):INDIRECT([.BK$2]&amp;&quot;.F1000&quot;);[.$A51])" office:value-type="float" office:value="0">
            <text:p>Err:502</text:p>
          </table:table-cell>
          <table:table-cell table:formula="of:=COUNTIF(INDIRECT([.BL$2]&amp;&quot;.F3&quot;):INDIRECT([.BL$2]&amp;&quot;.F1000&quot;);[.$A51])" office:value-type="float" office:value="0">
            <text:p>Err:502</text:p>
          </table:table-cell>
          <table:table-cell table:formula="of:=COUNTIF(INDIRECT([.BM$2]&amp;&quot;.F3&quot;):INDIRECT([.BM$2]&amp;&quot;.F1000&quot;);[.$A51])" office:value-type="float" office:value="0">
            <text:p>Err:502</text:p>
          </table:table-cell>
          <table:table-cell table:formula="of:=COUNTIF(INDIRECT([.BN$2]&amp;&quot;.F3&quot;):INDIRECT([.BN$2]&amp;&quot;.F1000&quot;);[.$A51])" office:value-type="float" office:value="0">
            <text:p>Err:502</text:p>
          </table:table-cell>
          <table:table-cell table:formula="of:=COUNTIF(INDIRECT([.BO$2]&amp;&quot;.F3&quot;):INDIRECT([.BO$2]&amp;&quot;.F1000&quot;);[.$A51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WeaponCondenser </text:p>
          </table:table-cell>
          <table:table-cell office:value-type="float" office:value="400">
            <text:p>400</text:p>
          </table:table-cell>
          <table:table-cell table:formula="of:=SUMIF([.E52:.DZ52];&quot;&gt;0&quot;)" office:value-type="float" office:value="0">
            <text:p>0</text:p>
          </table:table-cell>
          <table:table-cell table:formula="of:=SUM([.B52]*[.C52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2])" office:value-type="float" office:value="0">
            <text:p>0</text:p>
          </table:table-cell>
          <table:table-cell table:formula="of:=COUNTIF(INDIRECT([.F$2]&amp;&quot;.F3&quot;):INDIRECT([.F$2]&amp;&quot;.F1000&quot;);[.$A52])" office:value-type="float" office:value="0">
            <text:p>0</text:p>
          </table:table-cell>
          <table:table-cell table:formula="of:=COUNTIF(INDIRECT([.G$2]&amp;&quot;.F3&quot;):INDIRECT([.G$2]&amp;&quot;.F1000&quot;);[.$A52])" office:value-type="float" office:value="0">
            <text:p>0</text:p>
          </table:table-cell>
          <table:table-cell table:formula="of:=COUNTIF(INDIRECT([.H$2]&amp;&quot;.F3&quot;):INDIRECT([.H$2]&amp;&quot;.F1000&quot;);[.$A52])" office:value-type="float" office:value="0">
            <text:p>0</text:p>
          </table:table-cell>
          <table:table-cell table:formula="of:=COUNTIF(INDIRECT([.I$2]&amp;&quot;.F3&quot;):INDIRECT([.I$2]&amp;&quot;.F1000&quot;);[.$A52])" office:value-type="float" office:value="0">
            <text:p>0</text:p>
          </table:table-cell>
          <table:table-cell table:formula="of:=COUNTIF(INDIRECT([.J$2]&amp;&quot;.F3&quot;):INDIRECT([.J$2]&amp;&quot;.F1000&quot;);[.$A52])" office:value-type="float" office:value="0">
            <text:p>0</text:p>
          </table:table-cell>
          <table:table-cell table:formula="of:=COUNTIF(INDIRECT([.K$2]&amp;&quot;.F3&quot;):INDIRECT([.K$2]&amp;&quot;.F1000&quot;);[.$A52])" office:value-type="float" office:value="0">
            <text:p>0</text:p>
          </table:table-cell>
          <table:table-cell table:formula="of:=COUNTIF(INDIRECT([.L$2]&amp;&quot;.F3&quot;):INDIRECT([.L$2]&amp;&quot;.F1000&quot;);[.$A52])" office:value-type="float" office:value="0">
            <text:p>0</text:p>
          </table:table-cell>
          <table:table-cell table:formula="of:=COUNTIF(INDIRECT([.M$2]&amp;&quot;.F3&quot;):INDIRECT([.M$2]&amp;&quot;.F1000&quot;);[.$A52])" office:value-type="float" office:value="0">
            <text:p>0</text:p>
          </table:table-cell>
          <table:table-cell table:formula="of:=COUNTIF(INDIRECT([.N$2]&amp;&quot;.F3&quot;):INDIRECT([.N$2]&amp;&quot;.F1000&quot;);[.$A52])" office:value-type="float" office:value="0">
            <text:p>0</text:p>
          </table:table-cell>
          <table:table-cell table:formula="of:=COUNTIF(INDIRECT([.O$2]&amp;&quot;.F3&quot;):INDIRECT([.O$2]&amp;&quot;.F1000&quot;);[.$A52])" office:value-type="float" office:value="0">
            <text:p>0</text:p>
          </table:table-cell>
          <table:table-cell table:formula="of:=COUNTIF(INDIRECT([.P$2]&amp;&quot;.F3&quot;):INDIRECT([.P$2]&amp;&quot;.F1000&quot;);[.$A52])" office:value-type="float" office:value="0">
            <text:p>Err:502</text:p>
          </table:table-cell>
          <table:table-cell table:formula="of:=COUNTIF(INDIRECT([.Q$2]&amp;&quot;.F3&quot;):INDIRECT([.Q$2]&amp;&quot;.F1000&quot;);[.$A52])" office:value-type="float" office:value="0">
            <text:p>Err:502</text:p>
          </table:table-cell>
          <table:table-cell table:formula="of:=COUNTIF(INDIRECT([.R$2]&amp;&quot;.F3&quot;):INDIRECT([.R$2]&amp;&quot;.F1000&quot;);[.$A52])" office:value-type="float" office:value="0">
            <text:p>Err:502</text:p>
          </table:table-cell>
          <table:table-cell table:formula="of:=COUNTIF(INDIRECT([.S$2]&amp;&quot;.F3&quot;):INDIRECT([.S$2]&amp;&quot;.F1000&quot;);[.$A52])" office:value-type="float" office:value="0">
            <text:p>Err:502</text:p>
          </table:table-cell>
          <table:table-cell table:formula="of:=COUNTIF(INDIRECT([.T$2]&amp;&quot;.F3&quot;):INDIRECT([.T$2]&amp;&quot;.F1000&quot;);[.$A52])" office:value-type="float" office:value="0">
            <text:p>Err:502</text:p>
          </table:table-cell>
          <table:table-cell table:formula="of:=COUNTIF(INDIRECT([.U$2]&amp;&quot;.F3&quot;):INDIRECT([.U$2]&amp;&quot;.F1000&quot;);[.$A52])" office:value-type="float" office:value="0">
            <text:p>Err:502</text:p>
          </table:table-cell>
          <table:table-cell table:formula="of:=COUNTIF(INDIRECT([.V$2]&amp;&quot;.F3&quot;):INDIRECT([.V$2]&amp;&quot;.F1000&quot;);[.$A52])" office:value-type="float" office:value="0">
            <text:p>Err:502</text:p>
          </table:table-cell>
          <table:table-cell table:formula="of:=COUNTIF(INDIRECT([.W$2]&amp;&quot;.F3&quot;):INDIRECT([.W$2]&amp;&quot;.F1000&quot;);[.$A52])" office:value-type="float" office:value="0">
            <text:p>Err:502</text:p>
          </table:table-cell>
          <table:table-cell table:formula="of:=COUNTIF(INDIRECT([.X$2]&amp;&quot;.F3&quot;):INDIRECT([.X$2]&amp;&quot;.F1000&quot;);[.$A52])" office:value-type="float" office:value="0">
            <text:p>Err:502</text:p>
          </table:table-cell>
          <table:table-cell table:formula="of:=COUNTIF(INDIRECT([.Y$2]&amp;&quot;.F3&quot;):INDIRECT([.Y$2]&amp;&quot;.F1000&quot;);[.$A52])" office:value-type="float" office:value="0">
            <text:p>Err:502</text:p>
          </table:table-cell>
          <table:table-cell table:formula="of:=COUNTIF(INDIRECT([.Z$2]&amp;&quot;.F3&quot;):INDIRECT([.Z$2]&amp;&quot;.F1000&quot;);[.$A52])" office:value-type="float" office:value="0">
            <text:p>Err:502</text:p>
          </table:table-cell>
          <table:table-cell table:formula="of:=COUNTIF(INDIRECT([.AA$2]&amp;&quot;.F3&quot;):INDIRECT([.AA$2]&amp;&quot;.F1000&quot;);[.$A52])" office:value-type="float" office:value="0">
            <text:p>Err:502</text:p>
          </table:table-cell>
          <table:table-cell table:formula="of:=COUNTIF(INDIRECT([.AB$2]&amp;&quot;.F3&quot;):INDIRECT([.AB$2]&amp;&quot;.F1000&quot;);[.$A52])" office:value-type="float" office:value="0">
            <text:p>Err:502</text:p>
          </table:table-cell>
          <table:table-cell table:formula="of:=COUNTIF(INDIRECT([.AC$2]&amp;&quot;.F3&quot;):INDIRECT([.AC$2]&amp;&quot;.F1000&quot;);[.$A52])" office:value-type="float" office:value="0">
            <text:p>Err:502</text:p>
          </table:table-cell>
          <table:table-cell table:formula="of:=COUNTIF(INDIRECT([.AD$2]&amp;&quot;.F3&quot;):INDIRECT([.AD$2]&amp;&quot;.F1000&quot;);[.$A52])" office:value-type="float" office:value="0">
            <text:p>Err:502</text:p>
          </table:table-cell>
          <table:table-cell table:formula="of:=COUNTIF(INDIRECT([.AE$2]&amp;&quot;.F3&quot;):INDIRECT([.AE$2]&amp;&quot;.F1000&quot;);[.$A52])" office:value-type="float" office:value="0">
            <text:p>Err:502</text:p>
          </table:table-cell>
          <table:table-cell table:formula="of:=COUNTIF(INDIRECT([.AF$2]&amp;&quot;.F3&quot;):INDIRECT([.AF$2]&amp;&quot;.F1000&quot;);[.$A52])" office:value-type="float" office:value="0">
            <text:p>Err:502</text:p>
          </table:table-cell>
          <table:table-cell table:formula="of:=COUNTIF(INDIRECT([.AG$2]&amp;&quot;.F3&quot;):INDIRECT([.AG$2]&amp;&quot;.F1000&quot;);[.$A52])" office:value-type="float" office:value="0">
            <text:p>Err:502</text:p>
          </table:table-cell>
          <table:table-cell table:formula="of:=COUNTIF(INDIRECT([.AH$2]&amp;&quot;.F3&quot;):INDIRECT([.AH$2]&amp;&quot;.F1000&quot;);[.$A52])" office:value-type="float" office:value="0">
            <text:p>Err:502</text:p>
          </table:table-cell>
          <table:table-cell table:formula="of:=COUNTIF(INDIRECT([.AI$2]&amp;&quot;.F3&quot;):INDIRECT([.AI$2]&amp;&quot;.F1000&quot;);[.$A52])" office:value-type="float" office:value="0">
            <text:p>Err:502</text:p>
          </table:table-cell>
          <table:table-cell table:formula="of:=COUNTIF(INDIRECT([.AJ$2]&amp;&quot;.F3&quot;):INDIRECT([.AJ$2]&amp;&quot;.F1000&quot;);[.$A52])" office:value-type="float" office:value="0">
            <text:p>Err:502</text:p>
          </table:table-cell>
          <table:table-cell table:formula="of:=COUNTIF(INDIRECT([.AK$2]&amp;&quot;.F3&quot;):INDIRECT([.AK$2]&amp;&quot;.F1000&quot;);[.$A52])" office:value-type="float" office:value="0">
            <text:p>Err:502</text:p>
          </table:table-cell>
          <table:table-cell table:formula="of:=COUNTIF(INDIRECT([.AL$2]&amp;&quot;.F3&quot;):INDIRECT([.AL$2]&amp;&quot;.F1000&quot;);[.$A52])" office:value-type="float" office:value="0">
            <text:p>Err:502</text:p>
          </table:table-cell>
          <table:table-cell table:formula="of:=COUNTIF(INDIRECT([.AM$2]&amp;&quot;.F3&quot;):INDIRECT([.AM$2]&amp;&quot;.F1000&quot;);[.$A52])" office:value-type="float" office:value="0">
            <text:p>Err:502</text:p>
          </table:table-cell>
          <table:table-cell table:formula="of:=COUNTIF(INDIRECT([.AN$2]&amp;&quot;.F3&quot;):INDIRECT([.AN$2]&amp;&quot;.F1000&quot;);[.$A52])" office:value-type="float" office:value="0">
            <text:p>Err:502</text:p>
          </table:table-cell>
          <table:table-cell table:formula="of:=COUNTIF(INDIRECT([.AO$2]&amp;&quot;.F3&quot;):INDIRECT([.AO$2]&amp;&quot;.F1000&quot;);[.$A52])" office:value-type="float" office:value="0">
            <text:p>Err:502</text:p>
          </table:table-cell>
          <table:table-cell table:formula="of:=COUNTIF(INDIRECT([.AP$2]&amp;&quot;.F3&quot;):INDIRECT([.AP$2]&amp;&quot;.F1000&quot;);[.$A52])" office:value-type="float" office:value="0">
            <text:p>Err:502</text:p>
          </table:table-cell>
          <table:table-cell table:formula="of:=COUNTIF(INDIRECT([.AQ$2]&amp;&quot;.F3&quot;):INDIRECT([.AQ$2]&amp;&quot;.F1000&quot;);[.$A52])" office:value-type="float" office:value="0">
            <text:p>Err:502</text:p>
          </table:table-cell>
          <table:table-cell table:formula="of:=COUNTIF(INDIRECT([.AR$2]&amp;&quot;.F3&quot;):INDIRECT([.AR$2]&amp;&quot;.F1000&quot;);[.$A52])" office:value-type="float" office:value="0">
            <text:p>Err:502</text:p>
          </table:table-cell>
          <table:table-cell table:formula="of:=COUNTIF(INDIRECT([.AS$2]&amp;&quot;.F3&quot;):INDIRECT([.AS$2]&amp;&quot;.F1000&quot;);[.$A52])" office:value-type="float" office:value="0">
            <text:p>Err:502</text:p>
          </table:table-cell>
          <table:table-cell table:formula="of:=COUNTIF(INDIRECT([.AT$2]&amp;&quot;.F3&quot;):INDIRECT([.AT$2]&amp;&quot;.F1000&quot;);[.$A52])" office:value-type="float" office:value="0">
            <text:p>Err:502</text:p>
          </table:table-cell>
          <table:table-cell table:formula="of:=COUNTIF(INDIRECT([.AU$2]&amp;&quot;.F3&quot;):INDIRECT([.AU$2]&amp;&quot;.F1000&quot;);[.$A52])" office:value-type="float" office:value="0">
            <text:p>Err:502</text:p>
          </table:table-cell>
          <table:table-cell table:formula="of:=COUNTIF(INDIRECT([.AV$2]&amp;&quot;.F3&quot;):INDIRECT([.AV$2]&amp;&quot;.F1000&quot;);[.$A52])" office:value-type="float" office:value="0">
            <text:p>Err:502</text:p>
          </table:table-cell>
          <table:table-cell table:formula="of:=COUNTIF(INDIRECT([.AW$2]&amp;&quot;.F3&quot;):INDIRECT([.AW$2]&amp;&quot;.F1000&quot;);[.$A52])" office:value-type="float" office:value="0">
            <text:p>Err:502</text:p>
          </table:table-cell>
          <table:table-cell table:formula="of:=COUNTIF(INDIRECT([.AX$2]&amp;&quot;.F3&quot;):INDIRECT([.AX$2]&amp;&quot;.F1000&quot;);[.$A52])" office:value-type="float" office:value="0">
            <text:p>Err:502</text:p>
          </table:table-cell>
          <table:table-cell table:formula="of:=COUNTIF(INDIRECT([.AY$2]&amp;&quot;.F3&quot;):INDIRECT([.AY$2]&amp;&quot;.F1000&quot;);[.$A52])" office:value-type="float" office:value="0">
            <text:p>Err:502</text:p>
          </table:table-cell>
          <table:table-cell table:formula="of:=COUNTIF(INDIRECT([.AZ$2]&amp;&quot;.F3&quot;):INDIRECT([.AZ$2]&amp;&quot;.F1000&quot;);[.$A52])" office:value-type="float" office:value="0">
            <text:p>Err:502</text:p>
          </table:table-cell>
          <table:table-cell table:formula="of:=COUNTIF(INDIRECT([.BA$2]&amp;&quot;.F3&quot;):INDIRECT([.BA$2]&amp;&quot;.F1000&quot;);[.$A52])" office:value-type="float" office:value="0">
            <text:p>Err:502</text:p>
          </table:table-cell>
          <table:table-cell table:formula="of:=COUNTIF(INDIRECT([.BB$2]&amp;&quot;.F3&quot;):INDIRECT([.BB$2]&amp;&quot;.F1000&quot;);[.$A52])" office:value-type="float" office:value="0">
            <text:p>Err:502</text:p>
          </table:table-cell>
          <table:table-cell table:formula="of:=COUNTIF(INDIRECT([.BC$2]&amp;&quot;.F3&quot;):INDIRECT([.BC$2]&amp;&quot;.F1000&quot;);[.$A52])" office:value-type="float" office:value="0">
            <text:p>Err:502</text:p>
          </table:table-cell>
          <table:table-cell table:formula="of:=COUNTIF(INDIRECT([.BD$2]&amp;&quot;.F3&quot;):INDIRECT([.BD$2]&amp;&quot;.F1000&quot;);[.$A52])" office:value-type="float" office:value="0">
            <text:p>Err:502</text:p>
          </table:table-cell>
          <table:table-cell table:formula="of:=COUNTIF(INDIRECT([.BE$2]&amp;&quot;.F3&quot;):INDIRECT([.BE$2]&amp;&quot;.F1000&quot;);[.$A52])" office:value-type="float" office:value="0">
            <text:p>Err:502</text:p>
          </table:table-cell>
          <table:table-cell table:formula="of:=COUNTIF(INDIRECT([.BF$2]&amp;&quot;.F3&quot;):INDIRECT([.BF$2]&amp;&quot;.F1000&quot;);[.$A52])" office:value-type="float" office:value="0">
            <text:p>Err:502</text:p>
          </table:table-cell>
          <table:table-cell table:formula="of:=COUNTIF(INDIRECT([.BG$2]&amp;&quot;.F3&quot;):INDIRECT([.BG$2]&amp;&quot;.F1000&quot;);[.$A52])" office:value-type="float" office:value="0">
            <text:p>Err:502</text:p>
          </table:table-cell>
          <table:table-cell table:formula="of:=COUNTIF(INDIRECT([.BH$2]&amp;&quot;.F3&quot;):INDIRECT([.BH$2]&amp;&quot;.F1000&quot;);[.$A52])" office:value-type="float" office:value="0">
            <text:p>Err:502</text:p>
          </table:table-cell>
          <table:table-cell table:formula="of:=COUNTIF(INDIRECT([.BI$2]&amp;&quot;.F3&quot;):INDIRECT([.BI$2]&amp;&quot;.F1000&quot;);[.$A52])" office:value-type="float" office:value="0">
            <text:p>Err:502</text:p>
          </table:table-cell>
          <table:table-cell table:formula="of:=COUNTIF(INDIRECT([.BJ$2]&amp;&quot;.F3&quot;):INDIRECT([.BJ$2]&amp;&quot;.F1000&quot;);[.$A52])" office:value-type="float" office:value="0">
            <text:p>Err:502</text:p>
          </table:table-cell>
          <table:table-cell table:formula="of:=COUNTIF(INDIRECT([.BK$2]&amp;&quot;.F3&quot;):INDIRECT([.BK$2]&amp;&quot;.F1000&quot;);[.$A52])" office:value-type="float" office:value="0">
            <text:p>Err:502</text:p>
          </table:table-cell>
          <table:table-cell table:formula="of:=COUNTIF(INDIRECT([.BL$2]&amp;&quot;.F3&quot;):INDIRECT([.BL$2]&amp;&quot;.F1000&quot;);[.$A52])" office:value-type="float" office:value="0">
            <text:p>Err:502</text:p>
          </table:table-cell>
          <table:table-cell table:formula="of:=COUNTIF(INDIRECT([.BM$2]&amp;&quot;.F3&quot;):INDIRECT([.BM$2]&amp;&quot;.F1000&quot;);[.$A52])" office:value-type="float" office:value="0">
            <text:p>Err:502</text:p>
          </table:table-cell>
          <table:table-cell table:formula="of:=COUNTIF(INDIRECT([.BN$2]&amp;&quot;.F3&quot;):INDIRECT([.BN$2]&amp;&quot;.F1000&quot;);[.$A52])" office:value-type="float" office:value="0">
            <text:p>Err:502</text:p>
          </table:table-cell>
          <table:table-cell table:formula="of:=COUNTIF(INDIRECT([.BO$2]&amp;&quot;.F3&quot;):INDIRECT([.BO$2]&amp;&quot;.F1000&quot;);[.$A52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WeaponCooler </text:p>
          </table:table-cell>
          <table:table-cell office:value-type="float" office:value="400">
            <text:p>400</text:p>
          </table:table-cell>
          <table:table-cell table:formula="of:=SUMIF([.E53:.DZ53];&quot;&gt;0&quot;)" office:value-type="float" office:value="0">
            <text:p>0</text:p>
          </table:table-cell>
          <table:table-cell table:formula="of:=SUM([.B53]*[.C53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3])" office:value-type="float" office:value="0">
            <text:p>0</text:p>
          </table:table-cell>
          <table:table-cell table:formula="of:=COUNTIF(INDIRECT([.F$2]&amp;&quot;.F3&quot;):INDIRECT([.F$2]&amp;&quot;.F1000&quot;);[.$A53])" office:value-type="float" office:value="0">
            <text:p>0</text:p>
          </table:table-cell>
          <table:table-cell table:formula="of:=COUNTIF(INDIRECT([.G$2]&amp;&quot;.F3&quot;):INDIRECT([.G$2]&amp;&quot;.F1000&quot;);[.$A53])" office:value-type="float" office:value="0">
            <text:p>0</text:p>
          </table:table-cell>
          <table:table-cell table:formula="of:=COUNTIF(INDIRECT([.H$2]&amp;&quot;.F3&quot;):INDIRECT([.H$2]&amp;&quot;.F1000&quot;);[.$A53])" office:value-type="float" office:value="0">
            <text:p>0</text:p>
          </table:table-cell>
          <table:table-cell table:formula="of:=COUNTIF(INDIRECT([.I$2]&amp;&quot;.F3&quot;):INDIRECT([.I$2]&amp;&quot;.F1000&quot;);[.$A53])" office:value-type="float" office:value="0">
            <text:p>0</text:p>
          </table:table-cell>
          <table:table-cell table:formula="of:=COUNTIF(INDIRECT([.J$2]&amp;&quot;.F3&quot;):INDIRECT([.J$2]&amp;&quot;.F1000&quot;);[.$A53])" office:value-type="float" office:value="0">
            <text:p>0</text:p>
          </table:table-cell>
          <table:table-cell table:formula="of:=COUNTIF(INDIRECT([.K$2]&amp;&quot;.F3&quot;):INDIRECT([.K$2]&amp;&quot;.F1000&quot;);[.$A53])" office:value-type="float" office:value="0">
            <text:p>0</text:p>
          </table:table-cell>
          <table:table-cell table:formula="of:=COUNTIF(INDIRECT([.L$2]&amp;&quot;.F3&quot;):INDIRECT([.L$2]&amp;&quot;.F1000&quot;);[.$A53])" office:value-type="float" office:value="0">
            <text:p>0</text:p>
          </table:table-cell>
          <table:table-cell table:formula="of:=COUNTIF(INDIRECT([.M$2]&amp;&quot;.F3&quot;):INDIRECT([.M$2]&amp;&quot;.F1000&quot;);[.$A53])" office:value-type="float" office:value="0">
            <text:p>0</text:p>
          </table:table-cell>
          <table:table-cell table:formula="of:=COUNTIF(INDIRECT([.N$2]&amp;&quot;.F3&quot;):INDIRECT([.N$2]&amp;&quot;.F1000&quot;);[.$A53])" office:value-type="float" office:value="0">
            <text:p>0</text:p>
          </table:table-cell>
          <table:table-cell table:formula="of:=COUNTIF(INDIRECT([.O$2]&amp;&quot;.F3&quot;):INDIRECT([.O$2]&amp;&quot;.F1000&quot;);[.$A53])" office:value-type="float" office:value="0">
            <text:p>0</text:p>
          </table:table-cell>
          <table:table-cell table:formula="of:=COUNTIF(INDIRECT([.P$2]&amp;&quot;.F3&quot;):INDIRECT([.P$2]&amp;&quot;.F1000&quot;);[.$A53])" office:value-type="float" office:value="0">
            <text:p>Err:502</text:p>
          </table:table-cell>
          <table:table-cell table:formula="of:=COUNTIF(INDIRECT([.Q$2]&amp;&quot;.F3&quot;):INDIRECT([.Q$2]&amp;&quot;.F1000&quot;);[.$A53])" office:value-type="float" office:value="0">
            <text:p>Err:502</text:p>
          </table:table-cell>
          <table:table-cell table:formula="of:=COUNTIF(INDIRECT([.R$2]&amp;&quot;.F3&quot;):INDIRECT([.R$2]&amp;&quot;.F1000&quot;);[.$A53])" office:value-type="float" office:value="0">
            <text:p>Err:502</text:p>
          </table:table-cell>
          <table:table-cell table:formula="of:=COUNTIF(INDIRECT([.S$2]&amp;&quot;.F3&quot;):INDIRECT([.S$2]&amp;&quot;.F1000&quot;);[.$A53])" office:value-type="float" office:value="0">
            <text:p>Err:502</text:p>
          </table:table-cell>
          <table:table-cell table:formula="of:=COUNTIF(INDIRECT([.T$2]&amp;&quot;.F3&quot;):INDIRECT([.T$2]&amp;&quot;.F1000&quot;);[.$A53])" office:value-type="float" office:value="0">
            <text:p>Err:502</text:p>
          </table:table-cell>
          <table:table-cell table:formula="of:=COUNTIF(INDIRECT([.U$2]&amp;&quot;.F3&quot;):INDIRECT([.U$2]&amp;&quot;.F1000&quot;);[.$A53])" office:value-type="float" office:value="0">
            <text:p>Err:502</text:p>
          </table:table-cell>
          <table:table-cell table:formula="of:=COUNTIF(INDIRECT([.V$2]&amp;&quot;.F3&quot;):INDIRECT([.V$2]&amp;&quot;.F1000&quot;);[.$A53])" office:value-type="float" office:value="0">
            <text:p>Err:502</text:p>
          </table:table-cell>
          <table:table-cell table:formula="of:=COUNTIF(INDIRECT([.W$2]&amp;&quot;.F3&quot;):INDIRECT([.W$2]&amp;&quot;.F1000&quot;);[.$A53])" office:value-type="float" office:value="0">
            <text:p>Err:502</text:p>
          </table:table-cell>
          <table:table-cell table:formula="of:=COUNTIF(INDIRECT([.X$2]&amp;&quot;.F3&quot;):INDIRECT([.X$2]&amp;&quot;.F1000&quot;);[.$A53])" office:value-type="float" office:value="0">
            <text:p>Err:502</text:p>
          </table:table-cell>
          <table:table-cell table:formula="of:=COUNTIF(INDIRECT([.Y$2]&amp;&quot;.F3&quot;):INDIRECT([.Y$2]&amp;&quot;.F1000&quot;);[.$A53])" office:value-type="float" office:value="0">
            <text:p>Err:502</text:p>
          </table:table-cell>
          <table:table-cell table:formula="of:=COUNTIF(INDIRECT([.Z$2]&amp;&quot;.F3&quot;):INDIRECT([.Z$2]&amp;&quot;.F1000&quot;);[.$A53])" office:value-type="float" office:value="0">
            <text:p>Err:502</text:p>
          </table:table-cell>
          <table:table-cell table:formula="of:=COUNTIF(INDIRECT([.AA$2]&amp;&quot;.F3&quot;):INDIRECT([.AA$2]&amp;&quot;.F1000&quot;);[.$A53])" office:value-type="float" office:value="0">
            <text:p>Err:502</text:p>
          </table:table-cell>
          <table:table-cell table:formula="of:=COUNTIF(INDIRECT([.AB$2]&amp;&quot;.F3&quot;):INDIRECT([.AB$2]&amp;&quot;.F1000&quot;);[.$A53])" office:value-type="float" office:value="0">
            <text:p>Err:502</text:p>
          </table:table-cell>
          <table:table-cell table:formula="of:=COUNTIF(INDIRECT([.AC$2]&amp;&quot;.F3&quot;):INDIRECT([.AC$2]&amp;&quot;.F1000&quot;);[.$A53])" office:value-type="float" office:value="0">
            <text:p>Err:502</text:p>
          </table:table-cell>
          <table:table-cell table:formula="of:=COUNTIF(INDIRECT([.AD$2]&amp;&quot;.F3&quot;):INDIRECT([.AD$2]&amp;&quot;.F1000&quot;);[.$A53])" office:value-type="float" office:value="0">
            <text:p>Err:502</text:p>
          </table:table-cell>
          <table:table-cell table:formula="of:=COUNTIF(INDIRECT([.AE$2]&amp;&quot;.F3&quot;):INDIRECT([.AE$2]&amp;&quot;.F1000&quot;);[.$A53])" office:value-type="float" office:value="0">
            <text:p>Err:502</text:p>
          </table:table-cell>
          <table:table-cell table:formula="of:=COUNTIF(INDIRECT([.AF$2]&amp;&quot;.F3&quot;):INDIRECT([.AF$2]&amp;&quot;.F1000&quot;);[.$A53])" office:value-type="float" office:value="0">
            <text:p>Err:502</text:p>
          </table:table-cell>
          <table:table-cell table:formula="of:=COUNTIF(INDIRECT([.AG$2]&amp;&quot;.F3&quot;):INDIRECT([.AG$2]&amp;&quot;.F1000&quot;);[.$A53])" office:value-type="float" office:value="0">
            <text:p>Err:502</text:p>
          </table:table-cell>
          <table:table-cell table:formula="of:=COUNTIF(INDIRECT([.AH$2]&amp;&quot;.F3&quot;):INDIRECT([.AH$2]&amp;&quot;.F1000&quot;);[.$A53])" office:value-type="float" office:value="0">
            <text:p>Err:502</text:p>
          </table:table-cell>
          <table:table-cell table:formula="of:=COUNTIF(INDIRECT([.AI$2]&amp;&quot;.F3&quot;):INDIRECT([.AI$2]&amp;&quot;.F1000&quot;);[.$A53])" office:value-type="float" office:value="0">
            <text:p>Err:502</text:p>
          </table:table-cell>
          <table:table-cell table:formula="of:=COUNTIF(INDIRECT([.AJ$2]&amp;&quot;.F3&quot;):INDIRECT([.AJ$2]&amp;&quot;.F1000&quot;);[.$A53])" office:value-type="float" office:value="0">
            <text:p>Err:502</text:p>
          </table:table-cell>
          <table:table-cell table:formula="of:=COUNTIF(INDIRECT([.AK$2]&amp;&quot;.F3&quot;):INDIRECT([.AK$2]&amp;&quot;.F1000&quot;);[.$A53])" office:value-type="float" office:value="0">
            <text:p>Err:502</text:p>
          </table:table-cell>
          <table:table-cell table:formula="of:=COUNTIF(INDIRECT([.AL$2]&amp;&quot;.F3&quot;):INDIRECT([.AL$2]&amp;&quot;.F1000&quot;);[.$A53])" office:value-type="float" office:value="0">
            <text:p>Err:502</text:p>
          </table:table-cell>
          <table:table-cell table:formula="of:=COUNTIF(INDIRECT([.AM$2]&amp;&quot;.F3&quot;):INDIRECT([.AM$2]&amp;&quot;.F1000&quot;);[.$A53])" office:value-type="float" office:value="0">
            <text:p>Err:502</text:p>
          </table:table-cell>
          <table:table-cell table:formula="of:=COUNTIF(INDIRECT([.AN$2]&amp;&quot;.F3&quot;):INDIRECT([.AN$2]&amp;&quot;.F1000&quot;);[.$A53])" office:value-type="float" office:value="0">
            <text:p>Err:502</text:p>
          </table:table-cell>
          <table:table-cell table:formula="of:=COUNTIF(INDIRECT([.AO$2]&amp;&quot;.F3&quot;):INDIRECT([.AO$2]&amp;&quot;.F1000&quot;);[.$A53])" office:value-type="float" office:value="0">
            <text:p>Err:502</text:p>
          </table:table-cell>
          <table:table-cell table:formula="of:=COUNTIF(INDIRECT([.AP$2]&amp;&quot;.F3&quot;):INDIRECT([.AP$2]&amp;&quot;.F1000&quot;);[.$A53])" office:value-type="float" office:value="0">
            <text:p>Err:502</text:p>
          </table:table-cell>
          <table:table-cell table:formula="of:=COUNTIF(INDIRECT([.AQ$2]&amp;&quot;.F3&quot;):INDIRECT([.AQ$2]&amp;&quot;.F1000&quot;);[.$A53])" office:value-type="float" office:value="0">
            <text:p>Err:502</text:p>
          </table:table-cell>
          <table:table-cell table:formula="of:=COUNTIF(INDIRECT([.AR$2]&amp;&quot;.F3&quot;):INDIRECT([.AR$2]&amp;&quot;.F1000&quot;);[.$A53])" office:value-type="float" office:value="0">
            <text:p>Err:502</text:p>
          </table:table-cell>
          <table:table-cell table:formula="of:=COUNTIF(INDIRECT([.AS$2]&amp;&quot;.F3&quot;):INDIRECT([.AS$2]&amp;&quot;.F1000&quot;);[.$A53])" office:value-type="float" office:value="0">
            <text:p>Err:502</text:p>
          </table:table-cell>
          <table:table-cell table:formula="of:=COUNTIF(INDIRECT([.AT$2]&amp;&quot;.F3&quot;):INDIRECT([.AT$2]&amp;&quot;.F1000&quot;);[.$A53])" office:value-type="float" office:value="0">
            <text:p>Err:502</text:p>
          </table:table-cell>
          <table:table-cell table:formula="of:=COUNTIF(INDIRECT([.AU$2]&amp;&quot;.F3&quot;):INDIRECT([.AU$2]&amp;&quot;.F1000&quot;);[.$A53])" office:value-type="float" office:value="0">
            <text:p>Err:502</text:p>
          </table:table-cell>
          <table:table-cell table:formula="of:=COUNTIF(INDIRECT([.AV$2]&amp;&quot;.F3&quot;):INDIRECT([.AV$2]&amp;&quot;.F1000&quot;);[.$A53])" office:value-type="float" office:value="0">
            <text:p>Err:502</text:p>
          </table:table-cell>
          <table:table-cell table:formula="of:=COUNTIF(INDIRECT([.AW$2]&amp;&quot;.F3&quot;):INDIRECT([.AW$2]&amp;&quot;.F1000&quot;);[.$A53])" office:value-type="float" office:value="0">
            <text:p>Err:502</text:p>
          </table:table-cell>
          <table:table-cell table:formula="of:=COUNTIF(INDIRECT([.AX$2]&amp;&quot;.F3&quot;):INDIRECT([.AX$2]&amp;&quot;.F1000&quot;);[.$A53])" office:value-type="float" office:value="0">
            <text:p>Err:502</text:p>
          </table:table-cell>
          <table:table-cell table:formula="of:=COUNTIF(INDIRECT([.AY$2]&amp;&quot;.F3&quot;):INDIRECT([.AY$2]&amp;&quot;.F1000&quot;);[.$A53])" office:value-type="float" office:value="0">
            <text:p>Err:502</text:p>
          </table:table-cell>
          <table:table-cell table:formula="of:=COUNTIF(INDIRECT([.AZ$2]&amp;&quot;.F3&quot;):INDIRECT([.AZ$2]&amp;&quot;.F1000&quot;);[.$A53])" office:value-type="float" office:value="0">
            <text:p>Err:502</text:p>
          </table:table-cell>
          <table:table-cell table:formula="of:=COUNTIF(INDIRECT([.BA$2]&amp;&quot;.F3&quot;):INDIRECT([.BA$2]&amp;&quot;.F1000&quot;);[.$A53])" office:value-type="float" office:value="0">
            <text:p>Err:502</text:p>
          </table:table-cell>
          <table:table-cell table:formula="of:=COUNTIF(INDIRECT([.BB$2]&amp;&quot;.F3&quot;):INDIRECT([.BB$2]&amp;&quot;.F1000&quot;);[.$A53])" office:value-type="float" office:value="0">
            <text:p>Err:502</text:p>
          </table:table-cell>
          <table:table-cell table:formula="of:=COUNTIF(INDIRECT([.BC$2]&amp;&quot;.F3&quot;):INDIRECT([.BC$2]&amp;&quot;.F1000&quot;);[.$A53])" office:value-type="float" office:value="0">
            <text:p>Err:502</text:p>
          </table:table-cell>
          <table:table-cell table:formula="of:=COUNTIF(INDIRECT([.BD$2]&amp;&quot;.F3&quot;):INDIRECT([.BD$2]&amp;&quot;.F1000&quot;);[.$A53])" office:value-type="float" office:value="0">
            <text:p>Err:502</text:p>
          </table:table-cell>
          <table:table-cell table:formula="of:=COUNTIF(INDIRECT([.BE$2]&amp;&quot;.F3&quot;):INDIRECT([.BE$2]&amp;&quot;.F1000&quot;);[.$A53])" office:value-type="float" office:value="0">
            <text:p>Err:502</text:p>
          </table:table-cell>
          <table:table-cell table:formula="of:=COUNTIF(INDIRECT([.BF$2]&amp;&quot;.F3&quot;):INDIRECT([.BF$2]&amp;&quot;.F1000&quot;);[.$A53])" office:value-type="float" office:value="0">
            <text:p>Err:502</text:p>
          </table:table-cell>
          <table:table-cell table:formula="of:=COUNTIF(INDIRECT([.BG$2]&amp;&quot;.F3&quot;):INDIRECT([.BG$2]&amp;&quot;.F1000&quot;);[.$A53])" office:value-type="float" office:value="0">
            <text:p>Err:502</text:p>
          </table:table-cell>
          <table:table-cell table:formula="of:=COUNTIF(INDIRECT([.BH$2]&amp;&quot;.F3&quot;):INDIRECT([.BH$2]&amp;&quot;.F1000&quot;);[.$A53])" office:value-type="float" office:value="0">
            <text:p>Err:502</text:p>
          </table:table-cell>
          <table:table-cell table:formula="of:=COUNTIF(INDIRECT([.BI$2]&amp;&quot;.F3&quot;):INDIRECT([.BI$2]&amp;&quot;.F1000&quot;);[.$A53])" office:value-type="float" office:value="0">
            <text:p>Err:502</text:p>
          </table:table-cell>
          <table:table-cell table:formula="of:=COUNTIF(INDIRECT([.BJ$2]&amp;&quot;.F3&quot;):INDIRECT([.BJ$2]&amp;&quot;.F1000&quot;);[.$A53])" office:value-type="float" office:value="0">
            <text:p>Err:502</text:p>
          </table:table-cell>
          <table:table-cell table:formula="of:=COUNTIF(INDIRECT([.BK$2]&amp;&quot;.F3&quot;):INDIRECT([.BK$2]&amp;&quot;.F1000&quot;);[.$A53])" office:value-type="float" office:value="0">
            <text:p>Err:502</text:p>
          </table:table-cell>
          <table:table-cell table:formula="of:=COUNTIF(INDIRECT([.BL$2]&amp;&quot;.F3&quot;):INDIRECT([.BL$2]&amp;&quot;.F1000&quot;);[.$A53])" office:value-type="float" office:value="0">
            <text:p>Err:502</text:p>
          </table:table-cell>
          <table:table-cell table:formula="of:=COUNTIF(INDIRECT([.BM$2]&amp;&quot;.F3&quot;):INDIRECT([.BM$2]&amp;&quot;.F1000&quot;);[.$A53])" office:value-type="float" office:value="0">
            <text:p>Err:502</text:p>
          </table:table-cell>
          <table:table-cell table:formula="of:=COUNTIF(INDIRECT([.BN$2]&amp;&quot;.F3&quot;):INDIRECT([.BN$2]&amp;&quot;.F1000&quot;);[.$A53])" office:value-type="float" office:value="0">
            <text:p>Err:502</text:p>
          </table:table-cell>
          <table:table-cell table:formula="of:=COUNTIF(INDIRECT([.BO$2]&amp;&quot;.F3&quot;):INDIRECT([.BO$2]&amp;&quot;.F1000&quot;);[.$A53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EnhancedWeaponMultiplexer </text:p>
          </table:table-cell>
          <table:table-cell office:value-type="float" office:value="400">
            <text:p>400</text:p>
          </table:table-cell>
          <table:table-cell table:formula="of:=SUMIF([.E54:.DZ54];&quot;&gt;0&quot;)" office:value-type="float" office:value="0">
            <text:p>0</text:p>
          </table:table-cell>
          <table:table-cell table:formula="of:=SUM([.B54]*[.C54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4])" office:value-type="float" office:value="0">
            <text:p>0</text:p>
          </table:table-cell>
          <table:table-cell table:formula="of:=COUNTIF(INDIRECT([.F$2]&amp;&quot;.F3&quot;):INDIRECT([.F$2]&amp;&quot;.F1000&quot;);[.$A54])" office:value-type="float" office:value="0">
            <text:p>0</text:p>
          </table:table-cell>
          <table:table-cell table:formula="of:=COUNTIF(INDIRECT([.G$2]&amp;&quot;.F3&quot;):INDIRECT([.G$2]&amp;&quot;.F1000&quot;);[.$A54])" office:value-type="float" office:value="0">
            <text:p>0</text:p>
          </table:table-cell>
          <table:table-cell table:formula="of:=COUNTIF(INDIRECT([.H$2]&amp;&quot;.F3&quot;):INDIRECT([.H$2]&amp;&quot;.F1000&quot;);[.$A54])" office:value-type="float" office:value="0">
            <text:p>0</text:p>
          </table:table-cell>
          <table:table-cell table:formula="of:=COUNTIF(INDIRECT([.I$2]&amp;&quot;.F3&quot;):INDIRECT([.I$2]&amp;&quot;.F1000&quot;);[.$A54])" office:value-type="float" office:value="0">
            <text:p>0</text:p>
          </table:table-cell>
          <table:table-cell table:formula="of:=COUNTIF(INDIRECT([.J$2]&amp;&quot;.F3&quot;):INDIRECT([.J$2]&amp;&quot;.F1000&quot;);[.$A54])" office:value-type="float" office:value="0">
            <text:p>0</text:p>
          </table:table-cell>
          <table:table-cell table:formula="of:=COUNTIF(INDIRECT([.K$2]&amp;&quot;.F3&quot;):INDIRECT([.K$2]&amp;&quot;.F1000&quot;);[.$A54])" office:value-type="float" office:value="0">
            <text:p>0</text:p>
          </table:table-cell>
          <table:table-cell table:formula="of:=COUNTIF(INDIRECT([.L$2]&amp;&quot;.F3&quot;):INDIRECT([.L$2]&amp;&quot;.F1000&quot;);[.$A54])" office:value-type="float" office:value="0">
            <text:p>0</text:p>
          </table:table-cell>
          <table:table-cell table:formula="of:=COUNTIF(INDIRECT([.M$2]&amp;&quot;.F3&quot;):INDIRECT([.M$2]&amp;&quot;.F1000&quot;);[.$A54])" office:value-type="float" office:value="0">
            <text:p>0</text:p>
          </table:table-cell>
          <table:table-cell table:formula="of:=COUNTIF(INDIRECT([.N$2]&amp;&quot;.F3&quot;):INDIRECT([.N$2]&amp;&quot;.F1000&quot;);[.$A54])" office:value-type="float" office:value="0">
            <text:p>0</text:p>
          </table:table-cell>
          <table:table-cell table:formula="of:=COUNTIF(INDIRECT([.O$2]&amp;&quot;.F3&quot;):INDIRECT([.O$2]&amp;&quot;.F1000&quot;);[.$A54])" office:value-type="float" office:value="0">
            <text:p>0</text:p>
          </table:table-cell>
          <table:table-cell table:formula="of:=COUNTIF(INDIRECT([.P$2]&amp;&quot;.F3&quot;):INDIRECT([.P$2]&amp;&quot;.F1000&quot;);[.$A54])" office:value-type="float" office:value="0">
            <text:p>Err:502</text:p>
          </table:table-cell>
          <table:table-cell table:formula="of:=COUNTIF(INDIRECT([.Q$2]&amp;&quot;.F3&quot;):INDIRECT([.Q$2]&amp;&quot;.F1000&quot;);[.$A54])" office:value-type="float" office:value="0">
            <text:p>Err:502</text:p>
          </table:table-cell>
          <table:table-cell table:formula="of:=COUNTIF(INDIRECT([.R$2]&amp;&quot;.F3&quot;):INDIRECT([.R$2]&amp;&quot;.F1000&quot;);[.$A54])" office:value-type="float" office:value="0">
            <text:p>Err:502</text:p>
          </table:table-cell>
          <table:table-cell table:formula="of:=COUNTIF(INDIRECT([.S$2]&amp;&quot;.F3&quot;):INDIRECT([.S$2]&amp;&quot;.F1000&quot;);[.$A54])" office:value-type="float" office:value="0">
            <text:p>Err:502</text:p>
          </table:table-cell>
          <table:table-cell table:formula="of:=COUNTIF(INDIRECT([.T$2]&amp;&quot;.F3&quot;):INDIRECT([.T$2]&amp;&quot;.F1000&quot;);[.$A54])" office:value-type="float" office:value="0">
            <text:p>Err:502</text:p>
          </table:table-cell>
          <table:table-cell table:formula="of:=COUNTIF(INDIRECT([.U$2]&amp;&quot;.F3&quot;):INDIRECT([.U$2]&amp;&quot;.F1000&quot;);[.$A54])" office:value-type="float" office:value="0">
            <text:p>Err:502</text:p>
          </table:table-cell>
          <table:table-cell table:formula="of:=COUNTIF(INDIRECT([.V$2]&amp;&quot;.F3&quot;):INDIRECT([.V$2]&amp;&quot;.F1000&quot;);[.$A54])" office:value-type="float" office:value="0">
            <text:p>Err:502</text:p>
          </table:table-cell>
          <table:table-cell table:formula="of:=COUNTIF(INDIRECT([.W$2]&amp;&quot;.F3&quot;):INDIRECT([.W$2]&amp;&quot;.F1000&quot;);[.$A54])" office:value-type="float" office:value="0">
            <text:p>Err:502</text:p>
          </table:table-cell>
          <table:table-cell table:formula="of:=COUNTIF(INDIRECT([.X$2]&amp;&quot;.F3&quot;):INDIRECT([.X$2]&amp;&quot;.F1000&quot;);[.$A54])" office:value-type="float" office:value="0">
            <text:p>Err:502</text:p>
          </table:table-cell>
          <table:table-cell table:formula="of:=COUNTIF(INDIRECT([.Y$2]&amp;&quot;.F3&quot;):INDIRECT([.Y$2]&amp;&quot;.F1000&quot;);[.$A54])" office:value-type="float" office:value="0">
            <text:p>Err:502</text:p>
          </table:table-cell>
          <table:table-cell table:formula="of:=COUNTIF(INDIRECT([.Z$2]&amp;&quot;.F3&quot;):INDIRECT([.Z$2]&amp;&quot;.F1000&quot;);[.$A54])" office:value-type="float" office:value="0">
            <text:p>Err:502</text:p>
          </table:table-cell>
          <table:table-cell table:formula="of:=COUNTIF(INDIRECT([.AA$2]&amp;&quot;.F3&quot;):INDIRECT([.AA$2]&amp;&quot;.F1000&quot;);[.$A54])" office:value-type="float" office:value="0">
            <text:p>Err:502</text:p>
          </table:table-cell>
          <table:table-cell table:formula="of:=COUNTIF(INDIRECT([.AB$2]&amp;&quot;.F3&quot;):INDIRECT([.AB$2]&amp;&quot;.F1000&quot;);[.$A54])" office:value-type="float" office:value="0">
            <text:p>Err:502</text:p>
          </table:table-cell>
          <table:table-cell table:formula="of:=COUNTIF(INDIRECT([.AC$2]&amp;&quot;.F3&quot;):INDIRECT([.AC$2]&amp;&quot;.F1000&quot;);[.$A54])" office:value-type="float" office:value="0">
            <text:p>Err:502</text:p>
          </table:table-cell>
          <table:table-cell table:formula="of:=COUNTIF(INDIRECT([.AD$2]&amp;&quot;.F3&quot;):INDIRECT([.AD$2]&amp;&quot;.F1000&quot;);[.$A54])" office:value-type="float" office:value="0">
            <text:p>Err:502</text:p>
          </table:table-cell>
          <table:table-cell table:formula="of:=COUNTIF(INDIRECT([.AE$2]&amp;&quot;.F3&quot;):INDIRECT([.AE$2]&amp;&quot;.F1000&quot;);[.$A54])" office:value-type="float" office:value="0">
            <text:p>Err:502</text:p>
          </table:table-cell>
          <table:table-cell table:formula="of:=COUNTIF(INDIRECT([.AF$2]&amp;&quot;.F3&quot;):INDIRECT([.AF$2]&amp;&quot;.F1000&quot;);[.$A54])" office:value-type="float" office:value="0">
            <text:p>Err:502</text:p>
          </table:table-cell>
          <table:table-cell table:formula="of:=COUNTIF(INDIRECT([.AG$2]&amp;&quot;.F3&quot;):INDIRECT([.AG$2]&amp;&quot;.F1000&quot;);[.$A54])" office:value-type="float" office:value="0">
            <text:p>Err:502</text:p>
          </table:table-cell>
          <table:table-cell table:formula="of:=COUNTIF(INDIRECT([.AH$2]&amp;&quot;.F3&quot;):INDIRECT([.AH$2]&amp;&quot;.F1000&quot;);[.$A54])" office:value-type="float" office:value="0">
            <text:p>Err:502</text:p>
          </table:table-cell>
          <table:table-cell table:formula="of:=COUNTIF(INDIRECT([.AI$2]&amp;&quot;.F3&quot;):INDIRECT([.AI$2]&amp;&quot;.F1000&quot;);[.$A54])" office:value-type="float" office:value="0">
            <text:p>Err:502</text:p>
          </table:table-cell>
          <table:table-cell table:formula="of:=COUNTIF(INDIRECT([.AJ$2]&amp;&quot;.F3&quot;):INDIRECT([.AJ$2]&amp;&quot;.F1000&quot;);[.$A54])" office:value-type="float" office:value="0">
            <text:p>Err:502</text:p>
          </table:table-cell>
          <table:table-cell table:formula="of:=COUNTIF(INDIRECT([.AK$2]&amp;&quot;.F3&quot;):INDIRECT([.AK$2]&amp;&quot;.F1000&quot;);[.$A54])" office:value-type="float" office:value="0">
            <text:p>Err:502</text:p>
          </table:table-cell>
          <table:table-cell table:formula="of:=COUNTIF(INDIRECT([.AL$2]&amp;&quot;.F3&quot;):INDIRECT([.AL$2]&amp;&quot;.F1000&quot;);[.$A54])" office:value-type="float" office:value="0">
            <text:p>Err:502</text:p>
          </table:table-cell>
          <table:table-cell table:formula="of:=COUNTIF(INDIRECT([.AM$2]&amp;&quot;.F3&quot;):INDIRECT([.AM$2]&amp;&quot;.F1000&quot;);[.$A54])" office:value-type="float" office:value="0">
            <text:p>Err:502</text:p>
          </table:table-cell>
          <table:table-cell table:formula="of:=COUNTIF(INDIRECT([.AN$2]&amp;&quot;.F3&quot;):INDIRECT([.AN$2]&amp;&quot;.F1000&quot;);[.$A54])" office:value-type="float" office:value="0">
            <text:p>Err:502</text:p>
          </table:table-cell>
          <table:table-cell table:formula="of:=COUNTIF(INDIRECT([.AO$2]&amp;&quot;.F3&quot;):INDIRECT([.AO$2]&amp;&quot;.F1000&quot;);[.$A54])" office:value-type="float" office:value="0">
            <text:p>Err:502</text:p>
          </table:table-cell>
          <table:table-cell table:formula="of:=COUNTIF(INDIRECT([.AP$2]&amp;&quot;.F3&quot;):INDIRECT([.AP$2]&amp;&quot;.F1000&quot;);[.$A54])" office:value-type="float" office:value="0">
            <text:p>Err:502</text:p>
          </table:table-cell>
          <table:table-cell table:formula="of:=COUNTIF(INDIRECT([.AQ$2]&amp;&quot;.F3&quot;):INDIRECT([.AQ$2]&amp;&quot;.F1000&quot;);[.$A54])" office:value-type="float" office:value="0">
            <text:p>Err:502</text:p>
          </table:table-cell>
          <table:table-cell table:formula="of:=COUNTIF(INDIRECT([.AR$2]&amp;&quot;.F3&quot;):INDIRECT([.AR$2]&amp;&quot;.F1000&quot;);[.$A54])" office:value-type="float" office:value="0">
            <text:p>Err:502</text:p>
          </table:table-cell>
          <table:table-cell table:formula="of:=COUNTIF(INDIRECT([.AS$2]&amp;&quot;.F3&quot;):INDIRECT([.AS$2]&amp;&quot;.F1000&quot;);[.$A54])" office:value-type="float" office:value="0">
            <text:p>Err:502</text:p>
          </table:table-cell>
          <table:table-cell table:formula="of:=COUNTIF(INDIRECT([.AT$2]&amp;&quot;.F3&quot;):INDIRECT([.AT$2]&amp;&quot;.F1000&quot;);[.$A54])" office:value-type="float" office:value="0">
            <text:p>Err:502</text:p>
          </table:table-cell>
          <table:table-cell table:formula="of:=COUNTIF(INDIRECT([.AU$2]&amp;&quot;.F3&quot;):INDIRECT([.AU$2]&amp;&quot;.F1000&quot;);[.$A54])" office:value-type="float" office:value="0">
            <text:p>Err:502</text:p>
          </table:table-cell>
          <table:table-cell table:formula="of:=COUNTIF(INDIRECT([.AV$2]&amp;&quot;.F3&quot;):INDIRECT([.AV$2]&amp;&quot;.F1000&quot;);[.$A54])" office:value-type="float" office:value="0">
            <text:p>Err:502</text:p>
          </table:table-cell>
          <table:table-cell table:formula="of:=COUNTIF(INDIRECT([.AW$2]&amp;&quot;.F3&quot;):INDIRECT([.AW$2]&amp;&quot;.F1000&quot;);[.$A54])" office:value-type="float" office:value="0">
            <text:p>Err:502</text:p>
          </table:table-cell>
          <table:table-cell table:formula="of:=COUNTIF(INDIRECT([.AX$2]&amp;&quot;.F3&quot;):INDIRECT([.AX$2]&amp;&quot;.F1000&quot;);[.$A54])" office:value-type="float" office:value="0">
            <text:p>Err:502</text:p>
          </table:table-cell>
          <table:table-cell table:formula="of:=COUNTIF(INDIRECT([.AY$2]&amp;&quot;.F3&quot;):INDIRECT([.AY$2]&amp;&quot;.F1000&quot;);[.$A54])" office:value-type="float" office:value="0">
            <text:p>Err:502</text:p>
          </table:table-cell>
          <table:table-cell table:formula="of:=COUNTIF(INDIRECT([.AZ$2]&amp;&quot;.F3&quot;):INDIRECT([.AZ$2]&amp;&quot;.F1000&quot;);[.$A54])" office:value-type="float" office:value="0">
            <text:p>Err:502</text:p>
          </table:table-cell>
          <table:table-cell table:formula="of:=COUNTIF(INDIRECT([.BA$2]&amp;&quot;.F3&quot;):INDIRECT([.BA$2]&amp;&quot;.F1000&quot;);[.$A54])" office:value-type="float" office:value="0">
            <text:p>Err:502</text:p>
          </table:table-cell>
          <table:table-cell table:formula="of:=COUNTIF(INDIRECT([.BB$2]&amp;&quot;.F3&quot;):INDIRECT([.BB$2]&amp;&quot;.F1000&quot;);[.$A54])" office:value-type="float" office:value="0">
            <text:p>Err:502</text:p>
          </table:table-cell>
          <table:table-cell table:formula="of:=COUNTIF(INDIRECT([.BC$2]&amp;&quot;.F3&quot;):INDIRECT([.BC$2]&amp;&quot;.F1000&quot;);[.$A54])" office:value-type="float" office:value="0">
            <text:p>Err:502</text:p>
          </table:table-cell>
          <table:table-cell table:formula="of:=COUNTIF(INDIRECT([.BD$2]&amp;&quot;.F3&quot;):INDIRECT([.BD$2]&amp;&quot;.F1000&quot;);[.$A54])" office:value-type="float" office:value="0">
            <text:p>Err:502</text:p>
          </table:table-cell>
          <table:table-cell table:formula="of:=COUNTIF(INDIRECT([.BE$2]&amp;&quot;.F3&quot;):INDIRECT([.BE$2]&amp;&quot;.F1000&quot;);[.$A54])" office:value-type="float" office:value="0">
            <text:p>Err:502</text:p>
          </table:table-cell>
          <table:table-cell table:formula="of:=COUNTIF(INDIRECT([.BF$2]&amp;&quot;.F3&quot;):INDIRECT([.BF$2]&amp;&quot;.F1000&quot;);[.$A54])" office:value-type="float" office:value="0">
            <text:p>Err:502</text:p>
          </table:table-cell>
          <table:table-cell table:formula="of:=COUNTIF(INDIRECT([.BG$2]&amp;&quot;.F3&quot;):INDIRECT([.BG$2]&amp;&quot;.F1000&quot;);[.$A54])" office:value-type="float" office:value="0">
            <text:p>Err:502</text:p>
          </table:table-cell>
          <table:table-cell table:formula="of:=COUNTIF(INDIRECT([.BH$2]&amp;&quot;.F3&quot;):INDIRECT([.BH$2]&amp;&quot;.F1000&quot;);[.$A54])" office:value-type="float" office:value="0">
            <text:p>Err:502</text:p>
          </table:table-cell>
          <table:table-cell table:formula="of:=COUNTIF(INDIRECT([.BI$2]&amp;&quot;.F3&quot;):INDIRECT([.BI$2]&amp;&quot;.F1000&quot;);[.$A54])" office:value-type="float" office:value="0">
            <text:p>Err:502</text:p>
          </table:table-cell>
          <table:table-cell table:formula="of:=COUNTIF(INDIRECT([.BJ$2]&amp;&quot;.F3&quot;):INDIRECT([.BJ$2]&amp;&quot;.F1000&quot;);[.$A54])" office:value-type="float" office:value="0">
            <text:p>Err:502</text:p>
          </table:table-cell>
          <table:table-cell table:formula="of:=COUNTIF(INDIRECT([.BK$2]&amp;&quot;.F3&quot;):INDIRECT([.BK$2]&amp;&quot;.F1000&quot;);[.$A54])" office:value-type="float" office:value="0">
            <text:p>Err:502</text:p>
          </table:table-cell>
          <table:table-cell table:formula="of:=COUNTIF(INDIRECT([.BL$2]&amp;&quot;.F3&quot;):INDIRECT([.BL$2]&amp;&quot;.F1000&quot;);[.$A54])" office:value-type="float" office:value="0">
            <text:p>Err:502</text:p>
          </table:table-cell>
          <table:table-cell table:formula="of:=COUNTIF(INDIRECT([.BM$2]&amp;&quot;.F3&quot;):INDIRECT([.BM$2]&amp;&quot;.F1000&quot;);[.$A54])" office:value-type="float" office:value="0">
            <text:p>Err:502</text:p>
          </table:table-cell>
          <table:table-cell table:formula="of:=COUNTIF(INDIRECT([.BN$2]&amp;&quot;.F3&quot;):INDIRECT([.BN$2]&amp;&quot;.F1000&quot;);[.$A54])" office:value-type="float" office:value="0">
            <text:p>Err:502</text:p>
          </table:table-cell>
          <table:table-cell table:formula="of:=COUNTIF(INDIRECT([.BO$2]&amp;&quot;.F3&quot;):INDIRECT([.BO$2]&amp;&quot;.F1000&quot;);[.$A54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BeamAccelerator</text:p>
          </table:table-cell>
          <table:table-cell office:value-type="float" office:value="200">
            <text:p>200</text:p>
          </table:table-cell>
          <table:table-cell table:formula="of:=SUMIF([.E55:.DZ55];&quot;&gt;0&quot;)" office:value-type="float" office:value="0">
            <text:p>0</text:p>
          </table:table-cell>
          <table:table-cell table:formula="of:=SUM([.B55]*[.C55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5])" office:value-type="float" office:value="0">
            <text:p>0</text:p>
          </table:table-cell>
          <table:table-cell table:formula="of:=COUNTIF(INDIRECT([.F$2]&amp;&quot;.F3&quot;):INDIRECT([.F$2]&amp;&quot;.F1000&quot;);[.$A55])" office:value-type="float" office:value="0">
            <text:p>0</text:p>
          </table:table-cell>
          <table:table-cell table:formula="of:=COUNTIF(INDIRECT([.G$2]&amp;&quot;.F3&quot;):INDIRECT([.G$2]&amp;&quot;.F1000&quot;);[.$A55])" office:value-type="float" office:value="0">
            <text:p>0</text:p>
          </table:table-cell>
          <table:table-cell table:formula="of:=COUNTIF(INDIRECT([.H$2]&amp;&quot;.F3&quot;):INDIRECT([.H$2]&amp;&quot;.F1000&quot;);[.$A55])" office:value-type="float" office:value="0">
            <text:p>0</text:p>
          </table:table-cell>
          <table:table-cell table:formula="of:=COUNTIF(INDIRECT([.I$2]&amp;&quot;.F3&quot;):INDIRECT([.I$2]&amp;&quot;.F1000&quot;);[.$A55])" office:value-type="float" office:value="0">
            <text:p>0</text:p>
          </table:table-cell>
          <table:table-cell table:formula="of:=COUNTIF(INDIRECT([.J$2]&amp;&quot;.F3&quot;):INDIRECT([.J$2]&amp;&quot;.F1000&quot;);[.$A55])" office:value-type="float" office:value="0">
            <text:p>0</text:p>
          </table:table-cell>
          <table:table-cell table:formula="of:=COUNTIF(INDIRECT([.K$2]&amp;&quot;.F3&quot;):INDIRECT([.K$2]&amp;&quot;.F1000&quot;);[.$A55])" office:value-type="float" office:value="0">
            <text:p>0</text:p>
          </table:table-cell>
          <table:table-cell table:formula="of:=COUNTIF(INDIRECT([.L$2]&amp;&quot;.F3&quot;):INDIRECT([.L$2]&amp;&quot;.F1000&quot;);[.$A55])" office:value-type="float" office:value="0">
            <text:p>0</text:p>
          </table:table-cell>
          <table:table-cell table:formula="of:=COUNTIF(INDIRECT([.M$2]&amp;&quot;.F3&quot;):INDIRECT([.M$2]&amp;&quot;.F1000&quot;);[.$A55])" office:value-type="float" office:value="0">
            <text:p>0</text:p>
          </table:table-cell>
          <table:table-cell table:formula="of:=COUNTIF(INDIRECT([.N$2]&amp;&quot;.F3&quot;):INDIRECT([.N$2]&amp;&quot;.F1000&quot;);[.$A55])" office:value-type="float" office:value="0">
            <text:p>0</text:p>
          </table:table-cell>
          <table:table-cell table:formula="of:=COUNTIF(INDIRECT([.O$2]&amp;&quot;.F3&quot;):INDIRECT([.O$2]&amp;&quot;.F1000&quot;);[.$A55])" office:value-type="float" office:value="0">
            <text:p>0</text:p>
          </table:table-cell>
          <table:table-cell table:formula="of:=COUNTIF(INDIRECT([.P$2]&amp;&quot;.F3&quot;):INDIRECT([.P$2]&amp;&quot;.F1000&quot;);[.$A55])" office:value-type="float" office:value="0">
            <text:p>Err:502</text:p>
          </table:table-cell>
          <table:table-cell table:formula="of:=COUNTIF(INDIRECT([.Q$2]&amp;&quot;.F3&quot;):INDIRECT([.Q$2]&amp;&quot;.F1000&quot;);[.$A55])" office:value-type="float" office:value="0">
            <text:p>Err:502</text:p>
          </table:table-cell>
          <table:table-cell table:formula="of:=COUNTIF(INDIRECT([.R$2]&amp;&quot;.F3&quot;):INDIRECT([.R$2]&amp;&quot;.F1000&quot;);[.$A55])" office:value-type="float" office:value="0">
            <text:p>Err:502</text:p>
          </table:table-cell>
          <table:table-cell table:formula="of:=COUNTIF(INDIRECT([.S$2]&amp;&quot;.F3&quot;):INDIRECT([.S$2]&amp;&quot;.F1000&quot;);[.$A55])" office:value-type="float" office:value="0">
            <text:p>Err:502</text:p>
          </table:table-cell>
          <table:table-cell table:formula="of:=COUNTIF(INDIRECT([.T$2]&amp;&quot;.F3&quot;):INDIRECT([.T$2]&amp;&quot;.F1000&quot;);[.$A55])" office:value-type="float" office:value="0">
            <text:p>Err:502</text:p>
          </table:table-cell>
          <table:table-cell table:formula="of:=COUNTIF(INDIRECT([.U$2]&amp;&quot;.F3&quot;):INDIRECT([.U$2]&amp;&quot;.F1000&quot;);[.$A55])" office:value-type="float" office:value="0">
            <text:p>Err:502</text:p>
          </table:table-cell>
          <table:table-cell table:formula="of:=COUNTIF(INDIRECT([.V$2]&amp;&quot;.F3&quot;):INDIRECT([.V$2]&amp;&quot;.F1000&quot;);[.$A55])" office:value-type="float" office:value="0">
            <text:p>Err:502</text:p>
          </table:table-cell>
          <table:table-cell table:formula="of:=COUNTIF(INDIRECT([.W$2]&amp;&quot;.F3&quot;):INDIRECT([.W$2]&amp;&quot;.F1000&quot;);[.$A55])" office:value-type="float" office:value="0">
            <text:p>Err:502</text:p>
          </table:table-cell>
          <table:table-cell table:formula="of:=COUNTIF(INDIRECT([.X$2]&amp;&quot;.F3&quot;):INDIRECT([.X$2]&amp;&quot;.F1000&quot;);[.$A55])" office:value-type="float" office:value="0">
            <text:p>Err:502</text:p>
          </table:table-cell>
          <table:table-cell table:formula="of:=COUNTIF(INDIRECT([.Y$2]&amp;&quot;.F3&quot;):INDIRECT([.Y$2]&amp;&quot;.F1000&quot;);[.$A55])" office:value-type="float" office:value="0">
            <text:p>Err:502</text:p>
          </table:table-cell>
          <table:table-cell table:formula="of:=COUNTIF(INDIRECT([.Z$2]&amp;&quot;.F3&quot;):INDIRECT([.Z$2]&amp;&quot;.F1000&quot;);[.$A55])" office:value-type="float" office:value="0">
            <text:p>Err:502</text:p>
          </table:table-cell>
          <table:table-cell table:formula="of:=COUNTIF(INDIRECT([.AA$2]&amp;&quot;.F3&quot;):INDIRECT([.AA$2]&amp;&quot;.F1000&quot;);[.$A55])" office:value-type="float" office:value="0">
            <text:p>Err:502</text:p>
          </table:table-cell>
          <table:table-cell table:formula="of:=COUNTIF(INDIRECT([.AB$2]&amp;&quot;.F3&quot;):INDIRECT([.AB$2]&amp;&quot;.F1000&quot;);[.$A55])" office:value-type="float" office:value="0">
            <text:p>Err:502</text:p>
          </table:table-cell>
          <table:table-cell table:formula="of:=COUNTIF(INDIRECT([.AC$2]&amp;&quot;.F3&quot;):INDIRECT([.AC$2]&amp;&quot;.F1000&quot;);[.$A55])" office:value-type="float" office:value="0">
            <text:p>Err:502</text:p>
          </table:table-cell>
          <table:table-cell table:formula="of:=COUNTIF(INDIRECT([.AD$2]&amp;&quot;.F3&quot;):INDIRECT([.AD$2]&amp;&quot;.F1000&quot;);[.$A55])" office:value-type="float" office:value="0">
            <text:p>Err:502</text:p>
          </table:table-cell>
          <table:table-cell table:formula="of:=COUNTIF(INDIRECT([.AE$2]&amp;&quot;.F3&quot;):INDIRECT([.AE$2]&amp;&quot;.F1000&quot;);[.$A55])" office:value-type="float" office:value="0">
            <text:p>Err:502</text:p>
          </table:table-cell>
          <table:table-cell table:formula="of:=COUNTIF(INDIRECT([.AF$2]&amp;&quot;.F3&quot;):INDIRECT([.AF$2]&amp;&quot;.F1000&quot;);[.$A55])" office:value-type="float" office:value="0">
            <text:p>Err:502</text:p>
          </table:table-cell>
          <table:table-cell table:formula="of:=COUNTIF(INDIRECT([.AG$2]&amp;&quot;.F3&quot;):INDIRECT([.AG$2]&amp;&quot;.F1000&quot;);[.$A55])" office:value-type="float" office:value="0">
            <text:p>Err:502</text:p>
          </table:table-cell>
          <table:table-cell table:formula="of:=COUNTIF(INDIRECT([.AH$2]&amp;&quot;.F3&quot;):INDIRECT([.AH$2]&amp;&quot;.F1000&quot;);[.$A55])" office:value-type="float" office:value="0">
            <text:p>Err:502</text:p>
          </table:table-cell>
          <table:table-cell table:formula="of:=COUNTIF(INDIRECT([.AI$2]&amp;&quot;.F3&quot;):INDIRECT([.AI$2]&amp;&quot;.F1000&quot;);[.$A55])" office:value-type="float" office:value="0">
            <text:p>Err:502</text:p>
          </table:table-cell>
          <table:table-cell table:formula="of:=COUNTIF(INDIRECT([.AJ$2]&amp;&quot;.F3&quot;):INDIRECT([.AJ$2]&amp;&quot;.F1000&quot;);[.$A55])" office:value-type="float" office:value="0">
            <text:p>Err:502</text:p>
          </table:table-cell>
          <table:table-cell table:formula="of:=COUNTIF(INDIRECT([.AK$2]&amp;&quot;.F3&quot;):INDIRECT([.AK$2]&amp;&quot;.F1000&quot;);[.$A55])" office:value-type="float" office:value="0">
            <text:p>Err:502</text:p>
          </table:table-cell>
          <table:table-cell table:formula="of:=COUNTIF(INDIRECT([.AL$2]&amp;&quot;.F3&quot;):INDIRECT([.AL$2]&amp;&quot;.F1000&quot;);[.$A55])" office:value-type="float" office:value="0">
            <text:p>Err:502</text:p>
          </table:table-cell>
          <table:table-cell table:formula="of:=COUNTIF(INDIRECT([.AM$2]&amp;&quot;.F3&quot;):INDIRECT([.AM$2]&amp;&quot;.F1000&quot;);[.$A55])" office:value-type="float" office:value="0">
            <text:p>Err:502</text:p>
          </table:table-cell>
          <table:table-cell table:formula="of:=COUNTIF(INDIRECT([.AN$2]&amp;&quot;.F3&quot;):INDIRECT([.AN$2]&amp;&quot;.F1000&quot;);[.$A55])" office:value-type="float" office:value="0">
            <text:p>Err:502</text:p>
          </table:table-cell>
          <table:table-cell table:formula="of:=COUNTIF(INDIRECT([.AO$2]&amp;&quot;.F3&quot;):INDIRECT([.AO$2]&amp;&quot;.F1000&quot;);[.$A55])" office:value-type="float" office:value="0">
            <text:p>Err:502</text:p>
          </table:table-cell>
          <table:table-cell table:formula="of:=COUNTIF(INDIRECT([.AP$2]&amp;&quot;.F3&quot;):INDIRECT([.AP$2]&amp;&quot;.F1000&quot;);[.$A55])" office:value-type="float" office:value="0">
            <text:p>Err:502</text:p>
          </table:table-cell>
          <table:table-cell table:formula="of:=COUNTIF(INDIRECT([.AQ$2]&amp;&quot;.F3&quot;):INDIRECT([.AQ$2]&amp;&quot;.F1000&quot;);[.$A55])" office:value-type="float" office:value="0">
            <text:p>Err:502</text:p>
          </table:table-cell>
          <table:table-cell table:formula="of:=COUNTIF(INDIRECT([.AR$2]&amp;&quot;.F3&quot;):INDIRECT([.AR$2]&amp;&quot;.F1000&quot;);[.$A55])" office:value-type="float" office:value="0">
            <text:p>Err:502</text:p>
          </table:table-cell>
          <table:table-cell table:formula="of:=COUNTIF(INDIRECT([.AS$2]&amp;&quot;.F3&quot;):INDIRECT([.AS$2]&amp;&quot;.F1000&quot;);[.$A55])" office:value-type="float" office:value="0">
            <text:p>Err:502</text:p>
          </table:table-cell>
          <table:table-cell table:formula="of:=COUNTIF(INDIRECT([.AT$2]&amp;&quot;.F3&quot;):INDIRECT([.AT$2]&amp;&quot;.F1000&quot;);[.$A55])" office:value-type="float" office:value="0">
            <text:p>Err:502</text:p>
          </table:table-cell>
          <table:table-cell table:formula="of:=COUNTIF(INDIRECT([.AU$2]&amp;&quot;.F3&quot;):INDIRECT([.AU$2]&amp;&quot;.F1000&quot;);[.$A55])" office:value-type="float" office:value="0">
            <text:p>Err:502</text:p>
          </table:table-cell>
          <table:table-cell table:formula="of:=COUNTIF(INDIRECT([.AV$2]&amp;&quot;.F3&quot;):INDIRECT([.AV$2]&amp;&quot;.F1000&quot;);[.$A55])" office:value-type="float" office:value="0">
            <text:p>Err:502</text:p>
          </table:table-cell>
          <table:table-cell table:formula="of:=COUNTIF(INDIRECT([.AW$2]&amp;&quot;.F3&quot;):INDIRECT([.AW$2]&amp;&quot;.F1000&quot;);[.$A55])" office:value-type="float" office:value="0">
            <text:p>Err:502</text:p>
          </table:table-cell>
          <table:table-cell table:formula="of:=COUNTIF(INDIRECT([.AX$2]&amp;&quot;.F3&quot;):INDIRECT([.AX$2]&amp;&quot;.F1000&quot;);[.$A55])" office:value-type="float" office:value="0">
            <text:p>Err:502</text:p>
          </table:table-cell>
          <table:table-cell table:formula="of:=COUNTIF(INDIRECT([.AY$2]&amp;&quot;.F3&quot;):INDIRECT([.AY$2]&amp;&quot;.F1000&quot;);[.$A55])" office:value-type="float" office:value="0">
            <text:p>Err:502</text:p>
          </table:table-cell>
          <table:table-cell table:formula="of:=COUNTIF(INDIRECT([.AZ$2]&amp;&quot;.F3&quot;):INDIRECT([.AZ$2]&amp;&quot;.F1000&quot;);[.$A55])" office:value-type="float" office:value="0">
            <text:p>Err:502</text:p>
          </table:table-cell>
          <table:table-cell table:formula="of:=COUNTIF(INDIRECT([.BA$2]&amp;&quot;.F3&quot;):INDIRECT([.BA$2]&amp;&quot;.F1000&quot;);[.$A55])" office:value-type="float" office:value="0">
            <text:p>Err:502</text:p>
          </table:table-cell>
          <table:table-cell table:formula="of:=COUNTIF(INDIRECT([.BB$2]&amp;&quot;.F3&quot;):INDIRECT([.BB$2]&amp;&quot;.F1000&quot;);[.$A55])" office:value-type="float" office:value="0">
            <text:p>Err:502</text:p>
          </table:table-cell>
          <table:table-cell table:formula="of:=COUNTIF(INDIRECT([.BC$2]&amp;&quot;.F3&quot;):INDIRECT([.BC$2]&amp;&quot;.F1000&quot;);[.$A55])" office:value-type="float" office:value="0">
            <text:p>Err:502</text:p>
          </table:table-cell>
          <table:table-cell table:formula="of:=COUNTIF(INDIRECT([.BD$2]&amp;&quot;.F3&quot;):INDIRECT([.BD$2]&amp;&quot;.F1000&quot;);[.$A55])" office:value-type="float" office:value="0">
            <text:p>Err:502</text:p>
          </table:table-cell>
          <table:table-cell table:formula="of:=COUNTIF(INDIRECT([.BE$2]&amp;&quot;.F3&quot;):INDIRECT([.BE$2]&amp;&quot;.F1000&quot;);[.$A55])" office:value-type="float" office:value="0">
            <text:p>Err:502</text:p>
          </table:table-cell>
          <table:table-cell table:formula="of:=COUNTIF(INDIRECT([.BF$2]&amp;&quot;.F3&quot;):INDIRECT([.BF$2]&amp;&quot;.F1000&quot;);[.$A55])" office:value-type="float" office:value="0">
            <text:p>Err:502</text:p>
          </table:table-cell>
          <table:table-cell table:formula="of:=COUNTIF(INDIRECT([.BG$2]&amp;&quot;.F3&quot;):INDIRECT([.BG$2]&amp;&quot;.F1000&quot;);[.$A55])" office:value-type="float" office:value="0">
            <text:p>Err:502</text:p>
          </table:table-cell>
          <table:table-cell table:formula="of:=COUNTIF(INDIRECT([.BH$2]&amp;&quot;.F3&quot;):INDIRECT([.BH$2]&amp;&quot;.F1000&quot;);[.$A55])" office:value-type="float" office:value="0">
            <text:p>Err:502</text:p>
          </table:table-cell>
          <table:table-cell table:formula="of:=COUNTIF(INDIRECT([.BI$2]&amp;&quot;.F3&quot;):INDIRECT([.BI$2]&amp;&quot;.F1000&quot;);[.$A55])" office:value-type="float" office:value="0">
            <text:p>Err:502</text:p>
          </table:table-cell>
          <table:table-cell table:formula="of:=COUNTIF(INDIRECT([.BJ$2]&amp;&quot;.F3&quot;):INDIRECT([.BJ$2]&amp;&quot;.F1000&quot;);[.$A55])" office:value-type="float" office:value="0">
            <text:p>Err:502</text:p>
          </table:table-cell>
          <table:table-cell table:formula="of:=COUNTIF(INDIRECT([.BK$2]&amp;&quot;.F3&quot;):INDIRECT([.BK$2]&amp;&quot;.F1000&quot;);[.$A55])" office:value-type="float" office:value="0">
            <text:p>Err:502</text:p>
          </table:table-cell>
          <table:table-cell table:formula="of:=COUNTIF(INDIRECT([.BL$2]&amp;&quot;.F3&quot;):INDIRECT([.BL$2]&amp;&quot;.F1000&quot;);[.$A55])" office:value-type="float" office:value="0">
            <text:p>Err:502</text:p>
          </table:table-cell>
          <table:table-cell table:formula="of:=COUNTIF(INDIRECT([.BM$2]&amp;&quot;.F3&quot;):INDIRECT([.BM$2]&amp;&quot;.F1000&quot;);[.$A55])" office:value-type="float" office:value="0">
            <text:p>Err:502</text:p>
          </table:table-cell>
          <table:table-cell table:formula="of:=COUNTIF(INDIRECT([.BN$2]&amp;&quot;.F3&quot;):INDIRECT([.BN$2]&amp;&quot;.F1000&quot;);[.$A55])" office:value-type="float" office:value="0">
            <text:p>Err:502</text:p>
          </table:table-cell>
          <table:table-cell table:formula="of:=COUNTIF(INDIRECT([.BO$2]&amp;&quot;.F3&quot;):INDIRECT([.BO$2]&amp;&quot;.F1000&quot;);[.$A55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BeamCondenser</text:p>
          </table:table-cell>
          <table:table-cell office:value-type="float" office:value="200">
            <text:p>200</text:p>
          </table:table-cell>
          <table:table-cell table:formula="of:=SUMIF([.E56:.DZ56];&quot;&gt;0&quot;)" office:value-type="float" office:value="0">
            <text:p>0</text:p>
          </table:table-cell>
          <table:table-cell table:formula="of:=SUM([.B56]*[.C56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6])" office:value-type="float" office:value="0">
            <text:p>0</text:p>
          </table:table-cell>
          <table:table-cell table:formula="of:=COUNTIF(INDIRECT([.F$2]&amp;&quot;.F3&quot;):INDIRECT([.F$2]&amp;&quot;.F1000&quot;);[.$A56])" office:value-type="float" office:value="0">
            <text:p>0</text:p>
          </table:table-cell>
          <table:table-cell table:formula="of:=COUNTIF(INDIRECT([.G$2]&amp;&quot;.F3&quot;):INDIRECT([.G$2]&amp;&quot;.F1000&quot;);[.$A56])" office:value-type="float" office:value="0">
            <text:p>0</text:p>
          </table:table-cell>
          <table:table-cell table:formula="of:=COUNTIF(INDIRECT([.H$2]&amp;&quot;.F3&quot;):INDIRECT([.H$2]&amp;&quot;.F1000&quot;);[.$A56])" office:value-type="float" office:value="0">
            <text:p>0</text:p>
          </table:table-cell>
          <table:table-cell table:formula="of:=COUNTIF(INDIRECT([.I$2]&amp;&quot;.F3&quot;):INDIRECT([.I$2]&amp;&quot;.F1000&quot;);[.$A56])" office:value-type="float" office:value="0">
            <text:p>0</text:p>
          </table:table-cell>
          <table:table-cell table:formula="of:=COUNTIF(INDIRECT([.J$2]&amp;&quot;.F3&quot;):INDIRECT([.J$2]&amp;&quot;.F1000&quot;);[.$A56])" office:value-type="float" office:value="0">
            <text:p>0</text:p>
          </table:table-cell>
          <table:table-cell table:formula="of:=COUNTIF(INDIRECT([.K$2]&amp;&quot;.F3&quot;):INDIRECT([.K$2]&amp;&quot;.F1000&quot;);[.$A56])" office:value-type="float" office:value="0">
            <text:p>0</text:p>
          </table:table-cell>
          <table:table-cell table:formula="of:=COUNTIF(INDIRECT([.L$2]&amp;&quot;.F3&quot;):INDIRECT([.L$2]&amp;&quot;.F1000&quot;);[.$A56])" office:value-type="float" office:value="0">
            <text:p>0</text:p>
          </table:table-cell>
          <table:table-cell table:formula="of:=COUNTIF(INDIRECT([.M$2]&amp;&quot;.F3&quot;):INDIRECT([.M$2]&amp;&quot;.F1000&quot;);[.$A56])" office:value-type="float" office:value="0">
            <text:p>0</text:p>
          </table:table-cell>
          <table:table-cell table:formula="of:=COUNTIF(INDIRECT([.N$2]&amp;&quot;.F3&quot;):INDIRECT([.N$2]&amp;&quot;.F1000&quot;);[.$A56])" office:value-type="float" office:value="0">
            <text:p>0</text:p>
          </table:table-cell>
          <table:table-cell table:formula="of:=COUNTIF(INDIRECT([.O$2]&amp;&quot;.F3&quot;):INDIRECT([.O$2]&amp;&quot;.F1000&quot;);[.$A56])" office:value-type="float" office:value="0">
            <text:p>0</text:p>
          </table:table-cell>
          <table:table-cell table:formula="of:=COUNTIF(INDIRECT([.P$2]&amp;&quot;.F3&quot;):INDIRECT([.P$2]&amp;&quot;.F1000&quot;);[.$A56])" office:value-type="float" office:value="0">
            <text:p>Err:502</text:p>
          </table:table-cell>
          <table:table-cell table:formula="of:=COUNTIF(INDIRECT([.Q$2]&amp;&quot;.F3&quot;):INDIRECT([.Q$2]&amp;&quot;.F1000&quot;);[.$A56])" office:value-type="float" office:value="0">
            <text:p>Err:502</text:p>
          </table:table-cell>
          <table:table-cell table:formula="of:=COUNTIF(INDIRECT([.R$2]&amp;&quot;.F3&quot;):INDIRECT([.R$2]&amp;&quot;.F1000&quot;);[.$A56])" office:value-type="float" office:value="0">
            <text:p>Err:502</text:p>
          </table:table-cell>
          <table:table-cell table:formula="of:=COUNTIF(INDIRECT([.S$2]&amp;&quot;.F3&quot;):INDIRECT([.S$2]&amp;&quot;.F1000&quot;);[.$A56])" office:value-type="float" office:value="0">
            <text:p>Err:502</text:p>
          </table:table-cell>
          <table:table-cell table:formula="of:=COUNTIF(INDIRECT([.T$2]&amp;&quot;.F3&quot;):INDIRECT([.T$2]&amp;&quot;.F1000&quot;);[.$A56])" office:value-type="float" office:value="0">
            <text:p>Err:502</text:p>
          </table:table-cell>
          <table:table-cell table:formula="of:=COUNTIF(INDIRECT([.U$2]&amp;&quot;.F3&quot;):INDIRECT([.U$2]&amp;&quot;.F1000&quot;);[.$A56])" office:value-type="float" office:value="0">
            <text:p>Err:502</text:p>
          </table:table-cell>
          <table:table-cell table:formula="of:=COUNTIF(INDIRECT([.V$2]&amp;&quot;.F3&quot;):INDIRECT([.V$2]&amp;&quot;.F1000&quot;);[.$A56])" office:value-type="float" office:value="0">
            <text:p>Err:502</text:p>
          </table:table-cell>
          <table:table-cell table:formula="of:=COUNTIF(INDIRECT([.W$2]&amp;&quot;.F3&quot;):INDIRECT([.W$2]&amp;&quot;.F1000&quot;);[.$A56])" office:value-type="float" office:value="0">
            <text:p>Err:502</text:p>
          </table:table-cell>
          <table:table-cell table:formula="of:=COUNTIF(INDIRECT([.X$2]&amp;&quot;.F3&quot;):INDIRECT([.X$2]&amp;&quot;.F1000&quot;);[.$A56])" office:value-type="float" office:value="0">
            <text:p>Err:502</text:p>
          </table:table-cell>
          <table:table-cell table:formula="of:=COUNTIF(INDIRECT([.Y$2]&amp;&quot;.F3&quot;):INDIRECT([.Y$2]&amp;&quot;.F1000&quot;);[.$A56])" office:value-type="float" office:value="0">
            <text:p>Err:502</text:p>
          </table:table-cell>
          <table:table-cell table:formula="of:=COUNTIF(INDIRECT([.Z$2]&amp;&quot;.F3&quot;):INDIRECT([.Z$2]&amp;&quot;.F1000&quot;);[.$A56])" office:value-type="float" office:value="0">
            <text:p>Err:502</text:p>
          </table:table-cell>
          <table:table-cell table:formula="of:=COUNTIF(INDIRECT([.AA$2]&amp;&quot;.F3&quot;):INDIRECT([.AA$2]&amp;&quot;.F1000&quot;);[.$A56])" office:value-type="float" office:value="0">
            <text:p>Err:502</text:p>
          </table:table-cell>
          <table:table-cell table:formula="of:=COUNTIF(INDIRECT([.AB$2]&amp;&quot;.F3&quot;):INDIRECT([.AB$2]&amp;&quot;.F1000&quot;);[.$A56])" office:value-type="float" office:value="0">
            <text:p>Err:502</text:p>
          </table:table-cell>
          <table:table-cell table:formula="of:=COUNTIF(INDIRECT([.AC$2]&amp;&quot;.F3&quot;):INDIRECT([.AC$2]&amp;&quot;.F1000&quot;);[.$A56])" office:value-type="float" office:value="0">
            <text:p>Err:502</text:p>
          </table:table-cell>
          <table:table-cell table:formula="of:=COUNTIF(INDIRECT([.AD$2]&amp;&quot;.F3&quot;):INDIRECT([.AD$2]&amp;&quot;.F1000&quot;);[.$A56])" office:value-type="float" office:value="0">
            <text:p>Err:502</text:p>
          </table:table-cell>
          <table:table-cell table:formula="of:=COUNTIF(INDIRECT([.AE$2]&amp;&quot;.F3&quot;):INDIRECT([.AE$2]&amp;&quot;.F1000&quot;);[.$A56])" office:value-type="float" office:value="0">
            <text:p>Err:502</text:p>
          </table:table-cell>
          <table:table-cell table:formula="of:=COUNTIF(INDIRECT([.AF$2]&amp;&quot;.F3&quot;):INDIRECT([.AF$2]&amp;&quot;.F1000&quot;);[.$A56])" office:value-type="float" office:value="0">
            <text:p>Err:502</text:p>
          </table:table-cell>
          <table:table-cell table:formula="of:=COUNTIF(INDIRECT([.AG$2]&amp;&quot;.F3&quot;):INDIRECT([.AG$2]&amp;&quot;.F1000&quot;);[.$A56])" office:value-type="float" office:value="0">
            <text:p>Err:502</text:p>
          </table:table-cell>
          <table:table-cell table:formula="of:=COUNTIF(INDIRECT([.AH$2]&amp;&quot;.F3&quot;):INDIRECT([.AH$2]&amp;&quot;.F1000&quot;);[.$A56])" office:value-type="float" office:value="0">
            <text:p>Err:502</text:p>
          </table:table-cell>
          <table:table-cell table:formula="of:=COUNTIF(INDIRECT([.AI$2]&amp;&quot;.F3&quot;):INDIRECT([.AI$2]&amp;&quot;.F1000&quot;);[.$A56])" office:value-type="float" office:value="0">
            <text:p>Err:502</text:p>
          </table:table-cell>
          <table:table-cell table:formula="of:=COUNTIF(INDIRECT([.AJ$2]&amp;&quot;.F3&quot;):INDIRECT([.AJ$2]&amp;&quot;.F1000&quot;);[.$A56])" office:value-type="float" office:value="0">
            <text:p>Err:502</text:p>
          </table:table-cell>
          <table:table-cell table:formula="of:=COUNTIF(INDIRECT([.AK$2]&amp;&quot;.F3&quot;):INDIRECT([.AK$2]&amp;&quot;.F1000&quot;);[.$A56])" office:value-type="float" office:value="0">
            <text:p>Err:502</text:p>
          </table:table-cell>
          <table:table-cell table:formula="of:=COUNTIF(INDIRECT([.AL$2]&amp;&quot;.F3&quot;):INDIRECT([.AL$2]&amp;&quot;.F1000&quot;);[.$A56])" office:value-type="float" office:value="0">
            <text:p>Err:502</text:p>
          </table:table-cell>
          <table:table-cell table:formula="of:=COUNTIF(INDIRECT([.AM$2]&amp;&quot;.F3&quot;):INDIRECT([.AM$2]&amp;&quot;.F1000&quot;);[.$A56])" office:value-type="float" office:value="0">
            <text:p>Err:502</text:p>
          </table:table-cell>
          <table:table-cell table:formula="of:=COUNTIF(INDIRECT([.AN$2]&amp;&quot;.F3&quot;):INDIRECT([.AN$2]&amp;&quot;.F1000&quot;);[.$A56])" office:value-type="float" office:value="0">
            <text:p>Err:502</text:p>
          </table:table-cell>
          <table:table-cell table:formula="of:=COUNTIF(INDIRECT([.AO$2]&amp;&quot;.F3&quot;):INDIRECT([.AO$2]&amp;&quot;.F1000&quot;);[.$A56])" office:value-type="float" office:value="0">
            <text:p>Err:502</text:p>
          </table:table-cell>
          <table:table-cell table:formula="of:=COUNTIF(INDIRECT([.AP$2]&amp;&quot;.F3&quot;):INDIRECT([.AP$2]&amp;&quot;.F1000&quot;);[.$A56])" office:value-type="float" office:value="0">
            <text:p>Err:502</text:p>
          </table:table-cell>
          <table:table-cell table:formula="of:=COUNTIF(INDIRECT([.AQ$2]&amp;&quot;.F3&quot;):INDIRECT([.AQ$2]&amp;&quot;.F1000&quot;);[.$A56])" office:value-type="float" office:value="0">
            <text:p>Err:502</text:p>
          </table:table-cell>
          <table:table-cell table:formula="of:=COUNTIF(INDIRECT([.AR$2]&amp;&quot;.F3&quot;):INDIRECT([.AR$2]&amp;&quot;.F1000&quot;);[.$A56])" office:value-type="float" office:value="0">
            <text:p>Err:502</text:p>
          </table:table-cell>
          <table:table-cell table:formula="of:=COUNTIF(INDIRECT([.AS$2]&amp;&quot;.F3&quot;):INDIRECT([.AS$2]&amp;&quot;.F1000&quot;);[.$A56])" office:value-type="float" office:value="0">
            <text:p>Err:502</text:p>
          </table:table-cell>
          <table:table-cell table:formula="of:=COUNTIF(INDIRECT([.AT$2]&amp;&quot;.F3&quot;):INDIRECT([.AT$2]&amp;&quot;.F1000&quot;);[.$A56])" office:value-type="float" office:value="0">
            <text:p>Err:502</text:p>
          </table:table-cell>
          <table:table-cell table:formula="of:=COUNTIF(INDIRECT([.AU$2]&amp;&quot;.F3&quot;):INDIRECT([.AU$2]&amp;&quot;.F1000&quot;);[.$A56])" office:value-type="float" office:value="0">
            <text:p>Err:502</text:p>
          </table:table-cell>
          <table:table-cell table:formula="of:=COUNTIF(INDIRECT([.AV$2]&amp;&quot;.F3&quot;):INDIRECT([.AV$2]&amp;&quot;.F1000&quot;);[.$A56])" office:value-type="float" office:value="0">
            <text:p>Err:502</text:p>
          </table:table-cell>
          <table:table-cell table:formula="of:=COUNTIF(INDIRECT([.AW$2]&amp;&quot;.F3&quot;):INDIRECT([.AW$2]&amp;&quot;.F1000&quot;);[.$A56])" office:value-type="float" office:value="0">
            <text:p>Err:502</text:p>
          </table:table-cell>
          <table:table-cell table:formula="of:=COUNTIF(INDIRECT([.AX$2]&amp;&quot;.F3&quot;):INDIRECT([.AX$2]&amp;&quot;.F1000&quot;);[.$A56])" office:value-type="float" office:value="0">
            <text:p>Err:502</text:p>
          </table:table-cell>
          <table:table-cell table:formula="of:=COUNTIF(INDIRECT([.AY$2]&amp;&quot;.F3&quot;):INDIRECT([.AY$2]&amp;&quot;.F1000&quot;);[.$A56])" office:value-type="float" office:value="0">
            <text:p>Err:502</text:p>
          </table:table-cell>
          <table:table-cell table:formula="of:=COUNTIF(INDIRECT([.AZ$2]&amp;&quot;.F3&quot;):INDIRECT([.AZ$2]&amp;&quot;.F1000&quot;);[.$A56])" office:value-type="float" office:value="0">
            <text:p>Err:502</text:p>
          </table:table-cell>
          <table:table-cell table:formula="of:=COUNTIF(INDIRECT([.BA$2]&amp;&quot;.F3&quot;):INDIRECT([.BA$2]&amp;&quot;.F1000&quot;);[.$A56])" office:value-type="float" office:value="0">
            <text:p>Err:502</text:p>
          </table:table-cell>
          <table:table-cell table:formula="of:=COUNTIF(INDIRECT([.BB$2]&amp;&quot;.F3&quot;):INDIRECT([.BB$2]&amp;&quot;.F1000&quot;);[.$A56])" office:value-type="float" office:value="0">
            <text:p>Err:502</text:p>
          </table:table-cell>
          <table:table-cell table:formula="of:=COUNTIF(INDIRECT([.BC$2]&amp;&quot;.F3&quot;):INDIRECT([.BC$2]&amp;&quot;.F1000&quot;);[.$A56])" office:value-type="float" office:value="0">
            <text:p>Err:502</text:p>
          </table:table-cell>
          <table:table-cell table:formula="of:=COUNTIF(INDIRECT([.BD$2]&amp;&quot;.F3&quot;):INDIRECT([.BD$2]&amp;&quot;.F1000&quot;);[.$A56])" office:value-type="float" office:value="0">
            <text:p>Err:502</text:p>
          </table:table-cell>
          <table:table-cell table:formula="of:=COUNTIF(INDIRECT([.BE$2]&amp;&quot;.F3&quot;):INDIRECT([.BE$2]&amp;&quot;.F1000&quot;);[.$A56])" office:value-type="float" office:value="0">
            <text:p>Err:502</text:p>
          </table:table-cell>
          <table:table-cell table:formula="of:=COUNTIF(INDIRECT([.BF$2]&amp;&quot;.F3&quot;):INDIRECT([.BF$2]&amp;&quot;.F1000&quot;);[.$A56])" office:value-type="float" office:value="0">
            <text:p>Err:502</text:p>
          </table:table-cell>
          <table:table-cell table:formula="of:=COUNTIF(INDIRECT([.BG$2]&amp;&quot;.F3&quot;):INDIRECT([.BG$2]&amp;&quot;.F1000&quot;);[.$A56])" office:value-type="float" office:value="0">
            <text:p>Err:502</text:p>
          </table:table-cell>
          <table:table-cell table:formula="of:=COUNTIF(INDIRECT([.BH$2]&amp;&quot;.F3&quot;):INDIRECT([.BH$2]&amp;&quot;.F1000&quot;);[.$A56])" office:value-type="float" office:value="0">
            <text:p>Err:502</text:p>
          </table:table-cell>
          <table:table-cell table:formula="of:=COUNTIF(INDIRECT([.BI$2]&amp;&quot;.F3&quot;):INDIRECT([.BI$2]&amp;&quot;.F1000&quot;);[.$A56])" office:value-type="float" office:value="0">
            <text:p>Err:502</text:p>
          </table:table-cell>
          <table:table-cell table:formula="of:=COUNTIF(INDIRECT([.BJ$2]&amp;&quot;.F3&quot;):INDIRECT([.BJ$2]&amp;&quot;.F1000&quot;);[.$A56])" office:value-type="float" office:value="0">
            <text:p>Err:502</text:p>
          </table:table-cell>
          <table:table-cell table:formula="of:=COUNTIF(INDIRECT([.BK$2]&amp;&quot;.F3&quot;):INDIRECT([.BK$2]&amp;&quot;.F1000&quot;);[.$A56])" office:value-type="float" office:value="0">
            <text:p>Err:502</text:p>
          </table:table-cell>
          <table:table-cell table:formula="of:=COUNTIF(INDIRECT([.BL$2]&amp;&quot;.F3&quot;):INDIRECT([.BL$2]&amp;&quot;.F1000&quot;);[.$A56])" office:value-type="float" office:value="0">
            <text:p>Err:502</text:p>
          </table:table-cell>
          <table:table-cell table:formula="of:=COUNTIF(INDIRECT([.BM$2]&amp;&quot;.F3&quot;):INDIRECT([.BM$2]&amp;&quot;.F1000&quot;);[.$A56])" office:value-type="float" office:value="0">
            <text:p>Err:502</text:p>
          </table:table-cell>
          <table:table-cell table:formula="of:=COUNTIF(INDIRECT([.BN$2]&amp;&quot;.F3&quot;):INDIRECT([.BN$2]&amp;&quot;.F1000&quot;);[.$A56])" office:value-type="float" office:value="0">
            <text:p>Err:502</text:p>
          </table:table-cell>
          <table:table-cell table:formula="of:=COUNTIF(INDIRECT([.BO$2]&amp;&quot;.F3&quot;):INDIRECT([.BO$2]&amp;&quot;.F1000&quot;);[.$A56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BeamCooler</text:p>
          </table:table-cell>
          <table:table-cell office:value-type="float" office:value="200">
            <text:p>200</text:p>
          </table:table-cell>
          <table:table-cell table:formula="of:=SUMIF([.E57:.DZ57];&quot;&gt;0&quot;)" office:value-type="float" office:value="0">
            <text:p>0</text:p>
          </table:table-cell>
          <table:table-cell table:formula="of:=SUM([.B57]*[.C57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7])" office:value-type="float" office:value="0">
            <text:p>0</text:p>
          </table:table-cell>
          <table:table-cell table:formula="of:=COUNTIF(INDIRECT([.F$2]&amp;&quot;.F3&quot;):INDIRECT([.F$2]&amp;&quot;.F1000&quot;);[.$A57])" office:value-type="float" office:value="0">
            <text:p>0</text:p>
          </table:table-cell>
          <table:table-cell table:formula="of:=COUNTIF(INDIRECT([.G$2]&amp;&quot;.F3&quot;):INDIRECT([.G$2]&amp;&quot;.F1000&quot;);[.$A57])" office:value-type="float" office:value="0">
            <text:p>0</text:p>
          </table:table-cell>
          <table:table-cell table:formula="of:=COUNTIF(INDIRECT([.H$2]&amp;&quot;.F3&quot;):INDIRECT([.H$2]&amp;&quot;.F1000&quot;);[.$A57])" office:value-type="float" office:value="0">
            <text:p>0</text:p>
          </table:table-cell>
          <table:table-cell table:formula="of:=COUNTIF(INDIRECT([.I$2]&amp;&quot;.F3&quot;):INDIRECT([.I$2]&amp;&quot;.F1000&quot;);[.$A57])" office:value-type="float" office:value="0">
            <text:p>0</text:p>
          </table:table-cell>
          <table:table-cell table:formula="of:=COUNTIF(INDIRECT([.J$2]&amp;&quot;.F3&quot;):INDIRECT([.J$2]&amp;&quot;.F1000&quot;);[.$A57])" office:value-type="float" office:value="0">
            <text:p>0</text:p>
          </table:table-cell>
          <table:table-cell table:formula="of:=COUNTIF(INDIRECT([.K$2]&amp;&quot;.F3&quot;):INDIRECT([.K$2]&amp;&quot;.F1000&quot;);[.$A57])" office:value-type="float" office:value="0">
            <text:p>0</text:p>
          </table:table-cell>
          <table:table-cell table:formula="of:=COUNTIF(INDIRECT([.L$2]&amp;&quot;.F3&quot;):INDIRECT([.L$2]&amp;&quot;.F1000&quot;);[.$A57])" office:value-type="float" office:value="0">
            <text:p>0</text:p>
          </table:table-cell>
          <table:table-cell table:formula="of:=COUNTIF(INDIRECT([.M$2]&amp;&quot;.F3&quot;):INDIRECT([.M$2]&amp;&quot;.F1000&quot;);[.$A57])" office:value-type="float" office:value="0">
            <text:p>0</text:p>
          </table:table-cell>
          <table:table-cell table:formula="of:=COUNTIF(INDIRECT([.N$2]&amp;&quot;.F3&quot;):INDIRECT([.N$2]&amp;&quot;.F1000&quot;);[.$A57])" office:value-type="float" office:value="0">
            <text:p>0</text:p>
          </table:table-cell>
          <table:table-cell table:formula="of:=COUNTIF(INDIRECT([.O$2]&amp;&quot;.F3&quot;):INDIRECT([.O$2]&amp;&quot;.F1000&quot;);[.$A57])" office:value-type="float" office:value="0">
            <text:p>0</text:p>
          </table:table-cell>
          <table:table-cell table:formula="of:=COUNTIF(INDIRECT([.P$2]&amp;&quot;.F3&quot;):INDIRECT([.P$2]&amp;&quot;.F1000&quot;);[.$A57])" office:value-type="float" office:value="0">
            <text:p>Err:502</text:p>
          </table:table-cell>
          <table:table-cell table:formula="of:=COUNTIF(INDIRECT([.Q$2]&amp;&quot;.F3&quot;):INDIRECT([.Q$2]&amp;&quot;.F1000&quot;);[.$A57])" office:value-type="float" office:value="0">
            <text:p>Err:502</text:p>
          </table:table-cell>
          <table:table-cell table:formula="of:=COUNTIF(INDIRECT([.R$2]&amp;&quot;.F3&quot;):INDIRECT([.R$2]&amp;&quot;.F1000&quot;);[.$A57])" office:value-type="float" office:value="0">
            <text:p>Err:502</text:p>
          </table:table-cell>
          <table:table-cell table:formula="of:=COUNTIF(INDIRECT([.S$2]&amp;&quot;.F3&quot;):INDIRECT([.S$2]&amp;&quot;.F1000&quot;);[.$A57])" office:value-type="float" office:value="0">
            <text:p>Err:502</text:p>
          </table:table-cell>
          <table:table-cell table:formula="of:=COUNTIF(INDIRECT([.T$2]&amp;&quot;.F3&quot;):INDIRECT([.T$2]&amp;&quot;.F1000&quot;);[.$A57])" office:value-type="float" office:value="0">
            <text:p>Err:502</text:p>
          </table:table-cell>
          <table:table-cell table:formula="of:=COUNTIF(INDIRECT([.U$2]&amp;&quot;.F3&quot;):INDIRECT([.U$2]&amp;&quot;.F1000&quot;);[.$A57])" office:value-type="float" office:value="0">
            <text:p>Err:502</text:p>
          </table:table-cell>
          <table:table-cell table:formula="of:=COUNTIF(INDIRECT([.V$2]&amp;&quot;.F3&quot;):INDIRECT([.V$2]&amp;&quot;.F1000&quot;);[.$A57])" office:value-type="float" office:value="0">
            <text:p>Err:502</text:p>
          </table:table-cell>
          <table:table-cell table:formula="of:=COUNTIF(INDIRECT([.W$2]&amp;&quot;.F3&quot;):INDIRECT([.W$2]&amp;&quot;.F1000&quot;);[.$A57])" office:value-type="float" office:value="0">
            <text:p>Err:502</text:p>
          </table:table-cell>
          <table:table-cell table:formula="of:=COUNTIF(INDIRECT([.X$2]&amp;&quot;.F3&quot;):INDIRECT([.X$2]&amp;&quot;.F1000&quot;);[.$A57])" office:value-type="float" office:value="0">
            <text:p>Err:502</text:p>
          </table:table-cell>
          <table:table-cell table:formula="of:=COUNTIF(INDIRECT([.Y$2]&amp;&quot;.F3&quot;):INDIRECT([.Y$2]&amp;&quot;.F1000&quot;);[.$A57])" office:value-type="float" office:value="0">
            <text:p>Err:502</text:p>
          </table:table-cell>
          <table:table-cell table:formula="of:=COUNTIF(INDIRECT([.Z$2]&amp;&quot;.F3&quot;):INDIRECT([.Z$2]&amp;&quot;.F1000&quot;);[.$A57])" office:value-type="float" office:value="0">
            <text:p>Err:502</text:p>
          </table:table-cell>
          <table:table-cell table:formula="of:=COUNTIF(INDIRECT([.AA$2]&amp;&quot;.F3&quot;):INDIRECT([.AA$2]&amp;&quot;.F1000&quot;);[.$A57])" office:value-type="float" office:value="0">
            <text:p>Err:502</text:p>
          </table:table-cell>
          <table:table-cell table:formula="of:=COUNTIF(INDIRECT([.AB$2]&amp;&quot;.F3&quot;):INDIRECT([.AB$2]&amp;&quot;.F1000&quot;);[.$A57])" office:value-type="float" office:value="0">
            <text:p>Err:502</text:p>
          </table:table-cell>
          <table:table-cell table:formula="of:=COUNTIF(INDIRECT([.AC$2]&amp;&quot;.F3&quot;):INDIRECT([.AC$2]&amp;&quot;.F1000&quot;);[.$A57])" office:value-type="float" office:value="0">
            <text:p>Err:502</text:p>
          </table:table-cell>
          <table:table-cell table:formula="of:=COUNTIF(INDIRECT([.AD$2]&amp;&quot;.F3&quot;):INDIRECT([.AD$2]&amp;&quot;.F1000&quot;);[.$A57])" office:value-type="float" office:value="0">
            <text:p>Err:502</text:p>
          </table:table-cell>
          <table:table-cell table:formula="of:=COUNTIF(INDIRECT([.AE$2]&amp;&quot;.F3&quot;):INDIRECT([.AE$2]&amp;&quot;.F1000&quot;);[.$A57])" office:value-type="float" office:value="0">
            <text:p>Err:502</text:p>
          </table:table-cell>
          <table:table-cell table:formula="of:=COUNTIF(INDIRECT([.AF$2]&amp;&quot;.F3&quot;):INDIRECT([.AF$2]&amp;&quot;.F1000&quot;);[.$A57])" office:value-type="float" office:value="0">
            <text:p>Err:502</text:p>
          </table:table-cell>
          <table:table-cell table:formula="of:=COUNTIF(INDIRECT([.AG$2]&amp;&quot;.F3&quot;):INDIRECT([.AG$2]&amp;&quot;.F1000&quot;);[.$A57])" office:value-type="float" office:value="0">
            <text:p>Err:502</text:p>
          </table:table-cell>
          <table:table-cell table:formula="of:=COUNTIF(INDIRECT([.AH$2]&amp;&quot;.F3&quot;):INDIRECT([.AH$2]&amp;&quot;.F1000&quot;);[.$A57])" office:value-type="float" office:value="0">
            <text:p>Err:502</text:p>
          </table:table-cell>
          <table:table-cell table:formula="of:=COUNTIF(INDIRECT([.AI$2]&amp;&quot;.F3&quot;):INDIRECT([.AI$2]&amp;&quot;.F1000&quot;);[.$A57])" office:value-type="float" office:value="0">
            <text:p>Err:502</text:p>
          </table:table-cell>
          <table:table-cell table:formula="of:=COUNTIF(INDIRECT([.AJ$2]&amp;&quot;.F3&quot;):INDIRECT([.AJ$2]&amp;&quot;.F1000&quot;);[.$A57])" office:value-type="float" office:value="0">
            <text:p>Err:502</text:p>
          </table:table-cell>
          <table:table-cell table:formula="of:=COUNTIF(INDIRECT([.AK$2]&amp;&quot;.F3&quot;):INDIRECT([.AK$2]&amp;&quot;.F1000&quot;);[.$A57])" office:value-type="float" office:value="0">
            <text:p>Err:502</text:p>
          </table:table-cell>
          <table:table-cell table:formula="of:=COUNTIF(INDIRECT([.AL$2]&amp;&quot;.F3&quot;):INDIRECT([.AL$2]&amp;&quot;.F1000&quot;);[.$A57])" office:value-type="float" office:value="0">
            <text:p>Err:502</text:p>
          </table:table-cell>
          <table:table-cell table:formula="of:=COUNTIF(INDIRECT([.AM$2]&amp;&quot;.F3&quot;):INDIRECT([.AM$2]&amp;&quot;.F1000&quot;);[.$A57])" office:value-type="float" office:value="0">
            <text:p>Err:502</text:p>
          </table:table-cell>
          <table:table-cell table:formula="of:=COUNTIF(INDIRECT([.AN$2]&amp;&quot;.F3&quot;):INDIRECT([.AN$2]&amp;&quot;.F1000&quot;);[.$A57])" office:value-type="float" office:value="0">
            <text:p>Err:502</text:p>
          </table:table-cell>
          <table:table-cell table:formula="of:=COUNTIF(INDIRECT([.AO$2]&amp;&quot;.F3&quot;):INDIRECT([.AO$2]&amp;&quot;.F1000&quot;);[.$A57])" office:value-type="float" office:value="0">
            <text:p>Err:502</text:p>
          </table:table-cell>
          <table:table-cell table:formula="of:=COUNTIF(INDIRECT([.AP$2]&amp;&quot;.F3&quot;):INDIRECT([.AP$2]&amp;&quot;.F1000&quot;);[.$A57])" office:value-type="float" office:value="0">
            <text:p>Err:502</text:p>
          </table:table-cell>
          <table:table-cell table:formula="of:=COUNTIF(INDIRECT([.AQ$2]&amp;&quot;.F3&quot;):INDIRECT([.AQ$2]&amp;&quot;.F1000&quot;);[.$A57])" office:value-type="float" office:value="0">
            <text:p>Err:502</text:p>
          </table:table-cell>
          <table:table-cell table:formula="of:=COUNTIF(INDIRECT([.AR$2]&amp;&quot;.F3&quot;):INDIRECT([.AR$2]&amp;&quot;.F1000&quot;);[.$A57])" office:value-type="float" office:value="0">
            <text:p>Err:502</text:p>
          </table:table-cell>
          <table:table-cell table:formula="of:=COUNTIF(INDIRECT([.AS$2]&amp;&quot;.F3&quot;):INDIRECT([.AS$2]&amp;&quot;.F1000&quot;);[.$A57])" office:value-type="float" office:value="0">
            <text:p>Err:502</text:p>
          </table:table-cell>
          <table:table-cell table:formula="of:=COUNTIF(INDIRECT([.AT$2]&amp;&quot;.F3&quot;):INDIRECT([.AT$2]&amp;&quot;.F1000&quot;);[.$A57])" office:value-type="float" office:value="0">
            <text:p>Err:502</text:p>
          </table:table-cell>
          <table:table-cell table:formula="of:=COUNTIF(INDIRECT([.AU$2]&amp;&quot;.F3&quot;):INDIRECT([.AU$2]&amp;&quot;.F1000&quot;);[.$A57])" office:value-type="float" office:value="0">
            <text:p>Err:502</text:p>
          </table:table-cell>
          <table:table-cell table:formula="of:=COUNTIF(INDIRECT([.AV$2]&amp;&quot;.F3&quot;):INDIRECT([.AV$2]&amp;&quot;.F1000&quot;);[.$A57])" office:value-type="float" office:value="0">
            <text:p>Err:502</text:p>
          </table:table-cell>
          <table:table-cell table:formula="of:=COUNTIF(INDIRECT([.AW$2]&amp;&quot;.F3&quot;):INDIRECT([.AW$2]&amp;&quot;.F1000&quot;);[.$A57])" office:value-type="float" office:value="0">
            <text:p>Err:502</text:p>
          </table:table-cell>
          <table:table-cell table:formula="of:=COUNTIF(INDIRECT([.AX$2]&amp;&quot;.F3&quot;):INDIRECT([.AX$2]&amp;&quot;.F1000&quot;);[.$A57])" office:value-type="float" office:value="0">
            <text:p>Err:502</text:p>
          </table:table-cell>
          <table:table-cell table:formula="of:=COUNTIF(INDIRECT([.AY$2]&amp;&quot;.F3&quot;):INDIRECT([.AY$2]&amp;&quot;.F1000&quot;);[.$A57])" office:value-type="float" office:value="0">
            <text:p>Err:502</text:p>
          </table:table-cell>
          <table:table-cell table:formula="of:=COUNTIF(INDIRECT([.AZ$2]&amp;&quot;.F3&quot;):INDIRECT([.AZ$2]&amp;&quot;.F1000&quot;);[.$A57])" office:value-type="float" office:value="0">
            <text:p>Err:502</text:p>
          </table:table-cell>
          <table:table-cell table:formula="of:=COUNTIF(INDIRECT([.BA$2]&amp;&quot;.F3&quot;):INDIRECT([.BA$2]&amp;&quot;.F1000&quot;);[.$A57])" office:value-type="float" office:value="0">
            <text:p>Err:502</text:p>
          </table:table-cell>
          <table:table-cell table:formula="of:=COUNTIF(INDIRECT([.BB$2]&amp;&quot;.F3&quot;):INDIRECT([.BB$2]&amp;&quot;.F1000&quot;);[.$A57])" office:value-type="float" office:value="0">
            <text:p>Err:502</text:p>
          </table:table-cell>
          <table:table-cell table:formula="of:=COUNTIF(INDIRECT([.BC$2]&amp;&quot;.F3&quot;):INDIRECT([.BC$2]&amp;&quot;.F1000&quot;);[.$A57])" office:value-type="float" office:value="0">
            <text:p>Err:502</text:p>
          </table:table-cell>
          <table:table-cell table:formula="of:=COUNTIF(INDIRECT([.BD$2]&amp;&quot;.F3&quot;):INDIRECT([.BD$2]&amp;&quot;.F1000&quot;);[.$A57])" office:value-type="float" office:value="0">
            <text:p>Err:502</text:p>
          </table:table-cell>
          <table:table-cell table:formula="of:=COUNTIF(INDIRECT([.BE$2]&amp;&quot;.F3&quot;):INDIRECT([.BE$2]&amp;&quot;.F1000&quot;);[.$A57])" office:value-type="float" office:value="0">
            <text:p>Err:502</text:p>
          </table:table-cell>
          <table:table-cell table:formula="of:=COUNTIF(INDIRECT([.BF$2]&amp;&quot;.F3&quot;):INDIRECT([.BF$2]&amp;&quot;.F1000&quot;);[.$A57])" office:value-type="float" office:value="0">
            <text:p>Err:502</text:p>
          </table:table-cell>
          <table:table-cell table:formula="of:=COUNTIF(INDIRECT([.BG$2]&amp;&quot;.F3&quot;):INDIRECT([.BG$2]&amp;&quot;.F1000&quot;);[.$A57])" office:value-type="float" office:value="0">
            <text:p>Err:502</text:p>
          </table:table-cell>
          <table:table-cell table:formula="of:=COUNTIF(INDIRECT([.BH$2]&amp;&quot;.F3&quot;):INDIRECT([.BH$2]&amp;&quot;.F1000&quot;);[.$A57])" office:value-type="float" office:value="0">
            <text:p>Err:502</text:p>
          </table:table-cell>
          <table:table-cell table:formula="of:=COUNTIF(INDIRECT([.BI$2]&amp;&quot;.F3&quot;):INDIRECT([.BI$2]&amp;&quot;.F1000&quot;);[.$A57])" office:value-type="float" office:value="0">
            <text:p>Err:502</text:p>
          </table:table-cell>
          <table:table-cell table:formula="of:=COUNTIF(INDIRECT([.BJ$2]&amp;&quot;.F3&quot;):INDIRECT([.BJ$2]&amp;&quot;.F1000&quot;);[.$A57])" office:value-type="float" office:value="0">
            <text:p>Err:502</text:p>
          </table:table-cell>
          <table:table-cell table:formula="of:=COUNTIF(INDIRECT([.BK$2]&amp;&quot;.F3&quot;):INDIRECT([.BK$2]&amp;&quot;.F1000&quot;);[.$A57])" office:value-type="float" office:value="0">
            <text:p>Err:502</text:p>
          </table:table-cell>
          <table:table-cell table:formula="of:=COUNTIF(INDIRECT([.BL$2]&amp;&quot;.F3&quot;):INDIRECT([.BL$2]&amp;&quot;.F1000&quot;);[.$A57])" office:value-type="float" office:value="0">
            <text:p>Err:502</text:p>
          </table:table-cell>
          <table:table-cell table:formula="of:=COUNTIF(INDIRECT([.BM$2]&amp;&quot;.F3&quot;):INDIRECT([.BM$2]&amp;&quot;.F1000&quot;);[.$A57])" office:value-type="float" office:value="0">
            <text:p>Err:502</text:p>
          </table:table-cell>
          <table:table-cell table:formula="of:=COUNTIF(INDIRECT([.BN$2]&amp;&quot;.F3&quot;):INDIRECT([.BN$2]&amp;&quot;.F1000&quot;);[.$A57])" office:value-type="float" office:value="0">
            <text:p>Err:502</text:p>
          </table:table-cell>
          <table:table-cell table:formula="of:=COUNTIF(INDIRECT([.BO$2]&amp;&quot;.F3&quot;):INDIRECT([.BO$2]&amp;&quot;.F1000&quot;);[.$A57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BeamMultiplexer</text:p>
          </table:table-cell>
          <table:table-cell office:value-type="float" office:value="200">
            <text:p>200</text:p>
          </table:table-cell>
          <table:table-cell table:formula="of:=SUMIF([.E58:.DZ58];&quot;&gt;0&quot;)" office:value-type="float" office:value="0">
            <text:p>0</text:p>
          </table:table-cell>
          <table:table-cell table:formula="of:=SUM([.B58]*[.C58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8])" office:value-type="float" office:value="0">
            <text:p>0</text:p>
          </table:table-cell>
          <table:table-cell table:formula="of:=COUNTIF(INDIRECT([.F$2]&amp;&quot;.F3&quot;):INDIRECT([.F$2]&amp;&quot;.F1000&quot;);[.$A58])" office:value-type="float" office:value="0">
            <text:p>0</text:p>
          </table:table-cell>
          <table:table-cell table:formula="of:=COUNTIF(INDIRECT([.G$2]&amp;&quot;.F3&quot;):INDIRECT([.G$2]&amp;&quot;.F1000&quot;);[.$A58])" office:value-type="float" office:value="0">
            <text:p>0</text:p>
          </table:table-cell>
          <table:table-cell table:formula="of:=COUNTIF(INDIRECT([.H$2]&amp;&quot;.F3&quot;):INDIRECT([.H$2]&amp;&quot;.F1000&quot;);[.$A58])" office:value-type="float" office:value="0">
            <text:p>0</text:p>
          </table:table-cell>
          <table:table-cell table:formula="of:=COUNTIF(INDIRECT([.I$2]&amp;&quot;.F3&quot;):INDIRECT([.I$2]&amp;&quot;.F1000&quot;);[.$A58])" office:value-type="float" office:value="0">
            <text:p>0</text:p>
          </table:table-cell>
          <table:table-cell table:formula="of:=COUNTIF(INDIRECT([.J$2]&amp;&quot;.F3&quot;):INDIRECT([.J$2]&amp;&quot;.F1000&quot;);[.$A58])" office:value-type="float" office:value="0">
            <text:p>0</text:p>
          </table:table-cell>
          <table:table-cell table:formula="of:=COUNTIF(INDIRECT([.K$2]&amp;&quot;.F3&quot;):INDIRECT([.K$2]&amp;&quot;.F1000&quot;);[.$A58])" office:value-type="float" office:value="0">
            <text:p>0</text:p>
          </table:table-cell>
          <table:table-cell table:formula="of:=COUNTIF(INDIRECT([.L$2]&amp;&quot;.F3&quot;):INDIRECT([.L$2]&amp;&quot;.F1000&quot;);[.$A58])" office:value-type="float" office:value="0">
            <text:p>0</text:p>
          </table:table-cell>
          <table:table-cell table:formula="of:=COUNTIF(INDIRECT([.M$2]&amp;&quot;.F3&quot;):INDIRECT([.M$2]&amp;&quot;.F1000&quot;);[.$A58])" office:value-type="float" office:value="0">
            <text:p>0</text:p>
          </table:table-cell>
          <table:table-cell table:formula="of:=COUNTIF(INDIRECT([.N$2]&amp;&quot;.F3&quot;):INDIRECT([.N$2]&amp;&quot;.F1000&quot;);[.$A58])" office:value-type="float" office:value="0">
            <text:p>0</text:p>
          </table:table-cell>
          <table:table-cell table:formula="of:=COUNTIF(INDIRECT([.O$2]&amp;&quot;.F3&quot;):INDIRECT([.O$2]&amp;&quot;.F1000&quot;);[.$A58])" office:value-type="float" office:value="0">
            <text:p>0</text:p>
          </table:table-cell>
          <table:table-cell table:formula="of:=COUNTIF(INDIRECT([.P$2]&amp;&quot;.F3&quot;):INDIRECT([.P$2]&amp;&quot;.F1000&quot;);[.$A58])" office:value-type="float" office:value="0">
            <text:p>Err:502</text:p>
          </table:table-cell>
          <table:table-cell table:formula="of:=COUNTIF(INDIRECT([.Q$2]&amp;&quot;.F3&quot;):INDIRECT([.Q$2]&amp;&quot;.F1000&quot;);[.$A58])" office:value-type="float" office:value="0">
            <text:p>Err:502</text:p>
          </table:table-cell>
          <table:table-cell table:formula="of:=COUNTIF(INDIRECT([.R$2]&amp;&quot;.F3&quot;):INDIRECT([.R$2]&amp;&quot;.F1000&quot;);[.$A58])" office:value-type="float" office:value="0">
            <text:p>Err:502</text:p>
          </table:table-cell>
          <table:table-cell table:formula="of:=COUNTIF(INDIRECT([.S$2]&amp;&quot;.F3&quot;):INDIRECT([.S$2]&amp;&quot;.F1000&quot;);[.$A58])" office:value-type="float" office:value="0">
            <text:p>Err:502</text:p>
          </table:table-cell>
          <table:table-cell table:formula="of:=COUNTIF(INDIRECT([.T$2]&amp;&quot;.F3&quot;):INDIRECT([.T$2]&amp;&quot;.F1000&quot;);[.$A58])" office:value-type="float" office:value="0">
            <text:p>Err:502</text:p>
          </table:table-cell>
          <table:table-cell table:formula="of:=COUNTIF(INDIRECT([.U$2]&amp;&quot;.F3&quot;):INDIRECT([.U$2]&amp;&quot;.F1000&quot;);[.$A58])" office:value-type="float" office:value="0">
            <text:p>Err:502</text:p>
          </table:table-cell>
          <table:table-cell table:formula="of:=COUNTIF(INDIRECT([.V$2]&amp;&quot;.F3&quot;):INDIRECT([.V$2]&amp;&quot;.F1000&quot;);[.$A58])" office:value-type="float" office:value="0">
            <text:p>Err:502</text:p>
          </table:table-cell>
          <table:table-cell table:formula="of:=COUNTIF(INDIRECT([.W$2]&amp;&quot;.F3&quot;):INDIRECT([.W$2]&amp;&quot;.F1000&quot;);[.$A58])" office:value-type="float" office:value="0">
            <text:p>Err:502</text:p>
          </table:table-cell>
          <table:table-cell table:formula="of:=COUNTIF(INDIRECT([.X$2]&amp;&quot;.F3&quot;):INDIRECT([.X$2]&amp;&quot;.F1000&quot;);[.$A58])" office:value-type="float" office:value="0">
            <text:p>Err:502</text:p>
          </table:table-cell>
          <table:table-cell table:formula="of:=COUNTIF(INDIRECT([.Y$2]&amp;&quot;.F3&quot;):INDIRECT([.Y$2]&amp;&quot;.F1000&quot;);[.$A58])" office:value-type="float" office:value="0">
            <text:p>Err:502</text:p>
          </table:table-cell>
          <table:table-cell table:formula="of:=COUNTIF(INDIRECT([.Z$2]&amp;&quot;.F3&quot;):INDIRECT([.Z$2]&amp;&quot;.F1000&quot;);[.$A58])" office:value-type="float" office:value="0">
            <text:p>Err:502</text:p>
          </table:table-cell>
          <table:table-cell table:formula="of:=COUNTIF(INDIRECT([.AA$2]&amp;&quot;.F3&quot;):INDIRECT([.AA$2]&amp;&quot;.F1000&quot;);[.$A58])" office:value-type="float" office:value="0">
            <text:p>Err:502</text:p>
          </table:table-cell>
          <table:table-cell table:formula="of:=COUNTIF(INDIRECT([.AB$2]&amp;&quot;.F3&quot;):INDIRECT([.AB$2]&amp;&quot;.F1000&quot;);[.$A58])" office:value-type="float" office:value="0">
            <text:p>Err:502</text:p>
          </table:table-cell>
          <table:table-cell table:formula="of:=COUNTIF(INDIRECT([.AC$2]&amp;&quot;.F3&quot;):INDIRECT([.AC$2]&amp;&quot;.F1000&quot;);[.$A58])" office:value-type="float" office:value="0">
            <text:p>Err:502</text:p>
          </table:table-cell>
          <table:table-cell table:formula="of:=COUNTIF(INDIRECT([.AD$2]&amp;&quot;.F3&quot;):INDIRECT([.AD$2]&amp;&quot;.F1000&quot;);[.$A58])" office:value-type="float" office:value="0">
            <text:p>Err:502</text:p>
          </table:table-cell>
          <table:table-cell table:formula="of:=COUNTIF(INDIRECT([.AE$2]&amp;&quot;.F3&quot;):INDIRECT([.AE$2]&amp;&quot;.F1000&quot;);[.$A58])" office:value-type="float" office:value="0">
            <text:p>Err:502</text:p>
          </table:table-cell>
          <table:table-cell table:formula="of:=COUNTIF(INDIRECT([.AF$2]&amp;&quot;.F3&quot;):INDIRECT([.AF$2]&amp;&quot;.F1000&quot;);[.$A58])" office:value-type="float" office:value="0">
            <text:p>Err:502</text:p>
          </table:table-cell>
          <table:table-cell table:formula="of:=COUNTIF(INDIRECT([.AG$2]&amp;&quot;.F3&quot;):INDIRECT([.AG$2]&amp;&quot;.F1000&quot;);[.$A58])" office:value-type="float" office:value="0">
            <text:p>Err:502</text:p>
          </table:table-cell>
          <table:table-cell table:formula="of:=COUNTIF(INDIRECT([.AH$2]&amp;&quot;.F3&quot;):INDIRECT([.AH$2]&amp;&quot;.F1000&quot;);[.$A58])" office:value-type="float" office:value="0">
            <text:p>Err:502</text:p>
          </table:table-cell>
          <table:table-cell table:formula="of:=COUNTIF(INDIRECT([.AI$2]&amp;&quot;.F3&quot;):INDIRECT([.AI$2]&amp;&quot;.F1000&quot;);[.$A58])" office:value-type="float" office:value="0">
            <text:p>Err:502</text:p>
          </table:table-cell>
          <table:table-cell table:formula="of:=COUNTIF(INDIRECT([.AJ$2]&amp;&quot;.F3&quot;):INDIRECT([.AJ$2]&amp;&quot;.F1000&quot;);[.$A58])" office:value-type="float" office:value="0">
            <text:p>Err:502</text:p>
          </table:table-cell>
          <table:table-cell table:formula="of:=COUNTIF(INDIRECT([.AK$2]&amp;&quot;.F3&quot;):INDIRECT([.AK$2]&amp;&quot;.F1000&quot;);[.$A58])" office:value-type="float" office:value="0">
            <text:p>Err:502</text:p>
          </table:table-cell>
          <table:table-cell table:formula="of:=COUNTIF(INDIRECT([.AL$2]&amp;&quot;.F3&quot;):INDIRECT([.AL$2]&amp;&quot;.F1000&quot;);[.$A58])" office:value-type="float" office:value="0">
            <text:p>Err:502</text:p>
          </table:table-cell>
          <table:table-cell table:formula="of:=COUNTIF(INDIRECT([.AM$2]&amp;&quot;.F3&quot;):INDIRECT([.AM$2]&amp;&quot;.F1000&quot;);[.$A58])" office:value-type="float" office:value="0">
            <text:p>Err:502</text:p>
          </table:table-cell>
          <table:table-cell table:formula="of:=COUNTIF(INDIRECT([.AN$2]&amp;&quot;.F3&quot;):INDIRECT([.AN$2]&amp;&quot;.F1000&quot;);[.$A58])" office:value-type="float" office:value="0">
            <text:p>Err:502</text:p>
          </table:table-cell>
          <table:table-cell table:formula="of:=COUNTIF(INDIRECT([.AO$2]&amp;&quot;.F3&quot;):INDIRECT([.AO$2]&amp;&quot;.F1000&quot;);[.$A58])" office:value-type="float" office:value="0">
            <text:p>Err:502</text:p>
          </table:table-cell>
          <table:table-cell table:formula="of:=COUNTIF(INDIRECT([.AP$2]&amp;&quot;.F3&quot;):INDIRECT([.AP$2]&amp;&quot;.F1000&quot;);[.$A58])" office:value-type="float" office:value="0">
            <text:p>Err:502</text:p>
          </table:table-cell>
          <table:table-cell table:formula="of:=COUNTIF(INDIRECT([.AQ$2]&amp;&quot;.F3&quot;):INDIRECT([.AQ$2]&amp;&quot;.F1000&quot;);[.$A58])" office:value-type="float" office:value="0">
            <text:p>Err:502</text:p>
          </table:table-cell>
          <table:table-cell table:formula="of:=COUNTIF(INDIRECT([.AR$2]&amp;&quot;.F3&quot;):INDIRECT([.AR$2]&amp;&quot;.F1000&quot;);[.$A58])" office:value-type="float" office:value="0">
            <text:p>Err:502</text:p>
          </table:table-cell>
          <table:table-cell table:formula="of:=COUNTIF(INDIRECT([.AS$2]&amp;&quot;.F3&quot;):INDIRECT([.AS$2]&amp;&quot;.F1000&quot;);[.$A58])" office:value-type="float" office:value="0">
            <text:p>Err:502</text:p>
          </table:table-cell>
          <table:table-cell table:formula="of:=COUNTIF(INDIRECT([.AT$2]&amp;&quot;.F3&quot;):INDIRECT([.AT$2]&amp;&quot;.F1000&quot;);[.$A58])" office:value-type="float" office:value="0">
            <text:p>Err:502</text:p>
          </table:table-cell>
          <table:table-cell table:formula="of:=COUNTIF(INDIRECT([.AU$2]&amp;&quot;.F3&quot;):INDIRECT([.AU$2]&amp;&quot;.F1000&quot;);[.$A58])" office:value-type="float" office:value="0">
            <text:p>Err:502</text:p>
          </table:table-cell>
          <table:table-cell table:formula="of:=COUNTIF(INDIRECT([.AV$2]&amp;&quot;.F3&quot;):INDIRECT([.AV$2]&amp;&quot;.F1000&quot;);[.$A58])" office:value-type="float" office:value="0">
            <text:p>Err:502</text:p>
          </table:table-cell>
          <table:table-cell table:formula="of:=COUNTIF(INDIRECT([.AW$2]&amp;&quot;.F3&quot;):INDIRECT([.AW$2]&amp;&quot;.F1000&quot;);[.$A58])" office:value-type="float" office:value="0">
            <text:p>Err:502</text:p>
          </table:table-cell>
          <table:table-cell table:formula="of:=COUNTIF(INDIRECT([.AX$2]&amp;&quot;.F3&quot;):INDIRECT([.AX$2]&amp;&quot;.F1000&quot;);[.$A58])" office:value-type="float" office:value="0">
            <text:p>Err:502</text:p>
          </table:table-cell>
          <table:table-cell table:formula="of:=COUNTIF(INDIRECT([.AY$2]&amp;&quot;.F3&quot;):INDIRECT([.AY$2]&amp;&quot;.F1000&quot;);[.$A58])" office:value-type="float" office:value="0">
            <text:p>Err:502</text:p>
          </table:table-cell>
          <table:table-cell table:formula="of:=COUNTIF(INDIRECT([.AZ$2]&amp;&quot;.F3&quot;):INDIRECT([.AZ$2]&amp;&quot;.F1000&quot;);[.$A58])" office:value-type="float" office:value="0">
            <text:p>Err:502</text:p>
          </table:table-cell>
          <table:table-cell table:formula="of:=COUNTIF(INDIRECT([.BA$2]&amp;&quot;.F3&quot;):INDIRECT([.BA$2]&amp;&quot;.F1000&quot;);[.$A58])" office:value-type="float" office:value="0">
            <text:p>Err:502</text:p>
          </table:table-cell>
          <table:table-cell table:formula="of:=COUNTIF(INDIRECT([.BB$2]&amp;&quot;.F3&quot;):INDIRECT([.BB$2]&amp;&quot;.F1000&quot;);[.$A58])" office:value-type="float" office:value="0">
            <text:p>Err:502</text:p>
          </table:table-cell>
          <table:table-cell table:formula="of:=COUNTIF(INDIRECT([.BC$2]&amp;&quot;.F3&quot;):INDIRECT([.BC$2]&amp;&quot;.F1000&quot;);[.$A58])" office:value-type="float" office:value="0">
            <text:p>Err:502</text:p>
          </table:table-cell>
          <table:table-cell table:formula="of:=COUNTIF(INDIRECT([.BD$2]&amp;&quot;.F3&quot;):INDIRECT([.BD$2]&amp;&quot;.F1000&quot;);[.$A58])" office:value-type="float" office:value="0">
            <text:p>Err:502</text:p>
          </table:table-cell>
          <table:table-cell table:formula="of:=COUNTIF(INDIRECT([.BE$2]&amp;&quot;.F3&quot;):INDIRECT([.BE$2]&amp;&quot;.F1000&quot;);[.$A58])" office:value-type="float" office:value="0">
            <text:p>Err:502</text:p>
          </table:table-cell>
          <table:table-cell table:formula="of:=COUNTIF(INDIRECT([.BF$2]&amp;&quot;.F3&quot;):INDIRECT([.BF$2]&amp;&quot;.F1000&quot;);[.$A58])" office:value-type="float" office:value="0">
            <text:p>Err:502</text:p>
          </table:table-cell>
          <table:table-cell table:formula="of:=COUNTIF(INDIRECT([.BG$2]&amp;&quot;.F3&quot;):INDIRECT([.BG$2]&amp;&quot;.F1000&quot;);[.$A58])" office:value-type="float" office:value="0">
            <text:p>Err:502</text:p>
          </table:table-cell>
          <table:table-cell table:formula="of:=COUNTIF(INDIRECT([.BH$2]&amp;&quot;.F3&quot;):INDIRECT([.BH$2]&amp;&quot;.F1000&quot;);[.$A58])" office:value-type="float" office:value="0">
            <text:p>Err:502</text:p>
          </table:table-cell>
          <table:table-cell table:formula="of:=COUNTIF(INDIRECT([.BI$2]&amp;&quot;.F3&quot;):INDIRECT([.BI$2]&amp;&quot;.F1000&quot;);[.$A58])" office:value-type="float" office:value="0">
            <text:p>Err:502</text:p>
          </table:table-cell>
          <table:table-cell table:formula="of:=COUNTIF(INDIRECT([.BJ$2]&amp;&quot;.F3&quot;):INDIRECT([.BJ$2]&amp;&quot;.F1000&quot;);[.$A58])" office:value-type="float" office:value="0">
            <text:p>Err:502</text:p>
          </table:table-cell>
          <table:table-cell table:formula="of:=COUNTIF(INDIRECT([.BK$2]&amp;&quot;.F3&quot;):INDIRECT([.BK$2]&amp;&quot;.F1000&quot;);[.$A58])" office:value-type="float" office:value="0">
            <text:p>Err:502</text:p>
          </table:table-cell>
          <table:table-cell table:formula="of:=COUNTIF(INDIRECT([.BL$2]&amp;&quot;.F3&quot;):INDIRECT([.BL$2]&amp;&quot;.F1000&quot;);[.$A58])" office:value-type="float" office:value="0">
            <text:p>Err:502</text:p>
          </table:table-cell>
          <table:table-cell table:formula="of:=COUNTIF(INDIRECT([.BM$2]&amp;&quot;.F3&quot;):INDIRECT([.BM$2]&amp;&quot;.F1000&quot;);[.$A58])" office:value-type="float" office:value="0">
            <text:p>Err:502</text:p>
          </table:table-cell>
          <table:table-cell table:formula="of:=COUNTIF(INDIRECT([.BN$2]&amp;&quot;.F3&quot;):INDIRECT([.BN$2]&amp;&quot;.F1000&quot;);[.$A58])" office:value-type="float" office:value="0">
            <text:p>Err:502</text:p>
          </table:table-cell>
          <table:table-cell table:formula="of:=COUNTIF(INDIRECT([.BO$2]&amp;&quot;.F3&quot;):INDIRECT([.BO$2]&amp;&quot;.F1000&quot;);[.$A58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Thrust</text:p>
          </table:table-cell>
          <table:table-cell office:value-type="float" office:value="200">
            <text:p>200</text:p>
          </table:table-cell>
          <table:table-cell table:formula="of:=SUMIF([.E59:.DZ59];&quot;&gt;0&quot;)" office:value-type="float" office:value="0">
            <text:p>0</text:p>
          </table:table-cell>
          <table:table-cell table:formula="of:=SUM([.B59]*[.C59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59])" office:value-type="float" office:value="0">
            <text:p>0</text:p>
          </table:table-cell>
          <table:table-cell table:formula="of:=COUNTIF(INDIRECT([.F$2]&amp;&quot;.F3&quot;):INDIRECT([.F$2]&amp;&quot;.F1000&quot;);[.$A59])" office:value-type="float" office:value="0">
            <text:p>0</text:p>
          </table:table-cell>
          <table:table-cell table:formula="of:=COUNTIF(INDIRECT([.G$2]&amp;&quot;.F3&quot;):INDIRECT([.G$2]&amp;&quot;.F1000&quot;);[.$A59])" office:value-type="float" office:value="0">
            <text:p>0</text:p>
          </table:table-cell>
          <table:table-cell table:formula="of:=COUNTIF(INDIRECT([.H$2]&amp;&quot;.F3&quot;):INDIRECT([.H$2]&amp;&quot;.F1000&quot;);[.$A59])" office:value-type="float" office:value="0">
            <text:p>0</text:p>
          </table:table-cell>
          <table:table-cell table:formula="of:=COUNTIF(INDIRECT([.I$2]&amp;&quot;.F3&quot;):INDIRECT([.I$2]&amp;&quot;.F1000&quot;);[.$A59])" office:value-type="float" office:value="0">
            <text:p>0</text:p>
          </table:table-cell>
          <table:table-cell table:formula="of:=COUNTIF(INDIRECT([.J$2]&amp;&quot;.F3&quot;):INDIRECT([.J$2]&amp;&quot;.F1000&quot;);[.$A59])" office:value-type="float" office:value="0">
            <text:p>0</text:p>
          </table:table-cell>
          <table:table-cell table:formula="of:=COUNTIF(INDIRECT([.K$2]&amp;&quot;.F3&quot;):INDIRECT([.K$2]&amp;&quot;.F1000&quot;);[.$A59])" office:value-type="float" office:value="0">
            <text:p>0</text:p>
          </table:table-cell>
          <table:table-cell table:formula="of:=COUNTIF(INDIRECT([.L$2]&amp;&quot;.F3&quot;):INDIRECT([.L$2]&amp;&quot;.F1000&quot;);[.$A59])" office:value-type="float" office:value="0">
            <text:p>0</text:p>
          </table:table-cell>
          <table:table-cell table:formula="of:=COUNTIF(INDIRECT([.M$2]&amp;&quot;.F3&quot;):INDIRECT([.M$2]&amp;&quot;.F1000&quot;);[.$A59])" office:value-type="float" office:value="0">
            <text:p>0</text:p>
          </table:table-cell>
          <table:table-cell table:formula="of:=COUNTIF(INDIRECT([.N$2]&amp;&quot;.F3&quot;):INDIRECT([.N$2]&amp;&quot;.F1000&quot;);[.$A59])" office:value-type="float" office:value="0">
            <text:p>0</text:p>
          </table:table-cell>
          <table:table-cell table:formula="of:=COUNTIF(INDIRECT([.O$2]&amp;&quot;.F3&quot;):INDIRECT([.O$2]&amp;&quot;.F1000&quot;);[.$A59])" office:value-type="float" office:value="0">
            <text:p>0</text:p>
          </table:table-cell>
          <table:table-cell table:formula="of:=COUNTIF(INDIRECT([.P$2]&amp;&quot;.F3&quot;):INDIRECT([.P$2]&amp;&quot;.F1000&quot;);[.$A59])" office:value-type="float" office:value="0">
            <text:p>Err:502</text:p>
          </table:table-cell>
          <table:table-cell table:formula="of:=COUNTIF(INDIRECT([.Q$2]&amp;&quot;.F3&quot;):INDIRECT([.Q$2]&amp;&quot;.F1000&quot;);[.$A59])" office:value-type="float" office:value="0">
            <text:p>Err:502</text:p>
          </table:table-cell>
          <table:table-cell table:formula="of:=COUNTIF(INDIRECT([.R$2]&amp;&quot;.F3&quot;):INDIRECT([.R$2]&amp;&quot;.F1000&quot;);[.$A59])" office:value-type="float" office:value="0">
            <text:p>Err:502</text:p>
          </table:table-cell>
          <table:table-cell table:formula="of:=COUNTIF(INDIRECT([.S$2]&amp;&quot;.F3&quot;):INDIRECT([.S$2]&amp;&quot;.F1000&quot;);[.$A59])" office:value-type="float" office:value="0">
            <text:p>Err:502</text:p>
          </table:table-cell>
          <table:table-cell table:formula="of:=COUNTIF(INDIRECT([.T$2]&amp;&quot;.F3&quot;):INDIRECT([.T$2]&amp;&quot;.F1000&quot;);[.$A59])" office:value-type="float" office:value="0">
            <text:p>Err:502</text:p>
          </table:table-cell>
          <table:table-cell table:formula="of:=COUNTIF(INDIRECT([.U$2]&amp;&quot;.F3&quot;):INDIRECT([.U$2]&amp;&quot;.F1000&quot;);[.$A59])" office:value-type="float" office:value="0">
            <text:p>Err:502</text:p>
          </table:table-cell>
          <table:table-cell table:formula="of:=COUNTIF(INDIRECT([.V$2]&amp;&quot;.F3&quot;):INDIRECT([.V$2]&amp;&quot;.F1000&quot;);[.$A59])" office:value-type="float" office:value="0">
            <text:p>Err:502</text:p>
          </table:table-cell>
          <table:table-cell table:formula="of:=COUNTIF(INDIRECT([.W$2]&amp;&quot;.F3&quot;):INDIRECT([.W$2]&amp;&quot;.F1000&quot;);[.$A59])" office:value-type="float" office:value="0">
            <text:p>Err:502</text:p>
          </table:table-cell>
          <table:table-cell table:formula="of:=COUNTIF(INDIRECT([.X$2]&amp;&quot;.F3&quot;):INDIRECT([.X$2]&amp;&quot;.F1000&quot;);[.$A59])" office:value-type="float" office:value="0">
            <text:p>Err:502</text:p>
          </table:table-cell>
          <table:table-cell table:formula="of:=COUNTIF(INDIRECT([.Y$2]&amp;&quot;.F3&quot;):INDIRECT([.Y$2]&amp;&quot;.F1000&quot;);[.$A59])" office:value-type="float" office:value="0">
            <text:p>Err:502</text:p>
          </table:table-cell>
          <table:table-cell table:formula="of:=COUNTIF(INDIRECT([.Z$2]&amp;&quot;.F3&quot;):INDIRECT([.Z$2]&amp;&quot;.F1000&quot;);[.$A59])" office:value-type="float" office:value="0">
            <text:p>Err:502</text:p>
          </table:table-cell>
          <table:table-cell table:formula="of:=COUNTIF(INDIRECT([.AA$2]&amp;&quot;.F3&quot;):INDIRECT([.AA$2]&amp;&quot;.F1000&quot;);[.$A59])" office:value-type="float" office:value="0">
            <text:p>Err:502</text:p>
          </table:table-cell>
          <table:table-cell table:formula="of:=COUNTIF(INDIRECT([.AB$2]&amp;&quot;.F3&quot;):INDIRECT([.AB$2]&amp;&quot;.F1000&quot;);[.$A59])" office:value-type="float" office:value="0">
            <text:p>Err:502</text:p>
          </table:table-cell>
          <table:table-cell table:formula="of:=COUNTIF(INDIRECT([.AC$2]&amp;&quot;.F3&quot;):INDIRECT([.AC$2]&amp;&quot;.F1000&quot;);[.$A59])" office:value-type="float" office:value="0">
            <text:p>Err:502</text:p>
          </table:table-cell>
          <table:table-cell table:formula="of:=COUNTIF(INDIRECT([.AD$2]&amp;&quot;.F3&quot;):INDIRECT([.AD$2]&amp;&quot;.F1000&quot;);[.$A59])" office:value-type="float" office:value="0">
            <text:p>Err:502</text:p>
          </table:table-cell>
          <table:table-cell table:formula="of:=COUNTIF(INDIRECT([.AE$2]&amp;&quot;.F3&quot;):INDIRECT([.AE$2]&amp;&quot;.F1000&quot;);[.$A59])" office:value-type="float" office:value="0">
            <text:p>Err:502</text:p>
          </table:table-cell>
          <table:table-cell table:formula="of:=COUNTIF(INDIRECT([.AF$2]&amp;&quot;.F3&quot;):INDIRECT([.AF$2]&amp;&quot;.F1000&quot;);[.$A59])" office:value-type="float" office:value="0">
            <text:p>Err:502</text:p>
          </table:table-cell>
          <table:table-cell table:formula="of:=COUNTIF(INDIRECT([.AG$2]&amp;&quot;.F3&quot;):INDIRECT([.AG$2]&amp;&quot;.F1000&quot;);[.$A59])" office:value-type="float" office:value="0">
            <text:p>Err:502</text:p>
          </table:table-cell>
          <table:table-cell table:formula="of:=COUNTIF(INDIRECT([.AH$2]&amp;&quot;.F3&quot;):INDIRECT([.AH$2]&amp;&quot;.F1000&quot;);[.$A59])" office:value-type="float" office:value="0">
            <text:p>Err:502</text:p>
          </table:table-cell>
          <table:table-cell table:formula="of:=COUNTIF(INDIRECT([.AI$2]&amp;&quot;.F3&quot;):INDIRECT([.AI$2]&amp;&quot;.F1000&quot;);[.$A59])" office:value-type="float" office:value="0">
            <text:p>Err:502</text:p>
          </table:table-cell>
          <table:table-cell table:formula="of:=COUNTIF(INDIRECT([.AJ$2]&amp;&quot;.F3&quot;):INDIRECT([.AJ$2]&amp;&quot;.F1000&quot;);[.$A59])" office:value-type="float" office:value="0">
            <text:p>Err:502</text:p>
          </table:table-cell>
          <table:table-cell table:formula="of:=COUNTIF(INDIRECT([.AK$2]&amp;&quot;.F3&quot;):INDIRECT([.AK$2]&amp;&quot;.F1000&quot;);[.$A59])" office:value-type="float" office:value="0">
            <text:p>Err:502</text:p>
          </table:table-cell>
          <table:table-cell table:formula="of:=COUNTIF(INDIRECT([.AL$2]&amp;&quot;.F3&quot;):INDIRECT([.AL$2]&amp;&quot;.F1000&quot;);[.$A59])" office:value-type="float" office:value="0">
            <text:p>Err:502</text:p>
          </table:table-cell>
          <table:table-cell table:formula="of:=COUNTIF(INDIRECT([.AM$2]&amp;&quot;.F3&quot;):INDIRECT([.AM$2]&amp;&quot;.F1000&quot;);[.$A59])" office:value-type="float" office:value="0">
            <text:p>Err:502</text:p>
          </table:table-cell>
          <table:table-cell table:formula="of:=COUNTIF(INDIRECT([.AN$2]&amp;&quot;.F3&quot;):INDIRECT([.AN$2]&amp;&quot;.F1000&quot;);[.$A59])" office:value-type="float" office:value="0">
            <text:p>Err:502</text:p>
          </table:table-cell>
          <table:table-cell table:formula="of:=COUNTIF(INDIRECT([.AO$2]&amp;&quot;.F3&quot;):INDIRECT([.AO$2]&amp;&quot;.F1000&quot;);[.$A59])" office:value-type="float" office:value="0">
            <text:p>Err:502</text:p>
          </table:table-cell>
          <table:table-cell table:formula="of:=COUNTIF(INDIRECT([.AP$2]&amp;&quot;.F3&quot;):INDIRECT([.AP$2]&amp;&quot;.F1000&quot;);[.$A59])" office:value-type="float" office:value="0">
            <text:p>Err:502</text:p>
          </table:table-cell>
          <table:table-cell table:formula="of:=COUNTIF(INDIRECT([.AQ$2]&amp;&quot;.F3&quot;):INDIRECT([.AQ$2]&amp;&quot;.F1000&quot;);[.$A59])" office:value-type="float" office:value="0">
            <text:p>Err:502</text:p>
          </table:table-cell>
          <table:table-cell table:formula="of:=COUNTIF(INDIRECT([.AR$2]&amp;&quot;.F3&quot;):INDIRECT([.AR$2]&amp;&quot;.F1000&quot;);[.$A59])" office:value-type="float" office:value="0">
            <text:p>Err:502</text:p>
          </table:table-cell>
          <table:table-cell table:formula="of:=COUNTIF(INDIRECT([.AS$2]&amp;&quot;.F3&quot;):INDIRECT([.AS$2]&amp;&quot;.F1000&quot;);[.$A59])" office:value-type="float" office:value="0">
            <text:p>Err:502</text:p>
          </table:table-cell>
          <table:table-cell table:formula="of:=COUNTIF(INDIRECT([.AT$2]&amp;&quot;.F3&quot;):INDIRECT([.AT$2]&amp;&quot;.F1000&quot;);[.$A59])" office:value-type="float" office:value="0">
            <text:p>Err:502</text:p>
          </table:table-cell>
          <table:table-cell table:formula="of:=COUNTIF(INDIRECT([.AU$2]&amp;&quot;.F3&quot;):INDIRECT([.AU$2]&amp;&quot;.F1000&quot;);[.$A59])" office:value-type="float" office:value="0">
            <text:p>Err:502</text:p>
          </table:table-cell>
          <table:table-cell table:formula="of:=COUNTIF(INDIRECT([.AV$2]&amp;&quot;.F3&quot;):INDIRECT([.AV$2]&amp;&quot;.F1000&quot;);[.$A59])" office:value-type="float" office:value="0">
            <text:p>Err:502</text:p>
          </table:table-cell>
          <table:table-cell table:formula="of:=COUNTIF(INDIRECT([.AW$2]&amp;&quot;.F3&quot;):INDIRECT([.AW$2]&amp;&quot;.F1000&quot;);[.$A59])" office:value-type="float" office:value="0">
            <text:p>Err:502</text:p>
          </table:table-cell>
          <table:table-cell table:formula="of:=COUNTIF(INDIRECT([.AX$2]&amp;&quot;.F3&quot;):INDIRECT([.AX$2]&amp;&quot;.F1000&quot;);[.$A59])" office:value-type="float" office:value="0">
            <text:p>Err:502</text:p>
          </table:table-cell>
          <table:table-cell table:formula="of:=COUNTIF(INDIRECT([.AY$2]&amp;&quot;.F3&quot;):INDIRECT([.AY$2]&amp;&quot;.F1000&quot;);[.$A59])" office:value-type="float" office:value="0">
            <text:p>Err:502</text:p>
          </table:table-cell>
          <table:table-cell table:formula="of:=COUNTIF(INDIRECT([.AZ$2]&amp;&quot;.F3&quot;):INDIRECT([.AZ$2]&amp;&quot;.F1000&quot;);[.$A59])" office:value-type="float" office:value="0">
            <text:p>Err:502</text:p>
          </table:table-cell>
          <table:table-cell table:formula="of:=COUNTIF(INDIRECT([.BA$2]&amp;&quot;.F3&quot;):INDIRECT([.BA$2]&amp;&quot;.F1000&quot;);[.$A59])" office:value-type="float" office:value="0">
            <text:p>Err:502</text:p>
          </table:table-cell>
          <table:table-cell table:formula="of:=COUNTIF(INDIRECT([.BB$2]&amp;&quot;.F3&quot;):INDIRECT([.BB$2]&amp;&quot;.F1000&quot;);[.$A59])" office:value-type="float" office:value="0">
            <text:p>Err:502</text:p>
          </table:table-cell>
          <table:table-cell table:formula="of:=COUNTIF(INDIRECT([.BC$2]&amp;&quot;.F3&quot;):INDIRECT([.BC$2]&amp;&quot;.F1000&quot;);[.$A59])" office:value-type="float" office:value="0">
            <text:p>Err:502</text:p>
          </table:table-cell>
          <table:table-cell table:formula="of:=COUNTIF(INDIRECT([.BD$2]&amp;&quot;.F3&quot;):INDIRECT([.BD$2]&amp;&quot;.F1000&quot;);[.$A59])" office:value-type="float" office:value="0">
            <text:p>Err:502</text:p>
          </table:table-cell>
          <table:table-cell table:formula="of:=COUNTIF(INDIRECT([.BE$2]&amp;&quot;.F3&quot;):INDIRECT([.BE$2]&amp;&quot;.F1000&quot;);[.$A59])" office:value-type="float" office:value="0">
            <text:p>Err:502</text:p>
          </table:table-cell>
          <table:table-cell table:formula="of:=COUNTIF(INDIRECT([.BF$2]&amp;&quot;.F3&quot;):INDIRECT([.BF$2]&amp;&quot;.F1000&quot;);[.$A59])" office:value-type="float" office:value="0">
            <text:p>Err:502</text:p>
          </table:table-cell>
          <table:table-cell table:formula="of:=COUNTIF(INDIRECT([.BG$2]&amp;&quot;.F3&quot;):INDIRECT([.BG$2]&amp;&quot;.F1000&quot;);[.$A59])" office:value-type="float" office:value="0">
            <text:p>Err:502</text:p>
          </table:table-cell>
          <table:table-cell table:formula="of:=COUNTIF(INDIRECT([.BH$2]&amp;&quot;.F3&quot;):INDIRECT([.BH$2]&amp;&quot;.F1000&quot;);[.$A59])" office:value-type="float" office:value="0">
            <text:p>Err:502</text:p>
          </table:table-cell>
          <table:table-cell table:formula="of:=COUNTIF(INDIRECT([.BI$2]&amp;&quot;.F3&quot;):INDIRECT([.BI$2]&amp;&quot;.F1000&quot;);[.$A59])" office:value-type="float" office:value="0">
            <text:p>Err:502</text:p>
          </table:table-cell>
          <table:table-cell table:formula="of:=COUNTIF(INDIRECT([.BJ$2]&amp;&quot;.F3&quot;):INDIRECT([.BJ$2]&amp;&quot;.F1000&quot;);[.$A59])" office:value-type="float" office:value="0">
            <text:p>Err:502</text:p>
          </table:table-cell>
          <table:table-cell table:formula="of:=COUNTIF(INDIRECT([.BK$2]&amp;&quot;.F3&quot;):INDIRECT([.BK$2]&amp;&quot;.F1000&quot;);[.$A59])" office:value-type="float" office:value="0">
            <text:p>Err:502</text:p>
          </table:table-cell>
          <table:table-cell table:formula="of:=COUNTIF(INDIRECT([.BL$2]&amp;&quot;.F3&quot;):INDIRECT([.BL$2]&amp;&quot;.F1000&quot;);[.$A59])" office:value-type="float" office:value="0">
            <text:p>Err:502</text:p>
          </table:table-cell>
          <table:table-cell table:formula="of:=COUNTIF(INDIRECT([.BM$2]&amp;&quot;.F3&quot;):INDIRECT([.BM$2]&amp;&quot;.F1000&quot;);[.$A59])" office:value-type="float" office:value="0">
            <text:p>Err:502</text:p>
          </table:table-cell>
          <table:table-cell table:formula="of:=COUNTIF(INDIRECT([.BN$2]&amp;&quot;.F3&quot;):INDIRECT([.BN$2]&amp;&quot;.F1000&quot;);[.$A59])" office:value-type="float" office:value="0">
            <text:p>Err:502</text:p>
          </table:table-cell>
          <table:table-cell table:formula="of:=COUNTIF(INDIRECT([.BO$2]&amp;&quot;.F3&quot;):INDIRECT([.BO$2]&amp;&quot;.F1000&quot;);[.$A59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WeaponAccelerator </text:p>
          </table:table-cell>
          <table:table-cell office:value-type="float" office:value="200">
            <text:p>200</text:p>
          </table:table-cell>
          <table:table-cell table:formula="of:=SUMIF([.E60:.DZ60];&quot;&gt;0&quot;)" office:value-type="float" office:value="0">
            <text:p>0</text:p>
          </table:table-cell>
          <table:table-cell table:formula="of:=SUM([.B60]*[.C60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0])" office:value-type="float" office:value="0">
            <text:p>0</text:p>
          </table:table-cell>
          <table:table-cell table:formula="of:=COUNTIF(INDIRECT([.F$2]&amp;&quot;.F3&quot;):INDIRECT([.F$2]&amp;&quot;.F1000&quot;);[.$A60])" office:value-type="float" office:value="0">
            <text:p>0</text:p>
          </table:table-cell>
          <table:table-cell table:formula="of:=COUNTIF(INDIRECT([.G$2]&amp;&quot;.F3&quot;):INDIRECT([.G$2]&amp;&quot;.F1000&quot;);[.$A60])" office:value-type="float" office:value="0">
            <text:p>0</text:p>
          </table:table-cell>
          <table:table-cell table:formula="of:=COUNTIF(INDIRECT([.H$2]&amp;&quot;.F3&quot;):INDIRECT([.H$2]&amp;&quot;.F1000&quot;);[.$A60])" office:value-type="float" office:value="0">
            <text:p>0</text:p>
          </table:table-cell>
          <table:table-cell table:formula="of:=COUNTIF(INDIRECT([.I$2]&amp;&quot;.F3&quot;):INDIRECT([.I$2]&amp;&quot;.F1000&quot;);[.$A60])" office:value-type="float" office:value="0">
            <text:p>0</text:p>
          </table:table-cell>
          <table:table-cell table:formula="of:=COUNTIF(INDIRECT([.J$2]&amp;&quot;.F3&quot;):INDIRECT([.J$2]&amp;&quot;.F1000&quot;);[.$A60])" office:value-type="float" office:value="0">
            <text:p>0</text:p>
          </table:table-cell>
          <table:table-cell table:formula="of:=COUNTIF(INDIRECT([.K$2]&amp;&quot;.F3&quot;):INDIRECT([.K$2]&amp;&quot;.F1000&quot;);[.$A60])" office:value-type="float" office:value="0">
            <text:p>0</text:p>
          </table:table-cell>
          <table:table-cell table:formula="of:=COUNTIF(INDIRECT([.L$2]&amp;&quot;.F3&quot;):INDIRECT([.L$2]&amp;&quot;.F1000&quot;);[.$A60])" office:value-type="float" office:value="0">
            <text:p>0</text:p>
          </table:table-cell>
          <table:table-cell table:formula="of:=COUNTIF(INDIRECT([.M$2]&amp;&quot;.F3&quot;):INDIRECT([.M$2]&amp;&quot;.F1000&quot;);[.$A60])" office:value-type="float" office:value="0">
            <text:p>0</text:p>
          </table:table-cell>
          <table:table-cell table:formula="of:=COUNTIF(INDIRECT([.N$2]&amp;&quot;.F3&quot;):INDIRECT([.N$2]&amp;&quot;.F1000&quot;);[.$A60])" office:value-type="float" office:value="0">
            <text:p>0</text:p>
          </table:table-cell>
          <table:table-cell table:formula="of:=COUNTIF(INDIRECT([.O$2]&amp;&quot;.F3&quot;):INDIRECT([.O$2]&amp;&quot;.F1000&quot;);[.$A60])" office:value-type="float" office:value="0">
            <text:p>0</text:p>
          </table:table-cell>
          <table:table-cell table:formula="of:=COUNTIF(INDIRECT([.P$2]&amp;&quot;.F3&quot;):INDIRECT([.P$2]&amp;&quot;.F1000&quot;);[.$A60])" office:value-type="float" office:value="0">
            <text:p>Err:502</text:p>
          </table:table-cell>
          <table:table-cell table:formula="of:=COUNTIF(INDIRECT([.Q$2]&amp;&quot;.F3&quot;):INDIRECT([.Q$2]&amp;&quot;.F1000&quot;);[.$A60])" office:value-type="float" office:value="0">
            <text:p>Err:502</text:p>
          </table:table-cell>
          <table:table-cell table:formula="of:=COUNTIF(INDIRECT([.R$2]&amp;&quot;.F3&quot;):INDIRECT([.R$2]&amp;&quot;.F1000&quot;);[.$A60])" office:value-type="float" office:value="0">
            <text:p>Err:502</text:p>
          </table:table-cell>
          <table:table-cell table:formula="of:=COUNTIF(INDIRECT([.S$2]&amp;&quot;.F3&quot;):INDIRECT([.S$2]&amp;&quot;.F1000&quot;);[.$A60])" office:value-type="float" office:value="0">
            <text:p>Err:502</text:p>
          </table:table-cell>
          <table:table-cell table:formula="of:=COUNTIF(INDIRECT([.T$2]&amp;&quot;.F3&quot;):INDIRECT([.T$2]&amp;&quot;.F1000&quot;);[.$A60])" office:value-type="float" office:value="0">
            <text:p>Err:502</text:p>
          </table:table-cell>
          <table:table-cell table:formula="of:=COUNTIF(INDIRECT([.U$2]&amp;&quot;.F3&quot;):INDIRECT([.U$2]&amp;&quot;.F1000&quot;);[.$A60])" office:value-type="float" office:value="0">
            <text:p>Err:502</text:p>
          </table:table-cell>
          <table:table-cell table:formula="of:=COUNTIF(INDIRECT([.V$2]&amp;&quot;.F3&quot;):INDIRECT([.V$2]&amp;&quot;.F1000&quot;);[.$A60])" office:value-type="float" office:value="0">
            <text:p>Err:502</text:p>
          </table:table-cell>
          <table:table-cell table:formula="of:=COUNTIF(INDIRECT([.W$2]&amp;&quot;.F3&quot;):INDIRECT([.W$2]&amp;&quot;.F1000&quot;);[.$A60])" office:value-type="float" office:value="0">
            <text:p>Err:502</text:p>
          </table:table-cell>
          <table:table-cell table:formula="of:=COUNTIF(INDIRECT([.X$2]&amp;&quot;.F3&quot;):INDIRECT([.X$2]&amp;&quot;.F1000&quot;);[.$A60])" office:value-type="float" office:value="0">
            <text:p>Err:502</text:p>
          </table:table-cell>
          <table:table-cell table:formula="of:=COUNTIF(INDIRECT([.Y$2]&amp;&quot;.F3&quot;):INDIRECT([.Y$2]&amp;&quot;.F1000&quot;);[.$A60])" office:value-type="float" office:value="0">
            <text:p>Err:502</text:p>
          </table:table-cell>
          <table:table-cell table:formula="of:=COUNTIF(INDIRECT([.Z$2]&amp;&quot;.F3&quot;):INDIRECT([.Z$2]&amp;&quot;.F1000&quot;);[.$A60])" office:value-type="float" office:value="0">
            <text:p>Err:502</text:p>
          </table:table-cell>
          <table:table-cell table:formula="of:=COUNTIF(INDIRECT([.AA$2]&amp;&quot;.F3&quot;):INDIRECT([.AA$2]&amp;&quot;.F1000&quot;);[.$A60])" office:value-type="float" office:value="0">
            <text:p>Err:502</text:p>
          </table:table-cell>
          <table:table-cell table:formula="of:=COUNTIF(INDIRECT([.AB$2]&amp;&quot;.F3&quot;):INDIRECT([.AB$2]&amp;&quot;.F1000&quot;);[.$A60])" office:value-type="float" office:value="0">
            <text:p>Err:502</text:p>
          </table:table-cell>
          <table:table-cell table:formula="of:=COUNTIF(INDIRECT([.AC$2]&amp;&quot;.F3&quot;):INDIRECT([.AC$2]&amp;&quot;.F1000&quot;);[.$A60])" office:value-type="float" office:value="0">
            <text:p>Err:502</text:p>
          </table:table-cell>
          <table:table-cell table:formula="of:=COUNTIF(INDIRECT([.AD$2]&amp;&quot;.F3&quot;):INDIRECT([.AD$2]&amp;&quot;.F1000&quot;);[.$A60])" office:value-type="float" office:value="0">
            <text:p>Err:502</text:p>
          </table:table-cell>
          <table:table-cell table:formula="of:=COUNTIF(INDIRECT([.AE$2]&amp;&quot;.F3&quot;):INDIRECT([.AE$2]&amp;&quot;.F1000&quot;);[.$A60])" office:value-type="float" office:value="0">
            <text:p>Err:502</text:p>
          </table:table-cell>
          <table:table-cell table:formula="of:=COUNTIF(INDIRECT([.AF$2]&amp;&quot;.F3&quot;):INDIRECT([.AF$2]&amp;&quot;.F1000&quot;);[.$A60])" office:value-type="float" office:value="0">
            <text:p>Err:502</text:p>
          </table:table-cell>
          <table:table-cell table:formula="of:=COUNTIF(INDIRECT([.AG$2]&amp;&quot;.F3&quot;):INDIRECT([.AG$2]&amp;&quot;.F1000&quot;);[.$A60])" office:value-type="float" office:value="0">
            <text:p>Err:502</text:p>
          </table:table-cell>
          <table:table-cell table:formula="of:=COUNTIF(INDIRECT([.AH$2]&amp;&quot;.F3&quot;):INDIRECT([.AH$2]&amp;&quot;.F1000&quot;);[.$A60])" office:value-type="float" office:value="0">
            <text:p>Err:502</text:p>
          </table:table-cell>
          <table:table-cell table:formula="of:=COUNTIF(INDIRECT([.AI$2]&amp;&quot;.F3&quot;):INDIRECT([.AI$2]&amp;&quot;.F1000&quot;);[.$A60])" office:value-type="float" office:value="0">
            <text:p>Err:502</text:p>
          </table:table-cell>
          <table:table-cell table:formula="of:=COUNTIF(INDIRECT([.AJ$2]&amp;&quot;.F3&quot;):INDIRECT([.AJ$2]&amp;&quot;.F1000&quot;);[.$A60])" office:value-type="float" office:value="0">
            <text:p>Err:502</text:p>
          </table:table-cell>
          <table:table-cell table:formula="of:=COUNTIF(INDIRECT([.AK$2]&amp;&quot;.F3&quot;):INDIRECT([.AK$2]&amp;&quot;.F1000&quot;);[.$A60])" office:value-type="float" office:value="0">
            <text:p>Err:502</text:p>
          </table:table-cell>
          <table:table-cell table:formula="of:=COUNTIF(INDIRECT([.AL$2]&amp;&quot;.F3&quot;):INDIRECT([.AL$2]&amp;&quot;.F1000&quot;);[.$A60])" office:value-type="float" office:value="0">
            <text:p>Err:502</text:p>
          </table:table-cell>
          <table:table-cell table:formula="of:=COUNTIF(INDIRECT([.AM$2]&amp;&quot;.F3&quot;):INDIRECT([.AM$2]&amp;&quot;.F1000&quot;);[.$A60])" office:value-type="float" office:value="0">
            <text:p>Err:502</text:p>
          </table:table-cell>
          <table:table-cell table:formula="of:=COUNTIF(INDIRECT([.AN$2]&amp;&quot;.F3&quot;):INDIRECT([.AN$2]&amp;&quot;.F1000&quot;);[.$A60])" office:value-type="float" office:value="0">
            <text:p>Err:502</text:p>
          </table:table-cell>
          <table:table-cell table:formula="of:=COUNTIF(INDIRECT([.AO$2]&amp;&quot;.F3&quot;):INDIRECT([.AO$2]&amp;&quot;.F1000&quot;);[.$A60])" office:value-type="float" office:value="0">
            <text:p>Err:502</text:p>
          </table:table-cell>
          <table:table-cell table:formula="of:=COUNTIF(INDIRECT([.AP$2]&amp;&quot;.F3&quot;):INDIRECT([.AP$2]&amp;&quot;.F1000&quot;);[.$A60])" office:value-type="float" office:value="0">
            <text:p>Err:502</text:p>
          </table:table-cell>
          <table:table-cell table:formula="of:=COUNTIF(INDIRECT([.AQ$2]&amp;&quot;.F3&quot;):INDIRECT([.AQ$2]&amp;&quot;.F1000&quot;);[.$A60])" office:value-type="float" office:value="0">
            <text:p>Err:502</text:p>
          </table:table-cell>
          <table:table-cell table:formula="of:=COUNTIF(INDIRECT([.AR$2]&amp;&quot;.F3&quot;):INDIRECT([.AR$2]&amp;&quot;.F1000&quot;);[.$A60])" office:value-type="float" office:value="0">
            <text:p>Err:502</text:p>
          </table:table-cell>
          <table:table-cell table:formula="of:=COUNTIF(INDIRECT([.AS$2]&amp;&quot;.F3&quot;):INDIRECT([.AS$2]&amp;&quot;.F1000&quot;);[.$A60])" office:value-type="float" office:value="0">
            <text:p>Err:502</text:p>
          </table:table-cell>
          <table:table-cell table:formula="of:=COUNTIF(INDIRECT([.AT$2]&amp;&quot;.F3&quot;):INDIRECT([.AT$2]&amp;&quot;.F1000&quot;);[.$A60])" office:value-type="float" office:value="0">
            <text:p>Err:502</text:p>
          </table:table-cell>
          <table:table-cell table:formula="of:=COUNTIF(INDIRECT([.AU$2]&amp;&quot;.F3&quot;):INDIRECT([.AU$2]&amp;&quot;.F1000&quot;);[.$A60])" office:value-type="float" office:value="0">
            <text:p>Err:502</text:p>
          </table:table-cell>
          <table:table-cell table:formula="of:=COUNTIF(INDIRECT([.AV$2]&amp;&quot;.F3&quot;):INDIRECT([.AV$2]&amp;&quot;.F1000&quot;);[.$A60])" office:value-type="float" office:value="0">
            <text:p>Err:502</text:p>
          </table:table-cell>
          <table:table-cell table:formula="of:=COUNTIF(INDIRECT([.AW$2]&amp;&quot;.F3&quot;):INDIRECT([.AW$2]&amp;&quot;.F1000&quot;);[.$A60])" office:value-type="float" office:value="0">
            <text:p>Err:502</text:p>
          </table:table-cell>
          <table:table-cell table:formula="of:=COUNTIF(INDIRECT([.AX$2]&amp;&quot;.F3&quot;):INDIRECT([.AX$2]&amp;&quot;.F1000&quot;);[.$A60])" office:value-type="float" office:value="0">
            <text:p>Err:502</text:p>
          </table:table-cell>
          <table:table-cell table:formula="of:=COUNTIF(INDIRECT([.AY$2]&amp;&quot;.F3&quot;):INDIRECT([.AY$2]&amp;&quot;.F1000&quot;);[.$A60])" office:value-type="float" office:value="0">
            <text:p>Err:502</text:p>
          </table:table-cell>
          <table:table-cell table:formula="of:=COUNTIF(INDIRECT([.AZ$2]&amp;&quot;.F3&quot;):INDIRECT([.AZ$2]&amp;&quot;.F1000&quot;);[.$A60])" office:value-type="float" office:value="0">
            <text:p>Err:502</text:p>
          </table:table-cell>
          <table:table-cell table:formula="of:=COUNTIF(INDIRECT([.BA$2]&amp;&quot;.F3&quot;):INDIRECT([.BA$2]&amp;&quot;.F1000&quot;);[.$A60])" office:value-type="float" office:value="0">
            <text:p>Err:502</text:p>
          </table:table-cell>
          <table:table-cell table:formula="of:=COUNTIF(INDIRECT([.BB$2]&amp;&quot;.F3&quot;):INDIRECT([.BB$2]&amp;&quot;.F1000&quot;);[.$A60])" office:value-type="float" office:value="0">
            <text:p>Err:502</text:p>
          </table:table-cell>
          <table:table-cell table:formula="of:=COUNTIF(INDIRECT([.BC$2]&amp;&quot;.F3&quot;):INDIRECT([.BC$2]&amp;&quot;.F1000&quot;);[.$A60])" office:value-type="float" office:value="0">
            <text:p>Err:502</text:p>
          </table:table-cell>
          <table:table-cell table:formula="of:=COUNTIF(INDIRECT([.BD$2]&amp;&quot;.F3&quot;):INDIRECT([.BD$2]&amp;&quot;.F1000&quot;);[.$A60])" office:value-type="float" office:value="0">
            <text:p>Err:502</text:p>
          </table:table-cell>
          <table:table-cell table:formula="of:=COUNTIF(INDIRECT([.BE$2]&amp;&quot;.F3&quot;):INDIRECT([.BE$2]&amp;&quot;.F1000&quot;);[.$A60])" office:value-type="float" office:value="0">
            <text:p>Err:502</text:p>
          </table:table-cell>
          <table:table-cell table:formula="of:=COUNTIF(INDIRECT([.BF$2]&amp;&quot;.F3&quot;):INDIRECT([.BF$2]&amp;&quot;.F1000&quot;);[.$A60])" office:value-type="float" office:value="0">
            <text:p>Err:502</text:p>
          </table:table-cell>
          <table:table-cell table:formula="of:=COUNTIF(INDIRECT([.BG$2]&amp;&quot;.F3&quot;):INDIRECT([.BG$2]&amp;&quot;.F1000&quot;);[.$A60])" office:value-type="float" office:value="0">
            <text:p>Err:502</text:p>
          </table:table-cell>
          <table:table-cell table:formula="of:=COUNTIF(INDIRECT([.BH$2]&amp;&quot;.F3&quot;):INDIRECT([.BH$2]&amp;&quot;.F1000&quot;);[.$A60])" office:value-type="float" office:value="0">
            <text:p>Err:502</text:p>
          </table:table-cell>
          <table:table-cell table:formula="of:=COUNTIF(INDIRECT([.BI$2]&amp;&quot;.F3&quot;):INDIRECT([.BI$2]&amp;&quot;.F1000&quot;);[.$A60])" office:value-type="float" office:value="0">
            <text:p>Err:502</text:p>
          </table:table-cell>
          <table:table-cell table:formula="of:=COUNTIF(INDIRECT([.BJ$2]&amp;&quot;.F3&quot;):INDIRECT([.BJ$2]&amp;&quot;.F1000&quot;);[.$A60])" office:value-type="float" office:value="0">
            <text:p>Err:502</text:p>
          </table:table-cell>
          <table:table-cell table:formula="of:=COUNTIF(INDIRECT([.BK$2]&amp;&quot;.F3&quot;):INDIRECT([.BK$2]&amp;&quot;.F1000&quot;);[.$A60])" office:value-type="float" office:value="0">
            <text:p>Err:502</text:p>
          </table:table-cell>
          <table:table-cell table:formula="of:=COUNTIF(INDIRECT([.BL$2]&amp;&quot;.F3&quot;):INDIRECT([.BL$2]&amp;&quot;.F1000&quot;);[.$A60])" office:value-type="float" office:value="0">
            <text:p>Err:502</text:p>
          </table:table-cell>
          <table:table-cell table:formula="of:=COUNTIF(INDIRECT([.BM$2]&amp;&quot;.F3&quot;):INDIRECT([.BM$2]&amp;&quot;.F1000&quot;);[.$A60])" office:value-type="float" office:value="0">
            <text:p>Err:502</text:p>
          </table:table-cell>
          <table:table-cell table:formula="of:=COUNTIF(INDIRECT([.BN$2]&amp;&quot;.F3&quot;):INDIRECT([.BN$2]&amp;&quot;.F1000&quot;);[.$A60])" office:value-type="float" office:value="0">
            <text:p>Err:502</text:p>
          </table:table-cell>
          <table:table-cell table:formula="of:=COUNTIF(INDIRECT([.BO$2]&amp;&quot;.F3&quot;):INDIRECT([.BO$2]&amp;&quot;.F1000&quot;);[.$A60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WeaponCondenser </text:p>
          </table:table-cell>
          <table:table-cell office:value-type="float" office:value="200">
            <text:p>200</text:p>
          </table:table-cell>
          <table:table-cell table:formula="of:=SUMIF([.E61:.DZ61];&quot;&gt;0&quot;)" office:value-type="float" office:value="0">
            <text:p>0</text:p>
          </table:table-cell>
          <table:table-cell table:formula="of:=SUM([.B61]*[.C61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1])" office:value-type="float" office:value="0">
            <text:p>0</text:p>
          </table:table-cell>
          <table:table-cell table:formula="of:=COUNTIF(INDIRECT([.F$2]&amp;&quot;.F3&quot;):INDIRECT([.F$2]&amp;&quot;.F1000&quot;);[.$A61])" office:value-type="float" office:value="0">
            <text:p>0</text:p>
          </table:table-cell>
          <table:table-cell table:formula="of:=COUNTIF(INDIRECT([.G$2]&amp;&quot;.F3&quot;):INDIRECT([.G$2]&amp;&quot;.F1000&quot;);[.$A61])" office:value-type="float" office:value="0">
            <text:p>0</text:p>
          </table:table-cell>
          <table:table-cell table:formula="of:=COUNTIF(INDIRECT([.H$2]&amp;&quot;.F3&quot;):INDIRECT([.H$2]&amp;&quot;.F1000&quot;);[.$A61])" office:value-type="float" office:value="0">
            <text:p>0</text:p>
          </table:table-cell>
          <table:table-cell table:formula="of:=COUNTIF(INDIRECT([.I$2]&amp;&quot;.F3&quot;):INDIRECT([.I$2]&amp;&quot;.F1000&quot;);[.$A61])" office:value-type="float" office:value="0">
            <text:p>0</text:p>
          </table:table-cell>
          <table:table-cell table:formula="of:=COUNTIF(INDIRECT([.J$2]&amp;&quot;.F3&quot;):INDIRECT([.J$2]&amp;&quot;.F1000&quot;);[.$A61])" office:value-type="float" office:value="0">
            <text:p>0</text:p>
          </table:table-cell>
          <table:table-cell table:formula="of:=COUNTIF(INDIRECT([.K$2]&amp;&quot;.F3&quot;):INDIRECT([.K$2]&amp;&quot;.F1000&quot;);[.$A61])" office:value-type="float" office:value="0">
            <text:p>0</text:p>
          </table:table-cell>
          <table:table-cell table:formula="of:=COUNTIF(INDIRECT([.L$2]&amp;&quot;.F3&quot;):INDIRECT([.L$2]&amp;&quot;.F1000&quot;);[.$A61])" office:value-type="float" office:value="0">
            <text:p>0</text:p>
          </table:table-cell>
          <table:table-cell table:formula="of:=COUNTIF(INDIRECT([.M$2]&amp;&quot;.F3&quot;):INDIRECT([.M$2]&amp;&quot;.F1000&quot;);[.$A61])" office:value-type="float" office:value="0">
            <text:p>0</text:p>
          </table:table-cell>
          <table:table-cell table:formula="of:=COUNTIF(INDIRECT([.N$2]&amp;&quot;.F3&quot;):INDIRECT([.N$2]&amp;&quot;.F1000&quot;);[.$A61])" office:value-type="float" office:value="0">
            <text:p>0</text:p>
          </table:table-cell>
          <table:table-cell table:formula="of:=COUNTIF(INDIRECT([.O$2]&amp;&quot;.F3&quot;):INDIRECT([.O$2]&amp;&quot;.F1000&quot;);[.$A61])" office:value-type="float" office:value="0">
            <text:p>0</text:p>
          </table:table-cell>
          <table:table-cell table:formula="of:=COUNTIF(INDIRECT([.P$2]&amp;&quot;.F3&quot;):INDIRECT([.P$2]&amp;&quot;.F1000&quot;);[.$A61])" office:value-type="float" office:value="0">
            <text:p>Err:502</text:p>
          </table:table-cell>
          <table:table-cell table:formula="of:=COUNTIF(INDIRECT([.Q$2]&amp;&quot;.F3&quot;):INDIRECT([.Q$2]&amp;&quot;.F1000&quot;);[.$A61])" office:value-type="float" office:value="0">
            <text:p>Err:502</text:p>
          </table:table-cell>
          <table:table-cell table:formula="of:=COUNTIF(INDIRECT([.R$2]&amp;&quot;.F3&quot;):INDIRECT([.R$2]&amp;&quot;.F1000&quot;);[.$A61])" office:value-type="float" office:value="0">
            <text:p>Err:502</text:p>
          </table:table-cell>
          <table:table-cell table:formula="of:=COUNTIF(INDIRECT([.S$2]&amp;&quot;.F3&quot;):INDIRECT([.S$2]&amp;&quot;.F1000&quot;);[.$A61])" office:value-type="float" office:value="0">
            <text:p>Err:502</text:p>
          </table:table-cell>
          <table:table-cell table:formula="of:=COUNTIF(INDIRECT([.T$2]&amp;&quot;.F3&quot;):INDIRECT([.T$2]&amp;&quot;.F1000&quot;);[.$A61])" office:value-type="float" office:value="0">
            <text:p>Err:502</text:p>
          </table:table-cell>
          <table:table-cell table:formula="of:=COUNTIF(INDIRECT([.U$2]&amp;&quot;.F3&quot;):INDIRECT([.U$2]&amp;&quot;.F1000&quot;);[.$A61])" office:value-type="float" office:value="0">
            <text:p>Err:502</text:p>
          </table:table-cell>
          <table:table-cell table:formula="of:=COUNTIF(INDIRECT([.V$2]&amp;&quot;.F3&quot;):INDIRECT([.V$2]&amp;&quot;.F1000&quot;);[.$A61])" office:value-type="float" office:value="0">
            <text:p>Err:502</text:p>
          </table:table-cell>
          <table:table-cell table:formula="of:=COUNTIF(INDIRECT([.W$2]&amp;&quot;.F3&quot;):INDIRECT([.W$2]&amp;&quot;.F1000&quot;);[.$A61])" office:value-type="float" office:value="0">
            <text:p>Err:502</text:p>
          </table:table-cell>
          <table:table-cell table:formula="of:=COUNTIF(INDIRECT([.X$2]&amp;&quot;.F3&quot;):INDIRECT([.X$2]&amp;&quot;.F1000&quot;);[.$A61])" office:value-type="float" office:value="0">
            <text:p>Err:502</text:p>
          </table:table-cell>
          <table:table-cell table:formula="of:=COUNTIF(INDIRECT([.Y$2]&amp;&quot;.F3&quot;):INDIRECT([.Y$2]&amp;&quot;.F1000&quot;);[.$A61])" office:value-type="float" office:value="0">
            <text:p>Err:502</text:p>
          </table:table-cell>
          <table:table-cell table:formula="of:=COUNTIF(INDIRECT([.Z$2]&amp;&quot;.F3&quot;):INDIRECT([.Z$2]&amp;&quot;.F1000&quot;);[.$A61])" office:value-type="float" office:value="0">
            <text:p>Err:502</text:p>
          </table:table-cell>
          <table:table-cell table:formula="of:=COUNTIF(INDIRECT([.AA$2]&amp;&quot;.F3&quot;):INDIRECT([.AA$2]&amp;&quot;.F1000&quot;);[.$A61])" office:value-type="float" office:value="0">
            <text:p>Err:502</text:p>
          </table:table-cell>
          <table:table-cell table:formula="of:=COUNTIF(INDIRECT([.AB$2]&amp;&quot;.F3&quot;):INDIRECT([.AB$2]&amp;&quot;.F1000&quot;);[.$A61])" office:value-type="float" office:value="0">
            <text:p>Err:502</text:p>
          </table:table-cell>
          <table:table-cell table:formula="of:=COUNTIF(INDIRECT([.AC$2]&amp;&quot;.F3&quot;):INDIRECT([.AC$2]&amp;&quot;.F1000&quot;);[.$A61])" office:value-type="float" office:value="0">
            <text:p>Err:502</text:p>
          </table:table-cell>
          <table:table-cell table:formula="of:=COUNTIF(INDIRECT([.AD$2]&amp;&quot;.F3&quot;):INDIRECT([.AD$2]&amp;&quot;.F1000&quot;);[.$A61])" office:value-type="float" office:value="0">
            <text:p>Err:502</text:p>
          </table:table-cell>
          <table:table-cell table:formula="of:=COUNTIF(INDIRECT([.AE$2]&amp;&quot;.F3&quot;):INDIRECT([.AE$2]&amp;&quot;.F1000&quot;);[.$A61])" office:value-type="float" office:value="0">
            <text:p>Err:502</text:p>
          </table:table-cell>
          <table:table-cell table:formula="of:=COUNTIF(INDIRECT([.AF$2]&amp;&quot;.F3&quot;):INDIRECT([.AF$2]&amp;&quot;.F1000&quot;);[.$A61])" office:value-type="float" office:value="0">
            <text:p>Err:502</text:p>
          </table:table-cell>
          <table:table-cell table:formula="of:=COUNTIF(INDIRECT([.AG$2]&amp;&quot;.F3&quot;):INDIRECT([.AG$2]&amp;&quot;.F1000&quot;);[.$A61])" office:value-type="float" office:value="0">
            <text:p>Err:502</text:p>
          </table:table-cell>
          <table:table-cell table:formula="of:=COUNTIF(INDIRECT([.AH$2]&amp;&quot;.F3&quot;):INDIRECT([.AH$2]&amp;&quot;.F1000&quot;);[.$A61])" office:value-type="float" office:value="0">
            <text:p>Err:502</text:p>
          </table:table-cell>
          <table:table-cell table:formula="of:=COUNTIF(INDIRECT([.AI$2]&amp;&quot;.F3&quot;):INDIRECT([.AI$2]&amp;&quot;.F1000&quot;);[.$A61])" office:value-type="float" office:value="0">
            <text:p>Err:502</text:p>
          </table:table-cell>
          <table:table-cell table:formula="of:=COUNTIF(INDIRECT([.AJ$2]&amp;&quot;.F3&quot;):INDIRECT([.AJ$2]&amp;&quot;.F1000&quot;);[.$A61])" office:value-type="float" office:value="0">
            <text:p>Err:502</text:p>
          </table:table-cell>
          <table:table-cell table:formula="of:=COUNTIF(INDIRECT([.AK$2]&amp;&quot;.F3&quot;):INDIRECT([.AK$2]&amp;&quot;.F1000&quot;);[.$A61])" office:value-type="float" office:value="0">
            <text:p>Err:502</text:p>
          </table:table-cell>
          <table:table-cell table:formula="of:=COUNTIF(INDIRECT([.AL$2]&amp;&quot;.F3&quot;):INDIRECT([.AL$2]&amp;&quot;.F1000&quot;);[.$A61])" office:value-type="float" office:value="0">
            <text:p>Err:502</text:p>
          </table:table-cell>
          <table:table-cell table:formula="of:=COUNTIF(INDIRECT([.AM$2]&amp;&quot;.F3&quot;):INDIRECT([.AM$2]&amp;&quot;.F1000&quot;);[.$A61])" office:value-type="float" office:value="0">
            <text:p>Err:502</text:p>
          </table:table-cell>
          <table:table-cell table:formula="of:=COUNTIF(INDIRECT([.AN$2]&amp;&quot;.F3&quot;):INDIRECT([.AN$2]&amp;&quot;.F1000&quot;);[.$A61])" office:value-type="float" office:value="0">
            <text:p>Err:502</text:p>
          </table:table-cell>
          <table:table-cell table:formula="of:=COUNTIF(INDIRECT([.AO$2]&amp;&quot;.F3&quot;):INDIRECT([.AO$2]&amp;&quot;.F1000&quot;);[.$A61])" office:value-type="float" office:value="0">
            <text:p>Err:502</text:p>
          </table:table-cell>
          <table:table-cell table:formula="of:=COUNTIF(INDIRECT([.AP$2]&amp;&quot;.F3&quot;):INDIRECT([.AP$2]&amp;&quot;.F1000&quot;);[.$A61])" office:value-type="float" office:value="0">
            <text:p>Err:502</text:p>
          </table:table-cell>
          <table:table-cell table:formula="of:=COUNTIF(INDIRECT([.AQ$2]&amp;&quot;.F3&quot;):INDIRECT([.AQ$2]&amp;&quot;.F1000&quot;);[.$A61])" office:value-type="float" office:value="0">
            <text:p>Err:502</text:p>
          </table:table-cell>
          <table:table-cell table:formula="of:=COUNTIF(INDIRECT([.AR$2]&amp;&quot;.F3&quot;):INDIRECT([.AR$2]&amp;&quot;.F1000&quot;);[.$A61])" office:value-type="float" office:value="0">
            <text:p>Err:502</text:p>
          </table:table-cell>
          <table:table-cell table:formula="of:=COUNTIF(INDIRECT([.AS$2]&amp;&quot;.F3&quot;):INDIRECT([.AS$2]&amp;&quot;.F1000&quot;);[.$A61])" office:value-type="float" office:value="0">
            <text:p>Err:502</text:p>
          </table:table-cell>
          <table:table-cell table:formula="of:=COUNTIF(INDIRECT([.AT$2]&amp;&quot;.F3&quot;):INDIRECT([.AT$2]&amp;&quot;.F1000&quot;);[.$A61])" office:value-type="float" office:value="0">
            <text:p>Err:502</text:p>
          </table:table-cell>
          <table:table-cell table:formula="of:=COUNTIF(INDIRECT([.AU$2]&amp;&quot;.F3&quot;):INDIRECT([.AU$2]&amp;&quot;.F1000&quot;);[.$A61])" office:value-type="float" office:value="0">
            <text:p>Err:502</text:p>
          </table:table-cell>
          <table:table-cell table:formula="of:=COUNTIF(INDIRECT([.AV$2]&amp;&quot;.F3&quot;):INDIRECT([.AV$2]&amp;&quot;.F1000&quot;);[.$A61])" office:value-type="float" office:value="0">
            <text:p>Err:502</text:p>
          </table:table-cell>
          <table:table-cell table:formula="of:=COUNTIF(INDIRECT([.AW$2]&amp;&quot;.F3&quot;):INDIRECT([.AW$2]&amp;&quot;.F1000&quot;);[.$A61])" office:value-type="float" office:value="0">
            <text:p>Err:502</text:p>
          </table:table-cell>
          <table:table-cell table:formula="of:=COUNTIF(INDIRECT([.AX$2]&amp;&quot;.F3&quot;):INDIRECT([.AX$2]&amp;&quot;.F1000&quot;);[.$A61])" office:value-type="float" office:value="0">
            <text:p>Err:502</text:p>
          </table:table-cell>
          <table:table-cell table:formula="of:=COUNTIF(INDIRECT([.AY$2]&amp;&quot;.F3&quot;):INDIRECT([.AY$2]&amp;&quot;.F1000&quot;);[.$A61])" office:value-type="float" office:value="0">
            <text:p>Err:502</text:p>
          </table:table-cell>
          <table:table-cell table:formula="of:=COUNTIF(INDIRECT([.AZ$2]&amp;&quot;.F3&quot;):INDIRECT([.AZ$2]&amp;&quot;.F1000&quot;);[.$A61])" office:value-type="float" office:value="0">
            <text:p>Err:502</text:p>
          </table:table-cell>
          <table:table-cell table:formula="of:=COUNTIF(INDIRECT([.BA$2]&amp;&quot;.F3&quot;):INDIRECT([.BA$2]&amp;&quot;.F1000&quot;);[.$A61])" office:value-type="float" office:value="0">
            <text:p>Err:502</text:p>
          </table:table-cell>
          <table:table-cell table:formula="of:=COUNTIF(INDIRECT([.BB$2]&amp;&quot;.F3&quot;):INDIRECT([.BB$2]&amp;&quot;.F1000&quot;);[.$A61])" office:value-type="float" office:value="0">
            <text:p>Err:502</text:p>
          </table:table-cell>
          <table:table-cell table:formula="of:=COUNTIF(INDIRECT([.BC$2]&amp;&quot;.F3&quot;):INDIRECT([.BC$2]&amp;&quot;.F1000&quot;);[.$A61])" office:value-type="float" office:value="0">
            <text:p>Err:502</text:p>
          </table:table-cell>
          <table:table-cell table:formula="of:=COUNTIF(INDIRECT([.BD$2]&amp;&quot;.F3&quot;):INDIRECT([.BD$2]&amp;&quot;.F1000&quot;);[.$A61])" office:value-type="float" office:value="0">
            <text:p>Err:502</text:p>
          </table:table-cell>
          <table:table-cell table:formula="of:=COUNTIF(INDIRECT([.BE$2]&amp;&quot;.F3&quot;):INDIRECT([.BE$2]&amp;&quot;.F1000&quot;);[.$A61])" office:value-type="float" office:value="0">
            <text:p>Err:502</text:p>
          </table:table-cell>
          <table:table-cell table:formula="of:=COUNTIF(INDIRECT([.BF$2]&amp;&quot;.F3&quot;):INDIRECT([.BF$2]&amp;&quot;.F1000&quot;);[.$A61])" office:value-type="float" office:value="0">
            <text:p>Err:502</text:p>
          </table:table-cell>
          <table:table-cell table:formula="of:=COUNTIF(INDIRECT([.BG$2]&amp;&quot;.F3&quot;):INDIRECT([.BG$2]&amp;&quot;.F1000&quot;);[.$A61])" office:value-type="float" office:value="0">
            <text:p>Err:502</text:p>
          </table:table-cell>
          <table:table-cell table:formula="of:=COUNTIF(INDIRECT([.BH$2]&amp;&quot;.F3&quot;):INDIRECT([.BH$2]&amp;&quot;.F1000&quot;);[.$A61])" office:value-type="float" office:value="0">
            <text:p>Err:502</text:p>
          </table:table-cell>
          <table:table-cell table:formula="of:=COUNTIF(INDIRECT([.BI$2]&amp;&quot;.F3&quot;):INDIRECT([.BI$2]&amp;&quot;.F1000&quot;);[.$A61])" office:value-type="float" office:value="0">
            <text:p>Err:502</text:p>
          </table:table-cell>
          <table:table-cell table:formula="of:=COUNTIF(INDIRECT([.BJ$2]&amp;&quot;.F3&quot;):INDIRECT([.BJ$2]&amp;&quot;.F1000&quot;);[.$A61])" office:value-type="float" office:value="0">
            <text:p>Err:502</text:p>
          </table:table-cell>
          <table:table-cell table:formula="of:=COUNTIF(INDIRECT([.BK$2]&amp;&quot;.F3&quot;):INDIRECT([.BK$2]&amp;&quot;.F1000&quot;);[.$A61])" office:value-type="float" office:value="0">
            <text:p>Err:502</text:p>
          </table:table-cell>
          <table:table-cell table:formula="of:=COUNTIF(INDIRECT([.BL$2]&amp;&quot;.F3&quot;):INDIRECT([.BL$2]&amp;&quot;.F1000&quot;);[.$A61])" office:value-type="float" office:value="0">
            <text:p>Err:502</text:p>
          </table:table-cell>
          <table:table-cell table:formula="of:=COUNTIF(INDIRECT([.BM$2]&amp;&quot;.F3&quot;):INDIRECT([.BM$2]&amp;&quot;.F1000&quot;);[.$A61])" office:value-type="float" office:value="0">
            <text:p>Err:502</text:p>
          </table:table-cell>
          <table:table-cell table:formula="of:=COUNTIF(INDIRECT([.BN$2]&amp;&quot;.F3&quot;):INDIRECT([.BN$2]&amp;&quot;.F1000&quot;);[.$A61])" office:value-type="float" office:value="0">
            <text:p>Err:502</text:p>
          </table:table-cell>
          <table:table-cell table:formula="of:=COUNTIF(INDIRECT([.BO$2]&amp;&quot;.F3&quot;):INDIRECT([.BO$2]&amp;&quot;.F1000&quot;);[.$A61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WeaponCooler </text:p>
          </table:table-cell>
          <table:table-cell office:value-type="float" office:value="200">
            <text:p>200</text:p>
          </table:table-cell>
          <table:table-cell table:formula="of:=SUMIF([.E62:.DZ62];&quot;&gt;0&quot;)" office:value-type="float" office:value="0">
            <text:p>0</text:p>
          </table:table-cell>
          <table:table-cell table:formula="of:=SUM([.B62]*[.C62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2])" office:value-type="float" office:value="0">
            <text:p>0</text:p>
          </table:table-cell>
          <table:table-cell table:formula="of:=COUNTIF(INDIRECT([.F$2]&amp;&quot;.F3&quot;):INDIRECT([.F$2]&amp;&quot;.F1000&quot;);[.$A62])" office:value-type="float" office:value="0">
            <text:p>0</text:p>
          </table:table-cell>
          <table:table-cell table:formula="of:=COUNTIF(INDIRECT([.G$2]&amp;&quot;.F3&quot;):INDIRECT([.G$2]&amp;&quot;.F1000&quot;);[.$A62])" office:value-type="float" office:value="0">
            <text:p>0</text:p>
          </table:table-cell>
          <table:table-cell table:formula="of:=COUNTIF(INDIRECT([.H$2]&amp;&quot;.F3&quot;):INDIRECT([.H$2]&amp;&quot;.F1000&quot;);[.$A62])" office:value-type="float" office:value="0">
            <text:p>0</text:p>
          </table:table-cell>
          <table:table-cell table:formula="of:=COUNTIF(INDIRECT([.I$2]&amp;&quot;.F3&quot;):INDIRECT([.I$2]&amp;&quot;.F1000&quot;);[.$A62])" office:value-type="float" office:value="0">
            <text:p>0</text:p>
          </table:table-cell>
          <table:table-cell table:formula="of:=COUNTIF(INDIRECT([.J$2]&amp;&quot;.F3&quot;):INDIRECT([.J$2]&amp;&quot;.F1000&quot;);[.$A62])" office:value-type="float" office:value="0">
            <text:p>0</text:p>
          </table:table-cell>
          <table:table-cell table:formula="of:=COUNTIF(INDIRECT([.K$2]&amp;&quot;.F3&quot;):INDIRECT([.K$2]&amp;&quot;.F1000&quot;);[.$A62])" office:value-type="float" office:value="0">
            <text:p>0</text:p>
          </table:table-cell>
          <table:table-cell table:formula="of:=COUNTIF(INDIRECT([.L$2]&amp;&quot;.F3&quot;):INDIRECT([.L$2]&amp;&quot;.F1000&quot;);[.$A62])" office:value-type="float" office:value="0">
            <text:p>0</text:p>
          </table:table-cell>
          <table:table-cell table:formula="of:=COUNTIF(INDIRECT([.M$2]&amp;&quot;.F3&quot;):INDIRECT([.M$2]&amp;&quot;.F1000&quot;);[.$A62])" office:value-type="float" office:value="0">
            <text:p>0</text:p>
          </table:table-cell>
          <table:table-cell table:formula="of:=COUNTIF(INDIRECT([.N$2]&amp;&quot;.F3&quot;):INDIRECT([.N$2]&amp;&quot;.F1000&quot;);[.$A62])" office:value-type="float" office:value="0">
            <text:p>0</text:p>
          </table:table-cell>
          <table:table-cell table:formula="of:=COUNTIF(INDIRECT([.O$2]&amp;&quot;.F3&quot;):INDIRECT([.O$2]&amp;&quot;.F1000&quot;);[.$A62])" office:value-type="float" office:value="0">
            <text:p>0</text:p>
          </table:table-cell>
          <table:table-cell table:formula="of:=COUNTIF(INDIRECT([.P$2]&amp;&quot;.F3&quot;):INDIRECT([.P$2]&amp;&quot;.F1000&quot;);[.$A62])" office:value-type="float" office:value="0">
            <text:p>Err:502</text:p>
          </table:table-cell>
          <table:table-cell table:formula="of:=COUNTIF(INDIRECT([.Q$2]&amp;&quot;.F3&quot;):INDIRECT([.Q$2]&amp;&quot;.F1000&quot;);[.$A62])" office:value-type="float" office:value="0">
            <text:p>Err:502</text:p>
          </table:table-cell>
          <table:table-cell table:formula="of:=COUNTIF(INDIRECT([.R$2]&amp;&quot;.F3&quot;):INDIRECT([.R$2]&amp;&quot;.F1000&quot;);[.$A62])" office:value-type="float" office:value="0">
            <text:p>Err:502</text:p>
          </table:table-cell>
          <table:table-cell table:formula="of:=COUNTIF(INDIRECT([.S$2]&amp;&quot;.F3&quot;):INDIRECT([.S$2]&amp;&quot;.F1000&quot;);[.$A62])" office:value-type="float" office:value="0">
            <text:p>Err:502</text:p>
          </table:table-cell>
          <table:table-cell table:formula="of:=COUNTIF(INDIRECT([.T$2]&amp;&quot;.F3&quot;):INDIRECT([.T$2]&amp;&quot;.F1000&quot;);[.$A62])" office:value-type="float" office:value="0">
            <text:p>Err:502</text:p>
          </table:table-cell>
          <table:table-cell table:formula="of:=COUNTIF(INDIRECT([.U$2]&amp;&quot;.F3&quot;):INDIRECT([.U$2]&amp;&quot;.F1000&quot;);[.$A62])" office:value-type="float" office:value="0">
            <text:p>Err:502</text:p>
          </table:table-cell>
          <table:table-cell table:formula="of:=COUNTIF(INDIRECT([.V$2]&amp;&quot;.F3&quot;):INDIRECT([.V$2]&amp;&quot;.F1000&quot;);[.$A62])" office:value-type="float" office:value="0">
            <text:p>Err:502</text:p>
          </table:table-cell>
          <table:table-cell table:formula="of:=COUNTIF(INDIRECT([.W$2]&amp;&quot;.F3&quot;):INDIRECT([.W$2]&amp;&quot;.F1000&quot;);[.$A62])" office:value-type="float" office:value="0">
            <text:p>Err:502</text:p>
          </table:table-cell>
          <table:table-cell table:formula="of:=COUNTIF(INDIRECT([.X$2]&amp;&quot;.F3&quot;):INDIRECT([.X$2]&amp;&quot;.F1000&quot;);[.$A62])" office:value-type="float" office:value="0">
            <text:p>Err:502</text:p>
          </table:table-cell>
          <table:table-cell table:formula="of:=COUNTIF(INDIRECT([.Y$2]&amp;&quot;.F3&quot;):INDIRECT([.Y$2]&amp;&quot;.F1000&quot;);[.$A62])" office:value-type="float" office:value="0">
            <text:p>Err:502</text:p>
          </table:table-cell>
          <table:table-cell table:formula="of:=COUNTIF(INDIRECT([.Z$2]&amp;&quot;.F3&quot;):INDIRECT([.Z$2]&amp;&quot;.F1000&quot;);[.$A62])" office:value-type="float" office:value="0">
            <text:p>Err:502</text:p>
          </table:table-cell>
          <table:table-cell table:formula="of:=COUNTIF(INDIRECT([.AA$2]&amp;&quot;.F3&quot;):INDIRECT([.AA$2]&amp;&quot;.F1000&quot;);[.$A62])" office:value-type="float" office:value="0">
            <text:p>Err:502</text:p>
          </table:table-cell>
          <table:table-cell table:formula="of:=COUNTIF(INDIRECT([.AB$2]&amp;&quot;.F3&quot;):INDIRECT([.AB$2]&amp;&quot;.F1000&quot;);[.$A62])" office:value-type="float" office:value="0">
            <text:p>Err:502</text:p>
          </table:table-cell>
          <table:table-cell table:formula="of:=COUNTIF(INDIRECT([.AC$2]&amp;&quot;.F3&quot;):INDIRECT([.AC$2]&amp;&quot;.F1000&quot;);[.$A62])" office:value-type="float" office:value="0">
            <text:p>Err:502</text:p>
          </table:table-cell>
          <table:table-cell table:formula="of:=COUNTIF(INDIRECT([.AD$2]&amp;&quot;.F3&quot;):INDIRECT([.AD$2]&amp;&quot;.F1000&quot;);[.$A62])" office:value-type="float" office:value="0">
            <text:p>Err:502</text:p>
          </table:table-cell>
          <table:table-cell table:formula="of:=COUNTIF(INDIRECT([.AE$2]&amp;&quot;.F3&quot;):INDIRECT([.AE$2]&amp;&quot;.F1000&quot;);[.$A62])" office:value-type="float" office:value="0">
            <text:p>Err:502</text:p>
          </table:table-cell>
          <table:table-cell table:formula="of:=COUNTIF(INDIRECT([.AF$2]&amp;&quot;.F3&quot;):INDIRECT([.AF$2]&amp;&quot;.F1000&quot;);[.$A62])" office:value-type="float" office:value="0">
            <text:p>Err:502</text:p>
          </table:table-cell>
          <table:table-cell table:formula="of:=COUNTIF(INDIRECT([.AG$2]&amp;&quot;.F3&quot;):INDIRECT([.AG$2]&amp;&quot;.F1000&quot;);[.$A62])" office:value-type="float" office:value="0">
            <text:p>Err:502</text:p>
          </table:table-cell>
          <table:table-cell table:formula="of:=COUNTIF(INDIRECT([.AH$2]&amp;&quot;.F3&quot;):INDIRECT([.AH$2]&amp;&quot;.F1000&quot;);[.$A62])" office:value-type="float" office:value="0">
            <text:p>Err:502</text:p>
          </table:table-cell>
          <table:table-cell table:formula="of:=COUNTIF(INDIRECT([.AI$2]&amp;&quot;.F3&quot;):INDIRECT([.AI$2]&amp;&quot;.F1000&quot;);[.$A62])" office:value-type="float" office:value="0">
            <text:p>Err:502</text:p>
          </table:table-cell>
          <table:table-cell table:formula="of:=COUNTIF(INDIRECT([.AJ$2]&amp;&quot;.F3&quot;):INDIRECT([.AJ$2]&amp;&quot;.F1000&quot;);[.$A62])" office:value-type="float" office:value="0">
            <text:p>Err:502</text:p>
          </table:table-cell>
          <table:table-cell table:formula="of:=COUNTIF(INDIRECT([.AK$2]&amp;&quot;.F3&quot;):INDIRECT([.AK$2]&amp;&quot;.F1000&quot;);[.$A62])" office:value-type="float" office:value="0">
            <text:p>Err:502</text:p>
          </table:table-cell>
          <table:table-cell table:formula="of:=COUNTIF(INDIRECT([.AL$2]&amp;&quot;.F3&quot;):INDIRECT([.AL$2]&amp;&quot;.F1000&quot;);[.$A62])" office:value-type="float" office:value="0">
            <text:p>Err:502</text:p>
          </table:table-cell>
          <table:table-cell table:formula="of:=COUNTIF(INDIRECT([.AM$2]&amp;&quot;.F3&quot;):INDIRECT([.AM$2]&amp;&quot;.F1000&quot;);[.$A62])" office:value-type="float" office:value="0">
            <text:p>Err:502</text:p>
          </table:table-cell>
          <table:table-cell table:formula="of:=COUNTIF(INDIRECT([.AN$2]&amp;&quot;.F3&quot;):INDIRECT([.AN$2]&amp;&quot;.F1000&quot;);[.$A62])" office:value-type="float" office:value="0">
            <text:p>Err:502</text:p>
          </table:table-cell>
          <table:table-cell table:formula="of:=COUNTIF(INDIRECT([.AO$2]&amp;&quot;.F3&quot;):INDIRECT([.AO$2]&amp;&quot;.F1000&quot;);[.$A62])" office:value-type="float" office:value="0">
            <text:p>Err:502</text:p>
          </table:table-cell>
          <table:table-cell table:formula="of:=COUNTIF(INDIRECT([.AP$2]&amp;&quot;.F3&quot;):INDIRECT([.AP$2]&amp;&quot;.F1000&quot;);[.$A62])" office:value-type="float" office:value="0">
            <text:p>Err:502</text:p>
          </table:table-cell>
          <table:table-cell table:formula="of:=COUNTIF(INDIRECT([.AQ$2]&amp;&quot;.F3&quot;):INDIRECT([.AQ$2]&amp;&quot;.F1000&quot;);[.$A62])" office:value-type="float" office:value="0">
            <text:p>Err:502</text:p>
          </table:table-cell>
          <table:table-cell table:formula="of:=COUNTIF(INDIRECT([.AR$2]&amp;&quot;.F3&quot;):INDIRECT([.AR$2]&amp;&quot;.F1000&quot;);[.$A62])" office:value-type="float" office:value="0">
            <text:p>Err:502</text:p>
          </table:table-cell>
          <table:table-cell table:formula="of:=COUNTIF(INDIRECT([.AS$2]&amp;&quot;.F3&quot;):INDIRECT([.AS$2]&amp;&quot;.F1000&quot;);[.$A62])" office:value-type="float" office:value="0">
            <text:p>Err:502</text:p>
          </table:table-cell>
          <table:table-cell table:formula="of:=COUNTIF(INDIRECT([.AT$2]&amp;&quot;.F3&quot;):INDIRECT([.AT$2]&amp;&quot;.F1000&quot;);[.$A62])" office:value-type="float" office:value="0">
            <text:p>Err:502</text:p>
          </table:table-cell>
          <table:table-cell table:formula="of:=COUNTIF(INDIRECT([.AU$2]&amp;&quot;.F3&quot;):INDIRECT([.AU$2]&amp;&quot;.F1000&quot;);[.$A62])" office:value-type="float" office:value="0">
            <text:p>Err:502</text:p>
          </table:table-cell>
          <table:table-cell table:formula="of:=COUNTIF(INDIRECT([.AV$2]&amp;&quot;.F3&quot;):INDIRECT([.AV$2]&amp;&quot;.F1000&quot;);[.$A62])" office:value-type="float" office:value="0">
            <text:p>Err:502</text:p>
          </table:table-cell>
          <table:table-cell table:formula="of:=COUNTIF(INDIRECT([.AW$2]&amp;&quot;.F3&quot;):INDIRECT([.AW$2]&amp;&quot;.F1000&quot;);[.$A62])" office:value-type="float" office:value="0">
            <text:p>Err:502</text:p>
          </table:table-cell>
          <table:table-cell table:formula="of:=COUNTIF(INDIRECT([.AX$2]&amp;&quot;.F3&quot;):INDIRECT([.AX$2]&amp;&quot;.F1000&quot;);[.$A62])" office:value-type="float" office:value="0">
            <text:p>Err:502</text:p>
          </table:table-cell>
          <table:table-cell table:formula="of:=COUNTIF(INDIRECT([.AY$2]&amp;&quot;.F3&quot;):INDIRECT([.AY$2]&amp;&quot;.F1000&quot;);[.$A62])" office:value-type="float" office:value="0">
            <text:p>Err:502</text:p>
          </table:table-cell>
          <table:table-cell table:formula="of:=COUNTIF(INDIRECT([.AZ$2]&amp;&quot;.F3&quot;):INDIRECT([.AZ$2]&amp;&quot;.F1000&quot;);[.$A62])" office:value-type="float" office:value="0">
            <text:p>Err:502</text:p>
          </table:table-cell>
          <table:table-cell table:formula="of:=COUNTIF(INDIRECT([.BA$2]&amp;&quot;.F3&quot;):INDIRECT([.BA$2]&amp;&quot;.F1000&quot;);[.$A62])" office:value-type="float" office:value="0">
            <text:p>Err:502</text:p>
          </table:table-cell>
          <table:table-cell table:formula="of:=COUNTIF(INDIRECT([.BB$2]&amp;&quot;.F3&quot;):INDIRECT([.BB$2]&amp;&quot;.F1000&quot;);[.$A62])" office:value-type="float" office:value="0">
            <text:p>Err:502</text:p>
          </table:table-cell>
          <table:table-cell table:formula="of:=COUNTIF(INDIRECT([.BC$2]&amp;&quot;.F3&quot;):INDIRECT([.BC$2]&amp;&quot;.F1000&quot;);[.$A62])" office:value-type="float" office:value="0">
            <text:p>Err:502</text:p>
          </table:table-cell>
          <table:table-cell table:formula="of:=COUNTIF(INDIRECT([.BD$2]&amp;&quot;.F3&quot;):INDIRECT([.BD$2]&amp;&quot;.F1000&quot;);[.$A62])" office:value-type="float" office:value="0">
            <text:p>Err:502</text:p>
          </table:table-cell>
          <table:table-cell table:formula="of:=COUNTIF(INDIRECT([.BE$2]&amp;&quot;.F3&quot;):INDIRECT([.BE$2]&amp;&quot;.F1000&quot;);[.$A62])" office:value-type="float" office:value="0">
            <text:p>Err:502</text:p>
          </table:table-cell>
          <table:table-cell table:formula="of:=COUNTIF(INDIRECT([.BF$2]&amp;&quot;.F3&quot;):INDIRECT([.BF$2]&amp;&quot;.F1000&quot;);[.$A62])" office:value-type="float" office:value="0">
            <text:p>Err:502</text:p>
          </table:table-cell>
          <table:table-cell table:formula="of:=COUNTIF(INDIRECT([.BG$2]&amp;&quot;.F3&quot;):INDIRECT([.BG$2]&amp;&quot;.F1000&quot;);[.$A62])" office:value-type="float" office:value="0">
            <text:p>Err:502</text:p>
          </table:table-cell>
          <table:table-cell table:formula="of:=COUNTIF(INDIRECT([.BH$2]&amp;&quot;.F3&quot;):INDIRECT([.BH$2]&amp;&quot;.F1000&quot;);[.$A62])" office:value-type="float" office:value="0">
            <text:p>Err:502</text:p>
          </table:table-cell>
          <table:table-cell table:formula="of:=COUNTIF(INDIRECT([.BI$2]&amp;&quot;.F3&quot;):INDIRECT([.BI$2]&amp;&quot;.F1000&quot;);[.$A62])" office:value-type="float" office:value="0">
            <text:p>Err:502</text:p>
          </table:table-cell>
          <table:table-cell table:formula="of:=COUNTIF(INDIRECT([.BJ$2]&amp;&quot;.F3&quot;):INDIRECT([.BJ$2]&amp;&quot;.F1000&quot;);[.$A62])" office:value-type="float" office:value="0">
            <text:p>Err:502</text:p>
          </table:table-cell>
          <table:table-cell table:formula="of:=COUNTIF(INDIRECT([.BK$2]&amp;&quot;.F3&quot;):INDIRECT([.BK$2]&amp;&quot;.F1000&quot;);[.$A62])" office:value-type="float" office:value="0">
            <text:p>Err:502</text:p>
          </table:table-cell>
          <table:table-cell table:formula="of:=COUNTIF(INDIRECT([.BL$2]&amp;&quot;.F3&quot;):INDIRECT([.BL$2]&amp;&quot;.F1000&quot;);[.$A62])" office:value-type="float" office:value="0">
            <text:p>Err:502</text:p>
          </table:table-cell>
          <table:table-cell table:formula="of:=COUNTIF(INDIRECT([.BM$2]&amp;&quot;.F3&quot;):INDIRECT([.BM$2]&amp;&quot;.F1000&quot;);[.$A62])" office:value-type="float" office:value="0">
            <text:p>Err:502</text:p>
          </table:table-cell>
          <table:table-cell table:formula="of:=COUNTIF(INDIRECT([.BN$2]&amp;&quot;.F3&quot;):INDIRECT([.BN$2]&amp;&quot;.F1000&quot;);[.$A62])" office:value-type="float" office:value="0">
            <text:p>Err:502</text:p>
          </table:table-cell>
          <table:table-cell table:formula="of:=COUNTIF(INDIRECT([.BO$2]&amp;&quot;.F3&quot;):INDIRECT([.BO$2]&amp;&quot;.F1000&quot;);[.$A62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ImprovedWeaponMultiplexer </text:p>
          </table:table-cell>
          <table:table-cell office:value-type="float" office:value="200">
            <text:p>200</text:p>
          </table:table-cell>
          <table:table-cell table:formula="of:=SUMIF([.E63:.DZ63];&quot;&gt;0&quot;)" office:value-type="float" office:value="0">
            <text:p>0</text:p>
          </table:table-cell>
          <table:table-cell table:formula="of:=SUM([.B63]*[.C63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3])" office:value-type="float" office:value="0">
            <text:p>0</text:p>
          </table:table-cell>
          <table:table-cell table:formula="of:=COUNTIF(INDIRECT([.F$2]&amp;&quot;.F3&quot;):INDIRECT([.F$2]&amp;&quot;.F1000&quot;);[.$A63])" office:value-type="float" office:value="0">
            <text:p>0</text:p>
          </table:table-cell>
          <table:table-cell table:formula="of:=COUNTIF(INDIRECT([.G$2]&amp;&quot;.F3&quot;):INDIRECT([.G$2]&amp;&quot;.F1000&quot;);[.$A63])" office:value-type="float" office:value="0">
            <text:p>0</text:p>
          </table:table-cell>
          <table:table-cell table:formula="of:=COUNTIF(INDIRECT([.H$2]&amp;&quot;.F3&quot;):INDIRECT([.H$2]&amp;&quot;.F1000&quot;);[.$A63])" office:value-type="float" office:value="0">
            <text:p>0</text:p>
          </table:table-cell>
          <table:table-cell table:formula="of:=COUNTIF(INDIRECT([.I$2]&amp;&quot;.F3&quot;):INDIRECT([.I$2]&amp;&quot;.F1000&quot;);[.$A63])" office:value-type="float" office:value="0">
            <text:p>0</text:p>
          </table:table-cell>
          <table:table-cell table:formula="of:=COUNTIF(INDIRECT([.J$2]&amp;&quot;.F3&quot;):INDIRECT([.J$2]&amp;&quot;.F1000&quot;);[.$A63])" office:value-type="float" office:value="0">
            <text:p>0</text:p>
          </table:table-cell>
          <table:table-cell table:formula="of:=COUNTIF(INDIRECT([.K$2]&amp;&quot;.F3&quot;):INDIRECT([.K$2]&amp;&quot;.F1000&quot;);[.$A63])" office:value-type="float" office:value="0">
            <text:p>0</text:p>
          </table:table-cell>
          <table:table-cell table:formula="of:=COUNTIF(INDIRECT([.L$2]&amp;&quot;.F3&quot;):INDIRECT([.L$2]&amp;&quot;.F1000&quot;);[.$A63])" office:value-type="float" office:value="0">
            <text:p>0</text:p>
          </table:table-cell>
          <table:table-cell table:formula="of:=COUNTIF(INDIRECT([.M$2]&amp;&quot;.F3&quot;):INDIRECT([.M$2]&amp;&quot;.F1000&quot;);[.$A63])" office:value-type="float" office:value="0">
            <text:p>0</text:p>
          </table:table-cell>
          <table:table-cell table:formula="of:=COUNTIF(INDIRECT([.N$2]&amp;&quot;.F3&quot;):INDIRECT([.N$2]&amp;&quot;.F1000&quot;);[.$A63])" office:value-type="float" office:value="0">
            <text:p>0</text:p>
          </table:table-cell>
          <table:table-cell table:formula="of:=COUNTIF(INDIRECT([.O$2]&amp;&quot;.F3&quot;):INDIRECT([.O$2]&amp;&quot;.F1000&quot;);[.$A63])" office:value-type="float" office:value="0">
            <text:p>0</text:p>
          </table:table-cell>
          <table:table-cell table:formula="of:=COUNTIF(INDIRECT([.P$2]&amp;&quot;.F3&quot;):INDIRECT([.P$2]&amp;&quot;.F1000&quot;);[.$A63])" office:value-type="float" office:value="0">
            <text:p>Err:502</text:p>
          </table:table-cell>
          <table:table-cell table:formula="of:=COUNTIF(INDIRECT([.Q$2]&amp;&quot;.F3&quot;):INDIRECT([.Q$2]&amp;&quot;.F1000&quot;);[.$A63])" office:value-type="float" office:value="0">
            <text:p>Err:502</text:p>
          </table:table-cell>
          <table:table-cell table:formula="of:=COUNTIF(INDIRECT([.R$2]&amp;&quot;.F3&quot;):INDIRECT([.R$2]&amp;&quot;.F1000&quot;);[.$A63])" office:value-type="float" office:value="0">
            <text:p>Err:502</text:p>
          </table:table-cell>
          <table:table-cell table:formula="of:=COUNTIF(INDIRECT([.S$2]&amp;&quot;.F3&quot;):INDIRECT([.S$2]&amp;&quot;.F1000&quot;);[.$A63])" office:value-type="float" office:value="0">
            <text:p>Err:502</text:p>
          </table:table-cell>
          <table:table-cell table:formula="of:=COUNTIF(INDIRECT([.T$2]&amp;&quot;.F3&quot;):INDIRECT([.T$2]&amp;&quot;.F1000&quot;);[.$A63])" office:value-type="float" office:value="0">
            <text:p>Err:502</text:p>
          </table:table-cell>
          <table:table-cell table:formula="of:=COUNTIF(INDIRECT([.U$2]&amp;&quot;.F3&quot;):INDIRECT([.U$2]&amp;&quot;.F1000&quot;);[.$A63])" office:value-type="float" office:value="0">
            <text:p>Err:502</text:p>
          </table:table-cell>
          <table:table-cell table:formula="of:=COUNTIF(INDIRECT([.V$2]&amp;&quot;.F3&quot;):INDIRECT([.V$2]&amp;&quot;.F1000&quot;);[.$A63])" office:value-type="float" office:value="0">
            <text:p>Err:502</text:p>
          </table:table-cell>
          <table:table-cell table:formula="of:=COUNTIF(INDIRECT([.W$2]&amp;&quot;.F3&quot;):INDIRECT([.W$2]&amp;&quot;.F1000&quot;);[.$A63])" office:value-type="float" office:value="0">
            <text:p>Err:502</text:p>
          </table:table-cell>
          <table:table-cell table:formula="of:=COUNTIF(INDIRECT([.X$2]&amp;&quot;.F3&quot;):INDIRECT([.X$2]&amp;&quot;.F1000&quot;);[.$A63])" office:value-type="float" office:value="0">
            <text:p>Err:502</text:p>
          </table:table-cell>
          <table:table-cell table:formula="of:=COUNTIF(INDIRECT([.Y$2]&amp;&quot;.F3&quot;):INDIRECT([.Y$2]&amp;&quot;.F1000&quot;);[.$A63])" office:value-type="float" office:value="0">
            <text:p>Err:502</text:p>
          </table:table-cell>
          <table:table-cell table:formula="of:=COUNTIF(INDIRECT([.Z$2]&amp;&quot;.F3&quot;):INDIRECT([.Z$2]&amp;&quot;.F1000&quot;);[.$A63])" office:value-type="float" office:value="0">
            <text:p>Err:502</text:p>
          </table:table-cell>
          <table:table-cell table:formula="of:=COUNTIF(INDIRECT([.AA$2]&amp;&quot;.F3&quot;):INDIRECT([.AA$2]&amp;&quot;.F1000&quot;);[.$A63])" office:value-type="float" office:value="0">
            <text:p>Err:502</text:p>
          </table:table-cell>
          <table:table-cell table:formula="of:=COUNTIF(INDIRECT([.AB$2]&amp;&quot;.F3&quot;):INDIRECT([.AB$2]&amp;&quot;.F1000&quot;);[.$A63])" office:value-type="float" office:value="0">
            <text:p>Err:502</text:p>
          </table:table-cell>
          <table:table-cell table:formula="of:=COUNTIF(INDIRECT([.AC$2]&amp;&quot;.F3&quot;):INDIRECT([.AC$2]&amp;&quot;.F1000&quot;);[.$A63])" office:value-type="float" office:value="0">
            <text:p>Err:502</text:p>
          </table:table-cell>
          <table:table-cell table:formula="of:=COUNTIF(INDIRECT([.AD$2]&amp;&quot;.F3&quot;):INDIRECT([.AD$2]&amp;&quot;.F1000&quot;);[.$A63])" office:value-type="float" office:value="0">
            <text:p>Err:502</text:p>
          </table:table-cell>
          <table:table-cell table:formula="of:=COUNTIF(INDIRECT([.AE$2]&amp;&quot;.F3&quot;):INDIRECT([.AE$2]&amp;&quot;.F1000&quot;);[.$A63])" office:value-type="float" office:value="0">
            <text:p>Err:502</text:p>
          </table:table-cell>
          <table:table-cell table:formula="of:=COUNTIF(INDIRECT([.AF$2]&amp;&quot;.F3&quot;):INDIRECT([.AF$2]&amp;&quot;.F1000&quot;);[.$A63])" office:value-type="float" office:value="0">
            <text:p>Err:502</text:p>
          </table:table-cell>
          <table:table-cell table:formula="of:=COUNTIF(INDIRECT([.AG$2]&amp;&quot;.F3&quot;):INDIRECT([.AG$2]&amp;&quot;.F1000&quot;);[.$A63])" office:value-type="float" office:value="0">
            <text:p>Err:502</text:p>
          </table:table-cell>
          <table:table-cell table:formula="of:=COUNTIF(INDIRECT([.AH$2]&amp;&quot;.F3&quot;):INDIRECT([.AH$2]&amp;&quot;.F1000&quot;);[.$A63])" office:value-type="float" office:value="0">
            <text:p>Err:502</text:p>
          </table:table-cell>
          <table:table-cell table:formula="of:=COUNTIF(INDIRECT([.AI$2]&amp;&quot;.F3&quot;):INDIRECT([.AI$2]&amp;&quot;.F1000&quot;);[.$A63])" office:value-type="float" office:value="0">
            <text:p>Err:502</text:p>
          </table:table-cell>
          <table:table-cell table:formula="of:=COUNTIF(INDIRECT([.AJ$2]&amp;&quot;.F3&quot;):INDIRECT([.AJ$2]&amp;&quot;.F1000&quot;);[.$A63])" office:value-type="float" office:value="0">
            <text:p>Err:502</text:p>
          </table:table-cell>
          <table:table-cell table:formula="of:=COUNTIF(INDIRECT([.AK$2]&amp;&quot;.F3&quot;):INDIRECT([.AK$2]&amp;&quot;.F1000&quot;);[.$A63])" office:value-type="float" office:value="0">
            <text:p>Err:502</text:p>
          </table:table-cell>
          <table:table-cell table:formula="of:=COUNTIF(INDIRECT([.AL$2]&amp;&quot;.F3&quot;):INDIRECT([.AL$2]&amp;&quot;.F1000&quot;);[.$A63])" office:value-type="float" office:value="0">
            <text:p>Err:502</text:p>
          </table:table-cell>
          <table:table-cell table:formula="of:=COUNTIF(INDIRECT([.AM$2]&amp;&quot;.F3&quot;):INDIRECT([.AM$2]&amp;&quot;.F1000&quot;);[.$A63])" office:value-type="float" office:value="0">
            <text:p>Err:502</text:p>
          </table:table-cell>
          <table:table-cell table:formula="of:=COUNTIF(INDIRECT([.AN$2]&amp;&quot;.F3&quot;):INDIRECT([.AN$2]&amp;&quot;.F1000&quot;);[.$A63])" office:value-type="float" office:value="0">
            <text:p>Err:502</text:p>
          </table:table-cell>
          <table:table-cell table:formula="of:=COUNTIF(INDIRECT([.AO$2]&amp;&quot;.F3&quot;):INDIRECT([.AO$2]&amp;&quot;.F1000&quot;);[.$A63])" office:value-type="float" office:value="0">
            <text:p>Err:502</text:p>
          </table:table-cell>
          <table:table-cell table:formula="of:=COUNTIF(INDIRECT([.AP$2]&amp;&quot;.F3&quot;):INDIRECT([.AP$2]&amp;&quot;.F1000&quot;);[.$A63])" office:value-type="float" office:value="0">
            <text:p>Err:502</text:p>
          </table:table-cell>
          <table:table-cell table:formula="of:=COUNTIF(INDIRECT([.AQ$2]&amp;&quot;.F3&quot;):INDIRECT([.AQ$2]&amp;&quot;.F1000&quot;);[.$A63])" office:value-type="float" office:value="0">
            <text:p>Err:502</text:p>
          </table:table-cell>
          <table:table-cell table:formula="of:=COUNTIF(INDIRECT([.AR$2]&amp;&quot;.F3&quot;):INDIRECT([.AR$2]&amp;&quot;.F1000&quot;);[.$A63])" office:value-type="float" office:value="0">
            <text:p>Err:502</text:p>
          </table:table-cell>
          <table:table-cell table:formula="of:=COUNTIF(INDIRECT([.AS$2]&amp;&quot;.F3&quot;):INDIRECT([.AS$2]&amp;&quot;.F1000&quot;);[.$A63])" office:value-type="float" office:value="0">
            <text:p>Err:502</text:p>
          </table:table-cell>
          <table:table-cell table:formula="of:=COUNTIF(INDIRECT([.AT$2]&amp;&quot;.F3&quot;):INDIRECT([.AT$2]&amp;&quot;.F1000&quot;);[.$A63])" office:value-type="float" office:value="0">
            <text:p>Err:502</text:p>
          </table:table-cell>
          <table:table-cell table:formula="of:=COUNTIF(INDIRECT([.AU$2]&amp;&quot;.F3&quot;):INDIRECT([.AU$2]&amp;&quot;.F1000&quot;);[.$A63])" office:value-type="float" office:value="0">
            <text:p>Err:502</text:p>
          </table:table-cell>
          <table:table-cell table:formula="of:=COUNTIF(INDIRECT([.AV$2]&amp;&quot;.F3&quot;):INDIRECT([.AV$2]&amp;&quot;.F1000&quot;);[.$A63])" office:value-type="float" office:value="0">
            <text:p>Err:502</text:p>
          </table:table-cell>
          <table:table-cell table:formula="of:=COUNTIF(INDIRECT([.AW$2]&amp;&quot;.F3&quot;):INDIRECT([.AW$2]&amp;&quot;.F1000&quot;);[.$A63])" office:value-type="float" office:value="0">
            <text:p>Err:502</text:p>
          </table:table-cell>
          <table:table-cell table:formula="of:=COUNTIF(INDIRECT([.AX$2]&amp;&quot;.F3&quot;):INDIRECT([.AX$2]&amp;&quot;.F1000&quot;);[.$A63])" office:value-type="float" office:value="0">
            <text:p>Err:502</text:p>
          </table:table-cell>
          <table:table-cell table:formula="of:=COUNTIF(INDIRECT([.AY$2]&amp;&quot;.F3&quot;):INDIRECT([.AY$2]&amp;&quot;.F1000&quot;);[.$A63])" office:value-type="float" office:value="0">
            <text:p>Err:502</text:p>
          </table:table-cell>
          <table:table-cell table:formula="of:=COUNTIF(INDIRECT([.AZ$2]&amp;&quot;.F3&quot;):INDIRECT([.AZ$2]&amp;&quot;.F1000&quot;);[.$A63])" office:value-type="float" office:value="0">
            <text:p>Err:502</text:p>
          </table:table-cell>
          <table:table-cell table:formula="of:=COUNTIF(INDIRECT([.BA$2]&amp;&quot;.F3&quot;):INDIRECT([.BA$2]&amp;&quot;.F1000&quot;);[.$A63])" office:value-type="float" office:value="0">
            <text:p>Err:502</text:p>
          </table:table-cell>
          <table:table-cell table:formula="of:=COUNTIF(INDIRECT([.BB$2]&amp;&quot;.F3&quot;):INDIRECT([.BB$2]&amp;&quot;.F1000&quot;);[.$A63])" office:value-type="float" office:value="0">
            <text:p>Err:502</text:p>
          </table:table-cell>
          <table:table-cell table:formula="of:=COUNTIF(INDIRECT([.BC$2]&amp;&quot;.F3&quot;):INDIRECT([.BC$2]&amp;&quot;.F1000&quot;);[.$A63])" office:value-type="float" office:value="0">
            <text:p>Err:502</text:p>
          </table:table-cell>
          <table:table-cell table:formula="of:=COUNTIF(INDIRECT([.BD$2]&amp;&quot;.F3&quot;):INDIRECT([.BD$2]&amp;&quot;.F1000&quot;);[.$A63])" office:value-type="float" office:value="0">
            <text:p>Err:502</text:p>
          </table:table-cell>
          <table:table-cell table:formula="of:=COUNTIF(INDIRECT([.BE$2]&amp;&quot;.F3&quot;):INDIRECT([.BE$2]&amp;&quot;.F1000&quot;);[.$A63])" office:value-type="float" office:value="0">
            <text:p>Err:502</text:p>
          </table:table-cell>
          <table:table-cell table:formula="of:=COUNTIF(INDIRECT([.BF$2]&amp;&quot;.F3&quot;):INDIRECT([.BF$2]&amp;&quot;.F1000&quot;);[.$A63])" office:value-type="float" office:value="0">
            <text:p>Err:502</text:p>
          </table:table-cell>
          <table:table-cell table:formula="of:=COUNTIF(INDIRECT([.BG$2]&amp;&quot;.F3&quot;):INDIRECT([.BG$2]&amp;&quot;.F1000&quot;);[.$A63])" office:value-type="float" office:value="0">
            <text:p>Err:502</text:p>
          </table:table-cell>
          <table:table-cell table:formula="of:=COUNTIF(INDIRECT([.BH$2]&amp;&quot;.F3&quot;):INDIRECT([.BH$2]&amp;&quot;.F1000&quot;);[.$A63])" office:value-type="float" office:value="0">
            <text:p>Err:502</text:p>
          </table:table-cell>
          <table:table-cell table:formula="of:=COUNTIF(INDIRECT([.BI$2]&amp;&quot;.F3&quot;):INDIRECT([.BI$2]&amp;&quot;.F1000&quot;);[.$A63])" office:value-type="float" office:value="0">
            <text:p>Err:502</text:p>
          </table:table-cell>
          <table:table-cell table:formula="of:=COUNTIF(INDIRECT([.BJ$2]&amp;&quot;.F3&quot;):INDIRECT([.BJ$2]&amp;&quot;.F1000&quot;);[.$A63])" office:value-type="float" office:value="0">
            <text:p>Err:502</text:p>
          </table:table-cell>
          <table:table-cell table:formula="of:=COUNTIF(INDIRECT([.BK$2]&amp;&quot;.F3&quot;):INDIRECT([.BK$2]&amp;&quot;.F1000&quot;);[.$A63])" office:value-type="float" office:value="0">
            <text:p>Err:502</text:p>
          </table:table-cell>
          <table:table-cell table:formula="of:=COUNTIF(INDIRECT([.BL$2]&amp;&quot;.F3&quot;):INDIRECT([.BL$2]&amp;&quot;.F1000&quot;);[.$A63])" office:value-type="float" office:value="0">
            <text:p>Err:502</text:p>
          </table:table-cell>
          <table:table-cell table:formula="of:=COUNTIF(INDIRECT([.BM$2]&amp;&quot;.F3&quot;):INDIRECT([.BM$2]&amp;&quot;.F1000&quot;);[.$A63])" office:value-type="float" office:value="0">
            <text:p>Err:502</text:p>
          </table:table-cell>
          <table:table-cell table:formula="of:=COUNTIF(INDIRECT([.BN$2]&amp;&quot;.F3&quot;):INDIRECT([.BN$2]&amp;&quot;.F1000&quot;);[.$A63])" office:value-type="float" office:value="0">
            <text:p>Err:502</text:p>
          </table:table-cell>
          <table:table-cell table:formula="of:=COUNTIF(INDIRECT([.BO$2]&amp;&quot;.F3&quot;):INDIRECT([.BO$2]&amp;&quot;.F1000&quot;);[.$A63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JumpDriveReill</text:p>
          </table:table-cell>
          <table:table-cell office:value-type="float" office:value="250">
            <text:p>250</text:p>
          </table:table-cell>
          <table:table-cell table:formula="of:=SUMIF([.E64:.DZ64];&quot;&gt;0&quot;)" office:value-type="float" office:value="0">
            <text:p>0</text:p>
          </table:table-cell>
          <table:table-cell table:formula="of:=SUM([.B64]*[.C64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4])" office:value-type="float" office:value="0">
            <text:p>0</text:p>
          </table:table-cell>
          <table:table-cell table:formula="of:=COUNTIF(INDIRECT([.F$2]&amp;&quot;.F3&quot;):INDIRECT([.F$2]&amp;&quot;.F1000&quot;);[.$A64])" office:value-type="float" office:value="0">
            <text:p>0</text:p>
          </table:table-cell>
          <table:table-cell table:formula="of:=COUNTIF(INDIRECT([.G$2]&amp;&quot;.F3&quot;):INDIRECT([.G$2]&amp;&quot;.F1000&quot;);[.$A64])" office:value-type="float" office:value="0">
            <text:p>0</text:p>
          </table:table-cell>
          <table:table-cell table:formula="of:=COUNTIF(INDIRECT([.H$2]&amp;&quot;.F3&quot;):INDIRECT([.H$2]&amp;&quot;.F1000&quot;);[.$A64])" office:value-type="float" office:value="0">
            <text:p>0</text:p>
          </table:table-cell>
          <table:table-cell table:formula="of:=COUNTIF(INDIRECT([.I$2]&amp;&quot;.F3&quot;):INDIRECT([.I$2]&amp;&quot;.F1000&quot;);[.$A64])" office:value-type="float" office:value="0">
            <text:p>0</text:p>
          </table:table-cell>
          <table:table-cell table:formula="of:=COUNTIF(INDIRECT([.J$2]&amp;&quot;.F3&quot;):INDIRECT([.J$2]&amp;&quot;.F1000&quot;);[.$A64])" office:value-type="float" office:value="0">
            <text:p>0</text:p>
          </table:table-cell>
          <table:table-cell table:formula="of:=COUNTIF(INDIRECT([.K$2]&amp;&quot;.F3&quot;):INDIRECT([.K$2]&amp;&quot;.F1000&quot;);[.$A64])" office:value-type="float" office:value="0">
            <text:p>0</text:p>
          </table:table-cell>
          <table:table-cell table:formula="of:=COUNTIF(INDIRECT([.L$2]&amp;&quot;.F3&quot;):INDIRECT([.L$2]&amp;&quot;.F1000&quot;);[.$A64])" office:value-type="float" office:value="0">
            <text:p>0</text:p>
          </table:table-cell>
          <table:table-cell table:formula="of:=COUNTIF(INDIRECT([.M$2]&amp;&quot;.F3&quot;):INDIRECT([.M$2]&amp;&quot;.F1000&quot;);[.$A64])" office:value-type="float" office:value="0">
            <text:p>0</text:p>
          </table:table-cell>
          <table:table-cell table:formula="of:=COUNTIF(INDIRECT([.N$2]&amp;&quot;.F3&quot;):INDIRECT([.N$2]&amp;&quot;.F1000&quot;);[.$A64])" office:value-type="float" office:value="0">
            <text:p>0</text:p>
          </table:table-cell>
          <table:table-cell table:formula="of:=COUNTIF(INDIRECT([.O$2]&amp;&quot;.F3&quot;):INDIRECT([.O$2]&amp;&quot;.F1000&quot;);[.$A64])" office:value-type="float" office:value="0">
            <text:p>0</text:p>
          </table:table-cell>
          <table:table-cell table:formula="of:=COUNTIF(INDIRECT([.P$2]&amp;&quot;.F3&quot;):INDIRECT([.P$2]&amp;&quot;.F1000&quot;);[.$A64])" office:value-type="float" office:value="0">
            <text:p>Err:502</text:p>
          </table:table-cell>
          <table:table-cell table:formula="of:=COUNTIF(INDIRECT([.Q$2]&amp;&quot;.F3&quot;):INDIRECT([.Q$2]&amp;&quot;.F1000&quot;);[.$A64])" office:value-type="float" office:value="0">
            <text:p>Err:502</text:p>
          </table:table-cell>
          <table:table-cell table:formula="of:=COUNTIF(INDIRECT([.R$2]&amp;&quot;.F3&quot;):INDIRECT([.R$2]&amp;&quot;.F1000&quot;);[.$A64])" office:value-type="float" office:value="0">
            <text:p>Err:502</text:p>
          </table:table-cell>
          <table:table-cell table:formula="of:=COUNTIF(INDIRECT([.S$2]&amp;&quot;.F3&quot;):INDIRECT([.S$2]&amp;&quot;.F1000&quot;);[.$A64])" office:value-type="float" office:value="0">
            <text:p>Err:502</text:p>
          </table:table-cell>
          <table:table-cell table:formula="of:=COUNTIF(INDIRECT([.T$2]&amp;&quot;.F3&quot;):INDIRECT([.T$2]&amp;&quot;.F1000&quot;);[.$A64])" office:value-type="float" office:value="0">
            <text:p>Err:502</text:p>
          </table:table-cell>
          <table:table-cell table:formula="of:=COUNTIF(INDIRECT([.U$2]&amp;&quot;.F3&quot;):INDIRECT([.U$2]&amp;&quot;.F1000&quot;);[.$A64])" office:value-type="float" office:value="0">
            <text:p>Err:502</text:p>
          </table:table-cell>
          <table:table-cell table:formula="of:=COUNTIF(INDIRECT([.V$2]&amp;&quot;.F3&quot;):INDIRECT([.V$2]&amp;&quot;.F1000&quot;);[.$A64])" office:value-type="float" office:value="0">
            <text:p>Err:502</text:p>
          </table:table-cell>
          <table:table-cell table:formula="of:=COUNTIF(INDIRECT([.W$2]&amp;&quot;.F3&quot;):INDIRECT([.W$2]&amp;&quot;.F1000&quot;);[.$A64])" office:value-type="float" office:value="0">
            <text:p>Err:502</text:p>
          </table:table-cell>
          <table:table-cell table:formula="of:=COUNTIF(INDIRECT([.X$2]&amp;&quot;.F3&quot;):INDIRECT([.X$2]&amp;&quot;.F1000&quot;);[.$A64])" office:value-type="float" office:value="0">
            <text:p>Err:502</text:p>
          </table:table-cell>
          <table:table-cell table:formula="of:=COUNTIF(INDIRECT([.Y$2]&amp;&quot;.F3&quot;):INDIRECT([.Y$2]&amp;&quot;.F1000&quot;);[.$A64])" office:value-type="float" office:value="0">
            <text:p>Err:502</text:p>
          </table:table-cell>
          <table:table-cell table:formula="of:=COUNTIF(INDIRECT([.Z$2]&amp;&quot;.F3&quot;):INDIRECT([.Z$2]&amp;&quot;.F1000&quot;);[.$A64])" office:value-type="float" office:value="0">
            <text:p>Err:502</text:p>
          </table:table-cell>
          <table:table-cell table:formula="of:=COUNTIF(INDIRECT([.AA$2]&amp;&quot;.F3&quot;):INDIRECT([.AA$2]&amp;&quot;.F1000&quot;);[.$A64])" office:value-type="float" office:value="0">
            <text:p>Err:502</text:p>
          </table:table-cell>
          <table:table-cell table:formula="of:=COUNTIF(INDIRECT([.AB$2]&amp;&quot;.F3&quot;):INDIRECT([.AB$2]&amp;&quot;.F1000&quot;);[.$A64])" office:value-type="float" office:value="0">
            <text:p>Err:502</text:p>
          </table:table-cell>
          <table:table-cell table:formula="of:=COUNTIF(INDIRECT([.AC$2]&amp;&quot;.F3&quot;):INDIRECT([.AC$2]&amp;&quot;.F1000&quot;);[.$A64])" office:value-type="float" office:value="0">
            <text:p>Err:502</text:p>
          </table:table-cell>
          <table:table-cell table:formula="of:=COUNTIF(INDIRECT([.AD$2]&amp;&quot;.F3&quot;):INDIRECT([.AD$2]&amp;&quot;.F1000&quot;);[.$A64])" office:value-type="float" office:value="0">
            <text:p>Err:502</text:p>
          </table:table-cell>
          <table:table-cell table:formula="of:=COUNTIF(INDIRECT([.AE$2]&amp;&quot;.F3&quot;):INDIRECT([.AE$2]&amp;&quot;.F1000&quot;);[.$A64])" office:value-type="float" office:value="0">
            <text:p>Err:502</text:p>
          </table:table-cell>
          <table:table-cell table:formula="of:=COUNTIF(INDIRECT([.AF$2]&amp;&quot;.F3&quot;):INDIRECT([.AF$2]&amp;&quot;.F1000&quot;);[.$A64])" office:value-type="float" office:value="0">
            <text:p>Err:502</text:p>
          </table:table-cell>
          <table:table-cell table:formula="of:=COUNTIF(INDIRECT([.AG$2]&amp;&quot;.F3&quot;):INDIRECT([.AG$2]&amp;&quot;.F1000&quot;);[.$A64])" office:value-type="float" office:value="0">
            <text:p>Err:502</text:p>
          </table:table-cell>
          <table:table-cell table:formula="of:=COUNTIF(INDIRECT([.AH$2]&amp;&quot;.F3&quot;):INDIRECT([.AH$2]&amp;&quot;.F1000&quot;);[.$A64])" office:value-type="float" office:value="0">
            <text:p>Err:502</text:p>
          </table:table-cell>
          <table:table-cell table:formula="of:=COUNTIF(INDIRECT([.AI$2]&amp;&quot;.F3&quot;):INDIRECT([.AI$2]&amp;&quot;.F1000&quot;);[.$A64])" office:value-type="float" office:value="0">
            <text:p>Err:502</text:p>
          </table:table-cell>
          <table:table-cell table:formula="of:=COUNTIF(INDIRECT([.AJ$2]&amp;&quot;.F3&quot;):INDIRECT([.AJ$2]&amp;&quot;.F1000&quot;);[.$A64])" office:value-type="float" office:value="0">
            <text:p>Err:502</text:p>
          </table:table-cell>
          <table:table-cell table:formula="of:=COUNTIF(INDIRECT([.AK$2]&amp;&quot;.F3&quot;):INDIRECT([.AK$2]&amp;&quot;.F1000&quot;);[.$A64])" office:value-type="float" office:value="0">
            <text:p>Err:502</text:p>
          </table:table-cell>
          <table:table-cell table:formula="of:=COUNTIF(INDIRECT([.AL$2]&amp;&quot;.F3&quot;):INDIRECT([.AL$2]&amp;&quot;.F1000&quot;);[.$A64])" office:value-type="float" office:value="0">
            <text:p>Err:502</text:p>
          </table:table-cell>
          <table:table-cell table:formula="of:=COUNTIF(INDIRECT([.AM$2]&amp;&quot;.F3&quot;):INDIRECT([.AM$2]&amp;&quot;.F1000&quot;);[.$A64])" office:value-type="float" office:value="0">
            <text:p>Err:502</text:p>
          </table:table-cell>
          <table:table-cell table:formula="of:=COUNTIF(INDIRECT([.AN$2]&amp;&quot;.F3&quot;):INDIRECT([.AN$2]&amp;&quot;.F1000&quot;);[.$A64])" office:value-type="float" office:value="0">
            <text:p>Err:502</text:p>
          </table:table-cell>
          <table:table-cell table:formula="of:=COUNTIF(INDIRECT([.AO$2]&amp;&quot;.F3&quot;):INDIRECT([.AO$2]&amp;&quot;.F1000&quot;);[.$A64])" office:value-type="float" office:value="0">
            <text:p>Err:502</text:p>
          </table:table-cell>
          <table:table-cell table:formula="of:=COUNTIF(INDIRECT([.AP$2]&amp;&quot;.F3&quot;):INDIRECT([.AP$2]&amp;&quot;.F1000&quot;);[.$A64])" office:value-type="float" office:value="0">
            <text:p>Err:502</text:p>
          </table:table-cell>
          <table:table-cell table:formula="of:=COUNTIF(INDIRECT([.AQ$2]&amp;&quot;.F3&quot;):INDIRECT([.AQ$2]&amp;&quot;.F1000&quot;);[.$A64])" office:value-type="float" office:value="0">
            <text:p>Err:502</text:p>
          </table:table-cell>
          <table:table-cell table:formula="of:=COUNTIF(INDIRECT([.AR$2]&amp;&quot;.F3&quot;):INDIRECT([.AR$2]&amp;&quot;.F1000&quot;);[.$A64])" office:value-type="float" office:value="0">
            <text:p>Err:502</text:p>
          </table:table-cell>
          <table:table-cell table:formula="of:=COUNTIF(INDIRECT([.AS$2]&amp;&quot;.F3&quot;):INDIRECT([.AS$2]&amp;&quot;.F1000&quot;);[.$A64])" office:value-type="float" office:value="0">
            <text:p>Err:502</text:p>
          </table:table-cell>
          <table:table-cell table:formula="of:=COUNTIF(INDIRECT([.AT$2]&amp;&quot;.F3&quot;):INDIRECT([.AT$2]&amp;&quot;.F1000&quot;);[.$A64])" office:value-type="float" office:value="0">
            <text:p>Err:502</text:p>
          </table:table-cell>
          <table:table-cell table:formula="of:=COUNTIF(INDIRECT([.AU$2]&amp;&quot;.F3&quot;):INDIRECT([.AU$2]&amp;&quot;.F1000&quot;);[.$A64])" office:value-type="float" office:value="0">
            <text:p>Err:502</text:p>
          </table:table-cell>
          <table:table-cell table:formula="of:=COUNTIF(INDIRECT([.AV$2]&amp;&quot;.F3&quot;):INDIRECT([.AV$2]&amp;&quot;.F1000&quot;);[.$A64])" office:value-type="float" office:value="0">
            <text:p>Err:502</text:p>
          </table:table-cell>
          <table:table-cell table:formula="of:=COUNTIF(INDIRECT([.AW$2]&amp;&quot;.F3&quot;):INDIRECT([.AW$2]&amp;&quot;.F1000&quot;);[.$A64])" office:value-type="float" office:value="0">
            <text:p>Err:502</text:p>
          </table:table-cell>
          <table:table-cell table:formula="of:=COUNTIF(INDIRECT([.AX$2]&amp;&quot;.F3&quot;):INDIRECT([.AX$2]&amp;&quot;.F1000&quot;);[.$A64])" office:value-type="float" office:value="0">
            <text:p>Err:502</text:p>
          </table:table-cell>
          <table:table-cell table:formula="of:=COUNTIF(INDIRECT([.AY$2]&amp;&quot;.F3&quot;):INDIRECT([.AY$2]&amp;&quot;.F1000&quot;);[.$A64])" office:value-type="float" office:value="0">
            <text:p>Err:502</text:p>
          </table:table-cell>
          <table:table-cell table:formula="of:=COUNTIF(INDIRECT([.AZ$2]&amp;&quot;.F3&quot;):INDIRECT([.AZ$2]&amp;&quot;.F1000&quot;);[.$A64])" office:value-type="float" office:value="0">
            <text:p>Err:502</text:p>
          </table:table-cell>
          <table:table-cell table:formula="of:=COUNTIF(INDIRECT([.BA$2]&amp;&quot;.F3&quot;):INDIRECT([.BA$2]&amp;&quot;.F1000&quot;);[.$A64])" office:value-type="float" office:value="0">
            <text:p>Err:502</text:p>
          </table:table-cell>
          <table:table-cell table:formula="of:=COUNTIF(INDIRECT([.BB$2]&amp;&quot;.F3&quot;):INDIRECT([.BB$2]&amp;&quot;.F1000&quot;);[.$A64])" office:value-type="float" office:value="0">
            <text:p>Err:502</text:p>
          </table:table-cell>
          <table:table-cell table:formula="of:=COUNTIF(INDIRECT([.BC$2]&amp;&quot;.F3&quot;):INDIRECT([.BC$2]&amp;&quot;.F1000&quot;);[.$A64])" office:value-type="float" office:value="0">
            <text:p>Err:502</text:p>
          </table:table-cell>
          <table:table-cell table:formula="of:=COUNTIF(INDIRECT([.BD$2]&amp;&quot;.F3&quot;):INDIRECT([.BD$2]&amp;&quot;.F1000&quot;);[.$A64])" office:value-type="float" office:value="0">
            <text:p>Err:502</text:p>
          </table:table-cell>
          <table:table-cell table:formula="of:=COUNTIF(INDIRECT([.BE$2]&amp;&quot;.F3&quot;):INDIRECT([.BE$2]&amp;&quot;.F1000&quot;);[.$A64])" office:value-type="float" office:value="0">
            <text:p>Err:502</text:p>
          </table:table-cell>
          <table:table-cell table:formula="of:=COUNTIF(INDIRECT([.BF$2]&amp;&quot;.F3&quot;):INDIRECT([.BF$2]&amp;&quot;.F1000&quot;);[.$A64])" office:value-type="float" office:value="0">
            <text:p>Err:502</text:p>
          </table:table-cell>
          <table:table-cell table:formula="of:=COUNTIF(INDIRECT([.BG$2]&amp;&quot;.F3&quot;):INDIRECT([.BG$2]&amp;&quot;.F1000&quot;);[.$A64])" office:value-type="float" office:value="0">
            <text:p>Err:502</text:p>
          </table:table-cell>
          <table:table-cell table:formula="of:=COUNTIF(INDIRECT([.BH$2]&amp;&quot;.F3&quot;):INDIRECT([.BH$2]&amp;&quot;.F1000&quot;);[.$A64])" office:value-type="float" office:value="0">
            <text:p>Err:502</text:p>
          </table:table-cell>
          <table:table-cell table:formula="of:=COUNTIF(INDIRECT([.BI$2]&amp;&quot;.F3&quot;):INDIRECT([.BI$2]&amp;&quot;.F1000&quot;);[.$A64])" office:value-type="float" office:value="0">
            <text:p>Err:502</text:p>
          </table:table-cell>
          <table:table-cell table:formula="of:=COUNTIF(INDIRECT([.BJ$2]&amp;&quot;.F3&quot;):INDIRECT([.BJ$2]&amp;&quot;.F1000&quot;);[.$A64])" office:value-type="float" office:value="0">
            <text:p>Err:502</text:p>
          </table:table-cell>
          <table:table-cell table:formula="of:=COUNTIF(INDIRECT([.BK$2]&amp;&quot;.F3&quot;):INDIRECT([.BK$2]&amp;&quot;.F1000&quot;);[.$A64])" office:value-type="float" office:value="0">
            <text:p>Err:502</text:p>
          </table:table-cell>
          <table:table-cell table:formula="of:=COUNTIF(INDIRECT([.BL$2]&amp;&quot;.F3&quot;):INDIRECT([.BL$2]&amp;&quot;.F1000&quot;);[.$A64])" office:value-type="float" office:value="0">
            <text:p>Err:502</text:p>
          </table:table-cell>
          <table:table-cell table:formula="of:=COUNTIF(INDIRECT([.BM$2]&amp;&quot;.F3&quot;):INDIRECT([.BM$2]&amp;&quot;.F1000&quot;);[.$A64])" office:value-type="float" office:value="0">
            <text:p>Err:502</text:p>
          </table:table-cell>
          <table:table-cell table:formula="of:=COUNTIF(INDIRECT([.BN$2]&amp;&quot;.F3&quot;):INDIRECT([.BN$2]&amp;&quot;.F1000&quot;);[.$A64])" office:value-type="float" office:value="0">
            <text:p>Err:502</text:p>
          </table:table-cell>
          <table:table-cell table:formula="of:=COUNTIF(INDIRECT([.BO$2]&amp;&quot;.F3&quot;):INDIRECT([.BO$2]&amp;&quot;.F1000&quot;);[.$A64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hipProtectorFour</text:p>
          </table:table-cell>
          <table:table-cell office:value-type="float" office:value="2000">
            <text:p>2000</text:p>
          </table:table-cell>
          <table:table-cell table:formula="of:=SUMIF([.E65:.DZ65];&quot;&gt;0&quot;)" office:value-type="float" office:value="0">
            <text:p>0</text:p>
          </table:table-cell>
          <table:table-cell table:formula="of:=SUM([.B65]*[.C65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5])" office:value-type="float" office:value="0">
            <text:p>0</text:p>
          </table:table-cell>
          <table:table-cell table:formula="of:=COUNTIF(INDIRECT([.F$2]&amp;&quot;.F3&quot;):INDIRECT([.F$2]&amp;&quot;.F1000&quot;);[.$A65])" office:value-type="float" office:value="0">
            <text:p>0</text:p>
          </table:table-cell>
          <table:table-cell table:formula="of:=COUNTIF(INDIRECT([.G$2]&amp;&quot;.F3&quot;):INDIRECT([.G$2]&amp;&quot;.F1000&quot;);[.$A65])" office:value-type="float" office:value="0">
            <text:p>0</text:p>
          </table:table-cell>
          <table:table-cell table:formula="of:=COUNTIF(INDIRECT([.H$2]&amp;&quot;.F3&quot;):INDIRECT([.H$2]&amp;&quot;.F1000&quot;);[.$A65])" office:value-type="float" office:value="0">
            <text:p>0</text:p>
          </table:table-cell>
          <table:table-cell table:formula="of:=COUNTIF(INDIRECT([.I$2]&amp;&quot;.F3&quot;):INDIRECT([.I$2]&amp;&quot;.F1000&quot;);[.$A65])" office:value-type="float" office:value="0">
            <text:p>0</text:p>
          </table:table-cell>
          <table:table-cell table:formula="of:=COUNTIF(INDIRECT([.J$2]&amp;&quot;.F3&quot;):INDIRECT([.J$2]&amp;&quot;.F1000&quot;);[.$A65])" office:value-type="float" office:value="0">
            <text:p>0</text:p>
          </table:table-cell>
          <table:table-cell table:formula="of:=COUNTIF(INDIRECT([.K$2]&amp;&quot;.F3&quot;):INDIRECT([.K$2]&amp;&quot;.F1000&quot;);[.$A65])" office:value-type="float" office:value="0">
            <text:p>0</text:p>
          </table:table-cell>
          <table:table-cell table:formula="of:=COUNTIF(INDIRECT([.L$2]&amp;&quot;.F3&quot;):INDIRECT([.L$2]&amp;&quot;.F1000&quot;);[.$A65])" office:value-type="float" office:value="0">
            <text:p>0</text:p>
          </table:table-cell>
          <table:table-cell table:formula="of:=COUNTIF(INDIRECT([.M$2]&amp;&quot;.F3&quot;):INDIRECT([.M$2]&amp;&quot;.F1000&quot;);[.$A65])" office:value-type="float" office:value="0">
            <text:p>0</text:p>
          </table:table-cell>
          <table:table-cell table:formula="of:=COUNTIF(INDIRECT([.N$2]&amp;&quot;.F3&quot;):INDIRECT([.N$2]&amp;&quot;.F1000&quot;);[.$A65])" office:value-type="float" office:value="0">
            <text:p>0</text:p>
          </table:table-cell>
          <table:table-cell table:formula="of:=COUNTIF(INDIRECT([.O$2]&amp;&quot;.F3&quot;):INDIRECT([.O$2]&amp;&quot;.F1000&quot;);[.$A65])" office:value-type="float" office:value="0">
            <text:p>0</text:p>
          </table:table-cell>
          <table:table-cell table:formula="of:=COUNTIF(INDIRECT([.P$2]&amp;&quot;.F3&quot;):INDIRECT([.P$2]&amp;&quot;.F1000&quot;);[.$A65])" office:value-type="float" office:value="0">
            <text:p>Err:502</text:p>
          </table:table-cell>
          <table:table-cell table:formula="of:=COUNTIF(INDIRECT([.Q$2]&amp;&quot;.F3&quot;):INDIRECT([.Q$2]&amp;&quot;.F1000&quot;);[.$A65])" office:value-type="float" office:value="0">
            <text:p>Err:502</text:p>
          </table:table-cell>
          <table:table-cell table:formula="of:=COUNTIF(INDIRECT([.R$2]&amp;&quot;.F3&quot;):INDIRECT([.R$2]&amp;&quot;.F1000&quot;);[.$A65])" office:value-type="float" office:value="0">
            <text:p>Err:502</text:p>
          </table:table-cell>
          <table:table-cell table:formula="of:=COUNTIF(INDIRECT([.S$2]&amp;&quot;.F3&quot;):INDIRECT([.S$2]&amp;&quot;.F1000&quot;);[.$A65])" office:value-type="float" office:value="0">
            <text:p>Err:502</text:p>
          </table:table-cell>
          <table:table-cell table:formula="of:=COUNTIF(INDIRECT([.T$2]&amp;&quot;.F3&quot;):INDIRECT([.T$2]&amp;&quot;.F1000&quot;);[.$A65])" office:value-type="float" office:value="0">
            <text:p>Err:502</text:p>
          </table:table-cell>
          <table:table-cell table:formula="of:=COUNTIF(INDIRECT([.U$2]&amp;&quot;.F3&quot;):INDIRECT([.U$2]&amp;&quot;.F1000&quot;);[.$A65])" office:value-type="float" office:value="0">
            <text:p>Err:502</text:p>
          </table:table-cell>
          <table:table-cell table:formula="of:=COUNTIF(INDIRECT([.V$2]&amp;&quot;.F3&quot;):INDIRECT([.V$2]&amp;&quot;.F1000&quot;);[.$A65])" office:value-type="float" office:value="0">
            <text:p>Err:502</text:p>
          </table:table-cell>
          <table:table-cell table:formula="of:=COUNTIF(INDIRECT([.W$2]&amp;&quot;.F3&quot;):INDIRECT([.W$2]&amp;&quot;.F1000&quot;);[.$A65])" office:value-type="float" office:value="0">
            <text:p>Err:502</text:p>
          </table:table-cell>
          <table:table-cell table:formula="of:=COUNTIF(INDIRECT([.X$2]&amp;&quot;.F3&quot;):INDIRECT([.X$2]&amp;&quot;.F1000&quot;);[.$A65])" office:value-type="float" office:value="0">
            <text:p>Err:502</text:p>
          </table:table-cell>
          <table:table-cell table:formula="of:=COUNTIF(INDIRECT([.Y$2]&amp;&quot;.F3&quot;):INDIRECT([.Y$2]&amp;&quot;.F1000&quot;);[.$A65])" office:value-type="float" office:value="0">
            <text:p>Err:502</text:p>
          </table:table-cell>
          <table:table-cell table:formula="of:=COUNTIF(INDIRECT([.Z$2]&amp;&quot;.F3&quot;):INDIRECT([.Z$2]&amp;&quot;.F1000&quot;);[.$A65])" office:value-type="float" office:value="0">
            <text:p>Err:502</text:p>
          </table:table-cell>
          <table:table-cell table:formula="of:=COUNTIF(INDIRECT([.AA$2]&amp;&quot;.F3&quot;):INDIRECT([.AA$2]&amp;&quot;.F1000&quot;);[.$A65])" office:value-type="float" office:value="0">
            <text:p>Err:502</text:p>
          </table:table-cell>
          <table:table-cell table:formula="of:=COUNTIF(INDIRECT([.AB$2]&amp;&quot;.F3&quot;):INDIRECT([.AB$2]&amp;&quot;.F1000&quot;);[.$A65])" office:value-type="float" office:value="0">
            <text:p>Err:502</text:p>
          </table:table-cell>
          <table:table-cell table:formula="of:=COUNTIF(INDIRECT([.AC$2]&amp;&quot;.F3&quot;):INDIRECT([.AC$2]&amp;&quot;.F1000&quot;);[.$A65])" office:value-type="float" office:value="0">
            <text:p>Err:502</text:p>
          </table:table-cell>
          <table:table-cell table:formula="of:=COUNTIF(INDIRECT([.AD$2]&amp;&quot;.F3&quot;):INDIRECT([.AD$2]&amp;&quot;.F1000&quot;);[.$A65])" office:value-type="float" office:value="0">
            <text:p>Err:502</text:p>
          </table:table-cell>
          <table:table-cell table:formula="of:=COUNTIF(INDIRECT([.AE$2]&amp;&quot;.F3&quot;):INDIRECT([.AE$2]&amp;&quot;.F1000&quot;);[.$A65])" office:value-type="float" office:value="0">
            <text:p>Err:502</text:p>
          </table:table-cell>
          <table:table-cell table:formula="of:=COUNTIF(INDIRECT([.AF$2]&amp;&quot;.F3&quot;):INDIRECT([.AF$2]&amp;&quot;.F1000&quot;);[.$A65])" office:value-type="float" office:value="0">
            <text:p>Err:502</text:p>
          </table:table-cell>
          <table:table-cell table:formula="of:=COUNTIF(INDIRECT([.AG$2]&amp;&quot;.F3&quot;):INDIRECT([.AG$2]&amp;&quot;.F1000&quot;);[.$A65])" office:value-type="float" office:value="0">
            <text:p>Err:502</text:p>
          </table:table-cell>
          <table:table-cell table:formula="of:=COUNTIF(INDIRECT([.AH$2]&amp;&quot;.F3&quot;):INDIRECT([.AH$2]&amp;&quot;.F1000&quot;);[.$A65])" office:value-type="float" office:value="0">
            <text:p>Err:502</text:p>
          </table:table-cell>
          <table:table-cell table:formula="of:=COUNTIF(INDIRECT([.AI$2]&amp;&quot;.F3&quot;):INDIRECT([.AI$2]&amp;&quot;.F1000&quot;);[.$A65])" office:value-type="float" office:value="0">
            <text:p>Err:502</text:p>
          </table:table-cell>
          <table:table-cell table:formula="of:=COUNTIF(INDIRECT([.AJ$2]&amp;&quot;.F3&quot;):INDIRECT([.AJ$2]&amp;&quot;.F1000&quot;);[.$A65])" office:value-type="float" office:value="0">
            <text:p>Err:502</text:p>
          </table:table-cell>
          <table:table-cell table:formula="of:=COUNTIF(INDIRECT([.AK$2]&amp;&quot;.F3&quot;):INDIRECT([.AK$2]&amp;&quot;.F1000&quot;);[.$A65])" office:value-type="float" office:value="0">
            <text:p>Err:502</text:p>
          </table:table-cell>
          <table:table-cell table:formula="of:=COUNTIF(INDIRECT([.AL$2]&amp;&quot;.F3&quot;):INDIRECT([.AL$2]&amp;&quot;.F1000&quot;);[.$A65])" office:value-type="float" office:value="0">
            <text:p>Err:502</text:p>
          </table:table-cell>
          <table:table-cell table:formula="of:=COUNTIF(INDIRECT([.AM$2]&amp;&quot;.F3&quot;):INDIRECT([.AM$2]&amp;&quot;.F1000&quot;);[.$A65])" office:value-type="float" office:value="0">
            <text:p>Err:502</text:p>
          </table:table-cell>
          <table:table-cell table:formula="of:=COUNTIF(INDIRECT([.AN$2]&amp;&quot;.F3&quot;):INDIRECT([.AN$2]&amp;&quot;.F1000&quot;);[.$A65])" office:value-type="float" office:value="0">
            <text:p>Err:502</text:p>
          </table:table-cell>
          <table:table-cell table:formula="of:=COUNTIF(INDIRECT([.AO$2]&amp;&quot;.F3&quot;):INDIRECT([.AO$2]&amp;&quot;.F1000&quot;);[.$A65])" office:value-type="float" office:value="0">
            <text:p>Err:502</text:p>
          </table:table-cell>
          <table:table-cell table:formula="of:=COUNTIF(INDIRECT([.AP$2]&amp;&quot;.F3&quot;):INDIRECT([.AP$2]&amp;&quot;.F1000&quot;);[.$A65])" office:value-type="float" office:value="0">
            <text:p>Err:502</text:p>
          </table:table-cell>
          <table:table-cell table:formula="of:=COUNTIF(INDIRECT([.AQ$2]&amp;&quot;.F3&quot;):INDIRECT([.AQ$2]&amp;&quot;.F1000&quot;);[.$A65])" office:value-type="float" office:value="0">
            <text:p>Err:502</text:p>
          </table:table-cell>
          <table:table-cell table:formula="of:=COUNTIF(INDIRECT([.AR$2]&amp;&quot;.F3&quot;):INDIRECT([.AR$2]&amp;&quot;.F1000&quot;);[.$A65])" office:value-type="float" office:value="0">
            <text:p>Err:502</text:p>
          </table:table-cell>
          <table:table-cell table:formula="of:=COUNTIF(INDIRECT([.AS$2]&amp;&quot;.F3&quot;):INDIRECT([.AS$2]&amp;&quot;.F1000&quot;);[.$A65])" office:value-type="float" office:value="0">
            <text:p>Err:502</text:p>
          </table:table-cell>
          <table:table-cell table:formula="of:=COUNTIF(INDIRECT([.AT$2]&amp;&quot;.F3&quot;):INDIRECT([.AT$2]&amp;&quot;.F1000&quot;);[.$A65])" office:value-type="float" office:value="0">
            <text:p>Err:502</text:p>
          </table:table-cell>
          <table:table-cell table:formula="of:=COUNTIF(INDIRECT([.AU$2]&amp;&quot;.F3&quot;):INDIRECT([.AU$2]&amp;&quot;.F1000&quot;);[.$A65])" office:value-type="float" office:value="0">
            <text:p>Err:502</text:p>
          </table:table-cell>
          <table:table-cell table:formula="of:=COUNTIF(INDIRECT([.AV$2]&amp;&quot;.F3&quot;):INDIRECT([.AV$2]&amp;&quot;.F1000&quot;);[.$A65])" office:value-type="float" office:value="0">
            <text:p>Err:502</text:p>
          </table:table-cell>
          <table:table-cell table:formula="of:=COUNTIF(INDIRECT([.AW$2]&amp;&quot;.F3&quot;):INDIRECT([.AW$2]&amp;&quot;.F1000&quot;);[.$A65])" office:value-type="float" office:value="0">
            <text:p>Err:502</text:p>
          </table:table-cell>
          <table:table-cell table:formula="of:=COUNTIF(INDIRECT([.AX$2]&amp;&quot;.F3&quot;):INDIRECT([.AX$2]&amp;&quot;.F1000&quot;);[.$A65])" office:value-type="float" office:value="0">
            <text:p>Err:502</text:p>
          </table:table-cell>
          <table:table-cell table:formula="of:=COUNTIF(INDIRECT([.AY$2]&amp;&quot;.F3&quot;):INDIRECT([.AY$2]&amp;&quot;.F1000&quot;);[.$A65])" office:value-type="float" office:value="0">
            <text:p>Err:502</text:p>
          </table:table-cell>
          <table:table-cell table:formula="of:=COUNTIF(INDIRECT([.AZ$2]&amp;&quot;.F3&quot;):INDIRECT([.AZ$2]&amp;&quot;.F1000&quot;);[.$A65])" office:value-type="float" office:value="0">
            <text:p>Err:502</text:p>
          </table:table-cell>
          <table:table-cell table:formula="of:=COUNTIF(INDIRECT([.BA$2]&amp;&quot;.F3&quot;):INDIRECT([.BA$2]&amp;&quot;.F1000&quot;);[.$A65])" office:value-type="float" office:value="0">
            <text:p>Err:502</text:p>
          </table:table-cell>
          <table:table-cell table:formula="of:=COUNTIF(INDIRECT([.BB$2]&amp;&quot;.F3&quot;):INDIRECT([.BB$2]&amp;&quot;.F1000&quot;);[.$A65])" office:value-type="float" office:value="0">
            <text:p>Err:502</text:p>
          </table:table-cell>
          <table:table-cell table:formula="of:=COUNTIF(INDIRECT([.BC$2]&amp;&quot;.F3&quot;):INDIRECT([.BC$2]&amp;&quot;.F1000&quot;);[.$A65])" office:value-type="float" office:value="0">
            <text:p>Err:502</text:p>
          </table:table-cell>
          <table:table-cell table:formula="of:=COUNTIF(INDIRECT([.BD$2]&amp;&quot;.F3&quot;):INDIRECT([.BD$2]&amp;&quot;.F1000&quot;);[.$A65])" office:value-type="float" office:value="0">
            <text:p>Err:502</text:p>
          </table:table-cell>
          <table:table-cell table:formula="of:=COUNTIF(INDIRECT([.BE$2]&amp;&quot;.F3&quot;):INDIRECT([.BE$2]&amp;&quot;.F1000&quot;);[.$A65])" office:value-type="float" office:value="0">
            <text:p>Err:502</text:p>
          </table:table-cell>
          <table:table-cell table:formula="of:=COUNTIF(INDIRECT([.BF$2]&amp;&quot;.F3&quot;):INDIRECT([.BF$2]&amp;&quot;.F1000&quot;);[.$A65])" office:value-type="float" office:value="0">
            <text:p>Err:502</text:p>
          </table:table-cell>
          <table:table-cell table:formula="of:=COUNTIF(INDIRECT([.BG$2]&amp;&quot;.F3&quot;):INDIRECT([.BG$2]&amp;&quot;.F1000&quot;);[.$A65])" office:value-type="float" office:value="0">
            <text:p>Err:502</text:p>
          </table:table-cell>
          <table:table-cell table:formula="of:=COUNTIF(INDIRECT([.BH$2]&amp;&quot;.F3&quot;):INDIRECT([.BH$2]&amp;&quot;.F1000&quot;);[.$A65])" office:value-type="float" office:value="0">
            <text:p>Err:502</text:p>
          </table:table-cell>
          <table:table-cell table:formula="of:=COUNTIF(INDIRECT([.BI$2]&amp;&quot;.F3&quot;):INDIRECT([.BI$2]&amp;&quot;.F1000&quot;);[.$A65])" office:value-type="float" office:value="0">
            <text:p>Err:502</text:p>
          </table:table-cell>
          <table:table-cell table:formula="of:=COUNTIF(INDIRECT([.BJ$2]&amp;&quot;.F3&quot;):INDIRECT([.BJ$2]&amp;&quot;.F1000&quot;);[.$A65])" office:value-type="float" office:value="0">
            <text:p>Err:502</text:p>
          </table:table-cell>
          <table:table-cell table:formula="of:=COUNTIF(INDIRECT([.BK$2]&amp;&quot;.F3&quot;):INDIRECT([.BK$2]&amp;&quot;.F1000&quot;);[.$A65])" office:value-type="float" office:value="0">
            <text:p>Err:502</text:p>
          </table:table-cell>
          <table:table-cell table:formula="of:=COUNTIF(INDIRECT([.BL$2]&amp;&quot;.F3&quot;):INDIRECT([.BL$2]&amp;&quot;.F1000&quot;);[.$A65])" office:value-type="float" office:value="0">
            <text:p>Err:502</text:p>
          </table:table-cell>
          <table:table-cell table:formula="of:=COUNTIF(INDIRECT([.BM$2]&amp;&quot;.F3&quot;):INDIRECT([.BM$2]&amp;&quot;.F1000&quot;);[.$A65])" office:value-type="float" office:value="0">
            <text:p>Err:502</text:p>
          </table:table-cell>
          <table:table-cell table:formula="of:=COUNTIF(INDIRECT([.BN$2]&amp;&quot;.F3&quot;):INDIRECT([.BN$2]&amp;&quot;.F1000&quot;);[.$A65])" office:value-type="float" office:value="0">
            <text:p>Err:502</text:p>
          </table:table-cell>
          <table:table-cell table:formula="of:=COUNTIF(INDIRECT([.BO$2]&amp;&quot;.F3&quot;):INDIRECT([.BO$2]&amp;&quot;.F1000&quot;);[.$A65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BeamCondenser</text:p>
          </table:table-cell>
          <table:table-cell office:value-type="float" office:value="100">
            <text:p>100</text:p>
          </table:table-cell>
          <table:table-cell table:formula="of:=SUMIF([.E66:.DZ66];&quot;&gt;0&quot;)" office:value-type="float" office:value="0">
            <text:p>0</text:p>
          </table:table-cell>
          <table:table-cell table:formula="of:=SUM([.B66]*[.C66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6])" office:value-type="float" office:value="0">
            <text:p>0</text:p>
          </table:table-cell>
          <table:table-cell table:formula="of:=COUNTIF(INDIRECT([.F$2]&amp;&quot;.F3&quot;):INDIRECT([.F$2]&amp;&quot;.F1000&quot;);[.$A66])" office:value-type="float" office:value="0">
            <text:p>0</text:p>
          </table:table-cell>
          <table:table-cell table:formula="of:=COUNTIF(INDIRECT([.G$2]&amp;&quot;.F3&quot;):INDIRECT([.G$2]&amp;&quot;.F1000&quot;);[.$A66])" office:value-type="float" office:value="0">
            <text:p>0</text:p>
          </table:table-cell>
          <table:table-cell table:formula="of:=COUNTIF(INDIRECT([.H$2]&amp;&quot;.F3&quot;):INDIRECT([.H$2]&amp;&quot;.F1000&quot;);[.$A66])" office:value-type="float" office:value="0">
            <text:p>0</text:p>
          </table:table-cell>
          <table:table-cell table:formula="of:=COUNTIF(INDIRECT([.I$2]&amp;&quot;.F3&quot;):INDIRECT([.I$2]&amp;&quot;.F1000&quot;);[.$A66])" office:value-type="float" office:value="0">
            <text:p>0</text:p>
          </table:table-cell>
          <table:table-cell table:formula="of:=COUNTIF(INDIRECT([.J$2]&amp;&quot;.F3&quot;):INDIRECT([.J$2]&amp;&quot;.F1000&quot;);[.$A66])" office:value-type="float" office:value="0">
            <text:p>0</text:p>
          </table:table-cell>
          <table:table-cell table:formula="of:=COUNTIF(INDIRECT([.K$2]&amp;&quot;.F3&quot;):INDIRECT([.K$2]&amp;&quot;.F1000&quot;);[.$A66])" office:value-type="float" office:value="0">
            <text:p>0</text:p>
          </table:table-cell>
          <table:table-cell table:formula="of:=COUNTIF(INDIRECT([.L$2]&amp;&quot;.F3&quot;):INDIRECT([.L$2]&amp;&quot;.F1000&quot;);[.$A66])" office:value-type="float" office:value="0">
            <text:p>0</text:p>
          </table:table-cell>
          <table:table-cell table:formula="of:=COUNTIF(INDIRECT([.M$2]&amp;&quot;.F3&quot;):INDIRECT([.M$2]&amp;&quot;.F1000&quot;);[.$A66])" office:value-type="float" office:value="0">
            <text:p>0</text:p>
          </table:table-cell>
          <table:table-cell table:formula="of:=COUNTIF(INDIRECT([.N$2]&amp;&quot;.F3&quot;):INDIRECT([.N$2]&amp;&quot;.F1000&quot;);[.$A66])" office:value-type="float" office:value="0">
            <text:p>0</text:p>
          </table:table-cell>
          <table:table-cell table:formula="of:=COUNTIF(INDIRECT([.O$2]&amp;&quot;.F3&quot;):INDIRECT([.O$2]&amp;&quot;.F1000&quot;);[.$A66])" office:value-type="float" office:value="0">
            <text:p>0</text:p>
          </table:table-cell>
          <table:table-cell table:formula="of:=COUNTIF(INDIRECT([.P$2]&amp;&quot;.F3&quot;):INDIRECT([.P$2]&amp;&quot;.F1000&quot;);[.$A66])" office:value-type="float" office:value="0">
            <text:p>Err:502</text:p>
          </table:table-cell>
          <table:table-cell table:formula="of:=COUNTIF(INDIRECT([.Q$2]&amp;&quot;.F3&quot;):INDIRECT([.Q$2]&amp;&quot;.F1000&quot;);[.$A66])" office:value-type="float" office:value="0">
            <text:p>Err:502</text:p>
          </table:table-cell>
          <table:table-cell table:formula="of:=COUNTIF(INDIRECT([.R$2]&amp;&quot;.F3&quot;):INDIRECT([.R$2]&amp;&quot;.F1000&quot;);[.$A66])" office:value-type="float" office:value="0">
            <text:p>Err:502</text:p>
          </table:table-cell>
          <table:table-cell table:formula="of:=COUNTIF(INDIRECT([.S$2]&amp;&quot;.F3&quot;):INDIRECT([.S$2]&amp;&quot;.F1000&quot;);[.$A66])" office:value-type="float" office:value="0">
            <text:p>Err:502</text:p>
          </table:table-cell>
          <table:table-cell table:formula="of:=COUNTIF(INDIRECT([.T$2]&amp;&quot;.F3&quot;):INDIRECT([.T$2]&amp;&quot;.F1000&quot;);[.$A66])" office:value-type="float" office:value="0">
            <text:p>Err:502</text:p>
          </table:table-cell>
          <table:table-cell table:formula="of:=COUNTIF(INDIRECT([.U$2]&amp;&quot;.F3&quot;):INDIRECT([.U$2]&amp;&quot;.F1000&quot;);[.$A66])" office:value-type="float" office:value="0">
            <text:p>Err:502</text:p>
          </table:table-cell>
          <table:table-cell table:formula="of:=COUNTIF(INDIRECT([.V$2]&amp;&quot;.F3&quot;):INDIRECT([.V$2]&amp;&quot;.F1000&quot;);[.$A66])" office:value-type="float" office:value="0">
            <text:p>Err:502</text:p>
          </table:table-cell>
          <table:table-cell table:formula="of:=COUNTIF(INDIRECT([.W$2]&amp;&quot;.F3&quot;):INDIRECT([.W$2]&amp;&quot;.F1000&quot;);[.$A66])" office:value-type="float" office:value="0">
            <text:p>Err:502</text:p>
          </table:table-cell>
          <table:table-cell table:formula="of:=COUNTIF(INDIRECT([.X$2]&amp;&quot;.F3&quot;):INDIRECT([.X$2]&amp;&quot;.F1000&quot;);[.$A66])" office:value-type="float" office:value="0">
            <text:p>Err:502</text:p>
          </table:table-cell>
          <table:table-cell table:formula="of:=COUNTIF(INDIRECT([.Y$2]&amp;&quot;.F3&quot;):INDIRECT([.Y$2]&amp;&quot;.F1000&quot;);[.$A66])" office:value-type="float" office:value="0">
            <text:p>Err:502</text:p>
          </table:table-cell>
          <table:table-cell table:formula="of:=COUNTIF(INDIRECT([.Z$2]&amp;&quot;.F3&quot;):INDIRECT([.Z$2]&amp;&quot;.F1000&quot;);[.$A66])" office:value-type="float" office:value="0">
            <text:p>Err:502</text:p>
          </table:table-cell>
          <table:table-cell table:formula="of:=COUNTIF(INDIRECT([.AA$2]&amp;&quot;.F3&quot;):INDIRECT([.AA$2]&amp;&quot;.F1000&quot;);[.$A66])" office:value-type="float" office:value="0">
            <text:p>Err:502</text:p>
          </table:table-cell>
          <table:table-cell table:formula="of:=COUNTIF(INDIRECT([.AB$2]&amp;&quot;.F3&quot;):INDIRECT([.AB$2]&amp;&quot;.F1000&quot;);[.$A66])" office:value-type="float" office:value="0">
            <text:p>Err:502</text:p>
          </table:table-cell>
          <table:table-cell table:formula="of:=COUNTIF(INDIRECT([.AC$2]&amp;&quot;.F3&quot;):INDIRECT([.AC$2]&amp;&quot;.F1000&quot;);[.$A66])" office:value-type="float" office:value="0">
            <text:p>Err:502</text:p>
          </table:table-cell>
          <table:table-cell table:formula="of:=COUNTIF(INDIRECT([.AD$2]&amp;&quot;.F3&quot;):INDIRECT([.AD$2]&amp;&quot;.F1000&quot;);[.$A66])" office:value-type="float" office:value="0">
            <text:p>Err:502</text:p>
          </table:table-cell>
          <table:table-cell table:formula="of:=COUNTIF(INDIRECT([.AE$2]&amp;&quot;.F3&quot;):INDIRECT([.AE$2]&amp;&quot;.F1000&quot;);[.$A66])" office:value-type="float" office:value="0">
            <text:p>Err:502</text:p>
          </table:table-cell>
          <table:table-cell table:formula="of:=COUNTIF(INDIRECT([.AF$2]&amp;&quot;.F3&quot;):INDIRECT([.AF$2]&amp;&quot;.F1000&quot;);[.$A66])" office:value-type="float" office:value="0">
            <text:p>Err:502</text:p>
          </table:table-cell>
          <table:table-cell table:formula="of:=COUNTIF(INDIRECT([.AG$2]&amp;&quot;.F3&quot;):INDIRECT([.AG$2]&amp;&quot;.F1000&quot;);[.$A66])" office:value-type="float" office:value="0">
            <text:p>Err:502</text:p>
          </table:table-cell>
          <table:table-cell table:formula="of:=COUNTIF(INDIRECT([.AH$2]&amp;&quot;.F3&quot;):INDIRECT([.AH$2]&amp;&quot;.F1000&quot;);[.$A66])" office:value-type="float" office:value="0">
            <text:p>Err:502</text:p>
          </table:table-cell>
          <table:table-cell table:formula="of:=COUNTIF(INDIRECT([.AI$2]&amp;&quot;.F3&quot;):INDIRECT([.AI$2]&amp;&quot;.F1000&quot;);[.$A66])" office:value-type="float" office:value="0">
            <text:p>Err:502</text:p>
          </table:table-cell>
          <table:table-cell table:formula="of:=COUNTIF(INDIRECT([.AJ$2]&amp;&quot;.F3&quot;):INDIRECT([.AJ$2]&amp;&quot;.F1000&quot;);[.$A66])" office:value-type="float" office:value="0">
            <text:p>Err:502</text:p>
          </table:table-cell>
          <table:table-cell table:formula="of:=COUNTIF(INDIRECT([.AK$2]&amp;&quot;.F3&quot;):INDIRECT([.AK$2]&amp;&quot;.F1000&quot;);[.$A66])" office:value-type="float" office:value="0">
            <text:p>Err:502</text:p>
          </table:table-cell>
          <table:table-cell table:formula="of:=COUNTIF(INDIRECT([.AL$2]&amp;&quot;.F3&quot;):INDIRECT([.AL$2]&amp;&quot;.F1000&quot;);[.$A66])" office:value-type="float" office:value="0">
            <text:p>Err:502</text:p>
          </table:table-cell>
          <table:table-cell table:formula="of:=COUNTIF(INDIRECT([.AM$2]&amp;&quot;.F3&quot;):INDIRECT([.AM$2]&amp;&quot;.F1000&quot;);[.$A66])" office:value-type="float" office:value="0">
            <text:p>Err:502</text:p>
          </table:table-cell>
          <table:table-cell table:formula="of:=COUNTIF(INDIRECT([.AN$2]&amp;&quot;.F3&quot;):INDIRECT([.AN$2]&amp;&quot;.F1000&quot;);[.$A66])" office:value-type="float" office:value="0">
            <text:p>Err:502</text:p>
          </table:table-cell>
          <table:table-cell table:formula="of:=COUNTIF(INDIRECT([.AO$2]&amp;&quot;.F3&quot;):INDIRECT([.AO$2]&amp;&quot;.F1000&quot;);[.$A66])" office:value-type="float" office:value="0">
            <text:p>Err:502</text:p>
          </table:table-cell>
          <table:table-cell table:formula="of:=COUNTIF(INDIRECT([.AP$2]&amp;&quot;.F3&quot;):INDIRECT([.AP$2]&amp;&quot;.F1000&quot;);[.$A66])" office:value-type="float" office:value="0">
            <text:p>Err:502</text:p>
          </table:table-cell>
          <table:table-cell table:formula="of:=COUNTIF(INDIRECT([.AQ$2]&amp;&quot;.F3&quot;):INDIRECT([.AQ$2]&amp;&quot;.F1000&quot;);[.$A66])" office:value-type="float" office:value="0">
            <text:p>Err:502</text:p>
          </table:table-cell>
          <table:table-cell table:formula="of:=COUNTIF(INDIRECT([.AR$2]&amp;&quot;.F3&quot;):INDIRECT([.AR$2]&amp;&quot;.F1000&quot;);[.$A66])" office:value-type="float" office:value="0">
            <text:p>Err:502</text:p>
          </table:table-cell>
          <table:table-cell table:formula="of:=COUNTIF(INDIRECT([.AS$2]&amp;&quot;.F3&quot;):INDIRECT([.AS$2]&amp;&quot;.F1000&quot;);[.$A66])" office:value-type="float" office:value="0">
            <text:p>Err:502</text:p>
          </table:table-cell>
          <table:table-cell table:formula="of:=COUNTIF(INDIRECT([.AT$2]&amp;&quot;.F3&quot;):INDIRECT([.AT$2]&amp;&quot;.F1000&quot;);[.$A66])" office:value-type="float" office:value="0">
            <text:p>Err:502</text:p>
          </table:table-cell>
          <table:table-cell table:formula="of:=COUNTIF(INDIRECT([.AU$2]&amp;&quot;.F3&quot;):INDIRECT([.AU$2]&amp;&quot;.F1000&quot;);[.$A66])" office:value-type="float" office:value="0">
            <text:p>Err:502</text:p>
          </table:table-cell>
          <table:table-cell table:formula="of:=COUNTIF(INDIRECT([.AV$2]&amp;&quot;.F3&quot;):INDIRECT([.AV$2]&amp;&quot;.F1000&quot;);[.$A66])" office:value-type="float" office:value="0">
            <text:p>Err:502</text:p>
          </table:table-cell>
          <table:table-cell table:formula="of:=COUNTIF(INDIRECT([.AW$2]&amp;&quot;.F3&quot;):INDIRECT([.AW$2]&amp;&quot;.F1000&quot;);[.$A66])" office:value-type="float" office:value="0">
            <text:p>Err:502</text:p>
          </table:table-cell>
          <table:table-cell table:formula="of:=COUNTIF(INDIRECT([.AX$2]&amp;&quot;.F3&quot;):INDIRECT([.AX$2]&amp;&quot;.F1000&quot;);[.$A66])" office:value-type="float" office:value="0">
            <text:p>Err:502</text:p>
          </table:table-cell>
          <table:table-cell table:formula="of:=COUNTIF(INDIRECT([.AY$2]&amp;&quot;.F3&quot;):INDIRECT([.AY$2]&amp;&quot;.F1000&quot;);[.$A66])" office:value-type="float" office:value="0">
            <text:p>Err:502</text:p>
          </table:table-cell>
          <table:table-cell table:formula="of:=COUNTIF(INDIRECT([.AZ$2]&amp;&quot;.F3&quot;):INDIRECT([.AZ$2]&amp;&quot;.F1000&quot;);[.$A66])" office:value-type="float" office:value="0">
            <text:p>Err:502</text:p>
          </table:table-cell>
          <table:table-cell table:formula="of:=COUNTIF(INDIRECT([.BA$2]&amp;&quot;.F3&quot;):INDIRECT([.BA$2]&amp;&quot;.F1000&quot;);[.$A66])" office:value-type="float" office:value="0">
            <text:p>Err:502</text:p>
          </table:table-cell>
          <table:table-cell table:formula="of:=COUNTIF(INDIRECT([.BB$2]&amp;&quot;.F3&quot;):INDIRECT([.BB$2]&amp;&quot;.F1000&quot;);[.$A66])" office:value-type="float" office:value="0">
            <text:p>Err:502</text:p>
          </table:table-cell>
          <table:table-cell table:formula="of:=COUNTIF(INDIRECT([.BC$2]&amp;&quot;.F3&quot;):INDIRECT([.BC$2]&amp;&quot;.F1000&quot;);[.$A66])" office:value-type="float" office:value="0">
            <text:p>Err:502</text:p>
          </table:table-cell>
          <table:table-cell table:formula="of:=COUNTIF(INDIRECT([.BD$2]&amp;&quot;.F3&quot;):INDIRECT([.BD$2]&amp;&quot;.F1000&quot;);[.$A66])" office:value-type="float" office:value="0">
            <text:p>Err:502</text:p>
          </table:table-cell>
          <table:table-cell table:formula="of:=COUNTIF(INDIRECT([.BE$2]&amp;&quot;.F3&quot;):INDIRECT([.BE$2]&amp;&quot;.F1000&quot;);[.$A66])" office:value-type="float" office:value="0">
            <text:p>Err:502</text:p>
          </table:table-cell>
          <table:table-cell table:formula="of:=COUNTIF(INDIRECT([.BF$2]&amp;&quot;.F3&quot;):INDIRECT([.BF$2]&amp;&quot;.F1000&quot;);[.$A66])" office:value-type="float" office:value="0">
            <text:p>Err:502</text:p>
          </table:table-cell>
          <table:table-cell table:formula="of:=COUNTIF(INDIRECT([.BG$2]&amp;&quot;.F3&quot;):INDIRECT([.BG$2]&amp;&quot;.F1000&quot;);[.$A66])" office:value-type="float" office:value="0">
            <text:p>Err:502</text:p>
          </table:table-cell>
          <table:table-cell table:formula="of:=COUNTIF(INDIRECT([.BH$2]&amp;&quot;.F3&quot;):INDIRECT([.BH$2]&amp;&quot;.F1000&quot;);[.$A66])" office:value-type="float" office:value="0">
            <text:p>Err:502</text:p>
          </table:table-cell>
          <table:table-cell table:formula="of:=COUNTIF(INDIRECT([.BI$2]&amp;&quot;.F3&quot;):INDIRECT([.BI$2]&amp;&quot;.F1000&quot;);[.$A66])" office:value-type="float" office:value="0">
            <text:p>Err:502</text:p>
          </table:table-cell>
          <table:table-cell table:formula="of:=COUNTIF(INDIRECT([.BJ$2]&amp;&quot;.F3&quot;):INDIRECT([.BJ$2]&amp;&quot;.F1000&quot;);[.$A66])" office:value-type="float" office:value="0">
            <text:p>Err:502</text:p>
          </table:table-cell>
          <table:table-cell table:formula="of:=COUNTIF(INDIRECT([.BK$2]&amp;&quot;.F3&quot;):INDIRECT([.BK$2]&amp;&quot;.F1000&quot;);[.$A66])" office:value-type="float" office:value="0">
            <text:p>Err:502</text:p>
          </table:table-cell>
          <table:table-cell table:formula="of:=COUNTIF(INDIRECT([.BL$2]&amp;&quot;.F3&quot;):INDIRECT([.BL$2]&amp;&quot;.F1000&quot;);[.$A66])" office:value-type="float" office:value="0">
            <text:p>Err:502</text:p>
          </table:table-cell>
          <table:table-cell table:formula="of:=COUNTIF(INDIRECT([.BM$2]&amp;&quot;.F3&quot;):INDIRECT([.BM$2]&amp;&quot;.F1000&quot;);[.$A66])" office:value-type="float" office:value="0">
            <text:p>Err:502</text:p>
          </table:table-cell>
          <table:table-cell table:formula="of:=COUNTIF(INDIRECT([.BN$2]&amp;&quot;.F3&quot;):INDIRECT([.BN$2]&amp;&quot;.F1000&quot;);[.$A66])" office:value-type="float" office:value="0">
            <text:p>Err:502</text:p>
          </table:table-cell>
          <table:table-cell table:formula="of:=COUNTIF(INDIRECT([.BO$2]&amp;&quot;.F3&quot;):INDIRECT([.BO$2]&amp;&quot;.F1000&quot;);[.$A66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BeamCooler</text:p>
          </table:table-cell>
          <table:table-cell office:value-type="float" office:value="100">
            <text:p>100</text:p>
          </table:table-cell>
          <table:table-cell table:formula="of:=SUMIF([.E67:.DZ67];&quot;&gt;0&quot;)" office:value-type="float" office:value="0">
            <text:p>0</text:p>
          </table:table-cell>
          <table:table-cell table:formula="of:=SUM([.B67]*[.C67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7])" office:value-type="float" office:value="0">
            <text:p>0</text:p>
          </table:table-cell>
          <table:table-cell table:formula="of:=COUNTIF(INDIRECT([.F$2]&amp;&quot;.F3&quot;):INDIRECT([.F$2]&amp;&quot;.F1000&quot;);[.$A67])" office:value-type="float" office:value="0">
            <text:p>0</text:p>
          </table:table-cell>
          <table:table-cell table:formula="of:=COUNTIF(INDIRECT([.G$2]&amp;&quot;.F3&quot;):INDIRECT([.G$2]&amp;&quot;.F1000&quot;);[.$A67])" office:value-type="float" office:value="0">
            <text:p>0</text:p>
          </table:table-cell>
          <table:table-cell table:formula="of:=COUNTIF(INDIRECT([.H$2]&amp;&quot;.F3&quot;):INDIRECT([.H$2]&amp;&quot;.F1000&quot;);[.$A67])" office:value-type="float" office:value="0">
            <text:p>0</text:p>
          </table:table-cell>
          <table:table-cell table:formula="of:=COUNTIF(INDIRECT([.I$2]&amp;&quot;.F3&quot;):INDIRECT([.I$2]&amp;&quot;.F1000&quot;);[.$A67])" office:value-type="float" office:value="0">
            <text:p>0</text:p>
          </table:table-cell>
          <table:table-cell table:formula="of:=COUNTIF(INDIRECT([.J$2]&amp;&quot;.F3&quot;):INDIRECT([.J$2]&amp;&quot;.F1000&quot;);[.$A67])" office:value-type="float" office:value="0">
            <text:p>0</text:p>
          </table:table-cell>
          <table:table-cell table:formula="of:=COUNTIF(INDIRECT([.K$2]&amp;&quot;.F3&quot;):INDIRECT([.K$2]&amp;&quot;.F1000&quot;);[.$A67])" office:value-type="float" office:value="0">
            <text:p>0</text:p>
          </table:table-cell>
          <table:table-cell table:formula="of:=COUNTIF(INDIRECT([.L$2]&amp;&quot;.F3&quot;):INDIRECT([.L$2]&amp;&quot;.F1000&quot;);[.$A67])" office:value-type="float" office:value="0">
            <text:p>0</text:p>
          </table:table-cell>
          <table:table-cell table:formula="of:=COUNTIF(INDIRECT([.M$2]&amp;&quot;.F3&quot;):INDIRECT([.M$2]&amp;&quot;.F1000&quot;);[.$A67])" office:value-type="float" office:value="0">
            <text:p>0</text:p>
          </table:table-cell>
          <table:table-cell table:formula="of:=COUNTIF(INDIRECT([.N$2]&amp;&quot;.F3&quot;):INDIRECT([.N$2]&amp;&quot;.F1000&quot;);[.$A67])" office:value-type="float" office:value="0">
            <text:p>0</text:p>
          </table:table-cell>
          <table:table-cell table:formula="of:=COUNTIF(INDIRECT([.O$2]&amp;&quot;.F3&quot;):INDIRECT([.O$2]&amp;&quot;.F1000&quot;);[.$A67])" office:value-type="float" office:value="0">
            <text:p>0</text:p>
          </table:table-cell>
          <table:table-cell table:formula="of:=COUNTIF(INDIRECT([.P$2]&amp;&quot;.F3&quot;):INDIRECT([.P$2]&amp;&quot;.F1000&quot;);[.$A67])" office:value-type="float" office:value="0">
            <text:p>Err:502</text:p>
          </table:table-cell>
          <table:table-cell table:formula="of:=COUNTIF(INDIRECT([.Q$2]&amp;&quot;.F3&quot;):INDIRECT([.Q$2]&amp;&quot;.F1000&quot;);[.$A67])" office:value-type="float" office:value="0">
            <text:p>Err:502</text:p>
          </table:table-cell>
          <table:table-cell table:formula="of:=COUNTIF(INDIRECT([.R$2]&amp;&quot;.F3&quot;):INDIRECT([.R$2]&amp;&quot;.F1000&quot;);[.$A67])" office:value-type="float" office:value="0">
            <text:p>Err:502</text:p>
          </table:table-cell>
          <table:table-cell table:formula="of:=COUNTIF(INDIRECT([.S$2]&amp;&quot;.F3&quot;):INDIRECT([.S$2]&amp;&quot;.F1000&quot;);[.$A67])" office:value-type="float" office:value="0">
            <text:p>Err:502</text:p>
          </table:table-cell>
          <table:table-cell table:formula="of:=COUNTIF(INDIRECT([.T$2]&amp;&quot;.F3&quot;):INDIRECT([.T$2]&amp;&quot;.F1000&quot;);[.$A67])" office:value-type="float" office:value="0">
            <text:p>Err:502</text:p>
          </table:table-cell>
          <table:table-cell table:formula="of:=COUNTIF(INDIRECT([.U$2]&amp;&quot;.F3&quot;):INDIRECT([.U$2]&amp;&quot;.F1000&quot;);[.$A67])" office:value-type="float" office:value="0">
            <text:p>Err:502</text:p>
          </table:table-cell>
          <table:table-cell table:formula="of:=COUNTIF(INDIRECT([.V$2]&amp;&quot;.F3&quot;):INDIRECT([.V$2]&amp;&quot;.F1000&quot;);[.$A67])" office:value-type="float" office:value="0">
            <text:p>Err:502</text:p>
          </table:table-cell>
          <table:table-cell table:formula="of:=COUNTIF(INDIRECT([.W$2]&amp;&quot;.F3&quot;):INDIRECT([.W$2]&amp;&quot;.F1000&quot;);[.$A67])" office:value-type="float" office:value="0">
            <text:p>Err:502</text:p>
          </table:table-cell>
          <table:table-cell table:formula="of:=COUNTIF(INDIRECT([.X$2]&amp;&quot;.F3&quot;):INDIRECT([.X$2]&amp;&quot;.F1000&quot;);[.$A67])" office:value-type="float" office:value="0">
            <text:p>Err:502</text:p>
          </table:table-cell>
          <table:table-cell table:formula="of:=COUNTIF(INDIRECT([.Y$2]&amp;&quot;.F3&quot;):INDIRECT([.Y$2]&amp;&quot;.F1000&quot;);[.$A67])" office:value-type="float" office:value="0">
            <text:p>Err:502</text:p>
          </table:table-cell>
          <table:table-cell table:formula="of:=COUNTIF(INDIRECT([.Z$2]&amp;&quot;.F3&quot;):INDIRECT([.Z$2]&amp;&quot;.F1000&quot;);[.$A67])" office:value-type="float" office:value="0">
            <text:p>Err:502</text:p>
          </table:table-cell>
          <table:table-cell table:formula="of:=COUNTIF(INDIRECT([.AA$2]&amp;&quot;.F3&quot;):INDIRECT([.AA$2]&amp;&quot;.F1000&quot;);[.$A67])" office:value-type="float" office:value="0">
            <text:p>Err:502</text:p>
          </table:table-cell>
          <table:table-cell table:formula="of:=COUNTIF(INDIRECT([.AB$2]&amp;&quot;.F3&quot;):INDIRECT([.AB$2]&amp;&quot;.F1000&quot;);[.$A67])" office:value-type="float" office:value="0">
            <text:p>Err:502</text:p>
          </table:table-cell>
          <table:table-cell table:formula="of:=COUNTIF(INDIRECT([.AC$2]&amp;&quot;.F3&quot;):INDIRECT([.AC$2]&amp;&quot;.F1000&quot;);[.$A67])" office:value-type="float" office:value="0">
            <text:p>Err:502</text:p>
          </table:table-cell>
          <table:table-cell table:formula="of:=COUNTIF(INDIRECT([.AD$2]&amp;&quot;.F3&quot;):INDIRECT([.AD$2]&amp;&quot;.F1000&quot;);[.$A67])" office:value-type="float" office:value="0">
            <text:p>Err:502</text:p>
          </table:table-cell>
          <table:table-cell table:formula="of:=COUNTIF(INDIRECT([.AE$2]&amp;&quot;.F3&quot;):INDIRECT([.AE$2]&amp;&quot;.F1000&quot;);[.$A67])" office:value-type="float" office:value="0">
            <text:p>Err:502</text:p>
          </table:table-cell>
          <table:table-cell table:formula="of:=COUNTIF(INDIRECT([.AF$2]&amp;&quot;.F3&quot;):INDIRECT([.AF$2]&amp;&quot;.F1000&quot;);[.$A67])" office:value-type="float" office:value="0">
            <text:p>Err:502</text:p>
          </table:table-cell>
          <table:table-cell table:formula="of:=COUNTIF(INDIRECT([.AG$2]&amp;&quot;.F3&quot;):INDIRECT([.AG$2]&amp;&quot;.F1000&quot;);[.$A67])" office:value-type="float" office:value="0">
            <text:p>Err:502</text:p>
          </table:table-cell>
          <table:table-cell table:formula="of:=COUNTIF(INDIRECT([.AH$2]&amp;&quot;.F3&quot;):INDIRECT([.AH$2]&amp;&quot;.F1000&quot;);[.$A67])" office:value-type="float" office:value="0">
            <text:p>Err:502</text:p>
          </table:table-cell>
          <table:table-cell table:formula="of:=COUNTIF(INDIRECT([.AI$2]&amp;&quot;.F3&quot;):INDIRECT([.AI$2]&amp;&quot;.F1000&quot;);[.$A67])" office:value-type="float" office:value="0">
            <text:p>Err:502</text:p>
          </table:table-cell>
          <table:table-cell table:formula="of:=COUNTIF(INDIRECT([.AJ$2]&amp;&quot;.F3&quot;):INDIRECT([.AJ$2]&amp;&quot;.F1000&quot;);[.$A67])" office:value-type="float" office:value="0">
            <text:p>Err:502</text:p>
          </table:table-cell>
          <table:table-cell table:formula="of:=COUNTIF(INDIRECT([.AK$2]&amp;&quot;.F3&quot;):INDIRECT([.AK$2]&amp;&quot;.F1000&quot;);[.$A67])" office:value-type="float" office:value="0">
            <text:p>Err:502</text:p>
          </table:table-cell>
          <table:table-cell table:formula="of:=COUNTIF(INDIRECT([.AL$2]&amp;&quot;.F3&quot;):INDIRECT([.AL$2]&amp;&quot;.F1000&quot;);[.$A67])" office:value-type="float" office:value="0">
            <text:p>Err:502</text:p>
          </table:table-cell>
          <table:table-cell table:formula="of:=COUNTIF(INDIRECT([.AM$2]&amp;&quot;.F3&quot;):INDIRECT([.AM$2]&amp;&quot;.F1000&quot;);[.$A67])" office:value-type="float" office:value="0">
            <text:p>Err:502</text:p>
          </table:table-cell>
          <table:table-cell table:formula="of:=COUNTIF(INDIRECT([.AN$2]&amp;&quot;.F3&quot;):INDIRECT([.AN$2]&amp;&quot;.F1000&quot;);[.$A67])" office:value-type="float" office:value="0">
            <text:p>Err:502</text:p>
          </table:table-cell>
          <table:table-cell table:formula="of:=COUNTIF(INDIRECT([.AO$2]&amp;&quot;.F3&quot;):INDIRECT([.AO$2]&amp;&quot;.F1000&quot;);[.$A67])" office:value-type="float" office:value="0">
            <text:p>Err:502</text:p>
          </table:table-cell>
          <table:table-cell table:formula="of:=COUNTIF(INDIRECT([.AP$2]&amp;&quot;.F3&quot;):INDIRECT([.AP$2]&amp;&quot;.F1000&quot;);[.$A67])" office:value-type="float" office:value="0">
            <text:p>Err:502</text:p>
          </table:table-cell>
          <table:table-cell table:formula="of:=COUNTIF(INDIRECT([.AQ$2]&amp;&quot;.F3&quot;):INDIRECT([.AQ$2]&amp;&quot;.F1000&quot;);[.$A67])" office:value-type="float" office:value="0">
            <text:p>Err:502</text:p>
          </table:table-cell>
          <table:table-cell table:formula="of:=COUNTIF(INDIRECT([.AR$2]&amp;&quot;.F3&quot;):INDIRECT([.AR$2]&amp;&quot;.F1000&quot;);[.$A67])" office:value-type="float" office:value="0">
            <text:p>Err:502</text:p>
          </table:table-cell>
          <table:table-cell table:formula="of:=COUNTIF(INDIRECT([.AS$2]&amp;&quot;.F3&quot;):INDIRECT([.AS$2]&amp;&quot;.F1000&quot;);[.$A67])" office:value-type="float" office:value="0">
            <text:p>Err:502</text:p>
          </table:table-cell>
          <table:table-cell table:formula="of:=COUNTIF(INDIRECT([.AT$2]&amp;&quot;.F3&quot;):INDIRECT([.AT$2]&amp;&quot;.F1000&quot;);[.$A67])" office:value-type="float" office:value="0">
            <text:p>Err:502</text:p>
          </table:table-cell>
          <table:table-cell table:formula="of:=COUNTIF(INDIRECT([.AU$2]&amp;&quot;.F3&quot;):INDIRECT([.AU$2]&amp;&quot;.F1000&quot;);[.$A67])" office:value-type="float" office:value="0">
            <text:p>Err:502</text:p>
          </table:table-cell>
          <table:table-cell table:formula="of:=COUNTIF(INDIRECT([.AV$2]&amp;&quot;.F3&quot;):INDIRECT([.AV$2]&amp;&quot;.F1000&quot;);[.$A67])" office:value-type="float" office:value="0">
            <text:p>Err:502</text:p>
          </table:table-cell>
          <table:table-cell table:formula="of:=COUNTIF(INDIRECT([.AW$2]&amp;&quot;.F3&quot;):INDIRECT([.AW$2]&amp;&quot;.F1000&quot;);[.$A67])" office:value-type="float" office:value="0">
            <text:p>Err:502</text:p>
          </table:table-cell>
          <table:table-cell table:formula="of:=COUNTIF(INDIRECT([.AX$2]&amp;&quot;.F3&quot;):INDIRECT([.AX$2]&amp;&quot;.F1000&quot;);[.$A67])" office:value-type="float" office:value="0">
            <text:p>Err:502</text:p>
          </table:table-cell>
          <table:table-cell table:formula="of:=COUNTIF(INDIRECT([.AY$2]&amp;&quot;.F3&quot;):INDIRECT([.AY$2]&amp;&quot;.F1000&quot;);[.$A67])" office:value-type="float" office:value="0">
            <text:p>Err:502</text:p>
          </table:table-cell>
          <table:table-cell table:formula="of:=COUNTIF(INDIRECT([.AZ$2]&amp;&quot;.F3&quot;):INDIRECT([.AZ$2]&amp;&quot;.F1000&quot;);[.$A67])" office:value-type="float" office:value="0">
            <text:p>Err:502</text:p>
          </table:table-cell>
          <table:table-cell table:formula="of:=COUNTIF(INDIRECT([.BA$2]&amp;&quot;.F3&quot;):INDIRECT([.BA$2]&amp;&quot;.F1000&quot;);[.$A67])" office:value-type="float" office:value="0">
            <text:p>Err:502</text:p>
          </table:table-cell>
          <table:table-cell table:formula="of:=COUNTIF(INDIRECT([.BB$2]&amp;&quot;.F3&quot;):INDIRECT([.BB$2]&amp;&quot;.F1000&quot;);[.$A67])" office:value-type="float" office:value="0">
            <text:p>Err:502</text:p>
          </table:table-cell>
          <table:table-cell table:formula="of:=COUNTIF(INDIRECT([.BC$2]&amp;&quot;.F3&quot;):INDIRECT([.BC$2]&amp;&quot;.F1000&quot;);[.$A67])" office:value-type="float" office:value="0">
            <text:p>Err:502</text:p>
          </table:table-cell>
          <table:table-cell table:formula="of:=COUNTIF(INDIRECT([.BD$2]&amp;&quot;.F3&quot;):INDIRECT([.BD$2]&amp;&quot;.F1000&quot;);[.$A67])" office:value-type="float" office:value="0">
            <text:p>Err:502</text:p>
          </table:table-cell>
          <table:table-cell table:formula="of:=COUNTIF(INDIRECT([.BE$2]&amp;&quot;.F3&quot;):INDIRECT([.BE$2]&amp;&quot;.F1000&quot;);[.$A67])" office:value-type="float" office:value="0">
            <text:p>Err:502</text:p>
          </table:table-cell>
          <table:table-cell table:formula="of:=COUNTIF(INDIRECT([.BF$2]&amp;&quot;.F3&quot;):INDIRECT([.BF$2]&amp;&quot;.F1000&quot;);[.$A67])" office:value-type="float" office:value="0">
            <text:p>Err:502</text:p>
          </table:table-cell>
          <table:table-cell table:formula="of:=COUNTIF(INDIRECT([.BG$2]&amp;&quot;.F3&quot;):INDIRECT([.BG$2]&amp;&quot;.F1000&quot;);[.$A67])" office:value-type="float" office:value="0">
            <text:p>Err:502</text:p>
          </table:table-cell>
          <table:table-cell table:formula="of:=COUNTIF(INDIRECT([.BH$2]&amp;&quot;.F3&quot;):INDIRECT([.BH$2]&amp;&quot;.F1000&quot;);[.$A67])" office:value-type="float" office:value="0">
            <text:p>Err:502</text:p>
          </table:table-cell>
          <table:table-cell table:formula="of:=COUNTIF(INDIRECT([.BI$2]&amp;&quot;.F3&quot;):INDIRECT([.BI$2]&amp;&quot;.F1000&quot;);[.$A67])" office:value-type="float" office:value="0">
            <text:p>Err:502</text:p>
          </table:table-cell>
          <table:table-cell table:formula="of:=COUNTIF(INDIRECT([.BJ$2]&amp;&quot;.F3&quot;):INDIRECT([.BJ$2]&amp;&quot;.F1000&quot;);[.$A67])" office:value-type="float" office:value="0">
            <text:p>Err:502</text:p>
          </table:table-cell>
          <table:table-cell table:formula="of:=COUNTIF(INDIRECT([.BK$2]&amp;&quot;.F3&quot;):INDIRECT([.BK$2]&amp;&quot;.F1000&quot;);[.$A67])" office:value-type="float" office:value="0">
            <text:p>Err:502</text:p>
          </table:table-cell>
          <table:table-cell table:formula="of:=COUNTIF(INDIRECT([.BL$2]&amp;&quot;.F3&quot;):INDIRECT([.BL$2]&amp;&quot;.F1000&quot;);[.$A67])" office:value-type="float" office:value="0">
            <text:p>Err:502</text:p>
          </table:table-cell>
          <table:table-cell table:formula="of:=COUNTIF(INDIRECT([.BM$2]&amp;&quot;.F3&quot;):INDIRECT([.BM$2]&amp;&quot;.F1000&quot;);[.$A67])" office:value-type="float" office:value="0">
            <text:p>Err:502</text:p>
          </table:table-cell>
          <table:table-cell table:formula="of:=COUNTIF(INDIRECT([.BN$2]&amp;&quot;.F3&quot;):INDIRECT([.BN$2]&amp;&quot;.F1000&quot;);[.$A67])" office:value-type="float" office:value="0">
            <text:p>Err:502</text:p>
          </table:table-cell>
          <table:table-cell table:formula="of:=COUNTIF(INDIRECT([.BO$2]&amp;&quot;.F3&quot;):INDIRECT([.BO$2]&amp;&quot;.F1000&quot;);[.$A67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WeaponAccelerator </text:p>
          </table:table-cell>
          <table:table-cell office:value-type="float" office:value="100">
            <text:p>100</text:p>
          </table:table-cell>
          <table:table-cell table:formula="of:=SUMIF([.E68:.DZ68];&quot;&gt;0&quot;)" office:value-type="float" office:value="0">
            <text:p>0</text:p>
          </table:table-cell>
          <table:table-cell table:formula="of:=SUM([.B68]*[.C68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8])" office:value-type="float" office:value="0">
            <text:p>0</text:p>
          </table:table-cell>
          <table:table-cell table:formula="of:=COUNTIF(INDIRECT([.F$2]&amp;&quot;.F3&quot;):INDIRECT([.F$2]&amp;&quot;.F1000&quot;);[.$A68])" office:value-type="float" office:value="0">
            <text:p>0</text:p>
          </table:table-cell>
          <table:table-cell table:formula="of:=COUNTIF(INDIRECT([.G$2]&amp;&quot;.F3&quot;):INDIRECT([.G$2]&amp;&quot;.F1000&quot;);[.$A68])" office:value-type="float" office:value="0">
            <text:p>0</text:p>
          </table:table-cell>
          <table:table-cell table:formula="of:=COUNTIF(INDIRECT([.H$2]&amp;&quot;.F3&quot;):INDIRECT([.H$2]&amp;&quot;.F1000&quot;);[.$A68])" office:value-type="float" office:value="0">
            <text:p>0</text:p>
          </table:table-cell>
          <table:table-cell table:formula="of:=COUNTIF(INDIRECT([.I$2]&amp;&quot;.F3&quot;):INDIRECT([.I$2]&amp;&quot;.F1000&quot;);[.$A68])" office:value-type="float" office:value="0">
            <text:p>0</text:p>
          </table:table-cell>
          <table:table-cell table:formula="of:=COUNTIF(INDIRECT([.J$2]&amp;&quot;.F3&quot;):INDIRECT([.J$2]&amp;&quot;.F1000&quot;);[.$A68])" office:value-type="float" office:value="0">
            <text:p>0</text:p>
          </table:table-cell>
          <table:table-cell table:formula="of:=COUNTIF(INDIRECT([.K$2]&amp;&quot;.F3&quot;):INDIRECT([.K$2]&amp;&quot;.F1000&quot;);[.$A68])" office:value-type="float" office:value="0">
            <text:p>0</text:p>
          </table:table-cell>
          <table:table-cell table:formula="of:=COUNTIF(INDIRECT([.L$2]&amp;&quot;.F3&quot;):INDIRECT([.L$2]&amp;&quot;.F1000&quot;);[.$A68])" office:value-type="float" office:value="0">
            <text:p>0</text:p>
          </table:table-cell>
          <table:table-cell table:formula="of:=COUNTIF(INDIRECT([.M$2]&amp;&quot;.F3&quot;):INDIRECT([.M$2]&amp;&quot;.F1000&quot;);[.$A68])" office:value-type="float" office:value="0">
            <text:p>0</text:p>
          </table:table-cell>
          <table:table-cell table:formula="of:=COUNTIF(INDIRECT([.N$2]&amp;&quot;.F3&quot;):INDIRECT([.N$2]&amp;&quot;.F1000&quot;);[.$A68])" office:value-type="float" office:value="0">
            <text:p>0</text:p>
          </table:table-cell>
          <table:table-cell table:formula="of:=COUNTIF(INDIRECT([.O$2]&amp;&quot;.F3&quot;):INDIRECT([.O$2]&amp;&quot;.F1000&quot;);[.$A68])" office:value-type="float" office:value="0">
            <text:p>0</text:p>
          </table:table-cell>
          <table:table-cell table:formula="of:=COUNTIF(INDIRECT([.P$2]&amp;&quot;.F3&quot;):INDIRECT([.P$2]&amp;&quot;.F1000&quot;);[.$A68])" office:value-type="float" office:value="0">
            <text:p>Err:502</text:p>
          </table:table-cell>
          <table:table-cell table:formula="of:=COUNTIF(INDIRECT([.Q$2]&amp;&quot;.F3&quot;):INDIRECT([.Q$2]&amp;&quot;.F1000&quot;);[.$A68])" office:value-type="float" office:value="0">
            <text:p>Err:502</text:p>
          </table:table-cell>
          <table:table-cell table:formula="of:=COUNTIF(INDIRECT([.R$2]&amp;&quot;.F3&quot;):INDIRECT([.R$2]&amp;&quot;.F1000&quot;);[.$A68])" office:value-type="float" office:value="0">
            <text:p>Err:502</text:p>
          </table:table-cell>
          <table:table-cell table:formula="of:=COUNTIF(INDIRECT([.S$2]&amp;&quot;.F3&quot;):INDIRECT([.S$2]&amp;&quot;.F1000&quot;);[.$A68])" office:value-type="float" office:value="0">
            <text:p>Err:502</text:p>
          </table:table-cell>
          <table:table-cell table:formula="of:=COUNTIF(INDIRECT([.T$2]&amp;&quot;.F3&quot;):INDIRECT([.T$2]&amp;&quot;.F1000&quot;);[.$A68])" office:value-type="float" office:value="0">
            <text:p>Err:502</text:p>
          </table:table-cell>
          <table:table-cell table:formula="of:=COUNTIF(INDIRECT([.U$2]&amp;&quot;.F3&quot;):INDIRECT([.U$2]&amp;&quot;.F1000&quot;);[.$A68])" office:value-type="float" office:value="0">
            <text:p>Err:502</text:p>
          </table:table-cell>
          <table:table-cell table:formula="of:=COUNTIF(INDIRECT([.V$2]&amp;&quot;.F3&quot;):INDIRECT([.V$2]&amp;&quot;.F1000&quot;);[.$A68])" office:value-type="float" office:value="0">
            <text:p>Err:502</text:p>
          </table:table-cell>
          <table:table-cell table:formula="of:=COUNTIF(INDIRECT([.W$2]&amp;&quot;.F3&quot;):INDIRECT([.W$2]&amp;&quot;.F1000&quot;);[.$A68])" office:value-type="float" office:value="0">
            <text:p>Err:502</text:p>
          </table:table-cell>
          <table:table-cell table:formula="of:=COUNTIF(INDIRECT([.X$2]&amp;&quot;.F3&quot;):INDIRECT([.X$2]&amp;&quot;.F1000&quot;);[.$A68])" office:value-type="float" office:value="0">
            <text:p>Err:502</text:p>
          </table:table-cell>
          <table:table-cell table:formula="of:=COUNTIF(INDIRECT([.Y$2]&amp;&quot;.F3&quot;):INDIRECT([.Y$2]&amp;&quot;.F1000&quot;);[.$A68])" office:value-type="float" office:value="0">
            <text:p>Err:502</text:p>
          </table:table-cell>
          <table:table-cell table:formula="of:=COUNTIF(INDIRECT([.Z$2]&amp;&quot;.F3&quot;):INDIRECT([.Z$2]&amp;&quot;.F1000&quot;);[.$A68])" office:value-type="float" office:value="0">
            <text:p>Err:502</text:p>
          </table:table-cell>
          <table:table-cell table:formula="of:=COUNTIF(INDIRECT([.AA$2]&amp;&quot;.F3&quot;):INDIRECT([.AA$2]&amp;&quot;.F1000&quot;);[.$A68])" office:value-type="float" office:value="0">
            <text:p>Err:502</text:p>
          </table:table-cell>
          <table:table-cell table:formula="of:=COUNTIF(INDIRECT([.AB$2]&amp;&quot;.F3&quot;):INDIRECT([.AB$2]&amp;&quot;.F1000&quot;);[.$A68])" office:value-type="float" office:value="0">
            <text:p>Err:502</text:p>
          </table:table-cell>
          <table:table-cell table:formula="of:=COUNTIF(INDIRECT([.AC$2]&amp;&quot;.F3&quot;):INDIRECT([.AC$2]&amp;&quot;.F1000&quot;);[.$A68])" office:value-type="float" office:value="0">
            <text:p>Err:502</text:p>
          </table:table-cell>
          <table:table-cell table:formula="of:=COUNTIF(INDIRECT([.AD$2]&amp;&quot;.F3&quot;):INDIRECT([.AD$2]&amp;&quot;.F1000&quot;);[.$A68])" office:value-type="float" office:value="0">
            <text:p>Err:502</text:p>
          </table:table-cell>
          <table:table-cell table:formula="of:=COUNTIF(INDIRECT([.AE$2]&amp;&quot;.F3&quot;):INDIRECT([.AE$2]&amp;&quot;.F1000&quot;);[.$A68])" office:value-type="float" office:value="0">
            <text:p>Err:502</text:p>
          </table:table-cell>
          <table:table-cell table:formula="of:=COUNTIF(INDIRECT([.AF$2]&amp;&quot;.F3&quot;):INDIRECT([.AF$2]&amp;&quot;.F1000&quot;);[.$A68])" office:value-type="float" office:value="0">
            <text:p>Err:502</text:p>
          </table:table-cell>
          <table:table-cell table:formula="of:=COUNTIF(INDIRECT([.AG$2]&amp;&quot;.F3&quot;):INDIRECT([.AG$2]&amp;&quot;.F1000&quot;);[.$A68])" office:value-type="float" office:value="0">
            <text:p>Err:502</text:p>
          </table:table-cell>
          <table:table-cell table:formula="of:=COUNTIF(INDIRECT([.AH$2]&amp;&quot;.F3&quot;):INDIRECT([.AH$2]&amp;&quot;.F1000&quot;);[.$A68])" office:value-type="float" office:value="0">
            <text:p>Err:502</text:p>
          </table:table-cell>
          <table:table-cell table:formula="of:=COUNTIF(INDIRECT([.AI$2]&amp;&quot;.F3&quot;):INDIRECT([.AI$2]&amp;&quot;.F1000&quot;);[.$A68])" office:value-type="float" office:value="0">
            <text:p>Err:502</text:p>
          </table:table-cell>
          <table:table-cell table:formula="of:=COUNTIF(INDIRECT([.AJ$2]&amp;&quot;.F3&quot;):INDIRECT([.AJ$2]&amp;&quot;.F1000&quot;);[.$A68])" office:value-type="float" office:value="0">
            <text:p>Err:502</text:p>
          </table:table-cell>
          <table:table-cell table:formula="of:=COUNTIF(INDIRECT([.AK$2]&amp;&quot;.F3&quot;):INDIRECT([.AK$2]&amp;&quot;.F1000&quot;);[.$A68])" office:value-type="float" office:value="0">
            <text:p>Err:502</text:p>
          </table:table-cell>
          <table:table-cell table:formula="of:=COUNTIF(INDIRECT([.AL$2]&amp;&quot;.F3&quot;):INDIRECT([.AL$2]&amp;&quot;.F1000&quot;);[.$A68])" office:value-type="float" office:value="0">
            <text:p>Err:502</text:p>
          </table:table-cell>
          <table:table-cell table:formula="of:=COUNTIF(INDIRECT([.AM$2]&amp;&quot;.F3&quot;):INDIRECT([.AM$2]&amp;&quot;.F1000&quot;);[.$A68])" office:value-type="float" office:value="0">
            <text:p>Err:502</text:p>
          </table:table-cell>
          <table:table-cell table:formula="of:=COUNTIF(INDIRECT([.AN$2]&amp;&quot;.F3&quot;):INDIRECT([.AN$2]&amp;&quot;.F1000&quot;);[.$A68])" office:value-type="float" office:value="0">
            <text:p>Err:502</text:p>
          </table:table-cell>
          <table:table-cell table:formula="of:=COUNTIF(INDIRECT([.AO$2]&amp;&quot;.F3&quot;):INDIRECT([.AO$2]&amp;&quot;.F1000&quot;);[.$A68])" office:value-type="float" office:value="0">
            <text:p>Err:502</text:p>
          </table:table-cell>
          <table:table-cell table:formula="of:=COUNTIF(INDIRECT([.AP$2]&amp;&quot;.F3&quot;):INDIRECT([.AP$2]&amp;&quot;.F1000&quot;);[.$A68])" office:value-type="float" office:value="0">
            <text:p>Err:502</text:p>
          </table:table-cell>
          <table:table-cell table:formula="of:=COUNTIF(INDIRECT([.AQ$2]&amp;&quot;.F3&quot;):INDIRECT([.AQ$2]&amp;&quot;.F1000&quot;);[.$A68])" office:value-type="float" office:value="0">
            <text:p>Err:502</text:p>
          </table:table-cell>
          <table:table-cell table:formula="of:=COUNTIF(INDIRECT([.AR$2]&amp;&quot;.F3&quot;):INDIRECT([.AR$2]&amp;&quot;.F1000&quot;);[.$A68])" office:value-type="float" office:value="0">
            <text:p>Err:502</text:p>
          </table:table-cell>
          <table:table-cell table:formula="of:=COUNTIF(INDIRECT([.AS$2]&amp;&quot;.F3&quot;):INDIRECT([.AS$2]&amp;&quot;.F1000&quot;);[.$A68])" office:value-type="float" office:value="0">
            <text:p>Err:502</text:p>
          </table:table-cell>
          <table:table-cell table:formula="of:=COUNTIF(INDIRECT([.AT$2]&amp;&quot;.F3&quot;):INDIRECT([.AT$2]&amp;&quot;.F1000&quot;);[.$A68])" office:value-type="float" office:value="0">
            <text:p>Err:502</text:p>
          </table:table-cell>
          <table:table-cell table:formula="of:=COUNTIF(INDIRECT([.AU$2]&amp;&quot;.F3&quot;):INDIRECT([.AU$2]&amp;&quot;.F1000&quot;);[.$A68])" office:value-type="float" office:value="0">
            <text:p>Err:502</text:p>
          </table:table-cell>
          <table:table-cell table:formula="of:=COUNTIF(INDIRECT([.AV$2]&amp;&quot;.F3&quot;):INDIRECT([.AV$2]&amp;&quot;.F1000&quot;);[.$A68])" office:value-type="float" office:value="0">
            <text:p>Err:502</text:p>
          </table:table-cell>
          <table:table-cell table:formula="of:=COUNTIF(INDIRECT([.AW$2]&amp;&quot;.F3&quot;):INDIRECT([.AW$2]&amp;&quot;.F1000&quot;);[.$A68])" office:value-type="float" office:value="0">
            <text:p>Err:502</text:p>
          </table:table-cell>
          <table:table-cell table:formula="of:=COUNTIF(INDIRECT([.AX$2]&amp;&quot;.F3&quot;):INDIRECT([.AX$2]&amp;&quot;.F1000&quot;);[.$A68])" office:value-type="float" office:value="0">
            <text:p>Err:502</text:p>
          </table:table-cell>
          <table:table-cell table:formula="of:=COUNTIF(INDIRECT([.AY$2]&amp;&quot;.F3&quot;):INDIRECT([.AY$2]&amp;&quot;.F1000&quot;);[.$A68])" office:value-type="float" office:value="0">
            <text:p>Err:502</text:p>
          </table:table-cell>
          <table:table-cell table:formula="of:=COUNTIF(INDIRECT([.AZ$2]&amp;&quot;.F3&quot;):INDIRECT([.AZ$2]&amp;&quot;.F1000&quot;);[.$A68])" office:value-type="float" office:value="0">
            <text:p>Err:502</text:p>
          </table:table-cell>
          <table:table-cell table:formula="of:=COUNTIF(INDIRECT([.BA$2]&amp;&quot;.F3&quot;):INDIRECT([.BA$2]&amp;&quot;.F1000&quot;);[.$A68])" office:value-type="float" office:value="0">
            <text:p>Err:502</text:p>
          </table:table-cell>
          <table:table-cell table:formula="of:=COUNTIF(INDIRECT([.BB$2]&amp;&quot;.F3&quot;):INDIRECT([.BB$2]&amp;&quot;.F1000&quot;);[.$A68])" office:value-type="float" office:value="0">
            <text:p>Err:502</text:p>
          </table:table-cell>
          <table:table-cell table:formula="of:=COUNTIF(INDIRECT([.BC$2]&amp;&quot;.F3&quot;):INDIRECT([.BC$2]&amp;&quot;.F1000&quot;);[.$A68])" office:value-type="float" office:value="0">
            <text:p>Err:502</text:p>
          </table:table-cell>
          <table:table-cell table:formula="of:=COUNTIF(INDIRECT([.BD$2]&amp;&quot;.F3&quot;):INDIRECT([.BD$2]&amp;&quot;.F1000&quot;);[.$A68])" office:value-type="float" office:value="0">
            <text:p>Err:502</text:p>
          </table:table-cell>
          <table:table-cell table:formula="of:=COUNTIF(INDIRECT([.BE$2]&amp;&quot;.F3&quot;):INDIRECT([.BE$2]&amp;&quot;.F1000&quot;);[.$A68])" office:value-type="float" office:value="0">
            <text:p>Err:502</text:p>
          </table:table-cell>
          <table:table-cell table:formula="of:=COUNTIF(INDIRECT([.BF$2]&amp;&quot;.F3&quot;):INDIRECT([.BF$2]&amp;&quot;.F1000&quot;);[.$A68])" office:value-type="float" office:value="0">
            <text:p>Err:502</text:p>
          </table:table-cell>
          <table:table-cell table:formula="of:=COUNTIF(INDIRECT([.BG$2]&amp;&quot;.F3&quot;):INDIRECT([.BG$2]&amp;&quot;.F1000&quot;);[.$A68])" office:value-type="float" office:value="0">
            <text:p>Err:502</text:p>
          </table:table-cell>
          <table:table-cell table:formula="of:=COUNTIF(INDIRECT([.BH$2]&amp;&quot;.F3&quot;):INDIRECT([.BH$2]&amp;&quot;.F1000&quot;);[.$A68])" office:value-type="float" office:value="0">
            <text:p>Err:502</text:p>
          </table:table-cell>
          <table:table-cell table:formula="of:=COUNTIF(INDIRECT([.BI$2]&amp;&quot;.F3&quot;):INDIRECT([.BI$2]&amp;&quot;.F1000&quot;);[.$A68])" office:value-type="float" office:value="0">
            <text:p>Err:502</text:p>
          </table:table-cell>
          <table:table-cell table:formula="of:=COUNTIF(INDIRECT([.BJ$2]&amp;&quot;.F3&quot;):INDIRECT([.BJ$2]&amp;&quot;.F1000&quot;);[.$A68])" office:value-type="float" office:value="0">
            <text:p>Err:502</text:p>
          </table:table-cell>
          <table:table-cell table:formula="of:=COUNTIF(INDIRECT([.BK$2]&amp;&quot;.F3&quot;):INDIRECT([.BK$2]&amp;&quot;.F1000&quot;);[.$A68])" office:value-type="float" office:value="0">
            <text:p>Err:502</text:p>
          </table:table-cell>
          <table:table-cell table:formula="of:=COUNTIF(INDIRECT([.BL$2]&amp;&quot;.F3&quot;):INDIRECT([.BL$2]&amp;&quot;.F1000&quot;);[.$A68])" office:value-type="float" office:value="0">
            <text:p>Err:502</text:p>
          </table:table-cell>
          <table:table-cell table:formula="of:=COUNTIF(INDIRECT([.BM$2]&amp;&quot;.F3&quot;):INDIRECT([.BM$2]&amp;&quot;.F1000&quot;);[.$A68])" office:value-type="float" office:value="0">
            <text:p>Err:502</text:p>
          </table:table-cell>
          <table:table-cell table:formula="of:=COUNTIF(INDIRECT([.BN$2]&amp;&quot;.F3&quot;):INDIRECT([.BN$2]&amp;&quot;.F1000&quot;);[.$A68])" office:value-type="float" office:value="0">
            <text:p>Err:502</text:p>
          </table:table-cell>
          <table:table-cell table:formula="of:=COUNTIF(INDIRECT([.BO$2]&amp;&quot;.F3&quot;):INDIRECT([.BO$2]&amp;&quot;.F1000&quot;);[.$A68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WeaponCondenser </text:p>
          </table:table-cell>
          <table:table-cell office:value-type="float" office:value="100">
            <text:p>100</text:p>
          </table:table-cell>
          <table:table-cell table:formula="of:=SUMIF([.E69:.DZ69];&quot;&gt;0&quot;)" office:value-type="float" office:value="0">
            <text:p>0</text:p>
          </table:table-cell>
          <table:table-cell table:formula="of:=SUM([.B69]*[.C69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69])" office:value-type="float" office:value="0">
            <text:p>0</text:p>
          </table:table-cell>
          <table:table-cell table:formula="of:=COUNTIF(INDIRECT([.F$2]&amp;&quot;.F3&quot;):INDIRECT([.F$2]&amp;&quot;.F1000&quot;);[.$A69])" office:value-type="float" office:value="0">
            <text:p>0</text:p>
          </table:table-cell>
          <table:table-cell table:formula="of:=COUNTIF(INDIRECT([.G$2]&amp;&quot;.F3&quot;):INDIRECT([.G$2]&amp;&quot;.F1000&quot;);[.$A69])" office:value-type="float" office:value="0">
            <text:p>0</text:p>
          </table:table-cell>
          <table:table-cell table:formula="of:=COUNTIF(INDIRECT([.H$2]&amp;&quot;.F3&quot;):INDIRECT([.H$2]&amp;&quot;.F1000&quot;);[.$A69])" office:value-type="float" office:value="0">
            <text:p>0</text:p>
          </table:table-cell>
          <table:table-cell table:formula="of:=COUNTIF(INDIRECT([.I$2]&amp;&quot;.F3&quot;):INDIRECT([.I$2]&amp;&quot;.F1000&quot;);[.$A69])" office:value-type="float" office:value="0">
            <text:p>0</text:p>
          </table:table-cell>
          <table:table-cell table:formula="of:=COUNTIF(INDIRECT([.J$2]&amp;&quot;.F3&quot;):INDIRECT([.J$2]&amp;&quot;.F1000&quot;);[.$A69])" office:value-type="float" office:value="0">
            <text:p>0</text:p>
          </table:table-cell>
          <table:table-cell table:formula="of:=COUNTIF(INDIRECT([.K$2]&amp;&quot;.F3&quot;):INDIRECT([.K$2]&amp;&quot;.F1000&quot;);[.$A69])" office:value-type="float" office:value="0">
            <text:p>0</text:p>
          </table:table-cell>
          <table:table-cell table:formula="of:=COUNTIF(INDIRECT([.L$2]&amp;&quot;.F3&quot;):INDIRECT([.L$2]&amp;&quot;.F1000&quot;);[.$A69])" office:value-type="float" office:value="0">
            <text:p>0</text:p>
          </table:table-cell>
          <table:table-cell table:formula="of:=COUNTIF(INDIRECT([.M$2]&amp;&quot;.F3&quot;):INDIRECT([.M$2]&amp;&quot;.F1000&quot;);[.$A69])" office:value-type="float" office:value="0">
            <text:p>0</text:p>
          </table:table-cell>
          <table:table-cell table:formula="of:=COUNTIF(INDIRECT([.N$2]&amp;&quot;.F3&quot;):INDIRECT([.N$2]&amp;&quot;.F1000&quot;);[.$A69])" office:value-type="float" office:value="0">
            <text:p>0</text:p>
          </table:table-cell>
          <table:table-cell table:formula="of:=COUNTIF(INDIRECT([.O$2]&amp;&quot;.F3&quot;):INDIRECT([.O$2]&amp;&quot;.F1000&quot;);[.$A69])" office:value-type="float" office:value="0">
            <text:p>0</text:p>
          </table:table-cell>
          <table:table-cell table:formula="of:=COUNTIF(INDIRECT([.P$2]&amp;&quot;.F3&quot;):INDIRECT([.P$2]&amp;&quot;.F1000&quot;);[.$A69])" office:value-type="float" office:value="0">
            <text:p>Err:502</text:p>
          </table:table-cell>
          <table:table-cell table:formula="of:=COUNTIF(INDIRECT([.Q$2]&amp;&quot;.F3&quot;):INDIRECT([.Q$2]&amp;&quot;.F1000&quot;);[.$A69])" office:value-type="float" office:value="0">
            <text:p>Err:502</text:p>
          </table:table-cell>
          <table:table-cell table:formula="of:=COUNTIF(INDIRECT([.R$2]&amp;&quot;.F3&quot;):INDIRECT([.R$2]&amp;&quot;.F1000&quot;);[.$A69])" office:value-type="float" office:value="0">
            <text:p>Err:502</text:p>
          </table:table-cell>
          <table:table-cell table:formula="of:=COUNTIF(INDIRECT([.S$2]&amp;&quot;.F3&quot;):INDIRECT([.S$2]&amp;&quot;.F1000&quot;);[.$A69])" office:value-type="float" office:value="0">
            <text:p>Err:502</text:p>
          </table:table-cell>
          <table:table-cell table:formula="of:=COUNTIF(INDIRECT([.T$2]&amp;&quot;.F3&quot;):INDIRECT([.T$2]&amp;&quot;.F1000&quot;);[.$A69])" office:value-type="float" office:value="0">
            <text:p>Err:502</text:p>
          </table:table-cell>
          <table:table-cell table:formula="of:=COUNTIF(INDIRECT([.U$2]&amp;&quot;.F3&quot;):INDIRECT([.U$2]&amp;&quot;.F1000&quot;);[.$A69])" office:value-type="float" office:value="0">
            <text:p>Err:502</text:p>
          </table:table-cell>
          <table:table-cell table:formula="of:=COUNTIF(INDIRECT([.V$2]&amp;&quot;.F3&quot;):INDIRECT([.V$2]&amp;&quot;.F1000&quot;);[.$A69])" office:value-type="float" office:value="0">
            <text:p>Err:502</text:p>
          </table:table-cell>
          <table:table-cell table:formula="of:=COUNTIF(INDIRECT([.W$2]&amp;&quot;.F3&quot;):INDIRECT([.W$2]&amp;&quot;.F1000&quot;);[.$A69])" office:value-type="float" office:value="0">
            <text:p>Err:502</text:p>
          </table:table-cell>
          <table:table-cell table:formula="of:=COUNTIF(INDIRECT([.X$2]&amp;&quot;.F3&quot;):INDIRECT([.X$2]&amp;&quot;.F1000&quot;);[.$A69])" office:value-type="float" office:value="0">
            <text:p>Err:502</text:p>
          </table:table-cell>
          <table:table-cell table:formula="of:=COUNTIF(INDIRECT([.Y$2]&amp;&quot;.F3&quot;):INDIRECT([.Y$2]&amp;&quot;.F1000&quot;);[.$A69])" office:value-type="float" office:value="0">
            <text:p>Err:502</text:p>
          </table:table-cell>
          <table:table-cell table:formula="of:=COUNTIF(INDIRECT([.Z$2]&amp;&quot;.F3&quot;):INDIRECT([.Z$2]&amp;&quot;.F1000&quot;);[.$A69])" office:value-type="float" office:value="0">
            <text:p>Err:502</text:p>
          </table:table-cell>
          <table:table-cell table:formula="of:=COUNTIF(INDIRECT([.AA$2]&amp;&quot;.F3&quot;):INDIRECT([.AA$2]&amp;&quot;.F1000&quot;);[.$A69])" office:value-type="float" office:value="0">
            <text:p>Err:502</text:p>
          </table:table-cell>
          <table:table-cell table:formula="of:=COUNTIF(INDIRECT([.AB$2]&amp;&quot;.F3&quot;):INDIRECT([.AB$2]&amp;&quot;.F1000&quot;);[.$A69])" office:value-type="float" office:value="0">
            <text:p>Err:502</text:p>
          </table:table-cell>
          <table:table-cell table:formula="of:=COUNTIF(INDIRECT([.AC$2]&amp;&quot;.F3&quot;):INDIRECT([.AC$2]&amp;&quot;.F1000&quot;);[.$A69])" office:value-type="float" office:value="0">
            <text:p>Err:502</text:p>
          </table:table-cell>
          <table:table-cell table:formula="of:=COUNTIF(INDIRECT([.AD$2]&amp;&quot;.F3&quot;):INDIRECT([.AD$2]&amp;&quot;.F1000&quot;);[.$A69])" office:value-type="float" office:value="0">
            <text:p>Err:502</text:p>
          </table:table-cell>
          <table:table-cell table:formula="of:=COUNTIF(INDIRECT([.AE$2]&amp;&quot;.F3&quot;):INDIRECT([.AE$2]&amp;&quot;.F1000&quot;);[.$A69])" office:value-type="float" office:value="0">
            <text:p>Err:502</text:p>
          </table:table-cell>
          <table:table-cell table:formula="of:=COUNTIF(INDIRECT([.AF$2]&amp;&quot;.F3&quot;):INDIRECT([.AF$2]&amp;&quot;.F1000&quot;);[.$A69])" office:value-type="float" office:value="0">
            <text:p>Err:502</text:p>
          </table:table-cell>
          <table:table-cell table:formula="of:=COUNTIF(INDIRECT([.AG$2]&amp;&quot;.F3&quot;):INDIRECT([.AG$2]&amp;&quot;.F1000&quot;);[.$A69])" office:value-type="float" office:value="0">
            <text:p>Err:502</text:p>
          </table:table-cell>
          <table:table-cell table:formula="of:=COUNTIF(INDIRECT([.AH$2]&amp;&quot;.F3&quot;):INDIRECT([.AH$2]&amp;&quot;.F1000&quot;);[.$A69])" office:value-type="float" office:value="0">
            <text:p>Err:502</text:p>
          </table:table-cell>
          <table:table-cell table:formula="of:=COUNTIF(INDIRECT([.AI$2]&amp;&quot;.F3&quot;):INDIRECT([.AI$2]&amp;&quot;.F1000&quot;);[.$A69])" office:value-type="float" office:value="0">
            <text:p>Err:502</text:p>
          </table:table-cell>
          <table:table-cell table:formula="of:=COUNTIF(INDIRECT([.AJ$2]&amp;&quot;.F3&quot;):INDIRECT([.AJ$2]&amp;&quot;.F1000&quot;);[.$A69])" office:value-type="float" office:value="0">
            <text:p>Err:502</text:p>
          </table:table-cell>
          <table:table-cell table:formula="of:=COUNTIF(INDIRECT([.AK$2]&amp;&quot;.F3&quot;):INDIRECT([.AK$2]&amp;&quot;.F1000&quot;);[.$A69])" office:value-type="float" office:value="0">
            <text:p>Err:502</text:p>
          </table:table-cell>
          <table:table-cell table:formula="of:=COUNTIF(INDIRECT([.AL$2]&amp;&quot;.F3&quot;):INDIRECT([.AL$2]&amp;&quot;.F1000&quot;);[.$A69])" office:value-type="float" office:value="0">
            <text:p>Err:502</text:p>
          </table:table-cell>
          <table:table-cell table:formula="of:=COUNTIF(INDIRECT([.AM$2]&amp;&quot;.F3&quot;):INDIRECT([.AM$2]&amp;&quot;.F1000&quot;);[.$A69])" office:value-type="float" office:value="0">
            <text:p>Err:502</text:p>
          </table:table-cell>
          <table:table-cell table:formula="of:=COUNTIF(INDIRECT([.AN$2]&amp;&quot;.F3&quot;):INDIRECT([.AN$2]&amp;&quot;.F1000&quot;);[.$A69])" office:value-type="float" office:value="0">
            <text:p>Err:502</text:p>
          </table:table-cell>
          <table:table-cell table:formula="of:=COUNTIF(INDIRECT([.AO$2]&amp;&quot;.F3&quot;):INDIRECT([.AO$2]&amp;&quot;.F1000&quot;);[.$A69])" office:value-type="float" office:value="0">
            <text:p>Err:502</text:p>
          </table:table-cell>
          <table:table-cell table:formula="of:=COUNTIF(INDIRECT([.AP$2]&amp;&quot;.F3&quot;):INDIRECT([.AP$2]&amp;&quot;.F1000&quot;);[.$A69])" office:value-type="float" office:value="0">
            <text:p>Err:502</text:p>
          </table:table-cell>
          <table:table-cell table:formula="of:=COUNTIF(INDIRECT([.AQ$2]&amp;&quot;.F3&quot;):INDIRECT([.AQ$2]&amp;&quot;.F1000&quot;);[.$A69])" office:value-type="float" office:value="0">
            <text:p>Err:502</text:p>
          </table:table-cell>
          <table:table-cell table:formula="of:=COUNTIF(INDIRECT([.AR$2]&amp;&quot;.F3&quot;):INDIRECT([.AR$2]&amp;&quot;.F1000&quot;);[.$A69])" office:value-type="float" office:value="0">
            <text:p>Err:502</text:p>
          </table:table-cell>
          <table:table-cell table:formula="of:=COUNTIF(INDIRECT([.AS$2]&amp;&quot;.F3&quot;):INDIRECT([.AS$2]&amp;&quot;.F1000&quot;);[.$A69])" office:value-type="float" office:value="0">
            <text:p>Err:502</text:p>
          </table:table-cell>
          <table:table-cell table:formula="of:=COUNTIF(INDIRECT([.AT$2]&amp;&quot;.F3&quot;):INDIRECT([.AT$2]&amp;&quot;.F1000&quot;);[.$A69])" office:value-type="float" office:value="0">
            <text:p>Err:502</text:p>
          </table:table-cell>
          <table:table-cell table:formula="of:=COUNTIF(INDIRECT([.AU$2]&amp;&quot;.F3&quot;):INDIRECT([.AU$2]&amp;&quot;.F1000&quot;);[.$A69])" office:value-type="float" office:value="0">
            <text:p>Err:502</text:p>
          </table:table-cell>
          <table:table-cell table:formula="of:=COUNTIF(INDIRECT([.AV$2]&amp;&quot;.F3&quot;):INDIRECT([.AV$2]&amp;&quot;.F1000&quot;);[.$A69])" office:value-type="float" office:value="0">
            <text:p>Err:502</text:p>
          </table:table-cell>
          <table:table-cell table:formula="of:=COUNTIF(INDIRECT([.AW$2]&amp;&quot;.F3&quot;):INDIRECT([.AW$2]&amp;&quot;.F1000&quot;);[.$A69])" office:value-type="float" office:value="0">
            <text:p>Err:502</text:p>
          </table:table-cell>
          <table:table-cell table:formula="of:=COUNTIF(INDIRECT([.AX$2]&amp;&quot;.F3&quot;):INDIRECT([.AX$2]&amp;&quot;.F1000&quot;);[.$A69])" office:value-type="float" office:value="0">
            <text:p>Err:502</text:p>
          </table:table-cell>
          <table:table-cell table:formula="of:=COUNTIF(INDIRECT([.AY$2]&amp;&quot;.F3&quot;):INDIRECT([.AY$2]&amp;&quot;.F1000&quot;);[.$A69])" office:value-type="float" office:value="0">
            <text:p>Err:502</text:p>
          </table:table-cell>
          <table:table-cell table:formula="of:=COUNTIF(INDIRECT([.AZ$2]&amp;&quot;.F3&quot;):INDIRECT([.AZ$2]&amp;&quot;.F1000&quot;);[.$A69])" office:value-type="float" office:value="0">
            <text:p>Err:502</text:p>
          </table:table-cell>
          <table:table-cell table:formula="of:=COUNTIF(INDIRECT([.BA$2]&amp;&quot;.F3&quot;):INDIRECT([.BA$2]&amp;&quot;.F1000&quot;);[.$A69])" office:value-type="float" office:value="0">
            <text:p>Err:502</text:p>
          </table:table-cell>
          <table:table-cell table:formula="of:=COUNTIF(INDIRECT([.BB$2]&amp;&quot;.F3&quot;):INDIRECT([.BB$2]&amp;&quot;.F1000&quot;);[.$A69])" office:value-type="float" office:value="0">
            <text:p>Err:502</text:p>
          </table:table-cell>
          <table:table-cell table:formula="of:=COUNTIF(INDIRECT([.BC$2]&amp;&quot;.F3&quot;):INDIRECT([.BC$2]&amp;&quot;.F1000&quot;);[.$A69])" office:value-type="float" office:value="0">
            <text:p>Err:502</text:p>
          </table:table-cell>
          <table:table-cell table:formula="of:=COUNTIF(INDIRECT([.BD$2]&amp;&quot;.F3&quot;):INDIRECT([.BD$2]&amp;&quot;.F1000&quot;);[.$A69])" office:value-type="float" office:value="0">
            <text:p>Err:502</text:p>
          </table:table-cell>
          <table:table-cell table:formula="of:=COUNTIF(INDIRECT([.BE$2]&amp;&quot;.F3&quot;):INDIRECT([.BE$2]&amp;&quot;.F1000&quot;);[.$A69])" office:value-type="float" office:value="0">
            <text:p>Err:502</text:p>
          </table:table-cell>
          <table:table-cell table:formula="of:=COUNTIF(INDIRECT([.BF$2]&amp;&quot;.F3&quot;):INDIRECT([.BF$2]&amp;&quot;.F1000&quot;);[.$A69])" office:value-type="float" office:value="0">
            <text:p>Err:502</text:p>
          </table:table-cell>
          <table:table-cell table:formula="of:=COUNTIF(INDIRECT([.BG$2]&amp;&quot;.F3&quot;):INDIRECT([.BG$2]&amp;&quot;.F1000&quot;);[.$A69])" office:value-type="float" office:value="0">
            <text:p>Err:502</text:p>
          </table:table-cell>
          <table:table-cell table:formula="of:=COUNTIF(INDIRECT([.BH$2]&amp;&quot;.F3&quot;):INDIRECT([.BH$2]&amp;&quot;.F1000&quot;);[.$A69])" office:value-type="float" office:value="0">
            <text:p>Err:502</text:p>
          </table:table-cell>
          <table:table-cell table:formula="of:=COUNTIF(INDIRECT([.BI$2]&amp;&quot;.F3&quot;):INDIRECT([.BI$2]&amp;&quot;.F1000&quot;);[.$A69])" office:value-type="float" office:value="0">
            <text:p>Err:502</text:p>
          </table:table-cell>
          <table:table-cell table:formula="of:=COUNTIF(INDIRECT([.BJ$2]&amp;&quot;.F3&quot;):INDIRECT([.BJ$2]&amp;&quot;.F1000&quot;);[.$A69])" office:value-type="float" office:value="0">
            <text:p>Err:502</text:p>
          </table:table-cell>
          <table:table-cell table:formula="of:=COUNTIF(INDIRECT([.BK$2]&amp;&quot;.F3&quot;):INDIRECT([.BK$2]&amp;&quot;.F1000&quot;);[.$A69])" office:value-type="float" office:value="0">
            <text:p>Err:502</text:p>
          </table:table-cell>
          <table:table-cell table:formula="of:=COUNTIF(INDIRECT([.BL$2]&amp;&quot;.F3&quot;):INDIRECT([.BL$2]&amp;&quot;.F1000&quot;);[.$A69])" office:value-type="float" office:value="0">
            <text:p>Err:502</text:p>
          </table:table-cell>
          <table:table-cell table:formula="of:=COUNTIF(INDIRECT([.BM$2]&amp;&quot;.F3&quot;):INDIRECT([.BM$2]&amp;&quot;.F1000&quot;);[.$A69])" office:value-type="float" office:value="0">
            <text:p>Err:502</text:p>
          </table:table-cell>
          <table:table-cell table:formula="of:=COUNTIF(INDIRECT([.BN$2]&amp;&quot;.F3&quot;):INDIRECT([.BN$2]&amp;&quot;.F1000&quot;);[.$A69])" office:value-type="float" office:value="0">
            <text:p>Err:502</text:p>
          </table:table-cell>
          <table:table-cell table:formula="of:=COUNTIF(INDIRECT([.BO$2]&amp;&quot;.F3&quot;):INDIRECT([.BO$2]&amp;&quot;.F1000&quot;);[.$A69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WeaponCooler </text:p>
          </table:table-cell>
          <table:table-cell office:value-type="float" office:value="100">
            <text:p>100</text:p>
          </table:table-cell>
          <table:table-cell table:formula="of:=SUMIF([.E70:.DZ70];&quot;&gt;0&quot;)" office:value-type="float" office:value="0">
            <text:p>0</text:p>
          </table:table-cell>
          <table:table-cell table:formula="of:=SUM([.B70]*[.C70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70])" office:value-type="float" office:value="0">
            <text:p>0</text:p>
          </table:table-cell>
          <table:table-cell table:formula="of:=COUNTIF(INDIRECT([.F$2]&amp;&quot;.F3&quot;):INDIRECT([.F$2]&amp;&quot;.F1000&quot;);[.$A70])" office:value-type="float" office:value="0">
            <text:p>0</text:p>
          </table:table-cell>
          <table:table-cell table:formula="of:=COUNTIF(INDIRECT([.G$2]&amp;&quot;.F3&quot;):INDIRECT([.G$2]&amp;&quot;.F1000&quot;);[.$A70])" office:value-type="float" office:value="0">
            <text:p>0</text:p>
          </table:table-cell>
          <table:table-cell table:formula="of:=COUNTIF(INDIRECT([.H$2]&amp;&quot;.F3&quot;):INDIRECT([.H$2]&amp;&quot;.F1000&quot;);[.$A70])" office:value-type="float" office:value="0">
            <text:p>0</text:p>
          </table:table-cell>
          <table:table-cell table:formula="of:=COUNTIF(INDIRECT([.I$2]&amp;&quot;.F3&quot;):INDIRECT([.I$2]&amp;&quot;.F1000&quot;);[.$A70])" office:value-type="float" office:value="0">
            <text:p>0</text:p>
          </table:table-cell>
          <table:table-cell table:formula="of:=COUNTIF(INDIRECT([.J$2]&amp;&quot;.F3&quot;):INDIRECT([.J$2]&amp;&quot;.F1000&quot;);[.$A70])" office:value-type="float" office:value="0">
            <text:p>0</text:p>
          </table:table-cell>
          <table:table-cell table:formula="of:=COUNTIF(INDIRECT([.K$2]&amp;&quot;.F3&quot;):INDIRECT([.K$2]&amp;&quot;.F1000&quot;);[.$A70])" office:value-type="float" office:value="0">
            <text:p>0</text:p>
          </table:table-cell>
          <table:table-cell table:formula="of:=COUNTIF(INDIRECT([.L$2]&amp;&quot;.F3&quot;):INDIRECT([.L$2]&amp;&quot;.F1000&quot;);[.$A70])" office:value-type="float" office:value="0">
            <text:p>0</text:p>
          </table:table-cell>
          <table:table-cell table:formula="of:=COUNTIF(INDIRECT([.M$2]&amp;&quot;.F3&quot;):INDIRECT([.M$2]&amp;&quot;.F1000&quot;);[.$A70])" office:value-type="float" office:value="0">
            <text:p>0</text:p>
          </table:table-cell>
          <table:table-cell table:formula="of:=COUNTIF(INDIRECT([.N$2]&amp;&quot;.F3&quot;):INDIRECT([.N$2]&amp;&quot;.F1000&quot;);[.$A70])" office:value-type="float" office:value="0">
            <text:p>0</text:p>
          </table:table-cell>
          <table:table-cell table:formula="of:=COUNTIF(INDIRECT([.O$2]&amp;&quot;.F3&quot;):INDIRECT([.O$2]&amp;&quot;.F1000&quot;);[.$A70])" office:value-type="float" office:value="0">
            <text:p>0</text:p>
          </table:table-cell>
          <table:table-cell table:formula="of:=COUNTIF(INDIRECT([.P$2]&amp;&quot;.F3&quot;):INDIRECT([.P$2]&amp;&quot;.F1000&quot;);[.$A70])" office:value-type="float" office:value="0">
            <text:p>Err:502</text:p>
          </table:table-cell>
          <table:table-cell table:formula="of:=COUNTIF(INDIRECT([.Q$2]&amp;&quot;.F3&quot;):INDIRECT([.Q$2]&amp;&quot;.F1000&quot;);[.$A70])" office:value-type="float" office:value="0">
            <text:p>Err:502</text:p>
          </table:table-cell>
          <table:table-cell table:formula="of:=COUNTIF(INDIRECT([.R$2]&amp;&quot;.F3&quot;):INDIRECT([.R$2]&amp;&quot;.F1000&quot;);[.$A70])" office:value-type="float" office:value="0">
            <text:p>Err:502</text:p>
          </table:table-cell>
          <table:table-cell table:formula="of:=COUNTIF(INDIRECT([.S$2]&amp;&quot;.F3&quot;):INDIRECT([.S$2]&amp;&quot;.F1000&quot;);[.$A70])" office:value-type="float" office:value="0">
            <text:p>Err:502</text:p>
          </table:table-cell>
          <table:table-cell table:formula="of:=COUNTIF(INDIRECT([.T$2]&amp;&quot;.F3&quot;):INDIRECT([.T$2]&amp;&quot;.F1000&quot;);[.$A70])" office:value-type="float" office:value="0">
            <text:p>Err:502</text:p>
          </table:table-cell>
          <table:table-cell table:formula="of:=COUNTIF(INDIRECT([.U$2]&amp;&quot;.F3&quot;):INDIRECT([.U$2]&amp;&quot;.F1000&quot;);[.$A70])" office:value-type="float" office:value="0">
            <text:p>Err:502</text:p>
          </table:table-cell>
          <table:table-cell table:formula="of:=COUNTIF(INDIRECT([.V$2]&amp;&quot;.F3&quot;):INDIRECT([.V$2]&amp;&quot;.F1000&quot;);[.$A70])" office:value-type="float" office:value="0">
            <text:p>Err:502</text:p>
          </table:table-cell>
          <table:table-cell table:formula="of:=COUNTIF(INDIRECT([.W$2]&amp;&quot;.F3&quot;):INDIRECT([.W$2]&amp;&quot;.F1000&quot;);[.$A70])" office:value-type="float" office:value="0">
            <text:p>Err:502</text:p>
          </table:table-cell>
          <table:table-cell table:formula="of:=COUNTIF(INDIRECT([.X$2]&amp;&quot;.F3&quot;):INDIRECT([.X$2]&amp;&quot;.F1000&quot;);[.$A70])" office:value-type="float" office:value="0">
            <text:p>Err:502</text:p>
          </table:table-cell>
          <table:table-cell table:formula="of:=COUNTIF(INDIRECT([.Y$2]&amp;&quot;.F3&quot;):INDIRECT([.Y$2]&amp;&quot;.F1000&quot;);[.$A70])" office:value-type="float" office:value="0">
            <text:p>Err:502</text:p>
          </table:table-cell>
          <table:table-cell table:formula="of:=COUNTIF(INDIRECT([.Z$2]&amp;&quot;.F3&quot;):INDIRECT([.Z$2]&amp;&quot;.F1000&quot;);[.$A70])" office:value-type="float" office:value="0">
            <text:p>Err:502</text:p>
          </table:table-cell>
          <table:table-cell table:formula="of:=COUNTIF(INDIRECT([.AA$2]&amp;&quot;.F3&quot;):INDIRECT([.AA$2]&amp;&quot;.F1000&quot;);[.$A70])" office:value-type="float" office:value="0">
            <text:p>Err:502</text:p>
          </table:table-cell>
          <table:table-cell table:formula="of:=COUNTIF(INDIRECT([.AB$2]&amp;&quot;.F3&quot;):INDIRECT([.AB$2]&amp;&quot;.F1000&quot;);[.$A70])" office:value-type="float" office:value="0">
            <text:p>Err:502</text:p>
          </table:table-cell>
          <table:table-cell table:formula="of:=COUNTIF(INDIRECT([.AC$2]&amp;&quot;.F3&quot;):INDIRECT([.AC$2]&amp;&quot;.F1000&quot;);[.$A70])" office:value-type="float" office:value="0">
            <text:p>Err:502</text:p>
          </table:table-cell>
          <table:table-cell table:formula="of:=COUNTIF(INDIRECT([.AD$2]&amp;&quot;.F3&quot;):INDIRECT([.AD$2]&amp;&quot;.F1000&quot;);[.$A70])" office:value-type="float" office:value="0">
            <text:p>Err:502</text:p>
          </table:table-cell>
          <table:table-cell table:formula="of:=COUNTIF(INDIRECT([.AE$2]&amp;&quot;.F3&quot;):INDIRECT([.AE$2]&amp;&quot;.F1000&quot;);[.$A70])" office:value-type="float" office:value="0">
            <text:p>Err:502</text:p>
          </table:table-cell>
          <table:table-cell table:formula="of:=COUNTIF(INDIRECT([.AF$2]&amp;&quot;.F3&quot;):INDIRECT([.AF$2]&amp;&quot;.F1000&quot;);[.$A70])" office:value-type="float" office:value="0">
            <text:p>Err:502</text:p>
          </table:table-cell>
          <table:table-cell table:formula="of:=COUNTIF(INDIRECT([.AG$2]&amp;&quot;.F3&quot;):INDIRECT([.AG$2]&amp;&quot;.F1000&quot;);[.$A70])" office:value-type="float" office:value="0">
            <text:p>Err:502</text:p>
          </table:table-cell>
          <table:table-cell table:formula="of:=COUNTIF(INDIRECT([.AH$2]&amp;&quot;.F3&quot;):INDIRECT([.AH$2]&amp;&quot;.F1000&quot;);[.$A70])" office:value-type="float" office:value="0">
            <text:p>Err:502</text:p>
          </table:table-cell>
          <table:table-cell table:formula="of:=COUNTIF(INDIRECT([.AI$2]&amp;&quot;.F3&quot;):INDIRECT([.AI$2]&amp;&quot;.F1000&quot;);[.$A70])" office:value-type="float" office:value="0">
            <text:p>Err:502</text:p>
          </table:table-cell>
          <table:table-cell table:formula="of:=COUNTIF(INDIRECT([.AJ$2]&amp;&quot;.F3&quot;):INDIRECT([.AJ$2]&amp;&quot;.F1000&quot;);[.$A70])" office:value-type="float" office:value="0">
            <text:p>Err:502</text:p>
          </table:table-cell>
          <table:table-cell table:formula="of:=COUNTIF(INDIRECT([.AK$2]&amp;&quot;.F3&quot;):INDIRECT([.AK$2]&amp;&quot;.F1000&quot;);[.$A70])" office:value-type="float" office:value="0">
            <text:p>Err:502</text:p>
          </table:table-cell>
          <table:table-cell table:formula="of:=COUNTIF(INDIRECT([.AL$2]&amp;&quot;.F3&quot;):INDIRECT([.AL$2]&amp;&quot;.F1000&quot;);[.$A70])" office:value-type="float" office:value="0">
            <text:p>Err:502</text:p>
          </table:table-cell>
          <table:table-cell table:formula="of:=COUNTIF(INDIRECT([.AM$2]&amp;&quot;.F3&quot;):INDIRECT([.AM$2]&amp;&quot;.F1000&quot;);[.$A70])" office:value-type="float" office:value="0">
            <text:p>Err:502</text:p>
          </table:table-cell>
          <table:table-cell table:formula="of:=COUNTIF(INDIRECT([.AN$2]&amp;&quot;.F3&quot;):INDIRECT([.AN$2]&amp;&quot;.F1000&quot;);[.$A70])" office:value-type="float" office:value="0">
            <text:p>Err:502</text:p>
          </table:table-cell>
          <table:table-cell table:formula="of:=COUNTIF(INDIRECT([.AO$2]&amp;&quot;.F3&quot;):INDIRECT([.AO$2]&amp;&quot;.F1000&quot;);[.$A70])" office:value-type="float" office:value="0">
            <text:p>Err:502</text:p>
          </table:table-cell>
          <table:table-cell table:formula="of:=COUNTIF(INDIRECT([.AP$2]&amp;&quot;.F3&quot;):INDIRECT([.AP$2]&amp;&quot;.F1000&quot;);[.$A70])" office:value-type="float" office:value="0">
            <text:p>Err:502</text:p>
          </table:table-cell>
          <table:table-cell table:formula="of:=COUNTIF(INDIRECT([.AQ$2]&amp;&quot;.F3&quot;):INDIRECT([.AQ$2]&amp;&quot;.F1000&quot;);[.$A70])" office:value-type="float" office:value="0">
            <text:p>Err:502</text:p>
          </table:table-cell>
          <table:table-cell table:formula="of:=COUNTIF(INDIRECT([.AR$2]&amp;&quot;.F3&quot;):INDIRECT([.AR$2]&amp;&quot;.F1000&quot;);[.$A70])" office:value-type="float" office:value="0">
            <text:p>Err:502</text:p>
          </table:table-cell>
          <table:table-cell table:formula="of:=COUNTIF(INDIRECT([.AS$2]&amp;&quot;.F3&quot;):INDIRECT([.AS$2]&amp;&quot;.F1000&quot;);[.$A70])" office:value-type="float" office:value="0">
            <text:p>Err:502</text:p>
          </table:table-cell>
          <table:table-cell table:formula="of:=COUNTIF(INDIRECT([.AT$2]&amp;&quot;.F3&quot;):INDIRECT([.AT$2]&amp;&quot;.F1000&quot;);[.$A70])" office:value-type="float" office:value="0">
            <text:p>Err:502</text:p>
          </table:table-cell>
          <table:table-cell table:formula="of:=COUNTIF(INDIRECT([.AU$2]&amp;&quot;.F3&quot;):INDIRECT([.AU$2]&amp;&quot;.F1000&quot;);[.$A70])" office:value-type="float" office:value="0">
            <text:p>Err:502</text:p>
          </table:table-cell>
          <table:table-cell table:formula="of:=COUNTIF(INDIRECT([.AV$2]&amp;&quot;.F3&quot;):INDIRECT([.AV$2]&amp;&quot;.F1000&quot;);[.$A70])" office:value-type="float" office:value="0">
            <text:p>Err:502</text:p>
          </table:table-cell>
          <table:table-cell table:formula="of:=COUNTIF(INDIRECT([.AW$2]&amp;&quot;.F3&quot;):INDIRECT([.AW$2]&amp;&quot;.F1000&quot;);[.$A70])" office:value-type="float" office:value="0">
            <text:p>Err:502</text:p>
          </table:table-cell>
          <table:table-cell table:formula="of:=COUNTIF(INDIRECT([.AX$2]&amp;&quot;.F3&quot;):INDIRECT([.AX$2]&amp;&quot;.F1000&quot;);[.$A70])" office:value-type="float" office:value="0">
            <text:p>Err:502</text:p>
          </table:table-cell>
          <table:table-cell table:formula="of:=COUNTIF(INDIRECT([.AY$2]&amp;&quot;.F3&quot;):INDIRECT([.AY$2]&amp;&quot;.F1000&quot;);[.$A70])" office:value-type="float" office:value="0">
            <text:p>Err:502</text:p>
          </table:table-cell>
          <table:table-cell table:formula="of:=COUNTIF(INDIRECT([.AZ$2]&amp;&quot;.F3&quot;):INDIRECT([.AZ$2]&amp;&quot;.F1000&quot;);[.$A70])" office:value-type="float" office:value="0">
            <text:p>Err:502</text:p>
          </table:table-cell>
          <table:table-cell table:formula="of:=COUNTIF(INDIRECT([.BA$2]&amp;&quot;.F3&quot;):INDIRECT([.BA$2]&amp;&quot;.F1000&quot;);[.$A70])" office:value-type="float" office:value="0">
            <text:p>Err:502</text:p>
          </table:table-cell>
          <table:table-cell table:formula="of:=COUNTIF(INDIRECT([.BB$2]&amp;&quot;.F3&quot;):INDIRECT([.BB$2]&amp;&quot;.F1000&quot;);[.$A70])" office:value-type="float" office:value="0">
            <text:p>Err:502</text:p>
          </table:table-cell>
          <table:table-cell table:formula="of:=COUNTIF(INDIRECT([.BC$2]&amp;&quot;.F3&quot;):INDIRECT([.BC$2]&amp;&quot;.F1000&quot;);[.$A70])" office:value-type="float" office:value="0">
            <text:p>Err:502</text:p>
          </table:table-cell>
          <table:table-cell table:formula="of:=COUNTIF(INDIRECT([.BD$2]&amp;&quot;.F3&quot;):INDIRECT([.BD$2]&amp;&quot;.F1000&quot;);[.$A70])" office:value-type="float" office:value="0">
            <text:p>Err:502</text:p>
          </table:table-cell>
          <table:table-cell table:formula="of:=COUNTIF(INDIRECT([.BE$2]&amp;&quot;.F3&quot;):INDIRECT([.BE$2]&amp;&quot;.F1000&quot;);[.$A70])" office:value-type="float" office:value="0">
            <text:p>Err:502</text:p>
          </table:table-cell>
          <table:table-cell table:formula="of:=COUNTIF(INDIRECT([.BF$2]&amp;&quot;.F3&quot;):INDIRECT([.BF$2]&amp;&quot;.F1000&quot;);[.$A70])" office:value-type="float" office:value="0">
            <text:p>Err:502</text:p>
          </table:table-cell>
          <table:table-cell table:formula="of:=COUNTIF(INDIRECT([.BG$2]&amp;&quot;.F3&quot;):INDIRECT([.BG$2]&amp;&quot;.F1000&quot;);[.$A70])" office:value-type="float" office:value="0">
            <text:p>Err:502</text:p>
          </table:table-cell>
          <table:table-cell table:formula="of:=COUNTIF(INDIRECT([.BH$2]&amp;&quot;.F3&quot;):INDIRECT([.BH$2]&amp;&quot;.F1000&quot;);[.$A70])" office:value-type="float" office:value="0">
            <text:p>Err:502</text:p>
          </table:table-cell>
          <table:table-cell table:formula="of:=COUNTIF(INDIRECT([.BI$2]&amp;&quot;.F3&quot;):INDIRECT([.BI$2]&amp;&quot;.F1000&quot;);[.$A70])" office:value-type="float" office:value="0">
            <text:p>Err:502</text:p>
          </table:table-cell>
          <table:table-cell table:formula="of:=COUNTIF(INDIRECT([.BJ$2]&amp;&quot;.F3&quot;):INDIRECT([.BJ$2]&amp;&quot;.F1000&quot;);[.$A70])" office:value-type="float" office:value="0">
            <text:p>Err:502</text:p>
          </table:table-cell>
          <table:table-cell table:formula="of:=COUNTIF(INDIRECT([.BK$2]&amp;&quot;.F3&quot;):INDIRECT([.BK$2]&amp;&quot;.F1000&quot;);[.$A70])" office:value-type="float" office:value="0">
            <text:p>Err:502</text:p>
          </table:table-cell>
          <table:table-cell table:formula="of:=COUNTIF(INDIRECT([.BL$2]&amp;&quot;.F3&quot;):INDIRECT([.BL$2]&amp;&quot;.F1000&quot;);[.$A70])" office:value-type="float" office:value="0">
            <text:p>Err:502</text:p>
          </table:table-cell>
          <table:table-cell table:formula="of:=COUNTIF(INDIRECT([.BM$2]&amp;&quot;.F3&quot;):INDIRECT([.BM$2]&amp;&quot;.F1000&quot;);[.$A70])" office:value-type="float" office:value="0">
            <text:p>Err:502</text:p>
          </table:table-cell>
          <table:table-cell table:formula="of:=COUNTIF(INDIRECT([.BN$2]&amp;&quot;.F3&quot;):INDIRECT([.BN$2]&amp;&quot;.F1000&quot;);[.$A70])" office:value-type="float" office:value="0">
            <text:p>Err:502</text:p>
          </table:table-cell>
          <table:table-cell table:formula="of:=COUNTIF(INDIRECT([.BO$2]&amp;&quot;.F3&quot;):INDIRECT([.BO$2]&amp;&quot;.F1000&quot;);[.$A70])" office:value-type="float" office:value="0">
            <text:p>Err:502</text:p>
          </table:table-cell>
          <table:table-cell table:number-columns-repeated="957"/>
        </table:table-row>
        <table:table-row table:style-name="ro2">
          <table:table-cell office:value-type="string">
            <text:p>StandardWeaponMultiplexer </text:p>
          </table:table-cell>
          <table:table-cell office:value-type="float" office:value="100">
            <text:p>100</text:p>
          </table:table-cell>
          <table:table-cell table:formula="of:=SUMIF([.E71:.DZ71];&quot;&gt;0&quot;)" office:value-type="float" office:value="0">
            <text:p>0</text:p>
          </table:table-cell>
          <table:table-cell table:formula="of:=SUM([.B71]*[.C71]/1000)" office:value-type="currency" office:currency="USD" office:value="0">
            <text:p>0.00 USD</text:p>
          </table:table-cell>
          <table:table-cell table:formula="of:=COUNTIF(INDIRECT([.E$2]&amp;&quot;.F3&quot;):INDIRECT([.E$2]&amp;&quot;.F1000&quot;);[.$A71])" office:value-type="float" office:value="0">
            <text:p>0</text:p>
          </table:table-cell>
          <table:table-cell table:formula="of:=COUNTIF(INDIRECT([.F$2]&amp;&quot;.F3&quot;):INDIRECT([.F$2]&amp;&quot;.F1000&quot;);[.$A71])" office:value-type="float" office:value="0">
            <text:p>0</text:p>
          </table:table-cell>
          <table:table-cell table:formula="of:=COUNTIF(INDIRECT([.G$2]&amp;&quot;.F3&quot;):INDIRECT([.G$2]&amp;&quot;.F1000&quot;);[.$A71])" office:value-type="float" office:value="0">
            <text:p>0</text:p>
          </table:table-cell>
          <table:table-cell table:formula="of:=COUNTIF(INDIRECT([.H$2]&amp;&quot;.F3&quot;):INDIRECT([.H$2]&amp;&quot;.F1000&quot;);[.$A71])" office:value-type="float" office:value="0">
            <text:p>0</text:p>
          </table:table-cell>
          <table:table-cell table:formula="of:=COUNTIF(INDIRECT([.I$2]&amp;&quot;.F3&quot;):INDIRECT([.I$2]&amp;&quot;.F1000&quot;);[.$A71])" office:value-type="float" office:value="0">
            <text:p>0</text:p>
          </table:table-cell>
          <table:table-cell table:formula="of:=COUNTIF(INDIRECT([.J$2]&amp;&quot;.F3&quot;):INDIRECT([.J$2]&amp;&quot;.F1000&quot;);[.$A71])" office:value-type="float" office:value="0">
            <text:p>0</text:p>
          </table:table-cell>
          <table:table-cell table:formula="of:=COUNTIF(INDIRECT([.K$2]&amp;&quot;.F3&quot;):INDIRECT([.K$2]&amp;&quot;.F1000&quot;);[.$A71])" office:value-type="float" office:value="0">
            <text:p>0</text:p>
          </table:table-cell>
          <table:table-cell table:formula="of:=COUNTIF(INDIRECT([.L$2]&amp;&quot;.F3&quot;):INDIRECT([.L$2]&amp;&quot;.F1000&quot;);[.$A71])" office:value-type="float" office:value="0">
            <text:p>0</text:p>
          </table:table-cell>
          <table:table-cell table:formula="of:=COUNTIF(INDIRECT([.M$2]&amp;&quot;.F3&quot;):INDIRECT([.M$2]&amp;&quot;.F1000&quot;);[.$A71])" office:value-type="float" office:value="0">
            <text:p>0</text:p>
          </table:table-cell>
          <table:table-cell table:formula="of:=COUNTIF(INDIRECT([.N$2]&amp;&quot;.F3&quot;):INDIRECT([.N$2]&amp;&quot;.F1000&quot;);[.$A71])" office:value-type="float" office:value="0">
            <text:p>0</text:p>
          </table:table-cell>
          <table:table-cell table:formula="of:=COUNTIF(INDIRECT([.O$2]&amp;&quot;.F3&quot;):INDIRECT([.O$2]&amp;&quot;.F1000&quot;);[.$A71])" office:value-type="float" office:value="0">
            <text:p>0</text:p>
          </table:table-cell>
          <table:table-cell table:formula="of:=COUNTIF(INDIRECT([.P$2]&amp;&quot;.F3&quot;):INDIRECT([.P$2]&amp;&quot;.F1000&quot;);[.$A71])" office:value-type="float" office:value="0">
            <text:p>Err:502</text:p>
          </table:table-cell>
          <table:table-cell table:formula="of:=COUNTIF(INDIRECT([.Q$2]&amp;&quot;.F3&quot;):INDIRECT([.Q$2]&amp;&quot;.F1000&quot;);[.$A71])" office:value-type="float" office:value="0">
            <text:p>Err:502</text:p>
          </table:table-cell>
          <table:table-cell table:formula="of:=COUNTIF(INDIRECT([.R$2]&amp;&quot;.F3&quot;):INDIRECT([.R$2]&amp;&quot;.F1000&quot;);[.$A71])" office:value-type="float" office:value="0">
            <text:p>Err:502</text:p>
          </table:table-cell>
          <table:table-cell table:formula="of:=COUNTIF(INDIRECT([.S$2]&amp;&quot;.F3&quot;):INDIRECT([.S$2]&amp;&quot;.F1000&quot;);[.$A71])" office:value-type="float" office:value="0">
            <text:p>Err:502</text:p>
          </table:table-cell>
          <table:table-cell table:formula="of:=COUNTIF(INDIRECT([.T$2]&amp;&quot;.F3&quot;):INDIRECT([.T$2]&amp;&quot;.F1000&quot;);[.$A71])" office:value-type="float" office:value="0">
            <text:p>Err:502</text:p>
          </table:table-cell>
          <table:table-cell table:formula="of:=COUNTIF(INDIRECT([.U$2]&amp;&quot;.F3&quot;):INDIRECT([.U$2]&amp;&quot;.F1000&quot;);[.$A71])" office:value-type="float" office:value="0">
            <text:p>Err:502</text:p>
          </table:table-cell>
          <table:table-cell table:formula="of:=COUNTIF(INDIRECT([.V$2]&amp;&quot;.F3&quot;):INDIRECT([.V$2]&amp;&quot;.F1000&quot;);[.$A71])" office:value-type="float" office:value="0">
            <text:p>Err:502</text:p>
          </table:table-cell>
          <table:table-cell table:formula="of:=COUNTIF(INDIRECT([.W$2]&amp;&quot;.F3&quot;):INDIRECT([.W$2]&amp;&quot;.F1000&quot;);[.$A71])" office:value-type="float" office:value="0">
            <text:p>Err:502</text:p>
          </table:table-cell>
          <table:table-cell table:formula="of:=COUNTIF(INDIRECT([.X$2]&amp;&quot;.F3&quot;):INDIRECT([.X$2]&amp;&quot;.F1000&quot;);[.$A71])" office:value-type="float" office:value="0">
            <text:p>Err:502</text:p>
          </table:table-cell>
          <table:table-cell table:formula="of:=COUNTIF(INDIRECT([.Y$2]&amp;&quot;.F3&quot;):INDIRECT([.Y$2]&amp;&quot;.F1000&quot;);[.$A71])" office:value-type="float" office:value="0">
            <text:p>Err:502</text:p>
          </table:table-cell>
          <table:table-cell table:formula="of:=COUNTIF(INDIRECT([.Z$2]&amp;&quot;.F3&quot;):INDIRECT([.Z$2]&amp;&quot;.F1000&quot;);[.$A71])" office:value-type="float" office:value="0">
            <text:p>Err:502</text:p>
          </table:table-cell>
          <table:table-cell table:formula="of:=COUNTIF(INDIRECT([.AA$2]&amp;&quot;.F3&quot;):INDIRECT([.AA$2]&amp;&quot;.F1000&quot;);[.$A71])" office:value-type="float" office:value="0">
            <text:p>Err:502</text:p>
          </table:table-cell>
          <table:table-cell table:formula="of:=COUNTIF(INDIRECT([.AB$2]&amp;&quot;.F3&quot;):INDIRECT([.AB$2]&amp;&quot;.F1000&quot;);[.$A71])" office:value-type="float" office:value="0">
            <text:p>Err:502</text:p>
          </table:table-cell>
          <table:table-cell table:formula="of:=COUNTIF(INDIRECT([.AC$2]&amp;&quot;.F3&quot;):INDIRECT([.AC$2]&amp;&quot;.F1000&quot;);[.$A71])" office:value-type="float" office:value="0">
            <text:p>Err:502</text:p>
          </table:table-cell>
          <table:table-cell table:formula="of:=COUNTIF(INDIRECT([.AD$2]&amp;&quot;.F3&quot;):INDIRECT([.AD$2]&amp;&quot;.F1000&quot;);[.$A71])" office:value-type="float" office:value="0">
            <text:p>Err:502</text:p>
          </table:table-cell>
          <table:table-cell table:formula="of:=COUNTIF(INDIRECT([.AE$2]&amp;&quot;.F3&quot;):INDIRECT([.AE$2]&amp;&quot;.F1000&quot;);[.$A71])" office:value-type="float" office:value="0">
            <text:p>Err:502</text:p>
          </table:table-cell>
          <table:table-cell table:formula="of:=COUNTIF(INDIRECT([.AF$2]&amp;&quot;.F3&quot;):INDIRECT([.AF$2]&amp;&quot;.F1000&quot;);[.$A71])" office:value-type="float" office:value="0">
            <text:p>Err:502</text:p>
          </table:table-cell>
          <table:table-cell table:formula="of:=COUNTIF(INDIRECT([.AG$2]&amp;&quot;.F3&quot;):INDIRECT([.AG$2]&amp;&quot;.F1000&quot;);[.$A71])" office:value-type="float" office:value="0">
            <text:p>Err:502</text:p>
          </table:table-cell>
          <table:table-cell table:formula="of:=COUNTIF(INDIRECT([.AH$2]&amp;&quot;.F3&quot;):INDIRECT([.AH$2]&amp;&quot;.F1000&quot;);[.$A71])" office:value-type="float" office:value="0">
            <text:p>Err:502</text:p>
          </table:table-cell>
          <table:table-cell table:formula="of:=COUNTIF(INDIRECT([.AI$2]&amp;&quot;.F3&quot;):INDIRECT([.AI$2]&amp;&quot;.F1000&quot;);[.$A71])" office:value-type="float" office:value="0">
            <text:p>Err:502</text:p>
          </table:table-cell>
          <table:table-cell table:formula="of:=COUNTIF(INDIRECT([.AJ$2]&amp;&quot;.F3&quot;):INDIRECT([.AJ$2]&amp;&quot;.F1000&quot;);[.$A71])" office:value-type="float" office:value="0">
            <text:p>Err:502</text:p>
          </table:table-cell>
          <table:table-cell table:formula="of:=COUNTIF(INDIRECT([.AK$2]&amp;&quot;.F3&quot;):INDIRECT([.AK$2]&amp;&quot;.F1000&quot;);[.$A71])" office:value-type="float" office:value="0">
            <text:p>Err:502</text:p>
          </table:table-cell>
          <table:table-cell table:formula="of:=COUNTIF(INDIRECT([.AL$2]&amp;&quot;.F3&quot;):INDIRECT([.AL$2]&amp;&quot;.F1000&quot;);[.$A71])" office:value-type="float" office:value="0">
            <text:p>Err:502</text:p>
          </table:table-cell>
          <table:table-cell table:formula="of:=COUNTIF(INDIRECT([.AM$2]&amp;&quot;.F3&quot;):INDIRECT([.AM$2]&amp;&quot;.F1000&quot;);[.$A71])" office:value-type="float" office:value="0">
            <text:p>Err:502</text:p>
          </table:table-cell>
          <table:table-cell table:formula="of:=COUNTIF(INDIRECT([.AN$2]&amp;&quot;.F3&quot;):INDIRECT([.AN$2]&amp;&quot;.F1000&quot;);[.$A71])" office:value-type="float" office:value="0">
            <text:p>Err:502</text:p>
          </table:table-cell>
          <table:table-cell table:formula="of:=COUNTIF(INDIRECT([.AO$2]&amp;&quot;.F3&quot;):INDIRECT([.AO$2]&amp;&quot;.F1000&quot;);[.$A71])" office:value-type="float" office:value="0">
            <text:p>Err:502</text:p>
          </table:table-cell>
          <table:table-cell table:formula="of:=COUNTIF(INDIRECT([.AP$2]&amp;&quot;.F3&quot;):INDIRECT([.AP$2]&amp;&quot;.F1000&quot;);[.$A71])" office:value-type="float" office:value="0">
            <text:p>Err:502</text:p>
          </table:table-cell>
          <table:table-cell table:formula="of:=COUNTIF(INDIRECT([.AQ$2]&amp;&quot;.F3&quot;):INDIRECT([.AQ$2]&amp;&quot;.F1000&quot;);[.$A71])" office:value-type="float" office:value="0">
            <text:p>Err:502</text:p>
          </table:table-cell>
          <table:table-cell table:formula="of:=COUNTIF(INDIRECT([.AR$2]&amp;&quot;.F3&quot;):INDIRECT([.AR$2]&amp;&quot;.F1000&quot;);[.$A71])" office:value-type="float" office:value="0">
            <text:p>Err:502</text:p>
          </table:table-cell>
          <table:table-cell table:formula="of:=COUNTIF(INDIRECT([.AS$2]&amp;&quot;.F3&quot;):INDIRECT([.AS$2]&amp;&quot;.F1000&quot;);[.$A71])" office:value-type="float" office:value="0">
            <text:p>Err:502</text:p>
          </table:table-cell>
          <table:table-cell table:formula="of:=COUNTIF(INDIRECT([.AT$2]&amp;&quot;.F3&quot;):INDIRECT([.AT$2]&amp;&quot;.F1000&quot;);[.$A71])" office:value-type="float" office:value="0">
            <text:p>Err:502</text:p>
          </table:table-cell>
          <table:table-cell table:formula="of:=COUNTIF(INDIRECT([.AU$2]&amp;&quot;.F3&quot;):INDIRECT([.AU$2]&amp;&quot;.F1000&quot;);[.$A71])" office:value-type="float" office:value="0">
            <text:p>Err:502</text:p>
          </table:table-cell>
          <table:table-cell table:formula="of:=COUNTIF(INDIRECT([.AV$2]&amp;&quot;.F3&quot;):INDIRECT([.AV$2]&amp;&quot;.F1000&quot;);[.$A71])" office:value-type="float" office:value="0">
            <text:p>Err:502</text:p>
          </table:table-cell>
          <table:table-cell table:formula="of:=COUNTIF(INDIRECT([.AW$2]&amp;&quot;.F3&quot;):INDIRECT([.AW$2]&amp;&quot;.F1000&quot;);[.$A71])" office:value-type="float" office:value="0">
            <text:p>Err:502</text:p>
          </table:table-cell>
          <table:table-cell table:formula="of:=COUNTIF(INDIRECT([.AX$2]&amp;&quot;.F3&quot;):INDIRECT([.AX$2]&amp;&quot;.F1000&quot;);[.$A71])" office:value-type="float" office:value="0">
            <text:p>Err:502</text:p>
          </table:table-cell>
          <table:table-cell table:formula="of:=COUNTIF(INDIRECT([.AY$2]&amp;&quot;.F3&quot;):INDIRECT([.AY$2]&amp;&quot;.F1000&quot;);[.$A71])" office:value-type="float" office:value="0">
            <text:p>Err:502</text:p>
          </table:table-cell>
          <table:table-cell table:formula="of:=COUNTIF(INDIRECT([.AZ$2]&amp;&quot;.F3&quot;):INDIRECT([.AZ$2]&amp;&quot;.F1000&quot;);[.$A71])" office:value-type="float" office:value="0">
            <text:p>Err:502</text:p>
          </table:table-cell>
          <table:table-cell table:formula="of:=COUNTIF(INDIRECT([.BA$2]&amp;&quot;.F3&quot;):INDIRECT([.BA$2]&amp;&quot;.F1000&quot;);[.$A71])" office:value-type="float" office:value="0">
            <text:p>Err:502</text:p>
          </table:table-cell>
          <table:table-cell table:formula="of:=COUNTIF(INDIRECT([.BB$2]&amp;&quot;.F3&quot;):INDIRECT([.BB$2]&amp;&quot;.F1000&quot;);[.$A71])" office:value-type="float" office:value="0">
            <text:p>Err:502</text:p>
          </table:table-cell>
          <table:table-cell table:formula="of:=COUNTIF(INDIRECT([.BC$2]&amp;&quot;.F3&quot;):INDIRECT([.BC$2]&amp;&quot;.F1000&quot;);[.$A71])" office:value-type="float" office:value="0">
            <text:p>Err:502</text:p>
          </table:table-cell>
          <table:table-cell table:formula="of:=COUNTIF(INDIRECT([.BD$2]&amp;&quot;.F3&quot;):INDIRECT([.BD$2]&amp;&quot;.F1000&quot;);[.$A71])" office:value-type="float" office:value="0">
            <text:p>Err:502</text:p>
          </table:table-cell>
          <table:table-cell table:formula="of:=COUNTIF(INDIRECT([.BE$2]&amp;&quot;.F3&quot;):INDIRECT([.BE$2]&amp;&quot;.F1000&quot;);[.$A71])" office:value-type="float" office:value="0">
            <text:p>Err:502</text:p>
          </table:table-cell>
          <table:table-cell table:formula="of:=COUNTIF(INDIRECT([.BF$2]&amp;&quot;.F3&quot;):INDIRECT([.BF$2]&amp;&quot;.F1000&quot;);[.$A71])" office:value-type="float" office:value="0">
            <text:p>Err:502</text:p>
          </table:table-cell>
          <table:table-cell table:formula="of:=COUNTIF(INDIRECT([.BG$2]&amp;&quot;.F3&quot;):INDIRECT([.BG$2]&amp;&quot;.F1000&quot;);[.$A71])" office:value-type="float" office:value="0">
            <text:p>Err:502</text:p>
          </table:table-cell>
          <table:table-cell table:formula="of:=COUNTIF(INDIRECT([.BH$2]&amp;&quot;.F3&quot;):INDIRECT([.BH$2]&amp;&quot;.F1000&quot;);[.$A71])" office:value-type="float" office:value="0">
            <text:p>Err:502</text:p>
          </table:table-cell>
          <table:table-cell table:formula="of:=COUNTIF(INDIRECT([.BI$2]&amp;&quot;.F3&quot;):INDIRECT([.BI$2]&amp;&quot;.F1000&quot;);[.$A71])" office:value-type="float" office:value="0">
            <text:p>Err:502</text:p>
          </table:table-cell>
          <table:table-cell table:formula="of:=COUNTIF(INDIRECT([.BJ$2]&amp;&quot;.F3&quot;):INDIRECT([.BJ$2]&amp;&quot;.F1000&quot;);[.$A71])" office:value-type="float" office:value="0">
            <text:p>Err:502</text:p>
          </table:table-cell>
          <table:table-cell table:formula="of:=COUNTIF(INDIRECT([.BK$2]&amp;&quot;.F3&quot;):INDIRECT([.BK$2]&amp;&quot;.F1000&quot;);[.$A71])" office:value-type="float" office:value="0">
            <text:p>Err:502</text:p>
          </table:table-cell>
          <table:table-cell table:formula="of:=COUNTIF(INDIRECT([.BL$2]&amp;&quot;.F3&quot;):INDIRECT([.BL$2]&amp;&quot;.F1000&quot;);[.$A71])" office:value-type="float" office:value="0">
            <text:p>Err:502</text:p>
          </table:table-cell>
          <table:table-cell table:formula="of:=COUNTIF(INDIRECT([.BM$2]&amp;&quot;.F3&quot;):INDIRECT([.BM$2]&amp;&quot;.F1000&quot;);[.$A71])" office:value-type="float" office:value="0">
            <text:p>Err:502</text:p>
          </table:table-cell>
          <table:table-cell table:formula="of:=COUNTIF(INDIRECT([.BN$2]&amp;&quot;.F3&quot;):INDIRECT([.BN$2]&amp;&quot;.F1000&quot;);[.$A71])" office:value-type="float" office:value="0">
            <text:p>Err:502</text:p>
          </table:table-cell>
          <table:table-cell table:formula="of:=COUNTIF(INDIRECT([.BO$2]&amp;&quot;.F3&quot;):INDIRECT([.BO$2]&amp;&quot;.F1000&quot;);[.$A71])" office:value-type="float" office:value="0">
            <text:p>Err:502</text:p>
          </table:table-cell>
          <table:table-cell table:number-columns-repeated="957"/>
        </table:table-row>
      </table:table>
      <table:table table:name="0610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09/10 08:48:5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48:58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49:06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49:18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3:54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3:57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4:00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4:03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4:30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4:33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4:35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08:54:39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0:06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0:14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0:22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0:48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1:24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1:30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1:39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12:12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TrailRedHo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36:15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36:23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36:27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1:36:33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6:14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8:37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8:41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8:44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8:46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8:49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8:53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09/10 12:08:56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08:59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50:0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2:50:0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4:25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4:34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4:39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4:43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4:49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4:53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4:57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5:11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7:46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7:50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7:52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7:54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8:57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9:02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9:06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39:09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41:48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41:51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41:53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41:57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42:01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42:08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4:42:13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6:14:54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10:24 : [STAT] </text:p>
          </table:table-cell>
          <table:table-cell office:value-type="string">
            <text:p>[=ICC=]Fleet Admiral CRAZY45</text:p>
          </table:table-cell>
          <table:table-cell/>
          <table:table-cell office:value-type="float" office:value="187228">
            <text:p>187228</text:p>
          </table:table-cell>
          <table:table-cell office:value-type="string">
            <text:p><text:s/>bought enhancement </text:p>
          </table:table-cell>
          <table:table-cell office:value-type="string">
            <text:p>TrailDarkBlu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05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09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11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14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17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20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24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7:46:27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8:36:38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8:36:43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8:43:49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8:43:53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8:43:57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8:44:03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9:09:06 : [STAT] </text:p>
          </table:table-cell>
          <table:table-cell office:value-type="string">
            <text:p>[UFF]HeavensGuardian*FlareStriker</text:p>
          </table:table-cell>
          <table:table-cell/>
          <table:table-cell office:value-type="float" office:value="200553">
            <text:p>200553</text:p>
          </table:table-cell>
          <table:table-cell office:value-type="string">
            <text:p><text:s/>bought enhancement </text:p>
          </table:table-cell>
          <table:table-cell office:value-type="string">
            <text:p>TrailDarkBlu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9:09:29 : [STAT] </text:p>
          </table:table-cell>
          <table:table-cell office:value-type="string">
            <text:p>[UFF]HeavensGuardian*FlareStriker</text:p>
          </table:table-cell>
          <table:table-cell/>
          <table:table-cell office:value-type="float" office:value="200553">
            <text:p>200553</text:p>
          </table:table-cell>
          <table:table-cell office:value-type="string">
            <text:p><text:s/>bought enhancement </text:p>
          </table:table-cell>
          <table:table-cell office:value-type="string">
            <text:p>ImprovedShield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9:09:39 : [STAT] </text:p>
          </table:table-cell>
          <table:table-cell office:value-type="string">
            <text:p>[UFF]HeavensGuardian*FlareStriker</text:p>
          </table:table-cell>
          <table:table-cell/>
          <table:table-cell office:value-type="float" office:value="200553">
            <text:p>200553</text:p>
          </table:table-cell>
          <table:table-cell office:value-type="string">
            <text:p><text:s/>bought enhancement </text:p>
          </table:table-cell>
          <table:table-cell office:value-type="string">
            <text:p>ImprovedArmo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9:09:50 : [STAT] </text:p>
          </table:table-cell>
          <table:table-cell office:value-type="string">
            <text:p>[UFF]HeavensGuardian*FlareStriker</text:p>
          </table:table-cell>
          <table:table-cell/>
          <table:table-cell office:value-type="float" office:value="200553">
            <text:p>200553</text:p>
          </table:table-cell>
          <table:table-cell office:value-type="string">
            <text:p><text:s/>bought enhancement </text:p>
          </table:table-cell>
          <table:table-cell office:value-type="string">
            <text:p>StandardArmo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9:19:4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19:19:4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0:12:02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0:12:07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0:12:12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0:12:17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0:12:22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1:55:29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1:55:34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1:55:39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03:00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03:15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04:45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04:5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06:46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06:59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31:18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31:25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31:37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31:46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2:31:53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09:35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09:41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09:4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0:12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0:20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0:32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0:4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0:55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7:52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7:56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8:01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8:11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8:15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8:18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8:2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TrailDeepPurp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09/10 23:19:11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1:21:17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1:21:26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1:21:31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1:21:38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1:21:43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1:21:52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1:22:00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09:22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09:43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09:52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09:59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0:06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0:12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2:05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2:09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2:13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2:21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2:29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2:37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5:12:41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4:56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TrailRedHo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02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06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10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16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21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27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37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07:35:42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1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0/10 11:03:11 : [STAT] </text:p>
          </table:table-cell>
          <table:table-cell office:value-type="string">
            <text:p>[=ICC=]Uilster {The Rainbringer}</text:p>
          </table:table-cell>
          <table:table-cell/>
          <table:table-cell office:value-type="float" office:value="185107">
            <text:p>18510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1:03:17 : [STAT] </text:p>
          </table:table-cell>
          <table:table-cell office:value-type="string">
            <text:p>[=ICC=]Uilster {The Rainbringer}</text:p>
          </table:table-cell>
          <table:table-cell/>
          <table:table-cell office:value-type="float" office:value="185107">
            <text:p>185107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1:03:22 : [STAT] </text:p>
          </table:table-cell>
          <table:table-cell office:value-type="string">
            <text:p>[=ICC=]Uilster {The Rainbringer}</text:p>
          </table:table-cell>
          <table:table-cell/>
          <table:table-cell office:value-type="float" office:value="185107">
            <text:p>185107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1:03:32 : [STAT] </text:p>
          </table:table-cell>
          <table:table-cell office:value-type="string">
            <text:p>[=ICC=]Uilster {The Rainbringer}</text:p>
          </table:table-cell>
          <table:table-cell/>
          <table:table-cell office:value-type="float" office:value="185107">
            <text:p>18510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1:03:42 : [STAT] </text:p>
          </table:table-cell>
          <table:table-cell office:value-type="string">
            <text:p>[=ICC=]Uilster {The Rainbringer}</text:p>
          </table:table-cell>
          <table:table-cell/>
          <table:table-cell office:value-type="float" office:value="185107">
            <text:p>18510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1:05:15 : [STAT] </text:p>
          </table:table-cell>
          <table:table-cell office:value-type="string">
            <text:p>[=ICC=]Uilster {The Rainbringer}</text:p>
          </table:table-cell>
          <table:table-cell/>
          <table:table-cell office:value-type="float" office:value="185107">
            <text:p>18510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1:05:19 : [STAT] </text:p>
          </table:table-cell>
          <table:table-cell office:value-type="string">
            <text:p>[=ICC=]Uilster {The Rainbringer}</text:p>
          </table:table-cell>
          <table:table-cell/>
          <table:table-cell office:value-type="float" office:value="185107">
            <text:p>185107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3:07:52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49:16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49:30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49:3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49:37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49:46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49:5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51:2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51:39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51:4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51:48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TrailDeepPurp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4:54:42 : [STAT] </text:p>
          </table:table-cell>
          <table:table-cell office:value-type="string">
            <text:p>[*RSM*]Arkas</text:p>
          </table:table-cell>
          <table:table-cell/>
          <table:table-cell office:value-type="float" office:value="108095">
            <text:p>108095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2:58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3:02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3:05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3:08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3:1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3:18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3:22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23:25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0/10 15:33:47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3:50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3:54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3:58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4:01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4:26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5:08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5:11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5:14 : [STAT] </text:p>
          </table:table-cell>
          <table:table-cell office:value-type="string">
            <text:p>Zero28</text:p>
          </table:table-cell>
          <table:table-cell/>
          <table:table-cell office:value-type="float" office:value="134379">
            <text:p>13437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8:37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8:49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8:57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39:4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40:09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40:2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41:26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52:15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52:21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5:52:24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6:27:3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6:27:46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01:39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TrailForestGreen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02:40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02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06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10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13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16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20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24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7:52:35 : [STAT] </text:p>
          </table:table-cell>
          <table:table-cell office:value-type="string">
            <text:p>Isefaca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9:14:48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9:42:51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9:42:56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9:43:03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19:43:08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5:59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TrailRedHo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6:06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6:09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6:12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6:14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6:17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6:22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0:56:26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21:07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21:12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21:22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21:29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21:56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22:12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34:40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1:34:45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2:30:0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3:03:09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3:03:2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3:51:3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3:51:41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3:52:1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0/10 23:52:1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08:1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08:2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08:2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08:26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08:31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08:3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8:06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8:14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8:19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8:2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8:3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9:05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9:24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0:39:31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1/10 01:16:4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3:36:59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3:37:05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3:37:12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3:37:22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1/10 07:33:48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3:56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4:05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4:15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4:19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4:27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4:31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4:40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7:33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7:37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7:41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7:47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8:28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EnhancedWeaponAccelerat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39:04 : [STAT] </text:p>
          </table:table-cell>
          <table:table-cell office:value-type="string">
            <text:p>[=ICC=]Incursio</text:p>
          </table:table-cell>
          <table:table-cell/>
          <table:table-cell office:value-type="float" office:value="133261">
            <text:p>133261</text:p>
          </table:table-cell>
          <table:table-cell office:value-type="string">
            <text:p><text:s/>bought enhancement </text:p>
          </table:table-cell>
          <table:table-cell office:value-type="string">
            <text:p>ImprovedWeaponAccelerato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50:15 : [STAT] </text:p>
          </table:table-cell>
          <table:table-cell office:value-type="string">
            <text:p>[RNA]Evade84 - The Imperial Marquis -</text:p>
          </table:table-cell>
          <table:table-cell/>
          <table:table-cell office:value-type="float" office:value="201141">
            <text:p>201141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50:40 : [STAT] </text:p>
          </table:table-cell>
          <table:table-cell office:value-type="string">
            <text:p>[RNA]Evade84 - The Imperial Marquis -</text:p>
          </table:table-cell>
          <table:table-cell/>
          <table:table-cell office:value-type="float" office:value="201141">
            <text:p>201141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7:51:05 : [STAT] </text:p>
          </table:table-cell>
          <table:table-cell office:value-type="string">
            <text:p>[RNA]Evade84 - The Imperial Marquis -</text:p>
          </table:table-cell>
          <table:table-cell/>
          <table:table-cell office:value-type="float" office:value="201141">
            <text:p>201141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1/10 08:02:07 : [STAT] </text:p>
          </table:table-cell>
          <table:table-cell office:value-type="string">
            <text:p>[AOTD]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StandardWeaponAccelerato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02:11 : [STAT] </text:p>
          </table:table-cell>
          <table:table-cell office:value-type="string">
            <text:p>[AOTD]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02:14 : [STAT] </text:p>
          </table:table-cell>
          <table:table-cell office:value-type="string">
            <text:p>[AOTD]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StandardThrust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02:17 : [STAT] </text:p>
          </table:table-cell>
          <table:table-cell office:value-type="string">
            <text:p>[AOTD]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StandardThrust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02:33 : [STAT] </text:p>
          </table:table-cell>
          <table:table-cell office:value-type="string">
            <text:p>[AOTD]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StandardThrust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02:46 : [STAT] </text:p>
          </table:table-cell>
          <table:table-cell office:value-type="string">
            <text:p>[AOTD]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03:12 : [STAT] </text:p>
          </table:table-cell>
          <table:table-cell office:value-type="string">
            <text:p>[AOTD]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StandardTurn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2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1/10 08:36:25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36:30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36:34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36:38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36:42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36:45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36:52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08:36:57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0:52:12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0:52:17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0:52:24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0:52:29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0:54:59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TrailDarkBlu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1:23:24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1:23:31 : [STAT] </text:p>
          </table:table-cell>
          <table:table-cell office:value-type="string">
            <text:p>[=ICC=]Zerbubus</text:p>
          </table:table-cell>
          <table:table-cell/>
          <table:table-cell office:value-type="float" office:value="201132">
            <text:p>201132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4:29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4:32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4:36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4:4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4:46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4:52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4:56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15:00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28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31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34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40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TrailDarkBlu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46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50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5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20:57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02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07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10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12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14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17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20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3:34:23 : [STAT] </text:p>
          </table:table-cell>
          <table:table-cell office:value-type="string">
            <text:p>Emperor Ping Pong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6:24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6:29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6:32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6:36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6:40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6:53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7:00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7:57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8:38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8:43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8:49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8:52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8:56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9:00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5:49:04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6:23:21 : [STAT] </text:p>
          </table:table-cell>
          <table:table-cell office:value-type="string">
            <text:p>[=ICC=]Klorel </text:p>
          </table:table-cell>
          <table:table-cell office:value-type="string">
            <text:p>Arcus Prime</text:p>
          </table:table-cell>
          <table:table-cell office:value-type="float" office:value="157326">
            <text:p>157326</text:p>
          </table:table-cell>
          <table:table-cell office:value-type="string">
            <text:p><text:s/>bought enhancement </text:p>
          </table:table-cell>
          <table:table-cell office:value-type="string">
            <text:p>EnhancedWeaponCool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6:27:1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7:27:12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7:27:17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7:47:02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1:47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1:49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1:53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1:57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2:27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2:30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2:37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18:32:39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0:46:52 : [STAT] </text:p>
          </table:table-cell>
          <table:table-cell office:value-type="string">
            <text:p>Anfauglir</text:p>
          </table:table-cell>
          <table:table-cell/>
          <table:table-cell office:value-type="float" office:value="92588">
            <text:p>9258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0:47:08 : [STAT] </text:p>
          </table:table-cell>
          <table:table-cell office:value-type="string">
            <text:p>Anfauglir</text:p>
          </table:table-cell>
          <table:table-cell/>
          <table:table-cell office:value-type="float" office:value="92588">
            <text:p>92588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0:47:17 : [STAT] </text:p>
          </table:table-cell>
          <table:table-cell office:value-type="string">
            <text:p>Anfauglir</text:p>
          </table:table-cell>
          <table:table-cell/>
          <table:table-cell office:value-type="float" office:value="92588">
            <text:p>92588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0:47:27 : [STAT] </text:p>
          </table:table-cell>
          <table:table-cell office:value-type="string">
            <text:p>Anfauglir</text:p>
          </table:table-cell>
          <table:table-cell/>
          <table:table-cell office:value-type="float" office:value="92588">
            <text:p>92588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2:39:56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2:40:03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2:40:08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2:40:12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07:17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FullJumpDrive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16:03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16:09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16:17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16:32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20:10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3:25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3:33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3:42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3:50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4:32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4:42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4:47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44:51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55:01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1/10 23:55:06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1:27:51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1:27:56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hancedBeamAccelerat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1:28:02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1:28:09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1:28:12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3:37:52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EnhancedShield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3:38:15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StandardWeaponMultiplexe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2/10 06:20:3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TrailDeepPurp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20:4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StandardArmo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21:3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StandardWeaponAccelerato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44:5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ShipProtectorFiv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45:01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TrailDarkBlu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45:26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ShipProtectorFiv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45:37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ShipProtectorFiv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48:07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StandardBeamAccelerato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48:1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StandardBeamMultiplexe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6:48:17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ImprovedShield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2/10 07:10:12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0:47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1:19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1:25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1:31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7:23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7:27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7:30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BeamCool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7:33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BeamCool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7:36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BeamAccelerat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7:39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BeamAccelerat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8:23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Turn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7:18:29 : [STAT] </text:p>
          </table:table-cell>
          <table:table-cell office:value-type="string">
            <text:p>Enma</text:p>
          </table:table-cell>
          <table:table-cell/>
          <table:table-cell office:value-type="float" office:value="85014">
            <text:p>85014</text:p>
          </table:table-cell>
          <table:table-cell office:value-type="string">
            <text:p><text:s/>bought enhancement </text:p>
          </table:table-cell>
          <table:table-cell office:value-type="string">
            <text:p>EnhancedThrust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3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2/10 09:15:4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0:35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0:45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0:56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1:04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1:2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07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12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20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26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31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39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47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EnhancedShield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4:58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09:55:1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13:12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LevelOneBuild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13:16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LevelOneBuild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13:19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LevelOneBuild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18:21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FullJumpDrive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19:18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TrailDarkBlu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19:54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EnhancedShield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21:11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21:13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40:16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0:40:27 : [STAT] </text:p>
          </table:table-cell>
          <table:table-cell office:value-type="string">
            <text:p>Lexodrom</text:p>
          </table:table-cell>
          <table:table-cell/>
          <table:table-cell office:value-type="float" office:value="46969">
            <text:p>46969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28:30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28:3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28:44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4:18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TrailDarkBlu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4:38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4:42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4:51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4:57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6:55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7:55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48:21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1:51:53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2:08:1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3:20:37 : [STAT] </text:p>
          </table:table-cell>
          <table:table-cell office:value-type="string">
            <text:p>[*RSM*]Flash{Invaded Craiova}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3:20:42 : [STAT] </text:p>
          </table:table-cell>
          <table:table-cell office:value-type="string">
            <text:p>[*RSM*]Flash{Invaded Craiova}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6:26:20 : [STAT] </text:p>
          </table:table-cell>
          <table:table-cell office:value-type="string">
            <text:p>iwancoppa *gratuitous awesomeness*</text:p>
          </table:table-cell>
          <table:table-cell/>
          <table:table-cell office:value-type="float" office:value="175917">
            <text:p>175917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6:28:08 : [STAT] </text:p>
          </table:table-cell>
          <table:table-cell office:value-type="string">
            <text:p>iwancoppa *gratuitous awesomeness*</text:p>
          </table:table-cell>
          <table:table-cell/>
          <table:table-cell office:value-type="float" office:value="175917">
            <text:p>175917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18:10:28 : [STAT] </text:p>
          </table:table-cell>
          <table:table-cell office:value-type="string">
            <text:p>[SYN]Looney Tickus</text:p>
          </table:table-cell>
          <table:table-cell/>
          <table:table-cell office:value-type="float" office:value="41392">
            <text:p>41392</text:p>
          </table:table-cell>
          <table:table-cell office:value-type="string">
            <text:p><text:s/>bought enhancement </text:p>
          </table:table-cell>
          <table:table-cell office:value-type="string">
            <text:p>LevelOneBuild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0:00:24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0:21:11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01:58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02:05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02:08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02:13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02:17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02:21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4:00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4:03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4:06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4:18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4:25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TrailRedHo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4:41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4:45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25:29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31:3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4:58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5:01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5:03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5:05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5:40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5:42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5:4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5:47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6:30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6:3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6:37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6:49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7:13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7:16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7:18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7:22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8:1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TrailDeepPurp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8:23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8:28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8:31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1:58:3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00:15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00:20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00:22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00:26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36:05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LevelOneBuild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38:04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LevelOneBuild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38:4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6:49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TrailRedHo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7:25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ImprovedWeaponMultiplexe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7:55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StandardShield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8:14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8:21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8:33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8:42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9:08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9:15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49:32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2:52:19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11:26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11:31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33:16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34:02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LevelOneBuild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48:13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48:19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48:23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48:31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48:35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48:40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2/10 23:53:1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0:06:29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ShipProtectorFiv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0:06:34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ShipProtectorFiv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0:07:27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0:07:32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0:07:36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0:07:42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3/10 00:54:33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09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22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30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37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41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45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49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53 : [STAT] </text:p>
          </table:table-cell>
          <table:table-cell office:value-type="string">
            <text:p>Shath</text:p>
          </table:table-cell>
          <table:table-cell/>
          <table:table-cell office:value-type="float" office:value="149444">
            <text:p>14944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56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6:59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7:03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2:27:06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3/10 05:27:14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5:27:19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5:27:2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HalfEnergy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5:36:51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5:36:57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5:37:04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5:38:24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5:29 : [STAT] </text:p>
          </table:table-cell>
          <table:table-cell office:value-type="string">
            <text:p>Z00Keep</text:p>
          </table:table-cell>
          <table:table-cell/>
          <table:table-cell office:value-type="float" office:value="198710">
            <text:p>198710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5:44 : [STAT] </text:p>
          </table:table-cell>
          <table:table-cell office:value-type="string">
            <text:p>Z00Keep</text:p>
          </table:table-cell>
          <table:table-cell/>
          <table:table-cell office:value-type="float" office:value="198710">
            <text:p>198710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5:58 : [STAT] </text:p>
          </table:table-cell>
          <table:table-cell office:value-type="string">
            <text:p>Z00Keep</text:p>
          </table:table-cell>
          <table:table-cell/>
          <table:table-cell office:value-type="float" office:value="198710">
            <text:p>198710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3/10 07:06:29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6:32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6:35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6:40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6:42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6:45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6:49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07:06:51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andardVelocity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4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3/10 13:17:09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TrailDeepPurp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3:17:13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3:17:18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3:17:20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3:17:23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3:17:42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3:17:45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3:17:47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5:44:51 : [STAT] </text:p>
          </table:table-cell>
          <table:table-cell office:value-type="string">
            <text:p>[*RSM*]SpaceGK</text:p>
          </table:table-cell>
          <table:table-cell/>
          <table:table-cell office:value-type="float" office:value="188886">
            <text:p>188886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5:45:12 : [STAT] </text:p>
          </table:table-cell>
          <table:table-cell office:value-type="string">
            <text:p>[*RSM*]SpaceGK</text:p>
          </table:table-cell>
          <table:table-cell/>
          <table:table-cell office:value-type="float" office:value="188886">
            <text:p>18888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5:45:14 : [STAT] </text:p>
          </table:table-cell>
          <table:table-cell office:value-type="string">
            <text:p>[*RSM*]SpaceGK</text:p>
          </table:table-cell>
          <table:table-cell/>
          <table:table-cell office:value-type="float" office:value="188886">
            <text:p>18888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5:45:18 : [STAT] </text:p>
          </table:table-cell>
          <table:table-cell office:value-type="string">
            <text:p>[*RSM*]SpaceGK</text:p>
          </table:table-cell>
          <table:table-cell/>
          <table:table-cell office:value-type="float" office:value="188886">
            <text:p>18888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5:45:29 : [STAT] </text:p>
          </table:table-cell>
          <table:table-cell office:value-type="string">
            <text:p>[*RSM*]SpaceGK</text:p>
          </table:table-cell>
          <table:table-cell/>
          <table:table-cell office:value-type="float" office:value="188886">
            <text:p>188886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5:45:41 : [STAT] </text:p>
          </table:table-cell>
          <table:table-cell office:value-type="string">
            <text:p>[*RSM*]SpaceGK</text:p>
          </table:table-cell>
          <table:table-cell/>
          <table:table-cell office:value-type="float" office:value="188886">
            <text:p>18888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3/10 17:09:22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15:54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15:5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16:0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18:46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20:34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20:37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20:42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21:37 : [STAT] </text:p>
          </table:table-cell>
          <table:table-cell office:value-type="string">
            <text:p>[UFF]Sheppard</text:p>
          </table:table-cell>
          <table:table-cell office:value-type="string">
            <text:p>Angel of Death</text:p>
          </table:table-cell>
          <table:table-cell office:value-type="float" office:value="89545">
            <text:p>89545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7:25:29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8:53:45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3:04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3:35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4:23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4:35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4:44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4:47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4:58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5:39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5:49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8:56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09:03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5:55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05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11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29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38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42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45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49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16:53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20:36 : [STAT] </text:p>
          </table:table-cell>
          <table:table-cell office:value-type="string">
            <text:p>[UNSC]Winters Rapture</text:p>
          </table:table-cell>
          <table:table-cell/>
          <table:table-cell office:value-type="float" office:value="159028">
            <text:p>159028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19:49:43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0:22:4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0:37:5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0:37:5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1:36:32 : [STAT] </text:p>
          </table:table-cell>
          <table:table-cell office:value-type="string">
            <text:p>[UFF]SpaceAdmiral</text:p>
          </table:table-cell>
          <table:table-cell/>
          <table:table-cell office:value-type="float" office:value="202994">
            <text:p>202994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3/10 21:39:19 : [STAT]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</text:p>
          </table:table-cell>
          <table:table-cell office:value-type="string">
            <text:p>EnhancedWeaponMultiplexer</text:p>
          </table:table-cell>
          <table:table-cell office:value-type="string">
            <text:p><text:s/>for</text:p>
          </table:table-cell>
          <table:table-cell office:value-type="float" office:value="400">
            <text:p>4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3/10 21:57:36 : [STAT] </text:p>
          </table:table-cell>
          <table:table-cell office:value-type="string">
            <text:p>[UNSC]Winters Rapture</text:p>
          </table:table-cell>
          <table:table-cell/>
          <table:table-cell office:value-type="float" office:value="159028">
            <text:p>159028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1:58:07 : [STAT] </text:p>
          </table:table-cell>
          <table:table-cell office:value-type="string">
            <text:p>[UNSC]Winters Rapture</text:p>
          </table:table-cell>
          <table:table-cell/>
          <table:table-cell office:value-type="float" office:value="159028">
            <text:p>1590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1:58:16 : [STAT] </text:p>
          </table:table-cell>
          <table:table-cell office:value-type="string">
            <text:p>[UNSC]Winters Rapture</text:p>
          </table:table-cell>
          <table:table-cell/>
          <table:table-cell office:value-type="float" office:value="159028">
            <text:p>1590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1:59:55 : [STAT] </text:p>
          </table:table-cell>
          <table:table-cell office:value-type="string">
            <text:p>[UNSC]Winters Rapture</text:p>
          </table:table-cell>
          <table:table-cell/>
          <table:table-cell office:value-type="float" office:value="159028">
            <text:p>1590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2:00:03 : [STAT] </text:p>
          </table:table-cell>
          <table:table-cell office:value-type="string">
            <text:p>[UNSC]Winters Rapture</text:p>
          </table:table-cell>
          <table:table-cell/>
          <table:table-cell office:value-type="float" office:value="159028">
            <text:p>1590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2:12:24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2:42:2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2:42:3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0:02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0:19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0:25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2:36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2:39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2:41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2:44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2:49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2:51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2:57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3/10 23:43:00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04:58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05:18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07:5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08:02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08:06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08:23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08:31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2:47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3:09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3:16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3:22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9:03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9:16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9:33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29:46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31:07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45:44 : [STAT] </text:p>
          </table:table-cell>
          <table:table-cell office:value-type="string">
            <text:p>[RNA]wolf420 The Imperial Grand Marquis</text:p>
          </table:table-cell>
          <table:table-cell/>
          <table:table-cell office:value-type="float" office:value="202591">
            <text:p>202591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0:51:59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4:56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00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03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06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17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23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28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33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05:36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3:56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4:08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4:19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4:31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4:37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4:42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4:49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1:35:04 : [STAT] </text:p>
          </table:table-cell>
          <table:table-cell office:value-type="string">
            <text:p>[*RSM*]*COMMANDERHAWK*</text:p>
          </table:table-cell>
          <table:table-cell/>
          <table:table-cell office:value-type="float" office:value="125829">
            <text:p>125829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2:33:3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2:33:42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2:33:46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2:33:5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47:5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49:38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49:42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49:47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49:50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49:54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0:4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0:49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1:2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1:23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1:2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1:3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1:3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2:11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3:52:1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4/10 04:01:53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8:3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8:4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8:4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8:4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8:5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8:5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9:0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9:0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09:0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10:2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10:2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25:3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25:3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25:4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25:4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25:48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45:27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ImprovedTurn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47:36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ImprovedVelocity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48:04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49:52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50:01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EnhancedVelocity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51:42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ImprovedArmo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51:50 : [STAT] </text:p>
          </table:table-cell>
          <table:table-cell office:value-type="string">
            <text:p>[=ICC=]Code Red of ICC *XO*</text:p>
          </table:table-cell>
          <table:table-cell/>
          <table:table-cell office:value-type="float" office:value="153669">
            <text:p>153669</text:p>
          </table:table-cell>
          <table:table-cell office:value-type="string">
            <text:p><text:s/>bought enhancement </text:p>
          </table:table-cell>
          <table:table-cell office:value-type="string">
            <text:p>ImprovedShield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58:50 : [STAT] </text:p>
          </table:table-cell>
          <table:table-cell office:value-type="string">
            <text:p>[*RSM*]Flash{Invaded Craiova}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ImprovedWeaponMultiplexe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4:59:10 : [STAT] </text:p>
          </table:table-cell>
          <table:table-cell office:value-type="string">
            <text:p>[*RSM*]Flash{Invaded Craiova}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ImprovedWeaponMultiplexe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00:35 : [STAT] </text:p>
          </table:table-cell>
          <table:table-cell office:value-type="string">
            <text:p>[*RSM*]Flash{Invaded Craiova}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ImprovedWeaponMultiplexe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3:1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3:2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3:3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3:3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4:0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4:1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4:3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4:3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5:0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6:0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26:2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0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1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1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1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2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2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2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49:3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04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09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13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28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34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37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41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46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0:4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ShipProtector5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5:58:51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02:01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29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34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36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38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41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44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46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34:48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49:0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6:50:41 : [STAT] </text:p>
          </table:table-cell>
          <table:table-cell office:value-type="string">
            <text:p>Lonectzn</text:p>
          </table:table-cell>
          <table:table-cell/>
          <table:table-cell office:value-type="float" office:value="108913">
            <text:p>108913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5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4/10 08:38:46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8:38:50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8:38:54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9:11:34 : [STAT] </text:p>
          </table:table-cell>
          <table:table-cell office:value-type="string">
            <text:p>[RNA]Evade84 - The Imperial Grand Marquis -</text:p>
          </table:table-cell>
          <table:table-cell/>
          <table:table-cell office:value-type="float" office:value="201141">
            <text:p>20114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9:11:49 : [STAT] </text:p>
          </table:table-cell>
          <table:table-cell office:value-type="string">
            <text:p>[RNA]Evade84 - The Imperial Grand Marquis -</text:p>
          </table:table-cell>
          <table:table-cell/>
          <table:table-cell office:value-type="float" office:value="201141">
            <text:p>20114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09:11:56 : [STAT] </text:p>
          </table:table-cell>
          <table:table-cell office:value-type="string">
            <text:p>[RNA]Evade84 - The Imperial Grand Marquis -</text:p>
          </table:table-cell>
          <table:table-cell/>
          <table:table-cell office:value-type="float" office:value="201141">
            <text:p>20114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4/10 10:05:4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0:2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0:2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0:3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0:34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0:3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0:42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1:04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21:09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4/10 10:34:18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4:24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4:31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4:37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4:43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4:53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5:00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5:19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JumpDrive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5:47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5:58 : [STAT] </text:p>
          </table:table-cell>
          <table:table-cell office:value-type="string">
            <text:p>[~S$S~]Lord Raiden *Super Sup*</text:p>
          </table:table-cell>
          <table:table-cell/>
          <table:table-cell office:value-type="float" office:value="33540">
            <text:p>3354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6:05 : [STAT] </text:p>
          </table:table-cell>
          <table:table-cell office:value-type="string">
            <text:p>[~S$S~]Lord Raiden *Super Sup*</text:p>
          </table:table-cell>
          <table:table-cell/>
          <table:table-cell office:value-type="float" office:value="33540">
            <text:p>33540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6:11 : [STAT] </text:p>
          </table:table-cell>
          <table:table-cell office:value-type="string">
            <text:p>[~S$S~]Lord Raiden *Super Sup*</text:p>
          </table:table-cell>
          <table:table-cell/>
          <table:table-cell office:value-type="float" office:value="33540">
            <text:p>3354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6:15 : [STAT] </text:p>
          </table:table-cell>
          <table:table-cell office:value-type="string">
            <text:p>[~S$S~]Lord Raiden *Super Sup*</text:p>
          </table:table-cell>
          <table:table-cell/>
          <table:table-cell office:value-type="float" office:value="33540">
            <text:p>33540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6:52 : [STAT] </text:p>
          </table:table-cell>
          <table:table-cell office:value-type="string">
            <text:p>[~S$S~]Lord Raiden *Super Sup*</text:p>
          </table:table-cell>
          <table:table-cell/>
          <table:table-cell office:value-type="float" office:value="33540">
            <text:p>33540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0:37:04 : [STAT] </text:p>
          </table:table-cell>
          <table:table-cell office:value-type="string">
            <text:p>[~S$S~]Lord Raiden *Super Sup*</text:p>
          </table:table-cell>
          <table:table-cell/>
          <table:table-cell office:value-type="float" office:value="33540">
            <text:p>33540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5:15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5:21 : [STAT] </text:p>
          </table:table-cell>
          <table:table-cell office:value-type="string">
            <text:p>[:SA: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5:47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5:54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6:03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6:58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7:04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7:24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8:26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08:42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13:18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13:29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16:36 : [STAT] </text:p>
          </table:table-cell>
          <table:table-cell office:value-type="string">
            <text:p>Dreadknight</text:p>
          </table:table-cell>
          <table:table-cell/>
          <table:table-cell office:value-type="float" office:value="92950">
            <text:p>92950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27:04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1:34:0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16:0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16:0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16:12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28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34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41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46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46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50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50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54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5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5:59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6:04 : [STAT] </text:p>
          </table:table-cell>
          <table:table-cell office:value-type="string">
            <text:p>[PB]Kenny_Naboo</text:p>
          </table:table-cell>
          <table:table-cell/>
          <table:table-cell office:value-type="float" office:value="196639">
            <text:p>19663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6:07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6:11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6:1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6:2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2:46:27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1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2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2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3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3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38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4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4:26:4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06:01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06:06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08:18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14:45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14:48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20:25 : [STAT] </text:p>
          </table:table-cell>
          <table:table-cell office:value-type="string">
            <text:p>Little Pet Slinki</text:p>
          </table:table-cell>
          <table:table-cell/>
          <table:table-cell office:value-type="float" office:value="129190">
            <text:p>12919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20:30 : [STAT] </text:p>
          </table:table-cell>
          <table:table-cell office:value-type="string">
            <text:p>Little Pet Slinki</text:p>
          </table:table-cell>
          <table:table-cell/>
          <table:table-cell office:value-type="float" office:value="129190">
            <text:p>12919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20:33 : [STAT] </text:p>
          </table:table-cell>
          <table:table-cell office:value-type="string">
            <text:p>Little Pet Slinki</text:p>
          </table:table-cell>
          <table:table-cell/>
          <table:table-cell office:value-type="float" office:value="129190">
            <text:p>12919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20:38 : [STAT] </text:p>
          </table:table-cell>
          <table:table-cell office:value-type="string">
            <text:p>Little Pet Slinki</text:p>
          </table:table-cell>
          <table:table-cell/>
          <table:table-cell office:value-type="float" office:value="129190">
            <text:p>12919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39:01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07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10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13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16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19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25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39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5:55:43 : [STAT] </text:p>
          </table:table-cell>
          <table:table-cell office:value-type="string">
            <text:p>[Raven]Duo-021-</text:p>
          </table:table-cell>
          <table:table-cell/>
          <table:table-cell office:value-type="float" office:value="46438">
            <text:p>46438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01:55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20:25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35:05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35:08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35:11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38:57 : [STAT] </text:p>
          </table:table-cell>
          <table:table-cell office:value-type="string">
            <text:p>[-GTN-]BackSlash</text:p>
          </table:table-cell>
          <table:table-cell/>
          <table:table-cell office:value-type="float" office:value="74393">
            <text:p>743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39:00 : [STAT] </text:p>
          </table:table-cell>
          <table:table-cell office:value-type="string">
            <text:p>[-GTN-]BackSlash</text:p>
          </table:table-cell>
          <table:table-cell/>
          <table:table-cell office:value-type="float" office:value="74393">
            <text:p>743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0:2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0:38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1:2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1:39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1:56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2:08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4:23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4:28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5:42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5:48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5:55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6:51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6:57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7:23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47:28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50:06 : [STAT] </text:p>
          </table:table-cell>
          <table:table-cell office:value-type="string">
            <text:p>Little Pet Slinki</text:p>
          </table:table-cell>
          <table:table-cell/>
          <table:table-cell office:value-type="float" office:value="129190">
            <text:p>12919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50:09 : [STAT] </text:p>
          </table:table-cell>
          <table:table-cell office:value-type="string">
            <text:p>Little Pet Slinki</text:p>
          </table:table-cell>
          <table:table-cell/>
          <table:table-cell office:value-type="float" office:value="129190">
            <text:p>12919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6:50:12 : [STAT] </text:p>
          </table:table-cell>
          <table:table-cell office:value-type="string">
            <text:p>Little Pet Slinki</text:p>
          </table:table-cell>
          <table:table-cell/>
          <table:table-cell office:value-type="float" office:value="129190">
            <text:p>129190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7:12:37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7:32:25 : [STAT] </text:p>
          </table:table-cell>
          <table:table-cell office:value-type="string">
            <text:p>[Admin]Faustu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7:38:54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7:39:01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7:39:11 : [STAT] </text:p>
          </table:table-cell>
          <table:table-cell office:value-type="string">
            <text:p>Descention</text:p>
          </table:table-cell>
          <table:table-cell/>
          <table:table-cell office:value-type="float" office:value="93627">
            <text:p>93627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7:51:13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JumpDrive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6:54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7:01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7:03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7:05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7:06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7:09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7:17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07:21 : [STAT] </text:p>
          </table:table-cell>
          <table:table-cell office:value-type="string">
            <text:p>[:SA:]SilentHunter13</text:p>
          </table:table-cell>
          <table:table-cell/>
          <table:table-cell office:value-type="float" office:value="162442">
            <text:p>162442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51:26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51:34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51:41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8:51:56 : [STAT] </text:p>
          </table:table-cell>
          <table:table-cell office:value-type="string">
            <text:p>[-GTN-]Krim {C?}</text:p>
          </table:table-cell>
          <table:table-cell/>
          <table:table-cell office:value-type="float" office:value="43739">
            <text:p>43739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9:31:54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19:32:00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03:36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03:42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29:08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29:11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0:00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0:56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0:59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1:02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1:50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1:52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1:56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32:00 : [STAT] </text:p>
          </table:table-cell>
          <table:table-cell office:value-type="string">
            <text:p>[PB]Pakhos</text:p>
          </table:table-cell>
          <table:table-cell/>
          <table:table-cell office:value-type="float" office:value="41463">
            <text:p>41463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2:33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2:39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2:46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2:50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2:55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2:59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EnhancedArmo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3:24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0:53:28 : [STAT] </text:p>
          </table:table-cell>
          <table:table-cell office:value-type="string">
            <text:p>[=WKA=]Died~1000~Deaths</text:p>
          </table:table-cell>
          <table:table-cell/>
          <table:table-cell office:value-type="float" office:value="198035">
            <text:p>198035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0:18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0:23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0:30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0:38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1:04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1:11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1:15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01:24 : [STAT] </text:p>
          </table:table-cell>
          <table:table-cell office:value-type="string">
            <text:p>[-GTN-]BackAlley</text:p>
          </table:table-cell>
          <table:table-cell/>
          <table:table-cell office:value-type="float" office:value="53807">
            <text:p>5380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28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30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33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35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44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48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50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52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55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57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4:59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15:01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54:13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54:28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54:30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1:54:32 : [STAT] </text:p>
          </table:table-cell>
          <table:table-cell office:value-type="string">
            <text:p>Theron</text:p>
          </table:table-cell>
          <table:table-cell/>
          <table:table-cell office:value-type="float" office:value="137444">
            <text:p>1374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1:36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1:43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4:35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4:39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4:45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4:50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5:22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2:07:43 : [STAT] </text:p>
          </table:table-cell>
          <table:table-cell office:value-type="string">
            <text:p>[S.W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2:02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2:07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2:11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2:20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2:26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8:22 : [STAT] </text:p>
          </table:table-cell>
          <table:table-cell office:value-type="string">
            <text:p>*TaCo LoCo*</text:p>
          </table:table-cell>
          <table:table-cell/>
          <table:table-cell office:value-type="float" office:value="111426">
            <text:p>1114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8:26 : [STAT] </text:p>
          </table:table-cell>
          <table:table-cell office:value-type="string">
            <text:p>*TaCo LoCo*</text:p>
          </table:table-cell>
          <table:table-cell/>
          <table:table-cell office:value-type="float" office:value="111426">
            <text:p>1114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08:28 : [STAT] </text:p>
          </table:table-cell>
          <table:table-cell office:value-type="string">
            <text:p>*TaCo LoCo*</text:p>
          </table:table-cell>
          <table:table-cell/>
          <table:table-cell office:value-type="float" office:value="111426">
            <text:p>1114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10:02 : [STAT] </text:p>
          </table:table-cell>
          <table:table-cell office:value-type="string">
            <text:p>*TaCo LoCo*</text:p>
          </table:table-cell>
          <table:table-cell/>
          <table:table-cell office:value-type="float" office:value="111426">
            <text:p>111426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4/10 23:10:13 : [STAT] </text:p>
          </table:table-cell>
          <table:table-cell office:value-type="string">
            <text:p>*TaCo LoCo*</text:p>
          </table:table-cell>
          <table:table-cell/>
          <table:table-cell office:value-type="float" office:value="111426">
            <text:p>111426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5/10 02:22:12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2:22:1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2:45:51 : [STAT] </text:p>
          </table:table-cell>
          <table:table-cell office:value-type="string">
            <text:p>[=ICC=]Stevefin</text:p>
          </table:table-cell>
          <table:table-cell/>
          <table:table-cell office:value-type="float" office:value="139619">
            <text:p>13961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2:46:03 : [STAT] </text:p>
          </table:table-cell>
          <table:table-cell office:value-type="string">
            <text:p>[=ICC=]Stevefin</text:p>
          </table:table-cell>
          <table:table-cell/>
          <table:table-cell office:value-type="float" office:value="139619">
            <text:p>13961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2:46:08 : [STAT] </text:p>
          </table:table-cell>
          <table:table-cell office:value-type="string">
            <text:p>[=ICC=]Stevefin</text:p>
          </table:table-cell>
          <table:table-cell/>
          <table:table-cell office:value-type="float" office:value="139619">
            <text:p>13961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2:46:19 : [STAT] </text:p>
          </table:table-cell>
          <table:table-cell office:value-type="string">
            <text:p>[=ICC=]Stevefin</text:p>
          </table:table-cell>
          <table:table-cell/>
          <table:table-cell office:value-type="float" office:value="139619">
            <text:p>13961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1:38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1:4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2:0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2:1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2:1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2:18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2:2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2:2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5:42:5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0:4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0:48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0:5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0:5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0:5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0:5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1:0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6:01:0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6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5/10 09:07:36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07:40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07:44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07:49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07:52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08:01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08:10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08:13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3:16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8:22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8:27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8:31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8:36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8:42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8:47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9:01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09:19:0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1:41:53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1:41:58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1:42:01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8:4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8:4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8:4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8:5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8:5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8:5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9:0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9:2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9:46 : [STAT] </text:p>
          </table:table-cell>
          <table:table-cell office:value-type="string">
            <text:p>[*RSM*]*Flash*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2:59:53 : [STAT] </text:p>
          </table:table-cell>
          <table:table-cell office:value-type="string">
            <text:p>[*RSM*]*Flash*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3:00:1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3:01:02 : [STAT] </text:p>
          </table:table-cell>
          <table:table-cell office:value-type="string">
            <text:p>[*RSM*]*Flash*</text:p>
          </table:table-cell>
          <table:table-cell/>
          <table:table-cell office:value-type="float" office:value="184351">
            <text:p>184351</text:p>
          </table:table-cell>
          <table:table-cell office:value-type="string">
            <text:p><text:s/>bought enhancement </text:p>
          </table:table-cell>
          <table:table-cell office:value-type="string">
            <text:p>ImprovedWeaponMultiplexe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4:51:5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4:51:5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4:52:02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5:46:32 : [STAT] </text:p>
          </table:table-cell>
          <table:table-cell office:value-type="string">
            <text:p>[PB]PureFury</text:p>
          </table:table-cell>
          <table:table-cell/>
          <table:table-cell office:value-type="float" office:value="194496">
            <text:p>1944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5:46:44 : [STAT] </text:p>
          </table:table-cell>
          <table:table-cell office:value-type="string">
            <text:p>[PB]PureFury</text:p>
          </table:table-cell>
          <table:table-cell/>
          <table:table-cell office:value-type="float" office:value="194496">
            <text:p>1944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5:59:12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5:59:18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5:59:24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5:59:30 : [STAT] </text:p>
          </table:table-cell>
          <table:table-cell office:value-type="string">
            <text:p>[*RSM*]LP v2.2</text:p>
          </table:table-cell>
          <table:table-cell/>
          <table:table-cell office:value-type="float" office:value="128854">
            <text:p>1288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4:37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4:41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4:44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4:53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4:57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5:01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5:05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15:10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7:23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7:30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7:34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7:39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02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07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11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14 : [STAT] </text:p>
          </table:table-cell>
          <table:table-cell office:value-type="string">
            <text:p>Celstine Rose</text:p>
          </table:table-cell>
          <table:table-cell/>
          <table:table-cell office:value-type="float" office:value="134064">
            <text:p>13406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22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25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27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28:31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1:32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1:39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1:53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2:01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2:12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2:20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2:35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42:42 : [STAT] </text:p>
          </table:table-cell>
          <table:table-cell office:value-type="string">
            <text:p>[UFF]Vice 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54:27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54:29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6:54:32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14:10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14:14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14:18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14:59 : [STAT] </text:p>
          </table:table-cell>
          <table:table-cell office:value-type="string">
            <text:p>[GER]NoBoDx</text:p>
          </table:table-cell>
          <table:table-cell/>
          <table:table-cell office:value-type="float" office:value="84497">
            <text:p>8449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39:23 : [STAT] </text:p>
          </table:table-cell>
          <table:table-cell office:value-type="string">
            <text:p>[PB]PureFury</text:p>
          </table:table-cell>
          <table:table-cell/>
          <table:table-cell office:value-type="float" office:value="194496">
            <text:p>1944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39:30 : [STAT] </text:p>
          </table:table-cell>
          <table:table-cell office:value-type="string">
            <text:p>[PB]PureFury</text:p>
          </table:table-cell>
          <table:table-cell/>
          <table:table-cell office:value-type="float" office:value="194496">
            <text:p>1944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41:33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47:47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47:50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47:53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47:56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47:58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7:48:00 : [STAT] </text:p>
          </table:table-cell>
          <table:table-cell office:value-type="string">
            <text:p>[*RSM*]redbandit87</text:p>
          </table:table-cell>
          <table:table-cell/>
          <table:table-cell office:value-type="float" office:value="128922">
            <text:p>1289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3:46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4:44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4:48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8:24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8:43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8:47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8:52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19:00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29:26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29:29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31:5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31:57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32:1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32:17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32:3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32:42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2:31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2:37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2:41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2:45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2:50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2:54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3:00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3:25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9:18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8:59:22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11:15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31:57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32:01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32:04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32:32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32:40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32:46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32:51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5/10 19:58:32 : [STAT] </text:p>
          </table:table-cell>
          <table:table-cell office:value-type="string">
            <text:p>[PB]PureFury</text:p>
          </table:table-cell>
          <table:table-cell/>
          <table:table-cell office:value-type="float" office:value="194496">
            <text:p>1944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19:59:09 : [STAT] </text:p>
          </table:table-cell>
          <table:table-cell office:value-type="string">
            <text:p>[PB]PureFury</text:p>
          </table:table-cell>
          <table:table-cell/>
          <table:table-cell office:value-type="float" office:value="194496">
            <text:p>1944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0:52:23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0:52:38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0:52:50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0:55:34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0:55:45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0:55:54 : [STAT] </text:p>
          </table:table-cell>
          <table:table-cell office:value-type="string">
            <text:p>[Raven]Enterprise</text:p>
          </table:table-cell>
          <table:table-cell/>
          <table:table-cell office:value-type="float" office:value="39933">
            <text:p>39933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1:46:02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1:46:15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1:46:24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1:46:37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05:34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05:40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05:45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06:00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06:06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47:31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48:20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5/10 22:48:25 : [STAT] </text:p>
          </table:table-cell>
          <table:table-cell office:value-type="string">
            <text:p>[FS]Fatal Borgie</text:p>
          </table:table-cell>
          <table:table-cell/>
          <table:table-cell office:value-type="float" office:value="119653">
            <text:p>119653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0:20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0:26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0:39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0:44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0:51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0:57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1:02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1:09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1:21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1:33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0:21:39 : [STAT] </text:p>
          </table:table-cell>
          <table:table-cell office:value-type="string">
            <text:p>[-GTN-]Zepher</text:p>
          </table:table-cell>
          <table:table-cell/>
          <table:table-cell office:value-type="float" office:value="60428">
            <text:p>60428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2:27:21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2:27:2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2:27:28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2:27:31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2:27:3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2:28:24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2:31:54 : [STAT] </text:p>
          </table:table-cell>
          <table:table-cell office:value-type="string">
            <text:p>[PB]Admiral Newblood</text:p>
          </table:table-cell>
          <table:table-cell/>
          <table:table-cell office:value-type="float" office:value="114767">
            <text:p>11476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4:45:21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4:45:28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15:22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0:54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1:04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1:12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1:19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1:37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1:46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2:09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23:16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6:55:29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11:40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13:30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13:38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13:49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14:03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29:07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30:11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30:23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6/10 07:45:50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46:41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47:10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48:30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48:39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48:51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49:0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50:11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53:29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7:56:46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01:03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7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6/10 08:36:07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36:20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36:23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36:28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36:31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36:37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36:50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38:00 : [STAT] </text:p>
          </table:table-cell>
          <table:table-cell office:value-type="string">
            <text:p>[UFF]LightBreaker</text:p>
          </table:table-cell>
          <table:table-cell/>
          <table:table-cell office:value-type="float" office:value="197375">
            <text:p>197375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8:47:06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5:2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5:40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7:26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7:3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7:59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8:0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8:15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8:49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9:04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9:09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9:16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09:22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0:21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0:29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0:31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0:33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8:4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9:03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9:24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9:32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9:42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9:49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19:56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20:04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30:27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30:31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30:37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09:30:41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3:13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3:18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3:22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3:26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6:17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6:29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6:43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6:51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6:56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7:02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7:15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0:17:23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6/10 12:00:03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2:13:41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3:36:22 : [STAT] </text:p>
          </table:table-cell>
          <table:table-cell office:value-type="string">
            <text:p>[=ICC=]Ikar0</text:p>
          </table:table-cell>
          <table:table-cell/>
          <table:table-cell office:value-type="float" office:value="200499">
            <text:p>200499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4:01:3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4:32:04 : [STAT] </text:p>
          </table:table-cell>
          <table:table-cell office:value-type="string">
            <text:p>[UFF]Orion271</text:p>
          </table:table-cell>
          <table:table-cell/>
          <table:table-cell office:value-type="float" office:value="202596">
            <text:p>202596</text:p>
          </table:table-cell>
          <table:table-cell office:value-type="string">
            <text:p><text:s/>bought enhancement </text:p>
          </table:table-cell>
          <table:table-cell office:value-type="string">
            <text:p>StandardWeaponCoole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4:32:14 : [STAT] </text:p>
          </table:table-cell>
          <table:table-cell office:value-type="string">
            <text:p>[UFF]Orion271</text:p>
          </table:table-cell>
          <table:table-cell/>
          <table:table-cell office:value-type="float" office:value="202596">
            <text:p>202596</text:p>
          </table:table-cell>
          <table:table-cell office:value-type="string">
            <text:p><text:s/>bought enhancement </text:p>
          </table:table-cell>
          <table:table-cell office:value-type="string">
            <text:p>StandardWeaponMultiplexe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6:53:45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6:53:57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6:54:03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25:1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0:5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0:5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1:0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1:1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1:1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1:2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1:4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7:32:3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6:3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6:4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6:4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6:5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6:5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6:58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7:0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8:17:0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00:22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00:27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02:03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02:08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02:13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03:59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04:42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27:12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27:56 : [STAT] </text:p>
          </table:table-cell>
          <table:table-cell office:value-type="string">
            <text:p>[Raven]Viseage</text:p>
          </table:table-cell>
          <table:table-cell/>
          <table:table-cell office:value-type="float" office:value="203243">
            <text:p>203243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29:26 : [STAT] </text:p>
          </table:table-cell>
          <table:table-cell office:value-type="string">
            <text:p>[Raven]Viseage</text:p>
          </table:table-cell>
          <table:table-cell/>
          <table:table-cell office:value-type="float" office:value="203243">
            <text:p>203243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29:31 : [STAT] </text:p>
          </table:table-cell>
          <table:table-cell office:value-type="string">
            <text:p>[Raven]Viseage</text:p>
          </table:table-cell>
          <table:table-cell/>
          <table:table-cell office:value-type="float" office:value="203243">
            <text:p>203243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29:36 : [STAT] </text:p>
          </table:table-cell>
          <table:table-cell office:value-type="string">
            <text:p>[Raven]Viseage</text:p>
          </table:table-cell>
          <table:table-cell/>
          <table:table-cell office:value-type="float" office:value="203243">
            <text:p>203243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30:30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30:36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30:45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30:58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31:12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31:18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19:31:26 : [STAT] </text:p>
          </table:table-cell>
          <table:table-cell office:value-type="string">
            <text:p>[=WKA=]nOOgmAn</text:p>
          </table:table-cell>
          <table:table-cell/>
          <table:table-cell office:value-type="float" office:value="71900">
            <text:p>71900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19:02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19:40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19:50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20:01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21:32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21:42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21:4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21:56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23:26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52:51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52:55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53:01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53:08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54:55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55:00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2:55:07 : [STAT] </text:p>
          </table:table-cell>
          <table:table-cell office:value-type="string">
            <text:p>twistyou</text:p>
          </table:table-cell>
          <table:table-cell/>
          <table:table-cell office:value-type="float" office:value="119419">
            <text:p>11941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21:09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21:15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21:31 : [STAT] </text:p>
          </table:table-cell>
          <table:table-cell office:value-type="string">
            <text:p>[PB]Sens</text:p>
          </table:table-cell>
          <table:table-cell/>
          <table:table-cell office:value-type="float" office:value="173844">
            <text:p>173844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2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31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39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4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4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49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52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55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5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8:57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9:00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9:0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9:02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9:10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49:59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6/10 23:50:01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09:1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09:2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09:26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09:3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10:3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17:03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17:07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17:12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17:15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17:18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17:24 : [STAT] </text:p>
          </table:table-cell>
          <table:table-cell office:value-type="string">
            <text:p>[=Wolf=]ADmiraLMaXimus </text:p>
          </table:table-cell>
          <table:table-cell office:value-type="string">
            <text:p>Bringer of Doom</text:p>
          </table:table-cell>
          <table:table-cell office:value-type="float" office:value="32193">
            <text:p>3219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2:28 : [STAT] </text:p>
          </table:table-cell>
          <table:table-cell office:value-type="string">
            <text:p>Vivec</text:p>
          </table:table-cell>
          <table:table-cell/>
          <table:table-cell office:value-type="float" office:value="204966">
            <text:p>204966</text:p>
          </table:table-cell>
          <table:table-cell office:value-type="string">
            <text:p><text:s/>bought enhancement </text:p>
          </table:table-cell>
          <table:table-cell office:value-type="string">
            <text:p>StandardBeamAccelerato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2:57 : [STAT] </text:p>
          </table:table-cell>
          <table:table-cell office:value-type="string">
            <text:p>Vivec</text:p>
          </table:table-cell>
          <table:table-cell/>
          <table:table-cell office:value-type="float" office:value="204966">
            <text:p>204966</text:p>
          </table:table-cell>
          <table:table-cell office:value-type="string">
            <text:p><text:s/>bought enhancement </text:p>
          </table:table-cell>
          <table:table-cell office:value-type="string">
            <text:p>StandardArmo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3:11 : [STAT] </text:p>
          </table:table-cell>
          <table:table-cell office:value-type="string">
            <text:p>Vivec</text:p>
          </table:table-cell>
          <table:table-cell/>
          <table:table-cell office:value-type="float" office:value="204966">
            <text:p>204966</text:p>
          </table:table-cell>
          <table:table-cell office:value-type="string">
            <text:p><text:s/>bought enhancement </text:p>
          </table:table-cell>
          <table:table-cell office:value-type="string">
            <text:p>StandardWeaponCoole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3:30 : [STAT] </text:p>
          </table:table-cell>
          <table:table-cell office:value-type="string">
            <text:p>Vivec</text:p>
          </table:table-cell>
          <table:table-cell/>
          <table:table-cell office:value-type="float" office:value="204966">
            <text:p>204966</text:p>
          </table:table-cell>
          <table:table-cell office:value-type="string">
            <text:p><text:s/>bought enhancement </text:p>
          </table:table-cell>
          <table:table-cell office:value-type="string">
            <text:p>StandardWeaponMultiplexe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4:17 : [STAT] </text:p>
          </table:table-cell>
          <table:table-cell office:value-type="string">
            <text:p>Vivec</text:p>
          </table:table-cell>
          <table:table-cell/>
          <table:table-cell office:value-type="float" office:value="204966">
            <text:p>204966</text:p>
          </table:table-cell>
          <table:table-cell office:value-type="string">
            <text:p><text:s/>bought enhancement </text:p>
          </table:table-cell>
          <table:table-cell office:value-type="string">
            <text:p>StandardWeaponMultiplexer</text:p>
          </table:table-cell>
          <table:table-cell office:value-type="string">
            <text:p><text:s/>for </text:p>
          </table:table-cell>
          <table:table-cell office:value-type="float" office:value="100">
            <text:p>1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5:23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5:28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0:45:54 : [STAT] </text:p>
          </table:table-cell>
          <table:table-cell office:value-type="string">
            <text:p>Vivec</text:p>
          </table:table-cell>
          <table:table-cell/>
          <table:table-cell office:value-type="float" office:value="204966">
            <text:p>204966</text:p>
          </table:table-cell>
          <table:table-cell office:value-type="string">
            <text:p><text:s/>bought enhancement </text:p>
          </table:table-cell>
          <table:table-cell office:value-type="string">
            <text:p>ImprovedWeaponCondenser</text:p>
          </table:table-cell>
          <table:table-cell office:value-type="string">
            <text:p><text:s/>for </text:p>
          </table:table-cell>
          <table:table-cell office:value-type="float" office:value="200">
            <text:p>2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03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08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13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16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19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23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25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4:33:29 : [STAT] </text:p>
          </table:table-cell>
          <table:table-cell office:value-type="string">
            <text:p>Lithium</text:p>
          </table:table-cell>
          <table:table-cell/>
          <table:table-cell office:value-type="float" office:value="78977">
            <text:p>789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7/10 07:38:10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7:38:15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7:38:20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7:38:25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7:38:34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7:38:45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7:38:54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07:38:59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8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7/10 09:47:03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0:56:58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0:57:45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0:58:01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0:41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0:4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0:47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0:50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0:53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1:44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1:47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21:50 : [STAT] </text:p>
          </table:table-cell>
          <table:table-cell office:value-type="string">
            <text:p>[Raven]Vigilus</text:p>
          </table:table-cell>
          <table:table-cell/>
          <table:table-cell office:value-type="float" office:value="180317">
            <text:p>180317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31:19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38:47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43:42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43:55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44:03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44:15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44:48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45:02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45:08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51:49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53:58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54:15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54:32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58:46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1:59:19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1:21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1:30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2:33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07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13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22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27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29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34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35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39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45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04:50 : [STAT] </text:p>
          </table:table-cell>
          <table:table-cell office:value-type="string">
            <text:p>mannythepogs</text:p>
          </table:table-cell>
          <table:table-cell/>
          <table:table-cell office:value-type="float" office:value="148896">
            <text:p>14889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7/10 12:06:22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13:2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13:32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14:16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14:24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14:45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16:42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1:44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1:47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1:48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1:56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2:04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2:09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4:43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24:5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4:31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4:3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4:4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5:09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5:15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6:0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6:41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6:57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6:59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7:00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7:05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7:08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7:30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7:33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7:36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8:08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2:38:10 : [STAT] </text:p>
          </table:table-cell>
          <table:table-cell office:value-type="string">
            <text:p>[SF]The Fridge</text:p>
          </table:table-cell>
          <table:table-cell/>
          <table:table-cell office:value-type="float" office:value="176995">
            <text:p>17699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4:30:06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6:41:27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6:41:43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6:41:57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UpgradedBuildDrones</text:p>
          </table:table-cell>
          <table:table-cell office:value-type="string">
            <text:p><text:s/>for </text:p>
          </table:table-cell>
          <table:table-cell office:value-type="float" office:value="1500">
            <text:p>1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1:10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ShipProtector5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3:52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5:16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5:24 : [STAT] </text:p>
          </table:table-cell>
          <table:table-cell office:value-type="string">
            <text:p>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5:42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5:49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5:53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5:59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6:03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6:08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7:16:14 : [STAT] </text:p>
          </table:table-cell>
          <table:table-cell office:value-type="string">
            <text:p>[=ICC=]Schroedingers Gun</text:p>
          </table:table-cell>
          <table:table-cell/>
          <table:table-cell office:value-type="float" office:value="202314">
            <text:p>202314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7/10 18:00:13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00:18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00:22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3:55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4:10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4:18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4:36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4:47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5:01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5:23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15:33 : [STAT] </text:p>
          </table:table-cell>
          <table:table-cell office:value-type="string">
            <text:p>[PB]Jabberwocky</text:p>
          </table:table-cell>
          <table:table-cell/>
          <table:table-cell office:value-type="float" office:value="51231">
            <text:p>51231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7/10 18:34:44 : [STAT] </text:p>
          </table:table-cell>
          <table:table-cell office:value-type="string">
            <text:p>[*RSM*]-Datalus-</text:p>
          </table:table-cell>
          <table:table-cell/>
          <table:table-cell office:value-type="float" office:value="180805">
            <text:p>180805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34:50 : [STAT] </text:p>
          </table:table-cell>
          <table:table-cell office:value-type="string">
            <text:p>[*RSM*]-Datalus-</text:p>
          </table:table-cell>
          <table:table-cell/>
          <table:table-cell office:value-type="float" office:value="180805">
            <text:p>180805</text:p>
          </table:table-cell>
          <table:table-cell office:value-type="string">
            <text:p><text:s/>bought enhancement </text:p>
          </table:table-cell>
          <table:table-cell office:value-type="string">
            <text:p>EnhancedBeam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36:41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36:54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39:09 : [STAT] </text:p>
          </table:table-cell>
          <table:table-cell office:value-type="string">
            <text:p>Jar Jar Binks</text:p>
          </table:table-cell>
          <table:table-cell/>
          <table:table-cell office:value-type="float" office:value="23727">
            <text:p>2372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47:49 : [STAT] </text:p>
          </table:table-cell>
          <table:table-cell office:value-type="string">
            <text:p>[*RSM*]-Datalus-</text:p>
          </table:table-cell>
          <table:table-cell/>
          <table:table-cell office:value-type="float" office:value="180805">
            <text:p>18080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18:48:01 : [STAT] </text:p>
          </table:table-cell>
          <table:table-cell office:value-type="string">
            <text:p>[*RSM*]-Datalus-</text:p>
          </table:table-cell>
          <table:table-cell/>
          <table:table-cell office:value-type="float" office:value="180805">
            <text:p>180805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0:18:49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0:45:20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0:47:3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0:47:42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0:47:47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0:47:54 : [STAT] </text:p>
          </table:table-cell>
          <table:table-cell office:value-type="string">
            <text:p>Screamin Eagle</text:p>
          </table:table-cell>
          <table:table-cell/>
          <table:table-cell office:value-type="float" office:value="134037">
            <text:p>13403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7/10 21:35:31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1:35:35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1:35:38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1:35:42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1:35:47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1:35:52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1:35:58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1:36:04 : [STAT] </text:p>
          </table:table-cell>
          <table:table-cell office:value-type="string">
            <text:p>[=ICC=]Starcommand of ICC *XO*</text:p>
          </table:table-cell>
          <table:table-cell/>
          <table:table-cell office:value-type="float" office:value="123920">
            <text:p>123920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5:51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6:54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7:12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7:22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7:27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7:30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7:35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7/10 23:47:41 : [STAT] </text:p>
          </table:table-cell>
          <table:table-cell office:value-type="string">
            <text:p>[~UFA~]Agent Darkheart FC~UC</text:p>
          </table:table-cell>
          <table:table-cell/>
          <table:table-cell office:value-type="float" office:value="118216">
            <text:p>118216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02:43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02:53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02:59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03:06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03:11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03:29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15:24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1:39:02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2:35:4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3:11:0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4:43:52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05:09:33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19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8/10 09:42:37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0:39:27 : [STAT] </text:p>
          </table:table-cell>
          <table:table-cell office:value-type="string">
            <text:p>[PB]Mal2103 {R33}</text:p>
          </table:table-cell>
          <table:table-cell/>
          <table:table-cell office:value-type="float" office:value="196485">
            <text:p>196485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1:04:38 : [STAT] </text:p>
          </table:table-cell>
          <table:table-cell office:value-type="string">
            <text:p>[=ICC=]Talien</text:p>
          </table:table-cell>
          <table:table-cell/>
          <table:table-cell office:value-type="float" office:value="203294">
            <text:p>203294</text:p>
          </table:table-cell>
          <table:table-cell office:value-type="string">
            <text:p><text:s/>bought enhancement </text:p>
          </table:table-cell>
          <table:table-cell office:value-type="string">
            <text:p>ShipProtector5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1:04:52 : [STAT] </text:p>
          </table:table-cell>
          <table:table-cell office:value-type="string">
            <text:p>[=ICC=]Talien</text:p>
          </table:table-cell>
          <table:table-cell/>
          <table:table-cell office:value-type="float" office:value="203294">
            <text:p>203294</text:p>
          </table:table-cell>
          <table:table-cell office:value-type="string">
            <text:p><text:s/>bought enhancement </text:p>
          </table:table-cell>
          <table:table-cell office:value-type="string">
            <text:p>ShipProtector4</text:p>
          </table:table-cell>
          <table:table-cell office:value-type="string">
            <text:p><text:s/>for </text:p>
          </table:table-cell>
          <table:table-cell office:value-type="float" office:value="2000">
            <text:p>20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2:33:30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2:33:35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19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22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25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29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32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35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39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11:42 : [STAT] </text:p>
          </table:table-cell>
          <table:table-cell office:value-type="string">
            <text:p>[PB]Tommas [ USF HunnyBunny ]</text:p>
          </table:table-cell>
          <table:table-cell/>
          <table:table-cell office:value-type="float" office:value="125836">
            <text:p>1258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3:47:35 : [STAT] </text:p>
          </table:table-cell>
          <table:table-cell office:value-type="string">
            <text:p>[PB]Necrotic</text:p>
          </table:table-cell>
          <table:table-cell/>
          <table:table-cell office:value-type="float" office:value="33171">
            <text:p>33171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4:48:29 : [STAT] </text:p>
          </table:table-cell>
          <table:table-cell office:value-type="string">
            <text:p>Ferrin</text:p>
          </table:table-cell>
          <table:table-cell/>
          <table:table-cell office:value-type="float" office:value="115436">
            <text:p>115436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4:48:39 : [STAT] </text:p>
          </table:table-cell>
          <table:table-cell office:value-type="string">
            <text:p>Ferrin</text:p>
          </table:table-cell>
          <table:table-cell/>
          <table:table-cell office:value-type="float" office:value="115436">
            <text:p>115436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4:48:47 : [STAT] </text:p>
          </table:table-cell>
          <table:table-cell office:value-type="string">
            <text:p>Ferrin</text:p>
          </table:table-cell>
          <table:table-cell/>
          <table:table-cell office:value-type="float" office:value="115436">
            <text:p>115436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4:53:21 : [STAT] </text:p>
          </table:table-cell>
          <table:table-cell office:value-type="string">
            <text:p>Ferrin</text:p>
          </table:table-cell>
          <table:table-cell/>
          <table:table-cell office:value-type="float" office:value="115436">
            <text:p>1154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4:53:24 : [STAT] </text:p>
          </table:table-cell>
          <table:table-cell office:value-type="string">
            <text:p>Ferrin</text:p>
          </table:table-cell>
          <table:table-cell/>
          <table:table-cell office:value-type="float" office:value="115436">
            <text:p>1154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4:53:30 : [STAT] </text:p>
          </table:table-cell>
          <table:table-cell office:value-type="string">
            <text:p>Ferrin</text:p>
          </table:table-cell>
          <table:table-cell/>
          <table:table-cell office:value-type="float" office:value="115436">
            <text:p>1154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4:53:34 : [STAT] </text:p>
          </table:table-cell>
          <table:table-cell office:value-type="string">
            <text:p>Ferrin</text:p>
          </table:table-cell>
          <table:table-cell/>
          <table:table-cell office:value-type="float" office:value="115436">
            <text:p>115436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7:19:39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7:19:45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7:19:54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7:40:51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7:41:05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7:54:28 : [STAT] </text:p>
          </table:table-cell>
          <table:table-cell office:value-type="string">
            <text:p>Ruby</text:p>
          </table:table-cell>
          <table:table-cell/>
          <table:table-cell office:value-type="float" office:value="194900">
            <text:p>194900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11:10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11:13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11:16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11:19 : [STAT] </text:p>
          </table:table-cell>
          <table:table-cell office:value-type="string">
            <text:p>[=Wolf=]Jimstar</text:p>
          </table:table-cell>
          <table:table-cell/>
          <table:table-cell office:value-type="float" office:value="121502">
            <text:p>12150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42:21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42:32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42:41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46:08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46:22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Condens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46:35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51:3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52:22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8:54:27 : [STAT] </text:p>
          </table:table-cell>
          <table:table-cell office:value-type="string">
            <text:p>[FS]Fatal PadmaVajra</text:p>
          </table:table-cell>
          <table:table-cell/>
          <table:table-cell office:value-type="float" office:value="115026">
            <text:p>115026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25:50 : [STAT] </text:p>
          </table:table-cell>
          <table:table-cell office:value-type="string">
            <text:p>[-GTN-]Starfist</text:p>
          </table:table-cell>
          <table:table-cell/>
          <table:table-cell office:value-type="float" office:value="74351">
            <text:p>7435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25:57 : [STAT] </text:p>
          </table:table-cell>
          <table:table-cell office:value-type="string">
            <text:p>[-GTN-]Starfist</text:p>
          </table:table-cell>
          <table:table-cell/>
          <table:table-cell office:value-type="float" office:value="74351">
            <text:p>7435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26:02 : [STAT] </text:p>
          </table:table-cell>
          <table:table-cell office:value-type="string">
            <text:p>[-GTN-]Starfist</text:p>
          </table:table-cell>
          <table:table-cell/>
          <table:table-cell office:value-type="float" office:value="74351">
            <text:p>7435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26:09 : [STAT] </text:p>
          </table:table-cell>
          <table:table-cell office:value-type="string">
            <text:p>[-GTN-]Starfist</text:p>
          </table:table-cell>
          <table:table-cell/>
          <table:table-cell office:value-type="float" office:value="74351">
            <text:p>7435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27:02 : [STAT] </text:p>
          </table:table-cell>
          <table:table-cell office:value-type="string">
            <text:p>[-GTN-]Starfist</text:p>
          </table:table-cell>
          <table:table-cell/>
          <table:table-cell office:value-type="float" office:value="74351">
            <text:p>7435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43:17 : [STAT] </text:p>
          </table:table-cell>
          <table:table-cell office:value-type="string">
            <text:p>[FS]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45:5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46:0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46:0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58:1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58:28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58:32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58:36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19:58:39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0:10:50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0:10:53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0:10:56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0:10:58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0:11:01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0:14:26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1:49:15 : [STAT]</text:p>
          </table:table-cell>
          <table:table-cell office:value-type="string">
            <text:p><text:s/>[FS]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StealthModule </text:p>
          </table:table-cell>
          <table:table-cell office:value-type="string">
            <text:p><text:s/>for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36:17 : [STAT] </text:p>
          </table:table-cell>
          <table:table-cell office:value-type="string">
            <text:p>[Raven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36:30 : [STAT] </text:p>
          </table:table-cell>
          <table:table-cell office:value-type="string">
            <text:p>[Raven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36:35 : [STAT] </text:p>
          </table:table-cell>
          <table:table-cell office:value-type="string">
            <text:p>[Raven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36:39 : [STAT] </text:p>
          </table:table-cell>
          <table:table-cell office:value-type="string">
            <text:p>[Raven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36:43 : [STAT] </text:p>
          </table:table-cell>
          <table:table-cell office:value-type="string">
            <text:p>[Raven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36:47 : [STAT] </text:p>
          </table:table-cell>
          <table:table-cell office:value-type="string">
            <text:p>[Raven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36:52 : [STAT] </text:p>
          </table:table-cell>
          <table:table-cell office:value-type="string">
            <text:p>[Raven]Coeus</text:p>
          </table:table-cell>
          <table:table-cell/>
          <table:table-cell office:value-type="float" office:value="128124">
            <text:p>128124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8/10 22:47:58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1">
          <table:table-cell office:value-type="string">
            <text:p>06/18/10 22:48:27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ShipProtector5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1">
          <table:table-cell office:value-type="string">
            <text:p>06/18/10 22:49:58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ShipProtector4</text:p>
          </table:table-cell>
          <table:table-cell office:value-type="string">
            <text:p><text:s/>for </text:p>
          </table:table-cell>
          <table:table-cell office:value-type="float" office:value="2000">
            <text:p>20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1">
          <table:table-cell office:value-type="string">
            <text:p>06/18/10 22:50:04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ShipProtector4</text:p>
          </table:table-cell>
          <table:table-cell office:value-type="string">
            <text:p><text:s/>for </text:p>
          </table:table-cell>
          <table:table-cell office:value-type="float" office:value="2000">
            <text:p>20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50:31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Beam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50:59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51:43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51:57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56:34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8/10 22:57:10 : [STAT] </text:p>
          </table:table-cell>
          <table:table-cell office:value-type="string">
            <text:p>[Raven]Lark of Serenity</text:p>
          </table:table-cell>
          <table:table-cell/>
          <table:table-cell office:value-type="float" office:value="41689">
            <text:p>41689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19/10 06:18:0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6:18:04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6:18:10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6:18:16 : [STAT] </text:p>
          </table:table-cell>
          <table:table-cell office:value-type="string">
            <text:p>[*RSM*]*Steveyk*</text:p>
          </table:table-cell>
          <table:table-cell/>
          <table:table-cell office:value-type="float" office:value="176270">
            <text:p>17627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6:24:05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6:24:10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6:24:14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6:24:18 : [STAT] </text:p>
          </table:table-cell>
          <table:table-cell office:value-type="string">
            <text:p>[=Wolf=]Azreal</text:p>
          </table:table-cell>
          <table:table-cell/>
          <table:table-cell office:value-type="float" office:value="93554">
            <text:p>93554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7:04:19 : [STAT] </text:p>
          </table:table-cell>
          <table:table-cell office:value-type="string">
            <text:p>[=ICC=]Ikar0</text:p>
          </table:table-cell>
          <table:table-cell/>
          <table:table-cell office:value-type="float" office:value="200499">
            <text:p>200499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table table:name="062010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ate / Time</text:p>
          </table:table-cell>
          <table:table-cell table:style-name="ce8" office:value-type="string">
            <text:p>User Name</text:p>
          </table:table-cell>
          <table:table-cell table:style-name="ce8"/>
          <table:table-cell table:style-name="ce8" office:value-type="string">
            <text:p>User ID</text:p>
          </table:table-cell>
          <table:table-cell table:style-name="ce8"/>
          <table:table-cell table:style-name="ce8" office:value-type="string">
            <text:p>Item Name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8" table:number-columns-repeated="1015"/>
          <table:table-cell table:style-name="ce9"/>
        </table:table-row>
        <table:table-row table:style-name="ro2">
          <table:table-cell office:value-type="string">
            <text:p>06/19/10 09:04:55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09:05:28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8:41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8:54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9:01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9:04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9:06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9:09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9:12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1:59:15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8:41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8:44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8:47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8:50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Beam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8:58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9:01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9:04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2:49:06 : [STAT] </text:p>
          </table:table-cell>
          <table:table-cell office:value-type="string">
            <text:p>[PB]Grim-Reaper</text:p>
          </table:table-cell>
          <table:table-cell/>
          <table:table-cell office:value-type="float" office:value="145361">
            <text:p>145361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03:30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03:36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03:42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03:46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03:52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04:01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04:27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0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0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10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1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1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19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2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22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2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25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2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28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40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0:54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BeamCondenser</text:p>
          </table:table-cell>
          <table:table-cell office:value-type="string">
            <text:p><text:s/>for </text:p>
          </table:table-cell>
          <table:table-cell office:value-type="float" office:value="880">
            <text:p>88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1:11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Turn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3:11:19 : [STAT] </text:p>
          </table:table-cell>
          <table:table-cell office:value-type="string">
            <text:p>[UFF]Admiral James</text:p>
          </table:table-cell>
          <table:table-cell/>
          <table:table-cell office:value-type="float" office:value="177577">
            <text:p>17757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18:02 : [STAT] </text:p>
          </table:table-cell>
          <table:table-cell office:value-type="string">
            <text:p>[PB]NaNoBuM</text:p>
          </table:table-cell>
          <table:table-cell/>
          <table:table-cell office:value-type="float" office:value="94276">
            <text:p>94276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6:39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7:57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DeepPurpl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8:03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8:14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8:18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8:24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8:28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8:32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5:48:37 : [STAT] </text:p>
          </table:table-cell>
          <table:table-cell office:value-type="string">
            <text:p>*Arelis*</text:p>
          </table:table-cell>
          <table:table-cell/>
          <table:table-cell office:value-type="float" office:value="146869">
            <text:p>14686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7:30:03 : [STAT] </text:p>
          </table:table-cell>
          <table:table-cell office:value-type="string">
            <text:p>[FS]mack bolan</text:p>
          </table:table-cell>
          <table:table-cell/>
          <table:table-cell office:value-type="float" office:value="205036">
            <text:p>205036</text:p>
          </table:table-cell>
          <table:table-cell office:value-type="string">
            <text:p><text:s/>bought enhancement </text:p>
          </table:table-cell>
          <table:table-cell office:value-type="string">
            <text:p>DarkBlue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7:49:04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7:49:27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18:04:32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0:11:24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0:11:29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0:11:31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0:11:34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00:56 : [STAT] </text:p>
          </table:table-cell>
          <table:table-cell office:value-type="string">
            <text:p>[PB]Slithis</text:p>
          </table:table-cell>
          <table:table-cell/>
          <table:table-cell office:value-type="float" office:value="57945">
            <text:p>57945</text:p>
          </table:table-cell>
          <table:table-cell office:value-type="string">
            <text:p><text:s/>bought enhancement </text:p>
          </table:table-cell>
          <table:table-cell office:value-type="string">
            <text:p>AdvancedThrust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02:49 : [STAT] </text:p>
          </table:table-cell>
          <table:table-cell office:value-type="string">
            <text:p>HellSiege</text:p>
          </table:table-cell>
          <table:table-cell/>
          <table:table-cell office:value-type="float" office:value="131905">
            <text:p>131905</text:p>
          </table:table-cell>
          <table:table-cell office:value-type="string">
            <text:p><text:s/>bought enhancement </text:p>
          </table:table-cell>
          <table:table-cell office:value-type="string">
            <text:p>AdvancedWeaponAccelerat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03:16 : [STAT] </text:p>
          </table:table-cell>
          <table:table-cell office:value-type="string">
            <text:p>HellSiege</text:p>
          </table:table-cell>
          <table:table-cell/>
          <table:table-cell office:value-type="float" office:value="131905">
            <text:p>13190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12:39 : [STAT] </text:p>
          </table:table-cell>
          <table:table-cell office:value-type="string">
            <text:p>HellSiege</text:p>
          </table:table-cell>
          <table:table-cell/>
          <table:table-cell office:value-type="float" office:value="131905">
            <text:p>131905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12:50 : [STAT] </text:p>
          </table:table-cell>
          <table:table-cell office:value-type="string">
            <text:p>HellSiege</text:p>
          </table:table-cell>
          <table:table-cell/>
          <table:table-cell office:value-type="float" office:value="131905">
            <text:p>131905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33:18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33:21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19/10 22:33:25 : [STAT] </text:p>
          </table:table-cell>
          <table:table-cell office:value-type="string">
            <text:p>[~S$S~]SPaRTaN Z </text:p>
          </table:table-cell>
          <table:table-cell office:value-type="string">
            <text:p>Star Fox</text:p>
          </table:table-cell>
          <table:table-cell office:value-type="float" office:value="187622">
            <text:p>187622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5:55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ForestGreen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6:27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6:32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6:36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6:50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7:25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7:31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7:53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7:58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8:01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0:59:26 : [STAT] </text:p>
          </table:table-cell>
          <table:table-cell office:value-type="string">
            <text:p>[-[A]-]Antra</text:p>
          </table:table-cell>
          <table:table-cell/>
          <table:table-cell office:value-type="float" office:value="30299">
            <text:p>30299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27:21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27:23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27:25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27:34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27:37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27:40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29:11 : [STAT] </text:p>
          </table:table-cell>
          <table:table-cell office:value-type="string">
            <text:p>[SF]Veronw</text:p>
          </table:table-cell>
          <table:table-cell/>
          <table:table-cell office:value-type="float" office:value="108135">
            <text:p>108135</text:p>
          </table:table-cell>
          <table:table-cell office:value-type="string">
            <text:p><text:s/>bought enhancement </text:p>
          </table:table-cell>
          <table:table-cell office:value-type="string">
            <text:p>AdvancedWeaponMultiplex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50:15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1:50:19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2:02:04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2:02:07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1:33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1:4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1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RedHotExhaust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22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25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28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31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34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37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4:40 : [STAT] </text:p>
          </table:table-cell>
          <table:table-cell office:value-type="string">
            <text:p>LostINN</text:p>
          </table:table-cell>
          <table:table-cell/>
          <table:table-cell office:value-type="float" office:value="87687">
            <text:p>87687</text:p>
          </table:table-cell>
          <table:table-cell office:value-type="string">
            <text:p><text:s/>bought enhancement </text:p>
          </table:table-cell>
          <table:table-cell office:value-type="string">
            <text:p>AdvancedShield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7:50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3:17:53 : [STAT] </text:p>
          </table:table-cell>
          <table:table-cell office:value-type="string">
            <text:p>KanaDIEn</text:p>
          </table:table-cell>
          <table:table-cell/>
          <table:table-cell office:value-type="float" office:value="94333">
            <text:p>94333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6:40:09 : [STAT] </text:p>
          </table:table-cell>
          <table:table-cell office:value-type="string">
            <text:p>Admiral ChaosCrusade</text:p>
          </table:table-cell>
          <table:table-cell/>
          <table:table-cell office:value-type="float" office:value="198039">
            <text:p>198039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6:40:15 : [STAT] </text:p>
          </table:table-cell>
          <table:table-cell office:value-type="string">
            <text:p>Admiral ChaosCrusade</text:p>
          </table:table-cell>
          <table:table-cell/>
          <table:table-cell office:value-type="float" office:value="198039">
            <text:p>198039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6:40:22 : [STAT] </text:p>
          </table:table-cell>
          <table:table-cell office:value-type="string">
            <text:p>Admiral ChaosCrusade</text:p>
          </table:table-cell>
          <table:table-cell/>
          <table:table-cell office:value-type="float" office:value="198039">
            <text:p>198039</text:p>
          </table:table-cell>
          <table:table-cell office:value-type="string">
            <text:p><text:s/>bought enhancement </text:p>
          </table:table-cell>
          <table:table-cell office:value-type="string">
            <text:p>EnhancedWeaponMultiplexer</text:p>
          </table:table-cell>
          <table:table-cell office:value-type="string">
            <text:p><text:s/>for </text:p>
          </table:table-cell>
          <table:table-cell office:value-type="float" office:value="400">
            <text:p>4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20/10 06:40:37 : [STAT] </text:p>
          </table:table-cell>
          <table:table-cell office:value-type="string">
            <text:p>HellSiege</text:p>
          </table:table-cell>
          <table:table-cell/>
          <table:table-cell office:value-type="float" office:value="131905">
            <text:p>131905</text:p>
          </table:table-cell>
          <table:table-cell office:value-type="string">
            <text:p><text:s/>bought enhancement </text:p>
          </table:table-cell>
          <table:table-cell office:value-type="string">
            <text:p>AdvancedWeaponCoole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20/10 06:59:03 : [STAT] </text:p>
          </table:table-cell>
          <table:table-cell office:value-type="string">
            <text:p>r0gue redbeard trooper</text:p>
          </table:table-cell>
          <table:table-cell/>
          <table:table-cell office:value-type="float" office:value="84480">
            <text:p>8448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6:59:10 : [STAT] </text:p>
          </table:table-cell>
          <table:table-cell office:value-type="string">
            <text:p>r0gue redbeard trooper</text:p>
          </table:table-cell>
          <table:table-cell/>
          <table:table-cell office:value-type="float" office:value="84480">
            <text:p>84480</text:p>
          </table:table-cell>
          <table:table-cell office:value-type="string">
            <text:p><text:s/>bought enhancement </text:p>
          </table:table-cell>
          <table:table-cell office:value-type="string">
            <text:p>EnergyRefill</text:p>
          </table:table-cell>
          <table:table-cell office:value-type="string">
            <text:p><text:s/>for </text:p>
          </table:table-cell>
          <table:table-cell office:value-type="float" office:value="250">
            <text:p>25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6:59:49 : [STAT] </text:p>
          </table:table-cell>
          <table:table-cell office:value-type="string">
            <text:p>r0gue redbeard trooper</text:p>
          </table:table-cell>
          <table:table-cell/>
          <table:table-cell office:value-type="float" office:value="84480">
            <text:p>84480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7:11:04 : [STAT] </text:p>
          </table:table-cell>
          <table:table-cell office:value-type="string">
            <text:p>r0gue redbeard trooper</text:p>
          </table:table-cell>
          <table:table-cell/>
          <table:table-cell office:value-type="float" office:value="84480">
            <text:p>84480</text:p>
          </table:table-cell>
          <table:table-cell office:value-type="string">
            <text:p><text:s/>bought enhancement </text:p>
          </table:table-cell>
          <table:table-cell office:value-type="string">
            <text:p>AdvancedArmor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7:11:12 : [STAT] </text:p>
          </table:table-cell>
          <table:table-cell office:value-type="string">
            <text:p>r0gue redbeard trooper</text:p>
          </table:table-cell>
          <table:table-cell/>
          <table:table-cell office:value-type="float" office:value="84480">
            <text:p>84480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</text:p>
          </table:table-cell>
          <table:table-cell table:number-columns-repeated="1015"/>
        </table:table-row>
        <table:table-row table:style-name="ro2">
          <table:table-cell office:value-type="string">
            <text:p>06/20/10 07:11:19 : [STAT] </text:p>
          </table:table-cell>
          <table:table-cell office:value-type="string">
            <text:p>r0gue redbeard trooper</text:p>
          </table:table-cell>
          <table:table-cell/>
          <table:table-cell office:value-type="float" office:value="84480">
            <text:p>84480</text:p>
          </table:table-cell>
          <table:table-cell office:value-type="string">
            <text:p><text:s/>bought enhancement </text:p>
          </table:table-cell>
          <table:table-cell office:value-type="string">
            <text:p>StealthModule</text:p>
          </table:table-cell>
          <table:table-cell office:value-type="string">
            <text:p><text:s/>for </text:p>
          </table:table-cell>
          <table:table-cell office:value-type="float" office:value="2500">
            <text:p>2500</text:p>
          </table:table-cell>
          <table:table-cell office:value-type="string">
            <text:p><text:s/>credits </text:p>
          </table:table-cell>
          <table:table-cell table:number-columns-repeated="1015"/>
        </table:table-row>
        <table:table-row table:style-name="ro2">
          <table:table-cell office:value-type="string">
            <text:p>06/20/10 07:24:54 : [STAT] </text:p>
          </table:table-cell>
          <table:table-cell office:value-type="string">
            <text:p>r0gue redbeard trooper</text:p>
          </table:table-cell>
          <table:table-cell/>
          <table:table-cell office:value-type="float" office:value="84480">
            <text:p>84480</text:p>
          </table:table-cell>
          <table:table-cell office:value-type="string">
            <text:p><text:s/>bought enhancement </text:p>
          </table:table-cell>
          <table:table-cell office:value-type="string">
            <text:p>AdvancedVelocity</text:p>
          </table:table-cell>
          <table:table-cell office:value-type="string">
            <text:p><text:s/>for </text:p>
          </table:table-cell>
          <table:table-cell office:value-type="float" office:value="800">
            <text:p>800</text:p>
          </table:table-cell>
          <table:table-cell office:value-type="string">
            <text:p><text:s/>credits </text:p>
          </table:table-cell>
          <table:table-cell table:number-columns-repeated="1015"/>
        </table:table-row>
      </table:table>
      <table:database-ranges>
        <table:database-range table:target-range-address="'Enhancements Index'.A3:'Enhancements Index'.BO7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4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21/06/2010</text:date>, <text:time>00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0T20:54:08.81</meta:creation-date>
    <dc:date>2010-06-21T00:23:23.99</dc:date>
    <meta:editing-duration>PT00H20M41S</meta:editing-duration>
    <meta:editing-cycles>1</meta:editing-cycles>
    <meta:document-statistic meta:table-count="12" meta:cell-count="17920" meta:object-count="0"/>
    <meta:generator>OpenOffice.org/3.2$Win32 OpenOffice.org_project/320m12$Build-9483</meta:generator>
  </office:meta>
</office:document-meta>
</file>